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536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738cm"/>
    </style:style>
    <style:style style:name="co8" style:family="table-column">
      <style:table-column-properties fo:break-before="auto" style:column-width="3.06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ext-properties style:font-name="Arial" style:font-name-asian="Arial Unicode MS" style:font-name-complex="Tahoma"/>
    </style:style>
    <style:style style:name="ce4" style:family="table-cell" style:parent-style-name="Default" style:data-style-name="N108"/>
    <style:style style:name="ce5" style:family="table-cell" style:parent-style-name="Default" style:data-style-name="N112"/>
    <style:style style:name="ce6" style:family="table-cell" style:parent-style-name="Default" style:data-style-name="N114"/>
    <style:style style:name="ce7" style:family="table-cell" style:parent-style-name="Default" style:data-style-name="N113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5" table:visibility="collapse" table:number-columns-repeated="3" table:default-cell-style-name="Default"/>
        <table:table-column table:style-name="co6" table:visibility="collapse" table:default-cell-style-name="Default"/>
        <table:table-column table:style-name="co1" table:visibility="collapse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ASPS</text:p>
          </table:table-cell>
          <table:table-cell office:value-type="string">
            <text:p>ASPS cumu r</text:p>
          </table:table-cell>
          <table:table-cell office:value-type="string">
            <text:p>ASPS Daily r</text:p>
          </table:table-cell>
          <table:table-cell office:value-type="string">
            <text:p>ASPS invest</text:p>
          </table:table-cell>
          <table:table-cell office:value-type="string">
            <text:p>EGAN</text:p>
          </table:table-cell>
          <table:table-cell table:style-name="ce2" office:value-type="string">
            <text:p>EGAN cumu r</text:p>
          </table:table-cell>
          <table:table-cell table:style-name="ce2" office:value-type="string">
            <text:p>EGAN Daily r</text:p>
          </table:table-cell>
          <table:table-cell office:value-type="string">
            <text:p>EGAN invest</text:p>
          </table:table-cell>
          <table:table-cell table:formula="of:=[.Y5]" office:value-type="string" office:string-value="PZZI">
            <text:p>PZZI</text:p>
          </table:table-cell>
          <table:table-cell table:style-name="ce2" office:value-type="string">
            <text:p>cumu r</text:p>
          </table:table-cell>
          <table:table-cell table:style-name="ce2" office:value-type="string">
            <text:p>Daily r</text:p>
          </table:table-cell>
          <table:table-cell office:value-type="string">
            <text:p>invest</text:p>
          </table:table-cell>
          <table:table-cell table:formula="of:=[.Y6]" office:value-type="string" office:string-value="VGLT">
            <text:p>VGLT</text:p>
          </table:table-cell>
          <table:table-cell table:style-name="ce2" office:value-type="string">
            <text:p>cumu r</text:p>
          </table:table-cell>
          <table:table-cell table:style-name="ce2" office:value-type="string">
            <text:p>Daily r</text:p>
          </table:table-cell>
          <table:table-cell office:value-type="string">
            <text:p>invest</text:p>
          </table:table-cell>
          <table:table-cell office:value-type="string">
            <text:p>Fund</text:p>
          </table:table-cell>
          <table:table-cell office:value-type="string">
            <text:p>cumm r</text:p>
          </table:table-cell>
          <table:table-cell office:value-type="string">
            <text:p>Daily r</text:p>
          </table:table-cell>
          <table:table-cell office:value-type="string">
            <text:p>invest</text:p>
          </table:table-cell>
          <table:table-cell office:value-type="string">
            <text:p>SPY</text:p>
          </table:table-cell>
          <table:table-cell office:value-type="string">
            <text:p>SPY cum r</text:p>
          </table:table-cell>
          <table:table-cell office:value-type="string">
            <text:p>SPY Daily r</text:p>
          </table:table-cell>
          <table:table-cell office:value-type="string">
            <text:p>Equities </text:p>
          </table:table-cell>
          <table:table-cell office:value-type="string">
            <text:p>Allocations</text:p>
          </table:table-cell>
          <table:table-cell/>
          <table:table-cell office:value-type="string">
            <text:p>Shares</text:p>
          </table:table-cell>
          <table:table-cell office:value-type="string">
            <text:p>Annual Return</text:p>
          </table:table-cell>
          <table:table-cell office:value-type="string">
            <text:p>Average Daily Ret</text:p>
          </table:table-cell>
          <table:table-cell office:value-type="string">
            <text:p>STDEV Daily Ret</text:p>
          </table:table-cell>
          <table:table-cell office:value-type="string">
            <text:p>Sharpe Ratio</text:p>
          </table:table-cell>
          <table:table-cell office:value-type="string">
            <text:p>Performance</text:p>
          </table:table-cell>
          <table:table-cell office:value-type="string">
            <text:p>Fund</text:p>
          </table:table-cell>
          <table:table-cell office:value-type="string">
            <text:p>Benchmark SPY</text:p>
          </table:table-cell>
        </table:table-row>
        <table:table-row table:style-name="ro2">
          <table:table-cell table:style-name="ce1" office:value-type="date" office:date-value="2011-01-03">
            <text:p>03/01/11</text:p>
          </table:table-cell>
          <table:table-cell office:value-type="float" office:value="28.71">
            <text:p>28.71</text:p>
          </table:table-cell>
          <table:table-cell table:formula="of:=[.B2]/[.B$2]" office:value-type="percentage" office:value="1">
            <text:p>100.00%</text:p>
          </table:table-cell>
          <table:table-cell office:value-type="percentage" office:value="0">
            <text:p>0.00%</text:p>
          </table:table-cell>
          <table:table-cell table:formula="of:=[.AA2]" office:value-type="currency" office:currency="USD" office:value="1000000">
            <text:p>$1,000,000.00</text:p>
          </table:table-cell>
          <table:table-cell office:value-type="float" office:value="1.2">
            <text:p>1.2</text:p>
          </table:table-cell>
          <table:table-cell table:style-name="ce2" table:formula="of:=[.F2]/[.F$2]" office:value-type="percentage" office:value="1">
            <text:p>100.00%</text:p>
          </table:table-cell>
          <table:table-cell table:style-name="ce2" office:value-type="percentage" office:value="0">
            <text:p>0.00%</text:p>
          </table:table-cell>
          <table:table-cell table:formula="of:=[.AA4]" office:value-type="currency" office:currency="USD" office:value="77221.79">
            <text:p>$77,221.79</text:p>
          </table:table-cell>
          <table:table-cell office:value-type="float" office:value="1.91">
            <text:p>1.91</text:p>
          </table:table-cell>
          <table:table-cell table:style-name="ce2" table:formula="of:=[.J2]/[.J$2]" office:value-type="percentage" office:value="1">
            <text:p>100.00%</text:p>
          </table:table-cell>
          <table:table-cell table:style-name="ce2" office:value-type="percentage" office:value="0">
            <text:p>0.00%</text:p>
          </table:table-cell>
          <table:table-cell table:formula="of:=[.AA5]" office:value-type="currency" office:currency="USD" office:value="100288.84">
            <text:p>$100,288.84</text:p>
          </table:table-cell>
          <table:table-cell office:value-type="float" office:value="56.84">
            <text:p>56.84</text:p>
          </table:table-cell>
          <table:table-cell table:style-name="ce2" table:formula="of:=[.N2]/[.N$2]" office:value-type="percentage" office:value="1">
            <text:p>100.00%</text:p>
          </table:table-cell>
          <table:table-cell table:style-name="ce2" office:value-type="percentage" office:value="0">
            <text:p>0.00%</text:p>
          </table:table-cell>
          <table:table-cell table:formula="of:=[.AA6]" office:value-type="currency" office:currency="USD" office:value="490213.62">
            <text:p>$490,213.62</text:p>
          </table:table-cell>
          <table:table-cell table:formula="of:=[.$AA$3]/[.$B$2]*[.B2]+[.$AA$4]/[.$F$2]*[.F2]+[.$AA$5]/[.$J$2]*[.J2]+[.$AA$6]/[.$N$2]*[.N2]" office:value-type="currency" office:currency="USD" office:value="1000000">
            <text:p>$1,000,000.00</text:p>
          </table:table-cell>
          <table:table-cell table:style-name="ce2" table:formula="of:=[.R2]/[.R$2]" office:value-type="percentage" office:value="1">
            <text:p>100.00%</text:p>
          </table:table-cell>
          <table:table-cell table:style-name="ce2" office:value-type="percentage" office:value="0">
            <text:p>0.00%</text:p>
          </table:table-cell>
          <table:table-cell table:formula="of:=[.AA2]" office:value-type="currency" office:currency="USD" office:value="1000000">
            <text:p>$1,000,000.00</text:p>
          </table:table-cell>
          <table:table-cell office:value-type="float" office:value="122.6">
            <text:p>122.6</text:p>
          </table:table-cell>
          <table:table-cell table:style-name="ce2" table:formula="of:=[.V2]/[.V$2]" office:value-type="percentage" office:value="1">
            <text:p>100.00%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 table:style-name="ce4" office:value-type="currency" office:currency="USD" office:value="1000000">
            <text:p>$1,000,000.00</text:p>
          </table:table-cell>
          <table:table-cell table:style-name="ce4"/>
          <table:table-cell table:number-columns-repeated="4"/>
          <table:table-cell office:value-type="string">
            <text:p>Annual Return</text:p>
          </table:table-cell>
          <table:table-cell table:style-name="ce2" table:formula="of:=[.S253]-1" office:value-type="percentage" office:value="0.948287289712109">
            <text:p>94.83%</text:p>
          </table:table-cell>
          <table:table-cell table:formula="of:=1-[.W253]" office:value-type="percentage" office:value="-0.00856443719412736">
            <text:p>-0.86%</text:p>
          </table:table-cell>
        </table:table-row>
        <table:table-row table:style-name="ro2">
          <table:table-cell table:style-name="ce1" office:value-type="date" office:date-value="2011-01-04">
            <text:p>04/01/11</text:p>
          </table:table-cell>
          <table:table-cell office:value-type="float" office:value="28.98">
            <text:p>28.98</text:p>
          </table:table-cell>
          <table:table-cell table:formula="of:=[.B3]/[.$B$2]" office:value-type="percentage" office:value="1.00940438871473">
            <text:p>100.94%</text:p>
          </table:table-cell>
          <table:table-cell table:formula="of:=[.B3]/[.B2]-1" office:value-type="percentage" office:value="0.00940438871473348">
            <text:p>0.94%</text:p>
          </table:table-cell>
          <table:table-cell table:formula="of:=[.E$2]*[.C3]" office:value-type="currency" office:currency="USD" office:value="1009404.38871473">
            <text:p>$1,009,404.39</text:p>
          </table:table-cell>
          <table:table-cell office:value-type="float" office:value="1.3">
            <text:p>1.3</text:p>
          </table:table-cell>
          <table:table-cell table:style-name="ce2" table:formula="of:=[.F3]/[.F$2]" office:value-type="percentage" office:value="1.08333333333333">
            <text:p>108.33%</text:p>
          </table:table-cell>
          <table:table-cell table:style-name="ce2" table:formula="of:=[.F3]/[.F2]-1" office:value-type="percentage" office:value="0.0833333333333335">
            <text:p>8.33%</text:p>
          </table:table-cell>
          <table:table-cell table:formula="of:=[.I$2]*[.G3]" office:value-type="currency" office:currency="USD" office:value="83656.9391666667">
            <text:p>$83,656.94</text:p>
          </table:table-cell>
          <table:table-cell office:value-type="float" office:value="1.9">
            <text:p>1.9</text:p>
          </table:table-cell>
          <table:table-cell table:style-name="ce2" table:formula="of:=[.J3]/[.J$2]" office:value-type="percentage" office:value="0.994764397905759">
            <text:p>99.48%</text:p>
          </table:table-cell>
          <table:table-cell table:style-name="ce2" table:formula="of:=[.J3]/[.J2]-1" office:value-type="percentage" office:value="-0.00523560209424101">
            <text:p>-0.52%</text:p>
          </table:table-cell>
          <table:table-cell table:formula="of:=[.M$2]*[.K3]" office:value-type="currency" office:currency="USD" office:value="99763.767539267">
            <text:p>$99,763.77</text:p>
          </table:table-cell>
          <table:table-cell office:value-type="float" office:value="56.5">
            <text:p>56.5</text:p>
          </table:table-cell>
          <table:table-cell table:style-name="ce2" table:formula="of:=[.N3]/[.N$2]" office:value-type="percentage" office:value="0.994018296973962">
            <text:p>99.40%</text:p>
          </table:table-cell>
          <table:table-cell table:style-name="ce2" table:formula="of:=[.N3]/[.N2]-1" office:value-type="percentage" office:value="-0.00598170302603807">
            <text:p>-0.60%</text:p>
          </table:table-cell>
          <table:table-cell table:formula="of:=[.Q$2]*[.O3]" office:value-type="currency" office:currency="USD" office:value="487281.307705841">
            <text:p>$487,281.31</text:p>
          </table:table-cell>
          <table:table-cell table:formula="of:=[.$AA$3]/[.$B$2]*[.B3]+[.$AA$4]/[.$F$2]*[.F3]+[.$AA$5]/[.$J$2]*[.J3]+[.$AA$6]/[.$N$2]*[.N3]" office:value-type="currency" office:currency="USD" office:value="1006102.61472525">
            <text:p>$1,006,102.61</text:p>
          </table:table-cell>
          <table:table-cell table:style-name="ce2" table:formula="of:=[.R3]/[.R$2]" office:value-type="percentage" office:value="1.00610261472525">
            <text:p>100.61%</text:p>
          </table:table-cell>
          <table:table-cell table:style-name="ce2" table:formula="of:=[.R3]/[.R2]-1" office:value-type="percentage" office:value="0.00610261472525431">
            <text:p>0.61%</text:p>
          </table:table-cell>
          <table:table-cell table:formula="of:=[.U$2]*[.S3]" office:value-type="currency" office:currency="USD" office:value="1006102.61472525">
            <text:p>$1,006,102.61</text:p>
          </table:table-cell>
          <table:table-cell office:value-type="float" office:value="122.54">
            <text:p>122.54</text:p>
          </table:table-cell>
          <table:table-cell table:style-name="ce2" table:formula="of:=[.V3]/[.V$2]" office:value-type="percentage" office:value="0.999510603588907">
            <text:p>99.95%</text:p>
          </table:table-cell>
          <table:table-cell table:style-name="ce2" table:formula="of:=[.V3]/[.V2]-1" office:value-type="percentage" office:value="-0.000489396411092913">
            <text:p>-0.05%</text:p>
          </table:table-cell>
          <table:table-cell table:style-name="ce3" office:value-type="string">
            <text:p>ASPS</text:p>
          </table:table-cell>
          <table:table-cell office:value-type="float" office:value="0.33227575">
            <text:p>0.33</text:p>
          </table:table-cell>
          <table:table-cell table:style-name="ce4" table:formula="of:=[.Z3]*[.$AA$2]" office:value-type="currency" office:currency="USD" office:value="332275.75">
            <text:p>$332,275.75</text:p>
          </table:table-cell>
          <table:table-cell table:formula="of:=[.AA3]/[.B2]" office:value-type="currency" office:currency="USD" office:value="11573.5196795542">
            <text:p>$11,573.52</text:p>
          </table:table-cell>
          <table:table-cell table:formula="of:=[.C253]-1" office:value-type="percentage" office:value="0.747823058167886">
            <text:p>74.78%</text:p>
          </table:table-cell>
          <table:table-cell table:style-name="ce5" table:formula="of:=AVERAGE([.D2:.D253])" office:value-type="percentage" office:value="0.00231599091525646">
            <text:p>0.2316%</text:p>
          </table:table-cell>
          <table:table-cell table:style-name="ce2" table:formula="of:=STDEV([.D2:.D253])" office:value-type="percentage" office:value="0.0140491287189082">
            <text:p>1.40%</text:p>
          </table:table-cell>
          <table:table-cell table:style-name="ce6" table:formula="of:=SQRT(252)*[.AD3]/[.AE3]" office:value-type="float" office:value="2.61690363426165">
            <text:p>2.616904</text:p>
          </table:table-cell>
          <table:table-cell office:value-type="string">
            <text:p>Average Daily Ret</text:p>
          </table:table-cell>
          <table:table-cell table:formula="of:=AVERAGE([.T2:.T253])" office:value-type="percentage" office:value="0.00270785208623304">
            <text:p>0.27%</text:p>
          </table:table-cell>
          <table:table-cell table:formula="of:=AVERAGE([.X2:.X253])" office:value-type="percentage" office:value="0.000138796857550452">
            <text:p>0.01%</text:p>
          </table:table-cell>
        </table:table-row>
        <table:table-row table:style-name="ro2">
          <table:table-cell table:style-name="ce1" office:value-type="date" office:date-value="2011-01-05">
            <text:p>05/01/11</text:p>
          </table:table-cell>
          <table:table-cell office:value-type="float" office:value="29.12">
            <text:p>29.12</text:p>
          </table:table-cell>
          <table:table-cell table:formula="of:=[.B4]/[.$B$2]" office:value-type="percentage" office:value="1.01428073841867">
            <text:p>101.43%</text:p>
          </table:table-cell>
          <table:table-cell table:formula="of:=[.B4]/[.B3]-1" office:value-type="percentage" office:value="0.00483091787439616">
            <text:p>0.48%</text:p>
          </table:table-cell>
          <table:table-cell table:formula="of:=[.$E$2]*[.C4]" office:value-type="currency" office:currency="USD" office:value="1014280.73841867">
            <text:p>$1,014,280.74</text:p>
          </table:table-cell>
          <table:table-cell office:value-type="float" office:value="1.34">
            <text:p>1.34</text:p>
          </table:table-cell>
          <table:table-cell table:style-name="ce2" table:formula="of:=[.F4]/[.F$2]" office:value-type="percentage" office:value="1.11666666666667">
            <text:p>111.67%</text:p>
          </table:table-cell>
          <table:table-cell table:style-name="ce2" table:formula="of:=[.F4]/[.F3]-1" office:value-type="percentage" office:value="0.0307692307692309">
            <text:p>3.08%</text:p>
          </table:table-cell>
          <table:table-cell table:formula="of:=[.I$2]*[.G4]" office:value-type="currency" office:currency="USD" office:value="86230.9988333333">
            <text:p>$86,231.00</text:p>
          </table:table-cell>
          <table:table-cell office:value-type="float" office:value="1.97">
            <text:p>1.97</text:p>
          </table:table-cell>
          <table:table-cell table:style-name="ce2" table:formula="of:=[.J4]/[.J$2]" office:value-type="percentage" office:value="1.03141361256545">
            <text:p>103.14%</text:p>
          </table:table-cell>
          <table:table-cell table:style-name="ce2" table:formula="of:=[.J4]/[.J3]-1" office:value-type="percentage" office:value="0.036842105263158">
            <text:p>3.68%</text:p>
          </table:table-cell>
          <table:table-cell table:formula="of:=[.M$2]*[.K4]" office:value-type="currency" office:currency="USD" office:value="103439.274764398">
            <text:p>$103,439.27</text:p>
          </table:table-cell>
          <table:table-cell office:value-type="float" office:value="55.81">
            <text:p>55.81</text:p>
          </table:table-cell>
          <table:table-cell table:style-name="ce2" table:formula="of:=[.N4]/[.N$2]" office:value-type="percentage" office:value="0.981878958479944">
            <text:p>98.19%</text:p>
          </table:table-cell>
          <table:table-cell table:style-name="ce2" table:formula="of:=[.N4]/[.N3]-1" office:value-type="percentage" office:value="-0.0122123893805309">
            <text:p>-1.22%</text:p>
          </table:table-cell>
          <table:table-cell table:formula="of:=[.Q$2]*[.O4]" office:value-type="currency" office:currency="USD" office:value="481330.438638283">
            <text:p>$481,330.44</text:p>
          </table:table-cell>
          <table:table-cell table:formula="of:=[.$AA$3]/[.$B$2]*[.B4]+[.$AA$4]/[.$F$2]*[.F4]+[.$AA$5]/[.$J$2]*[.J4]+[.$AA$6]/[.$N$2]*[.N4]" office:value-type="currency" office:currency="USD" office:value="1008021.60530463">
            <text:p>$1,008,021.61</text:p>
          </table:table-cell>
          <table:table-cell table:style-name="ce2" table:formula="of:=[.R4]/[.R$2]" office:value-type="percentage" office:value="1.00802160530463">
            <text:p>100.80%</text:p>
          </table:table-cell>
          <table:table-cell table:style-name="ce2" table:formula="of:=[.R4]/[.R3]-1" office:value-type="percentage" office:value="0.00190735075258819">
            <text:p>0.19%</text:p>
          </table:table-cell>
          <table:table-cell table:formula="of:=[.U$2]*[.S4]" office:value-type="currency" office:currency="USD" office:value="1008021.60530463">
            <text:p>$1,008,021.61</text:p>
          </table:table-cell>
          <table:table-cell office:value-type="float" office:value="123.17">
            <text:p>123.17</text:p>
          </table:table-cell>
          <table:table-cell table:style-name="ce2" table:formula="of:=[.V4]/[.V$2]" office:value-type="percentage" office:value="1.00464926590538">
            <text:p>100.46%</text:p>
          </table:table-cell>
          <table:table-cell table:style-name="ce2" table:formula="of:=[.V4]/[.V3]-1" office:value-type="percentage" office:value="0.00514117839072958">
            <text:p>0.51%</text:p>
          </table:table-cell>
          <table:table-cell table:style-name="ce3" office:value-type="string">
            <text:p>EGAN</text:p>
          </table:table-cell>
          <table:table-cell office:value-type="float" office:value="0.07722179">
            <text:p>0.08</text:p>
          </table:table-cell>
          <table:table-cell table:style-name="ce4" table:formula="of:=[.Z4]*[.$AA$2]" office:value-type="currency" office:currency="USD" office:value="77221.79">
            <text:p>$77,221.79</text:p>
          </table:table-cell>
          <table:table-cell table:style-name="ce4" table:formula="of:=[.AA4]/[.F2]" office:value-type="currency" office:currency="USD" office:value="64351.4916666667">
            <text:p>$64,351.49</text:p>
          </table:table-cell>
          <table:table-cell table:style-name="ce3" table:formula="of:=[.G253]-1" office:value-type="percentage" office:value="4.75833333333333">
            <text:p>475.83%</text:p>
          </table:table-cell>
          <table:table-cell table:style-name="ce5" table:formula="of:=AVERAGE([.H2:.H253])" office:value-type="percentage" office:value="0.00832964103542673">
            <text:p>0.8330%</text:p>
          </table:table-cell>
          <table:table-cell table:style-name="ce2" table:formula="of:=STDEV([.H2:.H253])" office:value-type="percentage" office:value="0.0529666969902013">
            <text:p>5.30%</text:p>
          </table:table-cell>
          <table:table-cell table:style-name="ce6" table:formula="of:=SQRT(252)*[.AD4]/[.AE4]" office:value-type="float" office:value="2.49645455833367">
            <text:p>2.496455</text:p>
          </table:table-cell>
          <table:table-cell office:value-type="string">
            <text:p>STDEV Daily Ret</text:p>
          </table:table-cell>
          <table:table-cell table:style-name="ce2" table:formula="of:=STDEV([.T2:.T253])" office:value-type="percentage" office:value="0.0107740982262263">
            <text:p>1.08%</text:p>
          </table:table-cell>
          <table:table-cell table:style-name="ce2" table:formula="of:=STDEV([.X2:.X253])" office:value-type="percentage" office:value="0.0144841861114811">
            <text:p>1.45%</text:p>
          </table:table-cell>
        </table:table-row>
        <table:table-row table:style-name="ro2">
          <table:table-cell table:style-name="ce1" office:value-type="date" office:date-value="2011-01-06">
            <text:p>06/01/11</text:p>
          </table:table-cell>
          <table:table-cell office:value-type="float" office:value="29.12">
            <text:p>29.12</text:p>
          </table:table-cell>
          <table:table-cell table:formula="of:=[.B5]/[.$B$2]" office:value-type="percentage" office:value="1.01428073841867">
            <text:p>101.43%</text:p>
          </table:table-cell>
          <table:table-cell table:formula="of:=[.B5]/[.B4]-1" office:value-type="percentage" office:value="0">
            <text:p>0.00%</text:p>
          </table:table-cell>
          <table:table-cell table:formula="of:=[.$E$2]*[.C5]" office:value-type="currency" office:currency="USD" office:value="1014280.73841867">
            <text:p>$1,014,280.74</text:p>
          </table:table-cell>
          <table:table-cell office:value-type="float" office:value="1.3">
            <text:p>1.3</text:p>
          </table:table-cell>
          <table:table-cell table:style-name="ce2" table:formula="of:=[.F5]/[.F$2]" office:value-type="percentage" office:value="1.08333333333333">
            <text:p>108.33%</text:p>
          </table:table-cell>
          <table:table-cell table:style-name="ce2" table:formula="of:=[.F5]/[.F4]-1" office:value-type="percentage" office:value="-0.0298507462686567">
            <text:p>-2.99%</text:p>
          </table:table-cell>
          <table:table-cell table:formula="of:=[.I$2]*[.G5]" office:value-type="currency" office:currency="USD" office:value="83656.9391666667">
            <text:p>$83,656.94</text:p>
          </table:table-cell>
          <table:table-cell office:value-type="float" office:value="1.95">
            <text:p>1.95</text:p>
          </table:table-cell>
          <table:table-cell table:style-name="ce2" table:formula="of:=[.J5]/[.J$2]" office:value-type="percentage" office:value="1.02094240837696">
            <text:p>102.09%</text:p>
          </table:table-cell>
          <table:table-cell table:style-name="ce2" table:formula="of:=[.J5]/[.J4]-1" office:value-type="percentage" office:value="-0.0101522842639593">
            <text:p>-1.02%</text:p>
          </table:table-cell>
          <table:table-cell table:formula="of:=[.M$2]*[.K5]" office:value-type="currency" office:currency="USD" office:value="102389.129842932">
            <text:p>$102,389.13</text:p>
          </table:table-cell>
          <table:table-cell office:value-type="float" office:value="55.78">
            <text:p>55.78</text:p>
          </table:table-cell>
          <table:table-cell table:style-name="ce2" table:formula="of:=[.N5]/[.N$2]" office:value-type="percentage" office:value="0.981351161154117">
            <text:p>98.14%</text:p>
          </table:table-cell>
          <table:table-cell table:style-name="ce2" table:formula="of:=[.N5]/[.N4]-1" office:value-type="percentage" office:value="-0.000537538075613742">
            <text:p>-0.05%</text:p>
          </table:table-cell>
          <table:table-cell table:formula="of:=[.Q$2]*[.O5]" office:value-type="currency" office:currency="USD" office:value="481071.705200563">
            <text:p>$481,071.71</text:p>
          </table:table-cell>
          <table:table-cell table:formula="of:=[.$AA$3]/[.$B$2]*[.B5]+[.$AA$4]/[.$F$2]*[.F5]+[.$AA$5]/[.$J$2]*[.J5]+[.$AA$6]/[.$N$2]*[.N5]" office:value-type="currency" office:currency="USD" office:value="1004138.66727878">
            <text:p>$1,004,138.67</text:p>
          </table:table-cell>
          <table:table-cell table:style-name="ce2" table:formula="of:=[.R5]/[.R$2]" office:value-type="percentage" office:value="1.00413866727878">
            <text:p>100.41%</text:p>
          </table:table-cell>
          <table:table-cell table:style-name="ce2" table:formula="of:=[.R5]/[.R4]-1" office:value-type="percentage" office:value="-0.00385203849344007">
            <text:p>-0.39%</text:p>
          </table:table-cell>
          <table:table-cell table:formula="of:=[.U$2]*[.S5]" office:value-type="currency" office:currency="USD" office:value="1004138.66727878">
            <text:p>$1,004,138.67</text:p>
          </table:table-cell>
          <table:table-cell office:value-type="float" office:value="122.93">
            <text:p>122.93</text:p>
          </table:table-cell>
          <table:table-cell table:style-name="ce2" table:formula="of:=[.V5]/[.V$2]" office:value-type="percentage" office:value="1.00269168026101">
            <text:p>100.27%</text:p>
          </table:table-cell>
          <table:table-cell table:style-name="ce2" table:formula="of:=[.V5]/[.V4]-1" office:value-type="percentage" office:value="-0.00194852642688959">
            <text:p>-0.19%</text:p>
          </table:table-cell>
          <table:table-cell office:value-type="string">
            <text:p>PZZI</text:p>
          </table:table-cell>
          <table:table-cell office:value-type="float" office:value="0.10028884">
            <text:p>0.1</text:p>
          </table:table-cell>
          <table:table-cell table:style-name="ce4" table:formula="of:=[.Z5]*[.$AA$2]" office:value-type="currency" office:currency="USD" office:value="100288.84">
            <text:p>$100,288.84</text:p>
          </table:table-cell>
          <table:table-cell table:style-name="ce4" table:formula="of:=[.AA5]/[.J2]" office:value-type="currency" office:currency="USD" office:value="52507.2460732984">
            <text:p>$52,507.25</text:p>
          </table:table-cell>
          <table:table-cell table:formula="of:=[.K253]-1" office:value-type="percentage" office:value="1.87958115183246">
            <text:p>187.96%</text:p>
          </table:table-cell>
          <table:table-cell table:style-name="ce5" table:formula="of:=AVERAGE([.L2:.L253])" office:value-type="percentage" office:value="0.00485988823502875">
            <text:p>0.4860%</text:p>
          </table:table-cell>
          <table:table-cell table:style-name="ce2" table:formula="of:=STDEV([.L2:.L253])" office:value-type="percentage" office:value="0.0366503751925897">
            <text:p>3.67%</text:p>
          </table:table-cell>
          <table:table-cell table:style-name="ce6" table:formula="of:=SQRT(252)*[.AD5]/[.AE5]" office:value-type="float" office:value="2.10498074334384">
            <text:p>2.104981</text:p>
          </table:table-cell>
          <table:table-cell office:value-type="string">
            <text:p>Sharpe Ratio</text:p>
          </table:table-cell>
          <table:table-cell table:style-name="ce7" table:formula="of:=SQRT(252)*[.AH3]/[.AH4]" office:value-type="float" office:value="3.98973708437932">
            <text:p>3.98974</text:p>
          </table:table-cell>
          <table:table-cell table:style-name="ce7" table:formula="of:=SQRT(252)*[.AI3]/[.AI4]" office:value-type="float" office:value="0.152119821580311">
            <text:p>0.15212</text:p>
          </table:table-cell>
        </table:table-row>
        <table:table-row table:style-name="ro2">
          <table:table-cell table:style-name="ce1" office:value-type="date" office:date-value="2011-01-07">
            <text:p>07/01/11</text:p>
          </table:table-cell>
          <table:table-cell office:value-type="float" office:value="28.95">
            <text:p>28.95</text:p>
          </table:table-cell>
          <table:table-cell table:formula="of:=[.B6]/[.$B$2]" office:value-type="percentage" office:value="1.00835945663532">
            <text:p>100.84%</text:p>
          </table:table-cell>
          <table:table-cell table:formula="of:=[.B6]/[.B5]-1" office:value-type="percentage" office:value="-0.00583791208791218">
            <text:p>-0.58%</text:p>
          </table:table-cell>
          <table:table-cell table:formula="of:=[.$E$2]*[.C6]" office:value-type="currency" office:currency="USD" office:value="1008359.45663532">
            <text:p>$1,008,359.46</text:p>
          </table:table-cell>
          <table:table-cell office:value-type="float" office:value="1.3">
            <text:p>1.3</text:p>
          </table:table-cell>
          <table:table-cell table:style-name="ce2" table:formula="of:=[.F6]/[.F$2]" office:value-type="percentage" office:value="1.08333333333333">
            <text:p>108.33%</text:p>
          </table:table-cell>
          <table:table-cell table:style-name="ce2" table:formula="of:=[.F6]/[.F5]-1" office:value-type="percentage" office:value="0">
            <text:p>0.00%</text:p>
          </table:table-cell>
          <table:table-cell table:formula="of:=[.I$2]*[.G6]" office:value-type="currency" office:currency="USD" office:value="83656.9391666667">
            <text:p>$83,656.94</text:p>
          </table:table-cell>
          <table:table-cell office:value-type="float" office:value="2.12">
            <text:p>2.12</text:p>
          </table:table-cell>
          <table:table-cell table:style-name="ce2" table:formula="of:=[.J6]/[.J$2]" office:value-type="percentage" office:value="1.10994764397906">
            <text:p>110.99%</text:p>
          </table:table-cell>
          <table:table-cell table:style-name="ce2" table:formula="of:=[.J6]/[.J5]-1" office:value-type="percentage" office:value="0.0871794871794871">
            <text:p>8.72%</text:p>
          </table:table-cell>
          <table:table-cell table:formula="of:=[.M$2]*[.K6]" office:value-type="currency" office:currency="USD" office:value="111315.361675393">
            <text:p>$111,315.36</text:p>
          </table:table-cell>
          <table:table-cell office:value-type="float" office:value="56.1">
            <text:p>56.1</text:p>
          </table:table-cell>
          <table:table-cell table:style-name="ce2" table:formula="of:=[.N6]/[.N$2]" office:value-type="percentage" office:value="0.98698099929627">
            <text:p>98.70%</text:p>
          </table:table-cell>
          <table:table-cell table:style-name="ce2" table:formula="of:=[.N6]/[.N5]-1" office:value-type="percentage" office:value="0.00573682323413416">
            <text:p>0.57%</text:p>
          </table:table-cell>
          <table:table-cell table:formula="of:=[.Q$2]*[.O6]" office:value-type="currency" office:currency="USD" office:value="483831.528536242">
            <text:p>$483,831.53</text:p>
          </table:table-cell>
          <table:table-cell table:formula="of:=[.$AA$3]/[.$B$2]*[.B6]+[.$AA$4]/[.$F$2]*[.F6]+[.$AA$5]/[.$J$2]*[.J6]+[.$AA$6]/[.$N$2]*[.N6]" office:value-type="currency" office:currency="USD" office:value="1013857.22410139">
            <text:p>$1,013,857.22</text:p>
          </table:table-cell>
          <table:table-cell table:style-name="ce2" table:formula="of:=[.R6]/[.R$2]" office:value-type="percentage" office:value="1.01385722410139">
            <text:p>101.39%</text:p>
          </table:table-cell>
          <table:table-cell table:style-name="ce2" table:formula="of:=[.R6]/[.R5]-1" office:value-type="percentage" office:value="0.00967850072834375">
            <text:p>0.97%</text:p>
          </table:table-cell>
          <table:table-cell table:formula="of:=[.U$2]*[.S6]" office:value-type="currency" office:currency="USD" office:value="1013857.22410139">
            <text:p>$1,013,857.22</text:p>
          </table:table-cell>
          <table:table-cell office:value-type="float" office:value="122.69">
            <text:p>122.69</text:p>
          </table:table-cell>
          <table:table-cell table:style-name="ce2" table:formula="of:=[.V6]/[.V$2]" office:value-type="percentage" office:value="1.00073409461664">
            <text:p>100.07%</text:p>
          </table:table-cell>
          <table:table-cell table:style-name="ce2" table:formula="of:=[.V6]/[.V5]-1" office:value-type="percentage" office:value="-0.00195233059464739">
            <text:p>-0.20%</text:p>
          </table:table-cell>
          <table:table-cell office:value-type="string">
            <text:p>VGLT</text:p>
          </table:table-cell>
          <table:table-cell office:value-type="float" office:value="0.49021362">
            <text:p>0.49</text:p>
          </table:table-cell>
          <table:table-cell table:style-name="ce4" table:formula="of:=[.Z6]*[.$AA$2]" office:value-type="currency" office:currency="USD" office:value="490213.62">
            <text:p>$490,213.62</text:p>
          </table:table-cell>
          <table:table-cell table:style-name="ce4" table:formula="of:=[.AA6]/[.N2]" office:value-type="currency" office:currency="USD" office:value="8624.44792399718">
            <text:p>$8,624.45</text:p>
          </table:table-cell>
          <table:table-cell table:style-name="ce3" table:formula="of:=[.O253]-1" office:value-type="percentage" office:value="0.293455313159747">
            <text:p>29.35%</text:p>
          </table:table-cell>
          <table:table-cell table:style-name="ce5" table:formula="of:=AVERAGE([.P2:.P253])" office:value-type="percentage" office:value="0.00107466270097197">
            <text:p>0.1075%</text:p>
          </table:table-cell>
          <table:table-cell table:style-name="ce2" table:formula="of:=STDEV([.P2:.P253])" office:value-type="percentage" office:value="0.010328099653675">
            <text:p>1.03%</text:p>
          </table:table-cell>
          <table:table-cell table:style-name="ce6" table:formula="of:=SQRT(252)*[.AD6]/[.AE6]" office:value-type="float" office:value="1.65177932749927">
            <text:p>1.651779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01-10">
            <text:p>10/01/11</text:p>
          </table:table-cell>
          <table:table-cell office:value-type="float" office:value="28.9">
            <text:p>28.9</text:p>
          </table:table-cell>
          <table:table-cell table:formula="of:=[.B7]/[.$B$2]" office:value-type="percentage" office:value="1.00661790316963">
            <text:p>100.66%</text:p>
          </table:table-cell>
          <table:table-cell table:formula="of:=[.B7]/[.B6]-1" office:value-type="percentage" office:value="-0.00172711571675299">
            <text:p>-0.17%</text:p>
          </table:table-cell>
          <table:table-cell table:formula="of:=[.$E$2]*[.C7]" office:value-type="currency" office:currency="USD" office:value="1006617.90316963">
            <text:p>$1,006,617.90</text:p>
          </table:table-cell>
          <table:table-cell office:value-type="float" office:value="1.3">
            <text:p>1.3</text:p>
          </table:table-cell>
          <table:table-cell table:style-name="ce2" table:formula="of:=[.F7]/[.F$2]" office:value-type="percentage" office:value="1.08333333333333">
            <text:p>108.33%</text:p>
          </table:table-cell>
          <table:table-cell table:style-name="ce2" table:formula="of:=[.F7]/[.F6]-1" office:value-type="percentage" office:value="0">
            <text:p>0.00%</text:p>
          </table:table-cell>
          <table:table-cell table:formula="of:=[.I$2]*[.G7]" office:value-type="currency" office:currency="USD" office:value="83656.9391666667">
            <text:p>$83,656.94</text:p>
          </table:table-cell>
          <table:table-cell office:value-type="float" office:value="1.95">
            <text:p>1.95</text:p>
          </table:table-cell>
          <table:table-cell table:style-name="ce2" table:formula="of:=[.J7]/[.J$2]" office:value-type="percentage" office:value="1.02094240837696">
            <text:p>102.09%</text:p>
          </table:table-cell>
          <table:table-cell table:style-name="ce2" table:formula="of:=[.J7]/[.J6]-1" office:value-type="percentage" office:value="-0.0801886792452829">
            <text:p>-8.02%</text:p>
          </table:table-cell>
          <table:table-cell table:formula="of:=[.M$2]*[.K7]" office:value-type="currency" office:currency="USD" office:value="102389.129842932">
            <text:p>$102,389.13</text:p>
          </table:table-cell>
          <table:table-cell office:value-type="float" office:value="56.56">
            <text:p>56.56</text:p>
          </table:table-cell>
          <table:table-cell table:style-name="ce2" table:formula="of:=[.N7]/[.N$2]" office:value-type="percentage" office:value="0.995073891625616">
            <text:p>99.51%</text:p>
          </table:table-cell>
          <table:table-cell table:style-name="ce2" table:formula="of:=[.N7]/[.N6]-1" office:value-type="percentage" office:value="0.00819964349376123">
            <text:p>0.82%</text:p>
          </table:table-cell>
          <table:table-cell table:formula="of:=[.Q$2]*[.O7]" office:value-type="currency" office:currency="USD" office:value="487798.774581281">
            <text:p>$487,798.77</text:p>
          </table:table-cell>
          <table:table-cell table:formula="of:=[.$AA$3]/[.$B$2]*[.B7]+[.$AA$4]/[.$F$2]*[.F7]+[.$AA$5]/[.$J$2]*[.J7]+[.$AA$6]/[.$N$2]*[.N7]" office:value-type="currency" office:currency="USD" office:value="1008319.56232999">
            <text:p>$1,008,319.56</text:p>
          </table:table-cell>
          <table:table-cell table:style-name="ce2" table:formula="of:=[.R7]/[.R$2]" office:value-type="percentage" office:value="1.00831956232999">
            <text:p>100.83%</text:p>
          </table:table-cell>
          <table:table-cell table:style-name="ce2" table:formula="of:=[.R7]/[.R6]-1" office:value-type="percentage" office:value="-0.00546197397400605">
            <text:p>-0.55%</text:p>
          </table:table-cell>
          <table:table-cell table:formula="of:=[.U$2]*[.S7]" office:value-type="currency" office:currency="USD" office:value="1008319.56232999">
            <text:p>$1,008,319.56</text:p>
          </table:table-cell>
          <table:table-cell office:value-type="float" office:value="122.54">
            <text:p>122.54</text:p>
          </table:table-cell>
          <table:table-cell table:style-name="ce2" table:formula="of:=[.V7]/[.V$2]" office:value-type="percentage" office:value="0.999510603588907">
            <text:p>99.95%</text:p>
          </table:table-cell>
          <table:table-cell table:style-name="ce2" table:formula="of:=[.V7]/[.V6]-1" office:value-type="percentage" office:value="-0.00122259352840481">
            <text:p>-0.12%</text:p>
          </table:table-cell>
          <table:table-cell>
            <draw:frame table:end-cell-address="Sheet1.AN60" table:end-x="0.549cm" table:end-y="0.41cm" draw:z-index="0" draw:style-name="gr1" svg:width="25.494cm" svg:height="22.559cm" svg:x="0.209cm" svg:y="0.39cm">
              <draw:object draw:notify-on-update-of-ranges="Sheet1.A2:Sheet1.A253 Sheet1.C1:Sheet1.C1 Sheet1.C2:Sheet1.C253 Sheet1.V1:Sheet1.V1 Sheet1.W2:Sheet1.W253 Sheet1.G1:Sheet1.G1 Sheet1.G2:Sheet1.G253 Sheet1.J1:Sheet1.J1 Sheet1.K2:Sheet1.K253 Sheet1.N1:Sheet1.N1 Sheet1.O2:Sheet1.O253 Sheet1.R1:Sheet1.R1 Sheet1.S2:Sheet1.S2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style-name="ce1" office:value-type="date" office:date-value="2011-01-11">
            <text:p>11/01/11</text:p>
          </table:table-cell>
          <table:table-cell office:value-type="float" office:value="28.84">
            <text:p>28.84</text:p>
          </table:table-cell>
          <table:table-cell table:formula="of:=[.B8]/[.$B$2]" office:value-type="percentage" office:value="1.0045280390108">
            <text:p>100.45%</text:p>
          </table:table-cell>
          <table:table-cell table:formula="of:=[.B8]/[.B7]-1" office:value-type="percentage" office:value="-0.00207612456747397">
            <text:p>-0.21%</text:p>
          </table:table-cell>
          <table:table-cell table:formula="of:=[.$E$2]*[.C8]" office:value-type="currency" office:currency="USD" office:value="1004528.0390108">
            <text:p>$1,004,528.04</text:p>
          </table:table-cell>
          <table:table-cell office:value-type="float" office:value="1.25">
            <text:p>1.25</text:p>
          </table:table-cell>
          <table:table-cell table:style-name="ce2" table:formula="of:=[.F8]/[.F$2]" office:value-type="percentage" office:value="1.04166666666667">
            <text:p>104.17%</text:p>
          </table:table-cell>
          <table:table-cell table:style-name="ce2" table:formula="of:=[.F8]/[.F7]-1" office:value-type="percentage" office:value="-0.0384615384615385">
            <text:p>-3.85%</text:p>
          </table:table-cell>
          <table:table-cell table:formula="of:=[.I$2]*[.G8]" office:value-type="currency" office:currency="USD" office:value="80439.3645833333">
            <text:p>$80,439.36</text:p>
          </table:table-cell>
          <table:table-cell office:value-type="float" office:value="1.93">
            <text:p>1.93</text:p>
          </table:table-cell>
          <table:table-cell table:style-name="ce2" table:formula="of:=[.J8]/[.J$2]" office:value-type="percentage" office:value="1.01047120418848">
            <text:p>101.05%</text:p>
          </table:table-cell>
          <table:table-cell table:style-name="ce2" table:formula="of:=[.J8]/[.J7]-1" office:value-type="percentage" office:value="-0.0102564102564102">
            <text:p>-1.03%</text:p>
          </table:table-cell>
          <table:table-cell table:formula="of:=[.M$2]*[.K8]" office:value-type="currency" office:currency="USD" office:value="101338.984921466">
            <text:p>$101,338.98</text:p>
          </table:table-cell>
          <table:table-cell office:value-type="float" office:value="56.38">
            <text:p>56.38</text:p>
          </table:table-cell>
          <table:table-cell table:style-name="ce2" table:formula="of:=[.N8]/[.N$2]" office:value-type="percentage" office:value="0.991907107670654">
            <text:p>99.19%</text:p>
          </table:table-cell>
          <table:table-cell table:style-name="ce2" table:formula="of:=[.N8]/[.N7]-1" office:value-type="percentage" office:value="-0.00318246110325315">
            <text:p>-0.32%</text:p>
          </table:table-cell>
          <table:table-cell table:formula="of:=[.Q$2]*[.O8]" office:value-type="currency" office:currency="USD" office:value="486246.373954961">
            <text:p>$486,246.37</text:p>
          </table:table-cell>
          <table:table-cell table:formula="of:=[.$AA$3]/[.$B$2]*[.B8]+[.$AA$4]/[.$F$2]*[.F8]+[.$AA$5]/[.$J$2]*[.J8]+[.$AA$6]/[.$N$2]*[.N8]" office:value-type="currency" office:currency="USD" office:value="1001805.0310181">
            <text:p>$1,001,805.03</text:p>
          </table:table-cell>
          <table:table-cell table:style-name="ce2" table:formula="of:=[.R8]/[.R$2]" office:value-type="percentage" office:value="1.0018050310181">
            <text:p>100.18%</text:p>
          </table:table-cell>
          <table:table-cell table:style-name="ce2" table:formula="of:=[.R8]/[.R7]-1" office:value-type="percentage" office:value="-0.00646078044626897">
            <text:p>-0.65%</text:p>
          </table:table-cell>
          <table:table-cell table:formula="of:=[.U$2]*[.S8]" office:value-type="currency" office:currency="USD" office:value="1001805.0310181">
            <text:p>$1,001,805.03</text:p>
          </table:table-cell>
          <table:table-cell office:value-type="float" office:value="122.97">
            <text:p>122.97</text:p>
          </table:table-cell>
          <table:table-cell table:style-name="ce2" table:formula="of:=[.V8]/[.V$2]" office:value-type="percentage" office:value="1.00301794453507">
            <text:p>100.30%</text:p>
          </table:table-cell>
          <table:table-cell table:style-name="ce2" table:formula="of:=[.V8]/[.V7]-1" office:value-type="percentage" office:value="0.00350905826668835">
            <text:p>0.3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12">
            <text:p>12/01/11</text:p>
          </table:table-cell>
          <table:table-cell office:value-type="float" office:value="28.95">
            <text:p>28.95</text:p>
          </table:table-cell>
          <table:table-cell table:formula="of:=[.B9]/[.$B$2]" office:value-type="percentage" office:value="1.00835945663532">
            <text:p>100.84%</text:p>
          </table:table-cell>
          <table:table-cell table:formula="of:=[.B9]/[.B8]-1" office:value-type="percentage" office:value="0.0038141470180304">
            <text:p>0.38%</text:p>
          </table:table-cell>
          <table:table-cell table:formula="of:=[.$E$2]*[.C9]" office:value-type="currency" office:currency="USD" office:value="1008359.45663532">
            <text:p>$1,008,359.46</text:p>
          </table:table-cell>
          <table:table-cell office:value-type="float" office:value="1.25">
            <text:p>1.25</text:p>
          </table:table-cell>
          <table:table-cell table:style-name="ce2" table:formula="of:=[.F9]/[.F$2]" office:value-type="percentage" office:value="1.04166666666667">
            <text:p>104.17%</text:p>
          </table:table-cell>
          <table:table-cell table:style-name="ce2" table:formula="of:=[.F9]/[.F8]-1" office:value-type="percentage" office:value="0">
            <text:p>0.00%</text:p>
          </table:table-cell>
          <table:table-cell table:formula="of:=[.I$2]*[.G9]" office:value-type="currency" office:currency="USD" office:value="80439.3645833333">
            <text:p>$80,439.36</text:p>
          </table:table-cell>
          <table:table-cell office:value-type="float" office:value="1.95">
            <text:p>1.95</text:p>
          </table:table-cell>
          <table:table-cell table:style-name="ce2" table:formula="of:=[.J9]/[.J$2]" office:value-type="percentage" office:value="1.02094240837696">
            <text:p>102.09%</text:p>
          </table:table-cell>
          <table:table-cell table:style-name="ce2" table:formula="of:=[.J9]/[.J8]-1" office:value-type="percentage" office:value="0.0103626943005182">
            <text:p>1.04%</text:p>
          </table:table-cell>
          <table:table-cell table:formula="of:=[.M$2]*[.K9]" office:value-type="currency" office:currency="USD" office:value="102389.129842932">
            <text:p>$102,389.13</text:p>
          </table:table-cell>
          <table:table-cell office:value-type="float" office:value="56.04">
            <text:p>56.04</text:p>
          </table:table-cell>
          <table:table-cell table:style-name="ce2" table:formula="of:=[.N9]/[.N$2]" office:value-type="percentage" office:value="0.985925404644616">
            <text:p>98.59%</text:p>
          </table:table-cell>
          <table:table-cell table:style-name="ce2" table:formula="of:=[.N9]/[.N8]-1" office:value-type="percentage" office:value="-0.00603050727208232">
            <text:p>-0.60%</text:p>
          </table:table-cell>
          <table:table-cell table:formula="of:=[.Q$2]*[.O9]" office:value-type="currency" office:currency="USD" office:value="483314.061660802">
            <text:p>$483,314.06</text:p>
          </table:table-cell>
          <table:table-cell table:formula="of:=[.$AA$3]/[.$B$2]*[.B9]+[.$AA$4]/[.$F$2]*[.F9]+[.$AA$5]/[.$J$2]*[.J9]+[.$AA$6]/[.$N$2]*[.N9]" office:value-type="currency" office:currency="USD" office:value="1001195.95081016">
            <text:p>$1,001,195.95</text:p>
          </table:table-cell>
          <table:table-cell table:style-name="ce2" table:formula="of:=[.R9]/[.R$2]" office:value-type="percentage" office:value="1.00119595081016">
            <text:p>100.12%</text:p>
          </table:table-cell>
          <table:table-cell table:style-name="ce2" table:formula="of:=[.R9]/[.R8]-1" office:value-type="percentage" office:value="-0.000607982780165384">
            <text:p>-0.06%</text:p>
          </table:table-cell>
          <table:table-cell table:formula="of:=[.U$2]*[.S9]" office:value-type="currency" office:currency="USD" office:value="1001195.95081016">
            <text:p>$1,001,195.95</text:p>
          </table:table-cell>
          <table:table-cell office:value-type="float" office:value="124.08">
            <text:p>124.08</text:p>
          </table:table-cell>
          <table:table-cell table:style-name="ce2" table:formula="of:=[.V9]/[.V$2]" office:value-type="percentage" office:value="1.01207177814029">
            <text:p>101.21%</text:p>
          </table:table-cell>
          <table:table-cell table:style-name="ce2" table:formula="of:=[.V9]/[.V8]-1" office:value-type="percentage" office:value="0.00902659185167121">
            <text:p>0.9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13">
            <text:p>13/01/11</text:p>
          </table:table-cell>
          <table:table-cell office:value-type="float" office:value="29.06">
            <text:p>29.06</text:p>
          </table:table-cell>
          <table:table-cell table:formula="of:=[.B10]/[.$B$2]" office:value-type="percentage" office:value="1.01219087425984">
            <text:p>101.22%</text:p>
          </table:table-cell>
          <table:table-cell table:formula="of:=[.B10]/[.B9]-1" office:value-type="percentage" office:value="0.0037996545768566">
            <text:p>0.38%</text:p>
          </table:table-cell>
          <table:table-cell table:formula="of:=[.$E$2]*[.C10]" office:value-type="currency" office:currency="USD" office:value="1012190.87425984">
            <text:p>$1,012,190.87</text:p>
          </table:table-cell>
          <table:table-cell office:value-type="float" office:value="1.35">
            <text:p>1.35</text:p>
          </table:table-cell>
          <table:table-cell table:style-name="ce2" table:formula="of:=[.F10]/[.F$2]" office:value-type="percentage" office:value="1.125">
            <text:p>112.50%</text:p>
          </table:table-cell>
          <table:table-cell table:style-name="ce2" table:formula="of:=[.F10]/[.F9]-1" office:value-type="percentage" office:value="0.0800000000000001">
            <text:p>8.00%</text:p>
          </table:table-cell>
          <table:table-cell table:formula="of:=[.I$2]*[.G10]" office:value-type="currency" office:currency="USD" office:value="86874.51375">
            <text:p>$86,874.51</text:p>
          </table:table-cell>
          <table:table-cell office:value-type="float" office:value="1.95">
            <text:p>1.95</text:p>
          </table:table-cell>
          <table:table-cell table:style-name="ce2" table:formula="of:=[.J10]/[.J$2]" office:value-type="percentage" office:value="1.02094240837696">
            <text:p>102.09%</text:p>
          </table:table-cell>
          <table:table-cell table:style-name="ce2" table:formula="of:=[.J10]/[.J9]-1" office:value-type="percentage" office:value="0">
            <text:p>0.00%</text:p>
          </table:table-cell>
          <table:table-cell table:formula="of:=[.M$2]*[.K10]" office:value-type="currency" office:currency="USD" office:value="102389.129842932">
            <text:p>$102,389.13</text:p>
          </table:table-cell>
          <table:table-cell office:value-type="float" office:value="56.47">
            <text:p>56.47</text:p>
          </table:table-cell>
          <table:table-cell table:style-name="ce2" table:formula="of:=[.N10]/[.N$2]" office:value-type="percentage" office:value="0.993490499648135">
            <text:p>99.35%</text:p>
          </table:table-cell>
          <table:table-cell table:style-name="ce2" table:formula="of:=[.N10]/[.N9]-1" office:value-type="percentage" office:value="0.00767309064953614">
            <text:p>0.77%</text:p>
          </table:table-cell>
          <table:table-cell table:formula="of:=[.Q$2]*[.O10]" office:value-type="currency" office:currency="USD" office:value="487022.574268121">
            <text:p>$487,022.57</text:p>
          </table:table-cell>
          <table:table-cell table:formula="of:=[.$AA$3]/[.$B$2]*[.B10]+[.$AA$4]/[.$F$2]*[.F10]+[.$AA$5]/[.$J$2]*[.J10]+[.$AA$6]/[.$N$2]*[.N10]" office:value-type="currency" office:currency="USD" office:value="1012612.6997489">
            <text:p>$1,012,612.70</text:p>
          </table:table-cell>
          <table:table-cell table:style-name="ce2" table:formula="of:=[.R10]/[.R$2]" office:value-type="percentage" office:value="1.0126126997489">
            <text:p>101.26%</text:p>
          </table:table-cell>
          <table:table-cell table:style-name="ce2" table:formula="of:=[.R10]/[.R9]-1" office:value-type="percentage" office:value="0.011403111378445">
            <text:p>1.14%</text:p>
          </table:table-cell>
          <table:table-cell table:formula="of:=[.U$2]*[.S10]" office:value-type="currency" office:currency="USD" office:value="1012612.6997489">
            <text:p>$1,012,612.70</text:p>
          </table:table-cell>
          <table:table-cell office:value-type="float" office:value="123.88">
            <text:p>123.88</text:p>
          </table:table-cell>
          <table:table-cell table:style-name="ce2" table:formula="of:=[.V10]/[.V$2]" office:value-type="percentage" office:value="1.01044045676998">
            <text:p>101.04%</text:p>
          </table:table-cell>
          <table:table-cell table:style-name="ce2" table:formula="of:=[.V10]/[.V9]-1" office:value-type="percentage" office:value="-0.00161186331399099">
            <text:p>-0.1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14">
            <text:p>14/01/11</text:p>
          </table:table-cell>
          <table:table-cell office:value-type="float" office:value="29">
            <text:p>29</text:p>
          </table:table-cell>
          <table:table-cell table:formula="of:=[.B11]/[.$B$2]" office:value-type="percentage" office:value="1.01010101010101">
            <text:p>101.01%</text:p>
          </table:table-cell>
          <table:table-cell table:formula="of:=[.B11]/[.B10]-1" office:value-type="percentage" office:value="-0.00206469373709561">
            <text:p>-0.21%</text:p>
          </table:table-cell>
          <table:table-cell table:formula="of:=[.$E$2]*[.C11]" office:value-type="currency" office:currency="USD" office:value="1010101.01010101">
            <text:p>$1,010,101.01</text:p>
          </table:table-cell>
          <table:table-cell office:value-type="float" office:value="1.37">
            <text:p>1.37</text:p>
          </table:table-cell>
          <table:table-cell table:style-name="ce2" table:formula="of:=[.F11]/[.F$2]" office:value-type="percentage" office:value="1.14166666666667">
            <text:p>114.17%</text:p>
          </table:table-cell>
          <table:table-cell table:style-name="ce2" table:formula="of:=[.F11]/[.F10]-1" office:value-type="percentage" office:value="0.0148148148148148">
            <text:p>1.48%</text:p>
          </table:table-cell>
          <table:table-cell table:formula="of:=[.I$2]*[.G11]" office:value-type="currency" office:currency="USD" office:value="88161.5435833333">
            <text:p>$88,161.54</text:p>
          </table:table-cell>
          <table:table-cell office:value-type="float" office:value="1.92">
            <text:p>1.92</text:p>
          </table:table-cell>
          <table:table-cell table:style-name="ce2" table:formula="of:=[.J11]/[.J$2]" office:value-type="percentage" office:value="1.00523560209424">
            <text:p>100.52%</text:p>
          </table:table-cell>
          <table:table-cell table:style-name="ce2" table:formula="of:=[.J11]/[.J10]-1" office:value-type="percentage" office:value="-0.0153846153846156">
            <text:p>-1.54%</text:p>
          </table:table-cell>
          <table:table-cell table:formula="of:=[.M$2]*[.K11]" office:value-type="currency" office:currency="USD" office:value="100813.912460733">
            <text:p>$100,813.91</text:p>
          </table:table-cell>
          <table:table-cell office:value-type="float" office:value="56.18">
            <text:p>56.18</text:p>
          </table:table-cell>
          <table:table-cell table:style-name="ce2" table:formula="of:=[.N11]/[.N$2]" office:value-type="percentage" office:value="0.988388458831808">
            <text:p>98.84%</text:p>
          </table:table-cell>
          <table:table-cell table:style-name="ce2" table:formula="of:=[.N11]/[.N10]-1" office:value-type="percentage" office:value="-0.00513547016114746">
            <text:p>-0.51%</text:p>
          </table:table-cell>
          <table:table-cell table:formula="of:=[.Q$2]*[.O11]" office:value-type="currency" office:currency="USD" office:value="484521.484370162">
            <text:p>$484,521.48</text:p>
          </table:table-cell>
          <table:table-cell table:formula="of:=[.$AA$3]/[.$B$2]*[.B11]+[.$AA$4]/[.$F$2]*[.F11]+[.$AA$5]/[.$J$2]*[.J11]+[.$AA$6]/[.$N$2]*[.N11]" office:value-type="currency" office:currency="USD" office:value="1009129.0111213">
            <text:p>$1,009,129.01</text:p>
          </table:table-cell>
          <table:table-cell table:style-name="ce2" table:formula="of:=[.R11]/[.R$2]" office:value-type="percentage" office:value="1.0091290111213">
            <text:p>100.91%</text:p>
          </table:table-cell>
          <table:table-cell table:style-name="ce2" table:formula="of:=[.R11]/[.R10]-1" office:value-type="percentage" office:value="-0.0034402971920674">
            <text:p>-0.34%</text:p>
          </table:table-cell>
          <table:table-cell table:formula="of:=[.U$2]*[.S11]" office:value-type="currency" office:currency="USD" office:value="1009129.0111213">
            <text:p>$1,009,129.01</text:p>
          </table:table-cell>
          <table:table-cell office:value-type="float" office:value="124.77">
            <text:p>124.77</text:p>
          </table:table-cell>
          <table:table-cell table:style-name="ce2" table:formula="of:=[.V11]/[.V$2]" office:value-type="percentage" office:value="1.01769983686786">
            <text:p>101.77%</text:p>
          </table:table-cell>
          <table:table-cell table:style-name="ce2" table:formula="of:=[.V11]/[.V10]-1" office:value-type="percentage" office:value="0.00718437197287702">
            <text:p>0.7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18">
            <text:p>18/01/11</text:p>
          </table:table-cell>
          <table:table-cell office:value-type="float" office:value="29.22">
            <text:p>29.22</text:p>
          </table:table-cell>
          <table:table-cell table:formula="of:=[.B12]/[.$B$2]" office:value-type="percentage" office:value="1.01776384535005">
            <text:p>101.78%</text:p>
          </table:table-cell>
          <table:table-cell table:formula="of:=[.B12]/[.B11]-1" office:value-type="percentage" office:value="0.00758620689655176">
            <text:p>0.76%</text:p>
          </table:table-cell>
          <table:table-cell table:formula="of:=[.$E$2]*[.C12]" office:value-type="currency" office:currency="USD" office:value="1017763.84535005">
            <text:p>$1,017,763.85</text:p>
          </table:table-cell>
          <table:table-cell office:value-type="float" office:value="1.4">
            <text:p>1.4</text:p>
          </table:table-cell>
          <table:table-cell table:style-name="ce2" table:formula="of:=[.F12]/[.F$2]" office:value-type="percentage" office:value="1.16666666666667">
            <text:p>116.67%</text:p>
          </table:table-cell>
          <table:table-cell table:style-name="ce2" table:formula="of:=[.F12]/[.F11]-1" office:value-type="percentage" office:value="0.021897810218978">
            <text:p>2.19%</text:p>
          </table:table-cell>
          <table:table-cell table:formula="of:=[.I$2]*[.G12]" office:value-type="currency" office:currency="USD" office:value="90092.0883333333">
            <text:p>$90,092.09</text:p>
          </table:table-cell>
          <table:table-cell office:value-type="float" office:value="1.98">
            <text:p>1.98</text:p>
          </table:table-cell>
          <table:table-cell table:style-name="ce2" table:formula="of:=[.J12]/[.J$2]" office:value-type="percentage" office:value="1.03664921465969">
            <text:p>103.66%</text:p>
          </table:table-cell>
          <table:table-cell table:style-name="ce2" table:formula="of:=[.J12]/[.J11]-1" office:value-type="percentage" office:value="0.03125">
            <text:p>3.13%</text:p>
          </table:table-cell>
          <table:table-cell table:formula="of:=[.M$2]*[.K12]" office:value-type="currency" office:currency="USD" office:value="103964.347225131">
            <text:p>$103,964.35</text:p>
          </table:table-cell>
          <table:table-cell office:value-type="float" office:value="55.98">
            <text:p>55.98</text:p>
          </table:table-cell>
          <table:table-cell table:style-name="ce2" table:formula="of:=[.N12]/[.N$2]" office:value-type="percentage" office:value="0.984869809992963">
            <text:p>98.49%</text:p>
          </table:table-cell>
          <table:table-cell table:style-name="ce2" table:formula="of:=[.N12]/[.N11]-1" office:value-type="percentage" office:value="-0.003559985760057">
            <text:p>-0.36%</text:p>
          </table:table-cell>
          <table:table-cell table:formula="of:=[.Q$2]*[.O12]" office:value-type="currency" office:currency="USD" office:value="482796.594785362">
            <text:p>$482,796.59</text:p>
          </table:table-cell>
          <table:table-cell table:formula="of:=[.$AA$3]/[.$B$2]*[.B12]+[.$AA$4]/[.$F$2]*[.F12]+[.$AA$5]/[.$J$2]*[.J12]+[.$AA$6]/[.$N$2]*[.N12]" office:value-type="currency" office:currency="USD" office:value="1015031.2753804">
            <text:p>$1,015,031.28</text:p>
          </table:table-cell>
          <table:table-cell table:style-name="ce2" table:formula="of:=[.R12]/[.R$2]" office:value-type="percentage" office:value="1.0150312753804">
            <text:p>101.50%</text:p>
          </table:table-cell>
          <table:table-cell table:style-name="ce2" table:formula="of:=[.R12]/[.R11]-1" office:value-type="percentage" office:value="0.00584886986109146">
            <text:p>0.58%</text:p>
          </table:table-cell>
          <table:table-cell table:formula="of:=[.U$2]*[.S12]" office:value-type="currency" office:currency="USD" office:value="1015031.2753804">
            <text:p>$1,015,031.28</text:p>
          </table:table-cell>
          <table:table-cell office:value-type="float" office:value="124.99">
            <text:p>124.99</text:p>
          </table:table-cell>
          <table:table-cell table:style-name="ce2" table:formula="of:=[.V12]/[.V$2]" office:value-type="percentage" office:value="1.0194942903752">
            <text:p>101.95%</text:p>
          </table:table-cell>
          <table:table-cell table:style-name="ce2" table:formula="of:=[.V12]/[.V11]-1" office:value-type="percentage" office:value="0.00176324436964004">
            <text:p>0.1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19">
            <text:p>19/01/11</text:p>
          </table:table-cell>
          <table:table-cell office:value-type="float" office:value="29.02">
            <text:p>29.02</text:p>
          </table:table-cell>
          <table:table-cell table:formula="of:=[.B13]/[.$B$2]" office:value-type="percentage" office:value="1.01079763148729">
            <text:p>101.08%</text:p>
          </table:table-cell>
          <table:table-cell table:formula="of:=[.B13]/[.B12]-1" office:value-type="percentage" office:value="-0.00684462696783028">
            <text:p>-0.68%</text:p>
          </table:table-cell>
          <table:table-cell table:formula="of:=[.$E$2]*[.C13]" office:value-type="currency" office:currency="USD" office:value="1010797.63148729">
            <text:p>$1,010,797.63</text:p>
          </table:table-cell>
          <table:table-cell office:value-type="float" office:value="1.4">
            <text:p>1.4</text:p>
          </table:table-cell>
          <table:table-cell table:style-name="ce2" table:formula="of:=[.F13]/[.F$2]" office:value-type="percentage" office:value="1.16666666666667">
            <text:p>116.67%</text:p>
          </table:table-cell>
          <table:table-cell table:style-name="ce2" table:formula="of:=[.F13]/[.F12]-1" office:value-type="percentage" office:value="0">
            <text:p>0.00%</text:p>
          </table:table-cell>
          <table:table-cell table:formula="of:=[.I$2]*[.G13]" office:value-type="currency" office:currency="USD" office:value="90092.0883333333">
            <text:p>$90,092.09</text:p>
          </table:table-cell>
          <table:table-cell office:value-type="float" office:value="1.96">
            <text:p>1.96</text:p>
          </table:table-cell>
          <table:table-cell table:style-name="ce2" table:formula="of:=[.J13]/[.J$2]" office:value-type="percentage" office:value="1.0261780104712">
            <text:p>102.62%</text:p>
          </table:table-cell>
          <table:table-cell table:style-name="ce2" table:formula="of:=[.J13]/[.J12]-1" office:value-type="percentage" office:value="-0.0101010101010101">
            <text:p>-1.01%</text:p>
          </table:table-cell>
          <table:table-cell table:formula="of:=[.M$2]*[.K13]" office:value-type="currency" office:currency="USD" office:value="102914.202303665">
            <text:p>$102,914.20</text:p>
          </table:table-cell>
          <table:table-cell office:value-type="float" office:value="56.18">
            <text:p>56.18</text:p>
          </table:table-cell>
          <table:table-cell table:style-name="ce2" table:formula="of:=[.N13]/[.N$2]" office:value-type="percentage" office:value="0.988388458831808">
            <text:p>98.84%</text:p>
          </table:table-cell>
          <table:table-cell table:style-name="ce2" table:formula="of:=[.N13]/[.N12]-1" office:value-type="percentage" office:value="0.00357270453733483">
            <text:p>0.36%</text:p>
          </table:table-cell>
          <table:table-cell table:formula="of:=[.Q$2]*[.O13]" office:value-type="currency" office:currency="USD" office:value="484521.484370162">
            <text:p>$484,521.48</text:p>
          </table:table-cell>
          <table:table-cell table:formula="of:=[.$AA$3]/[.$B$2]*[.B13]+[.$AA$4]/[.$F$2]*[.F13]+[.$AA$5]/[.$J$2]*[.J13]+[.$AA$6]/[.$N$2]*[.N13]" office:value-type="currency" office:currency="USD" office:value="1013391.31610782">
            <text:p>$1,013,391.32</text:p>
          </table:table-cell>
          <table:table-cell table:style-name="ce2" table:formula="of:=[.R13]/[.R$2]" office:value-type="percentage" office:value="1.01339131610782">
            <text:p>101.34%</text:p>
          </table:table-cell>
          <table:table-cell table:style-name="ce2" table:formula="of:=[.R13]/[.R12]-1" office:value-type="percentage" office:value="-0.00161567363721149">
            <text:p>-0.16%</text:p>
          </table:table-cell>
          <table:table-cell table:formula="of:=[.U$2]*[.S13]" office:value-type="currency" office:currency="USD" office:value="1013391.31610782">
            <text:p>$1,013,391.32</text:p>
          </table:table-cell>
          <table:table-cell office:value-type="float" office:value="123.76">
            <text:p>123.76</text:p>
          </table:table-cell>
          <table:table-cell table:style-name="ce2" table:formula="of:=[.V13]/[.V$2]" office:value-type="percentage" office:value="1.0094616639478">
            <text:p>100.95%</text:p>
          </table:table-cell>
          <table:table-cell table:style-name="ce2" table:formula="of:=[.V13]/[.V12]-1" office:value-type="percentage" office:value="-0.00984078726298099">
            <text:p>-0.9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0">
            <text:p>20/01/11</text:p>
          </table:table-cell>
          <table:table-cell office:value-type="float" office:value="28.78">
            <text:p>28.78</text:p>
          </table:table-cell>
          <table:table-cell table:formula="of:=[.B14]/[.$B$2]" office:value-type="percentage" office:value="1.00243817485197">
            <text:p>100.24%</text:p>
          </table:table-cell>
          <table:table-cell table:formula="of:=[.B14]/[.B13]-1" office:value-type="percentage" office:value="-0.00827015851137136">
            <text:p>-0.83%</text:p>
          </table:table-cell>
          <table:table-cell table:formula="of:=[.$E$2]*[.C14]" office:value-type="currency" office:currency="USD" office:value="1002438.17485197">
            <text:p>$1,002,438.17</text:p>
          </table:table-cell>
          <table:table-cell office:value-type="float" office:value="1.4">
            <text:p>1.4</text:p>
          </table:table-cell>
          <table:table-cell table:style-name="ce2" table:formula="of:=[.F14]/[.F$2]" office:value-type="percentage" office:value="1.16666666666667">
            <text:p>116.67%</text:p>
          </table:table-cell>
          <table:table-cell table:style-name="ce2" table:formula="of:=[.F14]/[.F13]-1" office:value-type="percentage" office:value="0">
            <text:p>0.00%</text:p>
          </table:table-cell>
          <table:table-cell table:formula="of:=[.I$2]*[.G14]" office:value-type="currency" office:currency="USD" office:value="90092.0883333333">
            <text:p>$90,092.09</text:p>
          </table:table-cell>
          <table:table-cell office:value-type="float" office:value="1.95">
            <text:p>1.95</text:p>
          </table:table-cell>
          <table:table-cell table:style-name="ce2" table:formula="of:=[.J14]/[.J$2]" office:value-type="percentage" office:value="1.02094240837696">
            <text:p>102.09%</text:p>
          </table:table-cell>
          <table:table-cell table:style-name="ce2" table:formula="of:=[.J14]/[.J13]-1" office:value-type="percentage" office:value="-0.00510204081632637">
            <text:p>-0.51%</text:p>
          </table:table-cell>
          <table:table-cell table:formula="of:=[.M$2]*[.K14]" office:value-type="currency" office:currency="USD" office:value="102389.129842932">
            <text:p>$102,389.13</text:p>
          </table:table-cell>
          <table:table-cell office:value-type="float" office:value="55.53">
            <text:p>55.53</text:p>
          </table:table-cell>
          <table:table-cell table:style-name="ce2" table:formula="of:=[.N14]/[.N$2]" office:value-type="percentage" office:value="0.976952850105559">
            <text:p>97.70%</text:p>
          </table:table-cell>
          <table:table-cell table:style-name="ce2" table:formula="of:=[.N14]/[.N13]-1" office:value-type="percentage" office:value="-0.0115699537201851">
            <text:p>-1.16%</text:p>
          </table:table-cell>
          <table:table-cell table:formula="of:=[.Q$2]*[.O14]" office:value-type="currency" office:currency="USD" office:value="478915.593219564">
            <text:p>$478,915.59</text:p>
          </table:table-cell>
          <table:table-cell table:formula="of:=[.$AA$3]/[.$B$2]*[.B14]+[.$AA$4]/[.$F$2]*[.F14]+[.$AA$5]/[.$J$2]*[.J14]+[.$AA$6]/[.$N$2]*[.N14]" office:value-type="currency" office:currency="USD" office:value="1004482.7077734">
            <text:p>$1,004,482.71</text:p>
          </table:table-cell>
          <table:table-cell table:style-name="ce2" table:formula="of:=[.R14]/[.R$2]" office:value-type="percentage" office:value="1.0044827077734">
            <text:p>100.45%</text:p>
          </table:table-cell>
          <table:table-cell table:style-name="ce2" table:formula="of:=[.R14]/[.R13]-1" office:value-type="percentage" office:value="-0.00879088679054396">
            <text:p>-0.88%</text:p>
          </table:table-cell>
          <table:table-cell table:formula="of:=[.U$2]*[.S14]" office:value-type="currency" office:currency="USD" office:value="1004482.7077734">
            <text:p>$1,004,482.71</text:p>
          </table:table-cell>
          <table:table-cell office:value-type="float" office:value="123.6">
            <text:p>123.6</text:p>
          </table:table-cell>
          <table:table-cell table:style-name="ce2" table:formula="of:=[.V14]/[.V$2]" office:value-type="percentage" office:value="1.00815660685155">
            <text:p>100.82%</text:p>
          </table:table-cell>
          <table:table-cell table:style-name="ce2" table:formula="of:=[.V14]/[.V13]-1" office:value-type="percentage" office:value="-0.00129282482223669">
            <text:p>-0.1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1">
            <text:p>21/01/11</text:p>
          </table:table-cell>
          <table:table-cell office:value-type="float" office:value="28.68">
            <text:p>28.68</text:p>
          </table:table-cell>
          <table:table-cell table:formula="of:=[.B15]/[.$B$2]" office:value-type="percentage" office:value="0.998955067920585">
            <text:p>99.90%</text:p>
          </table:table-cell>
          <table:table-cell table:formula="of:=[.B15]/[.B14]-1" office:value-type="percentage" office:value="-0.00347463516330793">
            <text:p>-0.35%</text:p>
          </table:table-cell>
          <table:table-cell table:formula="of:=[.$E$2]*[.C15]" office:value-type="currency" office:currency="USD" office:value="998955.067920585">
            <text:p>$998,955.07</text:p>
          </table:table-cell>
          <table:table-cell office:value-type="float" office:value="1.4">
            <text:p>1.4</text:p>
          </table:table-cell>
          <table:table-cell table:style-name="ce2" table:formula="of:=[.F15]/[.F$2]" office:value-type="percentage" office:value="1.16666666666667">
            <text:p>116.67%</text:p>
          </table:table-cell>
          <table:table-cell table:style-name="ce2" table:formula="of:=[.F15]/[.F14]-1" office:value-type="percentage" office:value="0">
            <text:p>0.00%</text:p>
          </table:table-cell>
          <table:table-cell table:formula="of:=[.I$2]*[.G15]" office:value-type="currency" office:currency="USD" office:value="90092.0883333333">
            <text:p>$90,092.09</text:p>
          </table:table-cell>
          <table:table-cell office:value-type="float" office:value="1.98">
            <text:p>1.98</text:p>
          </table:table-cell>
          <table:table-cell table:style-name="ce2" table:formula="of:=[.J15]/[.J$2]" office:value-type="percentage" office:value="1.03664921465969">
            <text:p>103.66%</text:p>
          </table:table-cell>
          <table:table-cell table:style-name="ce2" table:formula="of:=[.J15]/[.J14]-1" office:value-type="percentage" office:value="0.0153846153846153">
            <text:p>1.54%</text:p>
          </table:table-cell>
          <table:table-cell table:formula="of:=[.M$2]*[.K15]" office:value-type="currency" office:currency="USD" office:value="103964.347225131">
            <text:p>$103,964.35</text:p>
          </table:table-cell>
          <table:table-cell office:value-type="float" office:value="55.7">
            <text:p>55.7</text:p>
          </table:table-cell>
          <table:table-cell table:style-name="ce2" table:formula="of:=[.N15]/[.N$2]" office:value-type="percentage" office:value="0.979943701618578">
            <text:p>97.99%</text:p>
          </table:table-cell>
          <table:table-cell table:style-name="ce2" table:formula="of:=[.N15]/[.N14]-1" office:value-type="percentage" office:value="0.003061408247794">
            <text:p>0.31%</text:p>
          </table:table-cell>
          <table:table-cell table:formula="of:=[.Q$2]*[.O15]" office:value-type="currency" office:currency="USD" office:value="480381.749366643">
            <text:p>$480,381.75</text:p>
          </table:table-cell>
          <table:table-cell table:formula="of:=[.$AA$3]/[.$B$2]*[.B15]+[.$AA$4]/[.$F$2]*[.F15]+[.$AA$5]/[.$J$2]*[.J15]+[.$AA$6]/[.$N$2]*[.N15]" office:value-type="currency" office:currency="USD" office:value="1006366.72933472">
            <text:p>$1,006,366.73</text:p>
          </table:table-cell>
          <table:table-cell table:style-name="ce2" table:formula="of:=[.R15]/[.R$2]" office:value-type="percentage" office:value="1.00636672933472">
            <text:p>100.64%</text:p>
          </table:table-cell>
          <table:table-cell table:style-name="ce2" table:formula="of:=[.R15]/[.R14]-1" office:value-type="percentage" office:value="0.00187561373306222">
            <text:p>0.19%</text:p>
          </table:table-cell>
          <table:table-cell table:formula="of:=[.U$2]*[.S15]" office:value-type="currency" office:currency="USD" office:value="1006366.72933472">
            <text:p>$1,006,366.73</text:p>
          </table:table-cell>
          <table:table-cell office:value-type="float" office:value="123.88">
            <text:p>123.88</text:p>
          </table:table-cell>
          <table:table-cell table:style-name="ce2" table:formula="of:=[.V15]/[.V$2]" office:value-type="percentage" office:value="1.01044045676998">
            <text:p>101.04%</text:p>
          </table:table-cell>
          <table:table-cell table:style-name="ce2" table:formula="of:=[.V15]/[.V14]-1" office:value-type="percentage" office:value="0.00226537216828482">
            <text:p>0.2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4">
            <text:p>24/01/11</text:p>
          </table:table-cell>
          <table:table-cell office:value-type="float" office:value="28.66">
            <text:p>28.66</text:p>
          </table:table-cell>
          <table:table-cell table:formula="of:=[.B16]/[.$B$2]" office:value-type="percentage" office:value="0.998258446534309">
            <text:p>99.83%</text:p>
          </table:table-cell>
          <table:table-cell table:formula="of:=[.B16]/[.B15]-1" office:value-type="percentage" office:value="-0.000697350069735037">
            <text:p>-0.07%</text:p>
          </table:table-cell>
          <table:table-cell table:formula="of:=[.$E$2]*[.C16]" office:value-type="currency" office:currency="USD" office:value="998258.446534309">
            <text:p>$998,258.45</text:p>
          </table:table-cell>
          <table:table-cell office:value-type="float" office:value="1.6">
            <text:p>1.6</text:p>
          </table:table-cell>
          <table:table-cell table:style-name="ce2" table:formula="of:=[.F16]/[.F$2]" office:value-type="percentage" office:value="1.33333333333333">
            <text:p>133.33%</text:p>
          </table:table-cell>
          <table:table-cell table:style-name="ce2" table:formula="of:=[.F16]/[.F15]-1" office:value-type="percentage" office:value="0.142857142857143">
            <text:p>14.29%</text:p>
          </table:table-cell>
          <table:table-cell table:formula="of:=[.I$2]*[.G16]" office:value-type="currency" office:currency="USD" office:value="102962.386666667">
            <text:p>$102,962.39</text:p>
          </table:table-cell>
          <table:table-cell office:value-type="float" office:value="1.95">
            <text:p>1.95</text:p>
          </table:table-cell>
          <table:table-cell table:style-name="ce2" table:formula="of:=[.J16]/[.J$2]" office:value-type="percentage" office:value="1.02094240837696">
            <text:p>102.09%</text:p>
          </table:table-cell>
          <table:table-cell table:style-name="ce2" table:formula="of:=[.J16]/[.J15]-1" office:value-type="percentage" office:value="-0.015151515151515">
            <text:p>-1.52%</text:p>
          </table:table-cell>
          <table:table-cell table:formula="of:=[.M$2]*[.K16]" office:value-type="currency" office:currency="USD" office:value="102389.129842932">
            <text:p>$102,389.13</text:p>
          </table:table-cell>
          <table:table-cell office:value-type="float" office:value="55.85">
            <text:p>55.85</text:p>
          </table:table-cell>
          <table:table-cell table:style-name="ce2" table:formula="of:=[.N16]/[.N$2]" office:value-type="percentage" office:value="0.982582688247713">
            <text:p>98.26%</text:p>
          </table:table-cell>
          <table:table-cell table:style-name="ce2" table:formula="of:=[.N16]/[.N15]-1" office:value-type="percentage" office:value="0.00269299820466773">
            <text:p>0.27%</text:p>
          </table:table-cell>
          <table:table-cell table:formula="of:=[.Q$2]*[.O16]" office:value-type="currency" office:currency="USD" office:value="481675.416555243">
            <text:p>$481,675.42</text:p>
          </table:table-cell>
          <table:table-cell table:formula="of:=[.$AA$3]/[.$B$2]*[.B16]+[.$AA$4]/[.$F$2]*[.F16]+[.$AA$5]/[.$J$2]*[.J16]+[.$AA$6]/[.$N$2]*[.N16]" office:value-type="currency" office:currency="USD" office:value="1018724.00708086">
            <text:p>$1,018,724.01</text:p>
          </table:table-cell>
          <table:table-cell table:style-name="ce2" table:formula="of:=[.R16]/[.R$2]" office:value-type="percentage" office:value="1.01872400708086">
            <text:p>101.87%</text:p>
          </table:table-cell>
          <table:table-cell table:style-name="ce2" table:formula="of:=[.R16]/[.R15]-1" office:value-type="percentage" office:value="0.0122791000397158">
            <text:p>1.23%</text:p>
          </table:table-cell>
          <table:table-cell table:formula="of:=[.U$2]*[.S16]" office:value-type="currency" office:currency="USD" office:value="1018724.00708086">
            <text:p>$1,018,724.01</text:p>
          </table:table-cell>
          <table:table-cell office:value-type="float" office:value="124.58">
            <text:p>124.58</text:p>
          </table:table-cell>
          <table:table-cell table:style-name="ce2" table:formula="of:=[.V16]/[.V$2]" office:value-type="percentage" office:value="1.01615008156607">
            <text:p>101.62%</text:p>
          </table:table-cell>
          <table:table-cell table:style-name="ce2" table:formula="of:=[.V16]/[.V15]-1" office:value-type="percentage" office:value="0.00565062964158858">
            <text:p>0.5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5">
            <text:p>25/01/11</text:p>
          </table:table-cell>
          <table:table-cell office:value-type="float" office:value="28.51">
            <text:p>28.51</text:p>
          </table:table-cell>
          <table:table-cell table:formula="of:=[.B17]/[.$B$2]" office:value-type="percentage" office:value="0.993033786137234">
            <text:p>99.30%</text:p>
          </table:table-cell>
          <table:table-cell table:formula="of:=[.B17]/[.B16]-1" office:value-type="percentage" office:value="-0.00523377529658053">
            <text:p>-0.52%</text:p>
          </table:table-cell>
          <table:table-cell table:formula="of:=[.$E$2]*[.C17]" office:value-type="currency" office:currency="USD" office:value="993033.786137234">
            <text:p>$993,033.79</text:p>
          </table:table-cell>
          <table:table-cell office:value-type="float" office:value="1.5">
            <text:p>1.5</text:p>
          </table:table-cell>
          <table:table-cell table:style-name="ce2" table:formula="of:=[.F17]/[.F$2]" office:value-type="percentage" office:value="1.25">
            <text:p>125.00%</text:p>
          </table:table-cell>
          <table:table-cell table:style-name="ce2" table:formula="of:=[.F17]/[.F16]-1" office:value-type="percentage" office:value="-0.0625">
            <text:p>-6.25%</text:p>
          </table:table-cell>
          <table:table-cell table:formula="of:=[.I$2]*[.G17]" office:value-type="currency" office:currency="USD" office:value="96527.2375">
            <text:p>$96,527.24</text:p>
          </table:table-cell>
          <table:table-cell office:value-type="float" office:value="1.91">
            <text:p>1.91</text:p>
          </table:table-cell>
          <table:table-cell table:style-name="ce2" table:formula="of:=[.J17]/[.J$2]" office:value-type="percentage" office:value="1">
            <text:p>100.00%</text:p>
          </table:table-cell>
          <table:table-cell table:style-name="ce2" table:formula="of:=[.J17]/[.J16]-1" office:value-type="percentage" office:value="-0.0205128205128205">
            <text:p>-2.05%</text:p>
          </table:table-cell>
          <table:table-cell table:formula="of:=[.M$2]*[.K17]" office:value-type="currency" office:currency="USD" office:value="100288.84">
            <text:p>$100,288.84</text:p>
          </table:table-cell>
          <table:table-cell office:value-type="float" office:value="56.21">
            <text:p>56.21</text:p>
          </table:table-cell>
          <table:table-cell table:style-name="ce2" table:formula="of:=[.N17]/[.N$2]" office:value-type="percentage" office:value="0.988916256157635">
            <text:p>98.89%</text:p>
          </table:table-cell>
          <table:table-cell table:style-name="ce2" table:formula="of:=[.N17]/[.N16]-1" office:value-type="percentage" office:value="0.00644583706356316">
            <text:p>0.64%</text:p>
          </table:table-cell>
          <table:table-cell table:formula="of:=[.Q$2]*[.O17]" office:value-type="currency" office:currency="USD" office:value="484780.217807882">
            <text:p>$484,780.22</text:p>
          </table:table-cell>
          <table:table-cell table:formula="of:=[.$AA$3]/[.$B$2]*[.B17]+[.$AA$4]/[.$F$2]*[.F17]+[.$AA$5]/[.$J$2]*[.J17]+[.$AA$6]/[.$N$2]*[.N17]" office:value-type="currency" office:currency="USD" office:value="1011557.34137197">
            <text:p>$1,011,557.34</text:p>
          </table:table-cell>
          <table:table-cell table:style-name="ce2" table:formula="of:=[.R17]/[.R$2]" office:value-type="percentage" office:value="1.01155734137197">
            <text:p>101.16%</text:p>
          </table:table-cell>
          <table:table-cell table:style-name="ce2" table:formula="of:=[.R17]/[.R16]-1" office:value-type="percentage" office:value="-0.00703494337924615">
            <text:p>-0.70%</text:p>
          </table:table-cell>
          <table:table-cell table:formula="of:=[.U$2]*[.S17]" office:value-type="currency" office:currency="USD" office:value="1011557.34137197">
            <text:p>$1,011,557.34</text:p>
          </table:table-cell>
          <table:table-cell office:value-type="float" office:value="124.65">
            <text:p>124.65</text:p>
          </table:table-cell>
          <table:table-cell table:style-name="ce2" table:formula="of:=[.V17]/[.V$2]" office:value-type="percentage" office:value="1.01672104404568">
            <text:p>101.67%</text:p>
          </table:table-cell>
          <table:table-cell table:style-name="ce2" table:formula="of:=[.V17]/[.V16]-1" office:value-type="percentage" office:value="0.000561887943490103">
            <text:p>0.0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6">
            <text:p>26/01/11</text:p>
          </table:table-cell>
          <table:table-cell office:value-type="float" office:value="28.65">
            <text:p>28.65</text:p>
          </table:table-cell>
          <table:table-cell table:formula="of:=[.B18]/[.$B$2]" office:value-type="percentage" office:value="0.99791013584117">
            <text:p>99.79%</text:p>
          </table:table-cell>
          <table:table-cell table:formula="of:=[.B18]/[.B17]-1" office:value-type="percentage" office:value="0.00491055769905291">
            <text:p>0.49%</text:p>
          </table:table-cell>
          <table:table-cell table:formula="of:=[.$E$2]*[.C18]" office:value-type="currency" office:currency="USD" office:value="997910.13584117">
            <text:p>$997,910.14</text:p>
          </table:table-cell>
          <table:table-cell office:value-type="float" office:value="1.5">
            <text:p>1.5</text:p>
          </table:table-cell>
          <table:table-cell table:style-name="ce2" table:formula="of:=[.F18]/[.F$2]" office:value-type="percentage" office:value="1.25">
            <text:p>125.00%</text:p>
          </table:table-cell>
          <table:table-cell table:style-name="ce2" table:formula="of:=[.F18]/[.F17]-1" office:value-type="percentage" office:value="0">
            <text:p>0.00%</text:p>
          </table:table-cell>
          <table:table-cell table:formula="of:=[.I$2]*[.G18]" office:value-type="currency" office:currency="USD" office:value="96527.2375">
            <text:p>$96,527.24</text:p>
          </table:table-cell>
          <table:table-cell office:value-type="float" office:value="1.96">
            <text:p>1.96</text:p>
          </table:table-cell>
          <table:table-cell table:style-name="ce2" table:formula="of:=[.J18]/[.J$2]" office:value-type="percentage" office:value="1.0261780104712">
            <text:p>102.62%</text:p>
          </table:table-cell>
          <table:table-cell table:style-name="ce2" table:formula="of:=[.J18]/[.J17]-1" office:value-type="percentage" office:value="0.0261780104712042">
            <text:p>2.62%</text:p>
          </table:table-cell>
          <table:table-cell table:formula="of:=[.M$2]*[.K18]" office:value-type="currency" office:currency="USD" office:value="102914.202303665">
            <text:p>$102,914.20</text:p>
          </table:table-cell>
          <table:table-cell office:value-type="float" office:value="55.66">
            <text:p>55.66</text:p>
          </table:table-cell>
          <table:table-cell table:style-name="ce2" table:formula="of:=[.N18]/[.N$2]" office:value-type="percentage" office:value="0.979239971850809">
            <text:p>97.92%</text:p>
          </table:table-cell>
          <table:table-cell table:style-name="ce2" table:formula="of:=[.N18]/[.N17]-1" office:value-type="percentage" office:value="-0.00978473581213313">
            <text:p>-0.98%</text:p>
          </table:table-cell>
          <table:table-cell table:formula="of:=[.Q$2]*[.O18]" office:value-type="currency" office:currency="USD" office:value="480036.771449683">
            <text:p>$480,036.77</text:p>
          </table:table-cell>
          <table:table-cell table:formula="of:=[.$AA$3]/[.$B$2]*[.B18]+[.$AA$4]/[.$F$2]*[.F18]+[.$AA$5]/[.$J$2]*[.J18]+[.$AA$6]/[.$N$2]*[.N18]" office:value-type="currency" office:currency="USD" office:value="1011059.55007258">
            <text:p>$1,011,059.55</text:p>
          </table:table-cell>
          <table:table-cell table:style-name="ce2" table:formula="of:=[.R18]/[.R$2]" office:value-type="percentage" office:value="1.01105955007258">
            <text:p>101.11%</text:p>
          </table:table-cell>
          <table:table-cell table:style-name="ce2" table:formula="of:=[.R18]/[.R17]-1" office:value-type="percentage" office:value="-0.000492103886786">
            <text:p>-0.05%</text:p>
          </table:table-cell>
          <table:table-cell table:formula="of:=[.U$2]*[.S18]" office:value-type="currency" office:currency="USD" office:value="1011059.55007258">
            <text:p>$1,011,059.55</text:p>
          </table:table-cell>
          <table:table-cell office:value-type="float" office:value="125.13">
            <text:p>125.13</text:p>
          </table:table-cell>
          <table:table-cell table:style-name="ce2" table:formula="of:=[.V18]/[.V$2]" office:value-type="percentage" office:value="1.02063621533442">
            <text:p>102.06%</text:p>
          </table:table-cell>
          <table:table-cell table:style-name="ce2" table:formula="of:=[.V18]/[.V17]-1" office:value-type="percentage" office:value="0.00385078219013235">
            <text:p>0.3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7">
            <text:p>27/01/11</text:p>
          </table:table-cell>
          <table:table-cell office:value-type="float" office:value="28.74">
            <text:p>28.74</text:p>
          </table:table-cell>
          <table:table-cell table:formula="of:=[.B19]/[.$B$2]" office:value-type="percentage" office:value="1.00104493207941">
            <text:p>100.10%</text:p>
          </table:table-cell>
          <table:table-cell table:formula="of:=[.B19]/[.B18]-1" office:value-type="percentage" office:value="0.00314136125654452">
            <text:p>0.31%</text:p>
          </table:table-cell>
          <table:table-cell table:formula="of:=[.$E$2]*[.C19]" office:value-type="currency" office:currency="USD" office:value="1001044.93207941">
            <text:p>$1,001,044.93</text:p>
          </table:table-cell>
          <table:table-cell office:value-type="float" office:value="1.41">
            <text:p>1.41</text:p>
          </table:table-cell>
          <table:table-cell table:style-name="ce2" table:formula="of:=[.F19]/[.F$2]" office:value-type="percentage" office:value="1.175">
            <text:p>117.50%</text:p>
          </table:table-cell>
          <table:table-cell table:style-name="ce2" table:formula="of:=[.F19]/[.F18]-1" office:value-type="percentage" office:value="-0.06">
            <text:p>-6.00%</text:p>
          </table:table-cell>
          <table:table-cell table:formula="of:=[.I$2]*[.G19]" office:value-type="currency" office:currency="USD" office:value="90735.60325">
            <text:p>$90,735.60</text:p>
          </table:table-cell>
          <table:table-cell office:value-type="float" office:value="1.91">
            <text:p>1.91</text:p>
          </table:table-cell>
          <table:table-cell table:style-name="ce2" table:formula="of:=[.J19]/[.J$2]" office:value-type="percentage" office:value="1">
            <text:p>100.00%</text:p>
          </table:table-cell>
          <table:table-cell table:style-name="ce2" table:formula="of:=[.J19]/[.J18]-1" office:value-type="percentage" office:value="-0.0255102040816325">
            <text:p>-2.55%</text:p>
          </table:table-cell>
          <table:table-cell table:formula="of:=[.M$2]*[.K19]" office:value-type="currency" office:currency="USD" office:value="100288.84">
            <text:p>$100,288.84</text:p>
          </table:table-cell>
          <table:table-cell office:value-type="float" office:value="55.84">
            <text:p>55.84</text:p>
          </table:table-cell>
          <table:table-cell table:style-name="ce2" table:formula="of:=[.N19]/[.N$2]" office:value-type="percentage" office:value="0.982406755805771">
            <text:p>98.24%</text:p>
          </table:table-cell>
          <table:table-cell table:style-name="ce2" table:formula="of:=[.N19]/[.N18]-1" office:value-type="percentage" office:value="0.00323392022996782">
            <text:p>0.32%</text:p>
          </table:table-cell>
          <table:table-cell table:formula="of:=[.Q$2]*[.O19]" office:value-type="currency" office:currency="USD" office:value="481589.172076003">
            <text:p>$481,589.17</text:p>
          </table:table-cell>
          <table:table-cell table:formula="of:=[.$AA$3]/[.$B$2]*[.B19]+[.$AA$4]/[.$F$2]*[.F19]+[.$AA$5]/[.$J$2]*[.J19]+[.$AA$6]/[.$N$2]*[.N19]" office:value-type="currency" office:currency="USD" office:value="1005236.57091639">
            <text:p>$1,005,236.57</text:p>
          </table:table-cell>
          <table:table-cell table:style-name="ce2" table:formula="of:=[.R19]/[.R$2]" office:value-type="percentage" office:value="1.00523657091639">
            <text:p>100.52%</text:p>
          </table:table-cell>
          <table:table-cell table:style-name="ce2" table:formula="of:=[.R19]/[.R18]-1" office:value-type="percentage" office:value="-0.00575928406567894">
            <text:p>-0.58%</text:p>
          </table:table-cell>
          <table:table-cell table:formula="of:=[.U$2]*[.S19]" office:value-type="currency" office:currency="USD" office:value="1005236.57091639">
            <text:p>$1,005,236.57</text:p>
          </table:table-cell>
          <table:table-cell office:value-type="float" office:value="125.44">
            <text:p>125.44</text:p>
          </table:table-cell>
          <table:table-cell table:style-name="ce2" table:formula="of:=[.V19]/[.V$2]" office:value-type="percentage" office:value="1.0231647634584">
            <text:p>102.32%</text:p>
          </table:table-cell>
          <table:table-cell table:style-name="ce2" table:formula="of:=[.V19]/[.V18]-1" office:value-type="percentage" office:value="0.00247742347958124">
            <text:p>0.2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28">
            <text:p>28/01/11</text:p>
          </table:table-cell>
          <table:table-cell office:value-type="float" office:value="28.67">
            <text:p>28.67</text:p>
          </table:table-cell>
          <table:table-cell table:formula="of:=[.B20]/[.$B$2]" office:value-type="percentage" office:value="0.998606757227447">
            <text:p>99.86%</text:p>
          </table:table-cell>
          <table:table-cell table:formula="of:=[.B20]/[.B19]-1" office:value-type="percentage" office:value="-0.0024356297842727">
            <text:p>-0.24%</text:p>
          </table:table-cell>
          <table:table-cell table:formula="of:=[.$E$2]*[.C20]" office:value-type="currency" office:currency="USD" office:value="998606.757227447">
            <text:p>$998,606.76</text:p>
          </table:table-cell>
          <table:table-cell office:value-type="float" office:value="1.4">
            <text:p>1.4</text:p>
          </table:table-cell>
          <table:table-cell table:style-name="ce2" table:formula="of:=[.F20]/[.F$2]" office:value-type="percentage" office:value="1.16666666666667">
            <text:p>116.67%</text:p>
          </table:table-cell>
          <table:table-cell table:style-name="ce2" table:formula="of:=[.F20]/[.F19]-1" office:value-type="percentage" office:value="-0.00709219858156041">
            <text:p>-0.71%</text:p>
          </table:table-cell>
          <table:table-cell table:formula="of:=[.I$2]*[.G20]" office:value-type="currency" office:currency="USD" office:value="90092.0883333333">
            <text:p>$90,092.09</text:p>
          </table:table-cell>
          <table:table-cell office:value-type="float" office:value="1.91">
            <text:p>1.91</text:p>
          </table:table-cell>
          <table:table-cell table:style-name="ce2" table:formula="of:=[.J20]/[.J$2]" office:value-type="percentage" office:value="1">
            <text:p>100.00%</text:p>
          </table:table-cell>
          <table:table-cell table:style-name="ce2" table:formula="of:=[.J20]/[.J19]-1" office:value-type="percentage" office:value="0">
            <text:p>0.00%</text:p>
          </table:table-cell>
          <table:table-cell table:formula="of:=[.M$2]*[.K20]" office:value-type="currency" office:currency="USD" office:value="100288.84">
            <text:p>$100,288.84</text:p>
          </table:table-cell>
          <table:table-cell office:value-type="float" office:value="56.23">
            <text:p>56.23</text:p>
          </table:table-cell>
          <table:table-cell table:style-name="ce2" table:formula="of:=[.N20]/[.N$2]" office:value-type="percentage" office:value="0.98926812104152">
            <text:p>98.93%</text:p>
          </table:table-cell>
          <table:table-cell table:style-name="ce2" table:formula="of:=[.N20]/[.N19]-1" office:value-type="percentage" office:value="0.006984240687679">
            <text:p>0.70%</text:p>
          </table:table-cell>
          <table:table-cell table:formula="of:=[.Q$2]*[.O20]" office:value-type="currency" office:currency="USD" office:value="484952.706766362">
            <text:p>$484,952.71</text:p>
          </table:table-cell>
          <table:table-cell table:formula="of:=[.$AA$3]/[.$B$2]*[.B20]+[.$AA$4]/[.$F$2]*[.F20]+[.$AA$5]/[.$J$2]*[.J20]+[.$AA$6]/[.$N$2]*[.N20]" office:value-type="currency" office:currency="USD" office:value="1007146.44431251">
            <text:p>$1,007,146.44</text:p>
          </table:table-cell>
          <table:table-cell table:style-name="ce2" table:formula="of:=[.R20]/[.R$2]" office:value-type="percentage" office:value="1.00714644431251">
            <text:p>100.71%</text:p>
          </table:table-cell>
          <table:table-cell table:style-name="ce2" table:formula="of:=[.R20]/[.R19]-1" office:value-type="percentage" office:value="0.00189992430775021">
            <text:p>0.19%</text:p>
          </table:table-cell>
          <table:table-cell table:formula="of:=[.U$2]*[.S20]" office:value-type="currency" office:currency="USD" office:value="1007146.44431251">
            <text:p>$1,007,146.44</text:p>
          </table:table-cell>
          <table:table-cell office:value-type="float" office:value="123.25">
            <text:p>123.25</text:p>
          </table:table-cell>
          <table:table-cell table:style-name="ce2" table:formula="of:=[.V20]/[.V$2]" office:value-type="percentage" office:value="1.00530179445351">
            <text:p>100.53%</text:p>
          </table:table-cell>
          <table:table-cell table:style-name="ce2" table:formula="of:=[.V20]/[.V19]-1" office:value-type="percentage" office:value="-0.0174585459183674">
            <text:p>-1.7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1-31">
            <text:p>31/01/11</text:p>
          </table:table-cell>
          <table:table-cell office:value-type="float" office:value="28.98">
            <text:p>28.98</text:p>
          </table:table-cell>
          <table:table-cell table:formula="of:=[.B21]/[.$B$2]" office:value-type="percentage" office:value="1.00940438871473">
            <text:p>100.94%</text:p>
          </table:table-cell>
          <table:table-cell table:formula="of:=[.B21]/[.B20]-1" office:value-type="percentage" office:value="0.0108126961981165">
            <text:p>1.08%</text:p>
          </table:table-cell>
          <table:table-cell table:formula="of:=[.$E$2]*[.C21]" office:value-type="currency" office:currency="USD" office:value="1009404.38871473">
            <text:p>$1,009,404.39</text:p>
          </table:table-cell>
          <table:table-cell office:value-type="float" office:value="1.44">
            <text:p>1.44</text:p>
          </table:table-cell>
          <table:table-cell table:style-name="ce2" table:formula="of:=[.F21]/[.F$2]" office:value-type="percentage" office:value="1.2">
            <text:p>120.00%</text:p>
          </table:table-cell>
          <table:table-cell table:style-name="ce2" table:formula="of:=[.F21]/[.F20]-1" office:value-type="percentage" office:value="0.0285714285714287">
            <text:p>2.86%</text:p>
          </table:table-cell>
          <table:table-cell table:formula="of:=[.I$2]*[.G21]" office:value-type="currency" office:currency="USD" office:value="92666.148">
            <text:p>$92,666.15</text:p>
          </table:table-cell>
          <table:table-cell office:value-type="float" office:value="1.93">
            <text:p>1.93</text:p>
          </table:table-cell>
          <table:table-cell table:style-name="ce2" table:formula="of:=[.J21]/[.J$2]" office:value-type="percentage" office:value="1.01047120418848">
            <text:p>101.05%</text:p>
          </table:table-cell>
          <table:table-cell table:style-name="ce2" table:formula="of:=[.J21]/[.J20]-1" office:value-type="percentage" office:value="0.0104712041884816">
            <text:p>1.05%</text:p>
          </table:table-cell>
          <table:table-cell table:formula="of:=[.M$2]*[.K21]" office:value-type="currency" office:currency="USD" office:value="101338.984921466">
            <text:p>$101,338.98</text:p>
          </table:table-cell>
          <table:table-cell office:value-type="float" office:value="55.71">
            <text:p>55.71</text:p>
          </table:table-cell>
          <table:table-cell table:style-name="ce2" table:formula="of:=[.N21]/[.N$2]" office:value-type="percentage" office:value="0.980119634060521">
            <text:p>98.01%</text:p>
          </table:table-cell>
          <table:table-cell table:style-name="ce2" table:formula="of:=[.N21]/[.N20]-1" office:value-type="percentage" office:value="-0.00924773252712063">
            <text:p>-0.92%</text:p>
          </table:table-cell>
          <table:table-cell table:formula="of:=[.Q$2]*[.O21]" office:value-type="currency" office:currency="USD" office:value="480467.993845883">
            <text:p>$480,467.99</text:p>
          </table:table-cell>
          <table:table-cell table:formula="of:=[.$AA$3]/[.$B$2]*[.B21]+[.$AA$4]/[.$F$2]*[.F21]+[.$AA$5]/[.$J$2]*[.J21]+[.$AA$6]/[.$N$2]*[.N21]" office:value-type="currency" office:currency="USD" office:value="1009873.72708083">
            <text:p>$1,009,873.73</text:p>
          </table:table-cell>
          <table:table-cell table:style-name="ce2" table:formula="of:=[.R21]/[.R$2]" office:value-type="percentage" office:value="1.00987372708083">
            <text:p>100.99%</text:p>
          </table:table-cell>
          <table:table-cell table:style-name="ce2" table:formula="of:=[.R21]/[.R20]-1" office:value-type="percentage" office:value="0.00270793069242026">
            <text:p>0.27%</text:p>
          </table:table-cell>
          <table:table-cell table:formula="of:=[.U$2]*[.S21]" office:value-type="currency" office:currency="USD" office:value="1009873.72708083">
            <text:p>$1,009,873.73</text:p>
          </table:table-cell>
          <table:table-cell office:value-type="float" office:value="124.18">
            <text:p>124.18</text:p>
          </table:table-cell>
          <table:table-cell table:style-name="ce2" table:formula="of:=[.V21]/[.V$2]" office:value-type="percentage" office:value="1.01288743882545">
            <text:p>101.29%</text:p>
          </table:table-cell>
          <table:table-cell table:style-name="ce2" table:formula="of:=[.V21]/[.V20]-1" office:value-type="percentage" office:value="0.0075456389452333">
            <text:p>0.7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1">
            <text:p>01/02/11</text:p>
          </table:table-cell>
          <table:table-cell office:value-type="float" office:value="29.42">
            <text:p>29.42</text:p>
          </table:table-cell>
          <table:table-cell table:formula="of:=[.B22]/[.$B$2]" office:value-type="percentage" office:value="1.02473005921282">
            <text:p>102.47%</text:p>
          </table:table-cell>
          <table:table-cell table:formula="of:=[.B22]/[.B21]-1" office:value-type="percentage" office:value="0.0151828847481021">
            <text:p>1.52%</text:p>
          </table:table-cell>
          <table:table-cell table:formula="of:=[.$E$2]*[.C22]" office:value-type="currency" office:currency="USD" office:value="1024730.05921282">
            <text:p>$1,024,730.06</text:p>
          </table:table-cell>
          <table:table-cell office:value-type="float" office:value="1.4">
            <text:p>1.4</text:p>
          </table:table-cell>
          <table:table-cell table:style-name="ce2" table:formula="of:=[.F22]/[.F$2]" office:value-type="percentage" office:value="1.16666666666667">
            <text:p>116.67%</text:p>
          </table:table-cell>
          <table:table-cell table:style-name="ce2" table:formula="of:=[.F22]/[.F21]-1" office:value-type="percentage" office:value="-0.0277777777777778">
            <text:p>-2.78%</text:p>
          </table:table-cell>
          <table:table-cell table:formula="of:=[.I$2]*[.G22]" office:value-type="currency" office:currency="USD" office:value="90092.0883333333">
            <text:p>$90,092.09</text:p>
          </table:table-cell>
          <table:table-cell office:value-type="float" office:value="1.94">
            <text:p>1.94</text:p>
          </table:table-cell>
          <table:table-cell table:style-name="ce2" table:formula="of:=[.J22]/[.J$2]" office:value-type="percentage" office:value="1.01570680628272">
            <text:p>101.57%</text:p>
          </table:table-cell>
          <table:table-cell table:style-name="ce2" table:formula="of:=[.J22]/[.J21]-1" office:value-type="percentage" office:value="0.00518134715025886">
            <text:p>0.52%</text:p>
          </table:table-cell>
          <table:table-cell table:formula="of:=[.M$2]*[.K22]" office:value-type="currency" office:currency="USD" office:value="101864.057382199">
            <text:p>$101,864.06</text:p>
          </table:table-cell>
          <table:table-cell office:value-type="float" office:value="55.55">
            <text:p>55.55</text:p>
          </table:table-cell>
          <table:table-cell table:style-name="ce2" table:formula="of:=[.N22]/[.N$2]" office:value-type="percentage" office:value="0.977304714989444">
            <text:p>97.73%</text:p>
          </table:table-cell>
          <table:table-cell table:style-name="ce2" table:formula="of:=[.N22]/[.N21]-1" office:value-type="percentage" office:value="-0.00287201579608698">
            <text:p>-0.29%</text:p>
          </table:table-cell>
          <table:table-cell table:formula="of:=[.Q$2]*[.O22]" office:value-type="currency" office:currency="USD" office:value="479088.082178044">
            <text:p>$479,088.08</text:p>
          </table:table-cell>
          <table:table-cell table:formula="of:=[.$AA$3]/[.$B$2]*[.B22]+[.$AA$4]/[.$F$2]*[.F22]+[.$AA$5]/[.$J$2]*[.J22]+[.$AA$6]/[.$N$2]*[.N22]" office:value-type="currency" office:currency="USD" office:value="1011537.17686606">
            <text:p>$1,011,537.18</text:p>
          </table:table-cell>
          <table:table-cell table:style-name="ce2" table:formula="of:=[.R22]/[.R$2]" office:value-type="percentage" office:value="1.01153717686606">
            <text:p>101.15%</text:p>
          </table:table-cell>
          <table:table-cell table:style-name="ce2" table:formula="of:=[.R22]/[.R21]-1" office:value-type="percentage" office:value="0.00164718592099522">
            <text:p>0.16%</text:p>
          </table:table-cell>
          <table:table-cell table:formula="of:=[.U$2]*[.S22]" office:value-type="currency" office:currency="USD" office:value="1011537.17686606">
            <text:p>$1,011,537.18</text:p>
          </table:table-cell>
          <table:table-cell office:value-type="float" office:value="126.16">
            <text:p>126.16</text:p>
          </table:table-cell>
          <table:table-cell table:style-name="ce2" table:formula="of:=[.V22]/[.V$2]" office:value-type="percentage" office:value="1.02903752039152">
            <text:p>102.90%</text:p>
          </table:table-cell>
          <table:table-cell table:style-name="ce2" table:formula="of:=[.V22]/[.V21]-1" office:value-type="percentage" office:value="0.0159445965533902">
            <text:p>1.5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2">
            <text:p>02/02/11</text:p>
          </table:table-cell>
          <table:table-cell office:value-type="float" office:value="29.45">
            <text:p>29.45</text:p>
          </table:table-cell>
          <table:table-cell table:formula="of:=[.B23]/[.$B$2]" office:value-type="percentage" office:value="1.02577499129223">
            <text:p>102.58%</text:p>
          </table:table-cell>
          <table:table-cell table:formula="of:=[.B23]/[.B22]-1" office:value-type="percentage" office:value="0.00101971447994553">
            <text:p>0.10%</text:p>
          </table:table-cell>
          <table:table-cell table:formula="of:=[.$E$2]*[.C23]" office:value-type="currency" office:currency="USD" office:value="1025774.99129223">
            <text:p>$1,025,774.99</text:p>
          </table:table-cell>
          <table:table-cell office:value-type="float" office:value="1.4">
            <text:p>1.4</text:p>
          </table:table-cell>
          <table:table-cell table:style-name="ce2" table:formula="of:=[.F23]/[.F$2]" office:value-type="percentage" office:value="1.16666666666667">
            <text:p>116.67%</text:p>
          </table:table-cell>
          <table:table-cell table:style-name="ce2" table:formula="of:=[.F23]/[.F22]-1" office:value-type="percentage" office:value="0">
            <text:p>0.00%</text:p>
          </table:table-cell>
          <table:table-cell table:formula="of:=[.I$2]*[.G23]" office:value-type="currency" office:currency="USD" office:value="90092.0883333333">
            <text:p>$90,092.09</text:p>
          </table:table-cell>
          <table:table-cell office:value-type="float" office:value="1.95">
            <text:p>1.95</text:p>
          </table:table-cell>
          <table:table-cell table:style-name="ce2" table:formula="of:=[.J23]/[.J$2]" office:value-type="percentage" office:value="1.02094240837696">
            <text:p>102.09%</text:p>
          </table:table-cell>
          <table:table-cell table:style-name="ce2" table:formula="of:=[.J23]/[.J22]-1" office:value-type="percentage" office:value="0.00515463917525794">
            <text:p>0.52%</text:p>
          </table:table-cell>
          <table:table-cell table:formula="of:=[.M$2]*[.K23]" office:value-type="currency" office:currency="USD" office:value="102389.129842932">
            <text:p>$102,389.13</text:p>
          </table:table-cell>
          <table:table-cell office:value-type="float" office:value="55.36">
            <text:p>55.36</text:p>
          </table:table-cell>
          <table:table-cell table:style-name="ce2" table:formula="of:=[.N23]/[.N$2]" office:value-type="percentage" office:value="0.97396199859254">
            <text:p>97.40%</text:p>
          </table:table-cell>
          <table:table-cell table:style-name="ce2" table:formula="of:=[.N23]/[.N22]-1" office:value-type="percentage" office:value="-0.00342034203420338">
            <text:p>-0.34%</text:p>
          </table:table-cell>
          <table:table-cell table:formula="of:=[.Q$2]*[.O23]" office:value-type="currency" office:currency="USD" office:value="477449.437072484">
            <text:p>$477,449.44</text:p>
          </table:table-cell>
          <table:table-cell table:formula="of:=[.$AA$3]/[.$B$2]*[.B23]+[.$AA$4]/[.$F$2]*[.F23]+[.$AA$5]/[.$J$2]*[.J23]+[.$AA$6]/[.$N$2]*[.N23]" office:value-type="currency" office:currency="USD" office:value="1010770.80981162">
            <text:p>$1,010,770.81</text:p>
          </table:table-cell>
          <table:table-cell table:style-name="ce2" table:formula="of:=[.R23]/[.R$2]" office:value-type="percentage" office:value="1.01077080981162">
            <text:p>101.08%</text:p>
          </table:table-cell>
          <table:table-cell table:style-name="ce2" table:formula="of:=[.R23]/[.R22]-1" office:value-type="percentage" office:value="-0.00075762618712083">
            <text:p>-0.08%</text:p>
          </table:table-cell>
          <table:table-cell table:formula="of:=[.U$2]*[.S23]" office:value-type="currency" office:currency="USD" office:value="1010770.80981162">
            <text:p>$1,010,770.81</text:p>
          </table:table-cell>
          <table:table-cell office:value-type="float" office:value="125.92">
            <text:p>125.92</text:p>
          </table:table-cell>
          <table:table-cell table:style-name="ce2" table:formula="of:=[.V23]/[.V$2]" office:value-type="percentage" office:value="1.02707993474715">
            <text:p>102.71%</text:p>
          </table:table-cell>
          <table:table-cell table:style-name="ce2" table:formula="of:=[.V23]/[.V22]-1" office:value-type="percentage" office:value="-0.00190234622701324">
            <text:p>-0.1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3">
            <text:p>03/02/11</text:p>
          </table:table-cell>
          <table:table-cell office:value-type="float" office:value="29.73">
            <text:p>29.73</text:p>
          </table:table-cell>
          <table:table-cell table:formula="of:=[.B24]/[.$B$2]" office:value-type="percentage" office:value="1.0355276907001">
            <text:p>103.55%</text:p>
          </table:table-cell>
          <table:table-cell table:formula="of:=[.B24]/[.B23]-1" office:value-type="percentage" office:value="0.00950764006791172">
            <text:p>0.95%</text:p>
          </table:table-cell>
          <table:table-cell table:formula="of:=[.$E$2]*[.C24]" office:value-type="currency" office:currency="USD" office:value="1035527.6907001">
            <text:p>$1,035,527.69</text:p>
          </table:table-cell>
          <table:table-cell office:value-type="float" office:value="1.5">
            <text:p>1.5</text:p>
          </table:table-cell>
          <table:table-cell table:style-name="ce2" table:formula="of:=[.F24]/[.F$2]" office:value-type="percentage" office:value="1.25">
            <text:p>125.00%</text:p>
          </table:table-cell>
          <table:table-cell table:style-name="ce2" table:formula="of:=[.F24]/[.F23]-1" office:value-type="percentage" office:value="0.0714285714285714">
            <text:p>7.14%</text:p>
          </table:table-cell>
          <table:table-cell table:formula="of:=[.I$2]*[.G24]" office:value-type="currency" office:currency="USD" office:value="96527.2375">
            <text:p>$96,527.24</text:p>
          </table:table-cell>
          <table:table-cell office:value-type="float" office:value="1.95">
            <text:p>1.95</text:p>
          </table:table-cell>
          <table:table-cell table:style-name="ce2" table:formula="of:=[.J24]/[.J$2]" office:value-type="percentage" office:value="1.02094240837696">
            <text:p>102.09%</text:p>
          </table:table-cell>
          <table:table-cell table:style-name="ce2" table:formula="of:=[.J24]/[.J23]-1" office:value-type="percentage" office:value="0">
            <text:p>0.00%</text:p>
          </table:table-cell>
          <table:table-cell table:formula="of:=[.M$2]*[.K24]" office:value-type="currency" office:currency="USD" office:value="102389.129842932">
            <text:p>$102,389.13</text:p>
          </table:table-cell>
          <table:table-cell office:value-type="float" office:value="55.07">
            <text:p>55.07</text:p>
          </table:table-cell>
          <table:table-cell table:style-name="ce2" table:formula="of:=[.N24]/[.N$2]" office:value-type="percentage" office:value="0.968859957776214">
            <text:p>96.89%</text:p>
          </table:table-cell>
          <table:table-cell table:style-name="ce2" table:formula="of:=[.N24]/[.N23]-1" office:value-type="percentage" office:value="-0.00523843930635837">
            <text:p>-0.52%</text:p>
          </table:table-cell>
          <table:table-cell table:formula="of:=[.Q$2]*[.O24]" office:value-type="currency" office:currency="USD" office:value="474948.347174525">
            <text:p>$474,948.35</text:p>
          </table:table-cell>
          <table:table-cell table:formula="of:=[.$AA$3]/[.$B$2]*[.B24]+[.$AA$4]/[.$F$2]*[.F24]+[.$AA$5]/[.$J$2]*[.J24]+[.$AA$6]/[.$N$2]*[.N24]" office:value-type="currency" office:currency="USD" office:value="1017945.4545906">
            <text:p>$1,017,945.45</text:p>
          </table:table-cell>
          <table:table-cell table:style-name="ce2" table:formula="of:=[.R24]/[.R$2]" office:value-type="percentage" office:value="1.0179454545906">
            <text:p>101.79%</text:p>
          </table:table-cell>
          <table:table-cell table:style-name="ce2" table:formula="of:=[.R24]/[.R23]-1" office:value-type="percentage" office:value="0.00709819150824109">
            <text:p>0.71%</text:p>
          </table:table-cell>
          <table:table-cell table:formula="of:=[.U$2]*[.S24]" office:value-type="currency" office:currency="USD" office:value="1017945.4545906">
            <text:p>$1,017,945.45</text:p>
          </table:table-cell>
          <table:table-cell office:value-type="float" office:value="126.2">
            <text:p>126.2</text:p>
          </table:table-cell>
          <table:table-cell table:style-name="ce2" table:formula="of:=[.V24]/[.V$2]" office:value-type="percentage" office:value="1.02936378466558">
            <text:p>102.94%</text:p>
          </table:table-cell>
          <table:table-cell table:style-name="ce2" table:formula="of:=[.V24]/[.V23]-1" office:value-type="percentage" office:value="0.00222363405336723">
            <text:p>0.2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4">
            <text:p>04/02/11</text:p>
          </table:table-cell>
          <table:table-cell office:value-type="float" office:value="29.36">
            <text:p>29.36</text:p>
          </table:table-cell>
          <table:table-cell table:formula="of:=[.B25]/[.$B$2]" office:value-type="percentage" office:value="1.02264019505399">
            <text:p>102.26%</text:p>
          </table:table-cell>
          <table:table-cell table:formula="of:=[.B25]/[.B24]-1" office:value-type="percentage" office:value="-0.0124453414059873">
            <text:p>-1.24%</text:p>
          </table:table-cell>
          <table:table-cell table:formula="of:=[.$E$2]*[.C25]" office:value-type="currency" office:currency="USD" office:value="1022640.19505399">
            <text:p>$1,022,640.20</text:p>
          </table:table-cell>
          <table:table-cell office:value-type="float" office:value="1.55">
            <text:p>1.55</text:p>
          </table:table-cell>
          <table:table-cell table:style-name="ce2" table:formula="of:=[.F25]/[.F$2]" office:value-type="percentage" office:value="1.29166666666667">
            <text:p>129.17%</text:p>
          </table:table-cell>
          <table:table-cell table:style-name="ce2" table:formula="of:=[.F25]/[.F24]-1" office:value-type="percentage" office:value="0.0333333333333334">
            <text:p>3.33%</text:p>
          </table:table-cell>
          <table:table-cell table:formula="of:=[.I$2]*[.G25]" office:value-type="currency" office:currency="USD" office:value="99744.8120833333">
            <text:p>$99,744.81</text:p>
          </table:table-cell>
          <table:table-cell office:value-type="float" office:value="1.95">
            <text:p>1.95</text:p>
          </table:table-cell>
          <table:table-cell table:style-name="ce2" table:formula="of:=[.J25]/[.J$2]" office:value-type="percentage" office:value="1.02094240837696">
            <text:p>102.09%</text:p>
          </table:table-cell>
          <table:table-cell table:style-name="ce2" table:formula="of:=[.J25]/[.J24]-1" office:value-type="percentage" office:value="0">
            <text:p>0.00%</text:p>
          </table:table-cell>
          <table:table-cell table:formula="of:=[.M$2]*[.K25]" office:value-type="currency" office:currency="USD" office:value="102389.129842932">
            <text:p>$102,389.13</text:p>
          </table:table-cell>
          <table:table-cell office:value-type="float" office:value="54.52">
            <text:p>54.52</text:p>
          </table:table-cell>
          <table:table-cell table:style-name="ce2" table:formula="of:=[.N25]/[.N$2]" office:value-type="percentage" office:value="0.959183673469388">
            <text:p>95.92%</text:p>
          </table:table-cell>
          <table:table-cell table:style-name="ce2" table:formula="of:=[.N25]/[.N24]-1" office:value-type="percentage" office:value="-0.00998728890502987">
            <text:p>-1.00%</text:p>
          </table:table-cell>
          <table:table-cell table:formula="of:=[.Q$2]*[.O25]" office:value-type="currency" office:currency="USD" office:value="470204.900816327">
            <text:p>$470,204.90</text:p>
          </table:table-cell>
          <table:table-cell table:formula="of:=[.$AA$3]/[.$B$2]*[.B25]+[.$AA$4]/[.$F$2]*[.F25]+[.$AA$5]/[.$J$2]*[.J25]+[.$AA$6]/[.$N$2]*[.N25]" office:value-type="currency" office:currency="USD" office:value="1012137.3805343">
            <text:p>$1,012,137.38</text:p>
          </table:table-cell>
          <table:table-cell table:style-name="ce2" table:formula="of:=[.R25]/[.R$2]" office:value-type="percentage" office:value="1.0121373805343">
            <text:p>101.21%</text:p>
          </table:table-cell>
          <table:table-cell table:style-name="ce2" table:formula="of:=[.R25]/[.R24]-1" office:value-type="percentage" office:value="-0.00570568298144814">
            <text:p>-0.57%</text:p>
          </table:table-cell>
          <table:table-cell table:formula="of:=[.U$2]*[.S25]" office:value-type="currency" office:currency="USD" office:value="1012137.3805343">
            <text:p>$1,012,137.38</text:p>
          </table:table-cell>
          <table:table-cell office:value-type="float" office:value="126.56">
            <text:p>126.56</text:p>
          </table:table-cell>
          <table:table-cell table:style-name="ce2" table:formula="of:=[.V25]/[.V$2]" office:value-type="percentage" office:value="1.03230016313214">
            <text:p>103.23%</text:p>
          </table:table-cell>
          <table:table-cell table:style-name="ce2" table:formula="of:=[.V25]/[.V24]-1" office:value-type="percentage" office:value="0.00285261489698896">
            <text:p>0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7">
            <text:p>07/02/11</text:p>
          </table:table-cell>
          <table:table-cell office:value-type="float" office:value="29.68">
            <text:p>29.68</text:p>
          </table:table-cell>
          <table:table-cell table:formula="of:=[.B26]/[.$B$2]" office:value-type="percentage" office:value="1.03378613723441">
            <text:p>103.38%</text:p>
          </table:table-cell>
          <table:table-cell table:formula="of:=[.B26]/[.B25]-1" office:value-type="percentage" office:value="0.0108991825613078">
            <text:p>1.09%</text:p>
          </table:table-cell>
          <table:table-cell table:formula="of:=[.$E$2]*[.C26]" office:value-type="currency" office:currency="USD" office:value="1033786.13723441">
            <text:p>$1,033,786.14</text:p>
          </table:table-cell>
          <table:table-cell office:value-type="float" office:value="1.6">
            <text:p>1.6</text:p>
          </table:table-cell>
          <table:table-cell table:style-name="ce2" table:formula="of:=[.F26]/[.F$2]" office:value-type="percentage" office:value="1.33333333333333">
            <text:p>133.33%</text:p>
          </table:table-cell>
          <table:table-cell table:style-name="ce2" table:formula="of:=[.F26]/[.F25]-1" office:value-type="percentage" office:value="0.032258064516129">
            <text:p>3.23%</text:p>
          </table:table-cell>
          <table:table-cell table:formula="of:=[.I$2]*[.G26]" office:value-type="currency" office:currency="USD" office:value="102962.386666667">
            <text:p>$102,962.39</text:p>
          </table:table-cell>
          <table:table-cell office:value-type="float" office:value="1.92">
            <text:p>1.92</text:p>
          </table:table-cell>
          <table:table-cell table:style-name="ce2" table:formula="of:=[.J26]/[.J$2]" office:value-type="percentage" office:value="1.00523560209424">
            <text:p>100.52%</text:p>
          </table:table-cell>
          <table:table-cell table:style-name="ce2" table:formula="of:=[.J26]/[.J25]-1" office:value-type="percentage" office:value="-0.0153846153846156">
            <text:p>-1.54%</text:p>
          </table:table-cell>
          <table:table-cell table:formula="of:=[.M$2]*[.K26]" office:value-type="currency" office:currency="USD" office:value="100813.912460733">
            <text:p>$100,813.91</text:p>
          </table:table-cell>
          <table:table-cell office:value-type="float" office:value="54.62">
            <text:p>54.62</text:p>
          </table:table-cell>
          <table:table-cell table:style-name="ce2" table:formula="of:=[.N26]/[.N$2]" office:value-type="percentage" office:value="0.960942997888811">
            <text:p>96.09%</text:p>
          </table:table-cell>
          <table:table-cell table:style-name="ce2" table:formula="of:=[.N26]/[.N25]-1" office:value-type="percentage" office:value="0.00183418928833445">
            <text:p>0.18%</text:p>
          </table:table-cell>
          <table:table-cell table:formula="of:=[.Q$2]*[.O26]" office:value-type="currency" office:currency="USD" office:value="471067.345608726">
            <text:p>$471,067.35</text:p>
          </table:table-cell>
          <table:table-cell table:formula="of:=[.$AA$3]/[.$B$2]*[.B26]+[.$AA$4]/[.$F$2]*[.F26]+[.$AA$5]/[.$J$2]*[.J26]+[.$AA$6]/[.$N$2]*[.N26]" office:value-type="currency" office:currency="USD" office:value="1018345.70882529">
            <text:p>$1,018,345.71</text:p>
          </table:table-cell>
          <table:table-cell table:style-name="ce2" table:formula="of:=[.R26]/[.R$2]" office:value-type="percentage" office:value="1.01834570882529">
            <text:p>101.83%</text:p>
          </table:table-cell>
          <table:table-cell table:style-name="ce2" table:formula="of:=[.R26]/[.R25]-1" office:value-type="percentage" office:value="0.00613387906660856">
            <text:p>0.61%</text:p>
          </table:table-cell>
          <table:table-cell table:formula="of:=[.U$2]*[.S26]" office:value-type="currency" office:currency="USD" office:value="1018345.70882529">
            <text:p>$1,018,345.71</text:p>
          </table:table-cell>
          <table:table-cell office:value-type="float" office:value="127.35">
            <text:p>127.35</text:p>
          </table:table-cell>
          <table:table-cell table:style-name="ce2" table:formula="of:=[.V26]/[.V$2]" office:value-type="percentage" office:value="1.03874388254486">
            <text:p>103.87%</text:p>
          </table:table-cell>
          <table:table-cell table:style-name="ce2" table:formula="of:=[.V26]/[.V25]-1" office:value-type="percentage" office:value="0.00624209860935521">
            <text:p>0.6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8">
            <text:p>08/02/11</text:p>
          </table:table-cell>
          <table:table-cell office:value-type="float" office:value="29.62">
            <text:p>29.62</text:p>
          </table:table-cell>
          <table:table-cell table:formula="of:=[.B27]/[.$B$2]" office:value-type="percentage" office:value="1.03169627307558">
            <text:p>103.17%</text:p>
          </table:table-cell>
          <table:table-cell table:formula="of:=[.B27]/[.B26]-1" office:value-type="percentage" office:value="-0.00202156334231807">
            <text:p>-0.20%</text:p>
          </table:table-cell>
          <table:table-cell table:formula="of:=[.$E$2]*[.C27]" office:value-type="currency" office:currency="USD" office:value="1031696.27307558">
            <text:p>$1,031,696.27</text:p>
          </table:table-cell>
          <table:table-cell office:value-type="float" office:value="2">
            <text:p>2</text:p>
          </table:table-cell>
          <table:table-cell table:style-name="ce2" table:formula="of:=[.F27]/[.F$2]" office:value-type="percentage" office:value="1.66666666666667">
            <text:p>166.67%</text:p>
          </table:table-cell>
          <table:table-cell table:style-name="ce2" table:formula="of:=[.F27]/[.F26]-1" office:value-type="percentage" office:value="0.25">
            <text:p>25.00%</text:p>
          </table:table-cell>
          <table:table-cell table:formula="of:=[.I$2]*[.G27]" office:value-type="currency" office:currency="USD" office:value="128702.983333333">
            <text:p>$128,702.98</text:p>
          </table:table-cell>
          <table:table-cell office:value-type="float" office:value="1.91">
            <text:p>1.91</text:p>
          </table:table-cell>
          <table:table-cell table:style-name="ce2" table:formula="of:=[.J27]/[.J$2]" office:value-type="percentage" office:value="1">
            <text:p>100.00%</text:p>
          </table:table-cell>
          <table:table-cell table:style-name="ce2" table:formula="of:=[.J27]/[.J26]-1" office:value-type="percentage" office:value="-0.00520833333333326">
            <text:p>-0.52%</text:p>
          </table:table-cell>
          <table:table-cell table:formula="of:=[.M$2]*[.K27]" office:value-type="currency" office:currency="USD" office:value="100288.84">
            <text:p>$100,288.84</text:p>
          </table:table-cell>
          <table:table-cell office:value-type="float" office:value="54.27">
            <text:p>54.27</text:p>
          </table:table-cell>
          <table:table-cell table:style-name="ce2" table:formula="of:=[.N27]/[.N$2]" office:value-type="percentage" office:value="0.95478536242083">
            <text:p>95.48%</text:p>
          </table:table-cell>
          <table:table-cell table:style-name="ce2" table:formula="of:=[.N27]/[.N26]-1" office:value-type="percentage" office:value="-0.0064079091907725">
            <text:p>-0.64%</text:p>
          </table:table-cell>
          <table:table-cell table:formula="of:=[.Q$2]*[.O27]" office:value-type="currency" office:currency="USD" office:value="468048.788835327">
            <text:p>$468,048.79</text:p>
          </table:table-cell>
          <table:table-cell table:formula="of:=[.$AA$3]/[.$B$2]*[.B27]+[.$AA$4]/[.$F$2]*[.F27]+[.$AA$5]/[.$J$2]*[.J27]+[.$AA$6]/[.$N$2]*[.N27]" office:value-type="currency" office:currency="USD" office:value="1039848.26507705">
            <text:p>$1,039,848.27</text:p>
          </table:table-cell>
          <table:table-cell table:style-name="ce2" table:formula="of:=[.R27]/[.R$2]" office:value-type="percentage" office:value="1.03984826507705">
            <text:p>103.98%</text:p>
          </table:table-cell>
          <table:table-cell table:style-name="ce2" table:formula="of:=[.R27]/[.R26]-1" office:value-type="percentage" office:value="0.0211151832480989">
            <text:p>2.11%</text:p>
          </table:table-cell>
          <table:table-cell table:formula="of:=[.U$2]*[.S27]" office:value-type="currency" office:currency="USD" office:value="1039848.26507705">
            <text:p>$1,039,848.27</text:p>
          </table:table-cell>
          <table:table-cell office:value-type="float" office:value="127.93">
            <text:p>127.93</text:p>
          </table:table-cell>
          <table:table-cell table:style-name="ce2" table:formula="of:=[.V27]/[.V$2]" office:value-type="percentage" office:value="1.04347471451876">
            <text:p>104.35%</text:p>
          </table:table-cell>
          <table:table-cell table:style-name="ce2" table:formula="of:=[.V27]/[.V26]-1" office:value-type="percentage" office:value="0.00455437769925404">
            <text:p>0.4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09">
            <text:p>09/02/11</text:p>
          </table:table-cell>
          <table:table-cell office:value-type="float" office:value="29.69">
            <text:p>29.69</text:p>
          </table:table-cell>
          <table:table-cell table:formula="of:=[.B28]/[.$B$2]" office:value-type="percentage" office:value="1.03413444792755">
            <text:p>103.41%</text:p>
          </table:table-cell>
          <table:table-cell table:formula="of:=[.B28]/[.B27]-1" office:value-type="percentage" office:value="0.00236326806212017">
            <text:p>0.24%</text:p>
          </table:table-cell>
          <table:table-cell table:formula="of:=[.$E$2]*[.C28]" office:value-type="currency" office:currency="USD" office:value="1034134.44792755">
            <text:p>$1,034,134.45</text:p>
          </table:table-cell>
          <table:table-cell office:value-type="float" office:value="2">
            <text:p>2</text:p>
          </table:table-cell>
          <table:table-cell table:style-name="ce2" table:formula="of:=[.F28]/[.F$2]" office:value-type="percentage" office:value="1.66666666666667">
            <text:p>166.67%</text:p>
          </table:table-cell>
          <table:table-cell table:style-name="ce2" table:formula="of:=[.F28]/[.F27]-1" office:value-type="percentage" office:value="0">
            <text:p>0.00%</text:p>
          </table:table-cell>
          <table:table-cell table:formula="of:=[.I$2]*[.G28]" office:value-type="currency" office:currency="USD" office:value="128702.983333333">
            <text:p>$128,702.98</text:p>
          </table:table-cell>
          <table:table-cell office:value-type="float" office:value="1.91">
            <text:p>1.91</text:p>
          </table:table-cell>
          <table:table-cell table:style-name="ce2" table:formula="of:=[.J28]/[.J$2]" office:value-type="percentage" office:value="1">
            <text:p>100.00%</text:p>
          </table:table-cell>
          <table:table-cell table:style-name="ce2" table:formula="of:=[.J28]/[.J27]-1" office:value-type="percentage" office:value="0">
            <text:p>0.00%</text:p>
          </table:table-cell>
          <table:table-cell table:formula="of:=[.M$2]*[.K28]" office:value-type="currency" office:currency="USD" office:value="100288.84">
            <text:p>$100,288.84</text:p>
          </table:table-cell>
          <table:table-cell office:value-type="float" office:value="54.64">
            <text:p>54.64</text:p>
          </table:table-cell>
          <table:table-cell table:style-name="ce2" table:formula="of:=[.N28]/[.N$2]" office:value-type="percentage" office:value="0.961294862772695">
            <text:p>96.13%</text:p>
          </table:table-cell>
          <table:table-cell table:style-name="ce2" table:formula="of:=[.N28]/[.N27]-1" office:value-type="percentage" office:value="0.00681776303666837">
            <text:p>0.68%</text:p>
          </table:table-cell>
          <table:table-cell table:formula="of:=[.Q$2]*[.O28]" office:value-type="currency" office:currency="USD" office:value="471239.834567206">
            <text:p>$471,239.83</text:p>
          </table:table-cell>
          <table:table-cell table:formula="of:=[.$AA$3]/[.$B$2]*[.B28]+[.$AA$4]/[.$F$2]*[.F28]+[.$AA$5]/[.$J$2]*[.J28]+[.$AA$6]/[.$N$2]*[.N28]" office:value-type="currency" office:currency="USD" office:value="1043849.4571865">
            <text:p>$1,043,849.46</text:p>
          </table:table-cell>
          <table:table-cell table:style-name="ce2" table:formula="of:=[.R28]/[.R$2]" office:value-type="percentage" office:value="1.0438494571865">
            <text:p>104.38%</text:p>
          </table:table-cell>
          <table:table-cell table:style-name="ce2" table:formula="of:=[.R28]/[.R27]-1" office:value-type="percentage" office:value="0.00384786150424699">
            <text:p>0.38%</text:p>
          </table:table-cell>
          <table:table-cell table:formula="of:=[.U$2]*[.S28]" office:value-type="currency" office:currency="USD" office:value="1043849.4571865">
            <text:p>$1,043,849.46</text:p>
          </table:table-cell>
          <table:table-cell office:value-type="float" office:value="127.64">
            <text:p>127.64</text:p>
          </table:table-cell>
          <table:table-cell table:style-name="ce2" table:formula="of:=[.V28]/[.V$2]" office:value-type="percentage" office:value="1.04110929853181">
            <text:p>104.11%</text:p>
          </table:table-cell>
          <table:table-cell table:style-name="ce2" table:formula="of:=[.V28]/[.V27]-1" office:value-type="percentage" office:value="-0.00226686469162829">
            <text:p>-0.2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0">
            <text:p>10/02/11</text:p>
          </table:table-cell>
          <table:table-cell office:value-type="float" office:value="29.65">
            <text:p>29.65</text:p>
          </table:table-cell>
          <table:table-cell table:formula="of:=[.B29]/[.$B$2]" office:value-type="percentage" office:value="1.032741205155">
            <text:p>103.27%</text:p>
          </table:table-cell>
          <table:table-cell table:formula="of:=[.B29]/[.B28]-1" office:value-type="percentage" office:value="-0.00134725496800281">
            <text:p>-0.13%</text:p>
          </table:table-cell>
          <table:table-cell table:formula="of:=[.$E$2]*[.C29]" office:value-type="currency" office:currency="USD" office:value="1032741.205155">
            <text:p>$1,032,741.21</text:p>
          </table:table-cell>
          <table:table-cell office:value-type="float" office:value="2">
            <text:p>2</text:p>
          </table:table-cell>
          <table:table-cell table:style-name="ce2" table:formula="of:=[.F29]/[.F$2]" office:value-type="percentage" office:value="1.66666666666667">
            <text:p>166.67%</text:p>
          </table:table-cell>
          <table:table-cell table:style-name="ce2" table:formula="of:=[.F29]/[.F28]-1" office:value-type="percentage" office:value="0">
            <text:p>0.00%</text:p>
          </table:table-cell>
          <table:table-cell table:formula="of:=[.I$2]*[.G29]" office:value-type="currency" office:currency="USD" office:value="128702.983333333">
            <text:p>$128,702.98</text:p>
          </table:table-cell>
          <table:table-cell office:value-type="float" office:value="1.98">
            <text:p>1.98</text:p>
          </table:table-cell>
          <table:table-cell table:style-name="ce2" table:formula="of:=[.J29]/[.J$2]" office:value-type="percentage" office:value="1.03664921465969">
            <text:p>103.66%</text:p>
          </table:table-cell>
          <table:table-cell table:style-name="ce2" table:formula="of:=[.J29]/[.J28]-1" office:value-type="percentage" office:value="0.0366492146596857">
            <text:p>3.66%</text:p>
          </table:table-cell>
          <table:table-cell table:formula="of:=[.M$2]*[.K29]" office:value-type="currency" office:currency="USD" office:value="103964.347225131">
            <text:p>$103,964.35</text:p>
          </table:table-cell>
          <table:table-cell office:value-type="float" office:value="54.38">
            <text:p>54.38</text:p>
          </table:table-cell>
          <table:table-cell table:style-name="ce2" table:formula="of:=[.N29]/[.N$2]" office:value-type="percentage" office:value="0.956720619282196">
            <text:p>95.67%</text:p>
          </table:table-cell>
          <table:table-cell table:style-name="ce2" table:formula="of:=[.N29]/[.N28]-1" office:value-type="percentage" office:value="-0.00475841874084915">
            <text:p>-0.48%</text:p>
          </table:table-cell>
          <table:table-cell table:formula="of:=[.Q$2]*[.O29]" office:value-type="currency" office:currency="USD" office:value="468997.478106967">
            <text:p>$468,997.48</text:p>
          </table:table-cell>
          <table:table-cell table:formula="of:=[.$AA$3]/[.$B$2]*[.B29]+[.$AA$4]/[.$F$2]*[.F29]+[.$AA$5]/[.$J$2]*[.J29]+[.$AA$6]/[.$N$2]*[.N29]" office:value-type="currency" office:currency="USD" office:value="1044819.66716421">
            <text:p>$1,044,819.67</text:p>
          </table:table-cell>
          <table:table-cell table:style-name="ce2" table:formula="of:=[.R29]/[.R$2]" office:value-type="percentage" office:value="1.04481966716421">
            <text:p>104.48%</text:p>
          </table:table-cell>
          <table:table-cell table:style-name="ce2" table:formula="of:=[.R29]/[.R28]-1" office:value-type="percentage" office:value="0.000929453927508428">
            <text:p>0.09%</text:p>
          </table:table-cell>
          <table:table-cell table:formula="of:=[.U$2]*[.S29]" office:value-type="currency" office:currency="USD" office:value="1044819.66716421">
            <text:p>$1,044,819.67</text:p>
          </table:table-cell>
          <table:table-cell office:value-type="float" office:value="127.69">
            <text:p>127.69</text:p>
          </table:table-cell>
          <table:table-cell table:style-name="ce2" table:formula="of:=[.V29]/[.V$2]" office:value-type="percentage" office:value="1.04151712887439">
            <text:p>104.15%</text:p>
          </table:table-cell>
          <table:table-cell table:style-name="ce2" table:formula="of:=[.V29]/[.V28]-1" office:value-type="percentage" office:value="0.000391726731432174">
            <text:p>0.0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1">
            <text:p>11/02/11</text:p>
          </table:table-cell>
          <table:table-cell office:value-type="float" office:value="29.9">
            <text:p>29.9</text:p>
          </table:table-cell>
          <table:table-cell table:formula="of:=[.B30]/[.$B$2]" office:value-type="percentage" office:value="1.04144897248346">
            <text:p>104.14%</text:p>
          </table:table-cell>
          <table:table-cell table:formula="of:=[.B30]/[.B29]-1" office:value-type="percentage" office:value="0.00843170320404729">
            <text:p>0.84%</text:p>
          </table:table-cell>
          <table:table-cell table:formula="of:=[.$E$2]*[.C30]" office:value-type="currency" office:currency="USD" office:value="1041448.97248346">
            <text:p>$1,041,448.97</text:p>
          </table:table-cell>
          <table:table-cell office:value-type="float" office:value="2.02">
            <text:p>2.02</text:p>
          </table:table-cell>
          <table:table-cell table:style-name="ce2" table:formula="of:=[.F30]/[.F$2]" office:value-type="percentage" office:value="1.68333333333333">
            <text:p>168.33%</text:p>
          </table:table-cell>
          <table:table-cell table:style-name="ce2" table:formula="of:=[.F30]/[.F29]-1" office:value-type="percentage" office:value="0.01">
            <text:p>1.00%</text:p>
          </table:table-cell>
          <table:table-cell table:formula="of:=[.I$2]*[.G30]" office:value-type="currency" office:currency="USD" office:value="129990.013166667">
            <text:p>$129,990.01</text:p>
          </table:table-cell>
          <table:table-cell office:value-type="float" office:value="1.88">
            <text:p>1.88</text:p>
          </table:table-cell>
          <table:table-cell table:style-name="ce2" table:formula="of:=[.J30]/[.J$2]" office:value-type="percentage" office:value="0.984293193717277">
            <text:p>98.43%</text:p>
          </table:table-cell>
          <table:table-cell table:style-name="ce2" table:formula="of:=[.J30]/[.J29]-1" office:value-type="percentage" office:value="-0.0505050505050505">
            <text:p>-5.05%</text:p>
          </table:table-cell>
          <table:table-cell table:formula="of:=[.M$2]*[.K30]" office:value-type="currency" office:currency="USD" office:value="98713.6226178011">
            <text:p>$98,713.62</text:p>
          </table:table-cell>
          <table:table-cell office:value-type="float" office:value="54.85">
            <text:p>54.85</text:p>
          </table:table-cell>
          <table:table-cell table:style-name="ce2" table:formula="of:=[.N30]/[.N$2]" office:value-type="percentage" office:value="0.964989444053483">
            <text:p>96.50%</text:p>
          </table:table-cell>
          <table:table-cell table:style-name="ce2" table:formula="of:=[.N30]/[.N29]-1" office:value-type="percentage" office:value="0.00864288341301944">
            <text:p>0.86%</text:p>
          </table:table-cell>
          <table:table-cell table:formula="of:=[.Q$2]*[.O30]" office:value-type="currency" office:currency="USD" office:value="473050.968631246">
            <text:p>$473,050.97</text:p>
          </table:table-cell>
          <table:table-cell table:formula="of:=[.$AA$3]/[.$B$2]*[.B30]+[.$AA$4]/[.$F$2]*[.F30]+[.$AA$5]/[.$J$2]*[.J30]+[.$AA$6]/[.$N$2]*[.N30]" office:value-type="currency" office:currency="USD" office:value="1047802.84283438">
            <text:p>$1,047,802.84</text:p>
          </table:table-cell>
          <table:table-cell table:style-name="ce2" table:formula="of:=[.R30]/[.R$2]" office:value-type="percentage" office:value="1.04780284283438">
            <text:p>104.78%</text:p>
          </table:table-cell>
          <table:table-cell table:style-name="ce2" table:formula="of:=[.R30]/[.R29]-1" office:value-type="percentage" office:value="0.00285520627522962">
            <text:p>0.29%</text:p>
          </table:table-cell>
          <table:table-cell table:formula="of:=[.U$2]*[.S30]" office:value-type="currency" office:currency="USD" office:value="1047802.84283438">
            <text:p>$1,047,802.84</text:p>
          </table:table-cell>
          <table:table-cell office:value-type="float" office:value="128.45">
            <text:p>128.45</text:p>
          </table:table-cell>
          <table:table-cell table:style-name="ce2" table:formula="of:=[.V30]/[.V$2]" office:value-type="percentage" office:value="1.04771615008157">
            <text:p>104.77%</text:p>
          </table:table-cell>
          <table:table-cell table:style-name="ce2" table:formula="of:=[.V30]/[.V29]-1" office:value-type="percentage" office:value="0.00595191479364088">
            <text:p>0.6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4">
            <text:p>14/02/11</text:p>
          </table:table-cell>
          <table:table-cell office:value-type="float" office:value="30.1">
            <text:p>30.1</text:p>
          </table:table-cell>
          <table:table-cell table:formula="of:=[.B31]/[.$B$2]" office:value-type="percentage" office:value="1.04841518634622">
            <text:p>104.84%</text:p>
          </table:table-cell>
          <table:table-cell table:formula="of:=[.B31]/[.B30]-1" office:value-type="percentage" office:value="0.00668896321070234">
            <text:p>0.67%</text:p>
          </table:table-cell>
          <table:table-cell table:formula="of:=[.$E$2]*[.C31]" office:value-type="currency" office:currency="USD" office:value="1048415.18634622">
            <text:p>$1,048,415.19</text:p>
          </table:table-cell>
          <table:table-cell office:value-type="float" office:value="2.05">
            <text:p>2.05</text:p>
          </table:table-cell>
          <table:table-cell table:style-name="ce2" table:formula="of:=[.F31]/[.F$2]" office:value-type="percentage" office:value="1.70833333333333">
            <text:p>170.83%</text:p>
          </table:table-cell>
          <table:table-cell table:style-name="ce2" table:formula="of:=[.F31]/[.F30]-1" office:value-type="percentage" office:value="0.0148514851485149">
            <text:p>1.49%</text:p>
          </table:table-cell>
          <table:table-cell table:formula="of:=[.I$2]*[.G31]" office:value-type="currency" office:currency="USD" office:value="131920.557916667">
            <text:p>$131,920.56</text:p>
          </table:table-cell>
          <table:table-cell office:value-type="float" office:value="1.91">
            <text:p>1.91</text:p>
          </table:table-cell>
          <table:table-cell table:style-name="ce2" table:formula="of:=[.J31]/[.J$2]" office:value-type="percentage" office:value="1">
            <text:p>100.00%</text:p>
          </table:table-cell>
          <table:table-cell table:style-name="ce2" table:formula="of:=[.J31]/[.J30]-1" office:value-type="percentage" office:value="0.0159574468085109">
            <text:p>1.60%</text:p>
          </table:table-cell>
          <table:table-cell table:formula="of:=[.M$2]*[.K31]" office:value-type="currency" office:currency="USD" office:value="100288.84">
            <text:p>$100,288.84</text:p>
          </table:table-cell>
          <table:table-cell office:value-type="float" office:value="55">
            <text:p>55</text:p>
          </table:table-cell>
          <table:table-cell table:style-name="ce2" table:formula="of:=[.N31]/[.N$2]" office:value-type="percentage" office:value="0.967628430682618">
            <text:p>96.76%</text:p>
          </table:table-cell>
          <table:table-cell table:style-name="ce2" table:formula="of:=[.N31]/[.N30]-1" office:value-type="percentage" office:value="0.00273473108477673">
            <text:p>0.27%</text:p>
          </table:table-cell>
          <table:table-cell table:formula="of:=[.Q$2]*[.O31]" office:value-type="currency" office:currency="USD" office:value="474344.635819845">
            <text:p>$474,344.64</text:p>
          </table:table-cell>
          <table:table-cell table:formula="of:=[.$AA$3]/[.$B$2]*[.B31]+[.$AA$4]/[.$F$2]*[.F31]+[.$AA$5]/[.$J$2]*[.J31]+[.$AA$6]/[.$N$2]*[.N31]" office:value-type="currency" office:currency="USD" office:value="1054916.97609109">
            <text:p>$1,054,916.98</text:p>
          </table:table-cell>
          <table:table-cell table:style-name="ce2" table:formula="of:=[.R31]/[.R$2]" office:value-type="percentage" office:value="1.05491697609109">
            <text:p>105.49%</text:p>
          </table:table-cell>
          <table:table-cell table:style-name="ce2" table:formula="of:=[.R31]/[.R30]-1" office:value-type="percentage" office:value="0.00678957239461675">
            <text:p>0.68%</text:p>
          </table:table-cell>
          <table:table-cell table:formula="of:=[.U$2]*[.S31]" office:value-type="currency" office:currency="USD" office:value="1054916.97609109">
            <text:p>$1,054,916.98</text:p>
          </table:table-cell>
          <table:table-cell office:value-type="float" office:value="128.76">
            <text:p>128.76</text:p>
          </table:table-cell>
          <table:table-cell table:style-name="ce2" table:formula="of:=[.V31]/[.V$2]" office:value-type="percentage" office:value="1.05024469820555">
            <text:p>105.02%</text:p>
          </table:table-cell>
          <table:table-cell table:style-name="ce2" table:formula="of:=[.V31]/[.V30]-1" office:value-type="percentage" office:value="0.00241339042428956">
            <text:p>0.2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5">
            <text:p>15/02/11</text:p>
          </table:table-cell>
          <table:table-cell office:value-type="float" office:value="29.89">
            <text:p>29.89</text:p>
          </table:table-cell>
          <table:table-cell table:formula="of:=[.B32]/[.$B$2]" office:value-type="percentage" office:value="1.04110066179032">
            <text:p>104.11%</text:p>
          </table:table-cell>
          <table:table-cell table:formula="of:=[.B32]/[.B31]-1" office:value-type="percentage" office:value="-0.00697674418604655">
            <text:p>-0.70%</text:p>
          </table:table-cell>
          <table:table-cell table:formula="of:=[.$E$2]*[.C32]" office:value-type="currency" office:currency="USD" office:value="1041100.66179032">
            <text:p>$1,041,100.66</text:p>
          </table:table-cell>
          <table:table-cell office:value-type="float" office:value="1.95">
            <text:p>1.95</text:p>
          </table:table-cell>
          <table:table-cell table:style-name="ce2" table:formula="of:=[.F32]/[.F$2]" office:value-type="percentage" office:value="1.625">
            <text:p>162.50%</text:p>
          </table:table-cell>
          <table:table-cell table:style-name="ce2" table:formula="of:=[.F32]/[.F31]-1" office:value-type="percentage" office:value="-0.0487804878048779">
            <text:p>-4.88%</text:p>
          </table:table-cell>
          <table:table-cell table:formula="of:=[.I$2]*[.G32]" office:value-type="currency" office:currency="USD" office:value="125485.40875">
            <text:p>$125,485.41</text:p>
          </table:table-cell>
          <table:table-cell office:value-type="float" office:value="1.92">
            <text:p>1.92</text:p>
          </table:table-cell>
          <table:table-cell table:style-name="ce2" table:formula="of:=[.J32]/[.J$2]" office:value-type="percentage" office:value="1.00523560209424">
            <text:p>100.52%</text:p>
          </table:table-cell>
          <table:table-cell table:style-name="ce2" table:formula="of:=[.J32]/[.J31]-1" office:value-type="percentage" office:value="0.00523560209424079">
            <text:p>0.52%</text:p>
          </table:table-cell>
          <table:table-cell table:formula="of:=[.M$2]*[.K32]" office:value-type="currency" office:currency="USD" office:value="100813.912460733">
            <text:p>$100,813.91</text:p>
          </table:table-cell>
          <table:table-cell office:value-type="float" office:value="55.14">
            <text:p>55.14</text:p>
          </table:table-cell>
          <table:table-cell table:style-name="ce2" table:formula="of:=[.N32]/[.N$2]" office:value-type="percentage" office:value="0.97009148486981">
            <text:p>97.01%</text:p>
          </table:table-cell>
          <table:table-cell table:style-name="ce2" table:formula="of:=[.N32]/[.N31]-1" office:value-type="percentage" office:value="0.00254545454545463">
            <text:p>0.25%</text:p>
          </table:table-cell>
          <table:table-cell table:formula="of:=[.Q$2]*[.O32]" office:value-type="currency" office:currency="USD" office:value="475552.058529205">
            <text:p>$475,552.06</text:p>
          </table:table-cell>
          <table:table-cell table:formula="of:=[.$AA$3]/[.$B$2]*[.B32]+[.$AA$4]/[.$F$2]*[.F32]+[.$AA$5]/[.$J$2]*[.J32]+[.$AA$6]/[.$N$2]*[.N32]" office:value-type="currency" office:currency="USD" office:value="1047783.88296181">
            <text:p>$1,047,783.88</text:p>
          </table:table-cell>
          <table:table-cell table:style-name="ce2" table:formula="of:=[.R32]/[.R$2]" office:value-type="percentage" office:value="1.04778388296181">
            <text:p>104.78%</text:p>
          </table:table-cell>
          <table:table-cell table:style-name="ce2" table:formula="of:=[.R32]/[.R31]-1" office:value-type="percentage" office:value="-0.00676175783587385">
            <text:p>-0.68%</text:p>
          </table:table-cell>
          <table:table-cell table:formula="of:=[.U$2]*[.S32]" office:value-type="currency" office:currency="USD" office:value="1047783.88296181">
            <text:p>$1,047,783.88</text:p>
          </table:table-cell>
          <table:table-cell office:value-type="float" office:value="128.35">
            <text:p>128.35</text:p>
          </table:table-cell>
          <table:table-cell table:style-name="ce2" table:formula="of:=[.V32]/[.V$2]" office:value-type="percentage" office:value="1.04690048939641">
            <text:p>104.69%</text:p>
          </table:table-cell>
          <table:table-cell table:style-name="ce2" table:formula="of:=[.V32]/[.V31]-1" office:value-type="percentage" office:value="-0.00318421870146002">
            <text:p>-0.3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6">
            <text:p>16/02/11</text:p>
          </table:table-cell>
          <table:table-cell office:value-type="float" office:value="30.03">
            <text:p>30.03</text:p>
          </table:table-cell>
          <table:table-cell table:formula="of:=[.B33]/[.$B$2]" office:value-type="percentage" office:value="1.04597701149425">
            <text:p>104.60%</text:p>
          </table:table-cell>
          <table:table-cell table:formula="of:=[.B33]/[.B32]-1" office:value-type="percentage" office:value="0.00468384074941453">
            <text:p>0.47%</text:p>
          </table:table-cell>
          <table:table-cell table:formula="of:=[.$E$2]*[.C33]" office:value-type="currency" office:currency="USD" office:value="1045977.01149425">
            <text:p>$1,045,977.01</text:p>
          </table:table-cell>
          <table:table-cell office:value-type="float" office:value="1.95">
            <text:p>1.95</text:p>
          </table:table-cell>
          <table:table-cell table:style-name="ce2" table:formula="of:=[.F33]/[.F$2]" office:value-type="percentage" office:value="1.625">
            <text:p>162.50%</text:p>
          </table:table-cell>
          <table:table-cell table:style-name="ce2" table:formula="of:=[.F33]/[.F32]-1" office:value-type="percentage" office:value="0">
            <text:p>0.00%</text:p>
          </table:table-cell>
          <table:table-cell table:formula="of:=[.I$2]*[.G33]" office:value-type="currency" office:currency="USD" office:value="125485.40875">
            <text:p>$125,485.41</text:p>
          </table:table-cell>
          <table:table-cell office:value-type="float" office:value="1.94">
            <text:p>1.94</text:p>
          </table:table-cell>
          <table:table-cell table:style-name="ce2" table:formula="of:=[.J33]/[.J$2]" office:value-type="percentage" office:value="1.01570680628272">
            <text:p>101.57%</text:p>
          </table:table-cell>
          <table:table-cell table:style-name="ce2" table:formula="of:=[.J33]/[.J32]-1" office:value-type="percentage" office:value="0.0104166666666667">
            <text:p>1.04%</text:p>
          </table:table-cell>
          <table:table-cell table:formula="of:=[.M$2]*[.K33]" office:value-type="currency" office:currency="USD" office:value="101864.057382199">
            <text:p>$101,864.06</text:p>
          </table:table-cell>
          <table:table-cell office:value-type="float" office:value="55.23">
            <text:p>55.23</text:p>
          </table:table-cell>
          <table:table-cell table:style-name="ce2" table:formula="of:=[.N33]/[.N$2]" office:value-type="percentage" office:value="0.97167487684729">
            <text:p>97.17%</text:p>
          </table:table-cell>
          <table:table-cell table:style-name="ce2" table:formula="of:=[.N33]/[.N32]-1" office:value-type="percentage" office:value="0.00163220892274207">
            <text:p>0.16%</text:p>
          </table:table-cell>
          <table:table-cell table:formula="of:=[.Q$2]*[.O33]" office:value-type="currency" office:currency="USD" office:value="476328.258842365">
            <text:p>$476,328.26</text:p>
          </table:table-cell>
          <table:table-cell table:formula="of:=[.$AA$3]/[.$B$2]*[.B33]+[.$AA$4]/[.$F$2]*[.F33]+[.$AA$5]/[.$J$2]*[.J33]+[.$AA$6]/[.$N$2]*[.N33]" office:value-type="currency" office:currency="USD" office:value="1051230.52095157">
            <text:p>$1,051,230.52</text:p>
          </table:table-cell>
          <table:table-cell table:style-name="ce2" table:formula="of:=[.R33]/[.R$2]" office:value-type="percentage" office:value="1.05123052095157">
            <text:p>105.12%</text:p>
          </table:table-cell>
          <table:table-cell table:style-name="ce2" table:formula="of:=[.R33]/[.R32]-1" office:value-type="percentage" office:value="0.00328945505443401">
            <text:p>0.33%</text:p>
          </table:table-cell>
          <table:table-cell table:formula="of:=[.U$2]*[.S33]" office:value-type="currency" office:currency="USD" office:value="1051230.52095157">
            <text:p>$1,051,230.52</text:p>
          </table:table-cell>
          <table:table-cell office:value-type="float" office:value="129.17">
            <text:p>129.17</text:p>
          </table:table-cell>
          <table:table-cell table:style-name="ce2" table:formula="of:=[.V33]/[.V$2]" office:value-type="percentage" office:value="1.05358890701468">
            <text:p>105.36%</text:p>
          </table:table-cell>
          <table:table-cell table:style-name="ce2" table:formula="of:=[.V33]/[.V32]-1" office:value-type="percentage" office:value="0.00638878067783399">
            <text:p>0.6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7">
            <text:p>17/02/11</text:p>
          </table:table-cell>
          <table:table-cell office:value-type="float" office:value="30.5">
            <text:p>30.5</text:p>
          </table:table-cell>
          <table:table-cell table:formula="of:=[.B34]/[.$B$2]" office:value-type="percentage" office:value="1.06234761407175">
            <text:p>106.23%</text:p>
          </table:table-cell>
          <table:table-cell table:formula="of:=[.B34]/[.B33]-1" office:value-type="percentage" office:value="0.0156510156510157">
            <text:p>1.57%</text:p>
          </table:table-cell>
          <table:table-cell table:formula="of:=[.$E$2]*[.C34]" office:value-type="currency" office:currency="USD" office:value="1062347.61407175">
            <text:p>$1,062,347.61</text:p>
          </table:table-cell>
          <table:table-cell office:value-type="float" office:value="1.95">
            <text:p>1.95</text:p>
          </table:table-cell>
          <table:table-cell table:style-name="ce2" table:formula="of:=[.F34]/[.F$2]" office:value-type="percentage" office:value="1.625">
            <text:p>162.50%</text:p>
          </table:table-cell>
          <table:table-cell table:style-name="ce2" table:formula="of:=[.F34]/[.F33]-1" office:value-type="percentage" office:value="0">
            <text:p>0.00%</text:p>
          </table:table-cell>
          <table:table-cell table:formula="of:=[.I$2]*[.G34]" office:value-type="currency" office:currency="USD" office:value="125485.40875">
            <text:p>$125,485.41</text:p>
          </table:table-cell>
          <table:table-cell office:value-type="float" office:value="1.95">
            <text:p>1.95</text:p>
          </table:table-cell>
          <table:table-cell table:style-name="ce2" table:formula="of:=[.J34]/[.J$2]" office:value-type="percentage" office:value="1.02094240837696">
            <text:p>102.09%</text:p>
          </table:table-cell>
          <table:table-cell table:style-name="ce2" table:formula="of:=[.J34]/[.J33]-1" office:value-type="percentage" office:value="0.00515463917525794">
            <text:p>0.52%</text:p>
          </table:table-cell>
          <table:table-cell table:formula="of:=[.M$2]*[.K34]" office:value-type="currency" office:currency="USD" office:value="102389.129842932">
            <text:p>$102,389.13</text:p>
          </table:table-cell>
          <table:table-cell office:value-type="float" office:value="55.17">
            <text:p>55.17</text:p>
          </table:table-cell>
          <table:table-cell table:style-name="ce2" table:formula="of:=[.N34]/[.N$2]" office:value-type="percentage" office:value="0.970619282195637">
            <text:p>97.06%</text:p>
          </table:table-cell>
          <table:table-cell table:style-name="ce2" table:formula="of:=[.N34]/[.N33]-1" office:value-type="percentage" office:value="-0.00108636610537738">
            <text:p>-0.11%</text:p>
          </table:table-cell>
          <table:table-cell table:formula="of:=[.Q$2]*[.O34]" office:value-type="currency" office:currency="USD" office:value="475810.791966925">
            <text:p>$475,810.79</text:p>
          </table:table-cell>
          <table:table-cell table:formula="of:=[.$AA$3]/[.$B$2]*[.B34]+[.$AA$4]/[.$F$2]*[.F34]+[.$AA$5]/[.$J$2]*[.J34]+[.$AA$6]/[.$N$2]*[.N34]" office:value-type="currency" office:currency="USD" office:value="1056677.68078626">
            <text:p>$1,056,677.68</text:p>
          </table:table-cell>
          <table:table-cell table:style-name="ce2" table:formula="of:=[.R34]/[.R$2]" office:value-type="percentage" office:value="1.05667768078626">
            <text:p>105.67%</text:p>
          </table:table-cell>
          <table:table-cell table:style-name="ce2" table:formula="of:=[.R34]/[.R33]-1" office:value-type="percentage" office:value="0.0051816987103388">
            <text:p>0.52%</text:p>
          </table:table-cell>
          <table:table-cell table:formula="of:=[.U$2]*[.S34]" office:value-type="currency" office:currency="USD" office:value="1056677.68078626">
            <text:p>$1,056,677.68</text:p>
          </table:table-cell>
          <table:table-cell office:value-type="float" office:value="129.55">
            <text:p>129.55</text:p>
          </table:table-cell>
          <table:table-cell table:style-name="ce2" table:formula="of:=[.V34]/[.V$2]" office:value-type="percentage" office:value="1.05668841761827">
            <text:p>105.67%</text:p>
          </table:table-cell>
          <table:table-cell table:style-name="ce2" table:formula="of:=[.V34]/[.V33]-1" office:value-type="percentage" office:value="0.00294185956491466">
            <text:p>0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18">
            <text:p>18/02/11</text:p>
          </table:table-cell>
          <table:table-cell office:value-type="float" office:value="30.34">
            <text:p>30.34</text:p>
          </table:table-cell>
          <table:table-cell table:formula="of:=[.B35]/[.$B$2]" office:value-type="percentage" office:value="1.05677464298154">
            <text:p>105.68%</text:p>
          </table:table-cell>
          <table:table-cell table:formula="of:=[.B35]/[.B34]-1" office:value-type="percentage" office:value="-0.00524590163934424">
            <text:p>-0.52%</text:p>
          </table:table-cell>
          <table:table-cell table:formula="of:=[.$E$2]*[.C35]" office:value-type="currency" office:currency="USD" office:value="1056774.64298154">
            <text:p>$1,056,774.64</text:p>
          </table:table-cell>
          <table:table-cell office:value-type="float" office:value="2">
            <text:p>2</text:p>
          </table:table-cell>
          <table:table-cell table:style-name="ce2" table:formula="of:=[.F35]/[.F$2]" office:value-type="percentage" office:value="1.66666666666667">
            <text:p>166.67%</text:p>
          </table:table-cell>
          <table:table-cell table:style-name="ce2" table:formula="of:=[.F35]/[.F34]-1" office:value-type="percentage" office:value="0.0256410256410255">
            <text:p>2.56%</text:p>
          </table:table-cell>
          <table:table-cell table:formula="of:=[.I$2]*[.G35]" office:value-type="currency" office:currency="USD" office:value="128702.983333333">
            <text:p>$128,702.98</text:p>
          </table:table-cell>
          <table:table-cell office:value-type="float" office:value="1.95">
            <text:p>1.95</text:p>
          </table:table-cell>
          <table:table-cell table:style-name="ce2" table:formula="of:=[.J35]/[.J$2]" office:value-type="percentage" office:value="1.02094240837696">
            <text:p>102.09%</text:p>
          </table:table-cell>
          <table:table-cell table:style-name="ce2" table:formula="of:=[.J35]/[.J34]-1" office:value-type="percentage" office:value="0">
            <text:p>0.00%</text:p>
          </table:table-cell>
          <table:table-cell table:formula="of:=[.M$2]*[.K35]" office:value-type="currency" office:currency="USD" office:value="102389.129842932">
            <text:p>$102,389.13</text:p>
          </table:table-cell>
          <table:table-cell office:value-type="float" office:value="54.84">
            <text:p>54.84</text:p>
          </table:table-cell>
          <table:table-cell table:style-name="ce2" table:formula="of:=[.N35]/[.N$2]" office:value-type="percentage" office:value="0.964813511611541">
            <text:p>96.48%</text:p>
          </table:table-cell>
          <table:table-cell table:style-name="ce2" table:formula="of:=[.N35]/[.N34]-1" office:value-type="percentage" office:value="-0.00598151169113648">
            <text:p>-0.60%</text:p>
          </table:table-cell>
          <table:table-cell table:formula="of:=[.Q$2]*[.O35]" office:value-type="currency" office:currency="USD" office:value="472964.724152006">
            <text:p>$472,964.72</text:p>
          </table:table-cell>
          <table:table-cell table:formula="of:=[.$AA$3]/[.$B$2]*[.B35]+[.$AA$4]/[.$F$2]*[.F35]+[.$AA$5]/[.$J$2]*[.J35]+[.$AA$6]/[.$N$2]*[.N35]" office:value-type="currency" office:currency="USD" office:value="1055197.42440594">
            <text:p>$1,055,197.42</text:p>
          </table:table-cell>
          <table:table-cell table:style-name="ce2" table:formula="of:=[.R35]/[.R$2]" office:value-type="percentage" office:value="1.05519742440594">
            <text:p>105.52%</text:p>
          </table:table-cell>
          <table:table-cell table:style-name="ce2" table:formula="of:=[.R35]/[.R34]-1" office:value-type="percentage" office:value="-0.00140085894424591">
            <text:p>-0.14%</text:p>
          </table:table-cell>
          <table:table-cell table:formula="of:=[.U$2]*[.S35]" office:value-type="currency" office:currency="USD" office:value="1055197.42440594">
            <text:p>$1,055,197.42</text:p>
          </table:table-cell>
          <table:table-cell office:value-type="float" office:value="129.82">
            <text:p>129.82</text:p>
          </table:table-cell>
          <table:table-cell table:style-name="ce2" table:formula="of:=[.V35]/[.V$2]" office:value-type="percentage" office:value="1.05889070146819">
            <text:p>105.89%</text:p>
          </table:table-cell>
          <table:table-cell table:style-name="ce2" table:formula="of:=[.V35]/[.V34]-1" office:value-type="percentage" office:value="0.00208413739868774">
            <text:p>0.2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22">
            <text:p>22/02/11</text:p>
          </table:table-cell>
          <table:table-cell office:value-type="float" office:value="30.11">
            <text:p>30.11</text:p>
          </table:table-cell>
          <table:table-cell table:formula="of:=[.B36]/[.$B$2]" office:value-type="percentage" office:value="1.04876349703936">
            <text:p>104.88%</text:p>
          </table:table-cell>
          <table:table-cell table:formula="of:=[.B36]/[.B35]-1" office:value-type="percentage" office:value="-0.00758075148319048">
            <text:p>-0.76%</text:p>
          </table:table-cell>
          <table:table-cell table:formula="of:=[.$E$2]*[.C36]" office:value-type="currency" office:currency="USD" office:value="1048763.49703936">
            <text:p>$1,048,763.50</text:p>
          </table:table-cell>
          <table:table-cell office:value-type="float" office:value="1.87">
            <text:p>1.87</text:p>
          </table:table-cell>
          <table:table-cell table:style-name="ce2" table:formula="of:=[.F36]/[.F$2]" office:value-type="percentage" office:value="1.55833333333333">
            <text:p>155.83%</text:p>
          </table:table-cell>
          <table:table-cell table:style-name="ce2" table:formula="of:=[.F36]/[.F35]-1" office:value-type="percentage" office:value="-0.065">
            <text:p>-6.50%</text:p>
          </table:table-cell>
          <table:table-cell table:formula="of:=[.I$2]*[.G36]" office:value-type="currency" office:currency="USD" office:value="120337.289416667">
            <text:p>$120,337.29</text:p>
          </table:table-cell>
          <table:table-cell office:value-type="float" office:value="1.94">
            <text:p>1.94</text:p>
          </table:table-cell>
          <table:table-cell table:style-name="ce2" table:formula="of:=[.J36]/[.J$2]" office:value-type="percentage" office:value="1.01570680628272">
            <text:p>101.57%</text:p>
          </table:table-cell>
          <table:table-cell table:style-name="ce2" table:formula="of:=[.J36]/[.J35]-1" office:value-type="percentage" office:value="-0.00512820512820522">
            <text:p>-0.51%</text:p>
          </table:table-cell>
          <table:table-cell table:formula="of:=[.M$2]*[.K36]" office:value-type="currency" office:currency="USD" office:value="101864.057382199">
            <text:p>$101,864.06</text:p>
          </table:table-cell>
          <table:table-cell office:value-type="float" office:value="55.73">
            <text:p>55.73</text:p>
          </table:table-cell>
          <table:table-cell table:style-name="ce2" table:formula="of:=[.N36]/[.N$2]" office:value-type="percentage" office:value="0.980471498944405">
            <text:p>98.05%</text:p>
          </table:table-cell>
          <table:table-cell table:style-name="ce2" table:formula="of:=[.N36]/[.N35]-1" office:value-type="percentage" office:value="0.0162290299051786">
            <text:p>1.62%</text:p>
          </table:table-cell>
          <table:table-cell table:formula="of:=[.Q$2]*[.O36]" office:value-type="currency" office:currency="USD" office:value="480640.482804363">
            <text:p>$480,640.48</text:p>
          </table:table-cell>
          <table:table-cell table:formula="of:=[.$AA$3]/[.$B$2]*[.B36]+[.$AA$4]/[.$F$2]*[.F36]+[.$AA$5]/[.$J$2]*[.J36]+[.$AA$6]/[.$N$2]*[.N36]" office:value-type="currency" office:currency="USD" office:value="1051320.5071546">
            <text:p>$1,051,320.51</text:p>
          </table:table-cell>
          <table:table-cell table:style-name="ce2" table:formula="of:=[.R36]/[.R$2]" office:value-type="percentage" office:value="1.0513205071546">
            <text:p>105.13%</text:p>
          </table:table-cell>
          <table:table-cell table:style-name="ce2" table:formula="of:=[.R36]/[.R35]-1" office:value-type="percentage" office:value="-0.00367411553674168">
            <text:p>-0.37%</text:p>
          </table:table-cell>
          <table:table-cell table:formula="of:=[.U$2]*[.S36]" office:value-type="currency" office:currency="USD" office:value="1051320.5071546">
            <text:p>$1,051,320.51</text:p>
          </table:table-cell>
          <table:table-cell office:value-type="float" office:value="127.22">
            <text:p>127.22</text:p>
          </table:table-cell>
          <table:table-cell table:style-name="ce2" table:formula="of:=[.V36]/[.V$2]" office:value-type="percentage" office:value="1.03768352365416">
            <text:p>103.77%</text:p>
          </table:table-cell>
          <table:table-cell table:style-name="ce2" table:formula="of:=[.V36]/[.V35]-1" office:value-type="percentage" office:value="-0.0200277307040517">
            <text:p>-2.0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23">
            <text:p>23/02/11</text:p>
          </table:table-cell>
          <table:table-cell office:value-type="float" office:value="30.06">
            <text:p>30.06</text:p>
          </table:table-cell>
          <table:table-cell table:formula="of:=[.B37]/[.$B$2]" office:value-type="percentage" office:value="1.04702194357367">
            <text:p>104.70%</text:p>
          </table:table-cell>
          <table:table-cell table:formula="of:=[.B37]/[.B36]-1" office:value-type="percentage" office:value="-0.00166057788110263">
            <text:p>-0.17%</text:p>
          </table:table-cell>
          <table:table-cell table:formula="of:=[.$E$2]*[.C37]" office:value-type="currency" office:currency="USD" office:value="1047021.94357367">
            <text:p>$1,047,021.94</text:p>
          </table:table-cell>
          <table:table-cell office:value-type="float" office:value="1.87">
            <text:p>1.87</text:p>
          </table:table-cell>
          <table:table-cell table:style-name="ce2" table:formula="of:=[.F37]/[.F$2]" office:value-type="percentage" office:value="1.55833333333333">
            <text:p>155.83%</text:p>
          </table:table-cell>
          <table:table-cell table:style-name="ce2" table:formula="of:=[.F37]/[.F36]-1" office:value-type="percentage" office:value="0">
            <text:p>0.00%</text:p>
          </table:table-cell>
          <table:table-cell table:formula="of:=[.I$2]*[.G37]" office:value-type="currency" office:currency="USD" office:value="120337.289416667">
            <text:p>$120,337.29</text:p>
          </table:table-cell>
          <table:table-cell office:value-type="float" office:value="1.97">
            <text:p>1.97</text:p>
          </table:table-cell>
          <table:table-cell table:style-name="ce2" table:formula="of:=[.J37]/[.J$2]" office:value-type="percentage" office:value="1.03141361256545">
            <text:p>103.14%</text:p>
          </table:table-cell>
          <table:table-cell table:style-name="ce2" table:formula="of:=[.J37]/[.J36]-1" office:value-type="percentage" office:value="0.0154639175257731">
            <text:p>1.55%</text:p>
          </table:table-cell>
          <table:table-cell table:formula="of:=[.M$2]*[.K37]" office:value-type="currency" office:currency="USD" office:value="103439.274764398">
            <text:p>$103,439.27</text:p>
          </table:table-cell>
          <table:table-cell office:value-type="float" office:value="55.92">
            <text:p>55.92</text:p>
          </table:table-cell>
          <table:table-cell table:style-name="ce2" table:formula="of:=[.N37]/[.N$2]" office:value-type="percentage" office:value="0.983814215341309">
            <text:p>98.38%</text:p>
          </table:table-cell>
          <table:table-cell table:style-name="ce2" table:formula="of:=[.N37]/[.N36]-1" office:value-type="percentage" office:value="0.0034092948142832">
            <text:p>0.34%</text:p>
          </table:table-cell>
          <table:table-cell table:formula="of:=[.Q$2]*[.O37]" office:value-type="currency" office:currency="USD" office:value="482279.127909923">
            <text:p>$482,279.13</text:p>
          </table:table-cell>
          <table:table-cell table:formula="of:=[.$AA$3]/[.$B$2]*[.B37]+[.$AA$4]/[.$F$2]*[.F37]+[.$AA$5]/[.$J$2]*[.J37]+[.$AA$6]/[.$N$2]*[.N37]" office:value-type="currency" office:currency="USD" office:value="1053955.69365839">
            <text:p>$1,053,955.69</text:p>
          </table:table-cell>
          <table:table-cell table:style-name="ce2" table:formula="of:=[.R37]/[.R$2]" office:value-type="percentage" office:value="1.05395569365839">
            <text:p>105.40%</text:p>
          </table:table-cell>
          <table:table-cell table:style-name="ce2" table:formula="of:=[.R37]/[.R36]-1" office:value-type="percentage" office:value="0.00250654913116155">
            <text:p>0.25%</text:p>
          </table:table-cell>
          <table:table-cell table:formula="of:=[.U$2]*[.S37]" office:value-type="currency" office:currency="USD" office:value="1053955.69365839">
            <text:p>$1,053,955.69</text:p>
          </table:table-cell>
          <table:table-cell office:value-type="float" office:value="126.43">
            <text:p>126.43</text:p>
          </table:table-cell>
          <table:table-cell table:style-name="ce2" table:formula="of:=[.V37]/[.V$2]" office:value-type="percentage" office:value="1.03123980424144">
            <text:p>103.12%</text:p>
          </table:table-cell>
          <table:table-cell table:style-name="ce2" table:formula="of:=[.V37]/[.V36]-1" office:value-type="percentage" office:value="-0.00620971545354498">
            <text:p>-0.6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24">
            <text:p>24/02/11</text:p>
          </table:table-cell>
          <table:table-cell office:value-type="float" office:value="30.05">
            <text:p>30.05</text:p>
          </table:table-cell>
          <table:table-cell table:formula="of:=[.B38]/[.$B$2]" office:value-type="percentage" office:value="1.04667363288053">
            <text:p>104.67%</text:p>
          </table:table-cell>
          <table:table-cell table:formula="of:=[.B38]/[.B37]-1" office:value-type="percentage" office:value="-0.000332667997338554">
            <text:p>-0.03%</text:p>
          </table:table-cell>
          <table:table-cell table:formula="of:=[.$E$2]*[.C38]" office:value-type="currency" office:currency="USD" office:value="1046673.63288053">
            <text:p>$1,046,673.63</text:p>
          </table:table-cell>
          <table:table-cell office:value-type="float" office:value="1.89">
            <text:p>1.89</text:p>
          </table:table-cell>
          <table:table-cell table:style-name="ce2" table:formula="of:=[.F38]/[.F$2]" office:value-type="percentage" office:value="1.575">
            <text:p>157.50%</text:p>
          </table:table-cell>
          <table:table-cell table:style-name="ce2" table:formula="of:=[.F38]/[.F37]-1" office:value-type="percentage" office:value="0.0106951871657754">
            <text:p>1.07%</text:p>
          </table:table-cell>
          <table:table-cell table:formula="of:=[.I$2]*[.G38]" office:value-type="currency" office:currency="USD" office:value="121624.31925">
            <text:p>$121,624.32</text:p>
          </table:table-cell>
          <table:table-cell office:value-type="float" office:value="1.99">
            <text:p>1.99</text:p>
          </table:table-cell>
          <table:table-cell table:style-name="ce2" table:formula="of:=[.J38]/[.J$2]" office:value-type="percentage" office:value="1.04188481675393">
            <text:p>104.19%</text:p>
          </table:table-cell>
          <table:table-cell table:style-name="ce2" table:formula="of:=[.J38]/[.J37]-1" office:value-type="percentage" office:value="0.0101522842639594">
            <text:p>1.02%</text:p>
          </table:table-cell>
          <table:table-cell table:formula="of:=[.M$2]*[.K38]" office:value-type="currency" office:currency="USD" office:value="104489.419685864">
            <text:p>$104,489.42</text:p>
          </table:table-cell>
          <table:table-cell office:value-type="float" office:value="56.12">
            <text:p>56.12</text:p>
          </table:table-cell>
          <table:table-cell table:style-name="ce2" table:formula="of:=[.N38]/[.N$2]" office:value-type="percentage" office:value="0.987332864180155">
            <text:p>98.73%</text:p>
          </table:table-cell>
          <table:table-cell table:style-name="ce2" table:formula="of:=[.N38]/[.N37]-1" office:value-type="percentage" office:value="0.00357653791130175">
            <text:p>0.36%</text:p>
          </table:table-cell>
          <table:table-cell table:formula="of:=[.Q$2]*[.O38]" office:value-type="currency" office:currency="USD" office:value="484004.017494722">
            <text:p>$484,004.02</text:p>
          </table:table-cell>
          <table:table-cell table:formula="of:=[.$AA$3]/[.$B$2]*[.B38]+[.$AA$4]/[.$F$2]*[.F38]+[.$AA$5]/[.$J$2]*[.J38]+[.$AA$6]/[.$N$2]*[.N38]" office:value-type="currency" office:currency="USD" office:value="1057902.02280119">
            <text:p>$1,057,902.02</text:p>
          </table:table-cell>
          <table:table-cell table:style-name="ce2" table:formula="of:=[.R38]/[.R$2]" office:value-type="percentage" office:value="1.05790202280119">
            <text:p>105.79%</text:p>
          </table:table-cell>
          <table:table-cell table:style-name="ce2" table:formula="of:=[.R38]/[.R37]-1" office:value-type="percentage" office:value="0.00374430269369763">
            <text:p>0.37%</text:p>
          </table:table-cell>
          <table:table-cell table:formula="of:=[.U$2]*[.S38]" office:value-type="currency" office:currency="USD" office:value="1057902.02280119">
            <text:p>$1,057,902.02</text:p>
          </table:table-cell>
          <table:table-cell office:value-type="float" office:value="126.35">
            <text:p>126.35</text:p>
          </table:table-cell>
          <table:table-cell table:style-name="ce2" table:formula="of:=[.V38]/[.V$2]" office:value-type="percentage" office:value="1.03058727569331">
            <text:p>103.06%</text:p>
          </table:table-cell>
          <table:table-cell table:style-name="ce2" table:formula="of:=[.V38]/[.V37]-1" office:value-type="percentage" office:value="-0.000632761211737831">
            <text:p>-0.0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25">
            <text:p>25/02/11</text:p>
          </table:table-cell>
          <table:table-cell office:value-type="float" office:value="30.22">
            <text:p>30.22</text:p>
          </table:table-cell>
          <table:table-cell table:formula="of:=[.B39]/[.$B$2]" office:value-type="percentage" office:value="1.05259491466388">
            <text:p>105.26%</text:p>
          </table:table-cell>
          <table:table-cell table:formula="of:=[.B39]/[.B38]-1" office:value-type="percentage" office:value="0.00565723793677209">
            <text:p>0.57%</text:p>
          </table:table-cell>
          <table:table-cell table:formula="of:=[.$E$2]*[.C39]" office:value-type="currency" office:currency="USD" office:value="1052594.91466388">
            <text:p>$1,052,594.91</text:p>
          </table:table-cell>
          <table:table-cell office:value-type="float" office:value="1.9">
            <text:p>1.9</text:p>
          </table:table-cell>
          <table:table-cell table:style-name="ce2" table:formula="of:=[.F39]/[.F$2]" office:value-type="percentage" office:value="1.58333333333333">
            <text:p>158.33%</text:p>
          </table:table-cell>
          <table:table-cell table:style-name="ce2" table:formula="of:=[.F39]/[.F38]-1" office:value-type="percentage" office:value="0.00529100529100512">
            <text:p>0.53%</text:p>
          </table:table-cell>
          <table:table-cell table:formula="of:=[.I$2]*[.G39]" office:value-type="currency" office:currency="USD" office:value="122267.834166667">
            <text:p>$122,267.83</text:p>
          </table:table-cell>
          <table:table-cell office:value-type="float" office:value="1.98">
            <text:p>1.98</text:p>
          </table:table-cell>
          <table:table-cell table:style-name="ce2" table:formula="of:=[.J39]/[.J$2]" office:value-type="percentage" office:value="1.03664921465969">
            <text:p>103.66%</text:p>
          </table:table-cell>
          <table:table-cell table:style-name="ce2" table:formula="of:=[.J39]/[.J38]-1" office:value-type="percentage" office:value="-0.00502512562814073">
            <text:p>-0.50%</text:p>
          </table:table-cell>
          <table:table-cell table:formula="of:=[.M$2]*[.K39]" office:value-type="currency" office:currency="USD" office:value="103964.347225131">
            <text:p>$103,964.35</text:p>
          </table:table-cell>
          <table:table-cell office:value-type="float" office:value="56.45">
            <text:p>56.45</text:p>
          </table:table-cell>
          <table:table-cell table:style-name="ce2" table:formula="of:=[.N39]/[.N$2]" office:value-type="percentage" office:value="0.993138634764251">
            <text:p>99.31%</text:p>
          </table:table-cell>
          <table:table-cell table:style-name="ce2" table:formula="of:=[.N39]/[.N38]-1" office:value-type="percentage" office:value="0.00588025659301517">
            <text:p>0.59%</text:p>
          </table:table-cell>
          <table:table-cell table:formula="of:=[.Q$2]*[.O39]" office:value-type="currency" office:currency="USD" office:value="486850.085309641">
            <text:p>$486,850.09</text:p>
          </table:table-cell>
          <table:table-cell table:formula="of:=[.$AA$3]/[.$B$2]*[.B39]+[.$AA$4]/[.$F$2]*[.F39]+[.$AA$5]/[.$J$2]*[.J39]+[.$AA$6]/[.$N$2]*[.N39]" office:value-type="currency" office:currency="USD" office:value="1062834.03141757">
            <text:p>$1,062,834.03</text:p>
          </table:table-cell>
          <table:table-cell table:style-name="ce2" table:formula="of:=[.R39]/[.R$2]" office:value-type="percentage" office:value="1.06283403141757">
            <text:p>106.28%</text:p>
          </table:table-cell>
          <table:table-cell table:style-name="ce2" table:formula="of:=[.R39]/[.R38]-1" office:value-type="percentage" office:value="0.00466206558837823">
            <text:p>0.47%</text:p>
          </table:table-cell>
          <table:table-cell table:formula="of:=[.U$2]*[.S39]" office:value-type="currency" office:currency="USD" office:value="1062834.03141757">
            <text:p>$1,062,834.03</text:p>
          </table:table-cell>
          <table:table-cell office:value-type="float" office:value="127.7">
            <text:p>127.7</text:p>
          </table:table-cell>
          <table:table-cell table:style-name="ce2" table:formula="of:=[.V39]/[.V$2]" office:value-type="percentage" office:value="1.0415986949429">
            <text:p>104.16%</text:p>
          </table:table-cell>
          <table:table-cell table:style-name="ce2" table:formula="of:=[.V39]/[.V38]-1" office:value-type="percentage" office:value="0.0106846062524733">
            <text:p>1.0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2-28">
            <text:p>28/02/11</text:p>
          </table:table-cell>
          <table:table-cell office:value-type="float" office:value="30.19">
            <text:p>30.19</text:p>
          </table:table-cell>
          <table:table-cell table:formula="of:=[.B40]/[.$B$2]" office:value-type="percentage" office:value="1.05154998258447">
            <text:p>105.15%</text:p>
          </table:table-cell>
          <table:table-cell table:formula="of:=[.B40]/[.B39]-1" office:value-type="percentage" office:value="-0.00099272005294504">
            <text:p>-0.10%</text:p>
          </table:table-cell>
          <table:table-cell table:formula="of:=[.$E$2]*[.C40]" office:value-type="currency" office:currency="USD" office:value="1051549.98258447">
            <text:p>$1,051,549.98</text:p>
          </table:table-cell>
          <table:table-cell office:value-type="float" office:value="1.95">
            <text:p>1.95</text:p>
          </table:table-cell>
          <table:table-cell table:style-name="ce2" table:formula="of:=[.F40]/[.F$2]" office:value-type="percentage" office:value="1.625">
            <text:p>162.50%</text:p>
          </table:table-cell>
          <table:table-cell table:style-name="ce2" table:formula="of:=[.F40]/[.F39]-1" office:value-type="percentage" office:value="0.0263157894736843">
            <text:p>2.63%</text:p>
          </table:table-cell>
          <table:table-cell table:formula="of:=[.I$2]*[.G40]" office:value-type="currency" office:currency="USD" office:value="125485.40875">
            <text:p>$125,485.41</text:p>
          </table:table-cell>
          <table:table-cell office:value-type="float" office:value="1.98">
            <text:p>1.98</text:p>
          </table:table-cell>
          <table:table-cell table:style-name="ce2" table:formula="of:=[.J40]/[.J$2]" office:value-type="percentage" office:value="1.03664921465969">
            <text:p>103.66%</text:p>
          </table:table-cell>
          <table:table-cell table:style-name="ce2" table:formula="of:=[.J40]/[.J39]-1" office:value-type="percentage" office:value="0">
            <text:p>0.00%</text:p>
          </table:table-cell>
          <table:table-cell table:formula="of:=[.M$2]*[.K40]" office:value-type="currency" office:currency="USD" office:value="103964.347225131">
            <text:p>$103,964.35</text:p>
          </table:table-cell>
          <table:table-cell office:value-type="float" office:value="56.5">
            <text:p>56.5</text:p>
          </table:table-cell>
          <table:table-cell table:style-name="ce2" table:formula="of:=[.N40]/[.N$2]" office:value-type="percentage" office:value="0.994018296973962">
            <text:p>99.40%</text:p>
          </table:table-cell>
          <table:table-cell table:style-name="ce2" table:formula="of:=[.N40]/[.N39]-1" office:value-type="percentage" office:value="0.000885739592559665">
            <text:p>0.09%</text:p>
          </table:table-cell>
          <table:table-cell table:formula="of:=[.Q$2]*[.O40]" office:value-type="currency" office:currency="USD" office:value="487281.307705841">
            <text:p>$487,281.31</text:p>
          </table:table-cell>
          <table:table-cell table:formula="of:=[.$AA$3]/[.$B$2]*[.B40]+[.$AA$4]/[.$F$2]*[.F40]+[.$AA$5]/[.$J$2]*[.J40]+[.$AA$6]/[.$N$2]*[.N40]" office:value-type="currency" office:currency="USD" office:value="1066135.62280671">
            <text:p>$1,066,135.62</text:p>
          </table:table-cell>
          <table:table-cell table:style-name="ce2" table:formula="of:=[.R40]/[.R$2]" office:value-type="percentage" office:value="1.06613562280671">
            <text:p>106.61%</text:p>
          </table:table-cell>
          <table:table-cell table:style-name="ce2" table:formula="of:=[.R40]/[.R39]-1" office:value-type="percentage" office:value="0.00310640353202007">
            <text:p>0.31%</text:p>
          </table:table-cell>
          <table:table-cell table:formula="of:=[.U$2]*[.S40]" office:value-type="currency" office:currency="USD" office:value="1066135.62280671">
            <text:p>$1,066,135.62</text:p>
          </table:table-cell>
          <table:table-cell office:value-type="float" office:value="128.49">
            <text:p>128.49</text:p>
          </table:table-cell>
          <table:table-cell table:style-name="ce2" table:formula="of:=[.V40]/[.V$2]" office:value-type="percentage" office:value="1.04804241435563">
            <text:p>104.80%</text:p>
          </table:table-cell>
          <table:table-cell table:style-name="ce2" table:formula="of:=[.V40]/[.V39]-1" office:value-type="percentage" office:value="0.00618637431480029">
            <text:p>0.6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1">
            <text:p>01/03/11</text:p>
          </table:table-cell>
          <table:table-cell office:value-type="float" office:value="30.05">
            <text:p>30.05</text:p>
          </table:table-cell>
          <table:table-cell table:formula="of:=[.B41]/[.$B$2]" office:value-type="percentage" office:value="1.04667363288053">
            <text:p>104.67%</text:p>
          </table:table-cell>
          <table:table-cell table:formula="of:=[.B41]/[.B40]-1" office:value-type="percentage" office:value="-0.00463729711825112">
            <text:p>-0.46%</text:p>
          </table:table-cell>
          <table:table-cell table:formula="of:=[.$E$2]*[.C41]" office:value-type="currency" office:currency="USD" office:value="1046673.63288053">
            <text:p>$1,046,673.63</text:p>
          </table:table-cell>
          <table:table-cell office:value-type="float" office:value="1.9">
            <text:p>1.9</text:p>
          </table:table-cell>
          <table:table-cell table:style-name="ce2" table:formula="of:=[.F41]/[.F$2]" office:value-type="percentage" office:value="1.58333333333333">
            <text:p>158.33%</text:p>
          </table:table-cell>
          <table:table-cell table:style-name="ce2" table:formula="of:=[.F41]/[.F40]-1" office:value-type="percentage" office:value="-0.0256410256410258">
            <text:p>-2.56%</text:p>
          </table:table-cell>
          <table:table-cell table:formula="of:=[.I$2]*[.G41]" office:value-type="currency" office:currency="USD" office:value="122267.834166667">
            <text:p>$122,267.83</text:p>
          </table:table-cell>
          <table:table-cell office:value-type="float" office:value="1.98">
            <text:p>1.98</text:p>
          </table:table-cell>
          <table:table-cell table:style-name="ce2" table:formula="of:=[.J41]/[.J$2]" office:value-type="percentage" office:value="1.03664921465969">
            <text:p>103.66%</text:p>
          </table:table-cell>
          <table:table-cell table:style-name="ce2" table:formula="of:=[.J41]/[.J40]-1" office:value-type="percentage" office:value="0">
            <text:p>0.00%</text:p>
          </table:table-cell>
          <table:table-cell table:formula="of:=[.M$2]*[.K41]" office:value-type="currency" office:currency="USD" office:value="103964.347225131">
            <text:p>$103,964.35</text:p>
          </table:table-cell>
          <table:table-cell office:value-type="float" office:value="56.49">
            <text:p>56.49</text:p>
          </table:table-cell>
          <table:table-cell table:style-name="ce2" table:formula="of:=[.N41]/[.N$2]" office:value-type="percentage" office:value="0.99384236453202">
            <text:p>99.38%</text:p>
          </table:table-cell>
          <table:table-cell table:style-name="ce2" table:formula="of:=[.N41]/[.N40]-1" office:value-type="percentage" office:value="-0.000176991150442452">
            <text:p>-0.02%</text:p>
          </table:table-cell>
          <table:table-cell table:formula="of:=[.Q$2]*[.O41]" office:value-type="currency" office:currency="USD" office:value="487195.063226601">
            <text:p>$487,195.06</text:p>
          </table:table-cell>
          <table:table-cell table:formula="of:=[.$AA$3]/[.$B$2]*[.B41]+[.$AA$4]/[.$F$2]*[.F41]+[.$AA$5]/[.$J$2]*[.J41]+[.$AA$6]/[.$N$2]*[.N41]" office:value-type="currency" office:currency="USD" office:value="1061211.510989">
            <text:p>$1,061,211.51</text:p>
          </table:table-cell>
          <table:table-cell table:style-name="ce2" table:formula="of:=[.R41]/[.R$2]" office:value-type="percentage" office:value="1.061211510989">
            <text:p>106.12%</text:p>
          </table:table-cell>
          <table:table-cell table:style-name="ce2" table:formula="of:=[.R41]/[.R40]-1" office:value-type="percentage" office:value="-0.00461865424283248">
            <text:p>-0.46%</text:p>
          </table:table-cell>
          <table:table-cell table:formula="of:=[.U$2]*[.S41]" office:value-type="currency" office:currency="USD" office:value="1061211.510989">
            <text:p>$1,061,211.51</text:p>
          </table:table-cell>
          <table:table-cell office:value-type="float" office:value="126.35">
            <text:p>126.35</text:p>
          </table:table-cell>
          <table:table-cell table:style-name="ce2" table:formula="of:=[.V41]/[.V$2]" office:value-type="percentage" office:value="1.03058727569331">
            <text:p>103.06%</text:p>
          </table:table-cell>
          <table:table-cell table:style-name="ce2" table:formula="of:=[.V41]/[.V40]-1" office:value-type="percentage" office:value="-0.0166549926064287">
            <text:p>-1.6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2">
            <text:p>02/03/11</text:p>
          </table:table-cell>
          <table:table-cell office:value-type="float" office:value="29.99">
            <text:p>29.99</text:p>
          </table:table-cell>
          <table:table-cell table:formula="of:=[.B42]/[.$B$2]" office:value-type="percentage" office:value="1.0445837687217">
            <text:p>104.46%</text:p>
          </table:table-cell>
          <table:table-cell table:formula="of:=[.B42]/[.B41]-1" office:value-type="percentage" office:value="-0.00199667221297839">
            <text:p>-0.20%</text:p>
          </table:table-cell>
          <table:table-cell table:formula="of:=[.$E$2]*[.C42]" office:value-type="currency" office:currency="USD" office:value="1044583.7687217">
            <text:p>$1,044,583.77</text:p>
          </table:table-cell>
          <table:table-cell office:value-type="float" office:value="2">
            <text:p>2</text:p>
          </table:table-cell>
          <table:table-cell table:style-name="ce2" table:formula="of:=[.F42]/[.F$2]" office:value-type="percentage" office:value="1.66666666666667">
            <text:p>166.67%</text:p>
          </table:table-cell>
          <table:table-cell table:style-name="ce2" table:formula="of:=[.F42]/[.F41]-1" office:value-type="percentage" office:value="0.0526315789473684">
            <text:p>5.26%</text:p>
          </table:table-cell>
          <table:table-cell table:formula="of:=[.I$2]*[.G42]" office:value-type="currency" office:currency="USD" office:value="128702.983333333">
            <text:p>$128,702.98</text:p>
          </table:table-cell>
          <table:table-cell office:value-type="float" office:value="1.98">
            <text:p>1.98</text:p>
          </table:table-cell>
          <table:table-cell table:style-name="ce2" table:formula="of:=[.J42]/[.J$2]" office:value-type="percentage" office:value="1.03664921465969">
            <text:p>103.66%</text:p>
          </table:table-cell>
          <table:table-cell table:style-name="ce2" table:formula="of:=[.J42]/[.J41]-1" office:value-type="percentage" office:value="0">
            <text:p>0.00%</text:p>
          </table:table-cell>
          <table:table-cell table:formula="of:=[.M$2]*[.K42]" office:value-type="currency" office:currency="USD" office:value="103964.347225131">
            <text:p>$103,964.35</text:p>
          </table:table-cell>
          <table:table-cell office:value-type="float" office:value="56">
            <text:p>56</text:p>
          </table:table-cell>
          <table:table-cell table:style-name="ce2" table:formula="of:=[.N42]/[.N$2]" office:value-type="percentage" office:value="0.985221674876847">
            <text:p>98.52%</text:p>
          </table:table-cell>
          <table:table-cell table:style-name="ce2" table:formula="of:=[.N42]/[.N41]-1" office:value-type="percentage" office:value="-0.00867410161090465">
            <text:p>-0.87%</text:p>
          </table:table-cell>
          <table:table-cell table:formula="of:=[.Q$2]*[.O42]" office:value-type="currency" office:currency="USD" office:value="482969.083743842">
            <text:p>$482,969.08</text:p>
          </table:table-cell>
          <table:table-cell table:formula="of:=[.$AA$3]/[.$B$2]*[.B42]+[.$AA$4]/[.$F$2]*[.F42]+[.$AA$5]/[.$J$2]*[.J42]+[.$AA$6]/[.$N$2]*[.N42]" office:value-type="currency" office:currency="USD" office:value="1062726.26949214">
            <text:p>$1,062,726.27</text:p>
          </table:table-cell>
          <table:table-cell table:style-name="ce2" table:formula="of:=[.R42]/[.R$2]" office:value-type="percentage" office:value="1.06272626949214">
            <text:p>106.27%</text:p>
          </table:table-cell>
          <table:table-cell table:style-name="ce2" table:formula="of:=[.R42]/[.R41]-1" office:value-type="percentage" office:value="0.00142738604646597">
            <text:p>0.14%</text:p>
          </table:table-cell>
          <table:table-cell table:formula="of:=[.U$2]*[.S42]" office:value-type="currency" office:currency="USD" office:value="1062726.26949214">
            <text:p>$1,062,726.27</text:p>
          </table:table-cell>
          <table:table-cell office:value-type="float" office:value="126.62">
            <text:p>126.62</text:p>
          </table:table-cell>
          <table:table-cell table:style-name="ce2" table:formula="of:=[.V42]/[.V$2]" office:value-type="percentage" office:value="1.03278955954323">
            <text:p>103.28%</text:p>
          </table:table-cell>
          <table:table-cell table:style-name="ce2" table:formula="of:=[.V42]/[.V41]-1" office:value-type="percentage" office:value="0.00213692125049469">
            <text:p>0.2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3">
            <text:p>03/03/11</text:p>
          </table:table-cell>
          <table:table-cell office:value-type="float" office:value="29.91">
            <text:p>29.91</text:p>
          </table:table-cell>
          <table:table-cell table:formula="of:=[.B43]/[.$B$2]" office:value-type="percentage" office:value="1.04179728317659">
            <text:p>104.18%</text:p>
          </table:table-cell>
          <table:table-cell table:formula="of:=[.B43]/[.B42]-1" office:value-type="percentage" office:value="-0.00266755585195055">
            <text:p>-0.27%</text:p>
          </table:table-cell>
          <table:table-cell table:formula="of:=[.$E$2]*[.C43]" office:value-type="currency" office:currency="USD" office:value="1041797.28317659">
            <text:p>$1,041,797.28</text:p>
          </table:table-cell>
          <table:table-cell office:value-type="float" office:value="2.13">
            <text:p>2.13</text:p>
          </table:table-cell>
          <table:table-cell table:style-name="ce2" table:formula="of:=[.F43]/[.F$2]" office:value-type="percentage" office:value="1.775">
            <text:p>177.50%</text:p>
          </table:table-cell>
          <table:table-cell table:style-name="ce2" table:formula="of:=[.F43]/[.F42]-1" office:value-type="percentage" office:value="0.065">
            <text:p>6.50%</text:p>
          </table:table-cell>
          <table:table-cell table:formula="of:=[.I$2]*[.G43]" office:value-type="currency" office:currency="USD" office:value="137068.67725">
            <text:p>$137,068.68</text:p>
          </table:table-cell>
          <table:table-cell office:value-type="float" office:value="1.96">
            <text:p>1.96</text:p>
          </table:table-cell>
          <table:table-cell table:style-name="ce2" table:formula="of:=[.J43]/[.J$2]" office:value-type="percentage" office:value="1.0261780104712">
            <text:p>102.62%</text:p>
          </table:table-cell>
          <table:table-cell table:style-name="ce2" table:formula="of:=[.J43]/[.J42]-1" office:value-type="percentage" office:value="-0.0101010101010101">
            <text:p>-1.01%</text:p>
          </table:table-cell>
          <table:table-cell table:formula="of:=[.M$2]*[.K43]" office:value-type="currency" office:currency="USD" office:value="102914.202303665">
            <text:p>$102,914.20</text:p>
          </table:table-cell>
          <table:table-cell office:value-type="float" office:value="55.4">
            <text:p>55.4</text:p>
          </table:table-cell>
          <table:table-cell table:style-name="ce2" table:formula="of:=[.N43]/[.N$2]" office:value-type="percentage" office:value="0.974665728360309">
            <text:p>97.47%</text:p>
          </table:table-cell>
          <table:table-cell table:style-name="ce2" table:formula="of:=[.N43]/[.N42]-1" office:value-type="percentage" office:value="-0.0107142857142858">
            <text:p>-1.07%</text:p>
          </table:table-cell>
          <table:table-cell table:formula="of:=[.Q$2]*[.O43]" office:value-type="currency" office:currency="USD" office:value="477794.414989444">
            <text:p>$477,794.41</text:p>
          </table:table-cell>
          <table:table-cell table:formula="of:=[.$AA$3]/[.$B$2]*[.B43]+[.$AA$4]/[.$F$2]*[.F43]+[.$AA$5]/[.$J$2]*[.J43]+[.$AA$6]/[.$N$2]*[.N43]" office:value-type="currency" office:currency="USD" office:value="1063941.26815857">
            <text:p>$1,063,941.27</text:p>
          </table:table-cell>
          <table:table-cell table:style-name="ce2" table:formula="of:=[.R43]/[.R$2]" office:value-type="percentage" office:value="1.06394126815857">
            <text:p>106.39%</text:p>
          </table:table-cell>
          <table:table-cell table:style-name="ce2" table:formula="of:=[.R43]/[.R42]-1" office:value-type="percentage" office:value="0.00114328468328795">
            <text:p>0.11%</text:p>
          </table:table-cell>
          <table:table-cell table:formula="of:=[.U$2]*[.S43]" office:value-type="currency" office:currency="USD" office:value="1063941.26815857">
            <text:p>$1,063,941.27</text:p>
          </table:table-cell>
          <table:table-cell office:value-type="float" office:value="128.8">
            <text:p>128.8</text:p>
          </table:table-cell>
          <table:table-cell table:style-name="ce2" table:formula="of:=[.V43]/[.V$2]" office:value-type="percentage" office:value="1.05057096247961">
            <text:p>105.06%</text:p>
          </table:table-cell>
          <table:table-cell table:style-name="ce2" table:formula="of:=[.V43]/[.V42]-1" office:value-type="percentage" office:value="0.0172168693729269">
            <text:p>1.7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4">
            <text:p>04/03/11</text:p>
          </table:table-cell>
          <table:table-cell office:value-type="float" office:value="30">
            <text:p>30</text:p>
          </table:table-cell>
          <table:table-cell table:formula="of:=[.B44]/[.$B$2]" office:value-type="percentage" office:value="1.04493207941484">
            <text:p>104.49%</text:p>
          </table:table-cell>
          <table:table-cell table:formula="of:=[.B44]/[.B43]-1" office:value-type="percentage" office:value="0.00300902708124373">
            <text:p>0.30%</text:p>
          </table:table-cell>
          <table:table-cell table:formula="of:=[.$E$2]*[.C44]" office:value-type="currency" office:currency="USD" office:value="1044932.07941484">
            <text:p>$1,044,932.08</text:p>
          </table:table-cell>
          <table:table-cell office:value-type="float" office:value="2">
            <text:p>2</text:p>
          </table:table-cell>
          <table:table-cell table:style-name="ce2" table:formula="of:=[.F44]/[.F$2]" office:value-type="percentage" office:value="1.66666666666667">
            <text:p>166.67%</text:p>
          </table:table-cell>
          <table:table-cell table:style-name="ce2" table:formula="of:=[.F44]/[.F43]-1" office:value-type="percentage" office:value="-0.0610328638497653">
            <text:p>-6.10%</text:p>
          </table:table-cell>
          <table:table-cell table:formula="of:=[.I$2]*[.G44]" office:value-type="currency" office:currency="USD" office:value="128702.983333333">
            <text:p>$128,702.98</text:p>
          </table:table-cell>
          <table:table-cell office:value-type="float" office:value="1.98">
            <text:p>1.98</text:p>
          </table:table-cell>
          <table:table-cell table:style-name="ce2" table:formula="of:=[.J44]/[.J$2]" office:value-type="percentage" office:value="1.03664921465969">
            <text:p>103.66%</text:p>
          </table:table-cell>
          <table:table-cell table:style-name="ce2" table:formula="of:=[.J44]/[.J43]-1" office:value-type="percentage" office:value="0.010204081632653">
            <text:p>1.02%</text:p>
          </table:table-cell>
          <table:table-cell table:formula="of:=[.M$2]*[.K44]" office:value-type="currency" office:currency="USD" office:value="103964.347225131">
            <text:p>$103,964.35</text:p>
          </table:table-cell>
          <table:table-cell office:value-type="float" office:value="55.76">
            <text:p>55.76</text:p>
          </table:table-cell>
          <table:table-cell table:style-name="ce2" table:formula="of:=[.N44]/[.N$2]" office:value-type="percentage" office:value="0.980999296270232">
            <text:p>98.10%</text:p>
          </table:table-cell>
          <table:table-cell table:style-name="ce2" table:formula="of:=[.N44]/[.N43]-1" office:value-type="percentage" office:value="0.00649819494584847">
            <text:p>0.65%</text:p>
          </table:table-cell>
          <table:table-cell table:formula="of:=[.Q$2]*[.O44]" office:value-type="currency" office:currency="USD" office:value="480899.216242083">
            <text:p>$480,899.22</text:p>
          </table:table-cell>
          <table:table-cell table:formula="of:=[.$AA$3]/[.$B$2]*[.B44]+[.$AA$4]/[.$F$2]*[.F44]+[.$AA$5]/[.$J$2]*[.J44]+[.$AA$6]/[.$N$2]*[.N44]" office:value-type="currency" office:currency="USD" office:value="1060772.13718717">
            <text:p>$1,060,772.14</text:p>
          </table:table-cell>
          <table:table-cell table:style-name="ce2" table:formula="of:=[.R44]/[.R$2]" office:value-type="percentage" office:value="1.06077213718717">
            <text:p>106.08%</text:p>
          </table:table-cell>
          <table:table-cell table:style-name="ce2" table:formula="of:=[.R44]/[.R43]-1" office:value-type="percentage" office:value="-0.00297867097202342">
            <text:p>-0.30%</text:p>
          </table:table-cell>
          <table:table-cell table:formula="of:=[.U$2]*[.S44]" office:value-type="currency" office:currency="USD" office:value="1060772.13718717">
            <text:p>$1,060,772.14</text:p>
          </table:table-cell>
          <table:table-cell office:value-type="float" office:value="127.83">
            <text:p>127.83</text:p>
          </table:table-cell>
          <table:table-cell table:style-name="ce2" table:formula="of:=[.V44]/[.V$2]" office:value-type="percentage" office:value="1.04265905383361">
            <text:p>104.27%</text:p>
          </table:table-cell>
          <table:table-cell table:style-name="ce2" table:formula="of:=[.V44]/[.V43]-1" office:value-type="percentage" office:value="-0.0075310559006212">
            <text:p>-0.7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7">
            <text:p>07/03/11</text:p>
          </table:table-cell>
          <table:table-cell office:value-type="float" office:value="29.75">
            <text:p>29.75</text:p>
          </table:table-cell>
          <table:table-cell table:formula="of:=[.B45]/[.$B$2]" office:value-type="percentage" office:value="1.03622431208638">
            <text:p>103.62%</text:p>
          </table:table-cell>
          <table:table-cell table:formula="of:=[.B45]/[.B44]-1" office:value-type="percentage" office:value="-0.0083333333333333">
            <text:p>-0.83%</text:p>
          </table:table-cell>
          <table:table-cell table:formula="of:=[.$E$2]*[.C45]" office:value-type="currency" office:currency="USD" office:value="1036224.31208638">
            <text:p>$1,036,224.31</text:p>
          </table:table-cell>
          <table:table-cell office:value-type="float" office:value="2">
            <text:p>2</text:p>
          </table:table-cell>
          <table:table-cell table:style-name="ce2" table:formula="of:=[.F45]/[.F$2]" office:value-type="percentage" office:value="1.66666666666667">
            <text:p>166.67%</text:p>
          </table:table-cell>
          <table:table-cell table:style-name="ce2" table:formula="of:=[.F45]/[.F44]-1" office:value-type="percentage" office:value="0">
            <text:p>0.00%</text:p>
          </table:table-cell>
          <table:table-cell table:formula="of:=[.I$2]*[.G45]" office:value-type="currency" office:currency="USD" office:value="128702.983333333">
            <text:p>$128,702.98</text:p>
          </table:table-cell>
          <table:table-cell office:value-type="float" office:value="1.96">
            <text:p>1.96</text:p>
          </table:table-cell>
          <table:table-cell table:style-name="ce2" table:formula="of:=[.J45]/[.J$2]" office:value-type="percentage" office:value="1.0261780104712">
            <text:p>102.62%</text:p>
          </table:table-cell>
          <table:table-cell table:style-name="ce2" table:formula="of:=[.J45]/[.J44]-1" office:value-type="percentage" office:value="-0.0101010101010101">
            <text:p>-1.01%</text:p>
          </table:table-cell>
          <table:table-cell table:formula="of:=[.M$2]*[.K45]" office:value-type="currency" office:currency="USD" office:value="102914.202303665">
            <text:p>$102,914.20</text:p>
          </table:table-cell>
          <table:table-cell office:value-type="float" office:value="55.56">
            <text:p>55.56</text:p>
          </table:table-cell>
          <table:table-cell table:style-name="ce2" table:formula="of:=[.N45]/[.N$2]" office:value-type="percentage" office:value="0.977480647431386">
            <text:p>97.75%</text:p>
          </table:table-cell>
          <table:table-cell table:style-name="ce2" table:formula="of:=[.N45]/[.N44]-1" office:value-type="percentage" office:value="-0.00358680057388805">
            <text:p>-0.36%</text:p>
          </table:table-cell>
          <table:table-cell table:formula="of:=[.Q$2]*[.O45]" office:value-type="currency" office:currency="USD" office:value="479174.326657284">
            <text:p>$479,174.33</text:p>
          </table:table-cell>
          <table:table-cell table:formula="of:=[.$AA$3]/[.$B$2]*[.B45]+[.$AA$4]/[.$F$2]*[.F45]+[.$AA$5]/[.$J$2]*[.J45]+[.$AA$6]/[.$N$2]*[.N45]" office:value-type="currency" office:currency="USD" office:value="1055103.72276102">
            <text:p>$1,055,103.72</text:p>
          </table:table-cell>
          <table:table-cell table:style-name="ce2" table:formula="of:=[.R45]/[.R$2]" office:value-type="percentage" office:value="1.05510372276102">
            <text:p>105.51%</text:p>
          </table:table-cell>
          <table:table-cell table:style-name="ce2" table:formula="of:=[.R45]/[.R44]-1" office:value-type="percentage" office:value="-0.00534366828410937">
            <text:p>-0.53%</text:p>
          </table:table-cell>
          <table:table-cell table:formula="of:=[.U$2]*[.S45]" office:value-type="currency" office:currency="USD" office:value="1055103.72276102">
            <text:p>$1,055,103.72</text:p>
          </table:table-cell>
          <table:table-cell office:value-type="float" office:value="126.83">
            <text:p>126.83</text:p>
          </table:table-cell>
          <table:table-cell table:style-name="ce2" table:formula="of:=[.V45]/[.V$2]" office:value-type="percentage" office:value="1.03450244698206">
            <text:p>103.45%</text:p>
          </table:table-cell>
          <table:table-cell table:style-name="ce2" table:formula="of:=[.V45]/[.V44]-1" office:value-type="percentage" office:value="-0.00782288977548307">
            <text:p>-0.7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8">
            <text:p>08/03/11</text:p>
          </table:table-cell>
          <table:table-cell office:value-type="float" office:value="29.84">
            <text:p>29.84</text:p>
          </table:table-cell>
          <table:table-cell table:formula="of:=[.B46]/[.$B$2]" office:value-type="percentage" office:value="1.03935910832463">
            <text:p>103.94%</text:p>
          </table:table-cell>
          <table:table-cell table:formula="of:=[.B46]/[.B45]-1" office:value-type="percentage" office:value="0.00302521008403356">
            <text:p>0.30%</text:p>
          </table:table-cell>
          <table:table-cell table:formula="of:=[.$E$2]*[.C46]" office:value-type="currency" office:currency="USD" office:value="1039359.10832463">
            <text:p>$1,039,359.11</text:p>
          </table:table-cell>
          <table:table-cell office:value-type="float" office:value="2.05">
            <text:p>2.05</text:p>
          </table:table-cell>
          <table:table-cell table:style-name="ce2" table:formula="of:=[.F46]/[.F$2]" office:value-type="percentage" office:value="1.70833333333333">
            <text:p>170.83%</text:p>
          </table:table-cell>
          <table:table-cell table:style-name="ce2" table:formula="of:=[.F46]/[.F45]-1" office:value-type="percentage" office:value="0.0249999999999999">
            <text:p>2.50%</text:p>
          </table:table-cell>
          <table:table-cell table:formula="of:=[.I$2]*[.G46]" office:value-type="currency" office:currency="USD" office:value="131920.557916667">
            <text:p>$131,920.56</text:p>
          </table:table-cell>
          <table:table-cell office:value-type="float" office:value="2.01">
            <text:p>2.01</text:p>
          </table:table-cell>
          <table:table-cell table:style-name="ce2" table:formula="of:=[.J46]/[.J$2]" office:value-type="percentage" office:value="1.05235602094241">
            <text:p>105.24%</text:p>
          </table:table-cell>
          <table:table-cell table:style-name="ce2" table:formula="of:=[.J46]/[.J45]-1" office:value-type="percentage" office:value="0.0255102040816326">
            <text:p>2.55%</text:p>
          </table:table-cell>
          <table:table-cell table:formula="of:=[.M$2]*[.K46]" office:value-type="currency" office:currency="USD" office:value="105539.56460733">
            <text:p>$105,539.56</text:p>
          </table:table-cell>
          <table:table-cell office:value-type="float" office:value="55.29">
            <text:p>55.29</text:p>
          </table:table-cell>
          <table:table-cell table:style-name="ce2" table:formula="of:=[.N46]/[.N$2]" office:value-type="percentage" office:value="0.972730471498944">
            <text:p>97.27%</text:p>
          </table:table-cell>
          <table:table-cell table:style-name="ce2" table:formula="of:=[.N46]/[.N45]-1" office:value-type="percentage" office:value="-0.00485961123110157">
            <text:p>-0.49%</text:p>
          </table:table-cell>
          <table:table-cell table:formula="of:=[.Q$2]*[.O46]" office:value-type="currency" office:currency="USD" office:value="476845.725717804">
            <text:p>$476,845.73</text:p>
          </table:table-cell>
          <table:table-cell table:formula="of:=[.$AA$3]/[.$B$2]*[.B46]+[.$AA$4]/[.$F$2]*[.F46]+[.$AA$5]/[.$J$2]*[.J46]+[.$AA$6]/[.$N$2]*[.N46]" office:value-type="currency" office:currency="USD" office:value="1059659.6754797">
            <text:p>$1,059,659.68</text:p>
          </table:table-cell>
          <table:table-cell table:style-name="ce2" table:formula="of:=[.R46]/[.R$2]" office:value-type="percentage" office:value="1.0596596754797">
            <text:p>105.97%</text:p>
          </table:table-cell>
          <table:table-cell table:style-name="ce2" table:formula="of:=[.R46]/[.R45]-1" office:value-type="percentage" office:value="0.00431801406856636">
            <text:p>0.43%</text:p>
          </table:table-cell>
          <table:table-cell table:formula="of:=[.U$2]*[.S46]" office:value-type="currency" office:currency="USD" office:value="1059659.6754797">
            <text:p>$1,059,659.68</text:p>
          </table:table-cell>
          <table:table-cell office:value-type="float" office:value="127.94">
            <text:p>127.94</text:p>
          </table:table-cell>
          <table:table-cell table:style-name="ce2" table:formula="of:=[.V46]/[.V$2]" office:value-type="percentage" office:value="1.04355628058728">
            <text:p>104.36%</text:p>
          </table:table-cell>
          <table:table-cell table:style-name="ce2" table:formula="of:=[.V46]/[.V45]-1" office:value-type="percentage" office:value="0.00875187258535037">
            <text:p>0.8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09">
            <text:p>09/03/11</text:p>
          </table:table-cell>
          <table:table-cell office:value-type="float" office:value="30.12">
            <text:p>30.12</text:p>
          </table:table-cell>
          <table:table-cell table:formula="of:=[.B47]/[.$B$2]" office:value-type="percentage" office:value="1.0491118077325">
            <text:p>104.91%</text:p>
          </table:table-cell>
          <table:table-cell table:formula="of:=[.B47]/[.B46]-1" office:value-type="percentage" office:value="0.00938337801608591">
            <text:p>0.94%</text:p>
          </table:table-cell>
          <table:table-cell table:formula="of:=[.$E$2]*[.C47]" office:value-type="currency" office:currency="USD" office:value="1049111.8077325">
            <text:p>$1,049,111.81</text:p>
          </table:table-cell>
          <table:table-cell office:value-type="float" office:value="2.05">
            <text:p>2.05</text:p>
          </table:table-cell>
          <table:table-cell table:style-name="ce2" table:formula="of:=[.F47]/[.F$2]" office:value-type="percentage" office:value="1.70833333333333">
            <text:p>170.83%</text:p>
          </table:table-cell>
          <table:table-cell table:style-name="ce2" table:formula="of:=[.F47]/[.F46]-1" office:value-type="percentage" office:value="0">
            <text:p>0.00%</text:p>
          </table:table-cell>
          <table:table-cell table:formula="of:=[.I$2]*[.G47]" office:value-type="currency" office:currency="USD" office:value="131920.557916667">
            <text:p>$131,920.56</text:p>
          </table:table-cell>
          <table:table-cell office:value-type="float" office:value="2">
            <text:p>2</text:p>
          </table:table-cell>
          <table:table-cell table:style-name="ce2" table:formula="of:=[.J47]/[.J$2]" office:value-type="percentage" office:value="1.04712041884817">
            <text:p>104.71%</text:p>
          </table:table-cell>
          <table:table-cell table:style-name="ce2" table:formula="of:=[.J47]/[.J46]-1" office:value-type="percentage" office:value="-0.00497512437810932">
            <text:p>-0.50%</text:p>
          </table:table-cell>
          <table:table-cell table:formula="of:=[.M$2]*[.K47]" office:value-type="currency" office:currency="USD" office:value="105014.492146597">
            <text:p>$105,014.49</text:p>
          </table:table-cell>
          <table:table-cell office:value-type="float" office:value="55.88">
            <text:p>55.88</text:p>
          </table:table-cell>
          <table:table-cell table:style-name="ce2" table:formula="of:=[.N47]/[.N$2]" office:value-type="percentage" office:value="0.98311048557354">
            <text:p>98.31%</text:p>
          </table:table-cell>
          <table:table-cell table:style-name="ce2" table:formula="of:=[.N47]/[.N46]-1" office:value-type="percentage" office:value="0.0106710074154459">
            <text:p>1.07%</text:p>
          </table:table-cell>
          <table:table-cell table:formula="of:=[.Q$2]*[.O47]" office:value-type="currency" office:currency="USD" office:value="481934.149992963">
            <text:p>$481,934.15</text:p>
          </table:table-cell>
          <table:table-cell table:formula="of:=[.$AA$3]/[.$B$2]*[.B47]+[.$AA$4]/[.$F$2]*[.F47]+[.$AA$5]/[.$J$2]*[.J47]+[.$AA$6]/[.$N$2]*[.N47]" office:value-type="currency" office:currency="USD" office:value="1067463.6128044">
            <text:p>$1,067,463.61</text:p>
          </table:table-cell>
          <table:table-cell table:style-name="ce2" table:formula="of:=[.R47]/[.R$2]" office:value-type="percentage" office:value="1.0674636128044">
            <text:p>106.75%</text:p>
          </table:table-cell>
          <table:table-cell table:style-name="ce2" table:formula="of:=[.R47]/[.R46]-1" office:value-type="percentage" office:value="0.00736456949837949">
            <text:p>0.74%</text:p>
          </table:table-cell>
          <table:table-cell table:formula="of:=[.U$2]*[.S47]" office:value-type="currency" office:currency="USD" office:value="1067463.6128044">
            <text:p>$1,067,463.61</text:p>
          </table:table-cell>
          <table:table-cell office:value-type="float" office:value="127.76">
            <text:p>127.76</text:p>
          </table:table-cell>
          <table:table-cell table:style-name="ce2" table:formula="of:=[.V47]/[.V$2]" office:value-type="percentage" office:value="1.042088091354">
            <text:p>104.21%</text:p>
          </table:table-cell>
          <table:table-cell table:style-name="ce2" table:formula="of:=[.V47]/[.V46]-1" office:value-type="percentage" office:value="-0.00140690948882283">
            <text:p>-0.1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0">
            <text:p>10/03/11</text:p>
          </table:table-cell>
          <table:table-cell office:value-type="float" office:value="30">
            <text:p>30</text:p>
          </table:table-cell>
          <table:table-cell table:formula="of:=[.B48]/[.$B$2]" office:value-type="percentage" office:value="1.04493207941484">
            <text:p>104.49%</text:p>
          </table:table-cell>
          <table:table-cell table:formula="of:=[.B48]/[.B47]-1" office:value-type="percentage" office:value="-0.00398406374501992">
            <text:p>-0.40%</text:p>
          </table:table-cell>
          <table:table-cell table:formula="of:=[.$E$2]*[.C48]" office:value-type="currency" office:currency="USD" office:value="1044932.07941484">
            <text:p>$1,044,932.08</text:p>
          </table:table-cell>
          <table:table-cell office:value-type="float" office:value="2.05">
            <text:p>2.05</text:p>
          </table:table-cell>
          <table:table-cell table:style-name="ce2" table:formula="of:=[.F48]/[.F$2]" office:value-type="percentage" office:value="1.70833333333333">
            <text:p>170.83%</text:p>
          </table:table-cell>
          <table:table-cell table:style-name="ce2" table:formula="of:=[.F48]/[.F47]-1" office:value-type="percentage" office:value="0">
            <text:p>0.00%</text:p>
          </table:table-cell>
          <table:table-cell table:formula="of:=[.I$2]*[.G48]" office:value-type="currency" office:currency="USD" office:value="131920.557916667">
            <text:p>$131,920.56</text:p>
          </table:table-cell>
          <table:table-cell office:value-type="float" office:value="2.01">
            <text:p>2.01</text:p>
          </table:table-cell>
          <table:table-cell table:style-name="ce2" table:formula="of:=[.J48]/[.J$2]" office:value-type="percentage" office:value="1.05235602094241">
            <text:p>105.24%</text:p>
          </table:table-cell>
          <table:table-cell table:style-name="ce2" table:formula="of:=[.J48]/[.J47]-1" office:value-type="percentage" office:value="0.00499999999999989">
            <text:p>0.50%</text:p>
          </table:table-cell>
          <table:table-cell table:formula="of:=[.M$2]*[.K48]" office:value-type="currency" office:currency="USD" office:value="105539.56460733">
            <text:p>$105,539.56</text:p>
          </table:table-cell>
          <table:table-cell office:value-type="float" office:value="56.6">
            <text:p>56.6</text:p>
          </table:table-cell>
          <table:table-cell table:style-name="ce2" table:formula="of:=[.N48]/[.N$2]" office:value-type="percentage" office:value="0.995777621393385">
            <text:p>99.58%</text:p>
          </table:table-cell>
          <table:table-cell table:style-name="ce2" table:formula="of:=[.N48]/[.N47]-1" office:value-type="percentage" office:value="0.0128847530422334">
            <text:p>1.29%</text:p>
          </table:table-cell>
          <table:table-cell table:formula="of:=[.Q$2]*[.O48]" office:value-type="currency" office:currency="USD" office:value="488143.752498241">
            <text:p>$488,143.75</text:p>
          </table:table-cell>
          <table:table-cell table:formula="of:=[.$AA$3]/[.$B$2]*[.B48]+[.$AA$4]/[.$F$2]*[.F48]+[.$AA$5]/[.$J$2]*[.J48]+[.$AA$6]/[.$N$2]*[.N48]" office:value-type="currency" office:currency="USD" office:value="1072809.46540886">
            <text:p>$1,072,809.47</text:p>
          </table:table-cell>
          <table:table-cell table:style-name="ce2" table:formula="of:=[.R48]/[.R$2]" office:value-type="percentage" office:value="1.07280946540886">
            <text:p>107.28%</text:p>
          </table:table-cell>
          <table:table-cell table:style-name="ce2" table:formula="of:=[.R48]/[.R47]-1" office:value-type="percentage" office:value="0.00500799515818651">
            <text:p>0.50%</text:p>
          </table:table-cell>
          <table:table-cell table:formula="of:=[.U$2]*[.S48]" office:value-type="currency" office:currency="USD" office:value="1072809.46540886">
            <text:p>$1,072,809.47</text:p>
          </table:table-cell>
          <table:table-cell office:value-type="float" office:value="125.39">
            <text:p>125.39</text:p>
          </table:table-cell>
          <table:table-cell table:style-name="ce2" table:formula="of:=[.V48]/[.V$2]" office:value-type="percentage" office:value="1.02275693311582">
            <text:p>102.28%</text:p>
          </table:table-cell>
          <table:table-cell table:style-name="ce2" table:formula="of:=[.V48]/[.V47]-1" office:value-type="percentage" office:value="-0.0185504070131497">
            <text:p>-1.8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1">
            <text:p>11/03/11</text:p>
          </table:table-cell>
          <table:table-cell office:value-type="float" office:value="30">
            <text:p>30</text:p>
          </table:table-cell>
          <table:table-cell table:formula="of:=[.B49]/[.$B$2]" office:value-type="percentage" office:value="1.04493207941484">
            <text:p>104.49%</text:p>
          </table:table-cell>
          <table:table-cell table:formula="of:=[.B49]/[.B48]-1" office:value-type="percentage" office:value="0">
            <text:p>0.00%</text:p>
          </table:table-cell>
          <table:table-cell table:formula="of:=[.$E$2]*[.C49]" office:value-type="currency" office:currency="USD" office:value="1044932.07941484">
            <text:p>$1,044,932.08</text:p>
          </table:table-cell>
          <table:table-cell office:value-type="float" office:value="2">
            <text:p>2</text:p>
          </table:table-cell>
          <table:table-cell table:style-name="ce2" table:formula="of:=[.F49]/[.F$2]" office:value-type="percentage" office:value="1.66666666666667">
            <text:p>166.67%</text:p>
          </table:table-cell>
          <table:table-cell table:style-name="ce2" table:formula="of:=[.F49]/[.F48]-1" office:value-type="percentage" office:value="-0.0243902439024389">
            <text:p>-2.44%</text:p>
          </table:table-cell>
          <table:table-cell table:formula="of:=[.I$2]*[.G49]" office:value-type="currency" office:currency="USD" office:value="128702.983333333">
            <text:p>$128,702.98</text:p>
          </table:table-cell>
          <table:table-cell office:value-type="float" office:value="2.03">
            <text:p>2.03</text:p>
          </table:table-cell>
          <table:table-cell table:style-name="ce2" table:formula="of:=[.J49]/[.J$2]" office:value-type="percentage" office:value="1.06282722513089">
            <text:p>106.28%</text:p>
          </table:table-cell>
          <table:table-cell table:style-name="ce2" table:formula="of:=[.J49]/[.J48]-1" office:value-type="percentage" office:value="0.00995024875621886">
            <text:p>1.00%</text:p>
          </table:table-cell>
          <table:table-cell table:formula="of:=[.M$2]*[.K49]" office:value-type="currency" office:currency="USD" office:value="106589.709528796">
            <text:p>$106,589.71</text:p>
          </table:table-cell>
          <table:table-cell office:value-type="float" office:value="56.34">
            <text:p>56.34</text:p>
          </table:table-cell>
          <table:table-cell table:style-name="ce2" table:formula="of:=[.N49]/[.N$2]" office:value-type="percentage" office:value="0.991203377902885">
            <text:p>99.12%</text:p>
          </table:table-cell>
          <table:table-cell table:style-name="ce2" table:formula="of:=[.N49]/[.N48]-1" office:value-type="percentage" office:value="-0.0045936395759717">
            <text:p>-0.46%</text:p>
          </table:table-cell>
          <table:table-cell table:formula="of:=[.Q$2]*[.O49]" office:value-type="currency" office:currency="USD" office:value="485901.396038001">
            <text:p>$485,901.40</text:p>
          </table:table-cell>
          <table:table-cell table:formula="of:=[.$AA$3]/[.$B$2]*[.B49]+[.$AA$4]/[.$F$2]*[.F49]+[.$AA$5]/[.$J$2]*[.J49]+[.$AA$6]/[.$N$2]*[.N49]" office:value-type="currency" office:currency="USD" office:value="1068399.67928676">
            <text:p>$1,068,399.68</text:p>
          </table:table-cell>
          <table:table-cell table:style-name="ce2" table:formula="of:=[.R49]/[.R$2]" office:value-type="percentage" office:value="1.06839967928676">
            <text:p>106.84%</text:p>
          </table:table-cell>
          <table:table-cell table:style-name="ce2" table:formula="of:=[.R49]/[.R48]-1" office:value-type="percentage" office:value="-0.00411050262352608">
            <text:p>-0.41%</text:p>
          </table:table-cell>
          <table:table-cell table:formula="of:=[.U$2]*[.S49]" office:value-type="currency" office:currency="USD" office:value="1068399.67928676">
            <text:p>$1,068,399.68</text:p>
          </table:table-cell>
          <table:table-cell office:value-type="float" office:value="126.26">
            <text:p>126.26</text:p>
          </table:table-cell>
          <table:table-cell table:style-name="ce2" table:formula="of:=[.V49]/[.V$2]" office:value-type="percentage" office:value="1.02985318107667">
            <text:p>102.99%</text:p>
          </table:table-cell>
          <table:table-cell table:style-name="ce2" table:formula="of:=[.V49]/[.V48]-1" office:value-type="percentage" office:value="0.00693835234069695">
            <text:p>0.6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4">
            <text:p>14/03/11</text:p>
          </table:table-cell>
          <table:table-cell office:value-type="float" office:value="30.01">
            <text:p>30.01</text:p>
          </table:table-cell>
          <table:table-cell table:formula="of:=[.B50]/[.$B$2]" office:value-type="percentage" office:value="1.04528039010798">
            <text:p>104.53%</text:p>
          </table:table-cell>
          <table:table-cell table:formula="of:=[.B50]/[.B49]-1" office:value-type="percentage" office:value="0.000333333333333297">
            <text:p>0.03%</text:p>
          </table:table-cell>
          <table:table-cell table:formula="of:=[.$E$2]*[.C50]" office:value-type="currency" office:currency="USD" office:value="1045280.39010798">
            <text:p>$1,045,280.39</text:p>
          </table:table-cell>
          <table:table-cell office:value-type="float" office:value="2">
            <text:p>2</text:p>
          </table:table-cell>
          <table:table-cell table:style-name="ce2" table:formula="of:=[.F50]/[.F$2]" office:value-type="percentage" office:value="1.66666666666667">
            <text:p>166.67%</text:p>
          </table:table-cell>
          <table:table-cell table:style-name="ce2" table:formula="of:=[.F50]/[.F49]-1" office:value-type="percentage" office:value="0">
            <text:p>0.00%</text:p>
          </table:table-cell>
          <table:table-cell table:formula="of:=[.I$2]*[.G50]" office:value-type="currency" office:currency="USD" office:value="128702.983333333">
            <text:p>$128,702.98</text:p>
          </table:table-cell>
          <table:table-cell office:value-type="float" office:value="1.98">
            <text:p>1.98</text:p>
          </table:table-cell>
          <table:table-cell table:style-name="ce2" table:formula="of:=[.J50]/[.J$2]" office:value-type="percentage" office:value="1.03664921465969">
            <text:p>103.66%</text:p>
          </table:table-cell>
          <table:table-cell table:style-name="ce2" table:formula="of:=[.J50]/[.J49]-1" office:value-type="percentage" office:value="-0.0246305418719212">
            <text:p>-2.46%</text:p>
          </table:table-cell>
          <table:table-cell table:formula="of:=[.M$2]*[.K50]" office:value-type="currency" office:currency="USD" office:value="103964.347225131">
            <text:p>$103,964.35</text:p>
          </table:table-cell>
          <table:table-cell office:value-type="float" office:value="56.27">
            <text:p>56.27</text:p>
          </table:table-cell>
          <table:table-cell table:style-name="ce2" table:formula="of:=[.N50]/[.N$2]" office:value-type="percentage" office:value="0.989971850809289">
            <text:p>99.00%</text:p>
          </table:table-cell>
          <table:table-cell table:style-name="ce2" table:formula="of:=[.N50]/[.N49]-1" office:value-type="percentage" office:value="-0.00124245651402199">
            <text:p>-0.12%</text:p>
          </table:table-cell>
          <table:table-cell table:formula="of:=[.Q$2]*[.O50]" office:value-type="currency" office:currency="USD" office:value="485297.684683322">
            <text:p>$485,297.68</text:p>
          </table:table-cell>
          <table:table-cell table:formula="of:=[.$AA$3]/[.$B$2]*[.B50]+[.$AA$4]/[.$F$2]*[.F50]+[.$AA$5]/[.$J$2]*[.J50]+[.$AA$6]/[.$N$2]*[.N50]" office:value-type="currency" office:currency="USD" office:value="1065286.34082521">
            <text:p>$1,065,286.34</text:p>
          </table:table-cell>
          <table:table-cell table:style-name="ce2" table:formula="of:=[.R50]/[.R$2]" office:value-type="percentage" office:value="1.06528634082521">
            <text:p>106.53%</text:p>
          </table:table-cell>
          <table:table-cell table:style-name="ce2" table:formula="of:=[.R50]/[.R49]-1" office:value-type="percentage" office:value="-0.00291402040070587">
            <text:p>-0.29%</text:p>
          </table:table-cell>
          <table:table-cell table:formula="of:=[.U$2]*[.S50]" office:value-type="currency" office:currency="USD" office:value="1065286.34082521">
            <text:p>$1,065,286.34</text:p>
          </table:table-cell>
          <table:table-cell office:value-type="float" office:value="125.5">
            <text:p>125.5</text:p>
          </table:table-cell>
          <table:table-cell table:style-name="ce2" table:formula="of:=[.V50]/[.V$2]" office:value-type="percentage" office:value="1.02365415986949">
            <text:p>102.37%</text:p>
          </table:table-cell>
          <table:table-cell table:style-name="ce2" table:formula="of:=[.V50]/[.V49]-1" office:value-type="percentage" office:value="-0.00601932520196424">
            <text:p>-0.6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5">
            <text:p>15/03/11</text:p>
          </table:table-cell>
          <table:table-cell office:value-type="float" office:value="29.83">
            <text:p>29.83</text:p>
          </table:table-cell>
          <table:table-cell table:formula="of:=[.B51]/[.$B$2]" office:value-type="percentage" office:value="1.03901079763149">
            <text:p>103.90%</text:p>
          </table:table-cell>
          <table:table-cell table:formula="of:=[.B51]/[.B50]-1" office:value-type="percentage" office:value="-0.00599800066644463">
            <text:p>-0.60%</text:p>
          </table:table-cell>
          <table:table-cell table:formula="of:=[.$E$2]*[.C51]" office:value-type="currency" office:currency="USD" office:value="1039010.79763149">
            <text:p>$1,039,010.80</text:p>
          </table:table-cell>
          <table:table-cell office:value-type="float" office:value="1.95">
            <text:p>1.95</text:p>
          </table:table-cell>
          <table:table-cell table:style-name="ce2" table:formula="of:=[.F51]/[.F$2]" office:value-type="percentage" office:value="1.625">
            <text:p>162.50%</text:p>
          </table:table-cell>
          <table:table-cell table:style-name="ce2" table:formula="of:=[.F51]/[.F50]-1" office:value-type="percentage" office:value="-0.0249999999999999">
            <text:p>-2.50%</text:p>
          </table:table-cell>
          <table:table-cell table:formula="of:=[.I$2]*[.G51]" office:value-type="currency" office:currency="USD" office:value="125485.40875">
            <text:p>$125,485.41</text:p>
          </table:table-cell>
          <table:table-cell office:value-type="float" office:value="1.96">
            <text:p>1.96</text:p>
          </table:table-cell>
          <table:table-cell table:style-name="ce2" table:formula="of:=[.J51]/[.J$2]" office:value-type="percentage" office:value="1.0261780104712">
            <text:p>102.62%</text:p>
          </table:table-cell>
          <table:table-cell table:style-name="ce2" table:formula="of:=[.J51]/[.J50]-1" office:value-type="percentage" office:value="-0.0101010101010101">
            <text:p>-1.01%</text:p>
          </table:table-cell>
          <table:table-cell table:formula="of:=[.M$2]*[.K51]" office:value-type="currency" office:currency="USD" office:value="102914.202303665">
            <text:p>$102,914.20</text:p>
          </table:table-cell>
          <table:table-cell office:value-type="float" office:value="56.94">
            <text:p>56.94</text:p>
          </table:table-cell>
          <table:table-cell table:style-name="ce2" table:formula="of:=[.N51]/[.N$2]" office:value-type="percentage" office:value="1.00175932441942">
            <text:p>100.18%</text:p>
          </table:table-cell>
          <table:table-cell table:style-name="ce2" table:formula="of:=[.N51]/[.N50]-1" office:value-type="percentage" office:value="0.0119068775546471">
            <text:p>1.19%</text:p>
          </table:table-cell>
          <table:table-cell table:formula="of:=[.Q$2]*[.O51]" office:value-type="currency" office:currency="USD" office:value="491076.0647924">
            <text:p>$491,076.06</text:p>
          </table:table-cell>
          <table:table-cell table:formula="of:=[.$AA$3]/[.$B$2]*[.B51]+[.$AA$4]/[.$F$2]*[.F51]+[.$AA$5]/[.$J$2]*[.J51]+[.$AA$6]/[.$N$2]*[.N51]" office:value-type="currency" office:currency="USD" office:value="1064713.76788717">
            <text:p>$1,064,713.77</text:p>
          </table:table-cell>
          <table:table-cell table:style-name="ce2" table:formula="of:=[.R51]/[.R$2]" office:value-type="percentage" office:value="1.06471376788717">
            <text:p>106.47%</text:p>
          </table:table-cell>
          <table:table-cell table:style-name="ce2" table:formula="of:=[.R51]/[.R50]-1" office:value-type="percentage" office:value="-0.000537482661795208">
            <text:p>-0.05%</text:p>
          </table:table-cell>
          <table:table-cell table:formula="of:=[.U$2]*[.S51]" office:value-type="currency" office:currency="USD" office:value="1064713.76788717">
            <text:p>$1,064,713.77</text:p>
          </table:table-cell>
          <table:table-cell office:value-type="float" office:value="124.06">
            <text:p>124.06</text:p>
          </table:table-cell>
          <table:table-cell table:style-name="ce2" table:formula="of:=[.V51]/[.V$2]" office:value-type="percentage" office:value="1.01190864600326">
            <text:p>101.19%</text:p>
          </table:table-cell>
          <table:table-cell table:style-name="ce2" table:formula="of:=[.V51]/[.V50]-1" office:value-type="percentage" office:value="-0.0114741035856574">
            <text:p>-1.1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6">
            <text:p>16/03/11</text:p>
          </table:table-cell>
          <table:table-cell office:value-type="float" office:value="29.71">
            <text:p>29.71</text:p>
          </table:table-cell>
          <table:table-cell table:formula="of:=[.B52]/[.$B$2]" office:value-type="percentage" office:value="1.03483106931383">
            <text:p>103.48%</text:p>
          </table:table-cell>
          <table:table-cell table:formula="of:=[.B52]/[.B51]-1" office:value-type="percentage" office:value="-0.00402279584311083">
            <text:p>-0.40%</text:p>
          </table:table-cell>
          <table:table-cell table:formula="of:=[.$E$2]*[.C52]" office:value-type="currency" office:currency="USD" office:value="1034831.06931383">
            <text:p>$1,034,831.07</text:p>
          </table:table-cell>
          <table:table-cell office:value-type="float" office:value="2">
            <text:p>2</text:p>
          </table:table-cell>
          <table:table-cell table:style-name="ce2" table:formula="of:=[.F52]/[.F$2]" office:value-type="percentage" office:value="1.66666666666667">
            <text:p>166.67%</text:p>
          </table:table-cell>
          <table:table-cell table:style-name="ce2" table:formula="of:=[.F52]/[.F51]-1" office:value-type="percentage" office:value="0.0256410256410255">
            <text:p>2.56%</text:p>
          </table:table-cell>
          <table:table-cell table:formula="of:=[.I$2]*[.G52]" office:value-type="currency" office:currency="USD" office:value="128702.983333333">
            <text:p>$128,702.98</text:p>
          </table:table-cell>
          <table:table-cell office:value-type="float" office:value="2">
            <text:p>2</text:p>
          </table:table-cell>
          <table:table-cell table:style-name="ce2" table:formula="of:=[.J52]/[.J$2]" office:value-type="percentage" office:value="1.04712041884817">
            <text:p>104.71%</text:p>
          </table:table-cell>
          <table:table-cell table:style-name="ce2" table:formula="of:=[.J52]/[.J51]-1" office:value-type="percentage" office:value="0.0204081632653061">
            <text:p>2.04%</text:p>
          </table:table-cell>
          <table:table-cell table:formula="of:=[.M$2]*[.K52]" office:value-type="currency" office:currency="USD" office:value="105014.492146597">
            <text:p>$105,014.49</text:p>
          </table:table-cell>
          <table:table-cell office:value-type="float" office:value="57.63">
            <text:p>57.63</text:p>
          </table:table-cell>
          <table:table-cell table:style-name="ce2" table:formula="of:=[.N52]/[.N$2]" office:value-type="percentage" office:value="1.01389866291344">
            <text:p>101.39%</text:p>
          </table:table-cell>
          <table:table-cell table:style-name="ce2" table:formula="of:=[.N52]/[.N51]-1" office:value-type="percentage" office:value="0.0121180189673342">
            <text:p>1.21%</text:p>
          </table:table-cell>
          <table:table-cell table:formula="of:=[.Q$2]*[.O52]" office:value-type="currency" office:currency="USD" office:value="497026.933859958">
            <text:p>$497,026.93</text:p>
          </table:table-cell>
          <table:table-cell table:formula="of:=[.$AA$3]/[.$B$2]*[.B52]+[.$AA$4]/[.$F$2]*[.F52]+[.$AA$5]/[.$J$2]*[.J52]+[.$AA$6]/[.$N$2]*[.N52]" office:value-type="currency" office:currency="USD" office:value="1074593.67901944">
            <text:p>$1,074,593.68</text:p>
          </table:table-cell>
          <table:table-cell table:style-name="ce2" table:formula="of:=[.R52]/[.R$2]" office:value-type="percentage" office:value="1.07459367901944">
            <text:p>107.46%</text:p>
          </table:table-cell>
          <table:table-cell table:style-name="ce2" table:formula="of:=[.R52]/[.R51]-1" office:value-type="percentage" office:value="0.00927940581803743">
            <text:p>0.93%</text:p>
          </table:table-cell>
          <table:table-cell table:formula="of:=[.U$2]*[.S52]" office:value-type="currency" office:currency="USD" office:value="1074593.67901944">
            <text:p>$1,074,593.68</text:p>
          </table:table-cell>
          <table:table-cell office:value-type="float" office:value="121.76">
            <text:p>121.76</text:p>
          </table:table-cell>
          <table:table-cell table:style-name="ce2" table:formula="of:=[.V52]/[.V$2]" office:value-type="percentage" office:value="0.993148450244698">
            <text:p>99.31%</text:p>
          </table:table-cell>
          <table:table-cell table:style-name="ce2" table:formula="of:=[.V52]/[.V51]-1" office:value-type="percentage" office:value="-0.0185394164114138">
            <text:p>-1.8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7">
            <text:p>17/03/11</text:p>
          </table:table-cell>
          <table:table-cell office:value-type="float" office:value="30">
            <text:p>30</text:p>
          </table:table-cell>
          <table:table-cell table:formula="of:=[.B53]/[.$B$2]" office:value-type="percentage" office:value="1.04493207941484">
            <text:p>104.49%</text:p>
          </table:table-cell>
          <table:table-cell table:formula="of:=[.B53]/[.B52]-1" office:value-type="percentage" office:value="0.00976102322450356">
            <text:p>0.98%</text:p>
          </table:table-cell>
          <table:table-cell table:formula="of:=[.$E$2]*[.C53]" office:value-type="currency" office:currency="USD" office:value="1044932.07941484">
            <text:p>$1,044,932.08</text:p>
          </table:table-cell>
          <table:table-cell office:value-type="float" office:value="2.02">
            <text:p>2.02</text:p>
          </table:table-cell>
          <table:table-cell table:style-name="ce2" table:formula="of:=[.F53]/[.F$2]" office:value-type="percentage" office:value="1.68333333333333">
            <text:p>168.33%</text:p>
          </table:table-cell>
          <table:table-cell table:style-name="ce2" table:formula="of:=[.F53]/[.F52]-1" office:value-type="percentage" office:value="0.01">
            <text:p>1.00%</text:p>
          </table:table-cell>
          <table:table-cell table:formula="of:=[.I$2]*[.G53]" office:value-type="currency" office:currency="USD" office:value="129990.013166667">
            <text:p>$129,990.01</text:p>
          </table:table-cell>
          <table:table-cell office:value-type="float" office:value="1.98">
            <text:p>1.98</text:p>
          </table:table-cell>
          <table:table-cell table:style-name="ce2" table:formula="of:=[.J53]/[.J$2]" office:value-type="percentage" office:value="1.03664921465969">
            <text:p>103.66%</text:p>
          </table:table-cell>
          <table:table-cell table:style-name="ce2" table:formula="of:=[.J53]/[.J52]-1" office:value-type="percentage" office:value="-0.01">
            <text:p>-1.00%</text:p>
          </table:table-cell>
          <table:table-cell table:formula="of:=[.M$2]*[.K53]" office:value-type="currency" office:currency="USD" office:value="103964.347225131">
            <text:p>$103,964.35</text:p>
          </table:table-cell>
          <table:table-cell office:value-type="float" office:value="57.39">
            <text:p>57.39</text:p>
          </table:table-cell>
          <table:table-cell table:style-name="ce2" table:formula="of:=[.N53]/[.N$2]" office:value-type="percentage" office:value="1.00967628430683">
            <text:p>100.97%</text:p>
          </table:table-cell>
          <table:table-cell table:style-name="ce2" table:formula="of:=[.N53]/[.N52]-1" office:value-type="percentage" office:value="-0.00416449765747007">
            <text:p>-0.42%</text:p>
          </table:table-cell>
          <table:table-cell table:formula="of:=[.Q$2]*[.O53]" office:value-type="currency" office:currency="USD" office:value="494957.066358198">
            <text:p>$494,957.07</text:p>
          </table:table-cell>
          <table:table-cell table:formula="of:=[.$AA$3]/[.$B$2]*[.B53]+[.$AA$4]/[.$F$2]*[.F53]+[.$AA$5]/[.$J$2]*[.J53]+[.$AA$6]/[.$N$2]*[.N53]" office:value-type="currency" office:currency="USD" office:value="1076117.01713662">
            <text:p>$1,076,117.02</text:p>
          </table:table-cell>
          <table:table-cell table:style-name="ce2" table:formula="of:=[.R53]/[.R$2]" office:value-type="percentage" office:value="1.07611701713662">
            <text:p>107.61%</text:p>
          </table:table-cell>
          <table:table-cell table:style-name="ce2" table:formula="of:=[.R53]/[.R52]-1" office:value-type="percentage" office:value="0.00141759452611789">
            <text:p>0.14%</text:p>
          </table:table-cell>
          <table:table-cell table:formula="of:=[.U$2]*[.S53]" office:value-type="currency" office:currency="USD" office:value="1076117.01713662">
            <text:p>$1,076,117.02</text:p>
          </table:table-cell>
          <table:table-cell office:value-type="float" office:value="123.38">
            <text:p>123.38</text:p>
          </table:table-cell>
          <table:table-cell table:style-name="ce2" table:formula="of:=[.V53]/[.V$2]" office:value-type="percentage" office:value="1.00636215334421">
            <text:p>100.64%</text:p>
          </table:table-cell>
          <table:table-cell table:style-name="ce2" table:formula="of:=[.V53]/[.V52]-1" office:value-type="percentage" office:value="0.0133048620236531">
            <text:p>1.3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18">
            <text:p>18/03/11</text:p>
          </table:table-cell>
          <table:table-cell office:value-type="float" office:value="30.14">
            <text:p>30.14</text:p>
          </table:table-cell>
          <table:table-cell table:formula="of:=[.B54]/[.$B$2]" office:value-type="percentage" office:value="1.04980842911877">
            <text:p>104.98%</text:p>
          </table:table-cell>
          <table:table-cell table:formula="of:=[.B54]/[.B53]-1" office:value-type="percentage" office:value="0.0046666666666666">
            <text:p>0.47%</text:p>
          </table:table-cell>
          <table:table-cell table:formula="of:=[.$E$2]*[.C54]" office:value-type="currency" office:currency="USD" office:value="1049808.42911877">
            <text:p>$1,049,808.43</text:p>
          </table:table-cell>
          <table:table-cell office:value-type="float" office:value="2">
            <text:p>2</text:p>
          </table:table-cell>
          <table:table-cell table:style-name="ce2" table:formula="of:=[.F54]/[.F$2]" office:value-type="percentage" office:value="1.66666666666667">
            <text:p>166.67%</text:p>
          </table:table-cell>
          <table:table-cell table:style-name="ce2" table:formula="of:=[.F54]/[.F53]-1" office:value-type="percentage" office:value="-0.00990099009900991">
            <text:p>-0.99%</text:p>
          </table:table-cell>
          <table:table-cell table:formula="of:=[.I$2]*[.G54]" office:value-type="currency" office:currency="USD" office:value="128702.983333333">
            <text:p>$128,702.98</text:p>
          </table:table-cell>
          <table:table-cell office:value-type="float" office:value="2">
            <text:p>2</text:p>
          </table:table-cell>
          <table:table-cell table:style-name="ce2" table:formula="of:=[.J54]/[.J$2]" office:value-type="percentage" office:value="1.04712041884817">
            <text:p>104.71%</text:p>
          </table:table-cell>
          <table:table-cell table:style-name="ce2" table:formula="of:=[.J54]/[.J53]-1" office:value-type="percentage" office:value="0.0101010101010102">
            <text:p>1.01%</text:p>
          </table:table-cell>
          <table:table-cell table:formula="of:=[.M$2]*[.K54]" office:value-type="currency" office:currency="USD" office:value="105014.492146597">
            <text:p>$105,014.49</text:p>
          </table:table-cell>
          <table:table-cell office:value-type="float" office:value="57.19">
            <text:p>57.19</text:p>
          </table:table-cell>
          <table:table-cell table:style-name="ce2" table:formula="of:=[.N54]/[.N$2]" office:value-type="percentage" office:value="1.00615763546798">
            <text:p>100.62%</text:p>
          </table:table-cell>
          <table:table-cell table:style-name="ce2" table:formula="of:=[.N54]/[.N53]-1" office:value-type="percentage" office:value="-0.00348492768775055">
            <text:p>-0.35%</text:p>
          </table:table-cell>
          <table:table-cell table:formula="of:=[.Q$2]*[.O54]" office:value-type="currency" office:currency="USD" office:value="493232.176773399">
            <text:p>$493,232.18</text:p>
          </table:table-cell>
          <table:table-cell table:formula="of:=[.$AA$3]/[.$B$2]*[.B54]+[.$AA$4]/[.$F$2]*[.F54]+[.$AA$5]/[.$J$2]*[.J54]+[.$AA$6]/[.$N$2]*[.N54]" office:value-type="currency" office:currency="USD" office:value="1075775.53539509">
            <text:p>$1,075,775.54</text:p>
          </table:table-cell>
          <table:table-cell table:style-name="ce2" table:formula="of:=[.R54]/[.R$2]" office:value-type="percentage" office:value="1.07577553539509">
            <text:p>107.58%</text:p>
          </table:table-cell>
          <table:table-cell table:style-name="ce2" table:formula="of:=[.R54]/[.R53]-1" office:value-type="percentage" office:value="-0.000317327703299286">
            <text:p>-0.03%</text:p>
          </table:table-cell>
          <table:table-cell table:formula="of:=[.U$2]*[.S54]" office:value-type="currency" office:currency="USD" office:value="1075775.53539509">
            <text:p>$1,075,775.54</text:p>
          </table:table-cell>
          <table:table-cell office:value-type="float" office:value="123.82">
            <text:p>123.82</text:p>
          </table:table-cell>
          <table:table-cell table:style-name="ce2" table:formula="of:=[.V54]/[.V$2]" office:value-type="percentage" office:value="1.00995106035889">
            <text:p>101.00%</text:p>
          </table:table-cell>
          <table:table-cell table:style-name="ce2" table:formula="of:=[.V54]/[.V53]-1" office:value-type="percentage" office:value="0.00356621818771274">
            <text:p>0.3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1">
            <text:p>21/03/11</text:p>
          </table:table-cell>
          <table:table-cell office:value-type="float" office:value="30.2">
            <text:p>30.2</text:p>
          </table:table-cell>
          <table:table-cell table:formula="of:=[.B55]/[.$B$2]" office:value-type="percentage" office:value="1.0518982932776">
            <text:p>105.19%</text:p>
          </table:table-cell>
          <table:table-cell table:formula="of:=[.B55]/[.B54]-1" office:value-type="percentage" office:value="0.00199071001990703">
            <text:p>0.20%</text:p>
          </table:table-cell>
          <table:table-cell table:formula="of:=[.$E$2]*[.C55]" office:value-type="currency" office:currency="USD" office:value="1051898.2932776">
            <text:p>$1,051,898.29</text:p>
          </table:table-cell>
          <table:table-cell office:value-type="float" office:value="2.25">
            <text:p>2.25</text:p>
          </table:table-cell>
          <table:table-cell table:style-name="ce2" table:formula="of:=[.F55]/[.F$2]" office:value-type="percentage" office:value="1.875">
            <text:p>187.50%</text:p>
          </table:table-cell>
          <table:table-cell table:style-name="ce2" table:formula="of:=[.F55]/[.F54]-1" office:value-type="percentage" office:value="0.125">
            <text:p>12.50%</text:p>
          </table:table-cell>
          <table:table-cell table:formula="of:=[.I$2]*[.G55]" office:value-type="currency" office:currency="USD" office:value="144790.85625">
            <text:p>$144,790.86</text:p>
          </table:table-cell>
          <table:table-cell office:value-type="float" office:value="2">
            <text:p>2</text:p>
          </table:table-cell>
          <table:table-cell table:style-name="ce2" table:formula="of:=[.J55]/[.J$2]" office:value-type="percentage" office:value="1.04712041884817">
            <text:p>104.71%</text:p>
          </table:table-cell>
          <table:table-cell table:style-name="ce2" table:formula="of:=[.J55]/[.J54]-1" office:value-type="percentage" office:value="0">
            <text:p>0.00%</text:p>
          </table:table-cell>
          <table:table-cell table:formula="of:=[.M$2]*[.K55]" office:value-type="currency" office:currency="USD" office:value="105014.492146597">
            <text:p>$105,014.49</text:p>
          </table:table-cell>
          <table:table-cell office:value-type="float" office:value="57.09">
            <text:p>57.09</text:p>
          </table:table-cell>
          <table:table-cell table:style-name="ce2" table:formula="of:=[.N55]/[.N$2]" office:value-type="percentage" office:value="1.00439831104856">
            <text:p>100.44%</text:p>
          </table:table-cell>
          <table:table-cell table:style-name="ce2" table:formula="of:=[.N55]/[.N54]-1" office:value-type="percentage" office:value="-0.00174855744011182">
            <text:p>-0.17%</text:p>
          </table:table-cell>
          <table:table-cell table:formula="of:=[.Q$2]*[.O55]" office:value-type="currency" office:currency="USD" office:value="492369.731980999">
            <text:p>$492,369.73</text:p>
          </table:table-cell>
          <table:table-cell table:formula="of:=[.$AA$3]/[.$B$2]*[.B55]+[.$AA$4]/[.$F$2]*[.F55]+[.$AA$5]/[.$J$2]*[.J55]+[.$AA$6]/[.$N$2]*[.N55]" office:value-type="currency" office:currency="USD" office:value="1091695.37470013">
            <text:p>$1,091,695.37</text:p>
          </table:table-cell>
          <table:table-cell table:style-name="ce2" table:formula="of:=[.R55]/[.R$2]" office:value-type="percentage" office:value="1.09169537470013">
            <text:p>109.17%</text:p>
          </table:table-cell>
          <table:table-cell table:style-name="ce2" table:formula="of:=[.R55]/[.R54]-1" office:value-type="percentage" office:value="0.0147984768023131">
            <text:p>1.48%</text:p>
          </table:table-cell>
          <table:table-cell table:formula="of:=[.U$2]*[.S55]" office:value-type="currency" office:currency="USD" office:value="1091695.37470013">
            <text:p>$1,091,695.37</text:p>
          </table:table-cell>
          <table:table-cell office:value-type="float" office:value="125.74">
            <text:p>125.74</text:p>
          </table:table-cell>
          <table:table-cell table:style-name="ce2" table:formula="of:=[.V55]/[.V$2]" office:value-type="percentage" office:value="1.02561174551387">
            <text:p>102.56%</text:p>
          </table:table-cell>
          <table:table-cell table:style-name="ce2" table:formula="of:=[.V55]/[.V54]-1" office:value-type="percentage" office:value="0.0155063802293651">
            <text:p>1.5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2">
            <text:p>22/03/11</text:p>
          </table:table-cell>
          <table:table-cell office:value-type="float" office:value="30.15">
            <text:p>30.15</text:p>
          </table:table-cell>
          <table:table-cell table:formula="of:=[.B56]/[.$B$2]" office:value-type="percentage" office:value="1.05015673981191">
            <text:p>105.02%</text:p>
          </table:table-cell>
          <table:table-cell table:formula="of:=[.B56]/[.B55]-1" office:value-type="percentage" office:value="-0.00165562913907291">
            <text:p>-0.17%</text:p>
          </table:table-cell>
          <table:table-cell table:formula="of:=[.$E$2]*[.C56]" office:value-type="currency" office:currency="USD" office:value="1050156.73981191">
            <text:p>$1,050,156.74</text:p>
          </table:table-cell>
          <table:table-cell office:value-type="float" office:value="2.25">
            <text:p>2.25</text:p>
          </table:table-cell>
          <table:table-cell table:style-name="ce2" table:formula="of:=[.F56]/[.F$2]" office:value-type="percentage" office:value="1.875">
            <text:p>187.50%</text:p>
          </table:table-cell>
          <table:table-cell table:style-name="ce2" table:formula="of:=[.F56]/[.F55]-1" office:value-type="percentage" office:value="0">
            <text:p>0.00%</text:p>
          </table:table-cell>
          <table:table-cell table:formula="of:=[.I$2]*[.G56]" office:value-type="currency" office:currency="USD" office:value="144790.85625">
            <text:p>$144,790.86</text:p>
          </table:table-cell>
          <table:table-cell office:value-type="float" office:value="2.01">
            <text:p>2.01</text:p>
          </table:table-cell>
          <table:table-cell table:style-name="ce2" table:formula="of:=[.J56]/[.J$2]" office:value-type="percentage" office:value="1.05235602094241">
            <text:p>105.24%</text:p>
          </table:table-cell>
          <table:table-cell table:style-name="ce2" table:formula="of:=[.J56]/[.J55]-1" office:value-type="percentage" office:value="0.00499999999999989">
            <text:p>0.50%</text:p>
          </table:table-cell>
          <table:table-cell table:formula="of:=[.M$2]*[.K56]" office:value-type="currency" office:currency="USD" office:value="105539.56460733">
            <text:p>$105,539.56</text:p>
          </table:table-cell>
          <table:table-cell office:value-type="float" office:value="57.23">
            <text:p>57.23</text:p>
          </table:table-cell>
          <table:table-cell table:style-name="ce2" table:formula="of:=[.N56]/[.N$2]" office:value-type="percentage" office:value="1.00686136523575">
            <text:p>100.69%</text:p>
          </table:table-cell>
          <table:table-cell table:style-name="ce2" table:formula="of:=[.N56]/[.N55]-1" office:value-type="percentage" office:value="0.00245226834822199">
            <text:p>0.25%</text:p>
          </table:table-cell>
          <table:table-cell table:formula="of:=[.Q$2]*[.O56]" office:value-type="currency" office:currency="USD" office:value="493577.154690359">
            <text:p>$493,577.15</text:p>
          </table:table-cell>
          <table:table-cell table:formula="of:=[.$AA$3]/[.$B$2]*[.B56]+[.$AA$4]/[.$F$2]*[.F56]+[.$AA$5]/[.$J$2]*[.J56]+[.$AA$6]/[.$N$2]*[.N56]" office:value-type="currency" office:currency="USD" office:value="1092849.19388625">
            <text:p>$1,092,849.19</text:p>
          </table:table-cell>
          <table:table-cell table:style-name="ce2" table:formula="of:=[.R56]/[.R$2]" office:value-type="percentage" office:value="1.09284919388625">
            <text:p>109.28%</text:p>
          </table:table-cell>
          <table:table-cell table:style-name="ce2" table:formula="of:=[.R56]/[.R55]-1" office:value-type="percentage" office:value="0.00105690581168916">
            <text:p>0.11%</text:p>
          </table:table-cell>
          <table:table-cell table:formula="of:=[.U$2]*[.S56]" office:value-type="currency" office:currency="USD" office:value="1092849.19388625">
            <text:p>$1,092,849.19</text:p>
          </table:table-cell>
          <table:table-cell office:value-type="float" office:value="125.31">
            <text:p>125.31</text:p>
          </table:table-cell>
          <table:table-cell table:style-name="ce2" table:formula="of:=[.V56]/[.V$2]" office:value-type="percentage" office:value="1.0221044045677">
            <text:p>102.21%</text:p>
          </table:table-cell>
          <table:table-cell table:style-name="ce2" table:formula="of:=[.V56]/[.V55]-1" office:value-type="percentage" office:value="-0.00341975505010328">
            <text:p>-0.3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3">
            <text:p>23/03/11</text:p>
          </table:table-cell>
          <table:table-cell office:value-type="float" office:value="30.1">
            <text:p>30.1</text:p>
          </table:table-cell>
          <table:table-cell table:formula="of:=[.B57]/[.$B$2]" office:value-type="percentage" office:value="1.04841518634622">
            <text:p>104.84%</text:p>
          </table:table-cell>
          <table:table-cell table:formula="of:=[.B57]/[.B56]-1" office:value-type="percentage" office:value="-0.00165837479270303">
            <text:p>-0.17%</text:p>
          </table:table-cell>
          <table:table-cell table:formula="of:=[.$E$2]*[.C57]" office:value-type="currency" office:currency="USD" office:value="1048415.18634622">
            <text:p>$1,048,415.19</text:p>
          </table:table-cell>
          <table:table-cell office:value-type="float" office:value="2.45">
            <text:p>2.45</text:p>
          </table:table-cell>
          <table:table-cell table:style-name="ce2" table:formula="of:=[.F57]/[.F$2]" office:value-type="percentage" office:value="2.04166666666667">
            <text:p>204.17%</text:p>
          </table:table-cell>
          <table:table-cell table:style-name="ce2" table:formula="of:=[.F57]/[.F56]-1" office:value-type="percentage" office:value="0.088888888888889">
            <text:p>8.89%</text:p>
          </table:table-cell>
          <table:table-cell table:formula="of:=[.I$2]*[.G57]" office:value-type="currency" office:currency="USD" office:value="157661.154583333">
            <text:p>$157,661.15</text:p>
          </table:table-cell>
          <table:table-cell office:value-type="float" office:value="2.01">
            <text:p>2.01</text:p>
          </table:table-cell>
          <table:table-cell table:style-name="ce2" table:formula="of:=[.J57]/[.J$2]" office:value-type="percentage" office:value="1.05235602094241">
            <text:p>105.24%</text:p>
          </table:table-cell>
          <table:table-cell table:style-name="ce2" table:formula="of:=[.J57]/[.J56]-1" office:value-type="percentage" office:value="0">
            <text:p>0.00%</text:p>
          </table:table-cell>
          <table:table-cell table:formula="of:=[.M$2]*[.K57]" office:value-type="currency" office:currency="USD" office:value="105539.56460733">
            <text:p>$105,539.56</text:p>
          </table:table-cell>
          <table:table-cell office:value-type="float" office:value="57.09">
            <text:p>57.09</text:p>
          </table:table-cell>
          <table:table-cell table:style-name="ce2" table:formula="of:=[.N57]/[.N$2]" office:value-type="percentage" office:value="1.00439831104856">
            <text:p>100.44%</text:p>
          </table:table-cell>
          <table:table-cell table:style-name="ce2" table:formula="of:=[.N57]/[.N56]-1" office:value-type="percentage" office:value="-0.0024462694391052">
            <text:p>-0.24%</text:p>
          </table:table-cell>
          <table:table-cell table:formula="of:=[.Q$2]*[.O57]" office:value-type="currency" office:currency="USD" office:value="492369.731980999">
            <text:p>$492,369.73</text:p>
          </table:table-cell>
          <table:table-cell table:formula="of:=[.$AA$3]/[.$B$2]*[.B57]+[.$AA$4]/[.$F$2]*[.F57]+[.$AA$5]/[.$J$2]*[.J57]+[.$AA$6]/[.$N$2]*[.N57]" office:value-type="currency" office:currency="USD" office:value="1103933.39352624">
            <text:p>$1,103,933.39</text:p>
          </table:table-cell>
          <table:table-cell table:style-name="ce2" table:formula="of:=[.R57]/[.R$2]" office:value-type="percentage" office:value="1.10393339352624">
            <text:p>110.39%</text:p>
          </table:table-cell>
          <table:table-cell table:style-name="ce2" table:formula="of:=[.R57]/[.R56]-1" office:value-type="percentage" office:value="0.0101424786713524">
            <text:p>1.01%</text:p>
          </table:table-cell>
          <table:table-cell table:formula="of:=[.U$2]*[.S57]" office:value-type="currency" office:currency="USD" office:value="1103933.39352624">
            <text:p>$1,103,933.39</text:p>
          </table:table-cell>
          <table:table-cell office:value-type="float" office:value="125.67">
            <text:p>125.67</text:p>
          </table:table-cell>
          <table:table-cell table:style-name="ce2" table:formula="of:=[.V57]/[.V$2]" office:value-type="percentage" office:value="1.02504078303426">
            <text:p>102.50%</text:p>
          </table:table-cell>
          <table:table-cell table:style-name="ce2" table:formula="of:=[.V57]/[.V56]-1" office:value-type="percentage" office:value="0.00287287526933211">
            <text:p>0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4">
            <text:p>24/03/11</text:p>
          </table:table-cell>
          <table:table-cell office:value-type="float" office:value="30.03">
            <text:p>30.03</text:p>
          </table:table-cell>
          <table:table-cell table:formula="of:=[.B58]/[.$B$2]" office:value-type="percentage" office:value="1.04597701149425">
            <text:p>104.60%</text:p>
          </table:table-cell>
          <table:table-cell table:formula="of:=[.B58]/[.B57]-1" office:value-type="percentage" office:value="-0.00232558139534889">
            <text:p>-0.23%</text:p>
          </table:table-cell>
          <table:table-cell table:formula="of:=[.$E$2]*[.C58]" office:value-type="currency" office:currency="USD" office:value="1045977.01149425">
            <text:p>$1,045,977.01</text:p>
          </table:table-cell>
          <table:table-cell office:value-type="float" office:value="2.55">
            <text:p>2.55</text:p>
          </table:table-cell>
          <table:table-cell table:style-name="ce2" table:formula="of:=[.F58]/[.F$2]" office:value-type="percentage" office:value="2.125">
            <text:p>212.50%</text:p>
          </table:table-cell>
          <table:table-cell table:style-name="ce2" table:formula="of:=[.F58]/[.F57]-1" office:value-type="percentage" office:value="0.0408163265306121">
            <text:p>4.08%</text:p>
          </table:table-cell>
          <table:table-cell table:formula="of:=[.I$2]*[.G58]" office:value-type="currency" office:currency="USD" office:value="164096.30375">
            <text:p>$164,096.30</text:p>
          </table:table-cell>
          <table:table-cell office:value-type="float" office:value="2">
            <text:p>2</text:p>
          </table:table-cell>
          <table:table-cell table:style-name="ce2" table:formula="of:=[.J58]/[.J$2]" office:value-type="percentage" office:value="1.04712041884817">
            <text:p>104.71%</text:p>
          </table:table-cell>
          <table:table-cell table:style-name="ce2" table:formula="of:=[.J58]/[.J57]-1" office:value-type="percentage" office:value="-0.00497512437810932">
            <text:p>-0.50%</text:p>
          </table:table-cell>
          <table:table-cell table:formula="of:=[.M$2]*[.K58]" office:value-type="currency" office:currency="USD" office:value="105014.492146597">
            <text:p>$105,014.49</text:p>
          </table:table-cell>
          <table:table-cell office:value-type="float" office:value="56.84">
            <text:p>56.84</text:p>
          </table:table-cell>
          <table:table-cell table:style-name="ce2" table:formula="of:=[.N58]/[.N$2]" office:value-type="percentage" office:value="1">
            <text:p>100.00%</text:p>
          </table:table-cell>
          <table:table-cell table:style-name="ce2" table:formula="of:=[.N58]/[.N57]-1" office:value-type="percentage" office:value="-0.0043790506218252">
            <text:p>-0.44%</text:p>
          </table:table-cell>
          <table:table-cell table:formula="of:=[.Q$2]*[.O58]" office:value-type="currency" office:currency="USD" office:value="490213.62">
            <text:p>$490,213.62</text:p>
          </table:table-cell>
          <table:table-cell table:formula="of:=[.$AA$3]/[.$B$2]*[.B58]+[.$AA$4]/[.$F$2]*[.F58]+[.$AA$5]/[.$J$2]*[.J58]+[.$AA$6]/[.$N$2]*[.N58]" office:value-type="currency" office:currency="USD" office:value="1106877.21187361">
            <text:p>$1,106,877.21</text:p>
          </table:table-cell>
          <table:table-cell table:style-name="ce2" table:formula="of:=[.R58]/[.R$2]" office:value-type="percentage" office:value="1.10687721187361">
            <text:p>110.69%</text:p>
          </table:table-cell>
          <table:table-cell table:style-name="ce2" table:formula="of:=[.R58]/[.R57]-1" office:value-type="percentage" office:value="0.00266666301121865">
            <text:p>0.27%</text:p>
          </table:table-cell>
          <table:table-cell table:formula="of:=[.U$2]*[.S58]" office:value-type="currency" office:currency="USD" office:value="1106877.21187361">
            <text:p>$1,106,877.21</text:p>
          </table:table-cell>
          <table:table-cell office:value-type="float" office:value="126.87">
            <text:p>126.87</text:p>
          </table:table-cell>
          <table:table-cell table:style-name="ce2" table:formula="of:=[.V58]/[.V$2]" office:value-type="percentage" office:value="1.03482871125612">
            <text:p>103.48%</text:p>
          </table:table-cell>
          <table:table-cell table:style-name="ce2" table:formula="of:=[.V58]/[.V57]-1" office:value-type="percentage" office:value="0.00954881833373111">
            <text:p>0.9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5">
            <text:p>25/03/11</text:p>
          </table:table-cell>
          <table:table-cell office:value-type="float" office:value="30.21">
            <text:p>30.21</text:p>
          </table:table-cell>
          <table:table-cell table:formula="of:=[.B59]/[.$B$2]" office:value-type="percentage" office:value="1.05224660397074">
            <text:p>105.22%</text:p>
          </table:table-cell>
          <table:table-cell table:formula="of:=[.B59]/[.B58]-1" office:value-type="percentage" office:value="0.00599400599400601">
            <text:p>0.60%</text:p>
          </table:table-cell>
          <table:table-cell table:formula="of:=[.$E$2]*[.C59]" office:value-type="currency" office:currency="USD" office:value="1052246.60397074">
            <text:p>$1,052,246.60</text:p>
          </table:table-cell>
          <table:table-cell office:value-type="float" office:value="2.89">
            <text:p>2.89</text:p>
          </table:table-cell>
          <table:table-cell table:style-name="ce2" table:formula="of:=[.F59]/[.F$2]" office:value-type="percentage" office:value="2.40833333333333">
            <text:p>240.83%</text:p>
          </table:table-cell>
          <table:table-cell table:style-name="ce2" table:formula="of:=[.F59]/[.F58]-1" office:value-type="percentage" office:value="0.133333333333334">
            <text:p>13.33%</text:p>
          </table:table-cell>
          <table:table-cell table:formula="of:=[.I$2]*[.G59]" office:value-type="currency" office:currency="USD" office:value="185975.810916667">
            <text:p>$185,975.81</text:p>
          </table:table-cell>
          <table:table-cell office:value-type="float" office:value="1.99">
            <text:p>1.99</text:p>
          </table:table-cell>
          <table:table-cell table:style-name="ce2" table:formula="of:=[.J59]/[.J$2]" office:value-type="percentage" office:value="1.04188481675393">
            <text:p>104.19%</text:p>
          </table:table-cell>
          <table:table-cell table:style-name="ce2" table:formula="of:=[.J59]/[.J58]-1" office:value-type="percentage" office:value="-0.005">
            <text:p>-0.50%</text:p>
          </table:table-cell>
          <table:table-cell table:formula="of:=[.M$2]*[.K59]" office:value-type="currency" office:currency="USD" office:value="104489.419685864">
            <text:p>$104,489.42</text:p>
          </table:table-cell>
          <table:table-cell office:value-type="float" office:value="56.52">
            <text:p>56.52</text:p>
          </table:table-cell>
          <table:table-cell table:style-name="ce2" table:formula="of:=[.N59]/[.N$2]" office:value-type="percentage" office:value="0.994370161857847">
            <text:p>99.44%</text:p>
          </table:table-cell>
          <table:table-cell table:style-name="ce2" table:formula="of:=[.N59]/[.N58]-1" office:value-type="percentage" office:value="-0.00562983814215345">
            <text:p>-0.56%</text:p>
          </table:table-cell>
          <table:table-cell table:formula="of:=[.Q$2]*[.O59]" office:value-type="currency" office:currency="USD" office:value="487453.796664321">
            <text:p>$487,453.80</text:p>
          </table:table-cell>
          <table:table-cell table:formula="of:=[.$AA$3]/[.$B$2]*[.B59]+[.$AA$4]/[.$F$2]*[.F59]+[.$AA$5]/[.$J$2]*[.J59]+[.$AA$6]/[.$N$2]*[.N59]" office:value-type="currency" office:currency="USD" office:value="1127555.05678618">
            <text:p>$1,127,555.06</text:p>
          </table:table-cell>
          <table:table-cell table:style-name="ce2" table:formula="of:=[.R59]/[.R$2]" office:value-type="percentage" office:value="1.12755505678618">
            <text:p>112.76%</text:p>
          </table:table-cell>
          <table:table-cell table:style-name="ce2" table:formula="of:=[.R59]/[.R58]-1" office:value-type="percentage" office:value="0.0186812454812157">
            <text:p>1.87%</text:p>
          </table:table-cell>
          <table:table-cell table:formula="of:=[.U$2]*[.S59]" office:value-type="currency" office:currency="USD" office:value="1127555.05678618">
            <text:p>$1,127,555.06</text:p>
          </table:table-cell>
          <table:table-cell office:value-type="float" office:value="127.25">
            <text:p>127.25</text:p>
          </table:table-cell>
          <table:table-cell table:style-name="ce2" table:formula="of:=[.V59]/[.V$2]" office:value-type="percentage" office:value="1.03792822185971">
            <text:p>103.79%</text:p>
          </table:table-cell>
          <table:table-cell table:style-name="ce2" table:formula="of:=[.V59]/[.V58]-1" office:value-type="percentage" office:value="0.00299519192874587">
            <text:p>0.3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8">
            <text:p>28/03/11</text:p>
          </table:table-cell>
          <table:table-cell office:value-type="float" office:value="30.26">
            <text:p>30.26</text:p>
          </table:table-cell>
          <table:table-cell table:formula="of:=[.B60]/[.$B$2]" office:value-type="percentage" office:value="1.05398815743643">
            <text:p>105.40%</text:p>
          </table:table-cell>
          <table:table-cell table:formula="of:=[.B60]/[.B59]-1" office:value-type="percentage" office:value="0.00165508109897394">
            <text:p>0.17%</text:p>
          </table:table-cell>
          <table:table-cell table:formula="of:=[.$E$2]*[.C60]" office:value-type="currency" office:currency="USD" office:value="1053988.15743643">
            <text:p>$1,053,988.16</text:p>
          </table:table-cell>
          <table:table-cell office:value-type="float" office:value="2.85">
            <text:p>2.85</text:p>
          </table:table-cell>
          <table:table-cell table:style-name="ce2" table:formula="of:=[.F60]/[.F$2]" office:value-type="percentage" office:value="2.375">
            <text:p>237.50%</text:p>
          </table:table-cell>
          <table:table-cell table:style-name="ce2" table:formula="of:=[.F60]/[.F59]-1" office:value-type="percentage" office:value="-0.013840830449827">
            <text:p>-1.38%</text:p>
          </table:table-cell>
          <table:table-cell table:formula="of:=[.I$2]*[.G60]" office:value-type="currency" office:currency="USD" office:value="183401.75125">
            <text:p>$183,401.75</text:p>
          </table:table-cell>
          <table:table-cell office:value-type="float" office:value="2.03">
            <text:p>2.03</text:p>
          </table:table-cell>
          <table:table-cell table:style-name="ce2" table:formula="of:=[.J60]/[.J$2]" office:value-type="percentage" office:value="1.06282722513089">
            <text:p>106.28%</text:p>
          </table:table-cell>
          <table:table-cell table:style-name="ce2" table:formula="of:=[.J60]/[.J59]-1" office:value-type="percentage" office:value="0.0201005025125627">
            <text:p>2.01%</text:p>
          </table:table-cell>
          <table:table-cell table:formula="of:=[.M$2]*[.K60]" office:value-type="currency" office:currency="USD" office:value="106589.709528796">
            <text:p>$106,589.71</text:p>
          </table:table-cell>
          <table:table-cell office:value-type="float" office:value="56.69">
            <text:p>56.69</text:p>
          </table:table-cell>
          <table:table-cell table:style-name="ce2" table:formula="of:=[.N60]/[.N$2]" office:value-type="percentage" office:value="0.997361013370865">
            <text:p>99.74%</text:p>
          </table:table-cell>
          <table:table-cell table:style-name="ce2" table:formula="of:=[.N60]/[.N59]-1" office:value-type="percentage" office:value="0.00300778485491859">
            <text:p>0.30%</text:p>
          </table:table-cell>
          <table:table-cell table:formula="of:=[.Q$2]*[.O60]" office:value-type="currency" office:currency="USD" office:value="488919.9528114">
            <text:p>$488,919.95</text:p>
          </table:table-cell>
          <table:table-cell table:formula="of:=[.$AA$3]/[.$B$2]*[.B60]+[.$AA$4]/[.$F$2]*[.F60]+[.$AA$5]/[.$J$2]*[.J60]+[.$AA$6]/[.$N$2]*[.N60]" office:value-type="currency" office:currency="USD" office:value="1129126.11909351">
            <text:p>$1,129,126.12</text:p>
          </table:table-cell>
          <table:table-cell table:style-name="ce2" table:formula="of:=[.R60]/[.R$2]" office:value-type="percentage" office:value="1.12912611909351">
            <text:p>112.91%</text:p>
          </table:table-cell>
          <table:table-cell table:style-name="ce2" table:formula="of:=[.R60]/[.R59]-1" office:value-type="percentage" office:value="0.0013933353390303">
            <text:p>0.14%</text:p>
          </table:table-cell>
          <table:table-cell table:formula="of:=[.U$2]*[.S60]" office:value-type="currency" office:currency="USD" office:value="1129126.11909351">
            <text:p>$1,129,126.12</text:p>
          </table:table-cell>
          <table:table-cell office:value-type="float" office:value="126.94">
            <text:p>126.94</text:p>
          </table:table-cell>
          <table:table-cell table:style-name="ce2" table:formula="of:=[.V60]/[.V$2]" office:value-type="percentage" office:value="1.03539967373573">
            <text:p>103.54%</text:p>
          </table:table-cell>
          <table:table-cell table:style-name="ce2" table:formula="of:=[.V60]/[.V59]-1" office:value-type="percentage" office:value="-0.00243614931237723">
            <text:p>-0.2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29">
            <text:p>29/03/11</text:p>
          </table:table-cell>
          <table:table-cell office:value-type="float" office:value="30.4">
            <text:p>30.4</text:p>
          </table:table-cell>
          <table:table-cell table:formula="of:=[.B61]/[.$B$2]" office:value-type="percentage" office:value="1.05886450714037">
            <text:p>105.89%</text:p>
          </table:table-cell>
          <table:table-cell table:formula="of:=[.B61]/[.B60]-1" office:value-type="percentage" office:value="0.0046265697290151">
            <text:p>0.46%</text:p>
          </table:table-cell>
          <table:table-cell table:formula="of:=[.$E$2]*[.C61]" office:value-type="currency" office:currency="USD" office:value="1058864.50714037">
            <text:p>$1,058,864.51</text:p>
          </table:table-cell>
          <table:table-cell office:value-type="float" office:value="2.8">
            <text:p>2.8</text:p>
          </table:table-cell>
          <table:table-cell table:style-name="ce2" table:formula="of:=[.F61]/[.F$2]" office:value-type="percentage" office:value="2.33333333333333">
            <text:p>233.33%</text:p>
          </table:table-cell>
          <table:table-cell table:style-name="ce2" table:formula="of:=[.F61]/[.F60]-1" office:value-type="percentage" office:value="-0.0175438596491229">
            <text:p>-1.75%</text:p>
          </table:table-cell>
          <table:table-cell table:formula="of:=[.I$2]*[.G61]" office:value-type="currency" office:currency="USD" office:value="180184.176666667">
            <text:p>$180,184.18</text:p>
          </table:table-cell>
          <table:table-cell office:value-type="float" office:value="2.07">
            <text:p>2.07</text:p>
          </table:table-cell>
          <table:table-cell table:style-name="ce2" table:formula="of:=[.J61]/[.J$2]" office:value-type="percentage" office:value="1.08376963350785">
            <text:p>108.38%</text:p>
          </table:table-cell>
          <table:table-cell table:style-name="ce2" table:formula="of:=[.J61]/[.J60]-1" office:value-type="percentage" office:value="0.0197044334975369">
            <text:p>1.97%</text:p>
          </table:table-cell>
          <table:table-cell table:formula="of:=[.M$2]*[.K61]" office:value-type="currency" office:currency="USD" office:value="108689.999371728">
            <text:p>$108,690.00</text:p>
          </table:table-cell>
          <table:table-cell office:value-type="float" office:value="56.32">
            <text:p>56.32</text:p>
          </table:table-cell>
          <table:table-cell table:style-name="ce2" table:formula="of:=[.N61]/[.N$2]" office:value-type="percentage" office:value="0.990851513019001">
            <text:p>99.09%</text:p>
          </table:table-cell>
          <table:table-cell table:style-name="ce2" table:formula="of:=[.N61]/[.N60]-1" office:value-type="percentage" office:value="-0.00652672428999823">
            <text:p>-0.65%</text:p>
          </table:table-cell>
          <table:table-cell table:formula="of:=[.Q$2]*[.O61]" office:value-type="currency" office:currency="USD" office:value="485728.907079522">
            <text:p>$485,728.91</text:p>
          </table:table-cell>
          <table:table-cell table:formula="of:=[.$AA$3]/[.$B$2]*[.B61]+[.$AA$4]/[.$F$2]*[.F61]+[.$AA$5]/[.$J$2]*[.J61]+[.$AA$6]/[.$N$2]*[.N61]" office:value-type="currency" office:currency="USD" office:value="1126438.08137636">
            <text:p>$1,126,438.08</text:p>
          </table:table-cell>
          <table:table-cell table:style-name="ce2" table:formula="of:=[.R61]/[.R$2]" office:value-type="percentage" office:value="1.12643808137636">
            <text:p>112.64%</text:p>
          </table:table-cell>
          <table:table-cell table:style-name="ce2" table:formula="of:=[.R61]/[.R60]-1" office:value-type="percentage" office:value="-0.00238063549473211">
            <text:p>-0.24%</text:p>
          </table:table-cell>
          <table:table-cell table:formula="of:=[.U$2]*[.S61]" office:value-type="currency" office:currency="USD" office:value="1126438.08137636">
            <text:p>$1,126,438.08</text:p>
          </table:table-cell>
          <table:table-cell office:value-type="float" office:value="127.8">
            <text:p>127.8</text:p>
          </table:table-cell>
          <table:table-cell table:style-name="ce2" table:formula="of:=[.V61]/[.V$2]" office:value-type="percentage" office:value="1.04241435562806">
            <text:p>104.24%</text:p>
          </table:table-cell>
          <table:table-cell table:style-name="ce2" table:formula="of:=[.V61]/[.V60]-1" office:value-type="percentage" office:value="0.00677485426185598">
            <text:p>0.6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30">
            <text:p>30/03/11</text:p>
          </table:table-cell>
          <table:table-cell office:value-type="float" office:value="30.36">
            <text:p>30.36</text:p>
          </table:table-cell>
          <table:table-cell table:formula="of:=[.B62]/[.$B$2]" office:value-type="percentage" office:value="1.05747126436782">
            <text:p>105.75%</text:p>
          </table:table-cell>
          <table:table-cell table:formula="of:=[.B62]/[.B61]-1" office:value-type="percentage" office:value="-0.00131578947368416">
            <text:p>-0.13%</text:p>
          </table:table-cell>
          <table:table-cell table:formula="of:=[.$E$2]*[.C62]" office:value-type="currency" office:currency="USD" office:value="1057471.26436782">
            <text:p>$1,057,471.26</text:p>
          </table:table-cell>
          <table:table-cell office:value-type="float" office:value="2.8">
            <text:p>2.8</text:p>
          </table:table-cell>
          <table:table-cell table:style-name="ce2" table:formula="of:=[.F62]/[.F$2]" office:value-type="percentage" office:value="2.33333333333333">
            <text:p>233.33%</text:p>
          </table:table-cell>
          <table:table-cell table:style-name="ce2" table:formula="of:=[.F62]/[.F61]-1" office:value-type="percentage" office:value="0">
            <text:p>0.00%</text:p>
          </table:table-cell>
          <table:table-cell table:formula="of:=[.I$2]*[.G62]" office:value-type="currency" office:currency="USD" office:value="180184.176666667">
            <text:p>$180,184.18</text:p>
          </table:table-cell>
          <table:table-cell office:value-type="float" office:value="2.05">
            <text:p>2.05</text:p>
          </table:table-cell>
          <table:table-cell table:style-name="ce2" table:formula="of:=[.J62]/[.J$2]" office:value-type="percentage" office:value="1.07329842931937">
            <text:p>107.33%</text:p>
          </table:table-cell>
          <table:table-cell table:style-name="ce2" table:formula="of:=[.J62]/[.J61]-1" office:value-type="percentage" office:value="-0.00966183574879231">
            <text:p>-0.97%</text:p>
          </table:table-cell>
          <table:table-cell table:formula="of:=[.M$2]*[.K62]" office:value-type="currency" office:currency="USD" office:value="107639.854450262">
            <text:p>$107,639.85</text:p>
          </table:table-cell>
          <table:table-cell office:value-type="float" office:value="56.55">
            <text:p>56.55</text:p>
          </table:table-cell>
          <table:table-cell table:style-name="ce2" table:formula="of:=[.N62]/[.N$2]" office:value-type="percentage" office:value="0.994897959183673">
            <text:p>99.49%</text:p>
          </table:table-cell>
          <table:table-cell table:style-name="ce2" table:formula="of:=[.N62]/[.N61]-1" office:value-type="percentage" office:value="0.00408380681818166">
            <text:p>0.41%</text:p>
          </table:table-cell>
          <table:table-cell table:formula="of:=[.Q$2]*[.O62]" office:value-type="currency" office:currency="USD" office:value="487712.530102041">
            <text:p>$487,712.53</text:p>
          </table:table-cell>
          <table:table-cell table:formula="of:=[.$AA$3]/[.$B$2]*[.B62]+[.$AA$4]/[.$F$2]*[.F62]+[.$AA$5]/[.$J$2]*[.J62]+[.$AA$6]/[.$N$2]*[.N62]" office:value-type="currency" office:currency="USD" office:value="1126908.61869023">
            <text:p>$1,126,908.62</text:p>
          </table:table-cell>
          <table:table-cell table:style-name="ce2" table:formula="of:=[.R62]/[.R$2]" office:value-type="percentage" office:value="1.12690861869023">
            <text:p>112.69%</text:p>
          </table:table-cell>
          <table:table-cell table:style-name="ce2" table:formula="of:=[.R62]/[.R61]-1" office:value-type="percentage" office:value="0.000417721419091466">
            <text:p>0.04%</text:p>
          </table:table-cell>
          <table:table-cell table:formula="of:=[.U$2]*[.S62]" office:value-type="currency" office:currency="USD" office:value="1126908.61869023">
            <text:p>$1,126,908.62</text:p>
          </table:table-cell>
          <table:table-cell office:value-type="float" office:value="128.68">
            <text:p>128.68</text:p>
          </table:table-cell>
          <table:table-cell table:style-name="ce2" table:formula="of:=[.V62]/[.V$2]" office:value-type="percentage" office:value="1.04959216965742">
            <text:p>104.96%</text:p>
          </table:table-cell>
          <table:table-cell table:style-name="ce2" table:formula="of:=[.V62]/[.V61]-1" office:value-type="percentage" office:value="0.00688575899843502">
            <text:p>0.6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3-31">
            <text:p>31/03/11</text:p>
          </table:table-cell>
          <table:table-cell office:value-type="float" office:value="30.68">
            <text:p>30.68</text:p>
          </table:table-cell>
          <table:table-cell table:formula="of:=[.B63]/[.$B$2]" office:value-type="percentage" office:value="1.06861720654824">
            <text:p>106.86%</text:p>
          </table:table-cell>
          <table:table-cell table:formula="of:=[.B63]/[.B62]-1" office:value-type="percentage" office:value="0.010540184453228">
            <text:p>1.05%</text:p>
          </table:table-cell>
          <table:table-cell table:formula="of:=[.$E$2]*[.C63]" office:value-type="currency" office:currency="USD" office:value="1068617.20654824">
            <text:p>$1,068,617.21</text:p>
          </table:table-cell>
          <table:table-cell office:value-type="float" office:value="2.8">
            <text:p>2.8</text:p>
          </table:table-cell>
          <table:table-cell table:style-name="ce2" table:formula="of:=[.F63]/[.F$2]" office:value-type="percentage" office:value="2.33333333333333">
            <text:p>233.33%</text:p>
          </table:table-cell>
          <table:table-cell table:style-name="ce2" table:formula="of:=[.F63]/[.F62]-1" office:value-type="percentage" office:value="0">
            <text:p>0.00%</text:p>
          </table:table-cell>
          <table:table-cell table:formula="of:=[.I$2]*[.G63]" office:value-type="currency" office:currency="USD" office:value="180184.176666667">
            <text:p>$180,184.18</text:p>
          </table:table-cell>
          <table:table-cell office:value-type="float" office:value="2.01">
            <text:p>2.01</text:p>
          </table:table-cell>
          <table:table-cell table:style-name="ce2" table:formula="of:=[.J63]/[.J$2]" office:value-type="percentage" office:value="1.05235602094241">
            <text:p>105.24%</text:p>
          </table:table-cell>
          <table:table-cell table:style-name="ce2" table:formula="of:=[.J63]/[.J62]-1" office:value-type="percentage" office:value="-0.0195121951219512">
            <text:p>-1.95%</text:p>
          </table:table-cell>
          <table:table-cell table:formula="of:=[.M$2]*[.K63]" office:value-type="currency" office:currency="USD" office:value="105539.56460733">
            <text:p>$105,539.56</text:p>
          </table:table-cell>
          <table:table-cell office:value-type="float" office:value="56.44">
            <text:p>56.44</text:p>
          </table:table-cell>
          <table:table-cell table:style-name="ce2" table:formula="of:=[.N63]/[.N$2]" office:value-type="percentage" office:value="0.992962702322308">
            <text:p>99.30%</text:p>
          </table:table-cell>
          <table:table-cell table:style-name="ce2" table:formula="of:=[.N63]/[.N62]-1" office:value-type="percentage" office:value="-0.00194518125552612">
            <text:p>-0.19%</text:p>
          </table:table-cell>
          <table:table-cell table:formula="of:=[.Q$2]*[.O63]" office:value-type="currency" office:currency="USD" office:value="486763.840830401">
            <text:p>$486,763.84</text:p>
          </table:table-cell>
          <table:table-cell table:formula="of:=[.$AA$3]/[.$B$2]*[.B63]+[.$AA$4]/[.$F$2]*[.F63]+[.$AA$5]/[.$J$2]*[.J63]+[.$AA$6]/[.$N$2]*[.N63]" office:value-type="currency" office:currency="USD" office:value="1127563.16587312">
            <text:p>$1,127,563.17</text:p>
          </table:table-cell>
          <table:table-cell table:style-name="ce2" table:formula="of:=[.R63]/[.R$2]" office:value-type="percentage" office:value="1.12756316587312">
            <text:p>112.76%</text:p>
          </table:table-cell>
          <table:table-cell table:style-name="ce2" table:formula="of:=[.R63]/[.R62]-1" office:value-type="percentage" office:value="0.000580834303713473">
            <text:p>0.06%</text:p>
          </table:table-cell>
          <table:table-cell table:formula="of:=[.U$2]*[.S63]" office:value-type="currency" office:currency="USD" office:value="1127563.16587312">
            <text:p>$1,127,563.17</text:p>
          </table:table-cell>
          <table:table-cell office:value-type="float" office:value="128.51">
            <text:p>128.51</text:p>
          </table:table-cell>
          <table:table-cell table:style-name="ce2" table:formula="of:=[.V63]/[.V$2]" office:value-type="percentage" office:value="1.04820554649266">
            <text:p>104.82%</text:p>
          </table:table-cell>
          <table:table-cell table:style-name="ce2" table:formula="of:=[.V63]/[.V62]-1" office:value-type="percentage" office:value="-0.00132110662107565">
            <text:p>-0.1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01">
            <text:p>01/04/11</text:p>
          </table:table-cell>
          <table:table-cell office:value-type="float" office:value="30.84">
            <text:p>30.84</text:p>
          </table:table-cell>
          <table:table-cell table:formula="of:=[.B64]/[.$B$2]" office:value-type="percentage" office:value="1.07419017763845">
            <text:p>107.42%</text:p>
          </table:table-cell>
          <table:table-cell table:formula="of:=[.B64]/[.B63]-1" office:value-type="percentage" office:value="0.00521512385919176">
            <text:p>0.52%</text:p>
          </table:table-cell>
          <table:table-cell table:formula="of:=[.$E$2]*[.C64]" office:value-type="currency" office:currency="USD" office:value="1074190.17763845">
            <text:p>$1,074,190.18</text:p>
          </table:table-cell>
          <table:table-cell office:value-type="float" office:value="2.65">
            <text:p>2.65</text:p>
          </table:table-cell>
          <table:table-cell table:style-name="ce2" table:formula="of:=[.F64]/[.F$2]" office:value-type="percentage" office:value="2.20833333333333">
            <text:p>220.83%</text:p>
          </table:table-cell>
          <table:table-cell table:style-name="ce2" table:formula="of:=[.F64]/[.F63]-1" office:value-type="percentage" office:value="-0.0535714285714285">
            <text:p>-5.36%</text:p>
          </table:table-cell>
          <table:table-cell table:formula="of:=[.I$2]*[.G64]" office:value-type="currency" office:currency="USD" office:value="170531.452916667">
            <text:p>$170,531.45</text:p>
          </table:table-cell>
          <table:table-cell office:value-type="float" office:value="2.01">
            <text:p>2.01</text:p>
          </table:table-cell>
          <table:table-cell table:style-name="ce2" table:formula="of:=[.J64]/[.J$2]" office:value-type="percentage" office:value="1.05235602094241">
            <text:p>105.24%</text:p>
          </table:table-cell>
          <table:table-cell table:style-name="ce2" table:formula="of:=[.J64]/[.J63]-1" office:value-type="percentage" office:value="0">
            <text:p>0.00%</text:p>
          </table:table-cell>
          <table:table-cell table:formula="of:=[.M$2]*[.K64]" office:value-type="currency" office:currency="USD" office:value="105539.56460733">
            <text:p>$105,539.56</text:p>
          </table:table-cell>
          <table:table-cell office:value-type="float" office:value="56.69">
            <text:p>56.69</text:p>
          </table:table-cell>
          <table:table-cell table:style-name="ce2" table:formula="of:=[.N64]/[.N$2]" office:value-type="percentage" office:value="0.997361013370865">
            <text:p>99.74%</text:p>
          </table:table-cell>
          <table:table-cell table:style-name="ce2" table:formula="of:=[.N64]/[.N63]-1" office:value-type="percentage" office:value="0.00442948263642817">
            <text:p>0.44%</text:p>
          </table:table-cell>
          <table:table-cell table:formula="of:=[.Q$2]*[.O64]" office:value-type="currency" office:currency="USD" office:value="488919.9528114">
            <text:p>$488,919.95</text:p>
          </table:table-cell>
          <table:table-cell table:formula="of:=[.$AA$3]/[.$B$2]*[.B64]+[.$AA$4]/[.$F$2]*[.F64]+[.$AA$5]/[.$J$2]*[.J64]+[.$AA$6]/[.$N$2]*[.N64]" office:value-type="currency" office:currency="USD" office:value="1121918.31725285">
            <text:p>$1,121,918.32</text:p>
          </table:table-cell>
          <table:table-cell table:style-name="ce2" table:formula="of:=[.R64]/[.R$2]" office:value-type="percentage" office:value="1.12191831725285">
            <text:p>112.19%</text:p>
          </table:table-cell>
          <table:table-cell table:style-name="ce2" table:formula="of:=[.R64]/[.R63]-1" office:value-type="percentage" office:value="-0.00500623715914039">
            <text:p>-0.50%</text:p>
          </table:table-cell>
          <table:table-cell table:formula="of:=[.U$2]*[.S64]" office:value-type="currency" office:currency="USD" office:value="1121918.31725285">
            <text:p>$1,121,918.32</text:p>
          </table:table-cell>
          <table:table-cell office:value-type="float" office:value="129.05">
            <text:p>129.05</text:p>
          </table:table-cell>
          <table:table-cell table:style-name="ce2" table:formula="of:=[.V64]/[.V$2]" office:value-type="percentage" office:value="1.0526101141925">
            <text:p>105.26%</text:p>
          </table:table-cell>
          <table:table-cell table:style-name="ce2" table:formula="of:=[.V64]/[.V63]-1" office:value-type="percentage" office:value="0.00420200762586576">
            <text:p>0.4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04">
            <text:p>04/04/11</text:p>
          </table:table-cell>
          <table:table-cell office:value-type="float" office:value="30.9">
            <text:p>30.9</text:p>
          </table:table-cell>
          <table:table-cell table:formula="of:=[.B65]/[.$B$2]" office:value-type="percentage" office:value="1.07628004179728">
            <text:p>107.63%</text:p>
          </table:table-cell>
          <table:table-cell table:formula="of:=[.B65]/[.B64]-1" office:value-type="percentage" office:value="0.00194552529182879">
            <text:p>0.19%</text:p>
          </table:table-cell>
          <table:table-cell table:formula="of:=[.$E$2]*[.C65]" office:value-type="currency" office:currency="USD" office:value="1076280.04179728">
            <text:p>$1,076,280.04</text:p>
          </table:table-cell>
          <table:table-cell office:value-type="float" office:value="2.75">
            <text:p>2.75</text:p>
          </table:table-cell>
          <table:table-cell table:style-name="ce2" table:formula="of:=[.F65]/[.F$2]" office:value-type="percentage" office:value="2.29166666666667">
            <text:p>229.17%</text:p>
          </table:table-cell>
          <table:table-cell table:style-name="ce2" table:formula="of:=[.F65]/[.F64]-1" office:value-type="percentage" office:value="0.0377358490566038">
            <text:p>3.77%</text:p>
          </table:table-cell>
          <table:table-cell table:formula="of:=[.I$2]*[.G65]" office:value-type="currency" office:currency="USD" office:value="176966.602083333">
            <text:p>$176,966.60</text:p>
          </table:table-cell>
          <table:table-cell office:value-type="float" office:value="2.04">
            <text:p>2.04</text:p>
          </table:table-cell>
          <table:table-cell table:style-name="ce2" table:formula="of:=[.J65]/[.J$2]" office:value-type="percentage" office:value="1.06806282722513">
            <text:p>106.81%</text:p>
          </table:table-cell>
          <table:table-cell table:style-name="ce2" table:formula="of:=[.J65]/[.J64]-1" office:value-type="percentage" office:value="0.0149253731343284">
            <text:p>1.49%</text:p>
          </table:table-cell>
          <table:table-cell table:formula="of:=[.M$2]*[.K65]" office:value-type="currency" office:currency="USD" office:value="107114.781989529">
            <text:p>$107,114.78</text:p>
          </table:table-cell>
          <table:table-cell office:value-type="float" office:value="56.79">
            <text:p>56.79</text:p>
          </table:table-cell>
          <table:table-cell table:style-name="ce2" table:formula="of:=[.N65]/[.N$2]" office:value-type="percentage" office:value="0.999120337790288">
            <text:p>99.91%</text:p>
          </table:table-cell>
          <table:table-cell table:style-name="ce2" table:formula="of:=[.N65]/[.N64]-1" office:value-type="percentage" office:value="0.00176397953783747">
            <text:p>0.18%</text:p>
          </table:table-cell>
          <table:table-cell table:formula="of:=[.Q$2]*[.O65]" office:value-type="currency" office:currency="USD" office:value="489782.3976038">
            <text:p>$489,782.40</text:p>
          </table:table-cell>
          <table:table-cell table:formula="of:=[.$AA$3]/[.$B$2]*[.B65]+[.$AA$4]/[.$F$2]*[.F65]+[.$AA$5]/[.$J$2]*[.J65]+[.$AA$6]/[.$N$2]*[.N65]" office:value-type="currency" office:currency="USD" office:value="1131485.53977489">
            <text:p>$1,131,485.54</text:p>
          </table:table-cell>
          <table:table-cell table:style-name="ce2" table:formula="of:=[.R65]/[.R$2]" office:value-type="percentage" office:value="1.13148553977489">
            <text:p>113.15%</text:p>
          </table:table-cell>
          <table:table-cell table:style-name="ce2" table:formula="of:=[.R65]/[.R64]-1" office:value-type="percentage" office:value="0.00852755710902842">
            <text:p>0.85%</text:p>
          </table:table-cell>
          <table:table-cell table:formula="of:=[.U$2]*[.S65]" office:value-type="currency" office:currency="USD" office:value="1131485.53977489">
            <text:p>$1,131,485.54</text:p>
          </table:table-cell>
          <table:table-cell office:value-type="float" office:value="129.15">
            <text:p>129.15</text:p>
          </table:table-cell>
          <table:table-cell table:style-name="ce2" table:formula="of:=[.V65]/[.V$2]" office:value-type="percentage" office:value="1.05342577487765">
            <text:p>105.34%</text:p>
          </table:table-cell>
          <table:table-cell table:style-name="ce2" table:formula="of:=[.V65]/[.V64]-1" office:value-type="percentage" office:value="0.000774893452150316">
            <text:p>0.0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05">
            <text:p>05/04/11</text:p>
          </table:table-cell>
          <table:table-cell office:value-type="float" office:value="30.74">
            <text:p>30.74</text:p>
          </table:table-cell>
          <table:table-cell table:formula="of:=[.B66]/[.$B$2]" office:value-type="percentage" office:value="1.07070707070707">
            <text:p>107.07%</text:p>
          </table:table-cell>
          <table:table-cell table:formula="of:=[.B66]/[.B65]-1" office:value-type="percentage" office:value="-0.00517799352750814">
            <text:p>-0.52%</text:p>
          </table:table-cell>
          <table:table-cell table:formula="of:=[.$E$2]*[.C66]" office:value-type="currency" office:currency="USD" office:value="1070707.07070707">
            <text:p>$1,070,707.07</text:p>
          </table:table-cell>
          <table:table-cell office:value-type="float" office:value="2.76">
            <text:p>2.76</text:p>
          </table:table-cell>
          <table:table-cell table:style-name="ce2" table:formula="of:=[.F66]/[.F$2]" office:value-type="percentage" office:value="2.3">
            <text:p>230.00%</text:p>
          </table:table-cell>
          <table:table-cell table:style-name="ce2" table:formula="of:=[.F66]/[.F65]-1" office:value-type="percentage" office:value="0.00363636363636366">
            <text:p>0.36%</text:p>
          </table:table-cell>
          <table:table-cell table:formula="of:=[.I$2]*[.G66]" office:value-type="currency" office:currency="USD" office:value="177610.117">
            <text:p>$177,610.12</text:p>
          </table:table-cell>
          <table:table-cell office:value-type="float" office:value="2">
            <text:p>2</text:p>
          </table:table-cell>
          <table:table-cell table:style-name="ce2" table:formula="of:=[.J66]/[.J$2]" office:value-type="percentage" office:value="1.04712041884817">
            <text:p>104.71%</text:p>
          </table:table-cell>
          <table:table-cell table:style-name="ce2" table:formula="of:=[.J66]/[.J65]-1" office:value-type="percentage" office:value="-0.0196078431372549">
            <text:p>-1.96%</text:p>
          </table:table-cell>
          <table:table-cell table:formula="of:=[.M$2]*[.K66]" office:value-type="currency" office:currency="USD" office:value="105014.492146597">
            <text:p>$105,014.49</text:p>
          </table:table-cell>
          <table:table-cell office:value-type="float" office:value="56.53">
            <text:p>56.53</text:p>
          </table:table-cell>
          <table:table-cell table:style-name="ce2" table:formula="of:=[.N66]/[.N$2]" office:value-type="percentage" office:value="0.994546094299789">
            <text:p>99.45%</text:p>
          </table:table-cell>
          <table:table-cell table:style-name="ce2" table:formula="of:=[.N66]/[.N65]-1" office:value-type="percentage" office:value="-0.00457827082232787">
            <text:p>-0.46%</text:p>
          </table:table-cell>
          <table:table-cell table:formula="of:=[.Q$2]*[.O66]" office:value-type="currency" office:currency="USD" office:value="487540.041143561">
            <text:p>$487,540.04</text:p>
          </table:table-cell>
          <table:table-cell table:formula="of:=[.$AA$3]/[.$B$2]*[.B66]+[.$AA$4]/[.$F$2]*[.F66]+[.$AA$5]/[.$J$2]*[.J66]+[.$AA$6]/[.$N$2]*[.N66]" office:value-type="currency" office:currency="USD" office:value="1125934.64523965">
            <text:p>$1,125,934.65</text:p>
          </table:table-cell>
          <table:table-cell table:style-name="ce2" table:formula="of:=[.R66]/[.R$2]" office:value-type="percentage" office:value="1.12593464523965">
            <text:p>112.59%</text:p>
          </table:table-cell>
          <table:table-cell table:style-name="ce2" table:formula="of:=[.R66]/[.R65]-1" office:value-type="percentage" office:value="-0.00490584664152016">
            <text:p>-0.49%</text:p>
          </table:table-cell>
          <table:table-cell table:formula="of:=[.U$2]*[.S66]" office:value-type="currency" office:currency="USD" office:value="1125934.64523965">
            <text:p>$1,125,934.65</text:p>
          </table:table-cell>
          <table:table-cell office:value-type="float" office:value="129.14">
            <text:p>129.14</text:p>
          </table:table-cell>
          <table:table-cell table:style-name="ce2" table:formula="of:=[.V66]/[.V$2]" office:value-type="percentage" office:value="1.05334420880914">
            <text:p>105.33%</text:p>
          </table:table-cell>
          <table:table-cell table:style-name="ce2" table:formula="of:=[.V66]/[.V65]-1" office:value-type="percentage" office:value="-0.0000774293457221908">
            <text:p>-0.0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06">
            <text:p>06/04/11</text:p>
          </table:table-cell>
          <table:table-cell office:value-type="float" office:value="30.76">
            <text:p>30.76</text:p>
          </table:table-cell>
          <table:table-cell table:formula="of:=[.B67]/[.$B$2]" office:value-type="percentage" office:value="1.07140369209335">
            <text:p>107.14%</text:p>
          </table:table-cell>
          <table:table-cell table:formula="of:=[.B67]/[.B66]-1" office:value-type="percentage" office:value="0.00065061808718303">
            <text:p>0.07%</text:p>
          </table:table-cell>
          <table:table-cell table:formula="of:=[.$E$2]*[.C67]" office:value-type="currency" office:currency="USD" office:value="1071403.69209335">
            <text:p>$1,071,403.69</text:p>
          </table:table-cell>
          <table:table-cell office:value-type="float" office:value="2.72">
            <text:p>2.72</text:p>
          </table:table-cell>
          <table:table-cell table:style-name="ce2" table:formula="of:=[.F67]/[.F$2]" office:value-type="percentage" office:value="2.26666666666667">
            <text:p>226.67%</text:p>
          </table:table-cell>
          <table:table-cell table:style-name="ce2" table:formula="of:=[.F67]/[.F66]-1" office:value-type="percentage" office:value="-0.0144927536231885">
            <text:p>-1.45%</text:p>
          </table:table-cell>
          <table:table-cell table:formula="of:=[.I$2]*[.G67]" office:value-type="currency" office:currency="USD" office:value="175036.057333333">
            <text:p>$175,036.06</text:p>
          </table:table-cell>
          <table:table-cell office:value-type="float" office:value="2.01">
            <text:p>2.01</text:p>
          </table:table-cell>
          <table:table-cell table:style-name="ce2" table:formula="of:=[.J67]/[.J$2]" office:value-type="percentage" office:value="1.05235602094241">
            <text:p>105.24%</text:p>
          </table:table-cell>
          <table:table-cell table:style-name="ce2" table:formula="of:=[.J67]/[.J66]-1" office:value-type="percentage" office:value="0.00499999999999989">
            <text:p>0.50%</text:p>
          </table:table-cell>
          <table:table-cell table:formula="of:=[.M$2]*[.K67]" office:value-type="currency" office:currency="USD" office:value="105539.56460733">
            <text:p>$105,539.56</text:p>
          </table:table-cell>
          <table:table-cell office:value-type="float" office:value="56.14">
            <text:p>56.14</text:p>
          </table:table-cell>
          <table:table-cell table:style-name="ce2" table:formula="of:=[.N67]/[.N$2]" office:value-type="percentage" office:value="0.987684729064039">
            <text:p>98.77%</text:p>
          </table:table-cell>
          <table:table-cell table:style-name="ce2" table:formula="of:=[.N67]/[.N66]-1" office:value-type="percentage" office:value="-0.00689899168583052">
            <text:p>-0.69%</text:p>
          </table:table-cell>
          <table:table-cell table:formula="of:=[.Q$2]*[.O67]" office:value-type="currency" office:currency="USD" office:value="484176.506453202">
            <text:p>$484,176.51</text:p>
          </table:table-cell>
          <table:table-cell table:formula="of:=[.$AA$3]/[.$B$2]*[.B67]+[.$AA$4]/[.$F$2]*[.F67]+[.$AA$5]/[.$J$2]*[.J67]+[.$AA$6]/[.$N$2]*[.N67]" office:value-type="currency" office:currency="USD" office:value="1120753.59373695">
            <text:p>$1,120,753.59</text:p>
          </table:table-cell>
          <table:table-cell table:style-name="ce2" table:formula="of:=[.R67]/[.R$2]" office:value-type="percentage" office:value="1.12075359373695">
            <text:p>112.08%</text:p>
          </table:table-cell>
          <table:table-cell table:style-name="ce2" table:formula="of:=[.R67]/[.R66]-1" office:value-type="percentage" office:value="-0.00460155616012581">
            <text:p>-0.46%</text:p>
          </table:table-cell>
          <table:table-cell table:formula="of:=[.U$2]*[.S67]" office:value-type="currency" office:currency="USD" office:value="1120753.59373695">
            <text:p>$1,120,753.59</text:p>
          </table:table-cell>
          <table:table-cell office:value-type="float" office:value="129.54">
            <text:p>129.54</text:p>
          </table:table-cell>
          <table:table-cell table:style-name="ce2" table:formula="of:=[.V67]/[.V$2]" office:value-type="percentage" office:value="1.05660685154976">
            <text:p>105.66%</text:p>
          </table:table-cell>
          <table:table-cell table:style-name="ce2" table:formula="of:=[.V67]/[.V66]-1" office:value-type="percentage" office:value="0.00309741365959426">
            <text:p>0.3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07">
            <text:p>07/04/11</text:p>
          </table:table-cell>
          <table:table-cell office:value-type="float" office:value="30.71">
            <text:p>30.71</text:p>
          </table:table-cell>
          <table:table-cell table:formula="of:=[.B68]/[.$B$2]" office:value-type="percentage" office:value="1.06966213862766">
            <text:p>106.97%</text:p>
          </table:table-cell>
          <table:table-cell table:formula="of:=[.B68]/[.B67]-1" office:value-type="percentage" office:value="-0.00162548764629389">
            <text:p>-0.16%</text:p>
          </table:table-cell>
          <table:table-cell table:formula="of:=[.$E$2]*[.C68]" office:value-type="currency" office:currency="USD" office:value="1069662.13862766">
            <text:p>$1,069,662.14</text:p>
          </table:table-cell>
          <table:table-cell office:value-type="float" office:value="2.7">
            <text:p>2.7</text:p>
          </table:table-cell>
          <table:table-cell table:style-name="ce2" table:formula="of:=[.F68]/[.F$2]" office:value-type="percentage" office:value="2.25">
            <text:p>225.00%</text:p>
          </table:table-cell>
          <table:table-cell table:style-name="ce2" table:formula="of:=[.F68]/[.F67]-1" office:value-type="percentage" office:value="-0.00735294117647045">
            <text:p>-0.74%</text:p>
          </table:table-cell>
          <table:table-cell table:formula="of:=[.I$2]*[.G68]" office:value-type="currency" office:currency="USD" office:value="173749.0275">
            <text:p>$173,749.03</text:p>
          </table:table-cell>
          <table:table-cell office:value-type="float" office:value="2.06">
            <text:p>2.06</text:p>
          </table:table-cell>
          <table:table-cell table:style-name="ce2" table:formula="of:=[.J68]/[.J$2]" office:value-type="percentage" office:value="1.07853403141361">
            <text:p>107.85%</text:p>
          </table:table-cell>
          <table:table-cell table:style-name="ce2" table:formula="of:=[.J68]/[.J67]-1" office:value-type="percentage" office:value="0.0248756218905475">
            <text:p>2.49%</text:p>
          </table:table-cell>
          <table:table-cell table:formula="of:=[.M$2]*[.K68]" office:value-type="currency" office:currency="USD" office:value="108164.926910995">
            <text:p>$108,164.93</text:p>
          </table:table-cell>
          <table:table-cell office:value-type="float" office:value="55.73">
            <text:p>55.73</text:p>
          </table:table-cell>
          <table:table-cell table:style-name="ce2" table:formula="of:=[.N68]/[.N$2]" office:value-type="percentage" office:value="0.980471498944405">
            <text:p>98.05%</text:p>
          </table:table-cell>
          <table:table-cell table:style-name="ce2" table:formula="of:=[.N68]/[.N67]-1" office:value-type="percentage" office:value="-0.00730317064481656">
            <text:p>-0.73%</text:p>
          </table:table-cell>
          <table:table-cell table:formula="of:=[.Q$2]*[.O68]" office:value-type="currency" office:currency="USD" office:value="480640.482804363">
            <text:p>$480,640.48</text:p>
          </table:table-cell>
          <table:table-cell table:formula="of:=[.$AA$3]/[.$B$2]*[.B68]+[.$AA$4]/[.$F$2]*[.F68]+[.$AA$5]/[.$J$2]*[.J68]+[.$AA$6]/[.$N$2]*[.N68]" office:value-type="currency" office:currency="USD" office:value="1117977.22657447">
            <text:p>$1,117,977.23</text:p>
          </table:table-cell>
          <table:table-cell table:style-name="ce2" table:formula="of:=[.R68]/[.R$2]" office:value-type="percentage" office:value="1.11797722657447">
            <text:p>111.80%</text:p>
          </table:table-cell>
          <table:table-cell table:style-name="ce2" table:formula="of:=[.R68]/[.R67]-1" office:value-type="percentage" office:value="-0.00247723244252795">
            <text:p>-0.25%</text:p>
          </table:table-cell>
          <table:table-cell table:formula="of:=[.U$2]*[.S68]" office:value-type="currency" office:currency="USD" office:value="1117977.22657447">
            <text:p>$1,117,977.23</text:p>
          </table:table-cell>
          <table:table-cell office:value-type="float" office:value="129.21">
            <text:p>129.21</text:p>
          </table:table-cell>
          <table:table-cell table:style-name="ce2" table:formula="of:=[.V68]/[.V$2]" office:value-type="percentage" office:value="1.05391517128874">
            <text:p>105.39%</text:p>
          </table:table-cell>
          <table:table-cell table:style-name="ce2" table:formula="of:=[.V68]/[.V67]-1" office:value-type="percentage" office:value="-0.00254747568318658">
            <text:p>-0.2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08">
            <text:p>08/04/11</text:p>
          </table:table-cell>
          <table:table-cell office:value-type="float" office:value="30.82">
            <text:p>30.82</text:p>
          </table:table-cell>
          <table:table-cell table:formula="of:=[.B69]/[.$B$2]" office:value-type="percentage" office:value="1.07349355625218">
            <text:p>107.35%</text:p>
          </table:table-cell>
          <table:table-cell table:formula="of:=[.B69]/[.B68]-1" office:value-type="percentage" office:value="0.0035818951481601">
            <text:p>0.36%</text:p>
          </table:table-cell>
          <table:table-cell table:formula="of:=[.$E$2]*[.C69]" office:value-type="currency" office:currency="USD" office:value="1073493.55625218">
            <text:p>$1,073,493.56</text:p>
          </table:table-cell>
          <table:table-cell office:value-type="float" office:value="2.76">
            <text:p>2.76</text:p>
          </table:table-cell>
          <table:table-cell table:style-name="ce2" table:formula="of:=[.F69]/[.F$2]" office:value-type="percentage" office:value="2.3">
            <text:p>230.00%</text:p>
          </table:table-cell>
          <table:table-cell table:style-name="ce2" table:formula="of:=[.F69]/[.F68]-1" office:value-type="percentage" office:value="0.0222222222222221">
            <text:p>2.22%</text:p>
          </table:table-cell>
          <table:table-cell table:formula="of:=[.I$2]*[.G69]" office:value-type="currency" office:currency="USD" office:value="177610.117">
            <text:p>$177,610.12</text:p>
          </table:table-cell>
          <table:table-cell office:value-type="float" office:value="2.14">
            <text:p>2.14</text:p>
          </table:table-cell>
          <table:table-cell table:style-name="ce2" table:formula="of:=[.J69]/[.J$2]" office:value-type="percentage" office:value="1.12041884816754">
            <text:p>112.04%</text:p>
          </table:table-cell>
          <table:table-cell table:style-name="ce2" table:formula="of:=[.J69]/[.J68]-1" office:value-type="percentage" office:value="0.0388349514563107">
            <text:p>3.88%</text:p>
          </table:table-cell>
          <table:table-cell table:formula="of:=[.M$2]*[.K69]" office:value-type="currency" office:currency="USD" office:value="112365.506596859">
            <text:p>$112,365.51</text:p>
          </table:table-cell>
          <table:table-cell office:value-type="float" office:value="55.55">
            <text:p>55.55</text:p>
          </table:table-cell>
          <table:table-cell table:style-name="ce2" table:formula="of:=[.N69]/[.N$2]" office:value-type="percentage" office:value="0.977304714989444">
            <text:p>97.73%</text:p>
          </table:table-cell>
          <table:table-cell table:style-name="ce2" table:formula="of:=[.N69]/[.N68]-1" office:value-type="percentage" office:value="-0.00322985824511035">
            <text:p>-0.32%</text:p>
          </table:table-cell>
          <table:table-cell table:formula="of:=[.Q$2]*[.O69]" office:value-type="currency" office:currency="USD" office:value="479088.082178044">
            <text:p>$479,088.08</text:p>
          </table:table-cell>
          <table:table-cell table:formula="of:=[.$AA$3]/[.$B$2]*[.B69]+[.$AA$4]/[.$F$2]*[.F69]+[.$AA$5]/[.$J$2]*[.J69]+[.$AA$6]/[.$N$2]*[.N69]" office:value-type="currency" office:currency="USD" office:value="1125759.58229876">
            <text:p>$1,125,759.58</text:p>
          </table:table-cell>
          <table:table-cell table:style-name="ce2" table:formula="of:=[.R69]/[.R$2]" office:value-type="percentage" office:value="1.12575958229876">
            <text:p>112.58%</text:p>
          </table:table-cell>
          <table:table-cell table:style-name="ce2" table:formula="of:=[.R69]/[.R68]-1" office:value-type="percentage" office:value="0.0069611039825388">
            <text:p>0.70%</text:p>
          </table:table-cell>
          <table:table-cell table:formula="of:=[.U$2]*[.S69]" office:value-type="currency" office:currency="USD" office:value="1125759.58229876">
            <text:p>$1,125,759.58</text:p>
          </table:table-cell>
          <table:table-cell office:value-type="float" office:value="128.77">
            <text:p>128.77</text:p>
          </table:table-cell>
          <table:table-cell table:style-name="ce2" table:formula="of:=[.V69]/[.V$2]" office:value-type="percentage" office:value="1.05032626427406">
            <text:p>105.03%</text:p>
          </table:table-cell>
          <table:table-cell table:style-name="ce2" table:formula="of:=[.V69]/[.V68]-1" office:value-type="percentage" office:value="-0.00340530918659543">
            <text:p>-0.3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1">
            <text:p>11/04/11</text:p>
          </table:table-cell>
          <table:table-cell office:value-type="float" office:value="30.5">
            <text:p>30.5</text:p>
          </table:table-cell>
          <table:table-cell table:formula="of:=[.B70]/[.$B$2]" office:value-type="percentage" office:value="1.06234761407175">
            <text:p>106.23%</text:p>
          </table:table-cell>
          <table:table-cell table:formula="of:=[.B70]/[.B69]-1" office:value-type="percentage" office:value="-0.0103828682673589">
            <text:p>-1.04%</text:p>
          </table:table-cell>
          <table:table-cell table:formula="of:=[.$E$2]*[.C70]" office:value-type="currency" office:currency="USD" office:value="1062347.61407175">
            <text:p>$1,062,347.61</text:p>
          </table:table-cell>
          <table:table-cell office:value-type="float" office:value="2.8">
            <text:p>2.8</text:p>
          </table:table-cell>
          <table:table-cell table:style-name="ce2" table:formula="of:=[.F70]/[.F$2]" office:value-type="percentage" office:value="2.33333333333333">
            <text:p>233.33%</text:p>
          </table:table-cell>
          <table:table-cell table:style-name="ce2" table:formula="of:=[.F70]/[.F69]-1" office:value-type="percentage" office:value="0.0144927536231885">
            <text:p>1.45%</text:p>
          </table:table-cell>
          <table:table-cell table:formula="of:=[.I$2]*[.G70]" office:value-type="currency" office:currency="USD" office:value="180184.176666667">
            <text:p>$180,184.18</text:p>
          </table:table-cell>
          <table:table-cell office:value-type="float" office:value="2.18">
            <text:p>2.18</text:p>
          </table:table-cell>
          <table:table-cell table:style-name="ce2" table:formula="of:=[.J70]/[.J$2]" office:value-type="percentage" office:value="1.1413612565445">
            <text:p>114.14%</text:p>
          </table:table-cell>
          <table:table-cell table:style-name="ce2" table:formula="of:=[.J70]/[.J69]-1" office:value-type="percentage" office:value="0.0186915887850467">
            <text:p>1.87%</text:p>
          </table:table-cell>
          <table:table-cell table:formula="of:=[.M$2]*[.K70]" office:value-type="currency" office:currency="USD" office:value="114465.796439791">
            <text:p>$114,465.80</text:p>
          </table:table-cell>
          <table:table-cell office:value-type="float" office:value="55.56">
            <text:p>55.56</text:p>
          </table:table-cell>
          <table:table-cell table:style-name="ce2" table:formula="of:=[.N70]/[.N$2]" office:value-type="percentage" office:value="0.977480647431386">
            <text:p>97.75%</text:p>
          </table:table-cell>
          <table:table-cell table:style-name="ce2" table:formula="of:=[.N70]/[.N69]-1" office:value-type="percentage" office:value="0.000180018001800342">
            <text:p>0.02%</text:p>
          </table:table-cell>
          <table:table-cell table:formula="of:=[.Q$2]*[.O70]" office:value-type="currency" office:currency="USD" office:value="479174.326657284">
            <text:p>$479,174.33</text:p>
          </table:table-cell>
          <table:table-cell table:formula="of:=[.$AA$3]/[.$B$2]*[.B70]+[.$AA$4]/[.$F$2]*[.F70]+[.$AA$5]/[.$J$2]*[.J70]+[.$AA$6]/[.$N$2]*[.N70]" office:value-type="currency" office:currency="USD" office:value="1126816.64999014">
            <text:p>$1,126,816.65</text:p>
          </table:table-cell>
          <table:table-cell table:style-name="ce2" table:formula="of:=[.R70]/[.R$2]" office:value-type="percentage" office:value="1.12681664999014">
            <text:p>112.68%</text:p>
          </table:table-cell>
          <table:table-cell table:style-name="ce2" table:formula="of:=[.R70]/[.R69]-1" office:value-type="percentage" office:value="0.000938981739976086">
            <text:p>0.09%</text:p>
          </table:table-cell>
          <table:table-cell table:formula="of:=[.U$2]*[.S70]" office:value-type="currency" office:currency="USD" office:value="1126816.64999014">
            <text:p>$1,126,816.65</text:p>
          </table:table-cell>
          <table:table-cell office:value-type="float" office:value="128.38">
            <text:p>128.38</text:p>
          </table:table-cell>
          <table:table-cell table:style-name="ce2" table:formula="of:=[.V70]/[.V$2]" office:value-type="percentage" office:value="1.04714518760196">
            <text:p>104.71%</text:p>
          </table:table-cell>
          <table:table-cell table:style-name="ce2" table:formula="of:=[.V70]/[.V69]-1" office:value-type="percentage" office:value="-0.00302865574279731">
            <text:p>-0.3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2">
            <text:p>12/04/11</text:p>
          </table:table-cell>
          <table:table-cell office:value-type="float" office:value="30.49">
            <text:p>30.49</text:p>
          </table:table-cell>
          <table:table-cell table:formula="of:=[.B71]/[.$B$2]" office:value-type="percentage" office:value="1.06199930337861">
            <text:p>106.20%</text:p>
          </table:table-cell>
          <table:table-cell table:formula="of:=[.B71]/[.B70]-1" office:value-type="percentage" office:value="-0.000327868852459057">
            <text:p>-0.03%</text:p>
          </table:table-cell>
          <table:table-cell table:formula="of:=[.$E$2]*[.C71]" office:value-type="currency" office:currency="USD" office:value="1061999.30337861">
            <text:p>$1,061,999.30</text:p>
          </table:table-cell>
          <table:table-cell office:value-type="float" office:value="2.7">
            <text:p>2.7</text:p>
          </table:table-cell>
          <table:table-cell table:style-name="ce2" table:formula="of:=[.F71]/[.F$2]" office:value-type="percentage" office:value="2.25">
            <text:p>225.00%</text:p>
          </table:table-cell>
          <table:table-cell table:style-name="ce2" table:formula="of:=[.F71]/[.F70]-1" office:value-type="percentage" office:value="-0.0357142857142856">
            <text:p>-3.57%</text:p>
          </table:table-cell>
          <table:table-cell table:formula="of:=[.I$2]*[.G71]" office:value-type="currency" office:currency="USD" office:value="173749.0275">
            <text:p>$173,749.03</text:p>
          </table:table-cell>
          <table:table-cell office:value-type="float" office:value="2.14">
            <text:p>2.14</text:p>
          </table:table-cell>
          <table:table-cell table:style-name="ce2" table:formula="of:=[.J71]/[.J$2]" office:value-type="percentage" office:value="1.12041884816754">
            <text:p>112.04%</text:p>
          </table:table-cell>
          <table:table-cell table:style-name="ce2" table:formula="of:=[.J71]/[.J70]-1" office:value-type="percentage" office:value="-0.018348623853211">
            <text:p>-1.83%</text:p>
          </table:table-cell>
          <table:table-cell table:formula="of:=[.M$2]*[.K71]" office:value-type="currency" office:currency="USD" office:value="112365.506596859">
            <text:p>$112,365.51</text:p>
          </table:table-cell>
          <table:table-cell office:value-type="float" office:value="56.11">
            <text:p>56.11</text:p>
          </table:table-cell>
          <table:table-cell table:style-name="ce2" table:formula="of:=[.N71]/[.N$2]" office:value-type="percentage" office:value="0.987156931738213">
            <text:p>98.72%</text:p>
          </table:table-cell>
          <table:table-cell table:style-name="ce2" table:formula="of:=[.N71]/[.N70]-1" office:value-type="percentage" office:value="0.00989920806335487">
            <text:p>0.99%</text:p>
          </table:table-cell>
          <table:table-cell table:formula="of:=[.Q$2]*[.O71]" office:value-type="currency" office:currency="USD" office:value="483917.773015482">
            <text:p>$483,917.77</text:p>
          </table:table-cell>
          <table:table-cell table:formula="of:=[.$AA$3]/[.$B$2]*[.B71]+[.$AA$4]/[.$F$2]*[.F71]+[.$AA$5]/[.$J$2]*[.J71]+[.$AA$6]/[.$N$2]*[.N71]" office:value-type="currency" office:currency="USD" office:value="1122908.92214195">
            <text:p>$1,122,908.92</text:p>
          </table:table-cell>
          <table:table-cell table:style-name="ce2" table:formula="of:=[.R71]/[.R$2]" office:value-type="percentage" office:value="1.12290892214195">
            <text:p>112.29%</text:p>
          </table:table-cell>
          <table:table-cell table:style-name="ce2" table:formula="of:=[.R71]/[.R70]-1" office:value-type="percentage" office:value="-0.00346793584229532">
            <text:p>-0.35%</text:p>
          </table:table-cell>
          <table:table-cell table:formula="of:=[.U$2]*[.S71]" office:value-type="currency" office:currency="USD" office:value="1122908.92214195">
            <text:p>$1,122,908.92</text:p>
          </table:table-cell>
          <table:table-cell office:value-type="float" office:value="127.42">
            <text:p>127.42</text:p>
          </table:table-cell>
          <table:table-cell table:style-name="ce2" table:formula="of:=[.V71]/[.V$2]" office:value-type="percentage" office:value="1.03931484502447">
            <text:p>103.93%</text:p>
          </table:table-cell>
          <table:table-cell table:style-name="ce2" table:formula="of:=[.V71]/[.V70]-1" office:value-type="percentage" office:value="-0.00747780028041745">
            <text:p>-0.7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3">
            <text:p>13/04/11</text:p>
          </table:table-cell>
          <table:table-cell office:value-type="float" office:value="30.7">
            <text:p>30.7</text:p>
          </table:table-cell>
          <table:table-cell table:formula="of:=[.B72]/[.$B$2]" office:value-type="percentage" office:value="1.06931382793452">
            <text:p>106.93%</text:p>
          </table:table-cell>
          <table:table-cell table:formula="of:=[.B72]/[.B71]-1" office:value-type="percentage" office:value="0.00688750409970496">
            <text:p>0.69%</text:p>
          </table:table-cell>
          <table:table-cell table:formula="of:=[.$E$2]*[.C72]" office:value-type="currency" office:currency="USD" office:value="1069313.82793452">
            <text:p>$1,069,313.83</text:p>
          </table:table-cell>
          <table:table-cell office:value-type="float" office:value="2.8">
            <text:p>2.8</text:p>
          </table:table-cell>
          <table:table-cell table:style-name="ce2" table:formula="of:=[.F72]/[.F$2]" office:value-type="percentage" office:value="2.33333333333333">
            <text:p>233.33%</text:p>
          </table:table-cell>
          <table:table-cell table:style-name="ce2" table:formula="of:=[.F72]/[.F71]-1" office:value-type="percentage" office:value="0.037037037037037">
            <text:p>3.70%</text:p>
          </table:table-cell>
          <table:table-cell table:formula="of:=[.I$2]*[.G72]" office:value-type="currency" office:currency="USD" office:value="180184.176666667">
            <text:p>$180,184.18</text:p>
          </table:table-cell>
          <table:table-cell office:value-type="float" office:value="2.13">
            <text:p>2.13</text:p>
          </table:table-cell>
          <table:table-cell table:style-name="ce2" table:formula="of:=[.J72]/[.J$2]" office:value-type="percentage" office:value="1.1151832460733">
            <text:p>111.52%</text:p>
          </table:table-cell>
          <table:table-cell table:style-name="ce2" table:formula="of:=[.J72]/[.J71]-1" office:value-type="percentage" office:value="-0.00467289719626174">
            <text:p>-0.47%</text:p>
          </table:table-cell>
          <table:table-cell table:formula="of:=[.M$2]*[.K72]" office:value-type="currency" office:currency="USD" office:value="111840.434136126">
            <text:p>$111,840.43</text:p>
          </table:table-cell>
          <table:table-cell office:value-type="float" office:value="56.48">
            <text:p>56.48</text:p>
          </table:table-cell>
          <table:table-cell table:style-name="ce2" table:formula="of:=[.N72]/[.N$2]" office:value-type="percentage" office:value="0.993666432090077">
            <text:p>99.37%</text:p>
          </table:table-cell>
          <table:table-cell table:style-name="ce2" table:formula="of:=[.N72]/[.N71]-1" office:value-type="percentage" office:value="0.00659418998396011">
            <text:p>0.66%</text:p>
          </table:table-cell>
          <table:table-cell table:formula="of:=[.Q$2]*[.O72]" office:value-type="currency" office:currency="USD" office:value="487108.818747361">
            <text:p>$487,108.82</text:p>
          </table:table-cell>
          <table:table-cell table:formula="of:=[.$AA$3]/[.$B$2]*[.B72]+[.$AA$4]/[.$F$2]*[.F72]+[.$AA$5]/[.$J$2]*[.J72]+[.$AA$6]/[.$N$2]*[.N72]" office:value-type="currency" office:currency="USD" office:value="1134440.48371247">
            <text:p>$1,134,440.48</text:p>
          </table:table-cell>
          <table:table-cell table:style-name="ce2" table:formula="of:=[.R72]/[.R$2]" office:value-type="percentage" office:value="1.13444048371247">
            <text:p>113.44%</text:p>
          </table:table-cell>
          <table:table-cell table:style-name="ce2" table:formula="of:=[.R72]/[.R71]-1" office:value-type="percentage" office:value="0.0102693649886785">
            <text:p>1.03%</text:p>
          </table:table-cell>
          <table:table-cell table:formula="of:=[.U$2]*[.S72]" office:value-type="currency" office:currency="USD" office:value="1134440.48371247">
            <text:p>$1,134,440.48</text:p>
          </table:table-cell>
          <table:table-cell office:value-type="float" office:value="127.41">
            <text:p>127.41</text:p>
          </table:table-cell>
          <table:table-cell table:style-name="ce2" table:formula="of:=[.V72]/[.V$2]" office:value-type="percentage" office:value="1.03923327895595">
            <text:p>103.92%</text:p>
          </table:table-cell>
          <table:table-cell table:style-name="ce2" table:formula="of:=[.V72]/[.V71]-1" office:value-type="percentage" office:value="-0.0000784806152880346">
            <text:p>-0.0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4">
            <text:p>14/04/11</text:p>
          </table:table-cell>
          <table:table-cell office:value-type="float" office:value="30.75">
            <text:p>30.75</text:p>
          </table:table-cell>
          <table:table-cell table:formula="of:=[.B73]/[.$B$2]" office:value-type="percentage" office:value="1.07105538140021">
            <text:p>107.11%</text:p>
          </table:table-cell>
          <table:table-cell table:formula="of:=[.B73]/[.B72]-1" office:value-type="percentage" office:value="0.00162866449511401">
            <text:p>0.16%</text:p>
          </table:table-cell>
          <table:table-cell table:formula="of:=[.$E$2]*[.C73]" office:value-type="currency" office:currency="USD" office:value="1071055.38140021">
            <text:p>$1,071,055.38</text:p>
          </table:table-cell>
          <table:table-cell office:value-type="float" office:value="2.8">
            <text:p>2.8</text:p>
          </table:table-cell>
          <table:table-cell table:style-name="ce2" table:formula="of:=[.F73]/[.F$2]" office:value-type="percentage" office:value="2.33333333333333">
            <text:p>233.33%</text:p>
          </table:table-cell>
          <table:table-cell table:style-name="ce2" table:formula="of:=[.F73]/[.F72]-1" office:value-type="percentage" office:value="0">
            <text:p>0.00%</text:p>
          </table:table-cell>
          <table:table-cell table:formula="of:=[.I$2]*[.G73]" office:value-type="currency" office:currency="USD" office:value="180184.176666667">
            <text:p>$180,184.18</text:p>
          </table:table-cell>
          <table:table-cell office:value-type="float" office:value="2.14">
            <text:p>2.14</text:p>
          </table:table-cell>
          <table:table-cell table:style-name="ce2" table:formula="of:=[.J73]/[.J$2]" office:value-type="percentage" office:value="1.12041884816754">
            <text:p>112.04%</text:p>
          </table:table-cell>
          <table:table-cell table:style-name="ce2" table:formula="of:=[.J73]/[.J72]-1" office:value-type="percentage" office:value="0.00469483568075124">
            <text:p>0.47%</text:p>
          </table:table-cell>
          <table:table-cell table:formula="of:=[.M$2]*[.K73]" office:value-type="currency" office:currency="USD" office:value="112365.506596859">
            <text:p>$112,365.51</text:p>
          </table:table-cell>
          <table:table-cell office:value-type="float" office:value="56.59">
            <text:p>56.59</text:p>
          </table:table-cell>
          <table:table-cell table:style-name="ce2" table:formula="of:=[.N73]/[.N$2]" office:value-type="percentage" office:value="0.995601688951443">
            <text:p>99.56%</text:p>
          </table:table-cell>
          <table:table-cell table:style-name="ce2" table:formula="of:=[.N73]/[.N72]-1" office:value-type="percentage" office:value="0.00194759206798878">
            <text:p>0.19%</text:p>
          </table:table-cell>
          <table:table-cell table:formula="of:=[.Q$2]*[.O73]" office:value-type="currency" office:currency="USD" office:value="488057.508019001">
            <text:p>$488,057.51</text:p>
          </table:table-cell>
          <table:table-cell table:formula="of:=[.$AA$3]/[.$B$2]*[.B73]+[.$AA$4]/[.$F$2]*[.F73]+[.$AA$5]/[.$J$2]*[.J73]+[.$AA$6]/[.$N$2]*[.N73]" office:value-type="currency" office:currency="USD" office:value="1136492.92142882">
            <text:p>$1,136,492.92</text:p>
          </table:table-cell>
          <table:table-cell table:style-name="ce2" table:formula="of:=[.R73]/[.R$2]" office:value-type="percentage" office:value="1.13649292142882">
            <text:p>113.65%</text:p>
          </table:table-cell>
          <table:table-cell table:style-name="ce2" table:formula="of:=[.R73]/[.R72]-1" office:value-type="percentage" office:value="0.00180920704595611">
            <text:p>0.18%</text:p>
          </table:table-cell>
          <table:table-cell table:formula="of:=[.U$2]*[.S73]" office:value-type="currency" office:currency="USD" office:value="1136492.92142882">
            <text:p>$1,136,492.92</text:p>
          </table:table-cell>
          <table:table-cell office:value-type="float" office:value="127.51">
            <text:p>127.51</text:p>
          </table:table-cell>
          <table:table-cell table:style-name="ce2" table:formula="of:=[.V73]/[.V$2]" office:value-type="percentage" office:value="1.04004893964111">
            <text:p>104.00%</text:p>
          </table:table-cell>
          <table:table-cell table:style-name="ce2" table:formula="of:=[.V73]/[.V72]-1" office:value-type="percentage" office:value="0.000784867749784146">
            <text:p>0.0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5">
            <text:p>15/04/11</text:p>
          </table:table-cell>
          <table:table-cell office:value-type="float" office:value="31.07">
            <text:p>31.07</text:p>
          </table:table-cell>
          <table:table-cell table:formula="of:=[.B74]/[.$B$2]" office:value-type="percentage" office:value="1.08220132358063">
            <text:p>108.22%</text:p>
          </table:table-cell>
          <table:table-cell table:formula="of:=[.B74]/[.B73]-1" office:value-type="percentage" office:value="0.0104065040650407">
            <text:p>1.04%</text:p>
          </table:table-cell>
          <table:table-cell table:formula="of:=[.$E$2]*[.C74]" office:value-type="currency" office:currency="USD" office:value="1082201.32358063">
            <text:p>$1,082,201.32</text:p>
          </table:table-cell>
          <table:table-cell office:value-type="float" office:value="2.8">
            <text:p>2.8</text:p>
          </table:table-cell>
          <table:table-cell table:style-name="ce2" table:formula="of:=[.F74]/[.F$2]" office:value-type="percentage" office:value="2.33333333333333">
            <text:p>233.33%</text:p>
          </table:table-cell>
          <table:table-cell table:style-name="ce2" table:formula="of:=[.F74]/[.F73]-1" office:value-type="percentage" office:value="0">
            <text:p>0.00%</text:p>
          </table:table-cell>
          <table:table-cell table:formula="of:=[.I$2]*[.G74]" office:value-type="currency" office:currency="USD" office:value="180184.176666667">
            <text:p>$180,184.18</text:p>
          </table:table-cell>
          <table:table-cell office:value-type="float" office:value="2.1">
            <text:p>2.1</text:p>
          </table:table-cell>
          <table:table-cell table:style-name="ce2" table:formula="of:=[.J74]/[.J$2]" office:value-type="percentage" office:value="1.09947643979058">
            <text:p>109.95%</text:p>
          </table:table-cell>
          <table:table-cell table:style-name="ce2" table:formula="of:=[.J74]/[.J73]-1" office:value-type="percentage" office:value="-0.0186915887850467">
            <text:p>-1.87%</text:p>
          </table:table-cell>
          <table:table-cell table:formula="of:=[.M$2]*[.K74]" office:value-type="currency" office:currency="USD" office:value="110265.216753927">
            <text:p>$110,265.22</text:p>
          </table:table-cell>
          <table:table-cell office:value-type="float" office:value="56.92">
            <text:p>56.92</text:p>
          </table:table-cell>
          <table:table-cell table:style-name="ce2" table:formula="of:=[.N74]/[.N$2]" office:value-type="percentage" office:value="1.00140745953554">
            <text:p>100.14%</text:p>
          </table:table-cell>
          <table:table-cell table:style-name="ce2" table:formula="of:=[.N74]/[.N73]-1" office:value-type="percentage" office:value="0.00583141897861816">
            <text:p>0.58%</text:p>
          </table:table-cell>
          <table:table-cell table:formula="of:=[.Q$2]*[.O74]" office:value-type="currency" office:currency="USD" office:value="490903.57583392">
            <text:p>$490,903.58</text:p>
          </table:table-cell>
          <table:table-cell table:formula="of:=[.$AA$3]/[.$B$2]*[.B74]+[.$AA$4]/[.$F$2]*[.F74]+[.$AA$5]/[.$J$2]*[.J74]+[.$AA$6]/[.$N$2]*[.N74]" office:value-type="currency" office:currency="USD" office:value="1140942.22569826">
            <text:p>$1,140,942.23</text:p>
          </table:table-cell>
          <table:table-cell table:style-name="ce2" table:formula="of:=[.R74]/[.R$2]" office:value-type="percentage" office:value="1.14094222569826">
            <text:p>114.09%</text:p>
          </table:table-cell>
          <table:table-cell table:style-name="ce2" table:formula="of:=[.R74]/[.R73]-1" office:value-type="percentage" office:value="0.0039149423507634">
            <text:p>0.39%</text:p>
          </table:table-cell>
          <table:table-cell table:formula="of:=[.U$2]*[.S74]" office:value-type="currency" office:currency="USD" office:value="1140942.22569826">
            <text:p>$1,140,942.23</text:p>
          </table:table-cell>
          <table:table-cell office:value-type="float" office:value="127.97">
            <text:p>127.97</text:p>
          </table:table-cell>
          <table:table-cell table:style-name="ce2" table:formula="of:=[.V74]/[.V$2]" office:value-type="percentage" office:value="1.04380097879282">
            <text:p>104.38%</text:p>
          </table:table-cell>
          <table:table-cell table:style-name="ce2" table:formula="of:=[.V74]/[.V73]-1" office:value-type="percentage" office:value="0.00360756019135744">
            <text:p>0.3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8">
            <text:p>18/04/11</text:p>
          </table:table-cell>
          <table:table-cell office:value-type="float" office:value="31.19">
            <text:p>31.19</text:p>
          </table:table-cell>
          <table:table-cell table:formula="of:=[.B75]/[.$B$2]" office:value-type="percentage" office:value="1.08638105189829">
            <text:p>108.64%</text:p>
          </table:table-cell>
          <table:table-cell table:formula="of:=[.B75]/[.B74]-1" office:value-type="percentage" office:value="0.00386224654007083">
            <text:p>0.39%</text:p>
          </table:table-cell>
          <table:table-cell table:formula="of:=[.$E$2]*[.C75]" office:value-type="currency" office:currency="USD" office:value="1086381.05189829">
            <text:p>$1,086,381.05</text:p>
          </table:table-cell>
          <table:table-cell office:value-type="float" office:value="2.53">
            <text:p>2.53</text:p>
          </table:table-cell>
          <table:table-cell table:style-name="ce2" table:formula="of:=[.F75]/[.F$2]" office:value-type="percentage" office:value="2.10833333333333">
            <text:p>210.83%</text:p>
          </table:table-cell>
          <table:table-cell table:style-name="ce2" table:formula="of:=[.F75]/[.F74]-1" office:value-type="percentage" office:value="-0.0964285714285713">
            <text:p>-9.64%</text:p>
          </table:table-cell>
          <table:table-cell table:formula="of:=[.I$2]*[.G75]" office:value-type="currency" office:currency="USD" office:value="162809.273916667">
            <text:p>$162,809.27</text:p>
          </table:table-cell>
          <table:table-cell office:value-type="float" office:value="2.09">
            <text:p>2.09</text:p>
          </table:table-cell>
          <table:table-cell table:style-name="ce2" table:formula="of:=[.J75]/[.J$2]" office:value-type="percentage" office:value="1.09424083769633">
            <text:p>109.42%</text:p>
          </table:table-cell>
          <table:table-cell table:style-name="ce2" table:formula="of:=[.J75]/[.J74]-1" office:value-type="percentage" office:value="-0.00476190476190486">
            <text:p>-0.48%</text:p>
          </table:table-cell>
          <table:table-cell table:formula="of:=[.M$2]*[.K75]" office:value-type="currency" office:currency="USD" office:value="109740.144293194">
            <text:p>$109,740.14</text:p>
          </table:table-cell>
          <table:table-cell office:value-type="float" office:value="57.09">
            <text:p>57.09</text:p>
          </table:table-cell>
          <table:table-cell table:style-name="ce2" table:formula="of:=[.N75]/[.N$2]" office:value-type="percentage" office:value="1.00439831104856">
            <text:p>100.44%</text:p>
          </table:table-cell>
          <table:table-cell table:style-name="ce2" table:formula="of:=[.N75]/[.N74]-1" office:value-type="percentage" office:value="0.00298664792691494">
            <text:p>0.30%</text:p>
          </table:table-cell>
          <table:table-cell table:formula="of:=[.Q$2]*[.O75]" office:value-type="currency" office:currency="USD" office:value="492369.731980999">
            <text:p>$492,369.73</text:p>
          </table:table-cell>
          <table:table-cell table:formula="of:=[.$AA$3]/[.$B$2]*[.B75]+[.$AA$4]/[.$F$2]*[.F75]+[.$AA$5]/[.$J$2]*[.J75]+[.$AA$6]/[.$N$2]*[.N75]" office:value-type="currency" office:currency="USD" office:value="1125897.22899615">
            <text:p>$1,125,897.23</text:p>
          </table:table-cell>
          <table:table-cell table:style-name="ce2" table:formula="of:=[.R75]/[.R$2]" office:value-type="percentage" office:value="1.12589722899615">
            <text:p>112.59%</text:p>
          </table:table-cell>
          <table:table-cell table:style-name="ce2" table:formula="of:=[.R75]/[.R74]-1" office:value-type="percentage" office:value="-0.0131864667318271">
            <text:p>-1.32%</text:p>
          </table:table-cell>
          <table:table-cell table:formula="of:=[.U$2]*[.S75]" office:value-type="currency" office:currency="USD" office:value="1125897.22899615">
            <text:p>$1,125,897.23</text:p>
          </table:table-cell>
          <table:table-cell office:value-type="float" office:value="126.54">
            <text:p>126.54</text:p>
          </table:table-cell>
          <table:table-cell table:style-name="ce2" table:formula="of:=[.V75]/[.V$2]" office:value-type="percentage" office:value="1.03213703099511">
            <text:p>103.21%</text:p>
          </table:table-cell>
          <table:table-cell table:style-name="ce2" table:formula="of:=[.V75]/[.V74]-1" office:value-type="percentage" office:value="-0.0111744940220364">
            <text:p>-1.1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19">
            <text:p>19/04/11</text:p>
          </table:table-cell>
          <table:table-cell office:value-type="float" office:value="31.24">
            <text:p>31.24</text:p>
          </table:table-cell>
          <table:table-cell table:formula="of:=[.B76]/[.$B$2]" office:value-type="percentage" office:value="1.08812260536398">
            <text:p>108.81%</text:p>
          </table:table-cell>
          <table:table-cell table:formula="of:=[.B76]/[.B75]-1" office:value-type="percentage" office:value="0.00160307790958636">
            <text:p>0.16%</text:p>
          </table:table-cell>
          <table:table-cell table:formula="of:=[.$E$2]*[.C76]" office:value-type="currency" office:currency="USD" office:value="1088122.60536398">
            <text:p>$1,088,122.61</text:p>
          </table:table-cell>
          <table:table-cell office:value-type="float" office:value="2.77">
            <text:p>2.77</text:p>
          </table:table-cell>
          <table:table-cell table:style-name="ce2" table:formula="of:=[.F76]/[.F$2]" office:value-type="percentage" office:value="2.30833333333333">
            <text:p>230.83%</text:p>
          </table:table-cell>
          <table:table-cell table:style-name="ce2" table:formula="of:=[.F76]/[.F75]-1" office:value-type="percentage" office:value="0.0948616600790513">
            <text:p>9.49%</text:p>
          </table:table-cell>
          <table:table-cell table:formula="of:=[.I$2]*[.G76]" office:value-type="currency" office:currency="USD" office:value="178253.631916667">
            <text:p>$178,253.63</text:p>
          </table:table-cell>
          <table:table-cell office:value-type="float" office:value="2.11">
            <text:p>2.11</text:p>
          </table:table-cell>
          <table:table-cell table:style-name="ce2" table:formula="of:=[.J76]/[.J$2]" office:value-type="percentage" office:value="1.10471204188482">
            <text:p>110.47%</text:p>
          </table:table-cell>
          <table:table-cell table:style-name="ce2" table:formula="of:=[.J76]/[.J75]-1" office:value-type="percentage" office:value="0.00956937799043067">
            <text:p>0.96%</text:p>
          </table:table-cell>
          <table:table-cell table:formula="of:=[.M$2]*[.K76]" office:value-type="currency" office:currency="USD" office:value="110790.28921466">
            <text:p>$110,790.29</text:p>
          </table:table-cell>
          <table:table-cell office:value-type="float" office:value="57.31">
            <text:p>57.31</text:p>
          </table:table-cell>
          <table:table-cell table:style-name="ce2" table:formula="of:=[.N76]/[.N$2]" office:value-type="percentage" office:value="1.00826882477129">
            <text:p>100.83%</text:p>
          </table:table-cell>
          <table:table-cell table:style-name="ce2" table:formula="of:=[.N76]/[.N75]-1" office:value-type="percentage" office:value="0.0038535645472062">
            <text:p>0.39%</text:p>
          </table:table-cell>
          <table:table-cell table:formula="of:=[.Q$2]*[.O76]" office:value-type="currency" office:currency="USD" office:value="494267.110524279">
            <text:p>$494,267.11</text:p>
          </table:table-cell>
          <table:table-cell table:formula="of:=[.$AA$3]/[.$B$2]*[.B76]+[.$AA$4]/[.$F$2]*[.F76]+[.$AA$5]/[.$J$2]*[.J76]+[.$AA$6]/[.$N$2]*[.N76]" office:value-type="currency" office:currency="USD" office:value="1144867.78644488">
            <text:p>$1,144,867.79</text:p>
          </table:table-cell>
          <table:table-cell table:style-name="ce2" table:formula="of:=[.R76]/[.R$2]" office:value-type="percentage" office:value="1.14486778644488">
            <text:p>114.49%</text:p>
          </table:table-cell>
          <table:table-cell table:style-name="ce2" table:formula="of:=[.R76]/[.R75]-1" office:value-type="percentage" office:value="0.0168492798100561">
            <text:p>1.68%</text:p>
          </table:table-cell>
          <table:table-cell table:formula="of:=[.U$2]*[.S76]" office:value-type="currency" office:currency="USD" office:value="1144867.78644488">
            <text:p>$1,144,867.79</text:p>
          </table:table-cell>
          <table:table-cell office:value-type="float" office:value="127.26">
            <text:p>127.26</text:p>
          </table:table-cell>
          <table:table-cell table:style-name="ce2" table:formula="of:=[.V76]/[.V$2]" office:value-type="percentage" office:value="1.03800978792822">
            <text:p>103.80%</text:p>
          </table:table-cell>
          <table:table-cell table:style-name="ce2" table:formula="of:=[.V76]/[.V75]-1" office:value-type="percentage" office:value="0.00568990042674256">
            <text:p>0.5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0">
            <text:p>20/04/11</text:p>
          </table:table-cell>
          <table:table-cell office:value-type="float" office:value="32.38">
            <text:p>32.38</text:p>
          </table:table-cell>
          <table:table-cell table:formula="of:=[.B77]/[.$B$2]" office:value-type="percentage" office:value="1.12783002438175">
            <text:p>112.78%</text:p>
          </table:table-cell>
          <table:table-cell table:formula="of:=[.B77]/[.B76]-1" office:value-type="percentage" office:value="0.0364916773367479">
            <text:p>3.65%</text:p>
          </table:table-cell>
          <table:table-cell table:formula="of:=[.$E$2]*[.C77]" office:value-type="currency" office:currency="USD" office:value="1127830.02438175">
            <text:p>$1,127,830.02</text:p>
          </table:table-cell>
          <table:table-cell office:value-type="float" office:value="2.6">
            <text:p>2.6</text:p>
          </table:table-cell>
          <table:table-cell table:style-name="ce2" table:formula="of:=[.F77]/[.F$2]" office:value-type="percentage" office:value="2.16666666666667">
            <text:p>216.67%</text:p>
          </table:table-cell>
          <table:table-cell table:style-name="ce2" table:formula="of:=[.F77]/[.F76]-1" office:value-type="percentage" office:value="-0.0613718411552346">
            <text:p>-6.14%</text:p>
          </table:table-cell>
          <table:table-cell table:formula="of:=[.I$2]*[.G77]" office:value-type="currency" office:currency="USD" office:value="167313.878333333">
            <text:p>$167,313.88</text:p>
          </table:table-cell>
          <table:table-cell office:value-type="float" office:value="2.12">
            <text:p>2.12</text:p>
          </table:table-cell>
          <table:table-cell table:style-name="ce2" table:formula="of:=[.J77]/[.J$2]" office:value-type="percentage" office:value="1.10994764397906">
            <text:p>110.99%</text:p>
          </table:table-cell>
          <table:table-cell table:style-name="ce2" table:formula="of:=[.J77]/[.J76]-1" office:value-type="percentage" office:value="0.00473933649289116">
            <text:p>0.47%</text:p>
          </table:table-cell>
          <table:table-cell table:formula="of:=[.M$2]*[.K77]" office:value-type="currency" office:currency="USD" office:value="111315.361675393">
            <text:p>$111,315.36</text:p>
          </table:table-cell>
          <table:table-cell office:value-type="float" office:value="57.16">
            <text:p>57.16</text:p>
          </table:table-cell>
          <table:table-cell table:style-name="ce2" table:formula="of:=[.N77]/[.N$2]" office:value-type="percentage" office:value="1.00562983814215">
            <text:p>100.56%</text:p>
          </table:table-cell>
          <table:table-cell table:style-name="ce2" table:formula="of:=[.N77]/[.N76]-1" office:value-type="percentage" office:value="-0.00261734426801619">
            <text:p>-0.26%</text:p>
          </table:table-cell>
          <table:table-cell table:formula="of:=[.Q$2]*[.O77]" office:value-type="currency" office:currency="USD" office:value="492973.443335679">
            <text:p>$492,973.44</text:p>
          </table:table-cell>
          <table:table-cell table:formula="of:=[.$AA$3]/[.$B$2]*[.B77]+[.$AA$4]/[.$F$2]*[.F77]+[.$AA$5]/[.$J$2]*[.J77]+[.$AA$6]/[.$N$2]*[.N77]" office:value-type="currency" office:currency="USD" office:value="1146353.25056837">
            <text:p>$1,146,353.25</text:p>
          </table:table-cell>
          <table:table-cell table:style-name="ce2" table:formula="of:=[.R77]/[.R$2]" office:value-type="percentage" office:value="1.14635325056837">
            <text:p>114.64%</text:p>
          </table:table-cell>
          <table:table-cell table:style-name="ce2" table:formula="of:=[.R77]/[.R76]-1" office:value-type="percentage" office:value="0.00129749840206839">
            <text:p>0.13%</text:p>
          </table:table-cell>
          <table:table-cell table:formula="of:=[.U$2]*[.S77]" office:value-type="currency" office:currency="USD" office:value="1146353.25056837">
            <text:p>$1,146,353.25</text:p>
          </table:table-cell>
          <table:table-cell office:value-type="float" office:value="129">
            <text:p>129</text:p>
          </table:table-cell>
          <table:table-cell table:style-name="ce2" table:formula="of:=[.V77]/[.V$2]" office:value-type="percentage" office:value="1.05220228384992">
            <text:p>105.22%</text:p>
          </table:table-cell>
          <table:table-cell table:style-name="ce2" table:formula="of:=[.V77]/[.V76]-1" office:value-type="percentage" office:value="0.0136727958510137">
            <text:p>1.3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1">
            <text:p>21/04/11</text:p>
          </table:table-cell>
          <table:table-cell office:value-type="float" office:value="32.79">
            <text:p>32.79</text:p>
          </table:table-cell>
          <table:table-cell table:formula="of:=[.B78]/[.$B$2]" office:value-type="percentage" office:value="1.14211076280042">
            <text:p>114.21%</text:p>
          </table:table-cell>
          <table:table-cell table:formula="of:=[.B78]/[.B77]-1" office:value-type="percentage" office:value="0.01266213712168">
            <text:p>1.27%</text:p>
          </table:table-cell>
          <table:table-cell table:formula="of:=[.$E$2]*[.C78]" office:value-type="currency" office:currency="USD" office:value="1142110.76280042">
            <text:p>$1,142,110.76</text:p>
          </table:table-cell>
          <table:table-cell office:value-type="float" office:value="2.6">
            <text:p>2.6</text:p>
          </table:table-cell>
          <table:table-cell table:style-name="ce2" table:formula="of:=[.F78]/[.F$2]" office:value-type="percentage" office:value="2.16666666666667">
            <text:p>216.67%</text:p>
          </table:table-cell>
          <table:table-cell table:style-name="ce2" table:formula="of:=[.F78]/[.F77]-1" office:value-type="percentage" office:value="0">
            <text:p>0.00%</text:p>
          </table:table-cell>
          <table:table-cell table:formula="of:=[.I$2]*[.G78]" office:value-type="currency" office:currency="USD" office:value="167313.878333333">
            <text:p>$167,313.88</text:p>
          </table:table-cell>
          <table:table-cell office:value-type="float" office:value="2.12">
            <text:p>2.12</text:p>
          </table:table-cell>
          <table:table-cell table:style-name="ce2" table:formula="of:=[.J78]/[.J$2]" office:value-type="percentage" office:value="1.10994764397906">
            <text:p>110.99%</text:p>
          </table:table-cell>
          <table:table-cell table:style-name="ce2" table:formula="of:=[.J78]/[.J77]-1" office:value-type="percentage" office:value="0">
            <text:p>0.00%</text:p>
          </table:table-cell>
          <table:table-cell table:formula="of:=[.M$2]*[.K78]" office:value-type="currency" office:currency="USD" office:value="111315.361675393">
            <text:p>$111,315.36</text:p>
          </table:table-cell>
          <table:table-cell office:value-type="float" office:value="56.9">
            <text:p>56.9</text:p>
          </table:table-cell>
          <table:table-cell table:style-name="ce2" table:formula="of:=[.N78]/[.N$2]" office:value-type="percentage" office:value="1.00105559465165">
            <text:p>100.11%</text:p>
          </table:table-cell>
          <table:table-cell table:style-name="ce2" table:formula="of:=[.N78]/[.N77]-1" office:value-type="percentage" office:value="-0.00454863540937711">
            <text:p>-0.45%</text:p>
          </table:table-cell>
          <table:table-cell table:formula="of:=[.Q$2]*[.O78]" office:value-type="currency" office:currency="USD" office:value="490731.08687544">
            <text:p>$490,731.09</text:p>
          </table:table-cell>
          <table:table-cell table:formula="of:=[.$AA$3]/[.$B$2]*[.B78]+[.$AA$4]/[.$F$2]*[.F78]+[.$AA$5]/[.$J$2]*[.J78]+[.$AA$6]/[.$N$2]*[.N78]" office:value-type="currency" office:currency="USD" office:value="1148856.03717675">
            <text:p>$1,148,856.04</text:p>
          </table:table-cell>
          <table:table-cell table:style-name="ce2" table:formula="of:=[.R78]/[.R$2]" office:value-type="percentage" office:value="1.14885603717675">
            <text:p>114.89%</text:p>
          </table:table-cell>
          <table:table-cell table:style-name="ce2" table:formula="of:=[.R78]/[.R77]-1" office:value-type="percentage" office:value="0.00218325948579734">
            <text:p>0.22%</text:p>
          </table:table-cell>
          <table:table-cell table:formula="of:=[.U$2]*[.S78]" office:value-type="currency" office:currency="USD" office:value="1148856.03717675">
            <text:p>$1,148,856.04</text:p>
          </table:table-cell>
          <table:table-cell office:value-type="float" office:value="129.66">
            <text:p>129.66</text:p>
          </table:table-cell>
          <table:table-cell table:style-name="ce2" table:formula="of:=[.V78]/[.V$2]" office:value-type="percentage" office:value="1.05758564437194">
            <text:p>105.76%</text:p>
          </table:table-cell>
          <table:table-cell table:style-name="ce2" table:formula="of:=[.V78]/[.V77]-1" office:value-type="percentage" office:value="0.00511627906976742">
            <text:p>0.5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5">
            <text:p>25/04/11</text:p>
          </table:table-cell>
          <table:table-cell office:value-type="float" office:value="32.56">
            <text:p>32.56</text:p>
          </table:table-cell>
          <table:table-cell table:formula="of:=[.B79]/[.$B$2]" office:value-type="percentage" office:value="1.13409961685824">
            <text:p>113.41%</text:p>
          </table:table-cell>
          <table:table-cell table:formula="of:=[.B79]/[.B78]-1" office:value-type="percentage" office:value="-0.00701433363830428">
            <text:p>-0.70%</text:p>
          </table:table-cell>
          <table:table-cell table:formula="of:=[.$E$2]*[.C79]" office:value-type="currency" office:currency="USD" office:value="1134099.61685824">
            <text:p>$1,134,099.62</text:p>
          </table:table-cell>
          <table:table-cell office:value-type="float" office:value="2.75">
            <text:p>2.75</text:p>
          </table:table-cell>
          <table:table-cell table:style-name="ce2" table:formula="of:=[.F79]/[.F$2]" office:value-type="percentage" office:value="2.29166666666667">
            <text:p>229.17%</text:p>
          </table:table-cell>
          <table:table-cell table:style-name="ce2" table:formula="of:=[.F79]/[.F78]-1" office:value-type="percentage" office:value="0.0576923076923077">
            <text:p>5.77%</text:p>
          </table:table-cell>
          <table:table-cell table:formula="of:=[.I$2]*[.G79]" office:value-type="currency" office:currency="USD" office:value="176966.602083333">
            <text:p>$176,966.60</text:p>
          </table:table-cell>
          <table:table-cell office:value-type="float" office:value="2.16">
            <text:p>2.16</text:p>
          </table:table-cell>
          <table:table-cell table:style-name="ce2" table:formula="of:=[.J79]/[.J$2]" office:value-type="percentage" office:value="1.13089005235602">
            <text:p>113.09%</text:p>
          </table:table-cell>
          <table:table-cell table:style-name="ce2" table:formula="of:=[.J79]/[.J78]-1" office:value-type="percentage" office:value="0.0188679245283019">
            <text:p>1.89%</text:p>
          </table:table-cell>
          <table:table-cell table:formula="of:=[.M$2]*[.K79]" office:value-type="currency" office:currency="USD" office:value="113415.651518325">
            <text:p>$113,415.65</text:p>
          </table:table-cell>
          <table:table-cell office:value-type="float" office:value="57.22">
            <text:p>57.22</text:p>
          </table:table-cell>
          <table:table-cell table:style-name="ce2" table:formula="of:=[.N79]/[.N$2]" office:value-type="percentage" office:value="1.00668543279381">
            <text:p>100.67%</text:p>
          </table:table-cell>
          <table:table-cell table:style-name="ce2" table:formula="of:=[.N79]/[.N78]-1" office:value-type="percentage" office:value="0.00562390158172232">
            <text:p>0.56%</text:p>
          </table:table-cell>
          <table:table-cell table:formula="of:=[.Q$2]*[.O79]" office:value-type="currency" office:currency="USD" office:value="493490.910211119">
            <text:p>$493,490.91</text:p>
          </table:table-cell>
          <table:table-cell table:formula="of:=[.$AA$3]/[.$B$2]*[.B79]+[.$AA$4]/[.$F$2]*[.F79]+[.$AA$5]/[.$J$2]*[.J79]+[.$AA$6]/[.$N$2]*[.N79]" office:value-type="currency" office:currency="USD" office:value="1160706.96457906">
            <text:p>$1,160,706.96</text:p>
          </table:table-cell>
          <table:table-cell table:style-name="ce2" table:formula="of:=[.R79]/[.R$2]" office:value-type="percentage" office:value="1.16070696457906">
            <text:p>116.07%</text:p>
          </table:table-cell>
          <table:table-cell table:style-name="ce2" table:formula="of:=[.R79]/[.R78]-1" office:value-type="percentage" office:value="0.0103154155253746">
            <text:p>1.03%</text:p>
          </table:table-cell>
          <table:table-cell table:formula="of:=[.U$2]*[.S79]" office:value-type="currency" office:currency="USD" office:value="1160706.96457906">
            <text:p>$1,160,706.96</text:p>
          </table:table-cell>
          <table:table-cell office:value-type="float" office:value="129.52">
            <text:p>129.52</text:p>
          </table:table-cell>
          <table:table-cell table:style-name="ce2" table:formula="of:=[.V79]/[.V$2]" office:value-type="percentage" office:value="1.05644371941272">
            <text:p>105.64%</text:p>
          </table:table-cell>
          <table:table-cell table:style-name="ce2" table:formula="of:=[.V79]/[.V78]-1" office:value-type="percentage" office:value="-0.00107974703069558">
            <text:p>-0.1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6">
            <text:p>26/04/11</text:p>
          </table:table-cell>
          <table:table-cell office:value-type="float" office:value="32.71">
            <text:p>32.71</text:p>
          </table:table-cell>
          <table:table-cell table:formula="of:=[.B80]/[.$B$2]" office:value-type="percentage" office:value="1.13932427725531">
            <text:p>113.93%</text:p>
          </table:table-cell>
          <table:table-cell table:formula="of:=[.B80]/[.B79]-1" office:value-type="percentage" office:value="0.00460687960687967">
            <text:p>0.46%</text:p>
          </table:table-cell>
          <table:table-cell table:formula="of:=[.$E$2]*[.C80]" office:value-type="currency" office:currency="USD" office:value="1139324.27725531">
            <text:p>$1,139,324.28</text:p>
          </table:table-cell>
          <table:table-cell office:value-type="float" office:value="2.62">
            <text:p>2.62</text:p>
          </table:table-cell>
          <table:table-cell table:style-name="ce2" table:formula="of:=[.F80]/[.F$2]" office:value-type="percentage" office:value="2.18333333333333">
            <text:p>218.33%</text:p>
          </table:table-cell>
          <table:table-cell table:style-name="ce2" table:formula="of:=[.F80]/[.F79]-1" office:value-type="percentage" office:value="-0.0472727272727272">
            <text:p>-4.73%</text:p>
          </table:table-cell>
          <table:table-cell table:formula="of:=[.I$2]*[.G80]" office:value-type="currency" office:currency="USD" office:value="168600.908166667">
            <text:p>$168,600.91</text:p>
          </table:table-cell>
          <table:table-cell office:value-type="float" office:value="2.11">
            <text:p>2.11</text:p>
          </table:table-cell>
          <table:table-cell table:style-name="ce2" table:formula="of:=[.J80]/[.J$2]" office:value-type="percentage" office:value="1.10471204188482">
            <text:p>110.47%</text:p>
          </table:table-cell>
          <table:table-cell table:style-name="ce2" table:formula="of:=[.J80]/[.J79]-1" office:value-type="percentage" office:value="-0.0231481481481482">
            <text:p>-2.31%</text:p>
          </table:table-cell>
          <table:table-cell table:formula="of:=[.M$2]*[.K80]" office:value-type="currency" office:currency="USD" office:value="110790.28921466">
            <text:p>$110,790.29</text:p>
          </table:table-cell>
          <table:table-cell office:value-type="float" office:value="57.65">
            <text:p>57.65</text:p>
          </table:table-cell>
          <table:table-cell table:style-name="ce2" table:formula="of:=[.N80]/[.N$2]" office:value-type="percentage" office:value="1.01425052779733">
            <text:p>101.43%</text:p>
          </table:table-cell>
          <table:table-cell table:style-name="ce2" table:formula="of:=[.N80]/[.N79]-1" office:value-type="percentage" office:value="0.00751485494582305">
            <text:p>0.75%</text:p>
          </table:table-cell>
          <table:table-cell table:formula="of:=[.Q$2]*[.O80]" office:value-type="currency" office:currency="USD" office:value="497199.422818438">
            <text:p>$497,199.42</text:p>
          </table:table-cell>
          <table:table-cell table:formula="of:=[.$AA$3]/[.$B$2]*[.B80]+[.$AA$4]/[.$F$2]*[.F80]+[.$AA$5]/[.$J$2]*[.J80]+[.$AA$6]/[.$N$2]*[.N80]" office:value-type="currency" office:currency="USD" office:value="1155160.44891798">
            <text:p>$1,155,160.45</text:p>
          </table:table-cell>
          <table:table-cell table:style-name="ce2" table:formula="of:=[.R80]/[.R$2]" office:value-type="percentage" office:value="1.15516044891798">
            <text:p>115.52%</text:p>
          </table:table-cell>
          <table:table-cell table:style-name="ce2" table:formula="of:=[.R80]/[.R79]-1" office:value-type="percentage" office:value="-0.00477856671006616">
            <text:p>-0.48%</text:p>
          </table:table-cell>
          <table:table-cell table:formula="of:=[.U$2]*[.S80]" office:value-type="currency" office:currency="USD" office:value="1155160.44891798">
            <text:p>$1,155,160.45</text:p>
          </table:table-cell>
          <table:table-cell office:value-type="float" office:value="130.64">
            <text:p>130.64</text:p>
          </table:table-cell>
          <table:table-cell table:style-name="ce2" table:formula="of:=[.V80]/[.V$2]" office:value-type="percentage" office:value="1.06557911908646">
            <text:p>106.56%</text:p>
          </table:table-cell>
          <table:table-cell table:style-name="ce2" table:formula="of:=[.V80]/[.V79]-1" office:value-type="percentage" office:value="0.00864731315626921">
            <text:p>0.8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7">
            <text:p>27/04/11</text:p>
          </table:table-cell>
          <table:table-cell office:value-type="float" office:value="32.58">
            <text:p>32.58</text:p>
          </table:table-cell>
          <table:table-cell table:formula="of:=[.B81]/[.$B$2]" office:value-type="percentage" office:value="1.13479623824451">
            <text:p>113.48%</text:p>
          </table:table-cell>
          <table:table-cell table:formula="of:=[.B81]/[.B80]-1" office:value-type="percentage" office:value="-0.00397431977988394">
            <text:p>-0.40%</text:p>
          </table:table-cell>
          <table:table-cell table:formula="of:=[.$E$2]*[.C81]" office:value-type="currency" office:currency="USD" office:value="1134796.23824451">
            <text:p>$1,134,796.24</text:p>
          </table:table-cell>
          <table:table-cell office:value-type="float" office:value="2.62">
            <text:p>2.62</text:p>
          </table:table-cell>
          <table:table-cell table:style-name="ce2" table:formula="of:=[.F81]/[.F$2]" office:value-type="percentage" office:value="2.18333333333333">
            <text:p>218.33%</text:p>
          </table:table-cell>
          <table:table-cell table:style-name="ce2" table:formula="of:=[.F81]/[.F80]-1" office:value-type="percentage" office:value="0">
            <text:p>0.00%</text:p>
          </table:table-cell>
          <table:table-cell table:formula="of:=[.I$2]*[.G81]" office:value-type="currency" office:currency="USD" office:value="168600.908166667">
            <text:p>$168,600.91</text:p>
          </table:table-cell>
          <table:table-cell office:value-type="float" office:value="2.13">
            <text:p>2.13</text:p>
          </table:table-cell>
          <table:table-cell table:style-name="ce2" table:formula="of:=[.J81]/[.J$2]" office:value-type="percentage" office:value="1.1151832460733">
            <text:p>111.52%</text:p>
          </table:table-cell>
          <table:table-cell table:style-name="ce2" table:formula="of:=[.J81]/[.J80]-1" office:value-type="percentage" office:value="0.00947867298578209">
            <text:p>0.95%</text:p>
          </table:table-cell>
          <table:table-cell table:formula="of:=[.M$2]*[.K81]" office:value-type="currency" office:currency="USD" office:value="111840.434136126">
            <text:p>$111,840.43</text:p>
          </table:table-cell>
          <table:table-cell office:value-type="float" office:value="57.08">
            <text:p>57.08</text:p>
          </table:table-cell>
          <table:table-cell table:style-name="ce2" table:formula="of:=[.N81]/[.N$2]" office:value-type="percentage" office:value="1.00422237860662">
            <text:p>100.42%</text:p>
          </table:table-cell>
          <table:table-cell table:style-name="ce2" table:formula="of:=[.N81]/[.N80]-1" office:value-type="percentage" office:value="-0.00988725065047702">
            <text:p>-0.99%</text:p>
          </table:table-cell>
          <table:table-cell table:formula="of:=[.Q$2]*[.O81]" office:value-type="currency" office:currency="USD" office:value="492283.487501759">
            <text:p>$492,283.49</text:p>
          </table:table-cell>
          <table:table-cell table:formula="of:=[.$AA$3]/[.$B$2]*[.B81]+[.$AA$4]/[.$F$2]*[.F81]+[.$AA$5]/[.$J$2]*[.J81]+[.$AA$6]/[.$N$2]*[.N81]" office:value-type="currency" office:currency="USD" office:value="1149790.10096443">
            <text:p>$1,149,790.10</text:p>
          </table:table-cell>
          <table:table-cell table:style-name="ce2" table:formula="of:=[.R81]/[.R$2]" office:value-type="percentage" office:value="1.14979010096443">
            <text:p>114.98%</text:p>
          </table:table-cell>
          <table:table-cell table:style-name="ce2" table:formula="of:=[.R81]/[.R80]-1" office:value-type="percentage" office:value="-0.00464900608273511">
            <text:p>-0.46%</text:p>
          </table:table-cell>
          <table:table-cell table:formula="of:=[.U$2]*[.S81]" office:value-type="currency" office:currency="USD" office:value="1149790.10096443">
            <text:p>$1,149,790.10</text:p>
          </table:table-cell>
          <table:table-cell office:value-type="float" office:value="131.49">
            <text:p>131.49</text:p>
          </table:table-cell>
          <table:table-cell table:style-name="ce2" table:formula="of:=[.V81]/[.V$2]" office:value-type="percentage" office:value="1.07251223491028">
            <text:p>107.25%</text:p>
          </table:table-cell>
          <table:table-cell table:style-name="ce2" table:formula="of:=[.V81]/[.V80]-1" office:value-type="percentage" office:value="0.00650642988364991">
            <text:p>0.6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8">
            <text:p>28/04/11</text:p>
          </table:table-cell>
          <table:table-cell office:value-type="float" office:value="32.5">
            <text:p>32.5</text:p>
          </table:table-cell>
          <table:table-cell table:formula="of:=[.B82]/[.$B$2]" office:value-type="percentage" office:value="1.13200975269941">
            <text:p>113.20%</text:p>
          </table:table-cell>
          <table:table-cell table:formula="of:=[.B82]/[.B81]-1" office:value-type="percentage" office:value="-0.00245549416820134">
            <text:p>-0.25%</text:p>
          </table:table-cell>
          <table:table-cell table:formula="of:=[.$E$2]*[.C82]" office:value-type="currency" office:currency="USD" office:value="1132009.75269941">
            <text:p>$1,132,009.75</text:p>
          </table:table-cell>
          <table:table-cell office:value-type="float" office:value="2.75">
            <text:p>2.75</text:p>
          </table:table-cell>
          <table:table-cell table:style-name="ce2" table:formula="of:=[.F82]/[.F$2]" office:value-type="percentage" office:value="2.29166666666667">
            <text:p>229.17%</text:p>
          </table:table-cell>
          <table:table-cell table:style-name="ce2" table:formula="of:=[.F82]/[.F81]-1" office:value-type="percentage" office:value="0.0496183206106871">
            <text:p>4.96%</text:p>
          </table:table-cell>
          <table:table-cell table:formula="of:=[.I$2]*[.G82]" office:value-type="currency" office:currency="USD" office:value="176966.602083333">
            <text:p>$176,966.60</text:p>
          </table:table-cell>
          <table:table-cell office:value-type="float" office:value="2.07">
            <text:p>2.07</text:p>
          </table:table-cell>
          <table:table-cell table:style-name="ce2" table:formula="of:=[.J82]/[.J$2]" office:value-type="percentage" office:value="1.08376963350785">
            <text:p>108.38%</text:p>
          </table:table-cell>
          <table:table-cell table:style-name="ce2" table:formula="of:=[.J82]/[.J81]-1" office:value-type="percentage" office:value="-0.0281690140845071">
            <text:p>-2.82%</text:p>
          </table:table-cell>
          <table:table-cell table:formula="of:=[.M$2]*[.K82]" office:value-type="currency" office:currency="USD" office:value="108689.999371728">
            <text:p>$108,690.00</text:p>
          </table:table-cell>
          <table:table-cell office:value-type="float" office:value="57.46">
            <text:p>57.46</text:p>
          </table:table-cell>
          <table:table-cell table:style-name="ce2" table:formula="of:=[.N82]/[.N$2]" office:value-type="percentage" office:value="1.01090781140042">
            <text:p>101.09%</text:p>
          </table:table-cell>
          <table:table-cell table:style-name="ce2" table:formula="of:=[.N82]/[.N81]-1" office:value-type="percentage" office:value="0.00665732305536104">
            <text:p>0.67%</text:p>
          </table:table-cell>
          <table:table-cell table:formula="of:=[.Q$2]*[.O82]" office:value-type="currency" office:currency="USD" office:value="495560.777712878">
            <text:p>$495,560.78</text:p>
          </table:table-cell>
          <table:table-cell table:formula="of:=[.$AA$3]/[.$B$2]*[.B82]+[.$AA$4]/[.$F$2]*[.F82]+[.$AA$5]/[.$J$2]*[.J82]+[.$AA$6]/[.$N$2]*[.N82]" office:value-type="currency" office:currency="USD" office:value="1157356.76875345">
            <text:p>$1,157,356.77</text:p>
          </table:table-cell>
          <table:table-cell table:style-name="ce2" table:formula="of:=[.R82]/[.R$2]" office:value-type="percentage" office:value="1.15735676875345">
            <text:p>115.74%</text:p>
          </table:table-cell>
          <table:table-cell table:style-name="ce2" table:formula="of:=[.R82]/[.R81]-1" office:value-type="percentage" office:value="0.00658091227492452">
            <text:p>0.66%</text:p>
          </table:table-cell>
          <table:table-cell table:formula="of:=[.U$2]*[.S82]" office:value-type="currency" office:currency="USD" office:value="1157356.76875345">
            <text:p>$1,157,356.77</text:p>
          </table:table-cell>
          <table:table-cell office:value-type="float" office:value="131.92">
            <text:p>131.92</text:p>
          </table:table-cell>
          <table:table-cell table:style-name="ce2" table:formula="of:=[.V82]/[.V$2]" office:value-type="percentage" office:value="1.07601957585644">
            <text:p>107.60%</text:p>
          </table:table-cell>
          <table:table-cell table:style-name="ce2" table:formula="of:=[.V82]/[.V81]-1" office:value-type="percentage" office:value="0.00327021066240762">
            <text:p>0.3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4-29">
            <text:p>29/04/11</text:p>
          </table:table-cell>
          <table:table-cell office:value-type="float" office:value="32.48">
            <text:p>32.48</text:p>
          </table:table-cell>
          <table:table-cell table:formula="of:=[.B83]/[.$B$2]" office:value-type="percentage" office:value="1.13131313131313">
            <text:p>113.13%</text:p>
          </table:table-cell>
          <table:table-cell table:formula="of:=[.B83]/[.B82]-1" office:value-type="percentage" office:value="-0.000615384615384684">
            <text:p>-0.06%</text:p>
          </table:table-cell>
          <table:table-cell table:formula="of:=[.$E$2]*[.C83]" office:value-type="currency" office:currency="USD" office:value="1131313.13131313">
            <text:p>$1,131,313.13</text:p>
          </table:table-cell>
          <table:table-cell office:value-type="float" office:value="2.79">
            <text:p>2.79</text:p>
          </table:table-cell>
          <table:table-cell table:style-name="ce2" table:formula="of:=[.F83]/[.F$2]" office:value-type="percentage" office:value="2.325">
            <text:p>232.50%</text:p>
          </table:table-cell>
          <table:table-cell table:style-name="ce2" table:formula="of:=[.F83]/[.F82]-1" office:value-type="percentage" office:value="0.0145454545454546">
            <text:p>1.45%</text:p>
          </table:table-cell>
          <table:table-cell table:formula="of:=[.I$2]*[.G83]" office:value-type="currency" office:currency="USD" office:value="179540.66175">
            <text:p>$179,540.66</text:p>
          </table:table-cell>
          <table:table-cell office:value-type="float" office:value="2.07">
            <text:p>2.07</text:p>
          </table:table-cell>
          <table:table-cell table:style-name="ce2" table:formula="of:=[.J83]/[.J$2]" office:value-type="percentage" office:value="1.08376963350785">
            <text:p>108.38%</text:p>
          </table:table-cell>
          <table:table-cell table:style-name="ce2" table:formula="of:=[.J83]/[.J82]-1" office:value-type="percentage" office:value="0">
            <text:p>0.00%</text:p>
          </table:table-cell>
          <table:table-cell table:formula="of:=[.M$2]*[.K83]" office:value-type="currency" office:currency="USD" office:value="108689.999371728">
            <text:p>$108,690.00</text:p>
          </table:table-cell>
          <table:table-cell office:value-type="float" office:value="57.66">
            <text:p>57.66</text:p>
          </table:table-cell>
          <table:table-cell table:style-name="ce2" table:formula="of:=[.N83]/[.N$2]" office:value-type="percentage" office:value="1.01442646023927">
            <text:p>101.44%</text:p>
          </table:table-cell>
          <table:table-cell table:style-name="ce2" table:formula="of:=[.N83]/[.N82]-1" office:value-type="percentage" office:value="0.00348068221371389">
            <text:p>0.35%</text:p>
          </table:table-cell>
          <table:table-cell table:formula="of:=[.Q$2]*[.O83]" office:value-type="currency" office:currency="USD" office:value="497285.667297678">
            <text:p>$497,285.67</text:p>
          </table:table-cell>
          <table:table-cell table:formula="of:=[.$AA$3]/[.$B$2]*[.B83]+[.$AA$4]/[.$F$2]*[.F83]+[.$AA$5]/[.$J$2]*[.J83]+[.$AA$6]/[.$N$2]*[.N83]" office:value-type="currency" office:currency="USD" office:value="1161424.24761132">
            <text:p>$1,161,424.25</text:p>
          </table:table-cell>
          <table:table-cell table:style-name="ce2" table:formula="of:=[.R83]/[.R$2]" office:value-type="percentage" office:value="1.16142424761132">
            <text:p>116.14%</text:p>
          </table:table-cell>
          <table:table-cell table:style-name="ce2" table:formula="of:=[.R83]/[.R82]-1" office:value-type="percentage" office:value="0.00351445549694773">
            <text:p>0.35%</text:p>
          </table:table-cell>
          <table:table-cell table:formula="of:=[.U$2]*[.S83]" office:value-type="currency" office:currency="USD" office:value="1161424.24761132">
            <text:p>$1,161,424.25</text:p>
          </table:table-cell>
          <table:table-cell office:value-type="float" office:value="132.23">
            <text:p>132.23</text:p>
          </table:table-cell>
          <table:table-cell table:style-name="ce2" table:formula="of:=[.V83]/[.V$2]" office:value-type="percentage" office:value="1.07854812398042">
            <text:p>107.85%</text:p>
          </table:table-cell>
          <table:table-cell table:style-name="ce2" table:formula="of:=[.V83]/[.V82]-1" office:value-type="percentage" office:value="0.00234990903577925">
            <text:p>0.2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02">
            <text:p>02/05/11</text:p>
          </table:table-cell>
          <table:table-cell office:value-type="float" office:value="32.49">
            <text:p>32.49</text:p>
          </table:table-cell>
          <table:table-cell table:formula="of:=[.B84]/[.$B$2]" office:value-type="percentage" office:value="1.13166144200627">
            <text:p>113.17%</text:p>
          </table:table-cell>
          <table:table-cell table:formula="of:=[.B84]/[.B83]-1" office:value-type="percentage" office:value="0.000307881773399243">
            <text:p>0.03%</text:p>
          </table:table-cell>
          <table:table-cell table:formula="of:=[.$E$2]*[.C84]" office:value-type="currency" office:currency="USD" office:value="1131661.44200627">
            <text:p>$1,131,661.44</text:p>
          </table:table-cell>
          <table:table-cell office:value-type="float" office:value="2.6">
            <text:p>2.6</text:p>
          </table:table-cell>
          <table:table-cell table:style-name="ce2" table:formula="of:=[.F84]/[.F$2]" office:value-type="percentage" office:value="2.16666666666667">
            <text:p>216.67%</text:p>
          </table:table-cell>
          <table:table-cell table:style-name="ce2" table:formula="of:=[.F84]/[.F83]-1" office:value-type="percentage" office:value="-0.068100358422939">
            <text:p>-6.81%</text:p>
          </table:table-cell>
          <table:table-cell table:formula="of:=[.I$2]*[.G84]" office:value-type="currency" office:currency="USD" office:value="167313.878333333">
            <text:p>$167,313.88</text:p>
          </table:table-cell>
          <table:table-cell office:value-type="float" office:value="2.12">
            <text:p>2.12</text:p>
          </table:table-cell>
          <table:table-cell table:style-name="ce2" table:formula="of:=[.J84]/[.J$2]" office:value-type="percentage" office:value="1.10994764397906">
            <text:p>110.99%</text:p>
          </table:table-cell>
          <table:table-cell table:style-name="ce2" table:formula="of:=[.J84]/[.J83]-1" office:value-type="percentage" office:value="0.0241545893719808">
            <text:p>2.42%</text:p>
          </table:table-cell>
          <table:table-cell table:formula="of:=[.M$2]*[.K84]" office:value-type="currency" office:currency="USD" office:value="111315.361675393">
            <text:p>$111,315.36</text:p>
          </table:table-cell>
          <table:table-cell office:value-type="float" office:value="57.77">
            <text:p>57.77</text:p>
          </table:table-cell>
          <table:table-cell table:style-name="ce2" table:formula="of:=[.N84]/[.N$2]" office:value-type="percentage" office:value="1.01636171710063">
            <text:p>101.64%</text:p>
          </table:table-cell>
          <table:table-cell table:style-name="ce2" table:formula="of:=[.N84]/[.N83]-1" office:value-type="percentage" office:value="0.00190773499826591">
            <text:p>0.19%</text:p>
          </table:table-cell>
          <table:table-cell table:formula="of:=[.Q$2]*[.O84]" office:value-type="currency" office:currency="USD" office:value="498234.356569317">
            <text:p>$498,234.36</text:p>
          </table:table-cell>
          <table:table-cell table:formula="of:=[.$AA$3]/[.$B$2]*[.B84]+[.$AA$4]/[.$F$2]*[.F84]+[.$AA$5]/[.$J$2]*[.J84]+[.$AA$6]/[.$N$2]*[.N84]" office:value-type="currency" office:currency="USD" office:value="1152887.25096676">
            <text:p>$1,152,887.25</text:p>
          </table:table-cell>
          <table:table-cell table:style-name="ce2" table:formula="of:=[.R84]/[.R$2]" office:value-type="percentage" office:value="1.15288725096676">
            <text:p>115.29%</text:p>
          </table:table-cell>
          <table:table-cell table:style-name="ce2" table:formula="of:=[.R84]/[.R83]-1" office:value-type="percentage" office:value="-0.0073504549798441">
            <text:p>-0.74%</text:p>
          </table:table-cell>
          <table:table-cell table:formula="of:=[.U$2]*[.S84]" office:value-type="currency" office:currency="USD" office:value="1152887.25096676">
            <text:p>$1,152,887.25</text:p>
          </table:table-cell>
          <table:table-cell office:value-type="float" office:value="132.02">
            <text:p>132.02</text:p>
          </table:table-cell>
          <table:table-cell table:style-name="ce2" table:formula="of:=[.V84]/[.V$2]" office:value-type="percentage" office:value="1.0768352365416">
            <text:p>107.68%</text:p>
          </table:table-cell>
          <table:table-cell table:style-name="ce2" table:formula="of:=[.V84]/[.V83]-1" office:value-type="percentage" office:value="-0.00158814187400724">
            <text:p>-0.1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03">
            <text:p>03/05/11</text:p>
          </table:table-cell>
          <table:table-cell office:value-type="float" office:value="32.39">
            <text:p>32.39</text:p>
          </table:table-cell>
          <table:table-cell table:formula="of:=[.B85]/[.$B$2]" office:value-type="percentage" office:value="1.12817833507489">
            <text:p>112.82%</text:p>
          </table:table-cell>
          <table:table-cell table:formula="of:=[.B85]/[.B84]-1" office:value-type="percentage" office:value="-0.00307787011388128">
            <text:p>-0.31%</text:p>
          </table:table-cell>
          <table:table-cell table:formula="of:=[.$E$2]*[.C85]" office:value-type="currency" office:currency="USD" office:value="1128178.33507489">
            <text:p>$1,128,178.34</text:p>
          </table:table-cell>
          <table:table-cell office:value-type="float" office:value="2.7">
            <text:p>2.7</text:p>
          </table:table-cell>
          <table:table-cell table:style-name="ce2" table:formula="of:=[.F85]/[.F$2]" office:value-type="percentage" office:value="2.25">
            <text:p>225.00%</text:p>
          </table:table-cell>
          <table:table-cell table:style-name="ce2" table:formula="of:=[.F85]/[.F84]-1" office:value-type="percentage" office:value="0.0384615384615385">
            <text:p>3.85%</text:p>
          </table:table-cell>
          <table:table-cell table:formula="of:=[.I$2]*[.G85]" office:value-type="currency" office:currency="USD" office:value="173749.0275">
            <text:p>$173,749.03</text:p>
          </table:table-cell>
          <table:table-cell office:value-type="float" office:value="2.1">
            <text:p>2.1</text:p>
          </table:table-cell>
          <table:table-cell table:style-name="ce2" table:formula="of:=[.J85]/[.J$2]" office:value-type="percentage" office:value="1.09947643979058">
            <text:p>109.95%</text:p>
          </table:table-cell>
          <table:table-cell table:style-name="ce2" table:formula="of:=[.J85]/[.J84]-1" office:value-type="percentage" office:value="-0.00943396226415094">
            <text:p>-0.94%</text:p>
          </table:table-cell>
          <table:table-cell table:formula="of:=[.M$2]*[.K85]" office:value-type="currency" office:currency="USD" office:value="110265.216753927">
            <text:p>$110,265.22</text:p>
          </table:table-cell>
          <table:table-cell office:value-type="float" office:value="58.05">
            <text:p>58.05</text:p>
          </table:table-cell>
          <table:table-cell table:style-name="ce2" table:formula="of:=[.N85]/[.N$2]" office:value-type="percentage" office:value="1.02128782547502">
            <text:p>102.13%</text:p>
          </table:table-cell>
          <table:table-cell table:style-name="ce2" table:formula="of:=[.N85]/[.N84]-1" office:value-type="percentage" office:value="0.00484680630084799">
            <text:p>0.48%</text:p>
          </table:table-cell>
          <table:table-cell table:formula="of:=[.Q$2]*[.O85]" office:value-type="currency" office:currency="USD" office:value="500649.201988037">
            <text:p>$500,649.20</text:p>
          </table:table-cell>
          <table:table-cell table:formula="of:=[.$AA$3]/[.$B$2]*[.B85]+[.$AA$4]/[.$F$2]*[.F85]+[.$AA$5]/[.$J$2]*[.J85]+[.$AA$6]/[.$N$2]*[.N85]" office:value-type="currency" office:currency="USD" office:value="1159529.74866272">
            <text:p>$1,159,529.75</text:p>
          </table:table-cell>
          <table:table-cell table:style-name="ce2" table:formula="of:=[.R85]/[.R$2]" office:value-type="percentage" office:value="1.15952974866272">
            <text:p>115.95%</text:p>
          </table:table-cell>
          <table:table-cell table:style-name="ce2" table:formula="of:=[.R85]/[.R84]-1" office:value-type="percentage" office:value="0.00576161952558163">
            <text:p>0.58%</text:p>
          </table:table-cell>
          <table:table-cell table:formula="of:=[.U$2]*[.S85]" office:value-type="currency" office:currency="USD" office:value="1159529.74866272">
            <text:p>$1,159,529.75</text:p>
          </table:table-cell>
          <table:table-cell office:value-type="float" office:value="131.55">
            <text:p>131.55</text:p>
          </table:table-cell>
          <table:table-cell table:style-name="ce2" table:formula="of:=[.V85]/[.V$2]" office:value-type="percentage" office:value="1.07300163132137">
            <text:p>107.30%</text:p>
          </table:table-cell>
          <table:table-cell table:style-name="ce2" table:formula="of:=[.V85]/[.V84]-1" office:value-type="percentage" office:value="-0.00356006665656716">
            <text:p>-0.3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04">
            <text:p>04/05/11</text:p>
          </table:table-cell>
          <table:table-cell office:value-type="float" office:value="32.48">
            <text:p>32.48</text:p>
          </table:table-cell>
          <table:table-cell table:formula="of:=[.B86]/[.$B$2]" office:value-type="percentage" office:value="1.13131313131313">
            <text:p>113.13%</text:p>
          </table:table-cell>
          <table:table-cell table:formula="of:=[.B86]/[.B85]-1" office:value-type="percentage" office:value="0.00277863538129042">
            <text:p>0.28%</text:p>
          </table:table-cell>
          <table:table-cell table:formula="of:=[.$E$2]*[.C86]" office:value-type="currency" office:currency="USD" office:value="1131313.13131313">
            <text:p>$1,131,313.13</text:p>
          </table:table-cell>
          <table:table-cell office:value-type="float" office:value="2.8">
            <text:p>2.8</text:p>
          </table:table-cell>
          <table:table-cell table:style-name="ce2" table:formula="of:=[.F86]/[.F$2]" office:value-type="percentage" office:value="2.33333333333333">
            <text:p>233.33%</text:p>
          </table:table-cell>
          <table:table-cell table:style-name="ce2" table:formula="of:=[.F86]/[.F85]-1" office:value-type="percentage" office:value="0.037037037037037">
            <text:p>3.70%</text:p>
          </table:table-cell>
          <table:table-cell table:formula="of:=[.I$2]*[.G86]" office:value-type="currency" office:currency="USD" office:value="180184.176666667">
            <text:p>$180,184.18</text:p>
          </table:table-cell>
          <table:table-cell office:value-type="float" office:value="2.15">
            <text:p>2.15</text:p>
          </table:table-cell>
          <table:table-cell table:style-name="ce2" table:formula="of:=[.J86]/[.J$2]" office:value-type="percentage" office:value="1.12565445026178">
            <text:p>112.57%</text:p>
          </table:table-cell>
          <table:table-cell table:style-name="ce2" table:formula="of:=[.J86]/[.J85]-1" office:value-type="percentage" office:value="0.0238095238095237">
            <text:p>2.38%</text:p>
          </table:table-cell>
          <table:table-cell table:formula="of:=[.M$2]*[.K86]" office:value-type="currency" office:currency="USD" office:value="112890.579057592">
            <text:p>$112,890.58</text:p>
          </table:table-cell>
          <table:table-cell office:value-type="float" office:value="58.33">
            <text:p>58.33</text:p>
          </table:table-cell>
          <table:table-cell table:style-name="ce2" table:formula="of:=[.N86]/[.N$2]" office:value-type="percentage" office:value="1.0262139338494">
            <text:p>102.62%</text:p>
          </table:table-cell>
          <table:table-cell table:style-name="ce2" table:formula="of:=[.N86]/[.N85]-1" office:value-type="percentage" office:value="0.00482342807924208">
            <text:p>0.48%</text:p>
          </table:table-cell>
          <table:table-cell table:formula="of:=[.Q$2]*[.O86]" office:value-type="currency" office:currency="USD" office:value="503064.047406756">
            <text:p>$503,064.05</text:p>
          </table:table-cell>
          <table:table-cell table:formula="of:=[.$AA$3]/[.$B$2]*[.B86]+[.$AA$4]/[.$F$2]*[.F86]+[.$AA$5]/[.$J$2]*[.J86]+[.$AA$6]/[.$N$2]*[.N86]" office:value-type="currency" office:currency="USD" office:value="1172046.72232293">
            <text:p>$1,172,046.72</text:p>
          </table:table-cell>
          <table:table-cell table:style-name="ce2" table:formula="of:=[.R86]/[.R$2]" office:value-type="percentage" office:value="1.17204672232293">
            <text:p>117.20%</text:p>
          </table:table-cell>
          <table:table-cell table:style-name="ce2" table:formula="of:=[.R86]/[.R85]-1" office:value-type="percentage" office:value="0.0107948706573906">
            <text:p>1.08%</text:p>
          </table:table-cell>
          <table:table-cell table:formula="of:=[.U$2]*[.S86]" office:value-type="currency" office:currency="USD" office:value="1172046.72232293">
            <text:p>$1,172,046.72</text:p>
          </table:table-cell>
          <table:table-cell office:value-type="float" office:value="130.68">
            <text:p>130.68</text:p>
          </table:table-cell>
          <table:table-cell table:style-name="ce2" table:formula="of:=[.V86]/[.V$2]" office:value-type="percentage" office:value="1.06590538336052">
            <text:p>106.59%</text:p>
          </table:table-cell>
          <table:table-cell table:style-name="ce2" table:formula="of:=[.V86]/[.V85]-1" office:value-type="percentage" office:value="-0.00661345496009125">
            <text:p>-0.6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05">
            <text:p>05/05/11</text:p>
          </table:table-cell>
          <table:table-cell office:value-type="float" office:value="32.28">
            <text:p>32.28</text:p>
          </table:table-cell>
          <table:table-cell table:formula="of:=[.B87]/[.$B$2]" office:value-type="percentage" office:value="1.12434691745037">
            <text:p>112.43%</text:p>
          </table:table-cell>
          <table:table-cell table:formula="of:=[.B87]/[.B86]-1" office:value-type="percentage" office:value="-0.00615763546798021">
            <text:p>-0.62%</text:p>
          </table:table-cell>
          <table:table-cell table:formula="of:=[.$E$2]*[.C87]" office:value-type="currency" office:currency="USD" office:value="1124346.91745037">
            <text:p>$1,124,346.92</text:p>
          </table:table-cell>
          <table:table-cell office:value-type="float" office:value="2.8">
            <text:p>2.8</text:p>
          </table:table-cell>
          <table:table-cell table:style-name="ce2" table:formula="of:=[.F87]/[.F$2]" office:value-type="percentage" office:value="2.33333333333333">
            <text:p>233.33%</text:p>
          </table:table-cell>
          <table:table-cell table:style-name="ce2" table:formula="of:=[.F87]/[.F86]-1" office:value-type="percentage" office:value="0">
            <text:p>0.00%</text:p>
          </table:table-cell>
          <table:table-cell table:formula="of:=[.I$2]*[.G87]" office:value-type="currency" office:currency="USD" office:value="180184.176666667">
            <text:p>$180,184.18</text:p>
          </table:table-cell>
          <table:table-cell office:value-type="float" office:value="2.15">
            <text:p>2.15</text:p>
          </table:table-cell>
          <table:table-cell table:style-name="ce2" table:formula="of:=[.J87]/[.J$2]" office:value-type="percentage" office:value="1.12565445026178">
            <text:p>112.57%</text:p>
          </table:table-cell>
          <table:table-cell table:style-name="ce2" table:formula="of:=[.J87]/[.J86]-1" office:value-type="percentage" office:value="0">
            <text:p>0.00%</text:p>
          </table:table-cell>
          <table:table-cell table:formula="of:=[.M$2]*[.K87]" office:value-type="currency" office:currency="USD" office:value="112890.579057592">
            <text:p>$112,890.58</text:p>
          </table:table-cell>
          <table:table-cell office:value-type="float" office:value="58.74">
            <text:p>58.74</text:p>
          </table:table-cell>
          <table:table-cell table:style-name="ce2" table:formula="of:=[.N87]/[.N$2]" office:value-type="percentage" office:value="1.03342716396904">
            <text:p>103.34%</text:p>
          </table:table-cell>
          <table:table-cell table:style-name="ce2" table:formula="of:=[.N87]/[.N86]-1" office:value-type="percentage" office:value="0.00702897308417638">
            <text:p>0.70%</text:p>
          </table:table-cell>
          <table:table-cell table:formula="of:=[.Q$2]*[.O87]" office:value-type="currency" office:currency="USD" office:value="506600.071055595">
            <text:p>$506,600.07</text:p>
          </table:table-cell>
          <table:table-cell table:formula="of:=[.$AA$3]/[.$B$2]*[.B87]+[.$AA$4]/[.$F$2]*[.F87]+[.$AA$5]/[.$J$2]*[.J87]+[.$AA$6]/[.$N$2]*[.N87]" office:value-type="currency" office:currency="USD" office:value="1173268.04203586">
            <text:p>$1,173,268.04</text:p>
          </table:table-cell>
          <table:table-cell table:style-name="ce2" table:formula="of:=[.R87]/[.R$2]" office:value-type="percentage" office:value="1.17326804203586">
            <text:p>117.33%</text:p>
          </table:table-cell>
          <table:table-cell table:style-name="ce2" table:formula="of:=[.R87]/[.R86]-1" office:value-type="percentage" office:value="0.00104204012490849">
            <text:p>0.10%</text:p>
          </table:table-cell>
          <table:table-cell table:formula="of:=[.U$2]*[.S87]" office:value-type="currency" office:currency="USD" office:value="1173268.04203586">
            <text:p>$1,173,268.04</text:p>
          </table:table-cell>
          <table:table-cell office:value-type="float" office:value="129.49">
            <text:p>129.49</text:p>
          </table:table-cell>
          <table:table-cell table:style-name="ce2" table:formula="of:=[.V87]/[.V$2]" office:value-type="percentage" office:value="1.05619902120718">
            <text:p>105.62%</text:p>
          </table:table-cell>
          <table:table-cell table:style-name="ce2" table:formula="of:=[.V87]/[.V86]-1" office:value-type="percentage" office:value="-0.00910621365166819">
            <text:p>-0.9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06">
            <text:p>06/05/11</text:p>
          </table:table-cell>
          <table:table-cell office:value-type="float" office:value="32.27">
            <text:p>32.27</text:p>
          </table:table-cell>
          <table:table-cell table:formula="of:=[.B88]/[.$B$2]" office:value-type="percentage" office:value="1.12399860675723">
            <text:p>112.40%</text:p>
          </table:table-cell>
          <table:table-cell table:formula="of:=[.B88]/[.B87]-1" office:value-type="percentage" office:value="-0.000309789343246547">
            <text:p>-0.03%</text:p>
          </table:table-cell>
          <table:table-cell table:formula="of:=[.$E$2]*[.C88]" office:value-type="currency" office:currency="USD" office:value="1123998.60675723">
            <text:p>$1,123,998.61</text:p>
          </table:table-cell>
          <table:table-cell office:value-type="float" office:value="2.8">
            <text:p>2.8</text:p>
          </table:table-cell>
          <table:table-cell table:style-name="ce2" table:formula="of:=[.F88]/[.F$2]" office:value-type="percentage" office:value="2.33333333333333">
            <text:p>233.33%</text:p>
          </table:table-cell>
          <table:table-cell table:style-name="ce2" table:formula="of:=[.F88]/[.F87]-1" office:value-type="percentage" office:value="0">
            <text:p>0.00%</text:p>
          </table:table-cell>
          <table:table-cell table:formula="of:=[.I$2]*[.G88]" office:value-type="currency" office:currency="USD" office:value="180184.176666667">
            <text:p>$180,184.18</text:p>
          </table:table-cell>
          <table:table-cell office:value-type="float" office:value="2.25">
            <text:p>2.25</text:p>
          </table:table-cell>
          <table:table-cell table:style-name="ce2" table:formula="of:=[.J88]/[.J$2]" office:value-type="percentage" office:value="1.17801047120419">
            <text:p>117.80%</text:p>
          </table:table-cell>
          <table:table-cell table:style-name="ce2" table:formula="of:=[.J88]/[.J87]-1" office:value-type="percentage" office:value="0.0465116279069768">
            <text:p>4.65%</text:p>
          </table:table-cell>
          <table:table-cell table:formula="of:=[.M$2]*[.K88]" office:value-type="currency" office:currency="USD" office:value="118141.303664921">
            <text:p>$118,141.30</text:p>
          </table:table-cell>
          <table:table-cell office:value-type="float" office:value="58.62">
            <text:p>58.62</text:p>
          </table:table-cell>
          <table:table-cell table:style-name="ce2" table:formula="of:=[.N88]/[.N$2]" office:value-type="percentage" office:value="1.03131597466573">
            <text:p>103.13%</text:p>
          </table:table-cell>
          <table:table-cell table:style-name="ce2" table:formula="of:=[.N88]/[.N87]-1" office:value-type="percentage" office:value="-0.00204290091930548">
            <text:p>-0.20%</text:p>
          </table:table-cell>
          <table:table-cell table:formula="of:=[.Q$2]*[.O88]" office:value-type="currency" office:currency="USD" office:value="505565.137304715">
            <text:p>$505,565.14</text:p>
          </table:table-cell>
          <table:table-cell table:formula="of:=[.$AA$3]/[.$B$2]*[.B88]+[.$AA$4]/[.$F$2]*[.F88]+[.$AA$5]/[.$J$2]*[.J88]+[.$AA$6]/[.$N$2]*[.N88]" office:value-type="currency" office:currency="USD" office:value="1177368.09769552">
            <text:p>$1,177,368.10</text:p>
          </table:table-cell>
          <table:table-cell table:style-name="ce2" table:formula="of:=[.R88]/[.R$2]" office:value-type="percentage" office:value="1.17736809769552">
            <text:p>117.74%</text:p>
          </table:table-cell>
          <table:table-cell table:style-name="ce2" table:formula="of:=[.R88]/[.R87]-1" office:value-type="percentage" office:value="0.00349456007728666">
            <text:p>0.35%</text:p>
          </table:table-cell>
          <table:table-cell table:formula="of:=[.U$2]*[.S88]" office:value-type="currency" office:currency="USD" office:value="1177368.09769552">
            <text:p>$1,177,368.10</text:p>
          </table:table-cell>
          <table:table-cell office:value-type="float" office:value="130.07">
            <text:p>130.07</text:p>
          </table:table-cell>
          <table:table-cell table:style-name="ce2" table:formula="of:=[.V88]/[.V$2]" office:value-type="percentage" office:value="1.06092985318108">
            <text:p>106.09%</text:p>
          </table:table-cell>
          <table:table-cell table:style-name="ce2" table:formula="of:=[.V88]/[.V87]-1" office:value-type="percentage" office:value="0.00447911035601201">
            <text:p>0.4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09">
            <text:p>09/05/11</text:p>
          </table:table-cell>
          <table:table-cell office:value-type="float" office:value="32.79">
            <text:p>32.79</text:p>
          </table:table-cell>
          <table:table-cell table:formula="of:=[.B89]/[.$B$2]" office:value-type="percentage" office:value="1.14211076280042">
            <text:p>114.21%</text:p>
          </table:table-cell>
          <table:table-cell table:formula="of:=[.B89]/[.B88]-1" office:value-type="percentage" office:value="0.0161140378060116">
            <text:p>1.61%</text:p>
          </table:table-cell>
          <table:table-cell table:formula="of:=[.$E$2]*[.C89]" office:value-type="currency" office:currency="USD" office:value="1142110.76280042">
            <text:p>$1,142,110.76</text:p>
          </table:table-cell>
          <table:table-cell office:value-type="float" office:value="2.81">
            <text:p>2.81</text:p>
          </table:table-cell>
          <table:table-cell table:style-name="ce2" table:formula="of:=[.F89]/[.F$2]" office:value-type="percentage" office:value="2.34166666666667">
            <text:p>234.17%</text:p>
          </table:table-cell>
          <table:table-cell table:style-name="ce2" table:formula="of:=[.F89]/[.F88]-1" office:value-type="percentage" office:value="0.00357142857142856">
            <text:p>0.36%</text:p>
          </table:table-cell>
          <table:table-cell table:formula="of:=[.I$2]*[.G89]" office:value-type="currency" office:currency="USD" office:value="180827.691583333">
            <text:p>$180,827.69</text:p>
          </table:table-cell>
          <table:table-cell office:value-type="float" office:value="2.15">
            <text:p>2.15</text:p>
          </table:table-cell>
          <table:table-cell table:style-name="ce2" table:formula="of:=[.J89]/[.J$2]" office:value-type="percentage" office:value="1.12565445026178">
            <text:p>112.57%</text:p>
          </table:table-cell>
          <table:table-cell table:style-name="ce2" table:formula="of:=[.J89]/[.J88]-1" office:value-type="percentage" office:value="-0.0444444444444445">
            <text:p>-4.44%</text:p>
          </table:table-cell>
          <table:table-cell table:formula="of:=[.M$2]*[.K89]" office:value-type="currency" office:currency="USD" office:value="112890.579057592">
            <text:p>$112,890.58</text:p>
          </table:table-cell>
          <table:table-cell office:value-type="float" office:value="58.51">
            <text:p>58.51</text:p>
          </table:table-cell>
          <table:table-cell table:style-name="ce2" table:formula="of:=[.N89]/[.N$2]" office:value-type="percentage" office:value="1.02938071780436">
            <text:p>102.94%</text:p>
          </table:table-cell>
          <table:table-cell table:style-name="ce2" table:formula="of:=[.N89]/[.N88]-1" office:value-type="percentage" office:value="-0.00187649266461953">
            <text:p>-0.19%</text:p>
          </table:table-cell>
          <table:table-cell table:formula="of:=[.Q$2]*[.O89]" office:value-type="currency" office:currency="USD" office:value="504616.448033075">
            <text:p>$504,616.45</text:p>
          </table:table-cell>
          <table:table-cell table:formula="of:=[.$AA$3]/[.$B$2]*[.B89]+[.$AA$4]/[.$F$2]*[.F89]+[.$AA$5]/[.$J$2]*[.J89]+[.$AA$6]/[.$N$2]*[.N89]" office:value-type="currency" office:currency="USD" office:value="1177830.42896658">
            <text:p>$1,177,830.43</text:p>
          </table:table-cell>
          <table:table-cell table:style-name="ce2" table:formula="of:=[.R89]/[.R$2]" office:value-type="percentage" office:value="1.17783042896658">
            <text:p>117.78%</text:p>
          </table:table-cell>
          <table:table-cell table:style-name="ce2" table:formula="of:=[.R89]/[.R88]-1" office:value-type="percentage" office:value="0.000392682009959344">
            <text:p>0.04%</text:p>
          </table:table-cell>
          <table:table-cell table:formula="of:=[.U$2]*[.S89]" office:value-type="currency" office:currency="USD" office:value="1177830.42896658">
            <text:p>$1,177,830.43</text:p>
          </table:table-cell>
          <table:table-cell office:value-type="float" office:value="130.57">
            <text:p>130.57</text:p>
          </table:table-cell>
          <table:table-cell table:style-name="ce2" table:formula="of:=[.V89]/[.V$2]" office:value-type="percentage" office:value="1.06500815660685">
            <text:p>106.50%</text:p>
          </table:table-cell>
          <table:table-cell table:style-name="ce2" table:formula="of:=[.V89]/[.V88]-1" office:value-type="percentage" office:value="0.00384408395479352">
            <text:p>0.3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0">
            <text:p>10/05/11</text:p>
          </table:table-cell>
          <table:table-cell office:value-type="float" office:value="34.46">
            <text:p>34.46</text:p>
          </table:table-cell>
          <table:table-cell table:formula="of:=[.B90]/[.$B$2]" office:value-type="percentage" office:value="1.20027864855451">
            <text:p>120.03%</text:p>
          </table:table-cell>
          <table:table-cell table:formula="of:=[.B90]/[.B89]-1" office:value-type="percentage" office:value="0.0509301616346447">
            <text:p>5.09%</text:p>
          </table:table-cell>
          <table:table-cell table:formula="of:=[.$E$2]*[.C90]" office:value-type="currency" office:currency="USD" office:value="1200278.64855451">
            <text:p>$1,200,278.65</text:p>
          </table:table-cell>
          <table:table-cell office:value-type="float" office:value="2.77">
            <text:p>2.77</text:p>
          </table:table-cell>
          <table:table-cell table:style-name="ce2" table:formula="of:=[.F90]/[.F$2]" office:value-type="percentage" office:value="2.30833333333333">
            <text:p>230.83%</text:p>
          </table:table-cell>
          <table:table-cell table:style-name="ce2" table:formula="of:=[.F90]/[.F89]-1" office:value-type="percentage" office:value="-0.0142348754448399">
            <text:p>-1.42%</text:p>
          </table:table-cell>
          <table:table-cell table:formula="of:=[.I$2]*[.G90]" office:value-type="currency" office:currency="USD" office:value="178253.631916667">
            <text:p>$178,253.63</text:p>
          </table:table-cell>
          <table:table-cell office:value-type="float" office:value="2.37">
            <text:p>2.37</text:p>
          </table:table-cell>
          <table:table-cell table:style-name="ce2" table:formula="of:=[.J90]/[.J$2]" office:value-type="percentage" office:value="1.24083769633508">
            <text:p>124.08%</text:p>
          </table:table-cell>
          <table:table-cell table:style-name="ce2" table:formula="of:=[.J90]/[.J89]-1" office:value-type="percentage" office:value="0.102325581395349">
            <text:p>10.23%</text:p>
          </table:table-cell>
          <table:table-cell table:formula="of:=[.M$2]*[.K90]" office:value-type="currency" office:currency="USD" office:value="124442.173193717">
            <text:p>$124,442.17</text:p>
          </table:table-cell>
          <table:table-cell office:value-type="float" office:value="58.31">
            <text:p>58.31</text:p>
          </table:table-cell>
          <table:table-cell table:style-name="ce2" table:formula="of:=[.N90]/[.N$2]" office:value-type="percentage" office:value="1.02586206896552">
            <text:p>102.59%</text:p>
          </table:table-cell>
          <table:table-cell table:style-name="ce2" table:formula="of:=[.N90]/[.N89]-1" office:value-type="percentage" office:value="-0.00341821910784479">
            <text:p>-0.34%</text:p>
          </table:table-cell>
          <table:table-cell table:formula="of:=[.Q$2]*[.O90]" office:value-type="currency" office:currency="USD" office:value="502891.558448276">
            <text:p>$502,891.56</text:p>
          </table:table-cell>
          <table:table-cell table:formula="of:=[.$AA$3]/[.$B$2]*[.B90]+[.$AA$4]/[.$F$2]*[.F90]+[.$AA$5]/[.$J$2]*[.J90]+[.$AA$6]/[.$N$2]*[.N90]" office:value-type="currency" office:currency="USD" office:value="1204410.8517161">
            <text:p>$1,204,410.85</text:p>
          </table:table-cell>
          <table:table-cell table:style-name="ce2" table:formula="of:=[.R90]/[.R$2]" office:value-type="percentage" office:value="1.2044108517161">
            <text:p>120.44%</text:p>
          </table:table-cell>
          <table:table-cell table:style-name="ce2" table:formula="of:=[.R90]/[.R89]-1" office:value-type="percentage" office:value="0.0225672746227457">
            <text:p>2.26%</text:p>
          </table:table-cell>
          <table:table-cell table:formula="of:=[.U$2]*[.S90]" office:value-type="currency" office:currency="USD" office:value="1204410.8517161">
            <text:p>$1,204,410.85</text:p>
          </table:table-cell>
          <table:table-cell office:value-type="float" office:value="131.68">
            <text:p>131.68</text:p>
          </table:table-cell>
          <table:table-cell table:style-name="ce2" table:formula="of:=[.V90]/[.V$2]" office:value-type="percentage" office:value="1.07406199021207">
            <text:p>107.41%</text:p>
          </table:table-cell>
          <table:table-cell table:style-name="ce2" table:formula="of:=[.V90]/[.V89]-1" office:value-type="percentage" office:value="0.00850118710270364">
            <text:p>0.8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1">
            <text:p>11/05/11</text:p>
          </table:table-cell>
          <table:table-cell office:value-type="float" office:value="33.97">
            <text:p>33.97</text:p>
          </table:table-cell>
          <table:table-cell table:formula="of:=[.B91]/[.$B$2]" office:value-type="percentage" office:value="1.18321142459073">
            <text:p>118.32%</text:p>
          </table:table-cell>
          <table:table-cell table:formula="of:=[.B91]/[.B90]-1" office:value-type="percentage" office:value="-0.0142193847939641">
            <text:p>-1.42%</text:p>
          </table:table-cell>
          <table:table-cell table:formula="of:=[.$E$2]*[.C91]" office:value-type="currency" office:currency="USD" office:value="1183211.42459073">
            <text:p>$1,183,211.42</text:p>
          </table:table-cell>
          <table:table-cell office:value-type="float" office:value="2.81">
            <text:p>2.81</text:p>
          </table:table-cell>
          <table:table-cell table:style-name="ce2" table:formula="of:=[.F91]/[.F$2]" office:value-type="percentage" office:value="2.34166666666667">
            <text:p>234.17%</text:p>
          </table:table-cell>
          <table:table-cell table:style-name="ce2" table:formula="of:=[.F91]/[.F90]-1" office:value-type="percentage" office:value="0.0144404332129964">
            <text:p>1.44%</text:p>
          </table:table-cell>
          <table:table-cell table:formula="of:=[.I$2]*[.G91]" office:value-type="currency" office:currency="USD" office:value="180827.691583333">
            <text:p>$180,827.69</text:p>
          </table:table-cell>
          <table:table-cell office:value-type="float" office:value="2.28">
            <text:p>2.28</text:p>
          </table:table-cell>
          <table:table-cell table:style-name="ce2" table:formula="of:=[.J91]/[.J$2]" office:value-type="percentage" office:value="1.19371727748691">
            <text:p>119.37%</text:p>
          </table:table-cell>
          <table:table-cell table:style-name="ce2" table:formula="of:=[.J91]/[.J90]-1" office:value-type="percentage" office:value="-0.0379746835443038">
            <text:p>-3.80%</text:p>
          </table:table-cell>
          <table:table-cell table:formula="of:=[.M$2]*[.K91]" office:value-type="currency" office:currency="USD" office:value="119716.52104712">
            <text:p>$119,716.52</text:p>
          </table:table-cell>
          <table:table-cell office:value-type="float" office:value="58.51">
            <text:p>58.51</text:p>
          </table:table-cell>
          <table:table-cell table:style-name="ce2" table:formula="of:=[.N91]/[.N$2]" office:value-type="percentage" office:value="1.02938071780436">
            <text:p>102.94%</text:p>
          </table:table-cell>
          <table:table-cell table:style-name="ce2" table:formula="of:=[.N91]/[.N90]-1" office:value-type="percentage" office:value="0.00342994340593372">
            <text:p>0.34%</text:p>
          </table:table-cell>
          <table:table-cell table:formula="of:=[.Q$2]*[.O91]" office:value-type="currency" office:currency="USD" office:value="504616.448033075">
            <text:p>$504,616.45</text:p>
          </table:table-cell>
          <table:table-cell table:formula="of:=[.$AA$3]/[.$B$2]*[.B91]+[.$AA$4]/[.$F$2]*[.F91]+[.$AA$5]/[.$J$2]*[.J91]+[.$AA$6]/[.$N$2]*[.N91]" office:value-type="currency" office:currency="USD" office:value="1198313.12417798">
            <text:p>$1,198,313.12</text:p>
          </table:table-cell>
          <table:table-cell table:style-name="ce2" table:formula="of:=[.R91]/[.R$2]" office:value-type="percentage" office:value="1.19831312417798">
            <text:p>119.83%</text:p>
          </table:table-cell>
          <table:table-cell table:style-name="ce2" table:formula="of:=[.R91]/[.R90]-1" office:value-type="percentage" office:value="-0.00506283012098741">
            <text:p>-0.51%</text:p>
          </table:table-cell>
          <table:table-cell table:formula="of:=[.U$2]*[.S91]" office:value-type="currency" office:currency="USD" office:value="1198313.12417798">
            <text:p>$1,198,313.12</text:p>
          </table:table-cell>
          <table:table-cell office:value-type="float" office:value="130.3">
            <text:p>130.3</text:p>
          </table:table-cell>
          <table:table-cell table:style-name="ce2" table:formula="of:=[.V91]/[.V$2]" office:value-type="percentage" office:value="1.06280587275693">
            <text:p>106.28%</text:p>
          </table:table-cell>
          <table:table-cell table:style-name="ce2" table:formula="of:=[.V91]/[.V90]-1" office:value-type="percentage" office:value="-0.0104799513973268">
            <text:p>-1.0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2">
            <text:p>12/05/11</text:p>
          </table:table-cell>
          <table:table-cell office:value-type="float" office:value="34.45">
            <text:p>34.45</text:p>
          </table:table-cell>
          <table:table-cell table:formula="of:=[.B92]/[.$B$2]" office:value-type="percentage" office:value="1.19993033786137">
            <text:p>119.99%</text:p>
          </table:table-cell>
          <table:table-cell table:formula="of:=[.B92]/[.B91]-1" office:value-type="percentage" office:value="0.0141301148071828">
            <text:p>1.41%</text:p>
          </table:table-cell>
          <table:table-cell table:formula="of:=[.$E$2]*[.C92]" office:value-type="currency" office:currency="USD" office:value="1199930.33786137">
            <text:p>$1,199,930.34</text:p>
          </table:table-cell>
          <table:table-cell office:value-type="float" office:value="2.88">
            <text:p>2.88</text:p>
          </table:table-cell>
          <table:table-cell table:style-name="ce2" table:formula="of:=[.F92]/[.F$2]" office:value-type="percentage" office:value="2.4">
            <text:p>240.00%</text:p>
          </table:table-cell>
          <table:table-cell table:style-name="ce2" table:formula="of:=[.F92]/[.F91]-1" office:value-type="percentage" office:value="0.0249110320284698">
            <text:p>2.49%</text:p>
          </table:table-cell>
          <table:table-cell table:formula="of:=[.I$2]*[.G92]" office:value-type="currency" office:currency="USD" office:value="185332.296">
            <text:p>$185,332.30</text:p>
          </table:table-cell>
          <table:table-cell office:value-type="float" office:value="2.33">
            <text:p>2.33</text:p>
          </table:table-cell>
          <table:table-cell table:style-name="ce2" table:formula="of:=[.J92]/[.J$2]" office:value-type="percentage" office:value="1.21989528795812">
            <text:p>121.99%</text:p>
          </table:table-cell>
          <table:table-cell table:style-name="ce2" table:formula="of:=[.J92]/[.J91]-1" office:value-type="percentage" office:value="0.0219298245614035">
            <text:p>2.19%</text:p>
          </table:table-cell>
          <table:table-cell table:formula="of:=[.M$2]*[.K92]" office:value-type="currency" office:currency="USD" office:value="122341.883350785">
            <text:p>$122,341.88</text:p>
          </table:table-cell>
          <table:table-cell office:value-type="float" office:value="58.21">
            <text:p>58.21</text:p>
          </table:table-cell>
          <table:table-cell table:style-name="ce2" table:formula="of:=[.N92]/[.N$2]" office:value-type="percentage" office:value="1.02410274454609">
            <text:p>102.41%</text:p>
          </table:table-cell>
          <table:table-cell table:style-name="ce2" table:formula="of:=[.N92]/[.N91]-1" office:value-type="percentage" office:value="-0.00512732866176713">
            <text:p>-0.51%</text:p>
          </table:table-cell>
          <table:table-cell table:formula="of:=[.Q$2]*[.O92]" office:value-type="currency" office:currency="USD" office:value="502029.113655876">
            <text:p>$502,029.11</text:p>
          </table:table-cell>
          <table:table-cell table:formula="of:=[.$AA$3]/[.$B$2]*[.B92]+[.$AA$4]/[.$F$2]*[.F92]+[.$AA$5]/[.$J$2]*[.J92]+[.$AA$6]/[.$N$2]*[.N92]" office:value-type="currency" office:currency="USD" office:value="1208411.0459673">
            <text:p>$1,208,411.05</text:p>
          </table:table-cell>
          <table:table-cell table:style-name="ce2" table:formula="of:=[.R92]/[.R$2]" office:value-type="percentage" office:value="1.2084110459673">
            <text:p>120.84%</text:p>
          </table:table-cell>
          <table:table-cell table:style-name="ce2" table:formula="of:=[.R92]/[.R91]-1" office:value-type="percentage" office:value="0.00842678060147706">
            <text:p>0.84%</text:p>
          </table:table-cell>
          <table:table-cell table:formula="of:=[.U$2]*[.S92]" office:value-type="currency" office:currency="USD" office:value="1208411.0459673">
            <text:p>$1,208,411.05</text:p>
          </table:table-cell>
          <table:table-cell office:value-type="float" office:value="130.92">
            <text:p>130.92</text:p>
          </table:table-cell>
          <table:table-cell table:style-name="ce2" table:formula="of:=[.V92]/[.V$2]" office:value-type="percentage" office:value="1.06786296900489">
            <text:p>106.79%</text:p>
          </table:table-cell>
          <table:table-cell table:style-name="ce2" table:formula="of:=[.V92]/[.V91]-1" office:value-type="percentage" office:value="0.00475825019186482">
            <text:p>0.4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3">
            <text:p>13/05/11</text:p>
          </table:table-cell>
          <table:table-cell office:value-type="float" office:value="34.54">
            <text:p>34.54</text:p>
          </table:table-cell>
          <table:table-cell table:formula="of:=[.B93]/[.$B$2]" office:value-type="percentage" office:value="1.20306513409962">
            <text:p>120.31%</text:p>
          </table:table-cell>
          <table:table-cell table:formula="of:=[.B93]/[.B92]-1" office:value-type="percentage" office:value="0.00261248185776486">
            <text:p>0.26%</text:p>
          </table:table-cell>
          <table:table-cell table:formula="of:=[.$E$2]*[.C93]" office:value-type="currency" office:currency="USD" office:value="1203065.13409962">
            <text:p>$1,203,065.13</text:p>
          </table:table-cell>
          <table:table-cell office:value-type="float" office:value="2.87">
            <text:p>2.87</text:p>
          </table:table-cell>
          <table:table-cell table:style-name="ce2" table:formula="of:=[.F93]/[.F$2]" office:value-type="percentage" office:value="2.39166666666667">
            <text:p>239.17%</text:p>
          </table:table-cell>
          <table:table-cell table:style-name="ce2" table:formula="of:=[.F93]/[.F92]-1" office:value-type="percentage" office:value="-0.0034722222222221">
            <text:p>-0.35%</text:p>
          </table:table-cell>
          <table:table-cell table:formula="of:=[.I$2]*[.G93]" office:value-type="currency" office:currency="USD" office:value="184688.781083333">
            <text:p>$184,688.78</text:p>
          </table:table-cell>
          <table:table-cell office:value-type="float" office:value="2.26">
            <text:p>2.26</text:p>
          </table:table-cell>
          <table:table-cell table:style-name="ce2" table:formula="of:=[.J93]/[.J$2]" office:value-type="percentage" office:value="1.18324607329843">
            <text:p>118.32%</text:p>
          </table:table-cell>
          <table:table-cell table:style-name="ce2" table:formula="of:=[.J93]/[.J92]-1" office:value-type="percentage" office:value="-0.0300429184549358">
            <text:p>-3.00%</text:p>
          </table:table-cell>
          <table:table-cell table:formula="of:=[.M$2]*[.K93]" office:value-type="currency" office:currency="USD" office:value="118666.376125654">
            <text:p>$118,666.38</text:p>
          </table:table-cell>
          <table:table-cell office:value-type="float" office:value="58.55">
            <text:p>58.55</text:p>
          </table:table-cell>
          <table:table-cell table:style-name="ce2" table:formula="of:=[.N93]/[.N$2]" office:value-type="percentage" office:value="1.03008444757213">
            <text:p>103.01%</text:p>
          </table:table-cell>
          <table:table-cell table:style-name="ce2" table:formula="of:=[.N93]/[.N92]-1" office:value-type="percentage" office:value="0.00584092080398557">
            <text:p>0.58%</text:p>
          </table:table-cell>
          <table:table-cell table:formula="of:=[.Q$2]*[.O93]" office:value-type="currency" office:currency="USD" office:value="504961.425950035">
            <text:p>$504,961.43</text:p>
          </table:table-cell>
          <table:table-cell table:formula="of:=[.$AA$3]/[.$B$2]*[.B93]+[.$AA$4]/[.$F$2]*[.F93]+[.$AA$5]/[.$J$2]*[.J93]+[.$AA$6]/[.$N$2]*[.N93]" office:value-type="currency" office:currency="USD" office:value="1208065.95289082">
            <text:p>$1,208,065.95</text:p>
          </table:table-cell>
          <table:table-cell table:style-name="ce2" table:formula="of:=[.R93]/[.R$2]" office:value-type="percentage" office:value="1.20806595289082">
            <text:p>120.81%</text:p>
          </table:table-cell>
          <table:table-cell table:style-name="ce2" table:formula="of:=[.R93]/[.R92]-1" office:value-type="percentage" office:value="-0.000285575903688051">
            <text:p>-0.03%</text:p>
          </table:table-cell>
          <table:table-cell table:formula="of:=[.U$2]*[.S93]" office:value-type="currency" office:currency="USD" office:value="1208065.95289082">
            <text:p>$1,208,065.95</text:p>
          </table:table-cell>
          <table:table-cell office:value-type="float" office:value="129.91">
            <text:p>129.91</text:p>
          </table:table-cell>
          <table:table-cell table:style-name="ce2" table:formula="of:=[.V93]/[.V$2]" office:value-type="percentage" office:value="1.05962479608483">
            <text:p>105.96%</text:p>
          </table:table-cell>
          <table:table-cell table:style-name="ce2" table:formula="of:=[.V93]/[.V92]-1" office:value-type="percentage" office:value="-0.00771463489153679">
            <text:p>-0.7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6">
            <text:p>16/05/11</text:p>
          </table:table-cell>
          <table:table-cell office:value-type="float" office:value="34.1">
            <text:p>34.1</text:p>
          </table:table-cell>
          <table:table-cell table:formula="of:=[.B94]/[.$B$2]" office:value-type="percentage" office:value="1.18773946360153">
            <text:p>118.77%</text:p>
          </table:table-cell>
          <table:table-cell table:formula="of:=[.B94]/[.B93]-1" office:value-type="percentage" office:value="-0.0127388535031846">
            <text:p>-1.27%</text:p>
          </table:table-cell>
          <table:table-cell table:formula="of:=[.$E$2]*[.C94]" office:value-type="currency" office:currency="USD" office:value="1187739.46360153">
            <text:p>$1,187,739.46</text:p>
          </table:table-cell>
          <table:table-cell office:value-type="float" office:value="2.8">
            <text:p>2.8</text:p>
          </table:table-cell>
          <table:table-cell table:style-name="ce2" table:formula="of:=[.F94]/[.F$2]" office:value-type="percentage" office:value="2.33333333333333">
            <text:p>233.33%</text:p>
          </table:table-cell>
          <table:table-cell table:style-name="ce2" table:formula="of:=[.F94]/[.F93]-1" office:value-type="percentage" office:value="-0.0243902439024392">
            <text:p>-2.44%</text:p>
          </table:table-cell>
          <table:table-cell table:formula="of:=[.I$2]*[.G94]" office:value-type="currency" office:currency="USD" office:value="180184.176666667">
            <text:p>$180,184.18</text:p>
          </table:table-cell>
          <table:table-cell office:value-type="float" office:value="2.3">
            <text:p>2.3</text:p>
          </table:table-cell>
          <table:table-cell table:style-name="ce2" table:formula="of:=[.J94]/[.J$2]" office:value-type="percentage" office:value="1.20418848167539">
            <text:p>120.42%</text:p>
          </table:table-cell>
          <table:table-cell table:style-name="ce2" table:formula="of:=[.J94]/[.J93]-1" office:value-type="percentage" office:value="0.0176991150442478">
            <text:p>1.77%</text:p>
          </table:table-cell>
          <table:table-cell table:formula="of:=[.M$2]*[.K94]" office:value-type="currency" office:currency="USD" office:value="120766.665968586">
            <text:p>$120,766.67</text:p>
          </table:table-cell>
          <table:table-cell office:value-type="float" office:value="58.97">
            <text:p>58.97</text:p>
          </table:table-cell>
          <table:table-cell table:style-name="ce2" table:formula="of:=[.N94]/[.N$2]" office:value-type="percentage" office:value="1.03747361013371">
            <text:p>103.75%</text:p>
          </table:table-cell>
          <table:table-cell table:style-name="ce2" table:formula="of:=[.N94]/[.N93]-1" office:value-type="percentage" office:value="0.00717335610589243">
            <text:p>0.72%</text:p>
          </table:table-cell>
          <table:table-cell table:formula="of:=[.Q$2]*[.O94]" office:value-type="currency" office:currency="USD" office:value="508583.694078114">
            <text:p>$508,583.69</text:p>
          </table:table-cell>
          <table:table-cell table:formula="of:=[.$AA$3]/[.$B$2]*[.B94]+[.$AA$4]/[.$F$2]*[.F94]+[.$AA$5]/[.$J$2]*[.J94]+[.$AA$6]/[.$N$2]*[.N94]" office:value-type="currency" office:currency="USD" office:value="1204191.55778616">
            <text:p>$1,204,191.56</text:p>
          </table:table-cell>
          <table:table-cell table:style-name="ce2" table:formula="of:=[.R94]/[.R$2]" office:value-type="percentage" office:value="1.20419155778616">
            <text:p>120.42%</text:p>
          </table:table-cell>
          <table:table-cell table:style-name="ce2" table:formula="of:=[.R94]/[.R93]-1" office:value-type="percentage" office:value="-0.0032071056181896">
            <text:p>-0.32%</text:p>
          </table:table-cell>
          <table:table-cell table:formula="of:=[.U$2]*[.S94]" office:value-type="currency" office:currency="USD" office:value="1204191.55778616">
            <text:p>$1,204,191.56</text:p>
          </table:table-cell>
          <table:table-cell office:value-type="float" office:value="129.09">
            <text:p>129.09</text:p>
          </table:table-cell>
          <table:table-cell table:style-name="ce2" table:formula="of:=[.V94]/[.V$2]" office:value-type="percentage" office:value="1.05293637846656">
            <text:p>105.29%</text:p>
          </table:table-cell>
          <table:table-cell table:style-name="ce2" table:formula="of:=[.V94]/[.V93]-1" office:value-type="percentage" office:value="-0.0063120621969055">
            <text:p>-0.6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7">
            <text:p>17/05/11</text:p>
          </table:table-cell>
          <table:table-cell office:value-type="float" office:value="34.08">
            <text:p>34.08</text:p>
          </table:table-cell>
          <table:table-cell table:formula="of:=[.B95]/[.$B$2]" office:value-type="percentage" office:value="1.18704284221526">
            <text:p>118.70%</text:p>
          </table:table-cell>
          <table:table-cell table:formula="of:=[.B95]/[.B94]-1" office:value-type="percentage" office:value="-0.000586510263929752">
            <text:p>-0.06%</text:p>
          </table:table-cell>
          <table:table-cell table:formula="of:=[.$E$2]*[.C95]" office:value-type="currency" office:currency="USD" office:value="1187042.84221526">
            <text:p>$1,187,042.84</text:p>
          </table:table-cell>
          <table:table-cell office:value-type="float" office:value="2.8">
            <text:p>2.8</text:p>
          </table:table-cell>
          <table:table-cell table:style-name="ce2" table:formula="of:=[.F95]/[.F$2]" office:value-type="percentage" office:value="2.33333333333333">
            <text:p>233.33%</text:p>
          </table:table-cell>
          <table:table-cell table:style-name="ce2" table:formula="of:=[.F95]/[.F94]-1" office:value-type="percentage" office:value="0">
            <text:p>0.00%</text:p>
          </table:table-cell>
          <table:table-cell table:formula="of:=[.I$2]*[.G95]" office:value-type="currency" office:currency="USD" office:value="180184.176666667">
            <text:p>$180,184.18</text:p>
          </table:table-cell>
          <table:table-cell office:value-type="float" office:value="2.28">
            <text:p>2.28</text:p>
          </table:table-cell>
          <table:table-cell table:style-name="ce2" table:formula="of:=[.J95]/[.J$2]" office:value-type="percentage" office:value="1.19371727748691">
            <text:p>119.37%</text:p>
          </table:table-cell>
          <table:table-cell table:style-name="ce2" table:formula="of:=[.J95]/[.J94]-1" office:value-type="percentage" office:value="-0.00869565217391288">
            <text:p>-0.87%</text:p>
          </table:table-cell>
          <table:table-cell table:formula="of:=[.M$2]*[.K95]" office:value-type="currency" office:currency="USD" office:value="119716.52104712">
            <text:p>$119,716.52</text:p>
          </table:table-cell>
          <table:table-cell office:value-type="float" office:value="59.31">
            <text:p>59.31</text:p>
          </table:table-cell>
          <table:table-cell table:style-name="ce2" table:formula="of:=[.N95]/[.N$2]" office:value-type="percentage" office:value="1.04345531315975">
            <text:p>104.35%</text:p>
          </table:table-cell>
          <table:table-cell table:style-name="ce2" table:formula="of:=[.N95]/[.N94]-1" office:value-type="percentage" office:value="0.00576564354756659">
            <text:p>0.58%</text:p>
          </table:table-cell>
          <table:table-cell table:formula="of:=[.Q$2]*[.O95]" office:value-type="currency" office:currency="USD" office:value="511516.006372273">
            <text:p>$511,516.01</text:p>
          </table:table-cell>
          <table:table-cell table:formula="of:=[.$AA$3]/[.$B$2]*[.B95]+[.$AA$4]/[.$F$2]*[.F95]+[.$AA$5]/[.$J$2]*[.J95]+[.$AA$6]/[.$N$2]*[.N95]" office:value-type="currency" office:currency="USD" office:value="1205842.25476527">
            <text:p>$1,205,842.25</text:p>
          </table:table-cell>
          <table:table-cell table:style-name="ce2" table:formula="of:=[.R95]/[.R$2]" office:value-type="percentage" office:value="1.20584225476527">
            <text:p>120.58%</text:p>
          </table:table-cell>
          <table:table-cell table:style-name="ce2" table:formula="of:=[.R95]/[.R94]-1" office:value-type="percentage" office:value="0.00137079268529061">
            <text:p>0.14%</text:p>
          </table:table-cell>
          <table:table-cell table:formula="of:=[.U$2]*[.S95]" office:value-type="currency" office:currency="USD" office:value="1205842.25476527">
            <text:p>$1,205,842.25</text:p>
          </table:table-cell>
          <table:table-cell office:value-type="float" office:value="129.07">
            <text:p>129.07</text:p>
          </table:table-cell>
          <table:table-cell table:style-name="ce2" table:formula="of:=[.V95]/[.V$2]" office:value-type="percentage" office:value="1.05277324632953">
            <text:p>105.28%</text:p>
          </table:table-cell>
          <table:table-cell table:style-name="ce2" table:formula="of:=[.V95]/[.V94]-1" office:value-type="percentage" office:value="-0.000154930668525899">
            <text:p>-0.0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8">
            <text:p>18/05/11</text:p>
          </table:table-cell>
          <table:table-cell office:value-type="float" office:value="33.98">
            <text:p>33.98</text:p>
          </table:table-cell>
          <table:table-cell table:formula="of:=[.B96]/[.$B$2]" office:value-type="percentage" office:value="1.18355973528387">
            <text:p>118.36%</text:p>
          </table:table-cell>
          <table:table-cell table:formula="of:=[.B96]/[.B95]-1" office:value-type="percentage" office:value="-0.0029342723004695">
            <text:p>-0.29%</text:p>
          </table:table-cell>
          <table:table-cell table:formula="of:=[.$E$2]*[.C96]" office:value-type="currency" office:currency="USD" office:value="1183559.73528387">
            <text:p>$1,183,559.74</text:p>
          </table:table-cell>
          <table:table-cell office:value-type="float" office:value="2.8">
            <text:p>2.8</text:p>
          </table:table-cell>
          <table:table-cell table:style-name="ce2" table:formula="of:=[.F96]/[.F$2]" office:value-type="percentage" office:value="2.33333333333333">
            <text:p>233.33%</text:p>
          </table:table-cell>
          <table:table-cell table:style-name="ce2" table:formula="of:=[.F96]/[.F95]-1" office:value-type="percentage" office:value="0">
            <text:p>0.00%</text:p>
          </table:table-cell>
          <table:table-cell table:formula="of:=[.I$2]*[.G96]" office:value-type="currency" office:currency="USD" office:value="180184.176666667">
            <text:p>$180,184.18</text:p>
          </table:table-cell>
          <table:table-cell office:value-type="float" office:value="2.25">
            <text:p>2.25</text:p>
          </table:table-cell>
          <table:table-cell table:style-name="ce2" table:formula="of:=[.J96]/[.J$2]" office:value-type="percentage" office:value="1.17801047120419">
            <text:p>117.80%</text:p>
          </table:table-cell>
          <table:table-cell table:style-name="ce2" table:formula="of:=[.J96]/[.J95]-1" office:value-type="percentage" office:value="-0.0131578947368423">
            <text:p>-1.32%</text:p>
          </table:table-cell>
          <table:table-cell table:formula="of:=[.M$2]*[.K96]" office:value-type="currency" office:currency="USD" office:value="118141.303664921">
            <text:p>$118,141.30</text:p>
          </table:table-cell>
          <table:table-cell office:value-type="float" office:value="58.84">
            <text:p>58.84</text:p>
          </table:table-cell>
          <table:table-cell table:style-name="ce2" table:formula="of:=[.N96]/[.N$2]" office:value-type="percentage" office:value="1.03518648838846">
            <text:p>103.52%</text:p>
          </table:table-cell>
          <table:table-cell table:style-name="ce2" table:formula="of:=[.N96]/[.N95]-1" office:value-type="percentage" office:value="-0.00792446467712016">
            <text:p>-0.79%</text:p>
          </table:table-cell>
          <table:table-cell table:formula="of:=[.Q$2]*[.O96]" office:value-type="currency" office:currency="USD" office:value="507462.515847994">
            <text:p>$507,462.52</text:p>
          </table:table-cell>
          <table:table-cell table:formula="of:=[.$AA$3]/[.$B$2]*[.B96]+[.$AA$4]/[.$F$2]*[.F96]+[.$AA$5]/[.$J$2]*[.J96]+[.$AA$6]/[.$N$2]*[.N96]" office:value-type="currency" office:currency="USD" office:value="1199056.19489083">
            <text:p>$1,199,056.19</text:p>
          </table:table-cell>
          <table:table-cell table:style-name="ce2" table:formula="of:=[.R96]/[.R$2]" office:value-type="percentage" office:value="1.19905619489083">
            <text:p>119.91%</text:p>
          </table:table-cell>
          <table:table-cell table:style-name="ce2" table:formula="of:=[.R96]/[.R95]-1" office:value-type="percentage" office:value="-0.00562765141760113">
            <text:p>-0.56%</text:p>
          </table:table-cell>
          <table:table-cell table:formula="of:=[.U$2]*[.S96]" office:value-type="currency" office:currency="USD" office:value="1199056.19489083">
            <text:p>$1,199,056.19</text:p>
          </table:table-cell>
          <table:table-cell office:value-type="float" office:value="130.22">
            <text:p>130.22</text:p>
          </table:table-cell>
          <table:table-cell table:style-name="ce2" table:formula="of:=[.V96]/[.V$2]" office:value-type="percentage" office:value="1.06215334420881">
            <text:p>106.22%</text:p>
          </table:table-cell>
          <table:table-cell table:style-name="ce2" table:formula="of:=[.V96]/[.V95]-1" office:value-type="percentage" office:value="0.00890989385604724">
            <text:p>0.8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19">
            <text:p>19/05/11</text:p>
          </table:table-cell>
          <table:table-cell office:value-type="float" office:value="34.35">
            <text:p>34.35</text:p>
          </table:table-cell>
          <table:table-cell table:formula="of:=[.B97]/[.$B$2]" office:value-type="percentage" office:value="1.19644723092999">
            <text:p>119.64%</text:p>
          </table:table-cell>
          <table:table-cell table:formula="of:=[.B97]/[.B96]-1" office:value-type="percentage" office:value="0.0108887580929959">
            <text:p>1.09%</text:p>
          </table:table-cell>
          <table:table-cell table:formula="of:=[.$E$2]*[.C97]" office:value-type="currency" office:currency="USD" office:value="1196447.23092999">
            <text:p>$1,196,447.23</text:p>
          </table:table-cell>
          <table:table-cell office:value-type="float" office:value="2.8">
            <text:p>2.8</text:p>
          </table:table-cell>
          <table:table-cell table:style-name="ce2" table:formula="of:=[.F97]/[.F$2]" office:value-type="percentage" office:value="2.33333333333333">
            <text:p>233.33%</text:p>
          </table:table-cell>
          <table:table-cell table:style-name="ce2" table:formula="of:=[.F97]/[.F96]-1" office:value-type="percentage" office:value="0">
            <text:p>0.00%</text:p>
          </table:table-cell>
          <table:table-cell table:formula="of:=[.I$2]*[.G97]" office:value-type="currency" office:currency="USD" office:value="180184.176666667">
            <text:p>$180,184.18</text:p>
          </table:table-cell>
          <table:table-cell office:value-type="float" office:value="2.35">
            <text:p>2.35</text:p>
          </table:table-cell>
          <table:table-cell table:style-name="ce2" table:formula="of:=[.J97]/[.J$2]" office:value-type="percentage" office:value="1.2303664921466">
            <text:p>123.04%</text:p>
          </table:table-cell>
          <table:table-cell table:style-name="ce2" table:formula="of:=[.J97]/[.J96]-1" office:value-type="percentage" office:value="0.0444444444444445">
            <text:p>4.44%</text:p>
          </table:table-cell>
          <table:table-cell table:formula="of:=[.M$2]*[.K97]" office:value-type="currency" office:currency="USD" office:value="123392.028272251">
            <text:p>$123,392.03</text:p>
          </table:table-cell>
          <table:table-cell office:value-type="float" office:value="58.82">
            <text:p>58.82</text:p>
          </table:table-cell>
          <table:table-cell table:style-name="ce2" table:formula="of:=[.N97]/[.N$2]" office:value-type="percentage" office:value="1.03483462350457">
            <text:p>103.48%</text:p>
          </table:table-cell>
          <table:table-cell table:style-name="ce2" table:formula="of:=[.N97]/[.N96]-1" office:value-type="percentage" office:value="-0.000339904826648585">
            <text:p>-0.03%</text:p>
          </table:table-cell>
          <table:table-cell table:formula="of:=[.Q$2]*[.O97]" office:value-type="currency" office:currency="USD" office:value="507290.026889514">
            <text:p>$507,290.03</text:p>
          </table:table-cell>
          <table:table-cell table:formula="of:=[.$AA$3]/[.$B$2]*[.B97]+[.$AA$4]/[.$F$2]*[.F97]+[.$AA$5]/[.$J$2]*[.J97]+[.$AA$6]/[.$N$2]*[.N97]" office:value-type="currency" office:currency="USD" office:value="1208416.63282112">
            <text:p>$1,208,416.63</text:p>
          </table:table-cell>
          <table:table-cell table:style-name="ce2" table:formula="of:=[.R97]/[.R$2]" office:value-type="percentage" office:value="1.20841663282112">
            <text:p>120.84%</text:p>
          </table:table-cell>
          <table:table-cell table:style-name="ce2" table:formula="of:=[.R97]/[.R96]-1" office:value-type="percentage" office:value="0.00780650479115974">
            <text:p>0.78%</text:p>
          </table:table-cell>
          <table:table-cell table:formula="of:=[.U$2]*[.S97]" office:value-type="currency" office:currency="USD" office:value="1208416.63282112">
            <text:p>$1,208,416.63</text:p>
          </table:table-cell>
          <table:table-cell office:value-type="float" office:value="130.53">
            <text:p>130.53</text:p>
          </table:table-cell>
          <table:table-cell table:style-name="ce2" table:formula="of:=[.V97]/[.V$2]" office:value-type="percentage" office:value="1.06468189233279">
            <text:p>106.47%</text:p>
          </table:table-cell>
          <table:table-cell table:style-name="ce2" table:formula="of:=[.V97]/[.V96]-1" office:value-type="percentage" office:value="0.00238058669943175">
            <text:p>0.2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20">
            <text:p>20/05/11</text:p>
          </table:table-cell>
          <table:table-cell office:value-type="float" office:value="36.21">
            <text:p>36.21</text:p>
          </table:table-cell>
          <table:table-cell table:formula="of:=[.B98]/[.$B$2]" office:value-type="percentage" office:value="1.26123301985371">
            <text:p>126.12%</text:p>
          </table:table-cell>
          <table:table-cell table:formula="of:=[.B98]/[.B97]-1" office:value-type="percentage" office:value="0.0541484716157206">
            <text:p>5.41%</text:p>
          </table:table-cell>
          <table:table-cell table:formula="of:=[.$E$2]*[.C98]" office:value-type="currency" office:currency="USD" office:value="1261233.01985371">
            <text:p>$1,261,233.02</text:p>
          </table:table-cell>
          <table:table-cell office:value-type="float" office:value="2.8">
            <text:p>2.8</text:p>
          </table:table-cell>
          <table:table-cell table:style-name="ce2" table:formula="of:=[.F98]/[.F$2]" office:value-type="percentage" office:value="2.33333333333333">
            <text:p>233.33%</text:p>
          </table:table-cell>
          <table:table-cell table:style-name="ce2" table:formula="of:=[.F98]/[.F97]-1" office:value-type="percentage" office:value="0">
            <text:p>0.00%</text:p>
          </table:table-cell>
          <table:table-cell table:formula="of:=[.I$2]*[.G98]" office:value-type="currency" office:currency="USD" office:value="180184.176666667">
            <text:p>$180,184.18</text:p>
          </table:table-cell>
          <table:table-cell office:value-type="float" office:value="2.35">
            <text:p>2.35</text:p>
          </table:table-cell>
          <table:table-cell table:style-name="ce2" table:formula="of:=[.J98]/[.J$2]" office:value-type="percentage" office:value="1.2303664921466">
            <text:p>123.04%</text:p>
          </table:table-cell>
          <table:table-cell table:style-name="ce2" table:formula="of:=[.J98]/[.J97]-1" office:value-type="percentage" office:value="0">
            <text:p>0.00%</text:p>
          </table:table-cell>
          <table:table-cell table:formula="of:=[.M$2]*[.K98]" office:value-type="currency" office:currency="USD" office:value="123392.028272251">
            <text:p>$123,392.03</text:p>
          </table:table-cell>
          <table:table-cell office:value-type="float" office:value="58.76">
            <text:p>58.76</text:p>
          </table:table-cell>
          <table:table-cell table:style-name="ce2" table:formula="of:=[.N98]/[.N$2]" office:value-type="percentage" office:value="1.03377902885292">
            <text:p>103.38%</text:p>
          </table:table-cell>
          <table:table-cell table:style-name="ce2" table:formula="of:=[.N98]/[.N97]-1" office:value-type="percentage" office:value="-0.00102006120367226">
            <text:p>-0.10%</text:p>
          </table:table-cell>
          <table:table-cell table:formula="of:=[.Q$2]*[.O98]" office:value-type="currency" office:currency="USD" office:value="506772.560014075">
            <text:p>$506,772.56</text:p>
          </table:table-cell>
          <table:table-cell table:formula="of:=[.$AA$3]/[.$B$2]*[.B98]+[.$AA$4]/[.$F$2]*[.F98]+[.$AA$5]/[.$J$2]*[.J98]+[.$AA$6]/[.$N$2]*[.N98]" office:value-type="currency" office:currency="USD" office:value="1229425.91254965">
            <text:p>$1,229,425.91</text:p>
          </table:table-cell>
          <table:table-cell table:style-name="ce2" table:formula="of:=[.R98]/[.R$2]" office:value-type="percentage" office:value="1.22942591254965">
            <text:p>122.94%</text:p>
          </table:table-cell>
          <table:table-cell table:style-name="ce2" table:formula="of:=[.R98]/[.R97]-1" office:value-type="percentage" office:value="0.0173857915870321">
            <text:p>1.74%</text:p>
          </table:table-cell>
          <table:table-cell table:formula="of:=[.U$2]*[.S98]" office:value-type="currency" office:currency="USD" office:value="1229425.91254965">
            <text:p>$1,229,425.91</text:p>
          </table:table-cell>
          <table:table-cell office:value-type="float" office:value="129.49">
            <text:p>129.49</text:p>
          </table:table-cell>
          <table:table-cell table:style-name="ce2" table:formula="of:=[.V98]/[.V$2]" office:value-type="percentage" office:value="1.05619902120718">
            <text:p>105.62%</text:p>
          </table:table-cell>
          <table:table-cell table:style-name="ce2" table:formula="of:=[.V98]/[.V97]-1" office:value-type="percentage" office:value="-0.00796751704588983">
            <text:p>-0.8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23">
            <text:p>23/05/11</text:p>
          </table:table-cell>
          <table:table-cell office:value-type="float" office:value="35.3">
            <text:p>35.3</text:p>
          </table:table-cell>
          <table:table-cell table:formula="of:=[.B99]/[.$B$2]" office:value-type="percentage" office:value="1.22953674677813">
            <text:p>122.95%</text:p>
          </table:table-cell>
          <table:table-cell table:formula="of:=[.B99]/[.B98]-1" office:value-type="percentage" office:value="-0.0251311792322564">
            <text:p>-2.51%</text:p>
          </table:table-cell>
          <table:table-cell table:formula="of:=[.$E$2]*[.C99]" office:value-type="currency" office:currency="USD" office:value="1229536.74677813">
            <text:p>$1,229,536.75</text:p>
          </table:table-cell>
          <table:table-cell office:value-type="float" office:value="2.79">
            <text:p>2.79</text:p>
          </table:table-cell>
          <table:table-cell table:style-name="ce2" table:formula="of:=[.F99]/[.F$2]" office:value-type="percentage" office:value="2.325">
            <text:p>232.50%</text:p>
          </table:table-cell>
          <table:table-cell table:style-name="ce2" table:formula="of:=[.F99]/[.F98]-1" office:value-type="percentage" office:value="-0.00357142857142845">
            <text:p>-0.36%</text:p>
          </table:table-cell>
          <table:table-cell table:formula="of:=[.I$2]*[.G99]" office:value-type="currency" office:currency="USD" office:value="179540.66175">
            <text:p>$179,540.66</text:p>
          </table:table-cell>
          <table:table-cell office:value-type="float" office:value="2.33">
            <text:p>2.33</text:p>
          </table:table-cell>
          <table:table-cell table:style-name="ce2" table:formula="of:=[.J99]/[.J$2]" office:value-type="percentage" office:value="1.21989528795812">
            <text:p>121.99%</text:p>
          </table:table-cell>
          <table:table-cell table:style-name="ce2" table:formula="of:=[.J99]/[.J98]-1" office:value-type="percentage" office:value="-0.00851063829787235">
            <text:p>-0.85%</text:p>
          </table:table-cell>
          <table:table-cell table:formula="of:=[.M$2]*[.K99]" office:value-type="currency" office:currency="USD" office:value="122341.883350785">
            <text:p>$122,341.88</text:p>
          </table:table-cell>
          <table:table-cell office:value-type="float" office:value="58.96">
            <text:p>58.96</text:p>
          </table:table-cell>
          <table:table-cell table:style-name="ce2" table:formula="of:=[.N99]/[.N$2]" office:value-type="percentage" office:value="1.03729767769177">
            <text:p>103.73%</text:p>
          </table:table-cell>
          <table:table-cell table:style-name="ce2" table:formula="of:=[.N99]/[.N98]-1" office:value-type="percentage" office:value="0.00340367597004776">
            <text:p>0.34%</text:p>
          </table:table-cell>
          <table:table-cell table:formula="of:=[.Q$2]*[.O99]" office:value-type="currency" office:currency="USD" office:value="508497.449598874">
            <text:p>$508,497.45</text:p>
          </table:table-cell>
          <table:table-cell table:formula="of:=[.$AA$3]/[.$B$2]*[.B99]+[.$AA$4]/[.$F$2]*[.F99]+[.$AA$5]/[.$J$2]*[.J99]+[.$AA$6]/[.$N$2]*[.N99]" office:value-type="currency" office:currency="USD" office:value="1218925.23938792">
            <text:p>$1,218,925.24</text:p>
          </table:table-cell>
          <table:table-cell table:style-name="ce2" table:formula="of:=[.R99]/[.R$2]" office:value-type="percentage" office:value="1.21892523938792">
            <text:p>121.89%</text:p>
          </table:table-cell>
          <table:table-cell table:style-name="ce2" table:formula="of:=[.R99]/[.R98]-1" office:value-type="percentage" office:value="-0.00854111911465327">
            <text:p>-0.85%</text:p>
          </table:table-cell>
          <table:table-cell table:formula="of:=[.U$2]*[.S99]" office:value-type="currency" office:currency="USD" office:value="1218925.23938792">
            <text:p>$1,218,925.24</text:p>
          </table:table-cell>
          <table:table-cell office:value-type="float" office:value="127.99">
            <text:p>127.99</text:p>
          </table:table-cell>
          <table:table-cell table:style-name="ce2" table:formula="of:=[.V99]/[.V$2]" office:value-type="percentage" office:value="1.04396411092985">
            <text:p>104.40%</text:p>
          </table:table-cell>
          <table:table-cell table:style-name="ce2" table:formula="of:=[.V99]/[.V98]-1" office:value-type="percentage" office:value="-0.0115839060931348">
            <text:p>-1.1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24">
            <text:p>24/05/11</text:p>
          </table:table-cell>
          <table:table-cell office:value-type="float" office:value="35.14">
            <text:p>35.14</text:p>
          </table:table-cell>
          <table:table-cell table:formula="of:=[.B100]/[.$B$2]" office:value-type="percentage" office:value="1.22396377568791">
            <text:p>122.40%</text:p>
          </table:table-cell>
          <table:table-cell table:formula="of:=[.B100]/[.B99]-1" office:value-type="percentage" office:value="-0.00453257790368267">
            <text:p>-0.45%</text:p>
          </table:table-cell>
          <table:table-cell table:formula="of:=[.$E$2]*[.C100]" office:value-type="currency" office:currency="USD" office:value="1223963.77568791">
            <text:p>$1,223,963.78</text:p>
          </table:table-cell>
          <table:table-cell office:value-type="float" office:value="2.75">
            <text:p>2.75</text:p>
          </table:table-cell>
          <table:table-cell table:style-name="ce2" table:formula="of:=[.F100]/[.F$2]" office:value-type="percentage" office:value="2.29166666666667">
            <text:p>229.17%</text:p>
          </table:table-cell>
          <table:table-cell table:style-name="ce2" table:formula="of:=[.F100]/[.F99]-1" office:value-type="percentage" office:value="-0.014336917562724">
            <text:p>-1.43%</text:p>
          </table:table-cell>
          <table:table-cell table:formula="of:=[.I$2]*[.G100]" office:value-type="currency" office:currency="USD" office:value="176966.602083333">
            <text:p>$176,966.60</text:p>
          </table:table-cell>
          <table:table-cell office:value-type="float" office:value="2.32">
            <text:p>2.32</text:p>
          </table:table-cell>
          <table:table-cell table:style-name="ce2" table:formula="of:=[.J100]/[.J$2]" office:value-type="percentage" office:value="1.21465968586387">
            <text:p>121.47%</text:p>
          </table:table-cell>
          <table:table-cell table:style-name="ce2" table:formula="of:=[.J100]/[.J99]-1" office:value-type="percentage" office:value="-0.00429184549356232">
            <text:p>-0.43%</text:p>
          </table:table-cell>
          <table:table-cell table:formula="of:=[.M$2]*[.K100]" office:value-type="currency" office:currency="USD" office:value="121816.810890052">
            <text:p>$121,816.81</text:p>
          </table:table-cell>
          <table:table-cell office:value-type="float" office:value="59.17">
            <text:p>59.17</text:p>
          </table:table-cell>
          <table:table-cell table:style-name="ce2" table:formula="of:=[.N100]/[.N$2]" office:value-type="percentage" office:value="1.04099225897255">
            <text:p>104.10%</text:p>
          </table:table-cell>
          <table:table-cell table:style-name="ce2" table:formula="of:=[.N100]/[.N99]-1" office:value-type="percentage" office:value="0.00356173677069194">
            <text:p>0.36%</text:p>
          </table:table-cell>
          <table:table-cell table:formula="of:=[.Q$2]*[.O100]" office:value-type="currency" office:currency="USD" office:value="510308.583662913">
            <text:p>$510,308.58</text:p>
          </table:table-cell>
          <table:table-cell table:formula="of:=[.$AA$3]/[.$B$2]*[.B100]+[.$AA$4]/[.$F$2]*[.F100]+[.$AA$5]/[.$J$2]*[.J100]+[.$AA$6]/[.$N$2]*[.N100]" office:value-type="currency" office:currency="USD" office:value="1215785.47817583">
            <text:p>$1,215,785.48</text:p>
          </table:table-cell>
          <table:table-cell table:style-name="ce2" table:formula="of:=[.R100]/[.R$2]" office:value-type="percentage" office:value="1.21578547817583">
            <text:p>121.58%</text:p>
          </table:table-cell>
          <table:table-cell table:style-name="ce2" table:formula="of:=[.R100]/[.R99]-1" office:value-type="percentage" office:value="-0.00257584395714483">
            <text:p>-0.26%</text:p>
          </table:table-cell>
          <table:table-cell table:formula="of:=[.U$2]*[.S100]" office:value-type="currency" office:currency="USD" office:value="1215785.47817583">
            <text:p>$1,215,785.48</text:p>
          </table:table-cell>
          <table:table-cell office:value-type="float" office:value="127.88">
            <text:p>127.88</text:p>
          </table:table-cell>
          <table:table-cell table:style-name="ce2" table:formula="of:=[.V100]/[.V$2]" office:value-type="percentage" office:value="1.04306688417618">
            <text:p>104.31%</text:p>
          </table:table-cell>
          <table:table-cell table:style-name="ce2" table:formula="of:=[.V100]/[.V99]-1" office:value-type="percentage" office:value="-0.000859442143917533">
            <text:p>-0.0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25">
            <text:p>25/05/11</text:p>
          </table:table-cell>
          <table:table-cell office:value-type="float" office:value="35.23">
            <text:p>35.23</text:p>
          </table:table-cell>
          <table:table-cell table:formula="of:=[.B101]/[.$B$2]" office:value-type="percentage" office:value="1.22709857192616">
            <text:p>122.71%</text:p>
          </table:table-cell>
          <table:table-cell table:formula="of:=[.B101]/[.B100]-1" office:value-type="percentage" office:value="0.00256118383608417">
            <text:p>0.26%</text:p>
          </table:table-cell>
          <table:table-cell table:formula="of:=[.$E$2]*[.C101]" office:value-type="currency" office:currency="USD" office:value="1227098.57192616">
            <text:p>$1,227,098.57</text:p>
          </table:table-cell>
          <table:table-cell office:value-type="float" office:value="2.8">
            <text:p>2.8</text:p>
          </table:table-cell>
          <table:table-cell table:style-name="ce2" table:formula="of:=[.F101]/[.F$2]" office:value-type="percentage" office:value="2.33333333333333">
            <text:p>233.33%</text:p>
          </table:table-cell>
          <table:table-cell table:style-name="ce2" table:formula="of:=[.F101]/[.F100]-1" office:value-type="percentage" office:value="0.0181818181818181">
            <text:p>1.82%</text:p>
          </table:table-cell>
          <table:table-cell table:formula="of:=[.I$2]*[.G101]" office:value-type="currency" office:currency="USD" office:value="180184.176666667">
            <text:p>$180,184.18</text:p>
          </table:table-cell>
          <table:table-cell office:value-type="float" office:value="2.33">
            <text:p>2.33</text:p>
          </table:table-cell>
          <table:table-cell table:style-name="ce2" table:formula="of:=[.J101]/[.J$2]" office:value-type="percentage" office:value="1.21989528795812">
            <text:p>121.99%</text:p>
          </table:table-cell>
          <table:table-cell table:style-name="ce2" table:formula="of:=[.J101]/[.J100]-1" office:value-type="percentage" office:value="0.0043103448275863">
            <text:p>0.43%</text:p>
          </table:table-cell>
          <table:table-cell table:formula="of:=[.M$2]*[.K101]" office:value-type="currency" office:currency="USD" office:value="122341.883350785">
            <text:p>$122,341.88</text:p>
          </table:table-cell>
          <table:table-cell office:value-type="float" office:value="59">
            <text:p>59</text:p>
          </table:table-cell>
          <table:table-cell table:style-name="ce2" table:formula="of:=[.N101]/[.N$2]" office:value-type="percentage" office:value="1.03800140745954">
            <text:p>103.80%</text:p>
          </table:table-cell>
          <table:table-cell table:style-name="ce2" table:formula="of:=[.N101]/[.N100]-1" office:value-type="percentage" office:value="-0.00287307757309452">
            <text:p>-0.29%</text:p>
          </table:table-cell>
          <table:table-cell table:formula="of:=[.Q$2]*[.O101]" office:value-type="currency" office:currency="USD" office:value="508842.427515834">
            <text:p>$508,842.43</text:p>
          </table:table-cell>
          <table:table-cell table:formula="of:=[.$AA$3]/[.$B$2]*[.B101]+[.$AA$4]/[.$F$2]*[.F101]+[.$AA$5]/[.$J$2]*[.J101]+[.$AA$6]/[.$N$2]*[.N101]" office:value-type="currency" office:currency="USD" office:value="1219103.58584398">
            <text:p>$1,219,103.59</text:p>
          </table:table-cell>
          <table:table-cell table:style-name="ce2" table:formula="of:=[.R101]/[.R$2]" office:value-type="percentage" office:value="1.21910358584398">
            <text:p>121.91%</text:p>
          </table:table-cell>
          <table:table-cell table:style-name="ce2" table:formula="of:=[.R101]/[.R100]-1" office:value-type="percentage" office:value="0.00272918843637204">
            <text:p>0.27%</text:p>
          </table:table-cell>
          <table:table-cell table:formula="of:=[.U$2]*[.S101]" office:value-type="currency" office:currency="USD" office:value="1219103.58584398">
            <text:p>$1,219,103.59</text:p>
          </table:table-cell>
          <table:table-cell office:value-type="float" office:value="128.31">
            <text:p>128.31</text:p>
          </table:table-cell>
          <table:table-cell table:style-name="ce2" table:formula="of:=[.V101]/[.V$2]" office:value-type="percentage" office:value="1.04657422512235">
            <text:p>104.66%</text:p>
          </table:table-cell>
          <table:table-cell table:style-name="ce2" table:formula="of:=[.V101]/[.V100]-1" office:value-type="percentage" office:value="0.0033625273694089">
            <text:p>0.3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26">
            <text:p>26/05/11</text:p>
          </table:table-cell>
          <table:table-cell office:value-type="float" office:value="35">
            <text:p>35</text:p>
          </table:table-cell>
          <table:table-cell table:formula="of:=[.B102]/[.$B$2]" office:value-type="percentage" office:value="1.21908742598398">
            <text:p>121.91%</text:p>
          </table:table-cell>
          <table:table-cell table:formula="of:=[.B102]/[.B101]-1" office:value-type="percentage" office:value="-0.00652852682372973">
            <text:p>-0.65%</text:p>
          </table:table-cell>
          <table:table-cell table:formula="of:=[.$E$2]*[.C102]" office:value-type="currency" office:currency="USD" office:value="1219087.42598398">
            <text:p>$1,219,087.43</text:p>
          </table:table-cell>
          <table:table-cell office:value-type="float" office:value="3.2">
            <text:p>3.2</text:p>
          </table:table-cell>
          <table:table-cell table:style-name="ce2" table:formula="of:=[.F102]/[.F$2]" office:value-type="percentage" office:value="2.66666666666667">
            <text:p>266.67%</text:p>
          </table:table-cell>
          <table:table-cell table:style-name="ce2" table:formula="of:=[.F102]/[.F101]-1" office:value-type="percentage" office:value="0.142857142857143">
            <text:p>14.29%</text:p>
          </table:table-cell>
          <table:table-cell table:formula="of:=[.I$2]*[.G102]" office:value-type="currency" office:currency="USD" office:value="205924.773333333">
            <text:p>$205,924.77</text:p>
          </table:table-cell>
          <table:table-cell office:value-type="float" office:value="2.33">
            <text:p>2.33</text:p>
          </table:table-cell>
          <table:table-cell table:style-name="ce2" table:formula="of:=[.J102]/[.J$2]" office:value-type="percentage" office:value="1.21989528795812">
            <text:p>121.99%</text:p>
          </table:table-cell>
          <table:table-cell table:style-name="ce2" table:formula="of:=[.J102]/[.J101]-1" office:value-type="percentage" office:value="0">
            <text:p>0.00%</text:p>
          </table:table-cell>
          <table:table-cell table:formula="of:=[.M$2]*[.K102]" office:value-type="currency" office:currency="USD" office:value="122341.883350785">
            <text:p>$122,341.88</text:p>
          </table:table-cell>
          <table:table-cell office:value-type="float" office:value="59.4">
            <text:p>59.4</text:p>
          </table:table-cell>
          <table:table-cell table:style-name="ce2" table:formula="of:=[.N102]/[.N$2]" office:value-type="percentage" office:value="1.04503870513723">
            <text:p>104.50%</text:p>
          </table:table-cell>
          <table:table-cell table:style-name="ce2" table:formula="of:=[.N102]/[.N101]-1" office:value-type="percentage" office:value="0.00677966101694905">
            <text:p>0.68%</text:p>
          </table:table-cell>
          <table:table-cell table:formula="of:=[.Q$2]*[.O102]" office:value-type="currency" office:currency="USD" office:value="512292.206685433">
            <text:p>$512,292.21</text:p>
          </table:table-cell>
          <table:table-cell table:formula="of:=[.$AA$3]/[.$B$2]*[.B102]+[.$AA$4]/[.$F$2]*[.F102]+[.$AA$5]/[.$J$2]*[.J102]+[.$AA$6]/[.$N$2]*[.N102]" office:value-type="currency" office:currency="USD" office:value="1245632.05215395">
            <text:p>$1,245,632.05</text:p>
          </table:table-cell>
          <table:table-cell table:style-name="ce2" table:formula="of:=[.R102]/[.R$2]" office:value-type="percentage" office:value="1.24563205215395">
            <text:p>124.56%</text:p>
          </table:table-cell>
          <table:table-cell table:style-name="ce2" table:formula="of:=[.R102]/[.R101]-1" office:value-type="percentage" office:value="0.0217606334834974">
            <text:p>2.18%</text:p>
          </table:table-cell>
          <table:table-cell table:formula="of:=[.U$2]*[.S102]" office:value-type="currency" office:currency="USD" office:value="1245632.05215395">
            <text:p>$1,245,632.05</text:p>
          </table:table-cell>
          <table:table-cell office:value-type="float" office:value="128.9">
            <text:p>128.9</text:p>
          </table:table-cell>
          <table:table-cell table:style-name="ce2" table:formula="of:=[.V102]/[.V$2]" office:value-type="percentage" office:value="1.05138662316476">
            <text:p>105.14%</text:p>
          </table:table-cell>
          <table:table-cell table:style-name="ce2" table:formula="of:=[.V102]/[.V101]-1" office:value-type="percentage" office:value="0.0045982386407919">
            <text:p>0.4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27">
            <text:p>27/05/11</text:p>
          </table:table-cell>
          <table:table-cell office:value-type="float" office:value="35.2">
            <text:p>35.2</text:p>
          </table:table-cell>
          <table:table-cell table:formula="of:=[.B103]/[.$B$2]" office:value-type="percentage" office:value="1.22605363984674">
            <text:p>122.61%</text:p>
          </table:table-cell>
          <table:table-cell table:formula="of:=[.B103]/[.B102]-1" office:value-type="percentage" office:value="0.00571428571428578">
            <text:p>0.57%</text:p>
          </table:table-cell>
          <table:table-cell table:formula="of:=[.$E$2]*[.C103]" office:value-type="currency" office:currency="USD" office:value="1226053.63984674">
            <text:p>$1,226,053.64</text:p>
          </table:table-cell>
          <table:table-cell office:value-type="float" office:value="3.05">
            <text:p>3.05</text:p>
          </table:table-cell>
          <table:table-cell table:style-name="ce2" table:formula="of:=[.F103]/[.F$2]" office:value-type="percentage" office:value="2.54166666666667">
            <text:p>254.17%</text:p>
          </table:table-cell>
          <table:table-cell table:style-name="ce2" table:formula="of:=[.F103]/[.F102]-1" office:value-type="percentage" office:value="-0.0468750000000001">
            <text:p>-4.69%</text:p>
          </table:table-cell>
          <table:table-cell table:formula="of:=[.I$2]*[.G103]" office:value-type="currency" office:currency="USD" office:value="196272.049583333">
            <text:p>$196,272.05</text:p>
          </table:table-cell>
          <table:table-cell office:value-type="float" office:value="2.3">
            <text:p>2.3</text:p>
          </table:table-cell>
          <table:table-cell table:style-name="ce2" table:formula="of:=[.J103]/[.J$2]" office:value-type="percentage" office:value="1.20418848167539">
            <text:p>120.42%</text:p>
          </table:table-cell>
          <table:table-cell table:style-name="ce2" table:formula="of:=[.J103]/[.J102]-1" office:value-type="percentage" office:value="-0.0128755364806868">
            <text:p>-1.29%</text:p>
          </table:table-cell>
          <table:table-cell table:formula="of:=[.M$2]*[.K103]" office:value-type="currency" office:currency="USD" office:value="120766.665968586">
            <text:p>$120,766.67</text:p>
          </table:table-cell>
          <table:table-cell office:value-type="float" office:value="59.46">
            <text:p>59.46</text:p>
          </table:table-cell>
          <table:table-cell table:style-name="ce2" table:formula="of:=[.N103]/[.N$2]" office:value-type="percentage" office:value="1.04609429978888">
            <text:p>104.61%</text:p>
          </table:table-cell>
          <table:table-cell table:style-name="ce2" table:formula="of:=[.N103]/[.N102]-1" office:value-type="percentage" office:value="0.00101010101010113">
            <text:p>0.10%</text:p>
          </table:table-cell>
          <table:table-cell table:formula="of:=[.Q$2]*[.O103]" office:value-type="currency" office:currency="USD" office:value="512809.673560873">
            <text:p>$512,809.67</text:p>
          </table:table-cell>
          <table:table-cell table:formula="of:=[.$AA$3]/[.$B$2]*[.B103]+[.$AA$4]/[.$F$2]*[.F103]+[.$AA$5]/[.$J$2]*[.J103]+[.$AA$6]/[.$N$2]*[.N103]" office:value-type="currency" office:currency="USD" office:value="1237236.2818331">
            <text:p>$1,237,236.28</text:p>
          </table:table-cell>
          <table:table-cell table:style-name="ce2" table:formula="of:=[.R103]/[.R$2]" office:value-type="percentage" office:value="1.2372362818331">
            <text:p>123.72%</text:p>
          </table:table-cell>
          <table:table-cell table:style-name="ce2" table:formula="of:=[.R103]/[.R102]-1" office:value-type="percentage" office:value="-0.00674016882138695">
            <text:p>-0.67%</text:p>
          </table:table-cell>
          <table:table-cell table:formula="of:=[.U$2]*[.S103]" office:value-type="currency" office:currency="USD" office:value="1237236.2818331">
            <text:p>$1,237,236.28</text:p>
          </table:table-cell>
          <table:table-cell office:value-type="float" office:value="129.4">
            <text:p>129.4</text:p>
          </table:table-cell>
          <table:table-cell table:style-name="ce2" table:formula="of:=[.V103]/[.V$2]" office:value-type="percentage" office:value="1.05546492659054">
            <text:p>105.55%</text:p>
          </table:table-cell>
          <table:table-cell table:style-name="ce2" table:formula="of:=[.V103]/[.V102]-1" office:value-type="percentage" office:value="0.00387897595034903">
            <text:p>0.3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5-31">
            <text:p>31/05/11</text:p>
          </table:table-cell>
          <table:table-cell office:value-type="float" office:value="35.72">
            <text:p>35.72</text:p>
          </table:table-cell>
          <table:table-cell table:formula="of:=[.B104]/[.$B$2]" office:value-type="percentage" office:value="1.24416579588993">
            <text:p>124.42%</text:p>
          </table:table-cell>
          <table:table-cell table:formula="of:=[.B104]/[.B103]-1" office:value-type="percentage" office:value="0.0147727272727272">
            <text:p>1.48%</text:p>
          </table:table-cell>
          <table:table-cell table:formula="of:=[.$E$2]*[.C104]" office:value-type="currency" office:currency="USD" office:value="1244165.79588993">
            <text:p>$1,244,165.80</text:p>
          </table:table-cell>
          <table:table-cell office:value-type="float" office:value="3.03">
            <text:p>3.03</text:p>
          </table:table-cell>
          <table:table-cell table:style-name="ce2" table:formula="of:=[.F104]/[.F$2]" office:value-type="percentage" office:value="2.525">
            <text:p>252.50%</text:p>
          </table:table-cell>
          <table:table-cell table:style-name="ce2" table:formula="of:=[.F104]/[.F103]-1" office:value-type="percentage" office:value="-0.00655737704918036">
            <text:p>-0.66%</text:p>
          </table:table-cell>
          <table:table-cell table:formula="of:=[.I$2]*[.G104]" office:value-type="currency" office:currency="USD" office:value="194985.01975">
            <text:p>$194,985.02</text:p>
          </table:table-cell>
          <table:table-cell office:value-type="float" office:value="2.3">
            <text:p>2.3</text:p>
          </table:table-cell>
          <table:table-cell table:style-name="ce2" table:formula="of:=[.J104]/[.J$2]" office:value-type="percentage" office:value="1.20418848167539">
            <text:p>120.42%</text:p>
          </table:table-cell>
          <table:table-cell table:style-name="ce2" table:formula="of:=[.J104]/[.J103]-1" office:value-type="percentage" office:value="0">
            <text:p>0.00%</text:p>
          </table:table-cell>
          <table:table-cell table:formula="of:=[.M$2]*[.K104]" office:value-type="currency" office:currency="USD" office:value="120766.665968586">
            <text:p>$120,766.67</text:p>
          </table:table-cell>
          <table:table-cell office:value-type="float" office:value="59.58">
            <text:p>59.58</text:p>
          </table:table-cell>
          <table:table-cell table:style-name="ce2" table:formula="of:=[.N104]/[.N$2]" office:value-type="percentage" office:value="1.04820548909219">
            <text:p>104.82%</text:p>
          </table:table-cell>
          <table:table-cell table:style-name="ce2" table:formula="of:=[.N104]/[.N103]-1" office:value-type="percentage" office:value="0.00201816347124106">
            <text:p>0.20%</text:p>
          </table:table-cell>
          <table:table-cell table:formula="of:=[.Q$2]*[.O104]" office:value-type="currency" office:currency="USD" office:value="513844.607311752">
            <text:p>$513,844.61</text:p>
          </table:table-cell>
          <table:table-cell table:formula="of:=[.$AA$3]/[.$B$2]*[.B104]+[.$AA$4]/[.$F$2]*[.F104]+[.$AA$5]/[.$J$2]*[.J104]+[.$AA$6]/[.$N$2]*[.N104]" office:value-type="currency" office:currency="USD" office:value="1243002.41598401">
            <text:p>$1,243,002.42</text:p>
          </table:table-cell>
          <table:table-cell table:style-name="ce2" table:formula="of:=[.R104]/[.R$2]" office:value-type="percentage" office:value="1.24300241598401">
            <text:p>124.30%</text:p>
          </table:table-cell>
          <table:table-cell table:style-name="ce2" table:formula="of:=[.R104]/[.R103]-1" office:value-type="percentage" office:value="0.00466049552181835">
            <text:p>0.47%</text:p>
          </table:table-cell>
          <table:table-cell table:formula="of:=[.U$2]*[.S104]" office:value-type="currency" office:currency="USD" office:value="1243002.41598401">
            <text:p>$1,243,002.42</text:p>
          </table:table-cell>
          <table:table-cell office:value-type="float" office:value="130.74">
            <text:p>130.74</text:p>
          </table:table-cell>
          <table:table-cell table:style-name="ce2" table:formula="of:=[.V104]/[.V$2]" office:value-type="percentage" office:value="1.06639477977162">
            <text:p>106.64%</text:p>
          </table:table-cell>
          <table:table-cell table:style-name="ce2" table:formula="of:=[.V104]/[.V103]-1" office:value-type="percentage" office:value="0.010355486862442">
            <text:p>1.0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1">
            <text:p>01/06/11</text:p>
          </table:table-cell>
          <table:table-cell office:value-type="float" office:value="35.36">
            <text:p>35.36</text:p>
          </table:table-cell>
          <table:table-cell table:formula="of:=[.B105]/[.$B$2]" office:value-type="percentage" office:value="1.23162661093696">
            <text:p>123.16%</text:p>
          </table:table-cell>
          <table:table-cell table:formula="of:=[.B105]/[.B104]-1" office:value-type="percentage" office:value="-0.0100783874580067">
            <text:p>-1.01%</text:p>
          </table:table-cell>
          <table:table-cell table:formula="of:=[.$E$2]*[.C105]" office:value-type="currency" office:currency="USD" office:value="1231626.61093696">
            <text:p>$1,231,626.61</text:p>
          </table:table-cell>
          <table:table-cell office:value-type="float" office:value="3.37">
            <text:p>3.37</text:p>
          </table:table-cell>
          <table:table-cell table:style-name="ce2" table:formula="of:=[.F105]/[.F$2]" office:value-type="percentage" office:value="2.80833333333333">
            <text:p>280.83%</text:p>
          </table:table-cell>
          <table:table-cell table:style-name="ce2" table:formula="of:=[.F105]/[.F104]-1" office:value-type="percentage" office:value="0.112211221122112">
            <text:p>11.22%</text:p>
          </table:table-cell>
          <table:table-cell table:formula="of:=[.I$2]*[.G105]" office:value-type="currency" office:currency="USD" office:value="216864.526916667">
            <text:p>$216,864.53</text:p>
          </table:table-cell>
          <table:table-cell office:value-type="float" office:value="2.27">
            <text:p>2.27</text:p>
          </table:table-cell>
          <table:table-cell table:style-name="ce2" table:formula="of:=[.J105]/[.J$2]" office:value-type="percentage" office:value="1.18848167539267">
            <text:p>118.85%</text:p>
          </table:table-cell>
          <table:table-cell table:style-name="ce2" table:formula="of:=[.J105]/[.J104]-1" office:value-type="percentage" office:value="-0.0130434782608695">
            <text:p>-1.30%</text:p>
          </table:table-cell>
          <table:table-cell table:formula="of:=[.M$2]*[.K105]" office:value-type="currency" office:currency="USD" office:value="119191.448586387">
            <text:p>$119,191.45</text:p>
          </table:table-cell>
          <table:table-cell office:value-type="float" office:value="60.28">
            <text:p>60.28</text:p>
          </table:table-cell>
          <table:table-cell table:style-name="ce2" table:formula="of:=[.N105]/[.N$2]" office:value-type="percentage" office:value="1.06052076002815">
            <text:p>106.05%</text:p>
          </table:table-cell>
          <table:table-cell table:style-name="ce2" table:formula="of:=[.N105]/[.N104]-1" office:value-type="percentage" office:value="0.0117489090298759">
            <text:p>1.17%</text:p>
          </table:table-cell>
          <table:table-cell table:formula="of:=[.Q$2]*[.O105]" office:value-type="currency" office:currency="USD" office:value="519881.72085855">
            <text:p>$519,881.72</text:p>
          </table:table-cell>
          <table:table-cell table:formula="of:=[.$AA$3]/[.$B$2]*[.B105]+[.$AA$4]/[.$F$2]*[.F105]+[.$AA$5]/[.$J$2]*[.J105]+[.$AA$6]/[.$N$2]*[.N105]" office:value-type="currency" office:currency="USD" office:value="1265177.35223064">
            <text:p>$1,265,177.35</text:p>
          </table:table-cell>
          <table:table-cell table:style-name="ce2" table:formula="of:=[.R105]/[.R$2]" office:value-type="percentage" office:value="1.26517735223064">
            <text:p>126.52%</text:p>
          </table:table-cell>
          <table:table-cell table:style-name="ce2" table:formula="of:=[.R105]/[.R104]-1" office:value-type="percentage" office:value="0.0178398174947005">
            <text:p>1.78%</text:p>
          </table:table-cell>
          <table:table-cell table:formula="of:=[.U$2]*[.S105]" office:value-type="currency" office:currency="USD" office:value="1265177.35223064">
            <text:p>$1,265,177.35</text:p>
          </table:table-cell>
          <table:table-cell office:value-type="float" office:value="127.81">
            <text:p>127.81</text:p>
          </table:table-cell>
          <table:table-cell table:style-name="ce2" table:formula="of:=[.V105]/[.V$2]" office:value-type="percentage" office:value="1.04249592169657">
            <text:p>104.25%</text:p>
          </table:table-cell>
          <table:table-cell table:style-name="ce2" table:formula="of:=[.V105]/[.V104]-1" office:value-type="percentage" office:value="-0.0224108918464128">
            <text:p>-2.2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2">
            <text:p>02/06/11</text:p>
          </table:table-cell>
          <table:table-cell office:value-type="float" office:value="35.91">
            <text:p>35.91</text:p>
          </table:table-cell>
          <table:table-cell table:formula="of:=[.B106]/[.$B$2]" office:value-type="percentage" office:value="1.25078369905956">
            <text:p>125.08%</text:p>
          </table:table-cell>
          <table:table-cell table:formula="of:=[.B106]/[.B105]-1" office:value-type="percentage" office:value="0.0155542986425339">
            <text:p>1.56%</text:p>
          </table:table-cell>
          <table:table-cell table:formula="of:=[.$E$2]*[.C106]" office:value-type="currency" office:currency="USD" office:value="1250783.69905956">
            <text:p>$1,250,783.70</text:p>
          </table:table-cell>
          <table:table-cell office:value-type="float" office:value="3.26">
            <text:p>3.26</text:p>
          </table:table-cell>
          <table:table-cell table:style-name="ce2" table:formula="of:=[.F106]/[.F$2]" office:value-type="percentage" office:value="2.71666666666667">
            <text:p>271.67%</text:p>
          </table:table-cell>
          <table:table-cell table:style-name="ce2" table:formula="of:=[.F106]/[.F105]-1" office:value-type="percentage" office:value="-0.0326409495548963">
            <text:p>-3.26%</text:p>
          </table:table-cell>
          <table:table-cell table:formula="of:=[.I$2]*[.G106]" office:value-type="currency" office:currency="USD" office:value="209785.862833333">
            <text:p>$209,785.86</text:p>
          </table:table-cell>
          <table:table-cell office:value-type="float" office:value="2.28">
            <text:p>2.28</text:p>
          </table:table-cell>
          <table:table-cell table:style-name="ce2" table:formula="of:=[.J106]/[.J$2]" office:value-type="percentage" office:value="1.19371727748691">
            <text:p>119.37%</text:p>
          </table:table-cell>
          <table:table-cell table:style-name="ce2" table:formula="of:=[.J106]/[.J105]-1" office:value-type="percentage" office:value="0.00440528634361237">
            <text:p>0.44%</text:p>
          </table:table-cell>
          <table:table-cell table:formula="of:=[.M$2]*[.K106]" office:value-type="currency" office:currency="USD" office:value="119716.52104712">
            <text:p>$119,716.52</text:p>
          </table:table-cell>
          <table:table-cell office:value-type="float" office:value="59.41">
            <text:p>59.41</text:p>
          </table:table-cell>
          <table:table-cell table:style-name="ce2" table:formula="of:=[.N106]/[.N$2]" office:value-type="percentage" office:value="1.04521463757917">
            <text:p>104.52%</text:p>
          </table:table-cell>
          <table:table-cell table:style-name="ce2" table:formula="of:=[.N106]/[.N105]-1" office:value-type="percentage" office:value="-0.0144326476443265">
            <text:p>-1.44%</text:p>
          </table:table-cell>
          <table:table-cell table:formula="of:=[.Q$2]*[.O106]" office:value-type="currency" office:currency="USD" office:value="512378.451164673">
            <text:p>$512,378.45</text:p>
          </table:table-cell>
          <table:table-cell table:formula="of:=[.$AA$3]/[.$B$2]*[.B106]+[.$AA$4]/[.$F$2]*[.F106]+[.$AA$5]/[.$J$2]*[.J106]+[.$AA$6]/[.$N$2]*[.N106]" office:value-type="currency" office:currency="USD" office:value="1257485.92673792">
            <text:p>$1,257,485.93</text:p>
          </table:table-cell>
          <table:table-cell table:style-name="ce2" table:formula="of:=[.R106]/[.R$2]" office:value-type="percentage" office:value="1.25748592673792">
            <text:p>125.75%</text:p>
          </table:table-cell>
          <table:table-cell table:style-name="ce2" table:formula="of:=[.R106]/[.R105]-1" office:value-type="percentage" office:value="-0.00607932593731819">
            <text:p>-0.61%</text:p>
          </table:table-cell>
          <table:table-cell table:formula="of:=[.U$2]*[.S106]" office:value-type="currency" office:currency="USD" office:value="1257485.92673792">
            <text:p>$1,257,485.93</text:p>
          </table:table-cell>
          <table:table-cell office:value-type="float" office:value="127.67">
            <text:p>127.67</text:p>
          </table:table-cell>
          <table:table-cell table:style-name="ce2" table:formula="of:=[.V106]/[.V$2]" office:value-type="percentage" office:value="1.04135399673736">
            <text:p>104.14%</text:p>
          </table:table-cell>
          <table:table-cell table:style-name="ce2" table:formula="of:=[.V106]/[.V105]-1" office:value-type="percentage" office:value="-0.00109537594867382">
            <text:p>-0.1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3">
            <text:p>03/06/11</text:p>
          </table:table-cell>
          <table:table-cell office:value-type="float" office:value="36.6">
            <text:p>36.6</text:p>
          </table:table-cell>
          <table:table-cell table:formula="of:=[.B107]/[.$B$2]" office:value-type="percentage" office:value="1.2748171368861">
            <text:p>127.48%</text:p>
          </table:table-cell>
          <table:table-cell table:formula="of:=[.B107]/[.B106]-1" office:value-type="percentage" office:value="0.0192147034252299">
            <text:p>1.92%</text:p>
          </table:table-cell>
          <table:table-cell table:formula="of:=[.$E$2]*[.C107]" office:value-type="currency" office:currency="USD" office:value="1274817.1368861">
            <text:p>$1,274,817.14</text:p>
          </table:table-cell>
          <table:table-cell office:value-type="float" office:value="3.18">
            <text:p>3.18</text:p>
          </table:table-cell>
          <table:table-cell table:style-name="ce2" table:formula="of:=[.F107]/[.F$2]" office:value-type="percentage" office:value="2.65">
            <text:p>265.00%</text:p>
          </table:table-cell>
          <table:table-cell table:style-name="ce2" table:formula="of:=[.F107]/[.F106]-1" office:value-type="percentage" office:value="-0.0245398773006134">
            <text:p>-2.45%</text:p>
          </table:table-cell>
          <table:table-cell table:formula="of:=[.I$2]*[.G107]" office:value-type="currency" office:currency="USD" office:value="204637.7435">
            <text:p>$204,637.74</text:p>
          </table:table-cell>
          <table:table-cell office:value-type="float" office:value="2.25">
            <text:p>2.25</text:p>
          </table:table-cell>
          <table:table-cell table:style-name="ce2" table:formula="of:=[.J107]/[.J$2]" office:value-type="percentage" office:value="1.17801047120419">
            <text:p>117.80%</text:p>
          </table:table-cell>
          <table:table-cell table:style-name="ce2" table:formula="of:=[.J107]/[.J106]-1" office:value-type="percentage" office:value="-0.0131578947368423">
            <text:p>-1.32%</text:p>
          </table:table-cell>
          <table:table-cell table:formula="of:=[.M$2]*[.K107]" office:value-type="currency" office:currency="USD" office:value="118141.303664921">
            <text:p>$118,141.30</text:p>
          </table:table-cell>
          <table:table-cell office:value-type="float" office:value="59.42">
            <text:p>59.42</text:p>
          </table:table-cell>
          <table:table-cell table:style-name="ce2" table:formula="of:=[.N107]/[.N$2]" office:value-type="percentage" office:value="1.04539057002111">
            <text:p>104.54%</text:p>
          </table:table-cell>
          <table:table-cell table:style-name="ce2" table:formula="of:=[.N107]/[.N106]-1" office:value-type="percentage" office:value="0.000168321831341522">
            <text:p>0.02%</text:p>
          </table:table-cell>
          <table:table-cell table:formula="of:=[.Q$2]*[.O107]" office:value-type="currency" office:currency="USD" office:value="512464.695643913">
            <text:p>$512,464.70</text:p>
          </table:table-cell>
          <table:table-cell table:formula="of:=[.$AA$3]/[.$B$2]*[.B107]+[.$AA$4]/[.$F$2]*[.F107]+[.$AA$5]/[.$J$2]*[.J107]+[.$AA$6]/[.$N$2]*[.N107]" office:value-type="currency" office:currency="USD" office:value="1258834.56308052">
            <text:p>$1,258,834.56</text:p>
          </table:table-cell>
          <table:table-cell table:style-name="ce2" table:formula="of:=[.R107]/[.R$2]" office:value-type="percentage" office:value="1.25883456308052">
            <text:p>125.88%</text:p>
          </table:table-cell>
          <table:table-cell table:style-name="ce2" table:formula="of:=[.R107]/[.R106]-1" office:value-type="percentage" office:value="0.00107248623139555">
            <text:p>0.11%</text:p>
          </table:table-cell>
          <table:table-cell table:formula="of:=[.U$2]*[.S107]" office:value-type="currency" office:currency="USD" office:value="1258834.56308052">
            <text:p>$1,258,834.56</text:p>
          </table:table-cell>
          <table:table-cell office:value-type="float" office:value="126.4">
            <text:p>126.4</text:p>
          </table:table-cell>
          <table:table-cell table:style-name="ce2" table:formula="of:=[.V107]/[.V$2]" office:value-type="percentage" office:value="1.03099510603589">
            <text:p>103.10%</text:p>
          </table:table-cell>
          <table:table-cell table:style-name="ce2" table:formula="of:=[.V107]/[.V106]-1" office:value-type="percentage" office:value="-0.00994752095245555">
            <text:p>-0.9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6">
            <text:p>06/06/11</text:p>
          </table:table-cell>
          <table:table-cell office:value-type="float" office:value="36.54">
            <text:p>36.54</text:p>
          </table:table-cell>
          <table:table-cell table:formula="of:=[.B108]/[.$B$2]" office:value-type="percentage" office:value="1.27272727272727">
            <text:p>127.27%</text:p>
          </table:table-cell>
          <table:table-cell table:formula="of:=[.B108]/[.B107]-1" office:value-type="percentage" office:value="-0.00163934426229517">
            <text:p>-0.16%</text:p>
          </table:table-cell>
          <table:table-cell table:formula="of:=[.$E$2]*[.C108]" office:value-type="currency" office:currency="USD" office:value="1272727.27272727">
            <text:p>$1,272,727.27</text:p>
          </table:table-cell>
          <table:table-cell office:value-type="float" office:value="3.18">
            <text:p>3.18</text:p>
          </table:table-cell>
          <table:table-cell table:style-name="ce2" table:formula="of:=[.F108]/[.F$2]" office:value-type="percentage" office:value="2.65">
            <text:p>265.00%</text:p>
          </table:table-cell>
          <table:table-cell table:style-name="ce2" table:formula="of:=[.F108]/[.F107]-1" office:value-type="percentage" office:value="0">
            <text:p>0.00%</text:p>
          </table:table-cell>
          <table:table-cell table:formula="of:=[.I$2]*[.G108]" office:value-type="currency" office:currency="USD" office:value="204637.7435">
            <text:p>$204,637.74</text:p>
          </table:table-cell>
          <table:table-cell office:value-type="float" office:value="2.23">
            <text:p>2.23</text:p>
          </table:table-cell>
          <table:table-cell table:style-name="ce2" table:formula="of:=[.J108]/[.J$2]" office:value-type="percentage" office:value="1.16753926701571">
            <text:p>116.75%</text:p>
          </table:table-cell>
          <table:table-cell table:style-name="ce2" table:formula="of:=[.J108]/[.J107]-1" office:value-type="percentage" office:value="-0.00888888888888895">
            <text:p>-0.89%</text:p>
          </table:table-cell>
          <table:table-cell table:formula="of:=[.M$2]*[.K108]" office:value-type="currency" office:currency="USD" office:value="117091.158743456">
            <text:p>$117,091.16</text:p>
          </table:table-cell>
          <table:table-cell office:value-type="float" office:value="59.41">
            <text:p>59.41</text:p>
          </table:table-cell>
          <table:table-cell table:style-name="ce2" table:formula="of:=[.N108]/[.N$2]" office:value-type="percentage" office:value="1.04521463757917">
            <text:p>104.52%</text:p>
          </table:table-cell>
          <table:table-cell table:style-name="ce2" table:formula="of:=[.N108]/[.N107]-1" office:value-type="percentage" office:value="-0.00016829350387082">
            <text:p>-0.02%</text:p>
          </table:table-cell>
          <table:table-cell table:formula="of:=[.Q$2]*[.O108]" office:value-type="currency" office:currency="USD" office:value="512378.451164673">
            <text:p>$512,378.45</text:p>
          </table:table-cell>
          <table:table-cell table:formula="of:=[.$AA$3]/[.$B$2]*[.B108]+[.$AA$4]/[.$F$2]*[.F108]+[.$AA$5]/[.$J$2]*[.J108]+[.$AA$6]/[.$N$2]*[.N108]" office:value-type="currency" office:currency="USD" office:value="1257003.76249904">
            <text:p>$1,257,003.76</text:p>
          </table:table-cell>
          <table:table-cell table:style-name="ce2" table:formula="of:=[.R108]/[.R$2]" office:value-type="percentage" office:value="1.25700376249904">
            <text:p>125.70%</text:p>
          </table:table-cell>
          <table:table-cell table:style-name="ce2" table:formula="of:=[.R108]/[.R107]-1" office:value-type="percentage" office:value="-0.00145436154612644">
            <text:p>-0.15%</text:p>
          </table:table-cell>
          <table:table-cell table:formula="of:=[.U$2]*[.S108]" office:value-type="currency" office:currency="USD" office:value="1257003.76249904">
            <text:p>$1,257,003.76</text:p>
          </table:table-cell>
          <table:table-cell office:value-type="float" office:value="125.06">
            <text:p>125.06</text:p>
          </table:table-cell>
          <table:table-cell table:style-name="ce2" table:formula="of:=[.V108]/[.V$2]" office:value-type="percentage" office:value="1.02006525285481">
            <text:p>102.01%</text:p>
          </table:table-cell>
          <table:table-cell table:style-name="ce2" table:formula="of:=[.V108]/[.V107]-1" office:value-type="percentage" office:value="-0.0106012658227849">
            <text:p>-1.0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7">
            <text:p>07/06/11</text:p>
          </table:table-cell>
          <table:table-cell office:value-type="float" office:value="36.35">
            <text:p>36.35</text:p>
          </table:table-cell>
          <table:table-cell table:formula="of:=[.B109]/[.$B$2]" office:value-type="percentage" office:value="1.26610936955765">
            <text:p>126.61%</text:p>
          </table:table-cell>
          <table:table-cell table:formula="of:=[.B109]/[.B108]-1" office:value-type="percentage" office:value="-0.00519978106184993">
            <text:p>-0.52%</text:p>
          </table:table-cell>
          <table:table-cell table:formula="of:=[.$E$2]*[.C109]" office:value-type="currency" office:currency="USD" office:value="1266109.36955765">
            <text:p>$1,266,109.37</text:p>
          </table:table-cell>
          <table:table-cell office:value-type="float" office:value="3.1">
            <text:p>3.1</text:p>
          </table:table-cell>
          <table:table-cell table:style-name="ce2" table:formula="of:=[.F109]/[.F$2]" office:value-type="percentage" office:value="2.58333333333333">
            <text:p>258.33%</text:p>
          </table:table-cell>
          <table:table-cell table:style-name="ce2" table:formula="of:=[.F109]/[.F108]-1" office:value-type="percentage" office:value="-0.0251572327044025">
            <text:p>-2.52%</text:p>
          </table:table-cell>
          <table:table-cell table:formula="of:=[.I$2]*[.G109]" office:value-type="currency" office:currency="USD" office:value="199489.624166667">
            <text:p>$199,489.62</text:p>
          </table:table-cell>
          <table:table-cell office:value-type="float" office:value="2.26">
            <text:p>2.26</text:p>
          </table:table-cell>
          <table:table-cell table:style-name="ce2" table:formula="of:=[.J109]/[.J$2]" office:value-type="percentage" office:value="1.18324607329843">
            <text:p>118.32%</text:p>
          </table:table-cell>
          <table:table-cell table:style-name="ce2" table:formula="of:=[.J109]/[.J108]-1" office:value-type="percentage" office:value="0.0134529147982061">
            <text:p>1.35%</text:p>
          </table:table-cell>
          <table:table-cell table:formula="of:=[.M$2]*[.K109]" office:value-type="currency" office:currency="USD" office:value="118666.376125654">
            <text:p>$118,666.38</text:p>
          </table:table-cell>
          <table:table-cell office:value-type="float" office:value="59.21">
            <text:p>59.21</text:p>
          </table:table-cell>
          <table:table-cell table:style-name="ce2" table:formula="of:=[.N109]/[.N$2]" office:value-type="percentage" office:value="1.04169598874032">
            <text:p>104.17%</text:p>
          </table:table-cell>
          <table:table-cell table:style-name="ce2" table:formula="of:=[.N109]/[.N108]-1" office:value-type="percentage" office:value="-0.00336643662683045">
            <text:p>-0.34%</text:p>
          </table:table-cell>
          <table:table-cell table:formula="of:=[.Q$2]*[.O109]" office:value-type="currency" office:currency="USD" office:value="510653.561579873">
            <text:p>$510,653.56</text:p>
          </table:table-cell>
          <table:table-cell table:formula="of:=[.$AA$3]/[.$B$2]*[.B109]+[.$AA$4]/[.$F$2]*[.F109]+[.$AA$5]/[.$J$2]*[.J109]+[.$AA$6]/[.$N$2]*[.N109]" office:value-type="currency" office:currency="USD" office:value="1249507.00222399">
            <text:p>$1,249,507.00</text:p>
          </table:table-cell>
          <table:table-cell table:style-name="ce2" table:formula="of:=[.R109]/[.R$2]" office:value-type="percentage" office:value="1.24950700222399">
            <text:p>124.95%</text:p>
          </table:table-cell>
          <table:table-cell table:style-name="ce2" table:formula="of:=[.R109]/[.R108]-1" office:value-type="percentage" office:value="-0.00596399191371144">
            <text:p>-0.60%</text:p>
          </table:table-cell>
          <table:table-cell table:formula="of:=[.U$2]*[.S109]" office:value-type="currency" office:currency="USD" office:value="1249507.00222399">
            <text:p>$1,249,507.00</text:p>
          </table:table-cell>
          <table:table-cell office:value-type="float" office:value="124.99">
            <text:p>124.99</text:p>
          </table:table-cell>
          <table:table-cell table:style-name="ce2" table:formula="of:=[.V109]/[.V$2]" office:value-type="percentage" office:value="1.0194942903752">
            <text:p>101.95%</text:p>
          </table:table-cell>
          <table:table-cell table:style-name="ce2" table:formula="of:=[.V109]/[.V108]-1" office:value-type="percentage" office:value="-0.000559731328962143">
            <text:p>-0.0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8">
            <text:p>08/06/11</text:p>
          </table:table-cell>
          <table:table-cell office:value-type="float" office:value="36.89">
            <text:p>36.89</text:p>
          </table:table-cell>
          <table:table-cell table:formula="of:=[.B110]/[.$B$2]" office:value-type="percentage" office:value="1.28491814698711">
            <text:p>128.49%</text:p>
          </table:table-cell>
          <table:table-cell table:formula="of:=[.B110]/[.B109]-1" office:value-type="percentage" office:value="0.0148555708390645">
            <text:p>1.49%</text:p>
          </table:table-cell>
          <table:table-cell table:formula="of:=[.$E$2]*[.C110]" office:value-type="currency" office:currency="USD" office:value="1284918.14698711">
            <text:p>$1,284,918.15</text:p>
          </table:table-cell>
          <table:table-cell office:value-type="float" office:value="2.8">
            <text:p>2.8</text:p>
          </table:table-cell>
          <table:table-cell table:style-name="ce2" table:formula="of:=[.F110]/[.F$2]" office:value-type="percentage" office:value="2.33333333333333">
            <text:p>233.33%</text:p>
          </table:table-cell>
          <table:table-cell table:style-name="ce2" table:formula="of:=[.F110]/[.F109]-1" office:value-type="percentage" office:value="-0.0967741935483872">
            <text:p>-9.68%</text:p>
          </table:table-cell>
          <table:table-cell table:formula="of:=[.I$2]*[.G110]" office:value-type="currency" office:currency="USD" office:value="180184.176666667">
            <text:p>$180,184.18</text:p>
          </table:table-cell>
          <table:table-cell office:value-type="float" office:value="2.3">
            <text:p>2.3</text:p>
          </table:table-cell>
          <table:table-cell table:style-name="ce2" table:formula="of:=[.J110]/[.J$2]" office:value-type="percentage" office:value="1.20418848167539">
            <text:p>120.42%</text:p>
          </table:table-cell>
          <table:table-cell table:style-name="ce2" table:formula="of:=[.J110]/[.J109]-1" office:value-type="percentage" office:value="0.0176991150442478">
            <text:p>1.77%</text:p>
          </table:table-cell>
          <table:table-cell table:formula="of:=[.M$2]*[.K110]" office:value-type="currency" office:currency="USD" office:value="120766.665968586">
            <text:p>$120,766.67</text:p>
          </table:table-cell>
          <table:table-cell office:value-type="float" office:value="59.79">
            <text:p>59.79</text:p>
          </table:table-cell>
          <table:table-cell table:style-name="ce2" table:formula="of:=[.N110]/[.N$2]" office:value-type="percentage" office:value="1.05190007037298">
            <text:p>105.19%</text:p>
          </table:table-cell>
          <table:table-cell table:style-name="ce2" table:formula="of:=[.N110]/[.N109]-1" office:value-type="percentage" office:value="0.00979564262793442">
            <text:p>0.98%</text:p>
          </table:table-cell>
          <table:table-cell table:formula="of:=[.Q$2]*[.O110]" office:value-type="currency" office:currency="USD" office:value="515655.741375792">
            <text:p>$515,655.74</text:p>
          </table:table-cell>
          <table:table-cell table:formula="of:=[.$AA$3]/[.$B$2]*[.B110]+[.$AA$4]/[.$F$2]*[.F110]+[.$AA$5]/[.$J$2]*[.J110]+[.$AA$6]/[.$N$2]*[.N110]" office:value-type="currency" office:currency="USD" office:value="1243553.7249898">
            <text:p>$1,243,553.72</text:p>
          </table:table-cell>
          <table:table-cell table:style-name="ce2" table:formula="of:=[.R110]/[.R$2]" office:value-type="percentage" office:value="1.2435537249898">
            <text:p>124.36%</text:p>
          </table:table-cell>
          <table:table-cell table:style-name="ce2" table:formula="of:=[.R110]/[.R109]-1" office:value-type="percentage" office:value="-0.00476450089802949">
            <text:p>-0.48%</text:p>
          </table:table-cell>
          <table:table-cell table:formula="of:=[.U$2]*[.S110]" office:value-type="currency" office:currency="USD" office:value="1243553.7249898">
            <text:p>$1,243,553.72</text:p>
          </table:table-cell>
          <table:table-cell office:value-type="float" office:value="124.46">
            <text:p>124.46</text:p>
          </table:table-cell>
          <table:table-cell table:style-name="ce2" table:formula="of:=[.V110]/[.V$2]" office:value-type="percentage" office:value="1.01517128874388">
            <text:p>101.52%</text:p>
          </table:table-cell>
          <table:table-cell table:style-name="ce2" table:formula="of:=[.V110]/[.V109]-1" office:value-type="percentage" office:value="-0.00424033922713818">
            <text:p>-0.4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09">
            <text:p>09/06/11</text:p>
          </table:table-cell>
          <table:table-cell office:value-type="float" office:value="36.87">
            <text:p>36.87</text:p>
          </table:table-cell>
          <table:table-cell table:formula="of:=[.B111]/[.$B$2]" office:value-type="percentage" office:value="1.28422152560084">
            <text:p>128.42%</text:p>
          </table:table-cell>
          <table:table-cell table:formula="of:=[.B111]/[.B110]-1" office:value-type="percentage" office:value="-0.000542152344808922">
            <text:p>-0.05%</text:p>
          </table:table-cell>
          <table:table-cell table:formula="of:=[.$E$2]*[.C111]" office:value-type="currency" office:currency="USD" office:value="1284221.52560084">
            <text:p>$1,284,221.53</text:p>
          </table:table-cell>
          <table:table-cell office:value-type="float" office:value="3.1">
            <text:p>3.1</text:p>
          </table:table-cell>
          <table:table-cell table:style-name="ce2" table:formula="of:=[.F111]/[.F$2]" office:value-type="percentage" office:value="2.58333333333333">
            <text:p>258.33%</text:p>
          </table:table-cell>
          <table:table-cell table:style-name="ce2" table:formula="of:=[.F111]/[.F110]-1" office:value-type="percentage" office:value="0.107142857142857">
            <text:p>10.71%</text:p>
          </table:table-cell>
          <table:table-cell table:formula="of:=[.I$2]*[.G111]" office:value-type="currency" office:currency="USD" office:value="199489.624166667">
            <text:p>$199,489.62</text:p>
          </table:table-cell>
          <table:table-cell office:value-type="float" office:value="2.55">
            <text:p>2.55</text:p>
          </table:table-cell>
          <table:table-cell table:style-name="ce2" table:formula="of:=[.J111]/[.J$2]" office:value-type="percentage" office:value="1.33507853403141">
            <text:p>133.51%</text:p>
          </table:table-cell>
          <table:table-cell table:style-name="ce2" table:formula="of:=[.J111]/[.J110]-1" office:value-type="percentage" office:value="0.108695652173913">
            <text:p>10.87%</text:p>
          </table:table-cell>
          <table:table-cell table:formula="of:=[.M$2]*[.K111]" office:value-type="currency" office:currency="USD" office:value="133893.477486911">
            <text:p>$133,893.48</text:p>
          </table:table-cell>
          <table:table-cell office:value-type="float" office:value="59.65">
            <text:p>59.65</text:p>
          </table:table-cell>
          <table:table-cell table:style-name="ce2" table:formula="of:=[.N111]/[.N$2]" office:value-type="percentage" office:value="1.04943701618578">
            <text:p>104.94%</text:p>
          </table:table-cell>
          <table:table-cell table:style-name="ce2" table:formula="of:=[.N111]/[.N110]-1" office:value-type="percentage" office:value="-0.00234152868372639">
            <text:p>-0.23%</text:p>
          </table:table-cell>
          <table:table-cell table:formula="of:=[.Q$2]*[.O111]" office:value-type="currency" office:currency="USD" office:value="514448.318666432">
            <text:p>$514,448.32</text:p>
          </table:table-cell>
          <table:table-cell table:formula="of:=[.$AA$3]/[.$B$2]*[.B111]+[.$AA$4]/[.$F$2]*[.F111]+[.$AA$5]/[.$J$2]*[.J111]+[.$AA$6]/[.$N$2]*[.N111]" office:value-type="currency" office:currency="USD" office:value="1274547.09090517">
            <text:p>$1,274,547.09</text:p>
          </table:table-cell>
          <table:table-cell table:style-name="ce2" table:formula="of:=[.R111]/[.R$2]" office:value-type="percentage" office:value="1.27454709090517">
            <text:p>127.45%</text:p>
          </table:table-cell>
          <table:table-cell table:style-name="ce2" table:formula="of:=[.R111]/[.R110]-1" office:value-type="percentage" office:value="0.0249232222883078">
            <text:p>2.49%</text:p>
          </table:table-cell>
          <table:table-cell table:formula="of:=[.U$2]*[.S111]" office:value-type="currency" office:currency="USD" office:value="1274547.09090517">
            <text:p>$1,274,547.09</text:p>
          </table:table-cell>
          <table:table-cell office:value-type="float" office:value="125.41">
            <text:p>125.41</text:p>
          </table:table-cell>
          <table:table-cell table:style-name="ce2" table:formula="of:=[.V111]/[.V$2]" office:value-type="percentage" office:value="1.02292006525285">
            <text:p>102.29%</text:p>
          </table:table-cell>
          <table:table-cell table:style-name="ce2" table:formula="of:=[.V111]/[.V110]-1" office:value-type="percentage" office:value="0.00763297444962241">
            <text:p>0.7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10">
            <text:p>10/06/11</text:p>
          </table:table-cell>
          <table:table-cell office:value-type="float" office:value="36.15">
            <text:p>36.15</text:p>
          </table:table-cell>
          <table:table-cell table:formula="of:=[.B112]/[.$B$2]" office:value-type="percentage" office:value="1.25914315569488">
            <text:p>125.91%</text:p>
          </table:table-cell>
          <table:table-cell table:formula="of:=[.B112]/[.B111]-1" office:value-type="percentage" office:value="-0.0195280716029291">
            <text:p>-1.95%</text:p>
          </table:table-cell>
          <table:table-cell table:formula="of:=[.$E$2]*[.C112]" office:value-type="currency" office:currency="USD" office:value="1259143.15569488">
            <text:p>$1,259,143.16</text:p>
          </table:table-cell>
          <table:table-cell office:value-type="float" office:value="3.15">
            <text:p>3.15</text:p>
          </table:table-cell>
          <table:table-cell table:style-name="ce2" table:formula="of:=[.F112]/[.F$2]" office:value-type="percentage" office:value="2.625">
            <text:p>262.50%</text:p>
          </table:table-cell>
          <table:table-cell table:style-name="ce2" table:formula="of:=[.F112]/[.F111]-1" office:value-type="percentage" office:value="0.0161290322580645">
            <text:p>1.61%</text:p>
          </table:table-cell>
          <table:table-cell table:formula="of:=[.I$2]*[.G112]" office:value-type="currency" office:currency="USD" office:value="202707.19875">
            <text:p>$202,707.20</text:p>
          </table:table-cell>
          <table:table-cell office:value-type="float" office:value="2.5">
            <text:p>2.5</text:p>
          </table:table-cell>
          <table:table-cell table:style-name="ce2" table:formula="of:=[.J112]/[.J$2]" office:value-type="percentage" office:value="1.30890052356021">
            <text:p>130.89%</text:p>
          </table:table-cell>
          <table:table-cell table:style-name="ce2" table:formula="of:=[.J112]/[.J111]-1" office:value-type="percentage" office:value="-0.0196078431372548">
            <text:p>-1.96%</text:p>
          </table:table-cell>
          <table:table-cell table:formula="of:=[.M$2]*[.K112]" office:value-type="currency" office:currency="USD" office:value="131268.115183246">
            <text:p>$131,268.12</text:p>
          </table:table-cell>
          <table:table-cell office:value-type="float" office:value="59.93">
            <text:p>59.93</text:p>
          </table:table-cell>
          <table:table-cell table:style-name="ce2" table:formula="of:=[.N112]/[.N$2]" office:value-type="percentage" office:value="1.05436312456017">
            <text:p>105.44%</text:p>
          </table:table-cell>
          <table:table-cell table:style-name="ce2" table:formula="of:=[.N112]/[.N111]-1" office:value-type="percentage" office:value="0.00469404861693223">
            <text:p>0.47%</text:p>
          </table:table-cell>
          <table:table-cell table:formula="of:=[.Q$2]*[.O112]" office:value-type="currency" office:currency="USD" office:value="516863.164085151">
            <text:p>$516,863.16</text:p>
          </table:table-cell>
          <table:table-cell table:formula="of:=[.$AA$3]/[.$B$2]*[.B112]+[.$AA$4]/[.$F$2]*[.F112]+[.$AA$5]/[.$J$2]*[.J112]+[.$AA$6]/[.$N$2]*[.N112]" office:value-type="currency" office:currency="USD" office:value="1269221.21443428">
            <text:p>$1,269,221.21</text:p>
          </table:table-cell>
          <table:table-cell table:style-name="ce2" table:formula="of:=[.R112]/[.R$2]" office:value-type="percentage" office:value="1.26922121443428">
            <text:p>126.92%</text:p>
          </table:table-cell>
          <table:table-cell table:style-name="ce2" table:formula="of:=[.R112]/[.R111]-1" office:value-type="percentage" office:value="-0.00417864236550802">
            <text:p>-0.42%</text:p>
          </table:table-cell>
          <table:table-cell table:formula="of:=[.U$2]*[.S112]" office:value-type="currency" office:currency="USD" office:value="1269221.21443428">
            <text:p>$1,269,221.21</text:p>
          </table:table-cell>
          <table:table-cell office:value-type="float" office:value="123.67">
            <text:p>123.67</text:p>
          </table:table-cell>
          <table:table-cell table:style-name="ce2" table:formula="of:=[.V112]/[.V$2]" office:value-type="percentage" office:value="1.00872756933116">
            <text:p>100.87%</text:p>
          </table:table-cell>
          <table:table-cell table:style-name="ce2" table:formula="of:=[.V112]/[.V111]-1" office:value-type="percentage" office:value="-0.0138744916673311">
            <text:p>-1.3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13">
            <text:p>13/06/11</text:p>
          </table:table-cell>
          <table:table-cell office:value-type="float" office:value="35.61">
            <text:p>35.61</text:p>
          </table:table-cell>
          <table:table-cell table:formula="of:=[.B113]/[.$B$2]" office:value-type="percentage" office:value="1.24033437826541">
            <text:p>124.03%</text:p>
          </table:table-cell>
          <table:table-cell table:formula="of:=[.B113]/[.B112]-1" office:value-type="percentage" office:value="-0.0149377593360995">
            <text:p>-1.49%</text:p>
          </table:table-cell>
          <table:table-cell table:formula="of:=[.$E$2]*[.C113]" office:value-type="currency" office:currency="USD" office:value="1240334.37826541">
            <text:p>$1,240,334.38</text:p>
          </table:table-cell>
          <table:table-cell office:value-type="float" office:value="2.99">
            <text:p>2.99</text:p>
          </table:table-cell>
          <table:table-cell table:style-name="ce2" table:formula="of:=[.F113]/[.F$2]" office:value-type="percentage" office:value="2.49166666666667">
            <text:p>249.17%</text:p>
          </table:table-cell>
          <table:table-cell table:style-name="ce2" table:formula="of:=[.F113]/[.F112]-1" office:value-type="percentage" office:value="-0.0507936507936507">
            <text:p>-5.08%</text:p>
          </table:table-cell>
          <table:table-cell table:formula="of:=[.I$2]*[.G113]" office:value-type="currency" office:currency="USD" office:value="192410.960083333">
            <text:p>$192,410.96</text:p>
          </table:table-cell>
          <table:table-cell office:value-type="float" office:value="2.49">
            <text:p>2.49</text:p>
          </table:table-cell>
          <table:table-cell table:style-name="ce2" table:formula="of:=[.J113]/[.J$2]" office:value-type="percentage" office:value="1.30366492146597">
            <text:p>130.37%</text:p>
          </table:table-cell>
          <table:table-cell table:style-name="ce2" table:formula="of:=[.J113]/[.J112]-1" office:value-type="percentage" office:value="-0.00399999999999989">
            <text:p>-0.40%</text:p>
          </table:table-cell>
          <table:table-cell table:formula="of:=[.M$2]*[.K113]" office:value-type="currency" office:currency="USD" office:value="130743.042722513">
            <text:p>$130,743.04</text:p>
          </table:table-cell>
          <table:table-cell office:value-type="float" office:value="59.79">
            <text:p>59.79</text:p>
          </table:table-cell>
          <table:table-cell table:style-name="ce2" table:formula="of:=[.N113]/[.N$2]" office:value-type="percentage" office:value="1.05190007037298">
            <text:p>105.19%</text:p>
          </table:table-cell>
          <table:table-cell table:style-name="ce2" table:formula="of:=[.N113]/[.N112]-1" office:value-type="percentage" office:value="-0.00233605873519105">
            <text:p>-0.23%</text:p>
          </table:table-cell>
          <table:table-cell table:formula="of:=[.Q$2]*[.O113]" office:value-type="currency" office:currency="USD" office:value="515655.741375792">
            <text:p>$515,655.74</text:p>
          </table:table-cell>
          <table:table-cell table:formula="of:=[.$AA$3]/[.$B$2]*[.B113]+[.$AA$4]/[.$F$2]*[.F113]+[.$AA$5]/[.$J$2]*[.J113]+[.$AA$6]/[.$N$2]*[.N113]" office:value-type="currency" office:currency="USD" office:value="1250942.77997056">
            <text:p>$1,250,942.78</text:p>
          </table:table-cell>
          <table:table-cell table:style-name="ce2" table:formula="of:=[.R113]/[.R$2]" office:value-type="percentage" office:value="1.25094277997056">
            <text:p>125.09%</text:p>
          </table:table-cell>
          <table:table-cell table:style-name="ce2" table:formula="of:=[.R113]/[.R112]-1" office:value-type="percentage" office:value="-0.014401299202886">
            <text:p>-1.44%</text:p>
          </table:table-cell>
          <table:table-cell table:formula="of:=[.U$2]*[.S113]" office:value-type="currency" office:currency="USD" office:value="1250942.77997056">
            <text:p>$1,250,942.78</text:p>
          </table:table-cell>
          <table:table-cell office:value-type="float" office:value="123.77">
            <text:p>123.77</text:p>
          </table:table-cell>
          <table:table-cell table:style-name="ce2" table:formula="of:=[.V113]/[.V$2]" office:value-type="percentage" office:value="1.00954323001631">
            <text:p>100.95%</text:p>
          </table:table-cell>
          <table:table-cell table:style-name="ce2" table:formula="of:=[.V113]/[.V112]-1" office:value-type="percentage" office:value="0.000808603541683439">
            <text:p>0.0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14">
            <text:p>14/06/11</text:p>
          </table:table-cell>
          <table:table-cell office:value-type="float" office:value="36.87">
            <text:p>36.87</text:p>
          </table:table-cell>
          <table:table-cell table:formula="of:=[.B114]/[.$B$2]" office:value-type="percentage" office:value="1.28422152560084">
            <text:p>128.42%</text:p>
          </table:table-cell>
          <table:table-cell table:formula="of:=[.B114]/[.B113]-1" office:value-type="percentage" office:value="0.0353833192923336">
            <text:p>3.54%</text:p>
          </table:table-cell>
          <table:table-cell table:formula="of:=[.$E$2]*[.C114]" office:value-type="currency" office:currency="USD" office:value="1284221.52560084">
            <text:p>$1,284,221.53</text:p>
          </table:table-cell>
          <table:table-cell office:value-type="float" office:value="3.14">
            <text:p>3.14</text:p>
          </table:table-cell>
          <table:table-cell table:style-name="ce2" table:formula="of:=[.F114]/[.F$2]" office:value-type="percentage" office:value="2.61666666666667">
            <text:p>261.67%</text:p>
          </table:table-cell>
          <table:table-cell table:style-name="ce2" table:formula="of:=[.F114]/[.F113]-1" office:value-type="percentage" office:value="0.0501672240802675">
            <text:p>5.02%</text:p>
          </table:table-cell>
          <table:table-cell table:formula="of:=[.I$2]*[.G114]" office:value-type="currency" office:currency="USD" office:value="202063.683833333">
            <text:p>$202,063.68</text:p>
          </table:table-cell>
          <table:table-cell office:value-type="float" office:value="2.47">
            <text:p>2.47</text:p>
          </table:table-cell>
          <table:table-cell table:style-name="ce2" table:formula="of:=[.J114]/[.J$2]" office:value-type="percentage" office:value="1.29319371727749">
            <text:p>129.32%</text:p>
          </table:table-cell>
          <table:table-cell table:style-name="ce2" table:formula="of:=[.J114]/[.J113]-1" office:value-type="percentage" office:value="-0.00803212851405621">
            <text:p>-0.80%</text:p>
          </table:table-cell>
          <table:table-cell table:formula="of:=[.M$2]*[.K114]" office:value-type="currency" office:currency="USD" office:value="129692.897801047">
            <text:p>$129,692.90</text:p>
          </table:table-cell>
          <table:table-cell office:value-type="float" office:value="58.98">
            <text:p>58.98</text:p>
          </table:table-cell>
          <table:table-cell table:style-name="ce2" table:formula="of:=[.N114]/[.N$2]" office:value-type="percentage" office:value="1.03764954257565">
            <text:p>103.76%</text:p>
          </table:table-cell>
          <table:table-cell table:style-name="ce2" table:formula="of:=[.N114]/[.N113]-1" office:value-type="percentage" office:value="-0.0135474159558455">
            <text:p>-1.35%</text:p>
          </table:table-cell>
          <table:table-cell table:formula="of:=[.Q$2]*[.O114]" office:value-type="currency" office:currency="USD" office:value="508669.938557354">
            <text:p>$508,669.94</text:p>
          </table:table-cell>
          <table:table-cell table:formula="of:=[.$AA$3]/[.$B$2]*[.B114]+[.$AA$4]/[.$F$2]*[.F114]+[.$AA$5]/[.$J$2]*[.J114]+[.$AA$6]/[.$N$2]*[.N114]" office:value-type="currency" office:currency="USD" office:value="1267142.1907769">
            <text:p>$1,267,142.19</text:p>
          </table:table-cell>
          <table:table-cell table:style-name="ce2" table:formula="of:=[.R114]/[.R$2]" office:value-type="percentage" office:value="1.2671421907769">
            <text:p>126.71%</text:p>
          </table:table-cell>
          <table:table-cell table:style-name="ce2" table:formula="of:=[.R114]/[.R113]-1" office:value-type="percentage" office:value="0.012949761624361">
            <text:p>1.29%</text:p>
          </table:table-cell>
          <table:table-cell table:formula="of:=[.U$2]*[.S114]" office:value-type="currency" office:currency="USD" office:value="1267142.1907769">
            <text:p>$1,267,142.19</text:p>
          </table:table-cell>
          <table:table-cell office:value-type="float" office:value="125.34">
            <text:p>125.34</text:p>
          </table:table-cell>
          <table:table-cell table:style-name="ce2" table:formula="of:=[.V114]/[.V$2]" office:value-type="percentage" office:value="1.02234910277325">
            <text:p>102.23%</text:p>
          </table:table-cell>
          <table:table-cell table:style-name="ce2" table:formula="of:=[.V114]/[.V113]-1" office:value-type="percentage" office:value="0.0126848186151733">
            <text:p>1.2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15">
            <text:p>15/06/11</text:p>
          </table:table-cell>
          <table:table-cell office:value-type="float" office:value="36.12">
            <text:p>36.12</text:p>
          </table:table-cell>
          <table:table-cell table:formula="of:=[.B115]/[.$B$2]" office:value-type="percentage" office:value="1.25809822361547">
            <text:p>125.81%</text:p>
          </table:table-cell>
          <table:table-cell table:formula="of:=[.B115]/[.B114]-1" office:value-type="percentage" office:value="-0.0203417412530512">
            <text:p>-2.03%</text:p>
          </table:table-cell>
          <table:table-cell table:formula="of:=[.$E$2]*[.C115]" office:value-type="currency" office:currency="USD" office:value="1258098.22361547">
            <text:p>$1,258,098.22</text:p>
          </table:table-cell>
          <table:table-cell office:value-type="float" office:value="3">
            <text:p>3</text:p>
          </table:table-cell>
          <table:table-cell table:style-name="ce2" table:formula="of:=[.F115]/[.F$2]" office:value-type="percentage" office:value="2.5">
            <text:p>250.00%</text:p>
          </table:table-cell>
          <table:table-cell table:style-name="ce2" table:formula="of:=[.F115]/[.F114]-1" office:value-type="percentage" office:value="-0.0445859872611465">
            <text:p>-4.46%</text:p>
          </table:table-cell>
          <table:table-cell table:formula="of:=[.I$2]*[.G115]" office:value-type="currency" office:currency="USD" office:value="193054.475">
            <text:p>$193,054.48</text:p>
          </table:table-cell>
          <table:table-cell office:value-type="float" office:value="2.47">
            <text:p>2.47</text:p>
          </table:table-cell>
          <table:table-cell table:style-name="ce2" table:formula="of:=[.J115]/[.J$2]" office:value-type="percentage" office:value="1.29319371727749">
            <text:p>129.32%</text:p>
          </table:table-cell>
          <table:table-cell table:style-name="ce2" table:formula="of:=[.J115]/[.J114]-1" office:value-type="percentage" office:value="0">
            <text:p>0.00%</text:p>
          </table:table-cell>
          <table:table-cell table:formula="of:=[.M$2]*[.K115]" office:value-type="currency" office:currency="USD" office:value="129692.897801047">
            <text:p>$129,692.90</text:p>
          </table:table-cell>
          <table:table-cell office:value-type="float" office:value="59.87">
            <text:p>59.87</text:p>
          </table:table-cell>
          <table:table-cell table:style-name="ce2" table:formula="of:=[.N115]/[.N$2]" office:value-type="percentage" office:value="1.05330752990852">
            <text:p>105.33%</text:p>
          </table:table-cell>
          <table:table-cell table:style-name="ce2" table:formula="of:=[.N115]/[.N114]-1" office:value-type="percentage" office:value="0.0150898609698202">
            <text:p>1.51%</text:p>
          </table:table-cell>
          <table:table-cell table:formula="of:=[.Q$2]*[.O115]" office:value-type="currency" office:currency="USD" office:value="516345.697209711">
            <text:p>$516,345.70</text:p>
          </table:table-cell>
          <table:table-cell table:formula="of:=[.$AA$3]/[.$B$2]*[.B115]+[.$AA$4]/[.$F$2]*[.F115]+[.$AA$5]/[.$J$2]*[.J115]+[.$AA$6]/[.$N$2]*[.N115]" office:value-type="currency" office:currency="USD" office:value="1257128.60083626">
            <text:p>$1,257,128.60</text:p>
          </table:table-cell>
          <table:table-cell table:style-name="ce2" table:formula="of:=[.R115]/[.R$2]" office:value-type="percentage" office:value="1.25712860083626">
            <text:p>125.71%</text:p>
          </table:table-cell>
          <table:table-cell table:style-name="ce2" table:formula="of:=[.R115]/[.R114]-1" office:value-type="percentage" office:value="-0.00790249903564644">
            <text:p>-0.79%</text:p>
          </table:table-cell>
          <table:table-cell table:formula="of:=[.U$2]*[.S115]" office:value-type="currency" office:currency="USD" office:value="1257128.60083626">
            <text:p>$1,257,128.60</text:p>
          </table:table-cell>
          <table:table-cell office:value-type="float" office:value="123.11">
            <text:p>123.11</text:p>
          </table:table-cell>
          <table:table-cell table:style-name="ce2" table:formula="of:=[.V115]/[.V$2]" office:value-type="percentage" office:value="1.00415986949429">
            <text:p>100.42%</text:p>
          </table:table-cell>
          <table:table-cell table:style-name="ce2" table:formula="of:=[.V115]/[.V114]-1" office:value-type="percentage" office:value="-0.017791606829424">
            <text:p>-1.7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16">
            <text:p>16/06/11</text:p>
          </table:table-cell>
          <table:table-cell office:value-type="float" office:value="35.36">
            <text:p>35.36</text:p>
          </table:table-cell>
          <table:table-cell table:formula="of:=[.B116]/[.$B$2]" office:value-type="percentage" office:value="1.23162661093696">
            <text:p>123.16%</text:p>
          </table:table-cell>
          <table:table-cell table:formula="of:=[.B116]/[.B115]-1" office:value-type="percentage" office:value="-0.0210409745293466">
            <text:p>-2.10%</text:p>
          </table:table-cell>
          <table:table-cell table:formula="of:=[.$E$2]*[.C116]" office:value-type="currency" office:currency="USD" office:value="1231626.61093696">
            <text:p>$1,231,626.61</text:p>
          </table:table-cell>
          <table:table-cell office:value-type="float" office:value="3">
            <text:p>3</text:p>
          </table:table-cell>
          <table:table-cell table:style-name="ce2" table:formula="of:=[.F116]/[.F$2]" office:value-type="percentage" office:value="2.5">
            <text:p>250.00%</text:p>
          </table:table-cell>
          <table:table-cell table:style-name="ce2" table:formula="of:=[.F116]/[.F115]-1" office:value-type="percentage" office:value="0">
            <text:p>0.00%</text:p>
          </table:table-cell>
          <table:table-cell table:formula="of:=[.I$2]*[.G116]" office:value-type="currency" office:currency="USD" office:value="193054.475">
            <text:p>$193,054.48</text:p>
          </table:table-cell>
          <table:table-cell office:value-type="float" office:value="2.32">
            <text:p>2.32</text:p>
          </table:table-cell>
          <table:table-cell table:style-name="ce2" table:formula="of:=[.J116]/[.J$2]" office:value-type="percentage" office:value="1.21465968586387">
            <text:p>121.47%</text:p>
          </table:table-cell>
          <table:table-cell table:style-name="ce2" table:formula="of:=[.J116]/[.J115]-1" office:value-type="percentage" office:value="-0.0607287449392714">
            <text:p>-6.07%</text:p>
          </table:table-cell>
          <table:table-cell table:formula="of:=[.M$2]*[.K116]" office:value-type="currency" office:currency="USD" office:value="121816.810890052">
            <text:p>$121,816.81</text:p>
          </table:table-cell>
          <table:table-cell office:value-type="float" office:value="60.16">
            <text:p>60.16</text:p>
          </table:table-cell>
          <table:table-cell table:style-name="ce2" table:formula="of:=[.N116]/[.N$2]" office:value-type="percentage" office:value="1.05840957072484">
            <text:p>105.84%</text:p>
          </table:table-cell>
          <table:table-cell table:style-name="ce2" table:formula="of:=[.N116]/[.N115]-1" office:value-type="percentage" office:value="0.00484382829463836">
            <text:p>0.48%</text:p>
          </table:table-cell>
          <table:table-cell table:formula="of:=[.Q$2]*[.O116]" office:value-type="currency" office:currency="USD" office:value="518846.787107671">
            <text:p>$518,846.79</text:p>
          </table:table-cell>
          <table:table-cell table:formula="of:=[.$AA$3]/[.$B$2]*[.B116]+[.$AA$4]/[.$F$2]*[.F116]+[.$AA$5]/[.$J$2]*[.J116]+[.$AA$6]/[.$N$2]*[.N116]" office:value-type="currency" office:currency="USD" office:value="1242957.72886676">
            <text:p>$1,242,957.73</text:p>
          </table:table-cell>
          <table:table-cell table:style-name="ce2" table:formula="of:=[.R116]/[.R$2]" office:value-type="percentage" office:value="1.24295772886676">
            <text:p>124.30%</text:p>
          </table:table-cell>
          <table:table-cell table:style-name="ce2" table:formula="of:=[.R116]/[.R115]-1" office:value-type="percentage" office:value="-0.011272412353096">
            <text:p>-1.13%</text:p>
          </table:table-cell>
          <table:table-cell table:formula="of:=[.U$2]*[.S116]" office:value-type="currency" office:currency="USD" office:value="1242957.72886676">
            <text:p>$1,242,957.73</text:p>
          </table:table-cell>
          <table:table-cell office:value-type="float" office:value="123.38">
            <text:p>123.38</text:p>
          </table:table-cell>
          <table:table-cell table:style-name="ce2" table:formula="of:=[.V116]/[.V$2]" office:value-type="percentage" office:value="1.00636215334421">
            <text:p>100.64%</text:p>
          </table:table-cell>
          <table:table-cell table:style-name="ce2" table:formula="of:=[.V116]/[.V115]-1" office:value-type="percentage" office:value="0.00219316058809182">
            <text:p>0.2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17">
            <text:p>17/06/11</text:p>
          </table:table-cell>
          <table:table-cell office:value-type="float" office:value="36.19">
            <text:p>36.19</text:p>
          </table:table-cell>
          <table:table-cell table:formula="of:=[.B117]/[.$B$2]" office:value-type="percentage" office:value="1.26053639846743">
            <text:p>126.05%</text:p>
          </table:table-cell>
          <table:table-cell table:formula="of:=[.B117]/[.B116]-1" office:value-type="percentage" office:value="0.0234728506787329">
            <text:p>2.35%</text:p>
          </table:table-cell>
          <table:table-cell table:formula="of:=[.$E$2]*[.C117]" office:value-type="currency" office:currency="USD" office:value="1260536.39846743">
            <text:p>$1,260,536.40</text:p>
          </table:table-cell>
          <table:table-cell office:value-type="float" office:value="2.75">
            <text:p>2.75</text:p>
          </table:table-cell>
          <table:table-cell table:style-name="ce2" table:formula="of:=[.F117]/[.F$2]" office:value-type="percentage" office:value="2.29166666666667">
            <text:p>229.17%</text:p>
          </table:table-cell>
          <table:table-cell table:style-name="ce2" table:formula="of:=[.F117]/[.F116]-1" office:value-type="percentage" office:value="-0.0833333333333334">
            <text:p>-8.33%</text:p>
          </table:table-cell>
          <table:table-cell table:formula="of:=[.I$2]*[.G117]" office:value-type="currency" office:currency="USD" office:value="176966.602083333">
            <text:p>$176,966.60</text:p>
          </table:table-cell>
          <table:table-cell office:value-type="float" office:value="2.5">
            <text:p>2.5</text:p>
          </table:table-cell>
          <table:table-cell table:style-name="ce2" table:formula="of:=[.J117]/[.J$2]" office:value-type="percentage" office:value="1.30890052356021">
            <text:p>130.89%</text:p>
          </table:table-cell>
          <table:table-cell table:style-name="ce2" table:formula="of:=[.J117]/[.J116]-1" office:value-type="percentage" office:value="0.0775862068965518">
            <text:p>7.76%</text:p>
          </table:table-cell>
          <table:table-cell table:formula="of:=[.M$2]*[.K117]" office:value-type="currency" office:currency="USD" office:value="131268.115183246">
            <text:p>$131,268.12</text:p>
          </table:table-cell>
          <table:table-cell office:value-type="float" office:value="60.02">
            <text:p>60.02</text:p>
          </table:table-cell>
          <table:table-cell table:style-name="ce2" table:formula="of:=[.N117]/[.N$2]" office:value-type="percentage" office:value="1.05594651653765">
            <text:p>105.59%</text:p>
          </table:table-cell>
          <table:table-cell table:style-name="ce2" table:formula="of:=[.N117]/[.N116]-1" office:value-type="percentage" office:value="-0.00232712765957432">
            <text:p>-0.23%</text:p>
          </table:table-cell>
          <table:table-cell table:formula="of:=[.Q$2]*[.O117]" office:value-type="currency" office:currency="USD" office:value="517639.364398311">
            <text:p>$517,639.36</text:p>
          </table:table-cell>
          <table:table-cell table:formula="of:=[.$AA$3]/[.$B$2]*[.B117]+[.$AA$4]/[.$F$2]*[.F117]+[.$AA$5]/[.$J$2]*[.J117]+[.$AA$6]/[.$N$2]*[.N117]" office:value-type="currency" office:currency="USD" office:value="1244719.75886796">
            <text:p>$1,244,719.76</text:p>
          </table:table-cell>
          <table:table-cell table:style-name="ce2" table:formula="of:=[.R117]/[.R$2]" office:value-type="percentage" office:value="1.24471975886796">
            <text:p>124.47%</text:p>
          </table:table-cell>
          <table:table-cell table:style-name="ce2" table:formula="of:=[.R117]/[.R116]-1" office:value-type="percentage" office:value="0.00141761055929379">
            <text:p>0.14%</text:p>
          </table:table-cell>
          <table:table-cell table:formula="of:=[.U$2]*[.S117]" office:value-type="currency" office:currency="USD" office:value="1244719.75886796">
            <text:p>$1,244,719.76</text:p>
          </table:table-cell>
          <table:table-cell office:value-type="float" office:value="123.75">
            <text:p>123.75</text:p>
          </table:table-cell>
          <table:table-cell table:style-name="ce2" table:formula="of:=[.V117]/[.V$2]" office:value-type="percentage" office:value="1.00938009787928">
            <text:p>100.94%</text:p>
          </table:table-cell>
          <table:table-cell table:style-name="ce2" table:formula="of:=[.V117]/[.V116]-1" office:value-type="percentage" office:value="0.002998865294213">
            <text:p>0.3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0">
            <text:p>20/06/11</text:p>
          </table:table-cell>
          <table:table-cell office:value-type="float" office:value="35.8">
            <text:p>35.8</text:p>
          </table:table-cell>
          <table:table-cell table:formula="of:=[.B118]/[.$B$2]" office:value-type="percentage" office:value="1.24695228143504">
            <text:p>124.70%</text:p>
          </table:table-cell>
          <table:table-cell table:formula="of:=[.B118]/[.B117]-1" office:value-type="percentage" office:value="-0.0107764575849683">
            <text:p>-1.08%</text:p>
          </table:table-cell>
          <table:table-cell table:formula="of:=[.$E$2]*[.C118]" office:value-type="currency" office:currency="USD" office:value="1246952.28143504">
            <text:p>$1,246,952.28</text:p>
          </table:table-cell>
          <table:table-cell office:value-type="float" office:value="2.98">
            <text:p>2.98</text:p>
          </table:table-cell>
          <table:table-cell table:style-name="ce2" table:formula="of:=[.F118]/[.F$2]" office:value-type="percentage" office:value="2.48333333333333">
            <text:p>248.33%</text:p>
          </table:table-cell>
          <table:table-cell table:style-name="ce2" table:formula="of:=[.F118]/[.F117]-1" office:value-type="percentage" office:value="0.0836363636363637">
            <text:p>8.36%</text:p>
          </table:table-cell>
          <table:table-cell table:formula="of:=[.I$2]*[.G118]" office:value-type="currency" office:currency="USD" office:value="191767.445166667">
            <text:p>$191,767.45</text:p>
          </table:table-cell>
          <table:table-cell office:value-type="float" office:value="2.45">
            <text:p>2.45</text:p>
          </table:table-cell>
          <table:table-cell table:style-name="ce2" table:formula="of:=[.J118]/[.J$2]" office:value-type="percentage" office:value="1.28272251308901">
            <text:p>128.27%</text:p>
          </table:table-cell>
          <table:table-cell table:style-name="ce2" table:formula="of:=[.J118]/[.J117]-1" office:value-type="percentage" office:value="-0.0199999999999999">
            <text:p>-2.00%</text:p>
          </table:table-cell>
          <table:table-cell table:formula="of:=[.M$2]*[.K118]" office:value-type="currency" office:currency="USD" office:value="128642.752879581">
            <text:p>$128,642.75</text:p>
          </table:table-cell>
          <table:table-cell office:value-type="float" office:value="59.96">
            <text:p>59.96</text:p>
          </table:table-cell>
          <table:table-cell table:style-name="ce2" table:formula="of:=[.N118]/[.N$2]" office:value-type="percentage" office:value="1.054890921886">
            <text:p>105.49%</text:p>
          </table:table-cell>
          <table:table-cell table:style-name="ce2" table:formula="of:=[.N118]/[.N117]-1" office:value-type="percentage" office:value="-0.000999666777740771">
            <text:p>-0.10%</text:p>
          </table:table-cell>
          <table:table-cell table:formula="of:=[.Q$2]*[.O118]" office:value-type="currency" office:currency="USD" office:value="517121.897522871">
            <text:p>$517,121.90</text:p>
          </table:table-cell>
          <table:table-cell table:formula="of:=[.$AA$3]/[.$B$2]*[.B118]+[.$AA$4]/[.$F$2]*[.F118]+[.$AA$5]/[.$J$2]*[.J118]+[.$AA$6]/[.$N$2]*[.N118]" office:value-type="currency" office:currency="USD" office:value="1251864.10009716">
            <text:p>$1,251,864.10</text:p>
          </table:table-cell>
          <table:table-cell table:style-name="ce2" table:formula="of:=[.R118]/[.R$2]" office:value-type="percentage" office:value="1.25186410009716">
            <text:p>125.19%</text:p>
          </table:table-cell>
          <table:table-cell table:style-name="ce2" table:formula="of:=[.R118]/[.R117]-1" office:value-type="percentage" office:value="0.00573971866221523">
            <text:p>0.57%</text:p>
          </table:table-cell>
          <table:table-cell table:formula="of:=[.U$2]*[.S118]" office:value-type="currency" office:currency="USD" office:value="1251864.10009716">
            <text:p>$1,251,864.10</text:p>
          </table:table-cell>
          <table:table-cell office:value-type="float" office:value="124.38">
            <text:p>124.38</text:p>
          </table:table-cell>
          <table:table-cell table:style-name="ce2" table:formula="of:=[.V118]/[.V$2]" office:value-type="percentage" office:value="1.01451876019576">
            <text:p>101.45%</text:p>
          </table:table-cell>
          <table:table-cell table:style-name="ce2" table:formula="of:=[.V118]/[.V117]-1" office:value-type="percentage" office:value="0.00509090909090904">
            <text:p>0.5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1">
            <text:p>21/06/11</text:p>
          </table:table-cell>
          <table:table-cell office:value-type="float" office:value="35.82">
            <text:p>35.82</text:p>
          </table:table-cell>
          <table:table-cell table:formula="of:=[.B119]/[.$B$2]" office:value-type="percentage" office:value="1.24764890282132">
            <text:p>124.76%</text:p>
          </table:table-cell>
          <table:table-cell table:formula="of:=[.B119]/[.B118]-1" office:value-type="percentage" office:value="0.000558659217877233">
            <text:p>0.06%</text:p>
          </table:table-cell>
          <table:table-cell table:formula="of:=[.$E$2]*[.C119]" office:value-type="currency" office:currency="USD" office:value="1247648.90282132">
            <text:p>$1,247,648.90</text:p>
          </table:table-cell>
          <table:table-cell office:value-type="float" office:value="2.94">
            <text:p>2.94</text:p>
          </table:table-cell>
          <table:table-cell table:style-name="ce2" table:formula="of:=[.F119]/[.F$2]" office:value-type="percentage" office:value="2.45">
            <text:p>245.00%</text:p>
          </table:table-cell>
          <table:table-cell table:style-name="ce2" table:formula="of:=[.F119]/[.F118]-1" office:value-type="percentage" office:value="-0.0134228187919463">
            <text:p>-1.34%</text:p>
          </table:table-cell>
          <table:table-cell table:formula="of:=[.I$2]*[.G119]" office:value-type="currency" office:currency="USD" office:value="189193.3855">
            <text:p>$189,193.39</text:p>
          </table:table-cell>
          <table:table-cell office:value-type="float" office:value="2.53">
            <text:p>2.53</text:p>
          </table:table-cell>
          <table:table-cell table:style-name="ce2" table:formula="of:=[.J119]/[.J$2]" office:value-type="percentage" office:value="1.32460732984293">
            <text:p>132.46%</text:p>
          </table:table-cell>
          <table:table-cell table:style-name="ce2" table:formula="of:=[.J119]/[.J118]-1" office:value-type="percentage" office:value="0.0326530612244897">
            <text:p>3.27%</text:p>
          </table:table-cell>
          <table:table-cell table:formula="of:=[.M$2]*[.K119]" office:value-type="currency" office:currency="USD" office:value="132843.332565445">
            <text:p>$132,843.33</text:p>
          </table:table-cell>
          <table:table-cell office:value-type="float" office:value="59.73">
            <text:p>59.73</text:p>
          </table:table-cell>
          <table:table-cell table:style-name="ce2" table:formula="of:=[.N119]/[.N$2]" office:value-type="percentage" office:value="1.05084447572132">
            <text:p>105.08%</text:p>
          </table:table-cell>
          <table:table-cell table:style-name="ce2" table:formula="of:=[.N119]/[.N118]-1" office:value-type="percentage" office:value="-0.00383589059372924">
            <text:p>-0.38%</text:p>
          </table:table-cell>
          <table:table-cell table:formula="of:=[.Q$2]*[.O119]" office:value-type="currency" office:currency="USD" office:value="515138.274500352">
            <text:p>$515,138.27</text:p>
          </table:table-cell>
          <table:table-cell table:formula="of:=[.$AA$3]/[.$B$2]*[.B119]+[.$AA$4]/[.$F$2]*[.F119]+[.$AA$5]/[.$J$2]*[.J119]+[.$AA$6]/[.$N$2]*[.N119]" office:value-type="currency" office:currency="USD" office:value="1251738.46748743">
            <text:p>$1,251,738.47</text:p>
          </table:table-cell>
          <table:table-cell table:style-name="ce2" table:formula="of:=[.R119]/[.R$2]" office:value-type="percentage" office:value="1.25173846748743">
            <text:p>125.17%</text:p>
          </table:table-cell>
          <table:table-cell table:style-name="ce2" table:formula="of:=[.R119]/[.R118]-1" office:value-type="percentage" office:value="-0.000100356428242687">
            <text:p>-0.01%</text:p>
          </table:table-cell>
          <table:table-cell table:formula="of:=[.U$2]*[.S119]" office:value-type="currency" office:currency="USD" office:value="1251738.46748743">
            <text:p>$1,251,738.47</text:p>
          </table:table-cell>
          <table:table-cell office:value-type="float" office:value="126.08">
            <text:p>126.08</text:p>
          </table:table-cell>
          <table:table-cell table:style-name="ce2" table:formula="of:=[.V119]/[.V$2]" office:value-type="percentage" office:value="1.02838499184339">
            <text:p>102.84%</text:p>
          </table:table-cell>
          <table:table-cell table:style-name="ce2" table:formula="of:=[.V119]/[.V118]-1" office:value-type="percentage" office:value="0.0136677922495578">
            <text:p>1.3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2">
            <text:p>22/06/11</text:p>
          </table:table-cell>
          <table:table-cell office:value-type="float" office:value="35.68">
            <text:p>35.68</text:p>
          </table:table-cell>
          <table:table-cell table:formula="of:=[.B120]/[.$B$2]" office:value-type="percentage" office:value="1.24277255311738">
            <text:p>124.28%</text:p>
          </table:table-cell>
          <table:table-cell table:formula="of:=[.B120]/[.B119]-1" office:value-type="percentage" office:value="-0.00390843104410943">
            <text:p>-0.39%</text:p>
          </table:table-cell>
          <table:table-cell table:formula="of:=[.$E$2]*[.C120]" office:value-type="currency" office:currency="USD" office:value="1242772.55311738">
            <text:p>$1,242,772.55</text:p>
          </table:table-cell>
          <table:table-cell office:value-type="float" office:value="2.9">
            <text:p>2.9</text:p>
          </table:table-cell>
          <table:table-cell table:style-name="ce2" table:formula="of:=[.F120]/[.F$2]" office:value-type="percentage" office:value="2.41666666666667">
            <text:p>241.67%</text:p>
          </table:table-cell>
          <table:table-cell table:style-name="ce2" table:formula="of:=[.F120]/[.F119]-1" office:value-type="percentage" office:value="-0.0136054421768708">
            <text:p>-1.36%</text:p>
          </table:table-cell>
          <table:table-cell table:formula="of:=[.I$2]*[.G120]" office:value-type="currency" office:currency="USD" office:value="186619.325833333">
            <text:p>$186,619.33</text:p>
          </table:table-cell>
          <table:table-cell office:value-type="float" office:value="2.5">
            <text:p>2.5</text:p>
          </table:table-cell>
          <table:table-cell table:style-name="ce2" table:formula="of:=[.J120]/[.J$2]" office:value-type="percentage" office:value="1.30890052356021">
            <text:p>130.89%</text:p>
          </table:table-cell>
          <table:table-cell table:style-name="ce2" table:formula="of:=[.J120]/[.J119]-1" office:value-type="percentage" office:value="-0.0118577075098815">
            <text:p>-1.19%</text:p>
          </table:table-cell>
          <table:table-cell table:formula="of:=[.M$2]*[.K120]" office:value-type="currency" office:currency="USD" office:value="131268.115183246">
            <text:p>$131,268.12</text:p>
          </table:table-cell>
          <table:table-cell office:value-type="float" office:value="59.79">
            <text:p>59.79</text:p>
          </table:table-cell>
          <table:table-cell table:style-name="ce2" table:formula="of:=[.N120]/[.N$2]" office:value-type="percentage" office:value="1.05190007037298">
            <text:p>105.19%</text:p>
          </table:table-cell>
          <table:table-cell table:style-name="ce2" table:formula="of:=[.N120]/[.N119]-1" office:value-type="percentage" office:value="0.00100452034153697">
            <text:p>0.10%</text:p>
          </table:table-cell>
          <table:table-cell table:formula="of:=[.Q$2]*[.O120]" office:value-type="currency" office:currency="USD" office:value="515655.741375792">
            <text:p>$515,655.74</text:p>
          </table:table-cell>
          <table:table-cell table:formula="of:=[.$AA$3]/[.$B$2]*[.B120]+[.$AA$4]/[.$F$2]*[.F120]+[.$AA$5]/[.$J$2]*[.J120]+[.$AA$6]/[.$N$2]*[.N120]" office:value-type="currency" office:currency="USD" office:value="1246486.36455886">
            <text:p>$1,246,486.36</text:p>
          </table:table-cell>
          <table:table-cell table:style-name="ce2" table:formula="of:=[.R120]/[.R$2]" office:value-type="percentage" office:value="1.24648636455886">
            <text:p>124.65%</text:p>
          </table:table-cell>
          <table:table-cell table:style-name="ce2" table:formula="of:=[.R120]/[.R119]-1" office:value-type="percentage" office:value="-0.00419584686816077">
            <text:p>-0.42%</text:p>
          </table:table-cell>
          <table:table-cell table:formula="of:=[.U$2]*[.S120]" office:value-type="currency" office:currency="USD" office:value="1246486.36455886">
            <text:p>$1,246,486.36</text:p>
          </table:table-cell>
          <table:table-cell office:value-type="float" office:value="125.32">
            <text:p>125.32</text:p>
          </table:table-cell>
          <table:table-cell table:style-name="ce2" table:formula="of:=[.V120]/[.V$2]" office:value-type="percentage" office:value="1.02218597063622">
            <text:p>102.22%</text:p>
          </table:table-cell>
          <table:table-cell table:style-name="ce2" table:formula="of:=[.V120]/[.V119]-1" office:value-type="percentage" office:value="-0.00602791878172593">
            <text:p>-0.6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3">
            <text:p>23/06/11</text:p>
          </table:table-cell>
          <table:table-cell office:value-type="float" office:value="35.5">
            <text:p>35.5</text:p>
          </table:table-cell>
          <table:table-cell table:formula="of:=[.B121]/[.$B$2]" office:value-type="percentage" office:value="1.23650296064089">
            <text:p>123.65%</text:p>
          </table:table-cell>
          <table:table-cell table:formula="of:=[.B121]/[.B120]-1" office:value-type="percentage" office:value="-0.0050448430493274">
            <text:p>-0.50%</text:p>
          </table:table-cell>
          <table:table-cell table:formula="of:=[.$E$2]*[.C121]" office:value-type="currency" office:currency="USD" office:value="1236502.96064089">
            <text:p>$1,236,502.96</text:p>
          </table:table-cell>
          <table:table-cell office:value-type="float" office:value="2.9">
            <text:p>2.9</text:p>
          </table:table-cell>
          <table:table-cell table:style-name="ce2" table:formula="of:=[.F121]/[.F$2]" office:value-type="percentage" office:value="2.41666666666667">
            <text:p>241.67%</text:p>
          </table:table-cell>
          <table:table-cell table:style-name="ce2" table:formula="of:=[.F121]/[.F120]-1" office:value-type="percentage" office:value="0">
            <text:p>0.00%</text:p>
          </table:table-cell>
          <table:table-cell table:formula="of:=[.I$2]*[.G121]" office:value-type="currency" office:currency="USD" office:value="186619.325833333">
            <text:p>$186,619.33</text:p>
          </table:table-cell>
          <table:table-cell office:value-type="float" office:value="2.5">
            <text:p>2.5</text:p>
          </table:table-cell>
          <table:table-cell table:style-name="ce2" table:formula="of:=[.J121]/[.J$2]" office:value-type="percentage" office:value="1.30890052356021">
            <text:p>130.89%</text:p>
          </table:table-cell>
          <table:table-cell table:style-name="ce2" table:formula="of:=[.J121]/[.J120]-1" office:value-type="percentage" office:value="0">
            <text:p>0.00%</text:p>
          </table:table-cell>
          <table:table-cell table:formula="of:=[.M$2]*[.K121]" office:value-type="currency" office:currency="USD" office:value="131268.115183246">
            <text:p>$131,268.12</text:p>
          </table:table-cell>
          <table:table-cell office:value-type="float" office:value="60.17">
            <text:p>60.17</text:p>
          </table:table-cell>
          <table:table-cell table:style-name="ce2" table:formula="of:=[.N121]/[.N$2]" office:value-type="percentage" office:value="1.05858550316678">
            <text:p>105.86%</text:p>
          </table:table-cell>
          <table:table-cell table:style-name="ce2" table:formula="of:=[.N121]/[.N120]-1" office:value-type="percentage" office:value="0.00635557785582885">
            <text:p>0.64%</text:p>
          </table:table-cell>
          <table:table-cell table:formula="of:=[.Q$2]*[.O121]" office:value-type="currency" office:currency="USD" office:value="518933.031586911">
            <text:p>$518,933.03</text:p>
          </table:table-cell>
          <table:table-cell table:formula="of:=[.$AA$3]/[.$B$2]*[.B121]+[.$AA$4]/[.$F$2]*[.F121]+[.$AA$5]/[.$J$2]*[.J121]+[.$AA$6]/[.$N$2]*[.N121]" office:value-type="currency" office:currency="USD" office:value="1247680.42122766">
            <text:p>$1,247,680.42</text:p>
          </table:table-cell>
          <table:table-cell table:style-name="ce2" table:formula="of:=[.R121]/[.R$2]" office:value-type="percentage" office:value="1.24768042122766">
            <text:p>124.77%</text:p>
          </table:table-cell>
          <table:table-cell table:style-name="ce2" table:formula="of:=[.R121]/[.R120]-1" office:value-type="percentage" office:value="0.000957938010996084">
            <text:p>0.10%</text:p>
          </table:table-cell>
          <table:table-cell table:formula="of:=[.U$2]*[.S121]" office:value-type="currency" office:currency="USD" office:value="1247680.42122766">
            <text:p>$1,247,680.42</text:p>
          </table:table-cell>
          <table:table-cell office:value-type="float" office:value="124.96">
            <text:p>124.96</text:p>
          </table:table-cell>
          <table:table-cell table:style-name="ce2" table:formula="of:=[.V121]/[.V$2]" office:value-type="percentage" office:value="1.01924959216966">
            <text:p>101.92%</text:p>
          </table:table-cell>
          <table:table-cell table:style-name="ce2" table:formula="of:=[.V121]/[.V120]-1" office:value-type="percentage" office:value="-0.00287264602617299">
            <text:p>-0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4">
            <text:p>24/06/11</text:p>
          </table:table-cell>
          <table:table-cell office:value-type="float" office:value="35.64">
            <text:p>35.64</text:p>
          </table:table-cell>
          <table:table-cell table:formula="of:=[.B122]/[.$B$2]" office:value-type="percentage" office:value="1.24137931034483">
            <text:p>124.14%</text:p>
          </table:table-cell>
          <table:table-cell table:formula="of:=[.B122]/[.B121]-1" office:value-type="percentage" office:value="0.00394366197183094">
            <text:p>0.39%</text:p>
          </table:table-cell>
          <table:table-cell table:formula="of:=[.$E$2]*[.C122]" office:value-type="currency" office:currency="USD" office:value="1241379.31034483">
            <text:p>$1,241,379.31</text:p>
          </table:table-cell>
          <table:table-cell office:value-type="float" office:value="2.9">
            <text:p>2.9</text:p>
          </table:table-cell>
          <table:table-cell table:style-name="ce2" table:formula="of:=[.F122]/[.F$2]" office:value-type="percentage" office:value="2.41666666666667">
            <text:p>241.67%</text:p>
          </table:table-cell>
          <table:table-cell table:style-name="ce2" table:formula="of:=[.F122]/[.F121]-1" office:value-type="percentage" office:value="0">
            <text:p>0.00%</text:p>
          </table:table-cell>
          <table:table-cell table:formula="of:=[.I$2]*[.G122]" office:value-type="currency" office:currency="USD" office:value="186619.325833333">
            <text:p>$186,619.33</text:p>
          </table:table-cell>
          <table:table-cell office:value-type="float" office:value="2.67">
            <text:p>2.67</text:p>
          </table:table-cell>
          <table:table-cell table:style-name="ce2" table:formula="of:=[.J122]/[.J$2]" office:value-type="percentage" office:value="1.3979057591623">
            <text:p>139.79%</text:p>
          </table:table-cell>
          <table:table-cell table:style-name="ce2" table:formula="of:=[.J122]/[.J121]-1" office:value-type="percentage" office:value="0.0680000000000001">
            <text:p>6.80%</text:p>
          </table:table-cell>
          <table:table-cell table:formula="of:=[.M$2]*[.K122]" office:value-type="currency" office:currency="USD" office:value="140194.347015707">
            <text:p>$140,194.35</text:p>
          </table:table-cell>
          <table:table-cell office:value-type="float" office:value="60.07">
            <text:p>60.07</text:p>
          </table:table-cell>
          <table:table-cell table:style-name="ce2" table:formula="of:=[.N122]/[.N$2]" office:value-type="percentage" office:value="1.05682617874736">
            <text:p>105.68%</text:p>
          </table:table-cell>
          <table:table-cell table:style-name="ce2" table:formula="of:=[.N122]/[.N121]-1" office:value-type="percentage" office:value="-0.00166195778627221">
            <text:p>-0.17%</text:p>
          </table:table-cell>
          <table:table-cell table:formula="of:=[.Q$2]*[.O122]" office:value-type="currency" office:currency="USD" office:value="518070.586794511">
            <text:p>$518,070.59</text:p>
          </table:table-cell>
          <table:table-cell table:formula="of:=[.$AA$3]/[.$B$2]*[.B122]+[.$AA$4]/[.$F$2]*[.F122]+[.$AA$5]/[.$J$2]*[.J122]+[.$AA$6]/[.$N$2]*[.N122]" office:value-type="currency" office:currency="USD" office:value="1257364.50102286">
            <text:p>$1,257,364.50</text:p>
          </table:table-cell>
          <table:table-cell table:style-name="ce2" table:formula="of:=[.R122]/[.R$2]" office:value-type="percentage" office:value="1.25736450102286">
            <text:p>125.74%</text:p>
          </table:table-cell>
          <table:table-cell table:style-name="ce2" table:formula="of:=[.R122]/[.R121]-1" office:value-type="percentage" office:value="0.00776166687433455">
            <text:p>0.78%</text:p>
          </table:table-cell>
          <table:table-cell table:formula="of:=[.U$2]*[.S122]" office:value-type="currency" office:currency="USD" office:value="1257364.50102286">
            <text:p>$1,257,364.50</text:p>
          </table:table-cell>
          <table:table-cell office:value-type="float" office:value="123.51">
            <text:p>123.51</text:p>
          </table:table-cell>
          <table:table-cell table:style-name="ce2" table:formula="of:=[.V122]/[.V$2]" office:value-type="percentage" office:value="1.00742251223491">
            <text:p>100.74%</text:p>
          </table:table-cell>
          <table:table-cell table:style-name="ce2" table:formula="of:=[.V122]/[.V121]-1" office:value-type="percentage" office:value="-0.0116037131882202">
            <text:p>-1.1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7">
            <text:p>27/06/11</text:p>
          </table:table-cell>
          <table:table-cell office:value-type="float" office:value="35.99">
            <text:p>35.99</text:p>
          </table:table-cell>
          <table:table-cell table:formula="of:=[.B123]/[.$B$2]" office:value-type="percentage" office:value="1.25357018460467">
            <text:p>125.36%</text:p>
          </table:table-cell>
          <table:table-cell table:formula="of:=[.B123]/[.B122]-1" office:value-type="percentage" office:value="0.00982042648709314">
            <text:p>0.98%</text:p>
          </table:table-cell>
          <table:table-cell table:formula="of:=[.$E$2]*[.C123]" office:value-type="currency" office:currency="USD" office:value="1253570.18460467">
            <text:p>$1,253,570.18</text:p>
          </table:table-cell>
          <table:table-cell office:value-type="float" office:value="2.9">
            <text:p>2.9</text:p>
          </table:table-cell>
          <table:table-cell table:style-name="ce2" table:formula="of:=[.F123]/[.F$2]" office:value-type="percentage" office:value="2.41666666666667">
            <text:p>241.67%</text:p>
          </table:table-cell>
          <table:table-cell table:style-name="ce2" table:formula="of:=[.F123]/[.F122]-1" office:value-type="percentage" office:value="0">
            <text:p>0.00%</text:p>
          </table:table-cell>
          <table:table-cell table:formula="of:=[.I$2]*[.G123]" office:value-type="currency" office:currency="USD" office:value="186619.325833333">
            <text:p>$186,619.33</text:p>
          </table:table-cell>
          <table:table-cell office:value-type="float" office:value="2.71">
            <text:p>2.71</text:p>
          </table:table-cell>
          <table:table-cell table:style-name="ce2" table:formula="of:=[.J123]/[.J$2]" office:value-type="percentage" office:value="1.41884816753927">
            <text:p>141.88%</text:p>
          </table:table-cell>
          <table:table-cell table:style-name="ce2" table:formula="of:=[.J123]/[.J122]-1" office:value-type="percentage" office:value="0.0149812734082397">
            <text:p>1.50%</text:p>
          </table:table-cell>
          <table:table-cell table:formula="of:=[.M$2]*[.K123]" office:value-type="currency" office:currency="USD" office:value="142294.636858639">
            <text:p>$142,294.64</text:p>
          </table:table-cell>
          <table:table-cell office:value-type="float" office:value="59.48">
            <text:p>59.48</text:p>
          </table:table-cell>
          <table:table-cell table:style-name="ce2" table:formula="of:=[.N123]/[.N$2]" office:value-type="percentage" office:value="1.04644616467277">
            <text:p>104.64%</text:p>
          </table:table-cell>
          <table:table-cell table:style-name="ce2" table:formula="of:=[.N123]/[.N122]-1" office:value-type="percentage" office:value="-0.00982187447977367">
            <text:p>-0.98%</text:p>
          </table:table-cell>
          <table:table-cell table:formula="of:=[.Q$2]*[.O123]" office:value-type="currency" office:currency="USD" office:value="512982.162519353">
            <text:p>$512,982.16</text:p>
          </table:table-cell>
          <table:table-cell table:formula="of:=[.$AA$3]/[.$B$2]*[.B123]+[.$AA$4]/[.$F$2]*[.F123]+[.$AA$5]/[.$J$2]*[.J123]+[.$AA$6]/[.$N$2]*[.N123]" office:value-type="currency" office:currency="USD" office:value="1258427.09847848">
            <text:p>$1,258,427.10</text:p>
          </table:table-cell>
          <table:table-cell table:style-name="ce2" table:formula="of:=[.R123]/[.R$2]" office:value-type="percentage" office:value="1.25842709847848">
            <text:p>125.84%</text:p>
          </table:table-cell>
          <table:table-cell table:style-name="ce2" table:formula="of:=[.R123]/[.R122]-1" office:value-type="percentage" office:value="0.000845098978659697">
            <text:p>0.08%</text:p>
          </table:table-cell>
          <table:table-cell table:formula="of:=[.U$2]*[.S123]" office:value-type="currency" office:currency="USD" office:value="1258427.09847848">
            <text:p>$1,258,427.10</text:p>
          </table:table-cell>
          <table:table-cell office:value-type="float" office:value="124.61">
            <text:p>124.61</text:p>
          </table:table-cell>
          <table:table-cell table:style-name="ce2" table:formula="of:=[.V123]/[.V$2]" office:value-type="percentage" office:value="1.01639477977162">
            <text:p>101.64%</text:p>
          </table:table-cell>
          <table:table-cell table:style-name="ce2" table:formula="of:=[.V123]/[.V122]-1" office:value-type="percentage" office:value="0.00890616144441747">
            <text:p>0.8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8">
            <text:p>28/06/11</text:p>
          </table:table-cell>
          <table:table-cell office:value-type="float" office:value="36.44">
            <text:p>36.44</text:p>
          </table:table-cell>
          <table:table-cell table:formula="of:=[.B124]/[.$B$2]" office:value-type="percentage" office:value="1.26924416579589">
            <text:p>126.92%</text:p>
          </table:table-cell>
          <table:table-cell table:formula="of:=[.B124]/[.B123]-1" office:value-type="percentage" office:value="0.0125034731869962">
            <text:p>1.25%</text:p>
          </table:table-cell>
          <table:table-cell table:formula="of:=[.$E$2]*[.C124]" office:value-type="currency" office:currency="USD" office:value="1269244.16579589">
            <text:p>$1,269,244.17</text:p>
          </table:table-cell>
          <table:table-cell office:value-type="float" office:value="2.9">
            <text:p>2.9</text:p>
          </table:table-cell>
          <table:table-cell table:style-name="ce2" table:formula="of:=[.F124]/[.F$2]" office:value-type="percentage" office:value="2.41666666666667">
            <text:p>241.67%</text:p>
          </table:table-cell>
          <table:table-cell table:style-name="ce2" table:formula="of:=[.F124]/[.F123]-1" office:value-type="percentage" office:value="0">
            <text:p>0.00%</text:p>
          </table:table-cell>
          <table:table-cell table:formula="of:=[.I$2]*[.G124]" office:value-type="currency" office:currency="USD" office:value="186619.325833333">
            <text:p>$186,619.33</text:p>
          </table:table-cell>
          <table:table-cell office:value-type="float" office:value="2.88">
            <text:p>2.88</text:p>
          </table:table-cell>
          <table:table-cell table:style-name="ce2" table:formula="of:=[.J124]/[.J$2]" office:value-type="percentage" office:value="1.50785340314136">
            <text:p>150.79%</text:p>
          </table:table-cell>
          <table:table-cell table:style-name="ce2" table:formula="of:=[.J124]/[.J123]-1" office:value-type="percentage" office:value="0.0627306273062731">
            <text:p>6.27%</text:p>
          </table:table-cell>
          <table:table-cell table:formula="of:=[.M$2]*[.K124]" office:value-type="currency" office:currency="USD" office:value="151220.8686911">
            <text:p>$151,220.87</text:p>
          </table:table-cell>
          <table:table-cell office:value-type="float" office:value="58.87">
            <text:p>58.87</text:p>
          </table:table-cell>
          <table:table-cell table:style-name="ce2" table:formula="of:=[.N124]/[.N$2]" office:value-type="percentage" office:value="1.03571428571429">
            <text:p>103.57%</text:p>
          </table:table-cell>
          <table:table-cell table:style-name="ce2" table:formula="of:=[.N124]/[.N123]-1" office:value-type="percentage" office:value="-0.0102555480833894">
            <text:p>-1.03%</text:p>
          </table:table-cell>
          <table:table-cell table:formula="of:=[.Q$2]*[.O124]" office:value-type="currency" office:currency="USD" office:value="507721.249285714">
            <text:p>$507,721.25</text:p>
          </table:table-cell>
          <table:table-cell table:formula="of:=[.$AA$3]/[.$B$2]*[.B124]+[.$AA$4]/[.$F$2]*[.F124]+[.$AA$5]/[.$J$2]*[.J124]+[.$AA$6]/[.$N$2]*[.N124]" office:value-type="currency" office:currency="USD" office:value="1267300.5009331">
            <text:p>$1,267,300.50</text:p>
          </table:table-cell>
          <table:table-cell table:style-name="ce2" table:formula="of:=[.R124]/[.R$2]" office:value-type="percentage" office:value="1.2673005009331">
            <text:p>126.73%</text:p>
          </table:table-cell>
          <table:table-cell table:style-name="ce2" table:formula="of:=[.R124]/[.R123]-1" office:value-type="percentage" office:value="0.00705118513845582">
            <text:p>0.71%</text:p>
          </table:table-cell>
          <table:table-cell table:formula="of:=[.U$2]*[.S124]" office:value-type="currency" office:currency="USD" office:value="1267300.5009331">
            <text:p>$1,267,300.50</text:p>
          </table:table-cell>
          <table:table-cell office:value-type="float" office:value="126.24">
            <text:p>126.24</text:p>
          </table:table-cell>
          <table:table-cell table:style-name="ce2" table:formula="of:=[.V124]/[.V$2]" office:value-type="percentage" office:value="1.02969004893964">
            <text:p>102.97%</text:p>
          </table:table-cell>
          <table:table-cell table:style-name="ce2" table:formula="of:=[.V124]/[.V123]-1" office:value-type="percentage" office:value="0.0130808121338577">
            <text:p>1.3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29">
            <text:p>29/06/11</text:p>
          </table:table-cell>
          <table:table-cell office:value-type="float" office:value="36.59">
            <text:p>36.59</text:p>
          </table:table-cell>
          <table:table-cell table:formula="of:=[.B125]/[.$B$2]" office:value-type="percentage" office:value="1.27446882619296">
            <text:p>127.45%</text:p>
          </table:table-cell>
          <table:table-cell table:formula="of:=[.B125]/[.B124]-1" office:value-type="percentage" office:value="0.00411635565312851">
            <text:p>0.41%</text:p>
          </table:table-cell>
          <table:table-cell table:formula="of:=[.$E$2]*[.C125]" office:value-type="currency" office:currency="USD" office:value="1274468.82619296">
            <text:p>$1,274,468.83</text:p>
          </table:table-cell>
          <table:table-cell office:value-type="float" office:value="2.95">
            <text:p>2.95</text:p>
          </table:table-cell>
          <table:table-cell table:style-name="ce2" table:formula="of:=[.F125]/[.F$2]" office:value-type="percentage" office:value="2.45833333333333">
            <text:p>245.83%</text:p>
          </table:table-cell>
          <table:table-cell table:style-name="ce2" table:formula="of:=[.F125]/[.F124]-1" office:value-type="percentage" office:value="0.017241379310345">
            <text:p>1.72%</text:p>
          </table:table-cell>
          <table:table-cell table:formula="of:=[.I$2]*[.G125]" office:value-type="currency" office:currency="USD" office:value="189836.900416667">
            <text:p>$189,836.90</text:p>
          </table:table-cell>
          <table:table-cell office:value-type="float" office:value="2.98">
            <text:p>2.98</text:p>
          </table:table-cell>
          <table:table-cell table:style-name="ce2" table:formula="of:=[.J125]/[.J$2]" office:value-type="percentage" office:value="1.56020942408377">
            <text:p>156.02%</text:p>
          </table:table-cell>
          <table:table-cell table:style-name="ce2" table:formula="of:=[.J125]/[.J124]-1" office:value-type="percentage" office:value="0.0347222222222223">
            <text:p>3.47%</text:p>
          </table:table-cell>
          <table:table-cell table:formula="of:=[.M$2]*[.K125]" office:value-type="currency" office:currency="USD" office:value="156471.593298429">
            <text:p>$156,471.59</text:p>
          </table:table-cell>
          <table:table-cell office:value-type="float" office:value="58.47">
            <text:p>58.47</text:p>
          </table:table-cell>
          <table:table-cell table:style-name="ce2" table:formula="of:=[.N125]/[.N$2]" office:value-type="percentage" office:value="1.02867698803659">
            <text:p>102.87%</text:p>
          </table:table-cell>
          <table:table-cell table:style-name="ce2" table:formula="of:=[.N125]/[.N124]-1" office:value-type="percentage" office:value="-0.00679463224053001">
            <text:p>-0.68%</text:p>
          </table:table-cell>
          <table:table-cell table:formula="of:=[.Q$2]*[.O125]" office:value-type="currency" office:currency="USD" office:value="504271.470116115">
            <text:p>$504,271.47</text:p>
          </table:table-cell>
          <table:table-cell table:formula="of:=[.$AA$3]/[.$B$2]*[.B125]+[.$AA$4]/[.$F$2]*[.F125]+[.$AA$5]/[.$J$2]*[.J125]+[.$AA$6]/[.$N$2]*[.N125]" office:value-type="currency" office:currency="USD" office:value="1274055.0489061">
            <text:p>$1,274,055.05</text:p>
          </table:table-cell>
          <table:table-cell table:style-name="ce2" table:formula="of:=[.R125]/[.R$2]" office:value-type="percentage" office:value="1.2740550489061">
            <text:p>127.41%</text:p>
          </table:table-cell>
          <table:table-cell table:style-name="ce2" table:formula="of:=[.R125]/[.R124]-1" office:value-type="percentage" office:value="0.00532987083018144">
            <text:p>0.53%</text:p>
          </table:table-cell>
          <table:table-cell table:formula="of:=[.U$2]*[.S125]" office:value-type="currency" office:currency="USD" office:value="1274055.0489061">
            <text:p>$1,274,055.05</text:p>
          </table:table-cell>
          <table:table-cell office:value-type="float" office:value="127.32">
            <text:p>127.32</text:p>
          </table:table-cell>
          <table:table-cell table:style-name="ce2" table:formula="of:=[.V125]/[.V$2]" office:value-type="percentage" office:value="1.03849918433931">
            <text:p>103.85%</text:p>
          </table:table-cell>
          <table:table-cell table:style-name="ce2" table:formula="of:=[.V125]/[.V124]-1" office:value-type="percentage" office:value="0.0085551330798479">
            <text:p>0.8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6-30">
            <text:p>30/06/11</text:p>
          </table:table-cell>
          <table:table-cell office:value-type="float" office:value="36.8">
            <text:p>36.8</text:p>
          </table:table-cell>
          <table:table-cell table:formula="of:=[.B126]/[.$B$2]" office:value-type="percentage" office:value="1.28178335074887">
            <text:p>128.18%</text:p>
          </table:table-cell>
          <table:table-cell table:formula="of:=[.B126]/[.B125]-1" office:value-type="percentage" office:value="0.00573927302541666">
            <text:p>0.57%</text:p>
          </table:table-cell>
          <table:table-cell table:formula="of:=[.$E$2]*[.C126]" office:value-type="currency" office:currency="USD" office:value="1281783.35074887">
            <text:p>$1,281,783.35</text:p>
          </table:table-cell>
          <table:table-cell office:value-type="float" office:value="2.95">
            <text:p>2.95</text:p>
          </table:table-cell>
          <table:table-cell table:style-name="ce2" table:formula="of:=[.F126]/[.F$2]" office:value-type="percentage" office:value="2.45833333333333">
            <text:p>245.83%</text:p>
          </table:table-cell>
          <table:table-cell table:style-name="ce2" table:formula="of:=[.F126]/[.F125]-1" office:value-type="percentage" office:value="0">
            <text:p>0.00%</text:p>
          </table:table-cell>
          <table:table-cell table:formula="of:=[.I$2]*[.G126]" office:value-type="currency" office:currency="USD" office:value="189836.900416667">
            <text:p>$189,836.90</text:p>
          </table:table-cell>
          <table:table-cell office:value-type="float" office:value="2.98">
            <text:p>2.98</text:p>
          </table:table-cell>
          <table:table-cell table:style-name="ce2" table:formula="of:=[.J126]/[.J$2]" office:value-type="percentage" office:value="1.56020942408377">
            <text:p>156.02%</text:p>
          </table:table-cell>
          <table:table-cell table:style-name="ce2" table:formula="of:=[.J126]/[.J125]-1" office:value-type="percentage" office:value="0">
            <text:p>0.00%</text:p>
          </table:table-cell>
          <table:table-cell table:formula="of:=[.M$2]*[.K126]" office:value-type="currency" office:currency="USD" office:value="156471.593298429">
            <text:p>$156,471.59</text:p>
          </table:table-cell>
          <table:table-cell office:value-type="float" office:value="58.44">
            <text:p>58.44</text:p>
          </table:table-cell>
          <table:table-cell table:style-name="ce2" table:formula="of:=[.N126]/[.N$2]" office:value-type="percentage" office:value="1.02814919071077">
            <text:p>102.81%</text:p>
          </table:table-cell>
          <table:table-cell table:style-name="ce2" table:formula="of:=[.N126]/[.N125]-1" office:value-type="percentage" office:value="-0.000513083632632139">
            <text:p>-0.05%</text:p>
          </table:table-cell>
          <table:table-cell table:formula="of:=[.Q$2]*[.O126]" office:value-type="currency" office:currency="USD" office:value="504012.736678395">
            <text:p>$504,012.74</text:p>
          </table:table-cell>
          <table:table-cell table:formula="of:=[.$AA$3]/[.$B$2]*[.B126]+[.$AA$4]/[.$F$2]*[.F126]+[.$AA$5]/[.$J$2]*[.J126]+[.$AA$6]/[.$N$2]*[.N126]" office:value-type="currency" office:currency="USD" office:value="1276226.75460108">
            <text:p>$1,276,226.75</text:p>
          </table:table-cell>
          <table:table-cell table:style-name="ce2" table:formula="of:=[.R126]/[.R$2]" office:value-type="percentage" office:value="1.27622675460108">
            <text:p>127.62%</text:p>
          </table:table-cell>
          <table:table-cell table:style-name="ce2" table:formula="of:=[.R126]/[.R125]-1" office:value-type="percentage" office:value="0.00170456190009305">
            <text:p>0.17%</text:p>
          </table:table-cell>
          <table:table-cell table:formula="of:=[.U$2]*[.S126]" office:value-type="currency" office:currency="USD" office:value="1276226.75460108">
            <text:p>$1,276,226.75</text:p>
          </table:table-cell>
          <table:table-cell office:value-type="float" office:value="128.54">
            <text:p>128.54</text:p>
          </table:table-cell>
          <table:table-cell table:style-name="ce2" table:formula="of:=[.V126]/[.V$2]" office:value-type="percentage" office:value="1.04845024469821">
            <text:p>104.85%</text:p>
          </table:table-cell>
          <table:table-cell table:style-name="ce2" table:formula="of:=[.V126]/[.V125]-1" office:value-type="percentage" office:value="0.00958215519949723">
            <text:p>0.9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01">
            <text:p>01/07/11</text:p>
          </table:table-cell>
          <table:table-cell office:value-type="float" office:value="37.25">
            <text:p>37.25</text:p>
          </table:table-cell>
          <table:table-cell table:formula="of:=[.B127]/[.$B$2]" office:value-type="percentage" office:value="1.29745733194009">
            <text:p>129.75%</text:p>
          </table:table-cell>
          <table:table-cell table:formula="of:=[.B127]/[.B126]-1" office:value-type="percentage" office:value="0.0122282608695652">
            <text:p>1.22%</text:p>
          </table:table-cell>
          <table:table-cell table:formula="of:=[.$E$2]*[.C127]" office:value-type="currency" office:currency="USD" office:value="1297457.33194009">
            <text:p>$1,297,457.33</text:p>
          </table:table-cell>
          <table:table-cell office:value-type="float" office:value="2.9">
            <text:p>2.9</text:p>
          </table:table-cell>
          <table:table-cell table:style-name="ce2" table:formula="of:=[.F127]/[.F$2]" office:value-type="percentage" office:value="2.41666666666667">
            <text:p>241.67%</text:p>
          </table:table-cell>
          <table:table-cell table:style-name="ce2" table:formula="of:=[.F127]/[.F126]-1" office:value-type="percentage" office:value="-0.0169491525423729">
            <text:p>-1.69%</text:p>
          </table:table-cell>
          <table:table-cell table:formula="of:=[.I$2]*[.G127]" office:value-type="currency" office:currency="USD" office:value="186619.325833333">
            <text:p>$186,619.33</text:p>
          </table:table-cell>
          <table:table-cell office:value-type="float" office:value="3.06">
            <text:p>3.06</text:p>
          </table:table-cell>
          <table:table-cell table:style-name="ce2" table:formula="of:=[.J127]/[.J$2]" office:value-type="percentage" office:value="1.6020942408377">
            <text:p>160.21%</text:p>
          </table:table-cell>
          <table:table-cell table:style-name="ce2" table:formula="of:=[.J127]/[.J126]-1" office:value-type="percentage" office:value="0.0268456375838926">
            <text:p>2.68%</text:p>
          </table:table-cell>
          <table:table-cell table:formula="of:=[.M$2]*[.K127]" office:value-type="currency" office:currency="USD" office:value="160672.172984293">
            <text:p>$160,672.17</text:p>
          </table:table-cell>
          <table:table-cell office:value-type="float" office:value="58.23">
            <text:p>58.23</text:p>
          </table:table-cell>
          <table:table-cell table:style-name="ce2" table:formula="of:=[.N127]/[.N$2]" office:value-type="percentage" office:value="1.02445460942998">
            <text:p>102.45%</text:p>
          </table:table-cell>
          <table:table-cell table:style-name="ce2" table:formula="of:=[.N127]/[.N126]-1" office:value-type="percentage" office:value="-0.00359342915811089">
            <text:p>-0.36%</text:p>
          </table:table-cell>
          <table:table-cell table:formula="of:=[.Q$2]*[.O127]" office:value-type="currency" office:currency="USD" office:value="502201.602614356">
            <text:p>$502,201.60</text:p>
          </table:table-cell>
          <table:table-cell table:formula="of:=[.$AA$3]/[.$B$2]*[.B127]+[.$AA$4]/[.$F$2]*[.F127]+[.$AA$5]/[.$J$2]*[.J127]+[.$AA$6]/[.$N$2]*[.N127]" office:value-type="currency" office:currency="USD" office:value="1280606.70949538">
            <text:p>$1,280,606.71</text:p>
          </table:table-cell>
          <table:table-cell table:style-name="ce2" table:formula="of:=[.R127]/[.R$2]" office:value-type="percentage" office:value="1.28060670949538">
            <text:p>128.06%</text:p>
          </table:table-cell>
          <table:table-cell table:style-name="ce2" table:formula="of:=[.R127]/[.R126]-1" office:value-type="percentage" office:value="0.00343195664759377">
            <text:p>0.34%</text:p>
          </table:table-cell>
          <table:table-cell table:formula="of:=[.U$2]*[.S127]" office:value-type="currency" office:currency="USD" office:value="1280606.70949538">
            <text:p>$1,280,606.71</text:p>
          </table:table-cell>
          <table:table-cell office:value-type="float" office:value="130.44">
            <text:p>130.44</text:p>
          </table:table-cell>
          <table:table-cell table:style-name="ce2" table:formula="of:=[.V127]/[.V$2]" office:value-type="percentage" office:value="1.06394779771615">
            <text:p>106.39%</text:p>
          </table:table-cell>
          <table:table-cell table:style-name="ce2" table:formula="of:=[.V127]/[.V126]-1" office:value-type="percentage" office:value="0.0147813910066905">
            <text:p>1.4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05">
            <text:p>05/07/11</text:p>
          </table:table-cell>
          <table:table-cell office:value-type="float" office:value="37.49">
            <text:p>37.49</text:p>
          </table:table-cell>
          <table:table-cell table:formula="of:=[.B128]/[.$B$2]" office:value-type="percentage" office:value="1.30581678857541">
            <text:p>130.58%</text:p>
          </table:table-cell>
          <table:table-cell table:formula="of:=[.B128]/[.B127]-1" office:value-type="percentage" office:value="0.0064429530201342">
            <text:p>0.64%</text:p>
          </table:table-cell>
          <table:table-cell table:formula="of:=[.$E$2]*[.C128]" office:value-type="currency" office:currency="USD" office:value="1305816.78857541">
            <text:p>$1,305,816.79</text:p>
          </table:table-cell>
          <table:table-cell office:value-type="float" office:value="2.88">
            <text:p>2.88</text:p>
          </table:table-cell>
          <table:table-cell table:style-name="ce2" table:formula="of:=[.F128]/[.F$2]" office:value-type="percentage" office:value="2.4">
            <text:p>240.00%</text:p>
          </table:table-cell>
          <table:table-cell table:style-name="ce2" table:formula="of:=[.F128]/[.F127]-1" office:value-type="percentage" office:value="-0.00689655172413795">
            <text:p>-0.69%</text:p>
          </table:table-cell>
          <table:table-cell table:formula="of:=[.I$2]*[.G128]" office:value-type="currency" office:currency="USD" office:value="185332.296">
            <text:p>$185,332.30</text:p>
          </table:table-cell>
          <table:table-cell office:value-type="float" office:value="3.2">
            <text:p>3.2</text:p>
          </table:table-cell>
          <table:table-cell table:style-name="ce2" table:formula="of:=[.J128]/[.J$2]" office:value-type="percentage" office:value="1.67539267015707">
            <text:p>167.54%</text:p>
          </table:table-cell>
          <table:table-cell table:style-name="ce2" table:formula="of:=[.J128]/[.J127]-1" office:value-type="percentage" office:value="0.0457516339869282">
            <text:p>4.58%</text:p>
          </table:table-cell>
          <table:table-cell table:formula="of:=[.M$2]*[.K128]" office:value-type="currency" office:currency="USD" office:value="168023.187434555">
            <text:p>$168,023.19</text:p>
          </table:table-cell>
          <table:table-cell office:value-type="float" office:value="58.45">
            <text:p>58.45</text:p>
          </table:table-cell>
          <table:table-cell table:style-name="ce2" table:formula="of:=[.N128]/[.N$2]" office:value-type="percentage" office:value="1.02832512315271">
            <text:p>102.83%</text:p>
          </table:table-cell>
          <table:table-cell table:style-name="ce2" table:formula="of:=[.N128]/[.N127]-1" office:value-type="percentage" office:value="0.00377812124334542">
            <text:p>0.38%</text:p>
          </table:table-cell>
          <table:table-cell table:formula="of:=[.Q$2]*[.O128]" office:value-type="currency" office:currency="USD" office:value="504098.981157635">
            <text:p>$504,098.98</text:p>
          </table:table-cell>
          <table:table-cell table:formula="of:=[.$AA$3]/[.$B$2]*[.B128]+[.$AA$4]/[.$F$2]*[.F128]+[.$AA$5]/[.$J$2]*[.J128]+[.$AA$6]/[.$N$2]*[.N128]" office:value-type="currency" office:currency="USD" office:value="1291345.71737868">
            <text:p>$1,291,345.72</text:p>
          </table:table-cell>
          <table:table-cell table:style-name="ce2" table:formula="of:=[.R128]/[.R$2]" office:value-type="percentage" office:value="1.29134571737868">
            <text:p>129.13%</text:p>
          </table:table-cell>
          <table:table-cell table:style-name="ce2" table:formula="of:=[.R128]/[.R127]-1" office:value-type="percentage" office:value="0.00838587507286515">
            <text:p>0.84%</text:p>
          </table:table-cell>
          <table:table-cell table:formula="of:=[.U$2]*[.S128]" office:value-type="currency" office:currency="USD" office:value="1291345.71737868">
            <text:p>$1,291,345.72</text:p>
          </table:table-cell>
          <table:table-cell office:value-type="float" office:value="130.33">
            <text:p>130.33</text:p>
          </table:table-cell>
          <table:table-cell table:style-name="ce2" table:formula="of:=[.V128]/[.V$2]" office:value-type="percentage" office:value="1.06305057096248">
            <text:p>106.31%</text:p>
          </table:table-cell>
          <table:table-cell table:style-name="ce2" table:formula="of:=[.V128]/[.V127]-1" office:value-type="percentage" office:value="-0.000843299601349212">
            <text:p>-0.0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06">
            <text:p>06/07/11</text:p>
          </table:table-cell>
          <table:table-cell office:value-type="float" office:value="37.61">
            <text:p>37.61</text:p>
          </table:table-cell>
          <table:table-cell table:formula="of:=[.B129]/[.$B$2]" office:value-type="percentage" office:value="1.30999651689307">
            <text:p>131.00%</text:p>
          </table:table-cell>
          <table:table-cell table:formula="of:=[.B129]/[.B128]-1" office:value-type="percentage" office:value="0.00320085356094957">
            <text:p>0.32%</text:p>
          </table:table-cell>
          <table:table-cell table:formula="of:=[.$E$2]*[.C129]" office:value-type="currency" office:currency="USD" office:value="1309996.51689307">
            <text:p>$1,309,996.52</text:p>
          </table:table-cell>
          <table:table-cell office:value-type="float" office:value="2.88">
            <text:p>2.88</text:p>
          </table:table-cell>
          <table:table-cell table:style-name="ce2" table:formula="of:=[.F129]/[.F$2]" office:value-type="percentage" office:value="2.4">
            <text:p>240.00%</text:p>
          </table:table-cell>
          <table:table-cell table:style-name="ce2" table:formula="of:=[.F129]/[.F128]-1" office:value-type="percentage" office:value="0">
            <text:p>0.00%</text:p>
          </table:table-cell>
          <table:table-cell table:formula="of:=[.I$2]*[.G129]" office:value-type="currency" office:currency="USD" office:value="185332.296">
            <text:p>$185,332.30</text:p>
          </table:table-cell>
          <table:table-cell office:value-type="float" office:value="3.4">
            <text:p>3.4</text:p>
          </table:table-cell>
          <table:table-cell table:style-name="ce2" table:formula="of:=[.J129]/[.J$2]" office:value-type="percentage" office:value="1.78010471204188">
            <text:p>178.01%</text:p>
          </table:table-cell>
          <table:table-cell table:style-name="ce2" table:formula="of:=[.J129]/[.J128]-1" office:value-type="percentage" office:value="0.0625">
            <text:p>6.25%</text:p>
          </table:table-cell>
          <table:table-cell table:formula="of:=[.M$2]*[.K129]" office:value-type="currency" office:currency="USD" office:value="178524.636649215">
            <text:p>$178,524.64</text:p>
          </table:table-cell>
          <table:table-cell office:value-type="float" office:value="58.71">
            <text:p>58.71</text:p>
          </table:table-cell>
          <table:table-cell table:style-name="ce2" table:formula="of:=[.N129]/[.N$2]" office:value-type="percentage" office:value="1.03289936664321">
            <text:p>103.29%</text:p>
          </table:table-cell>
          <table:table-cell table:style-name="ce2" table:formula="of:=[.N129]/[.N128]-1" office:value-type="percentage" office:value="0.00444824636441399">
            <text:p>0.44%</text:p>
          </table:table-cell>
          <table:table-cell table:formula="of:=[.Q$2]*[.O129]" office:value-type="currency" office:currency="USD" office:value="506341.337617875">
            <text:p>$506,341.34</text:p>
          </table:table-cell>
          <table:table-cell table:formula="of:=[.$AA$3]/[.$B$2]*[.B129]+[.$AA$4]/[.$F$2]*[.F129]+[.$AA$5]/[.$J$2]*[.J129]+[.$AA$6]/[.$N$2]*[.N129]" office:value-type="currency" office:currency="USD" office:value="1305478.34541512">
            <text:p>$1,305,478.35</text:p>
          </table:table-cell>
          <table:table-cell table:style-name="ce2" table:formula="of:=[.R129]/[.R$2]" office:value-type="percentage" office:value="1.30547834541512">
            <text:p>130.55%</text:p>
          </table:table-cell>
          <table:table-cell table:style-name="ce2" table:formula="of:=[.R129]/[.R128]-1" office:value-type="percentage" office:value="0.0109441088054509">
            <text:p>1.09%</text:p>
          </table:table-cell>
          <table:table-cell table:formula="of:=[.U$2]*[.S129]" office:value-type="currency" office:currency="USD" office:value="1305478.34541512">
            <text:p>$1,305,478.35</text:p>
          </table:table-cell>
          <table:table-cell office:value-type="float" office:value="130.49">
            <text:p>130.49</text:p>
          </table:table-cell>
          <table:table-cell table:style-name="ce2" table:formula="of:=[.V129]/[.V$2]" office:value-type="percentage" office:value="1.06435562805873">
            <text:p>106.44%</text:p>
          </table:table-cell>
          <table:table-cell table:style-name="ce2" table:formula="of:=[.V129]/[.V128]-1" office:value-type="percentage" office:value="0.0012276528811479">
            <text:p>0.1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07">
            <text:p>07/07/11</text:p>
          </table:table-cell>
          <table:table-cell office:value-type="float" office:value="37.48">
            <text:p>37.48</text:p>
          </table:table-cell>
          <table:table-cell table:formula="of:=[.B130]/[.$B$2]" office:value-type="percentage" office:value="1.30546847788227">
            <text:p>130.55%</text:p>
          </table:table-cell>
          <table:table-cell table:formula="of:=[.B130]/[.B129]-1" office:value-type="percentage" office:value="-0.00345652751927683">
            <text:p>-0.35%</text:p>
          </table:table-cell>
          <table:table-cell table:formula="of:=[.$E$2]*[.C130]" office:value-type="currency" office:currency="USD" office:value="1305468.47788227">
            <text:p>$1,305,468.48</text:p>
          </table:table-cell>
          <table:table-cell office:value-type="float" office:value="2.87">
            <text:p>2.87</text:p>
          </table:table-cell>
          <table:table-cell table:style-name="ce2" table:formula="of:=[.F130]/[.F$2]" office:value-type="percentage" office:value="2.39166666666667">
            <text:p>239.17%</text:p>
          </table:table-cell>
          <table:table-cell table:style-name="ce2" table:formula="of:=[.F130]/[.F129]-1" office:value-type="percentage" office:value="-0.0034722222222221">
            <text:p>-0.35%</text:p>
          </table:table-cell>
          <table:table-cell table:formula="of:=[.I$2]*[.G130]" office:value-type="currency" office:currency="USD" office:value="184688.781083333">
            <text:p>$184,688.78</text:p>
          </table:table-cell>
          <table:table-cell office:value-type="float" office:value="3.35">
            <text:p>3.35</text:p>
          </table:table-cell>
          <table:table-cell table:style-name="ce2" table:formula="of:=[.J130]/[.J$2]" office:value-type="percentage" office:value="1.75392670157068">
            <text:p>175.39%</text:p>
          </table:table-cell>
          <table:table-cell table:style-name="ce2" table:formula="of:=[.J130]/[.J129]-1" office:value-type="percentage" office:value="-0.0147058823529411">
            <text:p>-1.47%</text:p>
          </table:table-cell>
          <table:table-cell table:formula="of:=[.M$2]*[.K130]" office:value-type="currency" office:currency="USD" office:value="175899.27434555">
            <text:p>$175,899.27</text:p>
          </table:table-cell>
          <table:table-cell office:value-type="float" office:value="58.43">
            <text:p>58.43</text:p>
          </table:table-cell>
          <table:table-cell table:style-name="ce2" table:formula="of:=[.N130]/[.N$2]" office:value-type="percentage" office:value="1.02797325826882">
            <text:p>102.80%</text:p>
          </table:table-cell>
          <table:table-cell table:style-name="ce2" table:formula="of:=[.N130]/[.N129]-1" office:value-type="percentage" office:value="-0.00476920456481011">
            <text:p>-0.48%</text:p>
          </table:table-cell>
          <table:table-cell table:formula="of:=[.Q$2]*[.O130]" office:value-type="currency" office:currency="USD" office:value="503926.492199156">
            <text:p>$503,926.49</text:p>
          </table:table-cell>
          <table:table-cell table:formula="of:=[.$AA$3]/[.$B$2]*[.B130]+[.$AA$4]/[.$F$2]*[.F130]+[.$AA$5]/[.$J$2]*[.J130]+[.$AA$6]/[.$N$2]*[.N130]" office:value-type="currency" office:currency="USD" office:value="1298290.06521773">
            <text:p>$1,298,290.07</text:p>
          </table:table-cell>
          <table:table-cell table:style-name="ce2" table:formula="of:=[.R130]/[.R$2]" office:value-type="percentage" office:value="1.29829006521773">
            <text:p>129.83%</text:p>
          </table:table-cell>
          <table:table-cell table:style-name="ce2" table:formula="of:=[.R130]/[.R129]-1" office:value-type="percentage" office:value="-0.00550624238436293">
            <text:p>-0.55%</text:p>
          </table:table-cell>
          <table:table-cell table:formula="of:=[.U$2]*[.S130]" office:value-type="currency" office:currency="USD" office:value="1298290.06521773">
            <text:p>$1,298,290.07</text:p>
          </table:table-cell>
          <table:table-cell office:value-type="float" office:value="131.84">
            <text:p>131.84</text:p>
          </table:table-cell>
          <table:table-cell table:style-name="ce2" table:formula="of:=[.V130]/[.V$2]" office:value-type="percentage" office:value="1.07536704730832">
            <text:p>107.54%</text:p>
          </table:table-cell>
          <table:table-cell table:style-name="ce2" table:formula="of:=[.V130]/[.V129]-1" office:value-type="percentage" office:value="0.0103456203540502">
            <text:p>1.0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08">
            <text:p>08/07/11</text:p>
          </table:table-cell>
          <table:table-cell office:value-type="float" office:value="37.28">
            <text:p>37.28</text:p>
          </table:table-cell>
          <table:table-cell table:formula="of:=[.B131]/[.$B$2]" office:value-type="percentage" office:value="1.29850226401951">
            <text:p>129.85%</text:p>
          </table:table-cell>
          <table:table-cell table:formula="of:=[.B131]/[.B130]-1" office:value-type="percentage" office:value="-0.00533617929562424">
            <text:p>-0.53%</text:p>
          </table:table-cell>
          <table:table-cell table:formula="of:=[.$E$2]*[.C131]" office:value-type="currency" office:currency="USD" office:value="1298502.26401951">
            <text:p>$1,298,502.26</text:p>
          </table:table-cell>
          <table:table-cell office:value-type="float" office:value="2.87">
            <text:p>2.87</text:p>
          </table:table-cell>
          <table:table-cell table:style-name="ce2" table:formula="of:=[.F131]/[.F$2]" office:value-type="percentage" office:value="2.39166666666667">
            <text:p>239.17%</text:p>
          </table:table-cell>
          <table:table-cell table:style-name="ce2" table:formula="of:=[.F131]/[.F130]-1" office:value-type="percentage" office:value="0">
            <text:p>0.00%</text:p>
          </table:table-cell>
          <table:table-cell table:formula="of:=[.I$2]*[.G131]" office:value-type="currency" office:currency="USD" office:value="184688.781083333">
            <text:p>$184,688.78</text:p>
          </table:table-cell>
          <table:table-cell office:value-type="float" office:value="3.25">
            <text:p>3.25</text:p>
          </table:table-cell>
          <table:table-cell table:style-name="ce2" table:formula="of:=[.J131]/[.J$2]" office:value-type="percentage" office:value="1.70157068062827">
            <text:p>170.16%</text:p>
          </table:table-cell>
          <table:table-cell table:style-name="ce2" table:formula="of:=[.J131]/[.J130]-1" office:value-type="percentage" office:value="-0.0298507462686567">
            <text:p>-2.99%</text:p>
          </table:table-cell>
          <table:table-cell table:formula="of:=[.M$2]*[.K131]" office:value-type="currency" office:currency="USD" office:value="170648.54973822">
            <text:p>$170,648.55</text:p>
          </table:table-cell>
          <table:table-cell office:value-type="float" office:value="59.21">
            <text:p>59.21</text:p>
          </table:table-cell>
          <table:table-cell table:style-name="ce2" table:formula="of:=[.N131]/[.N$2]" office:value-type="percentage" office:value="1.04169598874032">
            <text:p>104.17%</text:p>
          </table:table-cell>
          <table:table-cell table:style-name="ce2" table:formula="of:=[.N131]/[.N130]-1" office:value-type="percentage" office:value="0.0133493068629129">
            <text:p>1.33%</text:p>
          </table:table-cell>
          <table:table-cell table:formula="of:=[.Q$2]*[.O131]" office:value-type="currency" office:currency="USD" office:value="510653.561579873">
            <text:p>$510,653.56</text:p>
          </table:table-cell>
          <table:table-cell table:formula="of:=[.$AA$3]/[.$B$2]*[.B131]+[.$AA$4]/[.$F$2]*[.F131]+[.$AA$5]/[.$J$2]*[.J131]+[.$AA$6]/[.$N$2]*[.N131]" office:value-type="currency" office:currency="USD" office:value="1297451.70605521">
            <text:p>$1,297,451.71</text:p>
          </table:table-cell>
          <table:table-cell table:style-name="ce2" table:formula="of:=[.R131]/[.R$2]" office:value-type="percentage" office:value="1.29745170605521">
            <text:p>129.75%</text:p>
          </table:table-cell>
          <table:table-cell table:style-name="ce2" table:formula="of:=[.R131]/[.R130]-1" office:value-type="percentage" office:value="-0.000645741028898694">
            <text:p>-0.06%</text:p>
          </table:table-cell>
          <table:table-cell table:formula="of:=[.U$2]*[.S131]" office:value-type="currency" office:currency="USD" office:value="1297451.70605521">
            <text:p>$1,297,451.71</text:p>
          </table:table-cell>
          <table:table-cell office:value-type="float" office:value="130.91">
            <text:p>130.91</text:p>
          </table:table-cell>
          <table:table-cell table:style-name="ce2" table:formula="of:=[.V131]/[.V$2]" office:value-type="percentage" office:value="1.06778140293638">
            <text:p>106.78%</text:p>
          </table:table-cell>
          <table:table-cell table:style-name="ce2" table:formula="of:=[.V131]/[.V130]-1" office:value-type="percentage" office:value="-0.00705400485436902">
            <text:p>-0.7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1">
            <text:p>11/07/11</text:p>
          </table:table-cell>
          <table:table-cell office:value-type="float" office:value="36.99">
            <text:p>36.99</text:p>
          </table:table-cell>
          <table:table-cell table:formula="of:=[.B132]/[.$B$2]" office:value-type="percentage" office:value="1.2884012539185">
            <text:p>128.84%</text:p>
          </table:table-cell>
          <table:table-cell table:formula="of:=[.B132]/[.B131]-1" office:value-type="percentage" office:value="-0.00777896995708149">
            <text:p>-0.78%</text:p>
          </table:table-cell>
          <table:table-cell table:formula="of:=[.$E$2]*[.C132]" office:value-type="currency" office:currency="USD" office:value="1288401.2539185">
            <text:p>$1,288,401.25</text:p>
          </table:table-cell>
          <table:table-cell office:value-type="float" office:value="2.8">
            <text:p>2.8</text:p>
          </table:table-cell>
          <table:table-cell table:style-name="ce2" table:formula="of:=[.F132]/[.F$2]" office:value-type="percentage" office:value="2.33333333333333">
            <text:p>233.33%</text:p>
          </table:table-cell>
          <table:table-cell table:style-name="ce2" table:formula="of:=[.F132]/[.F131]-1" office:value-type="percentage" office:value="-0.0243902439024392">
            <text:p>-2.44%</text:p>
          </table:table-cell>
          <table:table-cell table:formula="of:=[.I$2]*[.G132]" office:value-type="currency" office:currency="USD" office:value="180184.176666667">
            <text:p>$180,184.18</text:p>
          </table:table-cell>
          <table:table-cell office:value-type="float" office:value="3.35">
            <text:p>3.35</text:p>
          </table:table-cell>
          <table:table-cell table:style-name="ce2" table:formula="of:=[.J132]/[.J$2]" office:value-type="percentage" office:value="1.75392670157068">
            <text:p>175.39%</text:p>
          </table:table-cell>
          <table:table-cell table:style-name="ce2" table:formula="of:=[.J132]/[.J131]-1" office:value-type="percentage" office:value="0.0307692307692309">
            <text:p>3.08%</text:p>
          </table:table-cell>
          <table:table-cell table:formula="of:=[.M$2]*[.K132]" office:value-type="currency" office:currency="USD" office:value="175899.27434555">
            <text:p>$175,899.27</text:p>
          </table:table-cell>
          <table:table-cell office:value-type="float" office:value="60.05">
            <text:p>60.05</text:p>
          </table:table-cell>
          <table:table-cell table:style-name="ce2" table:formula="of:=[.N132]/[.N$2]" office:value-type="percentage" office:value="1.05647431386348">
            <text:p>105.65%</text:p>
          </table:table-cell>
          <table:table-cell table:style-name="ce2" table:formula="of:=[.N132]/[.N131]-1" office:value-type="percentage" office:value="0.0141867927714912">
            <text:p>1.42%</text:p>
          </table:table-cell>
          <table:table-cell table:formula="of:=[.Q$2]*[.O132]" office:value-type="currency" office:currency="USD" office:value="517898.097836031">
            <text:p>$517,898.10</text:p>
          </table:table-cell>
          <table:table-cell table:formula="of:=[.$AA$3]/[.$B$2]*[.B132]+[.$AA$4]/[.$F$2]*[.F132]+[.$AA$5]/[.$J$2]*[.J132]+[.$AA$6]/[.$N$2]*[.N132]" office:value-type="currency" office:currency="USD" office:value="1302086.04179496">
            <text:p>$1,302,086.04</text:p>
          </table:table-cell>
          <table:table-cell table:style-name="ce2" table:formula="of:=[.R132]/[.R$2]" office:value-type="percentage" office:value="1.30208604179496">
            <text:p>130.21%</text:p>
          </table:table-cell>
          <table:table-cell table:style-name="ce2" table:formula="of:=[.R132]/[.R131]-1" office:value-type="percentage" office:value="0.00357187532924841">
            <text:p>0.36%</text:p>
          </table:table-cell>
          <table:table-cell table:formula="of:=[.U$2]*[.S132]" office:value-type="currency" office:currency="USD" office:value="1302086.04179496">
            <text:p>$1,302,086.04</text:p>
          </table:table-cell>
          <table:table-cell office:value-type="float" office:value="128.54">
            <text:p>128.54</text:p>
          </table:table-cell>
          <table:table-cell table:style-name="ce2" table:formula="of:=[.V132]/[.V$2]" office:value-type="percentage" office:value="1.04845024469821">
            <text:p>104.85%</text:p>
          </table:table-cell>
          <table:table-cell table:style-name="ce2" table:formula="of:=[.V132]/[.V131]-1" office:value-type="percentage" office:value="-0.0181040409441602">
            <text:p>-1.8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2">
            <text:p>12/07/11</text:p>
          </table:table-cell>
          <table:table-cell office:value-type="float" office:value="37.17">
            <text:p>37.17</text:p>
          </table:table-cell>
          <table:table-cell table:formula="of:=[.B133]/[.$B$2]" office:value-type="percentage" office:value="1.29467084639498">
            <text:p>129.47%</text:p>
          </table:table-cell>
          <table:table-cell table:formula="of:=[.B133]/[.B132]-1" office:value-type="percentage" office:value="0.00486618004866179">
            <text:p>0.49%</text:p>
          </table:table-cell>
          <table:table-cell table:formula="of:=[.$E$2]*[.C133]" office:value-type="currency" office:currency="USD" office:value="1294670.84639498">
            <text:p>$1,294,670.85</text:p>
          </table:table-cell>
          <table:table-cell office:value-type="float" office:value="2.85">
            <text:p>2.85</text:p>
          </table:table-cell>
          <table:table-cell table:style-name="ce2" table:formula="of:=[.F133]/[.F$2]" office:value-type="percentage" office:value="2.375">
            <text:p>237.50%</text:p>
          </table:table-cell>
          <table:table-cell table:style-name="ce2" table:formula="of:=[.F133]/[.F132]-1" office:value-type="percentage" office:value="0.017857142857143">
            <text:p>1.79%</text:p>
          </table:table-cell>
          <table:table-cell table:formula="of:=[.I$2]*[.G133]" office:value-type="currency" office:currency="USD" office:value="183401.75125">
            <text:p>$183,401.75</text:p>
          </table:table-cell>
          <table:table-cell office:value-type="float" office:value="3.21">
            <text:p>3.21</text:p>
          </table:table-cell>
          <table:table-cell table:style-name="ce2" table:formula="of:=[.J133]/[.J$2]" office:value-type="percentage" office:value="1.68062827225131">
            <text:p>168.06%</text:p>
          </table:table-cell>
          <table:table-cell table:style-name="ce2" table:formula="of:=[.J133]/[.J132]-1" office:value-type="percentage" office:value="-0.0417910447761194">
            <text:p>-4.18%</text:p>
          </table:table-cell>
          <table:table-cell table:formula="of:=[.M$2]*[.K133]" office:value-type="currency" office:currency="USD" office:value="168548.259895288">
            <text:p>$168,548.26</text:p>
          </table:table-cell>
          <table:table-cell office:value-type="float" office:value="60.17">
            <text:p>60.17</text:p>
          </table:table-cell>
          <table:table-cell table:style-name="ce2" table:formula="of:=[.N133]/[.N$2]" office:value-type="percentage" office:value="1.05858550316678">
            <text:p>105.86%</text:p>
          </table:table-cell>
          <table:table-cell table:style-name="ce2" table:formula="of:=[.N133]/[.N132]-1" office:value-type="percentage" office:value="0.00199833472106592">
            <text:p>0.20%</text:p>
          </table:table-cell>
          <table:table-cell table:formula="of:=[.Q$2]*[.O133]" office:value-type="currency" office:currency="USD" office:value="518933.031586911">
            <text:p>$518,933.03</text:p>
          </table:table-cell>
          <table:table-cell table:formula="of:=[.$AA$3]/[.$B$2]*[.B133]+[.$AA$4]/[.$F$2]*[.F133]+[.$AA$5]/[.$J$2]*[.J133]+[.$AA$6]/[.$N$2]*[.N133]" office:value-type="currency" office:currency="USD" office:value="1301070.76922123">
            <text:p>$1,301,070.77</text:p>
          </table:table-cell>
          <table:table-cell table:style-name="ce2" table:formula="of:=[.R133]/[.R$2]" office:value-type="percentage" office:value="1.30107076922123">
            <text:p>130.11%</text:p>
          </table:table-cell>
          <table:table-cell table:style-name="ce2" table:formula="of:=[.R133]/[.R132]-1" office:value-type="percentage" office:value="-0.000779727714713463">
            <text:p>-0.08%</text:p>
          </table:table-cell>
          <table:table-cell table:formula="of:=[.U$2]*[.S133]" office:value-type="currency" office:currency="USD" office:value="1301070.76922123">
            <text:p>$1,301,070.77</text:p>
          </table:table-cell>
          <table:table-cell office:value-type="float" office:value="127.98">
            <text:p>127.98</text:p>
          </table:table-cell>
          <table:table-cell table:style-name="ce2" table:formula="of:=[.V133]/[.V$2]" office:value-type="percentage" office:value="1.04388254486134">
            <text:p>104.39%</text:p>
          </table:table-cell>
          <table:table-cell table:style-name="ce2" table:formula="of:=[.V133]/[.V132]-1" office:value-type="percentage" office:value="-0.00435662050723495">
            <text:p>-0.4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3">
            <text:p>13/07/11</text:p>
          </table:table-cell>
          <table:table-cell office:value-type="float" office:value="37.45">
            <text:p>37.45</text:p>
          </table:table-cell>
          <table:table-cell table:formula="of:=[.B134]/[.$B$2]" office:value-type="percentage" office:value="1.30442354580286">
            <text:p>130.44%</text:p>
          </table:table-cell>
          <table:table-cell table:formula="of:=[.B134]/[.B133]-1" office:value-type="percentage" office:value="0.00753295668549914">
            <text:p>0.75%</text:p>
          </table:table-cell>
          <table:table-cell table:formula="of:=[.$E$2]*[.C134]" office:value-type="currency" office:currency="USD" office:value="1304423.54580286">
            <text:p>$1,304,423.55</text:p>
          </table:table-cell>
          <table:table-cell office:value-type="float" office:value="2.9">
            <text:p>2.9</text:p>
          </table:table-cell>
          <table:table-cell table:style-name="ce2" table:formula="of:=[.F134]/[.F$2]" office:value-type="percentage" office:value="2.41666666666667">
            <text:p>241.67%</text:p>
          </table:table-cell>
          <table:table-cell table:style-name="ce2" table:formula="of:=[.F134]/[.F133]-1" office:value-type="percentage" office:value="0.0175438596491226">
            <text:p>1.75%</text:p>
          </table:table-cell>
          <table:table-cell table:formula="of:=[.I$2]*[.G134]" office:value-type="currency" office:currency="USD" office:value="186619.325833333">
            <text:p>$186,619.33</text:p>
          </table:table-cell>
          <table:table-cell office:value-type="float" office:value="3.17">
            <text:p>3.17</text:p>
          </table:table-cell>
          <table:table-cell table:style-name="ce2" table:formula="of:=[.J134]/[.J$2]" office:value-type="percentage" office:value="1.65968586387435">
            <text:p>165.97%</text:p>
          </table:table-cell>
          <table:table-cell table:style-name="ce2" table:formula="of:=[.J134]/[.J133]-1" office:value-type="percentage" office:value="-0.0124610591900312">
            <text:p>-1.25%</text:p>
          </table:table-cell>
          <table:table-cell table:formula="of:=[.M$2]*[.K134]" office:value-type="currency" office:currency="USD" office:value="166447.970052356">
            <text:p>$166,447.97</text:p>
          </table:table-cell>
          <table:table-cell office:value-type="float" office:value="60.38">
            <text:p>60.38</text:p>
          </table:table-cell>
          <table:table-cell table:style-name="ce2" table:formula="of:=[.N134]/[.N$2]" office:value-type="percentage" office:value="1.06228008444757">
            <text:p>106.23%</text:p>
          </table:table-cell>
          <table:table-cell table:style-name="ce2" table:formula="of:=[.N134]/[.N133]-1" office:value-type="percentage" office:value="0.00349011135117161">
            <text:p>0.35%</text:p>
          </table:table-cell>
          <table:table-cell table:formula="of:=[.Q$2]*[.O134]" office:value-type="currency" office:currency="USD" office:value="520744.16565095">
            <text:p>$520,744.17</text:p>
          </table:table-cell>
          <table:table-cell table:formula="of:=[.$AA$3]/[.$B$2]*[.B134]+[.$AA$4]/[.$F$2]*[.F134]+[.$AA$5]/[.$J$2]*[.J134]+[.$AA$6]/[.$N$2]*[.N134]" office:value-type="currency" office:currency="USD" office:value="1307239.77353594">
            <text:p>$1,307,239.77</text:p>
          </table:table-cell>
          <table:table-cell table:style-name="ce2" table:formula="of:=[.R134]/[.R$2]" office:value-type="percentage" office:value="1.30723977353594">
            <text:p>130.72%</text:p>
          </table:table-cell>
          <table:table-cell table:style-name="ce2" table:formula="of:=[.R134]/[.R133]-1" office:value-type="percentage" office:value="0.00474148252397399">
            <text:p>0.47%</text:p>
          </table:table-cell>
          <table:table-cell table:formula="of:=[.U$2]*[.S134]" office:value-type="currency" office:currency="USD" office:value="1307239.77353594">
            <text:p>$1,307,239.77</text:p>
          </table:table-cell>
          <table:table-cell office:value-type="float" office:value="128.41">
            <text:p>128.41</text:p>
          </table:table-cell>
          <table:table-cell table:style-name="ce2" table:formula="of:=[.V134]/[.V$2]" office:value-type="percentage" office:value="1.0473898858075">
            <text:p>104.74%</text:p>
          </table:table-cell>
          <table:table-cell table:style-name="ce2" table:formula="of:=[.V134]/[.V133]-1" office:value-type="percentage" office:value="0.00335989998437247">
            <text:p>0.3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4">
            <text:p>14/07/11</text:p>
          </table:table-cell>
          <table:table-cell office:value-type="float" office:value="37.1">
            <text:p>37.1</text:p>
          </table:table-cell>
          <table:table-cell table:formula="of:=[.B135]/[.$B$2]" office:value-type="percentage" office:value="1.29223267154302">
            <text:p>129.22%</text:p>
          </table:table-cell>
          <table:table-cell table:formula="of:=[.B135]/[.B134]-1" office:value-type="percentage" office:value="-0.00934579439252336">
            <text:p>-0.93%</text:p>
          </table:table-cell>
          <table:table-cell table:formula="of:=[.$E$2]*[.C135]" office:value-type="currency" office:currency="USD" office:value="1292232.67154302">
            <text:p>$1,292,232.67</text:p>
          </table:table-cell>
          <table:table-cell office:value-type="float" office:value="3.38">
            <text:p>3.38</text:p>
          </table:table-cell>
          <table:table-cell table:style-name="ce2" table:formula="of:=[.F135]/[.F$2]" office:value-type="percentage" office:value="2.81666666666667">
            <text:p>281.67%</text:p>
          </table:table-cell>
          <table:table-cell table:style-name="ce2" table:formula="of:=[.F135]/[.F134]-1" office:value-type="percentage" office:value="0.16551724137931">
            <text:p>16.55%</text:p>
          </table:table-cell>
          <table:table-cell table:formula="of:=[.I$2]*[.G135]" office:value-type="currency" office:currency="USD" office:value="217508.041833333">
            <text:p>$217,508.04</text:p>
          </table:table-cell>
          <table:table-cell office:value-type="float" office:value="2.93">
            <text:p>2.93</text:p>
          </table:table-cell>
          <table:table-cell table:style-name="ce2" table:formula="of:=[.J135]/[.J$2]" office:value-type="percentage" office:value="1.53403141361257">
            <text:p>153.40%</text:p>
          </table:table-cell>
          <table:table-cell table:style-name="ce2" table:formula="of:=[.J135]/[.J134]-1" office:value-type="percentage" office:value="-0.0757097791798107">
            <text:p>-7.57%</text:p>
          </table:table-cell>
          <table:table-cell table:formula="of:=[.M$2]*[.K135]" office:value-type="currency" office:currency="USD" office:value="153846.230994764">
            <text:p>$153,846.23</text:p>
          </table:table-cell>
          <table:table-cell office:value-type="float" office:value="59.71">
            <text:p>59.71</text:p>
          </table:table-cell>
          <table:table-cell table:style-name="ce2" table:formula="of:=[.N135]/[.N$2]" office:value-type="percentage" office:value="1.05049261083744">
            <text:p>105.05%</text:p>
          </table:table-cell>
          <table:table-cell table:style-name="ce2" table:formula="of:=[.N135]/[.N134]-1" office:value-type="percentage" office:value="-0.011096389532958">
            <text:p>-1.11%</text:p>
          </table:table-cell>
          <table:table-cell table:formula="of:=[.Q$2]*[.O135]" office:value-type="currency" office:currency="USD" office:value="514965.785541872">
            <text:p>$514,965.79</text:p>
          </table:table-cell>
          <table:table-cell table:formula="of:=[.$AA$3]/[.$B$2]*[.B135]+[.$AA$4]/[.$F$2]*[.F135]+[.$AA$5]/[.$J$2]*[.J135]+[.$AA$6]/[.$N$2]*[.N135]" office:value-type="currency" office:currency="USD" office:value="1315697.63848143">
            <text:p>$1,315,697.64</text:p>
          </table:table-cell>
          <table:table-cell table:style-name="ce2" table:formula="of:=[.R135]/[.R$2]" office:value-type="percentage" office:value="1.31569763848143">
            <text:p>131.57%</text:p>
          </table:table-cell>
          <table:table-cell table:style-name="ce2" table:formula="of:=[.R135]/[.R134]-1" office:value-type="percentage" office:value="0.00647001806149827">
            <text:p>0.65%</text:p>
          </table:table-cell>
          <table:table-cell table:formula="of:=[.U$2]*[.S135]" office:value-type="currency" office:currency="USD" office:value="1315697.63848143">
            <text:p>$1,315,697.64</text:p>
          </table:table-cell>
          <table:table-cell office:value-type="float" office:value="127.53">
            <text:p>127.53</text:p>
          </table:table-cell>
          <table:table-cell table:style-name="ce2" table:formula="of:=[.V135]/[.V$2]" office:value-type="percentage" office:value="1.04021207177814">
            <text:p>104.02%</text:p>
          </table:table-cell>
          <table:table-cell table:style-name="ce2" table:formula="of:=[.V135]/[.V134]-1" office:value-type="percentage" office:value="-0.00685304882797289">
            <text:p>-0.6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5">
            <text:p>15/07/11</text:p>
          </table:table-cell>
          <table:table-cell office:value-type="float" office:value="37.1">
            <text:p>37.1</text:p>
          </table:table-cell>
          <table:table-cell table:formula="of:=[.B136]/[.$B$2]" office:value-type="percentage" office:value="1.29223267154302">
            <text:p>129.22%</text:p>
          </table:table-cell>
          <table:table-cell table:formula="of:=[.B136]/[.B135]-1" office:value-type="percentage" office:value="0">
            <text:p>0.00%</text:p>
          </table:table-cell>
          <table:table-cell table:formula="of:=[.$E$2]*[.C136]" office:value-type="currency" office:currency="USD" office:value="1292232.67154302">
            <text:p>$1,292,232.67</text:p>
          </table:table-cell>
          <table:table-cell office:value-type="float" office:value="3.34">
            <text:p>3.34</text:p>
          </table:table-cell>
          <table:table-cell table:style-name="ce2" table:formula="of:=[.F136]/[.F$2]" office:value-type="percentage" office:value="2.78333333333333">
            <text:p>278.33%</text:p>
          </table:table-cell>
          <table:table-cell table:style-name="ce2" table:formula="of:=[.F136]/[.F135]-1" office:value-type="percentage" office:value="-0.0118343195266273">
            <text:p>-1.18%</text:p>
          </table:table-cell>
          <table:table-cell table:formula="of:=[.I$2]*[.G136]" office:value-type="currency" office:currency="USD" office:value="214933.982166667">
            <text:p>$214,933.98</text:p>
          </table:table-cell>
          <table:table-cell office:value-type="float" office:value="2.95">
            <text:p>2.95</text:p>
          </table:table-cell>
          <table:table-cell table:style-name="ce2" table:formula="of:=[.J136]/[.J$2]" office:value-type="percentage" office:value="1.54450261780105">
            <text:p>154.45%</text:p>
          </table:table-cell>
          <table:table-cell table:style-name="ce2" table:formula="of:=[.J136]/[.J135]-1" office:value-type="percentage" office:value="0.006825938566553">
            <text:p>0.68%</text:p>
          </table:table-cell>
          <table:table-cell table:formula="of:=[.M$2]*[.K136]" office:value-type="currency" office:currency="USD" office:value="154896.37591623">
            <text:p>$154,896.38</text:p>
          </table:table-cell>
          <table:table-cell office:value-type="float" office:value="59.74">
            <text:p>59.74</text:p>
          </table:table-cell>
          <table:table-cell table:style-name="ce2" table:formula="of:=[.N136]/[.N$2]" office:value-type="percentage" office:value="1.05102040816327">
            <text:p>105.10%</text:p>
          </table:table-cell>
          <table:table-cell table:style-name="ce2" table:formula="of:=[.N136]/[.N135]-1" office:value-type="percentage" office:value="0.000502428403952537">
            <text:p>0.05%</text:p>
          </table:table-cell>
          <table:table-cell table:formula="of:=[.Q$2]*[.O136]" office:value-type="currency" office:currency="USD" office:value="515224.518979592">
            <text:p>$515,224.52</text:p>
          </table:table-cell>
          <table:table-cell table:formula="of:=[.$AA$3]/[.$B$2]*[.B136]+[.$AA$4]/[.$F$2]*[.F136]+[.$AA$5]/[.$J$2]*[.J136]+[.$AA$6]/[.$N$2]*[.N136]" office:value-type="currency" office:currency="USD" office:value="1314432.45717395">
            <text:p>$1,314,432.46</text:p>
          </table:table-cell>
          <table:table-cell table:style-name="ce2" table:formula="of:=[.R136]/[.R$2]" office:value-type="percentage" office:value="1.31443245717395">
            <text:p>131.44%</text:p>
          </table:table-cell>
          <table:table-cell table:style-name="ce2" table:formula="of:=[.R136]/[.R135]-1" office:value-type="percentage" office:value="-0.000961604908663594">
            <text:p>-0.10%</text:p>
          </table:table-cell>
          <table:table-cell table:formula="of:=[.U$2]*[.S136]" office:value-type="currency" office:currency="USD" office:value="1314432.45717395">
            <text:p>$1,314,432.46</text:p>
          </table:table-cell>
          <table:table-cell office:value-type="float" office:value="128.27">
            <text:p>128.27</text:p>
          </table:table-cell>
          <table:table-cell table:style-name="ce2" table:formula="of:=[.V136]/[.V$2]" office:value-type="percentage" office:value="1.04624796084829">
            <text:p>104.62%</text:p>
          </table:table-cell>
          <table:table-cell table:style-name="ce2" table:formula="of:=[.V136]/[.V135]-1" office:value-type="percentage" office:value="0.00580255626127202">
            <text:p>0.5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8">
            <text:p>18/07/11</text:p>
          </table:table-cell>
          <table:table-cell office:value-type="float" office:value="36.94">
            <text:p>36.94</text:p>
          </table:table-cell>
          <table:table-cell table:formula="of:=[.B137]/[.$B$2]" office:value-type="percentage" office:value="1.2866597004528">
            <text:p>128.67%</text:p>
          </table:table-cell>
          <table:table-cell table:formula="of:=[.B137]/[.B136]-1" office:value-type="percentage" office:value="-0.004312668463612">
            <text:p>-0.43%</text:p>
          </table:table-cell>
          <table:table-cell table:formula="of:=[.$E$2]*[.C137]" office:value-type="currency" office:currency="USD" office:value="1286659.7004528">
            <text:p>$1,286,659.70</text:p>
          </table:table-cell>
          <table:table-cell office:value-type="float" office:value="3.15">
            <text:p>3.15</text:p>
          </table:table-cell>
          <table:table-cell table:style-name="ce2" table:formula="of:=[.F137]/[.F$2]" office:value-type="percentage" office:value="2.625">
            <text:p>262.50%</text:p>
          </table:table-cell>
          <table:table-cell table:style-name="ce2" table:formula="of:=[.F137]/[.F136]-1" office:value-type="percentage" office:value="-0.0568862275449101">
            <text:p>-5.69%</text:p>
          </table:table-cell>
          <table:table-cell table:formula="of:=[.I$2]*[.G137]" office:value-type="currency" office:currency="USD" office:value="202707.19875">
            <text:p>$202,707.20</text:p>
          </table:table-cell>
          <table:table-cell office:value-type="float" office:value="2.84">
            <text:p>2.84</text:p>
          </table:table-cell>
          <table:table-cell table:style-name="ce2" table:formula="of:=[.J137]/[.J$2]" office:value-type="percentage" office:value="1.4869109947644">
            <text:p>148.69%</text:p>
          </table:table-cell>
          <table:table-cell table:style-name="ce2" table:formula="of:=[.J137]/[.J136]-1" office:value-type="percentage" office:value="-0.0372881355932204">
            <text:p>-3.73%</text:p>
          </table:table-cell>
          <table:table-cell table:formula="of:=[.M$2]*[.K137]" office:value-type="currency" office:currency="USD" office:value="149120.578848168">
            <text:p>$149,120.58</text:p>
          </table:table-cell>
          <table:table-cell office:value-type="float" office:value="59.54">
            <text:p>59.54</text:p>
          </table:table-cell>
          <table:table-cell table:style-name="ce2" table:formula="of:=[.N137]/[.N$2]" office:value-type="percentage" office:value="1.04750175932442">
            <text:p>104.75%</text:p>
          </table:table-cell>
          <table:table-cell table:style-name="ce2" table:formula="of:=[.N137]/[.N136]-1" office:value-type="percentage" office:value="-0.00334784064278548">
            <text:p>-0.33%</text:p>
          </table:table-cell>
          <table:table-cell table:formula="of:=[.Q$2]*[.O137]" office:value-type="currency" office:currency="USD" office:value="513499.629394792">
            <text:p>$513,499.63</text:p>
          </table:table-cell>
          <table:table-cell table:formula="of:=[.$AA$3]/[.$B$2]*[.B137]+[.$AA$4]/[.$F$2]*[.F137]+[.$AA$5]/[.$J$2]*[.J137]+[.$AA$6]/[.$N$2]*[.N137]" office:value-type="currency" office:currency="USD" office:value="1292853.22395569">
            <text:p>$1,292,853.22</text:p>
          </table:table-cell>
          <table:table-cell table:style-name="ce2" table:formula="of:=[.R137]/[.R$2]" office:value-type="percentage" office:value="1.29285322395569">
            <text:p>129.29%</text:p>
          </table:table-cell>
          <table:table-cell table:style-name="ce2" table:formula="of:=[.R137]/[.R136]-1" office:value-type="percentage" office:value="-0.0164171487857605">
            <text:p>-1.64%</text:p>
          </table:table-cell>
          <table:table-cell table:formula="of:=[.U$2]*[.S137]" office:value-type="currency" office:currency="USD" office:value="1292853.22395569">
            <text:p>$1,292,853.22</text:p>
          </table:table-cell>
          <table:table-cell office:value-type="float" office:value="127.21">
            <text:p>127.21</text:p>
          </table:table-cell>
          <table:table-cell table:style-name="ce2" table:formula="of:=[.V137]/[.V$2]" office:value-type="percentage" office:value="1.03760195758564">
            <text:p>103.76%</text:p>
          </table:table-cell>
          <table:table-cell table:style-name="ce2" table:formula="of:=[.V137]/[.V136]-1" office:value-type="percentage" office:value="-0.0082638185078352">
            <text:p>-0.8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19">
            <text:p>19/07/11</text:p>
          </table:table-cell>
          <table:table-cell office:value-type="float" office:value="36.89">
            <text:p>36.89</text:p>
          </table:table-cell>
          <table:table-cell table:formula="of:=[.B138]/[.$B$2]" office:value-type="percentage" office:value="1.28491814698711">
            <text:p>128.49%</text:p>
          </table:table-cell>
          <table:table-cell table:formula="of:=[.B138]/[.B137]-1" office:value-type="percentage" office:value="-0.00135354629128304">
            <text:p>-0.14%</text:p>
          </table:table-cell>
          <table:table-cell table:formula="of:=[.$E$2]*[.C138]" office:value-type="currency" office:currency="USD" office:value="1284918.14698711">
            <text:p>$1,284,918.15</text:p>
          </table:table-cell>
          <table:table-cell office:value-type="float" office:value="3.45">
            <text:p>3.45</text:p>
          </table:table-cell>
          <table:table-cell table:style-name="ce2" table:formula="of:=[.F138]/[.F$2]" office:value-type="percentage" office:value="2.875">
            <text:p>287.50%</text:p>
          </table:table-cell>
          <table:table-cell table:style-name="ce2" table:formula="of:=[.F138]/[.F137]-1" office:value-type="percentage" office:value="0.0952380952380953">
            <text:p>9.52%</text:p>
          </table:table-cell>
          <table:table-cell table:formula="of:=[.I$2]*[.G138]" office:value-type="currency" office:currency="USD" office:value="222012.64625">
            <text:p>$222,012.65</text:p>
          </table:table-cell>
          <table:table-cell office:value-type="float" office:value="2.88">
            <text:p>2.88</text:p>
          </table:table-cell>
          <table:table-cell table:style-name="ce2" table:formula="of:=[.J138]/[.J$2]" office:value-type="percentage" office:value="1.50785340314136">
            <text:p>150.79%</text:p>
          </table:table-cell>
          <table:table-cell table:style-name="ce2" table:formula="of:=[.J138]/[.J137]-1" office:value-type="percentage" office:value="0.0140845070422535">
            <text:p>1.41%</text:p>
          </table:table-cell>
          <table:table-cell table:formula="of:=[.M$2]*[.K138]" office:value-type="currency" office:currency="USD" office:value="151220.8686911">
            <text:p>$151,220.87</text:p>
          </table:table-cell>
          <table:table-cell office:value-type="float" office:value="60.3">
            <text:p>60.3</text:p>
          </table:table-cell>
          <table:table-cell table:style-name="ce2" table:formula="of:=[.N138]/[.N$2]" office:value-type="percentage" office:value="1.06087262491203">
            <text:p>106.09%</text:p>
          </table:table-cell>
          <table:table-cell table:style-name="ce2" table:formula="of:=[.N138]/[.N137]-1" office:value-type="percentage" office:value="0.0127645280483708">
            <text:p>1.28%</text:p>
          </table:table-cell>
          <table:table-cell table:formula="of:=[.Q$2]*[.O138]" office:value-type="currency" office:currency="USD" office:value="520054.20981703">
            <text:p>$520,054.21</text:p>
          </table:table-cell>
          <table:table-cell table:formula="of:=[.$AA$3]/[.$B$2]*[.B138]+[.$AA$4]/[.$F$2]*[.F138]+[.$AA$5]/[.$J$2]*[.J138]+[.$AA$6]/[.$N$2]*[.N138]" office:value-type="currency" office:currency="USD" office:value="1320234.86573688">
            <text:p>$1,320,234.87</text:p>
          </table:table-cell>
          <table:table-cell table:style-name="ce2" table:formula="of:=[.R138]/[.R$2]" office:value-type="percentage" office:value="1.32023486573688">
            <text:p>132.02%</text:p>
          </table:table-cell>
          <table:table-cell table:style-name="ce2" table:formula="of:=[.R138]/[.R137]-1" office:value-type="percentage" office:value="0.0211792346368704">
            <text:p>2.12%</text:p>
          </table:table-cell>
          <table:table-cell table:formula="of:=[.U$2]*[.S138]" office:value-type="currency" office:currency="USD" office:value="1320234.86573688">
            <text:p>$1,320,234.87</text:p>
          </table:table-cell>
          <table:table-cell office:value-type="float" office:value="129.28">
            <text:p>129.28</text:p>
          </table:table-cell>
          <table:table-cell table:style-name="ce2" table:formula="of:=[.V138]/[.V$2]" office:value-type="percentage" office:value="1.05448613376835">
            <text:p>105.45%</text:p>
          </table:table-cell>
          <table:table-cell table:style-name="ce2" table:formula="of:=[.V138]/[.V137]-1" office:value-type="percentage" office:value="0.0162723056363494">
            <text:p>1.6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0">
            <text:p>20/07/11</text:p>
          </table:table-cell>
          <table:table-cell office:value-type="float" office:value="36.97">
            <text:p>36.97</text:p>
          </table:table-cell>
          <table:table-cell table:formula="of:=[.B139]/[.$B$2]" office:value-type="percentage" office:value="1.28770463253222">
            <text:p>128.77%</text:p>
          </table:table-cell>
          <table:table-cell table:formula="of:=[.B139]/[.B138]-1" office:value-type="percentage" office:value="0.00216860937923546">
            <text:p>0.22%</text:p>
          </table:table-cell>
          <table:table-cell table:formula="of:=[.$E$2]*[.C139]" office:value-type="currency" office:currency="USD" office:value="1287704.63253222">
            <text:p>$1,287,704.63</text:p>
          </table:table-cell>
          <table:table-cell office:value-type="float" office:value="3.66">
            <text:p>3.66</text:p>
          </table:table-cell>
          <table:table-cell table:style-name="ce2" table:formula="of:=[.F139]/[.F$2]" office:value-type="percentage" office:value="3.05">
            <text:p>305.00%</text:p>
          </table:table-cell>
          <table:table-cell table:style-name="ce2" table:formula="of:=[.F139]/[.F138]-1" office:value-type="percentage" office:value="0.0608695652173914">
            <text:p>6.09%</text:p>
          </table:table-cell>
          <table:table-cell table:formula="of:=[.I$2]*[.G139]" office:value-type="currency" office:currency="USD" office:value="235526.4595">
            <text:p>$235,526.46</text:p>
          </table:table-cell>
          <table:table-cell office:value-type="float" office:value="2.87">
            <text:p>2.87</text:p>
          </table:table-cell>
          <table:table-cell table:style-name="ce2" table:formula="of:=[.J139]/[.J$2]" office:value-type="percentage" office:value="1.50261780104712">
            <text:p>150.26%</text:p>
          </table:table-cell>
          <table:table-cell table:style-name="ce2" table:formula="of:=[.J139]/[.J138]-1" office:value-type="percentage" office:value="-0.0034722222222221">
            <text:p>-0.35%</text:p>
          </table:table-cell>
          <table:table-cell table:formula="of:=[.M$2]*[.K139]" office:value-type="currency" office:currency="USD" office:value="150695.796230366">
            <text:p>$150,695.80</text:p>
          </table:table-cell>
          <table:table-cell office:value-type="float" office:value="59.83">
            <text:p>59.83</text:p>
          </table:table-cell>
          <table:table-cell table:style-name="ce2" table:formula="of:=[.N139]/[.N$2]" office:value-type="percentage" office:value="1.05260380014075">
            <text:p>105.26%</text:p>
          </table:table-cell>
          <table:table-cell table:style-name="ce2" table:formula="of:=[.N139]/[.N138]-1" office:value-type="percentage" office:value="-0.00779436152570479">
            <text:p>-0.78%</text:p>
          </table:table-cell>
          <table:table-cell table:formula="of:=[.Q$2]*[.O139]" office:value-type="currency" office:currency="USD" office:value="516000.719292752">
            <text:p>$516,000.72</text:p>
          </table:table-cell>
          <table:table-cell table:formula="of:=[.$AA$3]/[.$B$2]*[.B139]+[.$AA$4]/[.$F$2]*[.F139]+[.$AA$5]/[.$J$2]*[.J139]+[.$AA$6]/[.$N$2]*[.N139]" office:value-type="currency" office:currency="USD" office:value="1330095.99757624">
            <text:p>$1,330,096.00</text:p>
          </table:table-cell>
          <table:table-cell table:style-name="ce2" table:formula="of:=[.R139]/[.R$2]" office:value-type="percentage" office:value="1.33009599757624">
            <text:p>133.01%</text:p>
          </table:table-cell>
          <table:table-cell table:style-name="ce2" table:formula="of:=[.R139]/[.R138]-1" office:value-type="percentage" office:value="0.00746922543501283">
            <text:p>0.75%</text:p>
          </table:table-cell>
          <table:table-cell table:formula="of:=[.U$2]*[.S139]" office:value-type="currency" office:currency="USD" office:value="1330095.99757624">
            <text:p>$1,330,096.00</text:p>
          </table:table-cell>
          <table:table-cell office:value-type="float" office:value="129.2">
            <text:p>129.2</text:p>
          </table:table-cell>
          <table:table-cell table:style-name="ce2" table:formula="of:=[.V139]/[.V$2]" office:value-type="percentage" office:value="1.05383360522023">
            <text:p>105.38%</text:p>
          </table:table-cell>
          <table:table-cell table:style-name="ce2" table:formula="of:=[.V139]/[.V138]-1" office:value-type="percentage" office:value="-0.000618811881188175">
            <text:p>-0.0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1">
            <text:p>21/07/11</text:p>
          </table:table-cell>
          <table:table-cell office:value-type="float" office:value="37.09">
            <text:p>37.09</text:p>
          </table:table-cell>
          <table:table-cell table:formula="of:=[.B140]/[.$B$2]" office:value-type="percentage" office:value="1.29188436084988">
            <text:p>129.19%</text:p>
          </table:table-cell>
          <table:table-cell table:formula="of:=[.B140]/[.B139]-1" office:value-type="percentage" office:value="0.00324587503381135">
            <text:p>0.32%</text:p>
          </table:table-cell>
          <table:table-cell table:formula="of:=[.$E$2]*[.C140]" office:value-type="currency" office:currency="USD" office:value="1291884.36084988">
            <text:p>$1,291,884.36</text:p>
          </table:table-cell>
          <table:table-cell office:value-type="float" office:value="3.8">
            <text:p>3.8</text:p>
          </table:table-cell>
          <table:table-cell table:style-name="ce2" table:formula="of:=[.F140]/[.F$2]" office:value-type="percentage" office:value="3.16666666666667">
            <text:p>316.67%</text:p>
          </table:table-cell>
          <table:table-cell table:style-name="ce2" table:formula="of:=[.F140]/[.F139]-1" office:value-type="percentage" office:value="0.0382513661202184">
            <text:p>3.83%</text:p>
          </table:table-cell>
          <table:table-cell table:formula="of:=[.I$2]*[.G140]" office:value-type="currency" office:currency="USD" office:value="244535.668333333">
            <text:p>$244,535.67</text:p>
          </table:table-cell>
          <table:table-cell office:value-type="float" office:value="2.93">
            <text:p>2.93</text:p>
          </table:table-cell>
          <table:table-cell table:style-name="ce2" table:formula="of:=[.J140]/[.J$2]" office:value-type="percentage" office:value="1.53403141361257">
            <text:p>153.40%</text:p>
          </table:table-cell>
          <table:table-cell table:style-name="ce2" table:formula="of:=[.J140]/[.J139]-1" office:value-type="percentage" office:value="0.0209059233449478">
            <text:p>2.09%</text:p>
          </table:table-cell>
          <table:table-cell table:formula="of:=[.M$2]*[.K140]" office:value-type="currency" office:currency="USD" office:value="153846.230994764">
            <text:p>$153,846.23</text:p>
          </table:table-cell>
          <table:table-cell office:value-type="float" office:value="59.37">
            <text:p>59.37</text:p>
          </table:table-cell>
          <table:table-cell table:style-name="ce2" table:formula="of:=[.N140]/[.N$2]" office:value-type="percentage" office:value="1.0445109078114">
            <text:p>104.45%</text:p>
          </table:table-cell>
          <table:table-cell table:style-name="ce2" table:formula="of:=[.N140]/[.N139]-1" office:value-type="percentage" office:value="-0.00768845061006185">
            <text:p>-0.77%</text:p>
          </table:table-cell>
          <table:table-cell table:formula="of:=[.Q$2]*[.O140]" office:value-type="currency" office:currency="USD" office:value="512033.473247713">
            <text:p>$512,033.47</text:p>
          </table:table-cell>
          <table:table-cell table:formula="of:=[.$AA$3]/[.$B$2]*[.B140]+[.$AA$4]/[.$F$2]*[.F140]+[.$AA$5]/[.$J$2]*[.J140]+[.$AA$6]/[.$N$2]*[.N140]" office:value-type="currency" office:currency="USD" office:value="1339677.21749047">
            <text:p>$1,339,677.22</text:p>
          </table:table-cell>
          <table:table-cell table:style-name="ce2" table:formula="of:=[.R140]/[.R$2]" office:value-type="percentage" office:value="1.33967721749047">
            <text:p>133.97%</text:p>
          </table:table-cell>
          <table:table-cell table:style-name="ce2" table:formula="of:=[.R140]/[.R139]-1" office:value-type="percentage" office:value="0.00720340481566617">
            <text:p>0.72%</text:p>
          </table:table-cell>
          <table:table-cell table:formula="of:=[.U$2]*[.S140]" office:value-type="currency" office:currency="USD" office:value="1339677.21749047">
            <text:p>$1,339,677.22</text:p>
          </table:table-cell>
          <table:table-cell office:value-type="float" office:value="130.99">
            <text:p>130.99</text:p>
          </table:table-cell>
          <table:table-cell table:style-name="ce2" table:formula="of:=[.V140]/[.V$2]" office:value-type="percentage" office:value="1.0684339314845">
            <text:p>106.84%</text:p>
          </table:table-cell>
          <table:table-cell table:style-name="ce2" table:formula="of:=[.V140]/[.V139]-1" office:value-type="percentage" office:value="0.0138544891640868">
            <text:p>1.3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2">
            <text:p>22/07/11</text:p>
          </table:table-cell>
          <table:table-cell office:value-type="float" office:value="36.9">
            <text:p>36.9</text:p>
          </table:table-cell>
          <table:table-cell table:formula="of:=[.B141]/[.$B$2]" office:value-type="percentage" office:value="1.28526645768025">
            <text:p>128.53%</text:p>
          </table:table-cell>
          <table:table-cell table:formula="of:=[.B141]/[.B140]-1" office:value-type="percentage" office:value="-0.00512267457535742">
            <text:p>-0.51%</text:p>
          </table:table-cell>
          <table:table-cell table:formula="of:=[.$E$2]*[.C141]" office:value-type="currency" office:currency="USD" office:value="1285266.45768025">
            <text:p>$1,285,266.46</text:p>
          </table:table-cell>
          <table:table-cell office:value-type="float" office:value="3.79">
            <text:p>3.79</text:p>
          </table:table-cell>
          <table:table-cell table:style-name="ce2" table:formula="of:=[.F141]/[.F$2]" office:value-type="percentage" office:value="3.15833333333333">
            <text:p>315.83%</text:p>
          </table:table-cell>
          <table:table-cell table:style-name="ce2" table:formula="of:=[.F141]/[.F140]-1" office:value-type="percentage" office:value="-0.00263157894736832">
            <text:p>-0.26%</text:p>
          </table:table-cell>
          <table:table-cell table:formula="of:=[.I$2]*[.G141]" office:value-type="currency" office:currency="USD" office:value="243892.153416667">
            <text:p>$243,892.15</text:p>
          </table:table-cell>
          <table:table-cell office:value-type="float" office:value="2.9">
            <text:p>2.9</text:p>
          </table:table-cell>
          <table:table-cell table:style-name="ce2" table:formula="of:=[.J141]/[.J$2]" office:value-type="percentage" office:value="1.51832460732984">
            <text:p>151.83%</text:p>
          </table:table-cell>
          <table:table-cell table:style-name="ce2" table:formula="of:=[.J141]/[.J140]-1" office:value-type="percentage" office:value="-0.0102389078498294">
            <text:p>-1.02%</text:p>
          </table:table-cell>
          <table:table-cell table:formula="of:=[.M$2]*[.K141]" office:value-type="currency" office:currency="USD" office:value="152271.013612565">
            <text:p>$152,271.01</text:p>
          </table:table-cell>
          <table:table-cell office:value-type="float" office:value="59.71">
            <text:p>59.71</text:p>
          </table:table-cell>
          <table:table-cell table:style-name="ce2" table:formula="of:=[.N141]/[.N$2]" office:value-type="percentage" office:value="1.05049261083744">
            <text:p>105.05%</text:p>
          </table:table-cell>
          <table:table-cell table:style-name="ce2" table:formula="of:=[.N141]/[.N140]-1" office:value-type="percentage" office:value="0.00572679804615128">
            <text:p>0.57%</text:p>
          </table:table-cell>
          <table:table-cell table:formula="of:=[.Q$2]*[.O141]" office:value-type="currency" office:currency="USD" office:value="514965.785541872">
            <text:p>$514,965.79</text:p>
          </table:table-cell>
          <table:table-cell table:formula="of:=[.$AA$3]/[.$B$2]*[.B141]+[.$AA$4]/[.$F$2]*[.F141]+[.$AA$5]/[.$J$2]*[.J141]+[.$AA$6]/[.$N$2]*[.N141]" office:value-type="currency" office:currency="USD" office:value="1338191.82874665">
            <text:p>$1,338,191.83</text:p>
          </table:table-cell>
          <table:table-cell table:style-name="ce2" table:formula="of:=[.R141]/[.R$2]" office:value-type="percentage" office:value="1.33819182874665">
            <text:p>133.82%</text:p>
          </table:table-cell>
          <table:table-cell table:style-name="ce2" table:formula="of:=[.R141]/[.R140]-1" office:value-type="percentage" office:value="-0.00110876614488098">
            <text:p>-0.11%</text:p>
          </table:table-cell>
          <table:table-cell table:formula="of:=[.U$2]*[.S141]" office:value-type="currency" office:currency="USD" office:value="1338191.82874665">
            <text:p>$1,338,191.83</text:p>
          </table:table-cell>
          <table:table-cell office:value-type="float" office:value="131.08">
            <text:p>131.08</text:p>
          </table:table-cell>
          <table:table-cell table:style-name="ce2" table:formula="of:=[.V141]/[.V$2]" office:value-type="percentage" office:value="1.06916802610114">
            <text:p>106.92%</text:p>
          </table:table-cell>
          <table:table-cell table:style-name="ce2" table:formula="of:=[.V141]/[.V140]-1" office:value-type="percentage" office:value="0.000687075349263377">
            <text:p>0.0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5">
            <text:p>25/07/11</text:p>
          </table:table-cell>
          <table:table-cell office:value-type="float" office:value="36.64">
            <text:p>36.64</text:p>
          </table:table-cell>
          <table:table-cell table:formula="of:=[.B142]/[.$B$2]" office:value-type="percentage" office:value="1.27621037965866">
            <text:p>127.62%</text:p>
          </table:table-cell>
          <table:table-cell table:formula="of:=[.B142]/[.B141]-1" office:value-type="percentage" office:value="-0.0070460704607046">
            <text:p>-0.70%</text:p>
          </table:table-cell>
          <table:table-cell table:formula="of:=[.$E$2]*[.C142]" office:value-type="currency" office:currency="USD" office:value="1276210.37965866">
            <text:p>$1,276,210.38</text:p>
          </table:table-cell>
          <table:table-cell office:value-type="float" office:value="3.89">
            <text:p>3.89</text:p>
          </table:table-cell>
          <table:table-cell table:style-name="ce2" table:formula="of:=[.F142]/[.F$2]" office:value-type="percentage" office:value="3.24166666666667">
            <text:p>324.17%</text:p>
          </table:table-cell>
          <table:table-cell table:style-name="ce2" table:formula="of:=[.F142]/[.F141]-1" office:value-type="percentage" office:value="0.0263852242744063">
            <text:p>2.64%</text:p>
          </table:table-cell>
          <table:table-cell table:formula="of:=[.I$2]*[.G142]" office:value-type="currency" office:currency="USD" office:value="250327.302583333">
            <text:p>$250,327.30</text:p>
          </table:table-cell>
          <table:table-cell office:value-type="float" office:value="2.88">
            <text:p>2.88</text:p>
          </table:table-cell>
          <table:table-cell table:style-name="ce2" table:formula="of:=[.J142]/[.J$2]" office:value-type="percentage" office:value="1.50785340314136">
            <text:p>150.79%</text:p>
          </table:table-cell>
          <table:table-cell table:style-name="ce2" table:formula="of:=[.J142]/[.J141]-1" office:value-type="percentage" office:value="-0.00689655172413795">
            <text:p>-0.69%</text:p>
          </table:table-cell>
          <table:table-cell table:formula="of:=[.M$2]*[.K142]" office:value-type="currency" office:currency="USD" office:value="151220.8686911">
            <text:p>$151,220.87</text:p>
          </table:table-cell>
          <table:table-cell office:value-type="float" office:value="59.26">
            <text:p>59.26</text:p>
          </table:table-cell>
          <table:table-cell table:style-name="ce2" table:formula="of:=[.N142]/[.N$2]" office:value-type="percentage" office:value="1.04257565095004">
            <text:p>104.26%</text:p>
          </table:table-cell>
          <table:table-cell table:style-name="ce2" table:formula="of:=[.N142]/[.N141]-1" office:value-type="percentage" office:value="-0.00753642605928662">
            <text:p>-0.75%</text:p>
          </table:table-cell>
          <table:table-cell table:formula="of:=[.Q$2]*[.O142]" office:value-type="currency" office:currency="USD" office:value="511084.783976073">
            <text:p>$511,084.78</text:p>
          </table:table-cell>
          <table:table-cell table:formula="of:=[.$AA$3]/[.$B$2]*[.B142]+[.$AA$4]/[.$F$2]*[.F142]+[.$AA$5]/[.$J$2]*[.J142]+[.$AA$6]/[.$N$2]*[.N142]" office:value-type="currency" office:currency="USD" office:value="1336686.71630937">
            <text:p>$1,336,686.72</text:p>
          </table:table-cell>
          <table:table-cell table:style-name="ce2" table:formula="of:=[.R142]/[.R$2]" office:value-type="percentage" office:value="1.33668671630937">
            <text:p>133.67%</text:p>
          </table:table-cell>
          <table:table-cell table:style-name="ce2" table:formula="of:=[.R142]/[.R141]-1" office:value-type="percentage" office:value="-0.00112473593467666">
            <text:p>-0.11%</text:p>
          </table:table-cell>
          <table:table-cell table:formula="of:=[.U$2]*[.S142]" office:value-type="currency" office:currency="USD" office:value="1336686.71630937">
            <text:p>$1,336,686.72</text:p>
          </table:table-cell>
          <table:table-cell office:value-type="float" office:value="130.35">
            <text:p>130.35</text:p>
          </table:table-cell>
          <table:table-cell table:style-name="ce2" table:formula="of:=[.V142]/[.V$2]" office:value-type="percentage" office:value="1.06321370309951">
            <text:p>106.32%</text:p>
          </table:table-cell>
          <table:table-cell table:style-name="ce2" table:formula="of:=[.V142]/[.V141]-1" office:value-type="percentage" office:value="-0.0055691180958195">
            <text:p>-0.5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6">
            <text:p>26/07/11</text:p>
          </table:table-cell>
          <table:table-cell office:value-type="float" office:value="36.38">
            <text:p>36.38</text:p>
          </table:table-cell>
          <table:table-cell table:formula="of:=[.B143]/[.$B$2]" office:value-type="percentage" office:value="1.26715430163706">
            <text:p>126.72%</text:p>
          </table:table-cell>
          <table:table-cell table:formula="of:=[.B143]/[.B142]-1" office:value-type="percentage" office:value="-0.00709606986899558">
            <text:p>-0.71%</text:p>
          </table:table-cell>
          <table:table-cell table:formula="of:=[.$E$2]*[.C143]" office:value-type="currency" office:currency="USD" office:value="1267154.30163706">
            <text:p>$1,267,154.30</text:p>
          </table:table-cell>
          <table:table-cell office:value-type="float" office:value="3.8">
            <text:p>3.8</text:p>
          </table:table-cell>
          <table:table-cell table:style-name="ce2" table:formula="of:=[.F143]/[.F$2]" office:value-type="percentage" office:value="3.16666666666667">
            <text:p>316.67%</text:p>
          </table:table-cell>
          <table:table-cell table:style-name="ce2" table:formula="of:=[.F143]/[.F142]-1" office:value-type="percentage" office:value="-0.0231362467866325">
            <text:p>-2.31%</text:p>
          </table:table-cell>
          <table:table-cell table:formula="of:=[.I$2]*[.G143]" office:value-type="currency" office:currency="USD" office:value="244535.668333333">
            <text:p>$244,535.67</text:p>
          </table:table-cell>
          <table:table-cell office:value-type="float" office:value="2.85">
            <text:p>2.85</text:p>
          </table:table-cell>
          <table:table-cell table:style-name="ce2" table:formula="of:=[.J143]/[.J$2]" office:value-type="percentage" office:value="1.49214659685864">
            <text:p>149.21%</text:p>
          </table:table-cell>
          <table:table-cell table:style-name="ce2" table:formula="of:=[.J143]/[.J142]-1" office:value-type="percentage" office:value="-0.0104166666666666">
            <text:p>-1.04%</text:p>
          </table:table-cell>
          <table:table-cell table:formula="of:=[.M$2]*[.K143]" office:value-type="currency" office:currency="USD" office:value="149645.651308901">
            <text:p>$149,645.65</text:p>
          </table:table-cell>
          <table:table-cell office:value-type="float" office:value="59.62">
            <text:p>59.62</text:p>
          </table:table-cell>
          <table:table-cell table:style-name="ce2" table:formula="of:=[.N143]/[.N$2]" office:value-type="percentage" office:value="1.04890921885996">
            <text:p>104.89%</text:p>
          </table:table-cell>
          <table:table-cell table:style-name="ce2" table:formula="of:=[.N143]/[.N142]-1" office:value-type="percentage" office:value="0.00607492406344923">
            <text:p>0.61%</text:p>
          </table:table-cell>
          <table:table-cell table:formula="of:=[.Q$2]*[.O143]" office:value-type="currency" office:currency="USD" office:value="514189.585228712">
            <text:p>$514,189.59</text:p>
          </table:table-cell>
          <table:table-cell table:formula="of:=[.$AA$3]/[.$B$2]*[.B143]+[.$AA$4]/[.$F$2]*[.F143]+[.$AA$5]/[.$J$2]*[.J143]+[.$AA$6]/[.$N$2]*[.N143]" office:value-type="currency" office:currency="USD" office:value="1329415.55081313">
            <text:p>$1,329,415.55</text:p>
          </table:table-cell>
          <table:table-cell table:style-name="ce2" table:formula="of:=[.R143]/[.R$2]" office:value-type="percentage" office:value="1.32941555081313">
            <text:p>132.94%</text:p>
          </table:table-cell>
          <table:table-cell table:style-name="ce2" table:formula="of:=[.R143]/[.R142]-1" office:value-type="percentage" office:value="-0.00543969309152703">
            <text:p>-0.54%</text:p>
          </table:table-cell>
          <table:table-cell table:formula="of:=[.U$2]*[.S143]" office:value-type="currency" office:currency="USD" office:value="1329415.55081313">
            <text:p>$1,329,415.55</text:p>
          </table:table-cell>
          <table:table-cell office:value-type="float" office:value="129.86">
            <text:p>129.86</text:p>
          </table:table-cell>
          <table:table-cell table:style-name="ce2" table:formula="of:=[.V143]/[.V$2]" office:value-type="percentage" office:value="1.05921696574225">
            <text:p>105.92%</text:p>
          </table:table-cell>
          <table:table-cell table:style-name="ce2" table:formula="of:=[.V143]/[.V142]-1" office:value-type="percentage" office:value="-0.00375911008822383">
            <text:p>-0.3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7">
            <text:p>27/07/11</text:p>
          </table:table-cell>
          <table:table-cell office:value-type="float" office:value="35.54">
            <text:p>35.54</text:p>
          </table:table-cell>
          <table:table-cell table:formula="of:=[.B144]/[.$B$2]" office:value-type="percentage" office:value="1.23789620341344">
            <text:p>123.79%</text:p>
          </table:table-cell>
          <table:table-cell table:formula="of:=[.B144]/[.B143]-1" office:value-type="percentage" office:value="-0.0230896096756461">
            <text:p>-2.31%</text:p>
          </table:table-cell>
          <table:table-cell table:formula="of:=[.$E$2]*[.C144]" office:value-type="currency" office:currency="USD" office:value="1237896.20341344">
            <text:p>$1,237,896.20</text:p>
          </table:table-cell>
          <table:table-cell office:value-type="float" office:value="3.6">
            <text:p>3.6</text:p>
          </table:table-cell>
          <table:table-cell table:style-name="ce2" table:formula="of:=[.F144]/[.F$2]" office:value-type="percentage" office:value="3">
            <text:p>300.00%</text:p>
          </table:table-cell>
          <table:table-cell table:style-name="ce2" table:formula="of:=[.F144]/[.F143]-1" office:value-type="percentage" office:value="-0.0526315789473684">
            <text:p>-5.26%</text:p>
          </table:table-cell>
          <table:table-cell table:formula="of:=[.I$2]*[.G144]" office:value-type="currency" office:currency="USD" office:value="231665.37">
            <text:p>$231,665.37</text:p>
          </table:table-cell>
          <table:table-cell office:value-type="float" office:value="2.89">
            <text:p>2.89</text:p>
          </table:table-cell>
          <table:table-cell table:style-name="ce2" table:formula="of:=[.J144]/[.J$2]" office:value-type="percentage" office:value="1.5130890052356">
            <text:p>151.31%</text:p>
          </table:table-cell>
          <table:table-cell table:style-name="ce2" table:formula="of:=[.J144]/[.J143]-1" office:value-type="percentage" office:value="0.0140350877192983">
            <text:p>1.40%</text:p>
          </table:table-cell>
          <table:table-cell table:formula="of:=[.M$2]*[.K144]" office:value-type="currency" office:currency="USD" office:value="151745.941151832">
            <text:p>$151,745.94</text:p>
          </table:table-cell>
          <table:table-cell office:value-type="float" office:value="59.51">
            <text:p>59.51</text:p>
          </table:table-cell>
          <table:table-cell table:style-name="ce2" table:formula="of:=[.N144]/[.N$2]" office:value-type="percentage" office:value="1.04697396199859">
            <text:p>104.70%</text:p>
          </table:table-cell>
          <table:table-cell table:style-name="ce2" table:formula="of:=[.N144]/[.N143]-1" office:value-type="percentage" office:value="-0.00184501845018448">
            <text:p>-0.18%</text:p>
          </table:table-cell>
          <table:table-cell table:formula="of:=[.Q$2]*[.O144]" office:value-type="currency" office:currency="USD" office:value="513240.895957072">
            <text:p>$513,240.90</text:p>
          </table:table-cell>
          <table:table-cell table:formula="of:=[.$AA$3]/[.$B$2]*[.B144]+[.$AA$4]/[.$F$2]*[.F144]+[.$AA$5]/[.$J$2]*[.J144]+[.$AA$6]/[.$N$2]*[.N144]" office:value-type="currency" office:currency="USD" office:value="1307975.09652026">
            <text:p>$1,307,975.10</text:p>
          </table:table-cell>
          <table:table-cell table:style-name="ce2" table:formula="of:=[.R144]/[.R$2]" office:value-type="percentage" office:value="1.30797509652026">
            <text:p>130.80%</text:p>
          </table:table-cell>
          <table:table-cell table:style-name="ce2" table:formula="of:=[.R144]/[.R143]-1" office:value-type="percentage" office:value="-0.0161277294219649">
            <text:p>-1.61%</text:p>
          </table:table-cell>
          <table:table-cell table:formula="of:=[.U$2]*[.S144]" office:value-type="currency" office:currency="USD" office:value="1307975.09652026">
            <text:p>$1,307,975.10</text:p>
          </table:table-cell>
          <table:table-cell office:value-type="float" office:value="127.2">
            <text:p>127.2</text:p>
          </table:table-cell>
          <table:table-cell table:style-name="ce2" table:formula="of:=[.V144]/[.V$2]" office:value-type="percentage" office:value="1.03752039151713">
            <text:p>103.75%</text:p>
          </table:table-cell>
          <table:table-cell table:style-name="ce2" table:formula="of:=[.V144]/[.V143]-1" office:value-type="percentage" office:value="-0.0204835977206222">
            <text:p>-2.0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8">
            <text:p>28/07/11</text:p>
          </table:table-cell>
          <table:table-cell office:value-type="float" office:value="33.98">
            <text:p>33.98</text:p>
          </table:table-cell>
          <table:table-cell table:formula="of:=[.B145]/[.$B$2]" office:value-type="percentage" office:value="1.18355973528387">
            <text:p>118.36%</text:p>
          </table:table-cell>
          <table:table-cell table:formula="of:=[.B145]/[.B144]-1" office:value-type="percentage" office:value="-0.043894203714125">
            <text:p>-4.39%</text:p>
          </table:table-cell>
          <table:table-cell table:formula="of:=[.$E$2]*[.C145]" office:value-type="currency" office:currency="USD" office:value="1183559.73528387">
            <text:p>$1,183,559.74</text:p>
          </table:table-cell>
          <table:table-cell office:value-type="float" office:value="3.8">
            <text:p>3.8</text:p>
          </table:table-cell>
          <table:table-cell table:style-name="ce2" table:formula="of:=[.F145]/[.F$2]" office:value-type="percentage" office:value="3.16666666666667">
            <text:p>316.67%</text:p>
          </table:table-cell>
          <table:table-cell table:style-name="ce2" table:formula="of:=[.F145]/[.F144]-1" office:value-type="percentage" office:value="0.0555555555555556">
            <text:p>5.56%</text:p>
          </table:table-cell>
          <table:table-cell table:formula="of:=[.I$2]*[.G145]" office:value-type="currency" office:currency="USD" office:value="244535.668333333">
            <text:p>$244,535.67</text:p>
          </table:table-cell>
          <table:table-cell office:value-type="float" office:value="2.87">
            <text:p>2.87</text:p>
          </table:table-cell>
          <table:table-cell table:style-name="ce2" table:formula="of:=[.J145]/[.J$2]" office:value-type="percentage" office:value="1.50261780104712">
            <text:p>150.26%</text:p>
          </table:table-cell>
          <table:table-cell table:style-name="ce2" table:formula="of:=[.J145]/[.J144]-1" office:value-type="percentage" office:value="-0.00692041522491349">
            <text:p>-0.69%</text:p>
          </table:table-cell>
          <table:table-cell table:formula="of:=[.M$2]*[.K145]" office:value-type="currency" office:currency="USD" office:value="150695.796230366">
            <text:p>$150,695.80</text:p>
          </table:table-cell>
          <table:table-cell office:value-type="float" office:value="59.76">
            <text:p>59.76</text:p>
          </table:table-cell>
          <table:table-cell table:style-name="ce2" table:formula="of:=[.N145]/[.N$2]" office:value-type="percentage" office:value="1.05137227304715">
            <text:p>105.14%</text:p>
          </table:table-cell>
          <table:table-cell table:style-name="ce2" table:formula="of:=[.N145]/[.N144]-1" office:value-type="percentage" office:value="0.00420097462611335">
            <text:p>0.42%</text:p>
          </table:table-cell>
          <table:table-cell table:formula="of:=[.Q$2]*[.O145]" office:value-type="currency" office:currency="USD" office:value="515397.007938072">
            <text:p>$515,397.01</text:p>
          </table:table-cell>
          <table:table-cell table:formula="of:=[.$AA$3]/[.$B$2]*[.B145]+[.$AA$4]/[.$F$2]*[.F145]+[.$AA$5]/[.$J$2]*[.J145]+[.$AA$6]/[.$N$2]*[.N145]" office:value-type="currency" office:currency="USD" office:value="1303896.67121302">
            <text:p>$1,303,896.67</text:p>
          </table:table-cell>
          <table:table-cell table:style-name="ce2" table:formula="of:=[.R145]/[.R$2]" office:value-type="percentage" office:value="1.30389667121302">
            <text:p>130.39%</text:p>
          </table:table-cell>
          <table:table-cell table:style-name="ce2" table:formula="of:=[.R145]/[.R144]-1" office:value-type="percentage" office:value="-0.00311812152852764">
            <text:p>-0.31%</text:p>
          </table:table-cell>
          <table:table-cell table:formula="of:=[.U$2]*[.S145]" office:value-type="currency" office:currency="USD" office:value="1303896.67121302">
            <text:p>$1,303,896.67</text:p>
          </table:table-cell>
          <table:table-cell office:value-type="float" office:value="126.83">
            <text:p>126.83</text:p>
          </table:table-cell>
          <table:table-cell table:style-name="ce2" table:formula="of:=[.V145]/[.V$2]" office:value-type="percentage" office:value="1.03450244698206">
            <text:p>103.45%</text:p>
          </table:table-cell>
          <table:table-cell table:style-name="ce2" table:formula="of:=[.V145]/[.V144]-1" office:value-type="percentage" office:value="-0.00290880503144653">
            <text:p>-0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7-29">
            <text:p>29/07/11</text:p>
          </table:table-cell>
          <table:table-cell office:value-type="float" office:value="33.84">
            <text:p>33.84</text:p>
          </table:table-cell>
          <table:table-cell table:formula="of:=[.B146]/[.$B$2]" office:value-type="percentage" office:value="1.17868338557994">
            <text:p>117.87%</text:p>
          </table:table-cell>
          <table:table-cell table:formula="of:=[.B146]/[.B145]-1" office:value-type="percentage" office:value="-0.00412007062978204">
            <text:p>-0.41%</text:p>
          </table:table-cell>
          <table:table-cell table:formula="of:=[.$E$2]*[.C146]" office:value-type="currency" office:currency="USD" office:value="1178683.38557994">
            <text:p>$1,178,683.39</text:p>
          </table:table-cell>
          <table:table-cell office:value-type="float" office:value="3.8">
            <text:p>3.8</text:p>
          </table:table-cell>
          <table:table-cell table:style-name="ce2" table:formula="of:=[.F146]/[.F$2]" office:value-type="percentage" office:value="3.16666666666667">
            <text:p>316.67%</text:p>
          </table:table-cell>
          <table:table-cell table:style-name="ce2" table:formula="of:=[.F146]/[.F145]-1" office:value-type="percentage" office:value="0">
            <text:p>0.00%</text:p>
          </table:table-cell>
          <table:table-cell table:formula="of:=[.I$2]*[.G146]" office:value-type="currency" office:currency="USD" office:value="244535.668333333">
            <text:p>$244,535.67</text:p>
          </table:table-cell>
          <table:table-cell office:value-type="float" office:value="2.88">
            <text:p>2.88</text:p>
          </table:table-cell>
          <table:table-cell table:style-name="ce2" table:formula="of:=[.J146]/[.J$2]" office:value-type="percentage" office:value="1.50785340314136">
            <text:p>150.79%</text:p>
          </table:table-cell>
          <table:table-cell table:style-name="ce2" table:formula="of:=[.J146]/[.J145]-1" office:value-type="percentage" office:value="0.00348432055749126">
            <text:p>0.35%</text:p>
          </table:table-cell>
          <table:table-cell table:formula="of:=[.M$2]*[.K146]" office:value-type="currency" office:currency="USD" office:value="151220.8686911">
            <text:p>$151,220.87</text:p>
          </table:table-cell>
          <table:table-cell office:value-type="float" office:value="60.77">
            <text:p>60.77</text:p>
          </table:table-cell>
          <table:table-cell table:style-name="ce2" table:formula="of:=[.N146]/[.N$2]" office:value-type="percentage" office:value="1.06914144968332">
            <text:p>106.91%</text:p>
          </table:table-cell>
          <table:table-cell table:style-name="ce2" table:formula="of:=[.N146]/[.N145]-1" office:value-type="percentage" office:value="0.01690093708166">
            <text:p>1.69%</text:p>
          </table:table-cell>
          <table:table-cell table:formula="of:=[.Q$2]*[.O146]" office:value-type="currency" office:currency="USD" office:value="524107.700341309">
            <text:p>$524,107.70</text:p>
          </table:table-cell>
          <table:table-cell table:formula="of:=[.$AA$3]/[.$B$2]*[.B146]+[.$AA$4]/[.$F$2]*[.F146]+[.$AA$5]/[.$J$2]*[.J146]+[.$AA$6]/[.$N$2]*[.N146]" office:value-type="currency" office:currency="USD" office:value="1311512.14332185">
            <text:p>$1,311,512.14</text:p>
          </table:table-cell>
          <table:table-cell table:style-name="ce2" table:formula="of:=[.R146]/[.R$2]" office:value-type="percentage" office:value="1.31151214332185">
            <text:p>131.15%</text:p>
          </table:table-cell>
          <table:table-cell table:style-name="ce2" table:formula="of:=[.R146]/[.R145]-1" office:value-type="percentage" office:value="0.00584054877734119">
            <text:p>0.58%</text:p>
          </table:table-cell>
          <table:table-cell table:formula="of:=[.U$2]*[.S146]" office:value-type="currency" office:currency="USD" office:value="1311512.14332185">
            <text:p>$1,311,512.14</text:p>
          </table:table-cell>
          <table:table-cell office:value-type="float" office:value="125.97">
            <text:p>125.97</text:p>
          </table:table-cell>
          <table:table-cell table:style-name="ce2" table:formula="of:=[.V146]/[.V$2]" office:value-type="percentage" office:value="1.02748776508972">
            <text:p>102.75%</text:p>
          </table:table-cell>
          <table:table-cell table:style-name="ce2" table:formula="of:=[.V146]/[.V145]-1" office:value-type="percentage" office:value="-0.00678073011117242">
            <text:p>-0.6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1">
            <text:p>01/08/11</text:p>
          </table:table-cell>
          <table:table-cell office:value-type="float" office:value="34.5">
            <text:p>34.5</text:p>
          </table:table-cell>
          <table:table-cell table:formula="of:=[.B147]/[.$B$2]" office:value-type="percentage" office:value="1.20167189132706">
            <text:p>120.17%</text:p>
          </table:table-cell>
          <table:table-cell table:formula="of:=[.B147]/[.B146]-1" office:value-type="percentage" office:value="0.0195035460992907">
            <text:p>1.95%</text:p>
          </table:table-cell>
          <table:table-cell table:formula="of:=[.$E$2]*[.C147]" office:value-type="currency" office:currency="USD" office:value="1201671.89132706">
            <text:p>$1,201,671.89</text:p>
          </table:table-cell>
          <table:table-cell office:value-type="float" office:value="3.6">
            <text:p>3.6</text:p>
          </table:table-cell>
          <table:table-cell table:style-name="ce2" table:formula="of:=[.F147]/[.F$2]" office:value-type="percentage" office:value="3">
            <text:p>300.00%</text:p>
          </table:table-cell>
          <table:table-cell table:style-name="ce2" table:formula="of:=[.F147]/[.F146]-1" office:value-type="percentage" office:value="-0.0526315789473684">
            <text:p>-5.26%</text:p>
          </table:table-cell>
          <table:table-cell table:formula="of:=[.I$2]*[.G147]" office:value-type="currency" office:currency="USD" office:value="231665.37">
            <text:p>$231,665.37</text:p>
          </table:table-cell>
          <table:table-cell office:value-type="float" office:value="2.7">
            <text:p>2.7</text:p>
          </table:table-cell>
          <table:table-cell table:style-name="ce2" table:formula="of:=[.J147]/[.J$2]" office:value-type="percentage" office:value="1.41361256544503">
            <text:p>141.36%</text:p>
          </table:table-cell>
          <table:table-cell table:style-name="ce2" table:formula="of:=[.J147]/[.J146]-1" office:value-type="percentage" office:value="-0.0624999999999999">
            <text:p>-6.25%</text:p>
          </table:table-cell>
          <table:table-cell table:formula="of:=[.M$2]*[.K147]" office:value-type="currency" office:currency="USD" office:value="141769.564397906">
            <text:p>$141,769.56</text:p>
          </table:table-cell>
          <table:table-cell office:value-type="float" office:value="61.41">
            <text:p>61.41</text:p>
          </table:table-cell>
          <table:table-cell table:style-name="ce2" table:formula="of:=[.N147]/[.N$2]" office:value-type="percentage" office:value="1.08040112596763">
            <text:p>108.04%</text:p>
          </table:table-cell>
          <table:table-cell table:style-name="ce2" table:formula="of:=[.N147]/[.N146]-1" office:value-type="percentage" office:value="0.0105315122593384">
            <text:p>1.05%</text:p>
          </table:table-cell>
          <table:table-cell table:formula="of:=[.Q$2]*[.O147]" office:value-type="currency" office:currency="USD" office:value="529627.347012667">
            <text:p>$529,627.35</text:p>
          </table:table-cell>
          <table:table-cell table:formula="of:=[.$AA$3]/[.$B$2]*[.B147]+[.$AA$4]/[.$F$2]*[.F147]+[.$AA$5]/[.$J$2]*[.J147]+[.$AA$6]/[.$N$2]*[.N147]" office:value-type="currency" office:currency="USD" office:value="1302348.71035519">
            <text:p>$1,302,348.71</text:p>
          </table:table-cell>
          <table:table-cell table:style-name="ce2" table:formula="of:=[.R147]/[.R$2]" office:value-type="percentage" office:value="1.30234871035519">
            <text:p>130.23%</text:p>
          </table:table-cell>
          <table:table-cell table:style-name="ce2" table:formula="of:=[.R147]/[.R146]-1" office:value-type="percentage" office:value="-0.00698692193840733">
            <text:p>-0.70%</text:p>
          </table:table-cell>
          <table:table-cell table:formula="of:=[.U$2]*[.S147]" office:value-type="currency" office:currency="USD" office:value="1302348.71035519">
            <text:p>$1,302,348.71</text:p>
          </table:table-cell>
          <table:table-cell office:value-type="float" office:value="125.43">
            <text:p>125.43</text:p>
          </table:table-cell>
          <table:table-cell table:style-name="ce2" table:formula="of:=[.V147]/[.V$2]" office:value-type="percentage" office:value="1.02308319738989">
            <text:p>102.31%</text:p>
          </table:table-cell>
          <table:table-cell table:style-name="ce2" table:formula="of:=[.V147]/[.V146]-1" office:value-type="percentage" office:value="-0.00428673493688969">
            <text:p>-0.4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2">
            <text:p>02/08/11</text:p>
          </table:table-cell>
          <table:table-cell office:value-type="float" office:value="34.45">
            <text:p>34.45</text:p>
          </table:table-cell>
          <table:table-cell table:formula="of:=[.B148]/[.$B$2]" office:value-type="percentage" office:value="1.19993033786137">
            <text:p>119.99%</text:p>
          </table:table-cell>
          <table:table-cell table:formula="of:=[.B148]/[.B147]-1" office:value-type="percentage" office:value="-0.00144927536231876">
            <text:p>-0.14%</text:p>
          </table:table-cell>
          <table:table-cell table:formula="of:=[.$E$2]*[.C148]" office:value-type="currency" office:currency="USD" office:value="1199930.33786137">
            <text:p>$1,199,930.34</text:p>
          </table:table-cell>
          <table:table-cell office:value-type="float" office:value="3.6">
            <text:p>3.6</text:p>
          </table:table-cell>
          <table:table-cell table:style-name="ce2" table:formula="of:=[.F148]/[.F$2]" office:value-type="percentage" office:value="3">
            <text:p>300.00%</text:p>
          </table:table-cell>
          <table:table-cell table:style-name="ce2" table:formula="of:=[.F148]/[.F147]-1" office:value-type="percentage" office:value="0">
            <text:p>0.00%</text:p>
          </table:table-cell>
          <table:table-cell table:formula="of:=[.I$2]*[.G148]" office:value-type="currency" office:currency="USD" office:value="231665.37">
            <text:p>$231,665.37</text:p>
          </table:table-cell>
          <table:table-cell office:value-type="float" office:value="2.6">
            <text:p>2.6</text:p>
          </table:table-cell>
          <table:table-cell table:style-name="ce2" table:formula="of:=[.J148]/[.J$2]" office:value-type="percentage" office:value="1.36125654450262">
            <text:p>136.13%</text:p>
          </table:table-cell>
          <table:table-cell table:style-name="ce2" table:formula="of:=[.J148]/[.J147]-1" office:value-type="percentage" office:value="-0.0370370370370371">
            <text:p>-3.70%</text:p>
          </table:table-cell>
          <table:table-cell table:formula="of:=[.M$2]*[.K148]" office:value-type="currency" office:currency="USD" office:value="136518.839790576">
            <text:p>$136,518.84</text:p>
          </table:table-cell>
          <table:table-cell office:value-type="float" office:value="62.78">
            <text:p>62.78</text:p>
          </table:table-cell>
          <table:table-cell table:style-name="ce2" table:formula="of:=[.N148]/[.N$2]" office:value-type="percentage" office:value="1.10450387051372">
            <text:p>110.45%</text:p>
          </table:table-cell>
          <table:table-cell table:style-name="ce2" table:formula="of:=[.N148]/[.N147]-1" office:value-type="percentage" office:value="0.0223090701840092">
            <text:p>2.23%</text:p>
          </table:table-cell>
          <table:table-cell table:formula="of:=[.Q$2]*[.O148]" office:value-type="currency" office:currency="USD" office:value="541442.840668543">
            <text:p>$541,442.84</text:p>
          </table:table-cell>
          <table:table-cell table:formula="of:=[.$AA$3]/[.$B$2]*[.B148]+[.$AA$4]/[.$F$2]*[.F148]+[.$AA$5]/[.$J$2]*[.J148]+[.$AA$6]/[.$N$2]*[.N148]" office:value-type="currency" office:currency="USD" office:value="1308334.80341976">
            <text:p>$1,308,334.80</text:p>
          </table:table-cell>
          <table:table-cell table:style-name="ce2" table:formula="of:=[.R148]/[.R$2]" office:value-type="percentage" office:value="1.30833480341976">
            <text:p>130.83%</text:p>
          </table:table-cell>
          <table:table-cell table:style-name="ce2" table:formula="of:=[.R148]/[.R147]-1" office:value-type="percentage" office:value="0.00459638268688867">
            <text:p>0.46%</text:p>
          </table:table-cell>
          <table:table-cell table:formula="of:=[.U$2]*[.S148]" office:value-type="currency" office:currency="USD" office:value="1308334.80341976">
            <text:p>$1,308,334.80</text:p>
          </table:table-cell>
          <table:table-cell office:value-type="float" office:value="122.23">
            <text:p>122.23</text:p>
          </table:table-cell>
          <table:table-cell table:style-name="ce2" table:formula="of:=[.V148]/[.V$2]" office:value-type="percentage" office:value="0.996982055464927">
            <text:p>99.70%</text:p>
          </table:table-cell>
          <table:table-cell table:style-name="ce2" table:formula="of:=[.V148]/[.V147]-1" office:value-type="percentage" office:value="-0.0255122379016185">
            <text:p>-2.5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3">
            <text:p>03/08/11</text:p>
          </table:table-cell>
          <table:table-cell office:value-type="float" office:value="34.69">
            <text:p>34.69</text:p>
          </table:table-cell>
          <table:table-cell table:formula="of:=[.B149]/[.$B$2]" office:value-type="percentage" office:value="1.20828979449669">
            <text:p>120.83%</text:p>
          </table:table-cell>
          <table:table-cell table:formula="of:=[.B149]/[.B148]-1" office:value-type="percentage" office:value="0.00696661828737288">
            <text:p>0.70%</text:p>
          </table:table-cell>
          <table:table-cell table:formula="of:=[.$E$2]*[.C149]" office:value-type="currency" office:currency="USD" office:value="1208289.79449669">
            <text:p>$1,208,289.79</text:p>
          </table:table-cell>
          <table:table-cell office:value-type="float" office:value="3.51">
            <text:p>3.51</text:p>
          </table:table-cell>
          <table:table-cell table:style-name="ce2" table:formula="of:=[.F149]/[.F$2]" office:value-type="percentage" office:value="2.925">
            <text:p>292.50%</text:p>
          </table:table-cell>
          <table:table-cell table:style-name="ce2" table:formula="of:=[.F149]/[.F148]-1" office:value-type="percentage" office:value="-0.0250000000000001">
            <text:p>-2.50%</text:p>
          </table:table-cell>
          <table:table-cell table:formula="of:=[.I$2]*[.G149]" office:value-type="currency" office:currency="USD" office:value="225873.73575">
            <text:p>$225,873.74</text:p>
          </table:table-cell>
          <table:table-cell office:value-type="float" office:value="2.63">
            <text:p>2.63</text:p>
          </table:table-cell>
          <table:table-cell table:style-name="ce2" table:formula="of:=[.J149]/[.J$2]" office:value-type="percentage" office:value="1.37696335078534">
            <text:p>137.70%</text:p>
          </table:table-cell>
          <table:table-cell table:style-name="ce2" table:formula="of:=[.J149]/[.J148]-1" office:value-type="percentage" office:value="0.0115384615384615">
            <text:p>1.15%</text:p>
          </table:table-cell>
          <table:table-cell table:formula="of:=[.M$2]*[.K149]" office:value-type="currency" office:currency="USD" office:value="138094.057172775">
            <text:p>$138,094.06</text:p>
          </table:table-cell>
          <table:table-cell office:value-type="float" office:value="63.08">
            <text:p>63.08</text:p>
          </table:table-cell>
          <table:table-cell table:style-name="ce2" table:formula="of:=[.N149]/[.N$2]" office:value-type="percentage" office:value="1.10978184377199">
            <text:p>110.98%</text:p>
          </table:table-cell>
          <table:table-cell table:style-name="ce2" table:formula="of:=[.N149]/[.N148]-1" office:value-type="percentage" office:value="0.00477859190825103">
            <text:p>0.48%</text:p>
          </table:table-cell>
          <table:table-cell table:formula="of:=[.Q$2]*[.O149]" office:value-type="currency" office:currency="USD" office:value="544030.175045742">
            <text:p>$544,030.18</text:p>
          </table:table-cell>
          <table:table-cell table:formula="of:=[.$AA$3]/[.$B$2]*[.B149]+[.$AA$4]/[.$F$2]*[.F149]+[.$AA$5]/[.$J$2]*[.J149]+[.$AA$6]/[.$N$2]*[.N149]" office:value-type="currency" office:currency="USD" office:value="1309483.36565225">
            <text:p>$1,309,483.37</text:p>
          </table:table-cell>
          <table:table-cell table:style-name="ce2" table:formula="of:=[.R149]/[.R$2]" office:value-type="percentage" office:value="1.30948336565225">
            <text:p>130.95%</text:p>
          </table:table-cell>
          <table:table-cell table:style-name="ce2" table:formula="of:=[.R149]/[.R148]-1" office:value-type="percentage" office:value="0.000877880974723633">
            <text:p>0.09%</text:p>
          </table:table-cell>
          <table:table-cell table:formula="of:=[.U$2]*[.S149]" office:value-type="currency" office:currency="USD" office:value="1309483.36565225">
            <text:p>$1,309,483.37</text:p>
          </table:table-cell>
          <table:table-cell office:value-type="float" office:value="122.89">
            <text:p>122.89</text:p>
          </table:table-cell>
          <table:table-cell table:style-name="ce2" table:formula="of:=[.V149]/[.V$2]" office:value-type="percentage" office:value="1.00236541598695">
            <text:p>100.24%</text:p>
          </table:table-cell>
          <table:table-cell table:style-name="ce2" table:formula="of:=[.V149]/[.V148]-1" office:value-type="percentage" office:value="0.00539965638550277">
            <text:p>0.5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4">
            <text:p>04/08/11</text:p>
          </table:table-cell>
          <table:table-cell office:value-type="float" office:value="34">
            <text:p>34</text:p>
          </table:table-cell>
          <table:table-cell table:formula="of:=[.B150]/[.$B$2]" office:value-type="percentage" office:value="1.18425635667015">
            <text:p>118.43%</text:p>
          </table:table-cell>
          <table:table-cell table:formula="of:=[.B150]/[.B149]-1" office:value-type="percentage" office:value="-0.0198904583453444">
            <text:p>-1.99%</text:p>
          </table:table-cell>
          <table:table-cell table:formula="of:=[.$E$2]*[.C150]" office:value-type="currency" office:currency="USD" office:value="1184256.35667015">
            <text:p>$1,184,256.36</text:p>
          </table:table-cell>
          <table:table-cell office:value-type="float" office:value="3.9">
            <text:p>3.9</text:p>
          </table:table-cell>
          <table:table-cell table:style-name="ce2" table:formula="of:=[.F150]/[.F$2]" office:value-type="percentage" office:value="3.25">
            <text:p>325.00%</text:p>
          </table:table-cell>
          <table:table-cell table:style-name="ce2" table:formula="of:=[.F150]/[.F149]-1" office:value-type="percentage" office:value="0.111111111111111">
            <text:p>11.11%</text:p>
          </table:table-cell>
          <table:table-cell table:formula="of:=[.I$2]*[.G150]" office:value-type="currency" office:currency="USD" office:value="250970.8175">
            <text:p>$250,970.82</text:p>
          </table:table-cell>
          <table:table-cell office:value-type="float" office:value="2.5">
            <text:p>2.5</text:p>
          </table:table-cell>
          <table:table-cell table:style-name="ce2" table:formula="of:=[.J150]/[.J$2]" office:value-type="percentage" office:value="1.30890052356021">
            <text:p>130.89%</text:p>
          </table:table-cell>
          <table:table-cell table:style-name="ce2" table:formula="of:=[.J150]/[.J149]-1" office:value-type="percentage" office:value="-0.0494296577946768">
            <text:p>-4.94%</text:p>
          </table:table-cell>
          <table:table-cell table:formula="of:=[.M$2]*[.K150]" office:value-type="currency" office:currency="USD" office:value="131268.115183246">
            <text:p>$131,268.12</text:p>
          </table:table-cell>
          <table:table-cell office:value-type="float" office:value="64.81">
            <text:p>64.81</text:p>
          </table:table-cell>
          <table:table-cell table:style-name="ce2" table:formula="of:=[.N150]/[.N$2]" office:value-type="percentage" office:value="1.14021815622801">
            <text:p>114.02%</text:p>
          </table:table-cell>
          <table:table-cell table:style-name="ce2" table:formula="of:=[.N150]/[.N149]-1" office:value-type="percentage" office:value="0.0274254914394421">
            <text:p>2.74%</text:p>
          </table:table-cell>
          <table:table-cell table:formula="of:=[.Q$2]*[.O150]" office:value-type="currency" office:currency="USD" office:value="558950.469954258">
            <text:p>$558,950.47</text:p>
          </table:table-cell>
          <table:table-cell table:formula="of:=[.$AA$3]/[.$B$2]*[.B150]+[.$AA$4]/[.$F$2]*[.F150]+[.$AA$5]/[.$J$2]*[.J150]+[.$AA$6]/[.$N$2]*[.N150]" office:value-type="currency" office:currency="USD" office:value="1334689.07174235">
            <text:p>$1,334,689.07</text:p>
          </table:table-cell>
          <table:table-cell table:style-name="ce2" table:formula="of:=[.R150]/[.R$2]" office:value-type="percentage" office:value="1.33468907174235">
            <text:p>133.47%</text:p>
          </table:table-cell>
          <table:table-cell table:style-name="ce2" table:formula="of:=[.R150]/[.R149]-1" office:value-type="percentage" office:value="0.0192485882228364">
            <text:p>1.92%</text:p>
          </table:table-cell>
          <table:table-cell table:formula="of:=[.U$2]*[.S150]" office:value-type="currency" office:currency="USD" office:value="1334689.07174235">
            <text:p>$1,334,689.07</text:p>
          </table:table-cell>
          <table:table-cell office:value-type="float" office:value="117.13">
            <text:p>117.13</text:p>
          </table:table-cell>
          <table:table-cell table:style-name="ce2" table:formula="of:=[.V150]/[.V$2]" office:value-type="percentage" office:value="0.955383360522023">
            <text:p>95.54%</text:p>
          </table:table-cell>
          <table:table-cell table:style-name="ce2" table:formula="of:=[.V150]/[.V149]-1" office:value-type="percentage" office:value="-0.0468711856131501">
            <text:p>-4.6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5">
            <text:p>05/08/11</text:p>
          </table:table-cell>
          <table:table-cell office:value-type="float" office:value="33.95">
            <text:p>33.95</text:p>
          </table:table-cell>
          <table:table-cell table:formula="of:=[.B151]/[.$B$2]" office:value-type="percentage" office:value="1.18251480320446">
            <text:p>118.25%</text:p>
          </table:table-cell>
          <table:table-cell table:formula="of:=[.B151]/[.B150]-1" office:value-type="percentage" office:value="-0.001470588235294">
            <text:p>-0.15%</text:p>
          </table:table-cell>
          <table:table-cell table:formula="of:=[.$E$2]*[.C151]" office:value-type="currency" office:currency="USD" office:value="1182514.80320446">
            <text:p>$1,182,514.80</text:p>
          </table:table-cell>
          <table:table-cell office:value-type="float" office:value="3.8">
            <text:p>3.8</text:p>
          </table:table-cell>
          <table:table-cell table:style-name="ce2" table:formula="of:=[.F151]/[.F$2]" office:value-type="percentage" office:value="3.16666666666667">
            <text:p>316.67%</text:p>
          </table:table-cell>
          <table:table-cell table:style-name="ce2" table:formula="of:=[.F151]/[.F150]-1" office:value-type="percentage" office:value="-0.0256410256410257">
            <text:p>-2.56%</text:p>
          </table:table-cell>
          <table:table-cell table:formula="of:=[.I$2]*[.G151]" office:value-type="currency" office:currency="USD" office:value="244535.668333333">
            <text:p>$244,535.67</text:p>
          </table:table-cell>
          <table:table-cell office:value-type="float" office:value="2.55">
            <text:p>2.55</text:p>
          </table:table-cell>
          <table:table-cell table:style-name="ce2" table:formula="of:=[.J151]/[.J$2]" office:value-type="percentage" office:value="1.33507853403141">
            <text:p>133.51%</text:p>
          </table:table-cell>
          <table:table-cell table:style-name="ce2" table:formula="of:=[.J151]/[.J150]-1" office:value-type="percentage" office:value="0.02">
            <text:p>2.00%</text:p>
          </table:table-cell>
          <table:table-cell table:formula="of:=[.M$2]*[.K151]" office:value-type="currency" office:currency="USD" office:value="133893.477486911">
            <text:p>$133,893.48</text:p>
          </table:table-cell>
          <table:table-cell office:value-type="float" office:value="63.24">
            <text:p>63.24</text:p>
          </table:table-cell>
          <table:table-cell table:style-name="ce2" table:formula="of:=[.N151]/[.N$2]" office:value-type="percentage" office:value="1.11259676284307">
            <text:p>111.26%</text:p>
          </table:table-cell>
          <table:table-cell table:style-name="ce2" table:formula="of:=[.N151]/[.N150]-1" office:value-type="percentage" office:value="-0.0242246566887826">
            <text:p>-2.42%</text:p>
          </table:table-cell>
          <table:table-cell table:formula="of:=[.Q$2]*[.O151]" office:value-type="currency" office:currency="USD" office:value="545410.086713582">
            <text:p>$545,410.09</text:p>
          </table:table-cell>
          <table:table-cell table:formula="of:=[.$AA$3]/[.$B$2]*[.B151]+[.$AA$4]/[.$F$2]*[.F151]+[.$AA$5]/[.$J$2]*[.J151]+[.$AA$6]/[.$N$2]*[.N151]" office:value-type="currency" office:currency="USD" office:value="1316760.22565469">
            <text:p>$1,316,760.23</text:p>
          </table:table-cell>
          <table:table-cell table:style-name="ce2" table:formula="of:=[.R151]/[.R$2]" office:value-type="percentage" office:value="1.31676022565469">
            <text:p>131.68%</text:p>
          </table:table-cell>
          <table:table-cell table:style-name="ce2" table:formula="of:=[.R151]/[.R150]-1" office:value-type="percentage" office:value="-0.0134329758647459">
            <text:p>-1.34%</text:p>
          </table:table-cell>
          <table:table-cell table:formula="of:=[.U$2]*[.S151]" office:value-type="currency" office:currency="USD" office:value="1316760.22565469">
            <text:p>$1,316,760.23</text:p>
          </table:table-cell>
          <table:table-cell office:value-type="float" office:value="116.96">
            <text:p>116.96</text:p>
          </table:table-cell>
          <table:table-cell table:style-name="ce2" table:formula="of:=[.V151]/[.V$2]" office:value-type="percentage" office:value="0.953996737357259">
            <text:p>95.40%</text:p>
          </table:table-cell>
          <table:table-cell table:style-name="ce2" table:formula="of:=[.V151]/[.V150]-1" office:value-type="percentage" office:value="-0.00145137880986934">
            <text:p>-0.1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8">
            <text:p>08/08/11</text:p>
          </table:table-cell>
          <table:table-cell office:value-type="float" office:value="31.79">
            <text:p>31.79</text:p>
          </table:table-cell>
          <table:table-cell table:formula="of:=[.B152]/[.$B$2]" office:value-type="percentage" office:value="1.10727969348659">
            <text:p>110.73%</text:p>
          </table:table-cell>
          <table:table-cell table:formula="of:=[.B152]/[.B151]-1" office:value-type="percentage" office:value="-0.0636229749631813">
            <text:p>-6.36%</text:p>
          </table:table-cell>
          <table:table-cell table:formula="of:=[.$E$2]*[.C152]" office:value-type="currency" office:currency="USD" office:value="1107279.69348659">
            <text:p>$1,107,279.69</text:p>
          </table:table-cell>
          <table:table-cell office:value-type="float" office:value="3.72">
            <text:p>3.72</text:p>
          </table:table-cell>
          <table:table-cell table:style-name="ce2" table:formula="of:=[.F152]/[.F$2]" office:value-type="percentage" office:value="3.1">
            <text:p>310.00%</text:p>
          </table:table-cell>
          <table:table-cell table:style-name="ce2" table:formula="of:=[.F152]/[.F151]-1" office:value-type="percentage" office:value="-0.0210526315789474">
            <text:p>-2.11%</text:p>
          </table:table-cell>
          <table:table-cell table:formula="of:=[.I$2]*[.G152]" office:value-type="currency" office:currency="USD" office:value="239387.549">
            <text:p>$239,387.55</text:p>
          </table:table-cell>
          <table:table-cell office:value-type="float" office:value="2.48">
            <text:p>2.48</text:p>
          </table:table-cell>
          <table:table-cell table:style-name="ce2" table:formula="of:=[.J152]/[.J$2]" office:value-type="percentage" office:value="1.29842931937173">
            <text:p>129.84%</text:p>
          </table:table-cell>
          <table:table-cell table:style-name="ce2" table:formula="of:=[.J152]/[.J151]-1" office:value-type="percentage" office:value="-0.0274509803921568">
            <text:p>-2.75%</text:p>
          </table:table-cell>
          <table:table-cell table:formula="of:=[.M$2]*[.K152]" office:value-type="currency" office:currency="USD" office:value="130217.97026178">
            <text:p>$130,217.97</text:p>
          </table:table-cell>
          <table:table-cell office:value-type="float" office:value="65.02">
            <text:p>65.02</text:p>
          </table:table-cell>
          <table:table-cell table:style-name="ce2" table:formula="of:=[.N152]/[.N$2]" office:value-type="percentage" office:value="1.1439127375088">
            <text:p>114.39%</text:p>
          </table:table-cell>
          <table:table-cell table:style-name="ce2" table:formula="of:=[.N152]/[.N151]-1" office:value-type="percentage" office:value="0.0281467425679949">
            <text:p>2.81%</text:p>
          </table:table-cell>
          <table:table-cell table:formula="of:=[.Q$2]*[.O152]" office:value-type="currency" office:currency="USD" office:value="560761.604018297">
            <text:p>$560,761.60</text:p>
          </table:table-cell>
          <table:table-cell table:formula="of:=[.$AA$3]/[.$B$2]*[.B152]+[.$AA$4]/[.$F$2]*[.F152]+[.$AA$5]/[.$J$2]*[.J152]+[.$AA$6]/[.$N$2]*[.N152]" office:value-type="currency" office:currency="USD" office:value="1298289.3138931">
            <text:p>$1,298,289.31</text:p>
          </table:table-cell>
          <table:table-cell table:style-name="ce2" table:formula="of:=[.R152]/[.R$2]" office:value-type="percentage" office:value="1.2982893138931">
            <text:p>129.83%</text:p>
          </table:table-cell>
          <table:table-cell table:style-name="ce2" table:formula="of:=[.R152]/[.R151]-1" office:value-type="percentage" office:value="-0.0140275438167967">
            <text:p>-1.40%</text:p>
          </table:table-cell>
          <table:table-cell table:formula="of:=[.U$2]*[.S152]" office:value-type="currency" office:currency="USD" office:value="1298289.3138931">
            <text:p>$1,298,289.31</text:p>
          </table:table-cell>
          <table:table-cell office:value-type="float" office:value="109.34">
            <text:p>109.34</text:p>
          </table:table-cell>
          <table:table-cell table:style-name="ce2" table:formula="of:=[.V152]/[.V$2]" office:value-type="percentage" office:value="0.89184339314845">
            <text:p>89.18%</text:p>
          </table:table-cell>
          <table:table-cell table:style-name="ce2" table:formula="of:=[.V152]/[.V151]-1" office:value-type="percentage" office:value="-0.0651504787961695">
            <text:p>-6.5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09">
            <text:p>09/08/11</text:p>
          </table:table-cell>
          <table:table-cell office:value-type="float" office:value="32.39">
            <text:p>32.39</text:p>
          </table:table-cell>
          <table:table-cell table:formula="of:=[.B153]/[.$B$2]" office:value-type="percentage" office:value="1.12817833507489">
            <text:p>112.82%</text:p>
          </table:table-cell>
          <table:table-cell table:formula="of:=[.B153]/[.B152]-1" office:value-type="percentage" office:value="0.0188738597043097">
            <text:p>1.89%</text:p>
          </table:table-cell>
          <table:table-cell table:formula="of:=[.$E$2]*[.C153]" office:value-type="currency" office:currency="USD" office:value="1128178.33507489">
            <text:p>$1,128,178.34</text:p>
          </table:table-cell>
          <table:table-cell office:value-type="float" office:value="3.71">
            <text:p>3.71</text:p>
          </table:table-cell>
          <table:table-cell table:style-name="ce2" table:formula="of:=[.F153]/[.F$2]" office:value-type="percentage" office:value="3.09166666666667">
            <text:p>309.17%</text:p>
          </table:table-cell>
          <table:table-cell table:style-name="ce2" table:formula="of:=[.F153]/[.F152]-1" office:value-type="percentage" office:value="-0.00268817204301075">
            <text:p>-0.27%</text:p>
          </table:table-cell>
          <table:table-cell table:formula="of:=[.I$2]*[.G153]" office:value-type="currency" office:currency="USD" office:value="238744.034083333">
            <text:p>$238,744.03</text:p>
          </table:table-cell>
          <table:table-cell office:value-type="float" office:value="2.47">
            <text:p>2.47</text:p>
          </table:table-cell>
          <table:table-cell table:style-name="ce2" table:formula="of:=[.J153]/[.J$2]" office:value-type="percentage" office:value="1.29319371727749">
            <text:p>129.32%</text:p>
          </table:table-cell>
          <table:table-cell table:style-name="ce2" table:formula="of:=[.J153]/[.J152]-1" office:value-type="percentage" office:value="-0.00403225806451601">
            <text:p>-0.40%</text:p>
          </table:table-cell>
          <table:table-cell table:formula="of:=[.M$2]*[.K153]" office:value-type="currency" office:currency="USD" office:value="129692.897801047">
            <text:p>$129,692.90</text:p>
          </table:table-cell>
          <table:table-cell office:value-type="float" office:value="65.23">
            <text:p>65.23</text:p>
          </table:table-cell>
          <table:table-cell table:style-name="ce2" table:formula="of:=[.N153]/[.N$2]" office:value-type="percentage" office:value="1.14760731878958">
            <text:p>114.76%</text:p>
          </table:table-cell>
          <table:table-cell table:style-name="ce2" table:formula="of:=[.N153]/[.N152]-1" office:value-type="percentage" office:value="0.00322977545370673">
            <text:p>0.32%</text:p>
          </table:table-cell>
          <table:table-cell table:formula="of:=[.Q$2]*[.O153]" office:value-type="currency" office:currency="USD" office:value="562572.738082336">
            <text:p>$562,572.74</text:p>
          </table:table-cell>
          <table:table-cell table:formula="of:=[.$AA$3]/[.$B$2]*[.B153]+[.$AA$4]/[.$F$2]*[.F153]+[.$AA$5]/[.$J$2]*[.J153]+[.$AA$6]/[.$N$2]*[.N153]" office:value-type="currency" office:currency="USD" office:value="1305875.97238748">
            <text:p>$1,305,875.97</text:p>
          </table:table-cell>
          <table:table-cell table:style-name="ce2" table:formula="of:=[.R153]/[.R$2]" office:value-type="percentage" office:value="1.30587597238748">
            <text:p>130.59%</text:p>
          </table:table-cell>
          <table:table-cell table:style-name="ce2" table:formula="of:=[.R153]/[.R152]-1" office:value-type="percentage" office:value="0.00584358078988001">
            <text:p>0.58%</text:p>
          </table:table-cell>
          <table:table-cell table:formula="of:=[.U$2]*[.S153]" office:value-type="currency" office:currency="USD" office:value="1305875.97238748">
            <text:p>$1,305,875.97</text:p>
          </table:table-cell>
          <table:table-cell office:value-type="float" office:value="114.43">
            <text:p>114.43</text:p>
          </table:table-cell>
          <table:table-cell table:style-name="ce2" table:formula="of:=[.V153]/[.V$2]" office:value-type="percentage" office:value="0.933360522022839">
            <text:p>93.34%</text:p>
          </table:table-cell>
          <table:table-cell table:style-name="ce2" table:formula="of:=[.V153]/[.V152]-1" office:value-type="percentage" office:value="0.046552039509786">
            <text:p>4.6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0">
            <text:p>10/08/11</text:p>
          </table:table-cell>
          <table:table-cell office:value-type="float" office:value="32.46">
            <text:p>32.46</text:p>
          </table:table-cell>
          <table:table-cell table:formula="of:=[.B154]/[.$B$2]" office:value-type="percentage" office:value="1.13061650992685">
            <text:p>113.06%</text:p>
          </table:table-cell>
          <table:table-cell table:formula="of:=[.B154]/[.B153]-1" office:value-type="percentage" office:value="0.00216116085211482">
            <text:p>0.22%</text:p>
          </table:table-cell>
          <table:table-cell table:formula="of:=[.$E$2]*[.C154]" office:value-type="currency" office:currency="USD" office:value="1130616.50992685">
            <text:p>$1,130,616.51</text:p>
          </table:table-cell>
          <table:table-cell office:value-type="float" office:value="3.5">
            <text:p>3.5</text:p>
          </table:table-cell>
          <table:table-cell table:style-name="ce2" table:formula="of:=[.F154]/[.F$2]" office:value-type="percentage" office:value="2.91666666666667">
            <text:p>291.67%</text:p>
          </table:table-cell>
          <table:table-cell table:style-name="ce2" table:formula="of:=[.F154]/[.F153]-1" office:value-type="percentage" office:value="-0.0566037735849057">
            <text:p>-5.66%</text:p>
          </table:table-cell>
          <table:table-cell table:formula="of:=[.I$2]*[.G154]" office:value-type="currency" office:currency="USD" office:value="225230.220833333">
            <text:p>$225,230.22</text:p>
          </table:table-cell>
          <table:table-cell office:value-type="float" office:value="2.45">
            <text:p>2.45</text:p>
          </table:table-cell>
          <table:table-cell table:style-name="ce2" table:formula="of:=[.J154]/[.J$2]" office:value-type="percentage" office:value="1.28272251308901">
            <text:p>128.27%</text:p>
          </table:table-cell>
          <table:table-cell table:style-name="ce2" table:formula="of:=[.J154]/[.J153]-1" office:value-type="percentage" office:value="-0.0080971659919028">
            <text:p>-0.81%</text:p>
          </table:table-cell>
          <table:table-cell table:formula="of:=[.M$2]*[.K154]" office:value-type="currency" office:currency="USD" office:value="128642.752879581">
            <text:p>$128,642.75</text:p>
          </table:table-cell>
          <table:table-cell office:value-type="float" office:value="67.02">
            <text:p>67.02</text:p>
          </table:table-cell>
          <table:table-cell table:style-name="ce2" table:formula="of:=[.N154]/[.N$2]" office:value-type="percentage" office:value="1.17909922589726">
            <text:p>117.91%</text:p>
          </table:table-cell>
          <table:table-cell table:style-name="ce2" table:formula="of:=[.N154]/[.N153]-1" office:value-type="percentage" office:value="0.0274413613368081">
            <text:p>2.74%</text:p>
          </table:table-cell>
          <table:table-cell table:formula="of:=[.Q$2]*[.O154]" office:value-type="currency" office:currency="USD" office:value="578010.499866291">
            <text:p>$578,010.50</text:p>
          </table:table-cell>
          <table:table-cell table:formula="of:=[.$AA$3]/[.$B$2]*[.B154]+[.$AA$4]/[.$F$2]*[.F154]+[.$AA$5]/[.$J$2]*[.J154]+[.$AA$6]/[.$N$2]*[.N154]" office:value-type="currency" office:currency="USD" office:value="1307559.92237753">
            <text:p>$1,307,559.92</text:p>
          </table:table-cell>
          <table:table-cell table:style-name="ce2" table:formula="of:=[.R154]/[.R$2]" office:value-type="percentage" office:value="1.30755992237753">
            <text:p>130.76%</text:p>
          </table:table-cell>
          <table:table-cell table:style-name="ce2" table:formula="of:=[.R154]/[.R153]-1" office:value-type="percentage" office:value="0.00128951755424311">
            <text:p>0.13%</text:p>
          </table:table-cell>
          <table:table-cell table:formula="of:=[.U$2]*[.S154]" office:value-type="currency" office:currency="USD" office:value="1307559.92237753">
            <text:p>$1,307,559.92</text:p>
          </table:table-cell>
          <table:table-cell office:value-type="float" office:value="109.37">
            <text:p>109.37</text:p>
          </table:table-cell>
          <table:table-cell table:style-name="ce2" table:formula="of:=[.V154]/[.V$2]" office:value-type="percentage" office:value="0.892088091353997">
            <text:p>89.21%</text:p>
          </table:table-cell>
          <table:table-cell table:style-name="ce2" table:formula="of:=[.V154]/[.V153]-1" office:value-type="percentage" office:value="-0.0442191732937167">
            <text:p>-4.4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1">
            <text:p>11/08/11</text:p>
          </table:table-cell>
          <table:table-cell office:value-type="float" office:value="33.44">
            <text:p>33.44</text:p>
          </table:table-cell>
          <table:table-cell table:formula="of:=[.B155]/[.$B$2]" office:value-type="percentage" office:value="1.16475095785441">
            <text:p>116.48%</text:p>
          </table:table-cell>
          <table:table-cell table:formula="of:=[.B155]/[.B154]-1" office:value-type="percentage" office:value="0.0301910043130005">
            <text:p>3.02%</text:p>
          </table:table-cell>
          <table:table-cell table:formula="of:=[.$E$2]*[.C155]" office:value-type="currency" office:currency="USD" office:value="1164750.95785441">
            <text:p>$1,164,750.96</text:p>
          </table:table-cell>
          <table:table-cell office:value-type="float" office:value="3.5">
            <text:p>3.5</text:p>
          </table:table-cell>
          <table:table-cell table:style-name="ce2" table:formula="of:=[.F155]/[.F$2]" office:value-type="percentage" office:value="2.91666666666667">
            <text:p>291.67%</text:p>
          </table:table-cell>
          <table:table-cell table:style-name="ce2" table:formula="of:=[.F155]/[.F154]-1" office:value-type="percentage" office:value="0">
            <text:p>0.00%</text:p>
          </table:table-cell>
          <table:table-cell table:formula="of:=[.I$2]*[.G155]" office:value-type="currency" office:currency="USD" office:value="225230.220833333">
            <text:p>$225,230.22</text:p>
          </table:table-cell>
          <table:table-cell office:value-type="float" office:value="2.47">
            <text:p>2.47</text:p>
          </table:table-cell>
          <table:table-cell table:style-name="ce2" table:formula="of:=[.J155]/[.J$2]" office:value-type="percentage" office:value="1.29319371727749">
            <text:p>129.32%</text:p>
          </table:table-cell>
          <table:table-cell table:style-name="ce2" table:formula="of:=[.J155]/[.J154]-1" office:value-type="percentage" office:value="0.00816326530612255">
            <text:p>0.82%</text:p>
          </table:table-cell>
          <table:table-cell table:formula="of:=[.M$2]*[.K155]" office:value-type="currency" office:currency="USD" office:value="129692.897801047">
            <text:p>$129,692.90</text:p>
          </table:table-cell>
          <table:table-cell office:value-type="float" office:value="64.23">
            <text:p>64.23</text:p>
          </table:table-cell>
          <table:table-cell table:style-name="ce2" table:formula="of:=[.N155]/[.N$2]" office:value-type="percentage" office:value="1.13001407459536">
            <text:p>113.00%</text:p>
          </table:table-cell>
          <table:table-cell table:style-name="ce2" table:formula="of:=[.N155]/[.N154]-1" office:value-type="percentage" office:value="-0.041629364368845">
            <text:p>-4.16%</text:p>
          </table:table-cell>
          <table:table-cell table:formula="of:=[.Q$2]*[.O155]" office:value-type="currency" office:currency="USD" office:value="553948.290158339">
            <text:p>$553,948.29</text:p>
          </table:table-cell>
          <table:table-cell table:formula="of:=[.$AA$3]/[.$B$2]*[.B155]+[.$AA$4]/[.$F$2]*[.F155]+[.$AA$5]/[.$J$2]*[.J155]+[.$AA$6]/[.$N$2]*[.N155]" office:value-type="currency" office:currency="USD" office:value="1295889.90687701">
            <text:p>$1,295,889.91</text:p>
          </table:table-cell>
          <table:table-cell table:style-name="ce2" table:formula="of:=[.R155]/[.R$2]" office:value-type="percentage" office:value="1.29588990687701">
            <text:p>129.59%</text:p>
          </table:table-cell>
          <table:table-cell table:style-name="ce2" table:formula="of:=[.R155]/[.R154]-1" office:value-type="percentage" office:value="-0.00892503303351755">
            <text:p>-0.89%</text:p>
          </table:table-cell>
          <table:table-cell table:formula="of:=[.U$2]*[.S155]" office:value-type="currency" office:currency="USD" office:value="1295889.90687701">
            <text:p>$1,295,889.91</text:p>
          </table:table-cell>
          <table:table-cell office:value-type="float" office:value="114.28">
            <text:p>114.28</text:p>
          </table:table-cell>
          <table:table-cell table:style-name="ce2" table:formula="of:=[.V155]/[.V$2]" office:value-type="percentage" office:value="0.932137030995106">
            <text:p>93.21%</text:p>
          </table:table-cell>
          <table:table-cell table:style-name="ce2" table:formula="of:=[.V155]/[.V154]-1" office:value-type="percentage" office:value="0.0448934808448387">
            <text:p>4.4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2">
            <text:p>12/08/11</text:p>
          </table:table-cell>
          <table:table-cell office:value-type="float" office:value="33.71">
            <text:p>33.71</text:p>
          </table:table-cell>
          <table:table-cell table:formula="of:=[.B156]/[.$B$2]" office:value-type="percentage" office:value="1.17415534656914">
            <text:p>117.42%</text:p>
          </table:table-cell>
          <table:table-cell table:formula="of:=[.B156]/[.B155]-1" office:value-type="percentage" office:value="0.00807416267942585">
            <text:p>0.81%</text:p>
          </table:table-cell>
          <table:table-cell table:formula="of:=[.$E$2]*[.C156]" office:value-type="currency" office:currency="USD" office:value="1174155.34656914">
            <text:p>$1,174,155.35</text:p>
          </table:table-cell>
          <table:table-cell office:value-type="float" office:value="3.6">
            <text:p>3.6</text:p>
          </table:table-cell>
          <table:table-cell table:style-name="ce2" table:formula="of:=[.F156]/[.F$2]" office:value-type="percentage" office:value="3">
            <text:p>300.00%</text:p>
          </table:table-cell>
          <table:table-cell table:style-name="ce2" table:formula="of:=[.F156]/[.F155]-1" office:value-type="percentage" office:value="0.0285714285714287">
            <text:p>2.86%</text:p>
          </table:table-cell>
          <table:table-cell table:formula="of:=[.I$2]*[.G156]" office:value-type="currency" office:currency="USD" office:value="231665.37">
            <text:p>$231,665.37</text:p>
          </table:table-cell>
          <table:table-cell office:value-type="float" office:value="2.8">
            <text:p>2.8</text:p>
          </table:table-cell>
          <table:table-cell table:style-name="ce2" table:formula="of:=[.J156]/[.J$2]" office:value-type="percentage" office:value="1.46596858638743">
            <text:p>146.60%</text:p>
          </table:table-cell>
          <table:table-cell table:style-name="ce2" table:formula="of:=[.J156]/[.J155]-1" office:value-type="percentage" office:value="0.133603238866397">
            <text:p>13.36%</text:p>
          </table:table-cell>
          <table:table-cell table:formula="of:=[.M$2]*[.K156]" office:value-type="currency" office:currency="USD" office:value="147020.289005236">
            <text:p>$147,020.29</text:p>
          </table:table-cell>
          <table:table-cell office:value-type="float" office:value="65.32">
            <text:p>65.32</text:p>
          </table:table-cell>
          <table:table-cell table:style-name="ce2" table:formula="of:=[.N156]/[.N$2]" office:value-type="percentage" office:value="1.14919071076707">
            <text:p>114.92%</text:p>
          </table:table-cell>
          <table:table-cell table:style-name="ce2" table:formula="of:=[.N156]/[.N155]-1" office:value-type="percentage" office:value="0.0169702631169233">
            <text:p>1.70%</text:p>
          </table:table-cell>
          <table:table-cell table:formula="of:=[.Q$2]*[.O156]" office:value-type="currency" office:currency="USD" office:value="563348.938395496">
            <text:p>$563,348.94</text:p>
          </table:table-cell>
          <table:table-cell table:formula="of:=[.$AA$3]/[.$B$2]*[.B156]+[.$AA$4]/[.$F$2]*[.F156]+[.$AA$5]/[.$J$2]*[.J156]+[.$AA$6]/[.$N$2]*[.N156]" office:value-type="currency" office:currency="USD" office:value="1332177.9457985">
            <text:p>$1,332,177.95</text:p>
          </table:table-cell>
          <table:table-cell table:style-name="ce2" table:formula="of:=[.R156]/[.R$2]" office:value-type="percentage" office:value="1.3321779457985">
            <text:p>133.22%</text:p>
          </table:table-cell>
          <table:table-cell table:style-name="ce2" table:formula="of:=[.R156]/[.R155]-1" office:value-type="percentage" office:value="0.0280024087917645">
            <text:p>2.80%</text:p>
          </table:table-cell>
          <table:table-cell table:formula="of:=[.U$2]*[.S156]" office:value-type="currency" office:currency="USD" office:value="1332177.9457985">
            <text:p>$1,332,177.95</text:p>
          </table:table-cell>
          <table:table-cell office:value-type="float" office:value="115.05">
            <text:p>115.05</text:p>
          </table:table-cell>
          <table:table-cell table:style-name="ce2" table:formula="of:=[.V156]/[.V$2]" office:value-type="percentage" office:value="0.938417618270799">
            <text:p>93.84%</text:p>
          </table:table-cell>
          <table:table-cell table:style-name="ce2" table:formula="of:=[.V156]/[.V155]-1" office:value-type="percentage" office:value="0.00673783689184448">
            <text:p>0.6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5">
            <text:p>15/08/11</text:p>
          </table:table-cell>
          <table:table-cell office:value-type="float" office:value="34.27">
            <text:p>34.27</text:p>
          </table:table-cell>
          <table:table-cell table:formula="of:=[.B157]/[.$B$2]" office:value-type="percentage" office:value="1.19366074538488">
            <text:p>119.37%</text:p>
          </table:table-cell>
          <table:table-cell table:formula="of:=[.B157]/[.B156]-1" office:value-type="percentage" office:value="0.0166122812221894">
            <text:p>1.66%</text:p>
          </table:table-cell>
          <table:table-cell table:formula="of:=[.$E$2]*[.C157]" office:value-type="currency" office:currency="USD" office:value="1193660.74538488">
            <text:p>$1,193,660.75</text:p>
          </table:table-cell>
          <table:table-cell office:value-type="float" office:value="3.67">
            <text:p>3.67</text:p>
          </table:table-cell>
          <table:table-cell table:style-name="ce2" table:formula="of:=[.F157]/[.F$2]" office:value-type="percentage" office:value="3.05833333333333">
            <text:p>305.83%</text:p>
          </table:table-cell>
          <table:table-cell table:style-name="ce2" table:formula="of:=[.F157]/[.F156]-1" office:value-type="percentage" office:value="0.0194444444444444">
            <text:p>1.94%</text:p>
          </table:table-cell>
          <table:table-cell table:formula="of:=[.I$2]*[.G157]" office:value-type="currency" office:currency="USD" office:value="236169.974416667">
            <text:p>$236,169.97</text:p>
          </table:table-cell>
          <table:table-cell office:value-type="float" office:value="3.03">
            <text:p>3.03</text:p>
          </table:table-cell>
          <table:table-cell table:style-name="ce2" table:formula="of:=[.J157]/[.J$2]" office:value-type="percentage" office:value="1.58638743455497">
            <text:p>158.64%</text:p>
          </table:table-cell>
          <table:table-cell table:style-name="ce2" table:formula="of:=[.J157]/[.J156]-1" office:value-type="percentage" office:value="0.0821428571428571">
            <text:p>8.21%</text:p>
          </table:table-cell>
          <table:table-cell table:formula="of:=[.M$2]*[.K157]" office:value-type="currency" office:currency="USD" office:value="159096.955602094">
            <text:p>$159,096.96</text:p>
          </table:table-cell>
          <table:table-cell office:value-type="float" office:value="64.81">
            <text:p>64.81</text:p>
          </table:table-cell>
          <table:table-cell table:style-name="ce2" table:formula="of:=[.N157]/[.N$2]" office:value-type="percentage" office:value="1.14021815622801">
            <text:p>114.02%</text:p>
          </table:table-cell>
          <table:table-cell table:style-name="ce2" table:formula="of:=[.N157]/[.N156]-1" office:value-type="percentage" office:value="-0.00780771586037954">
            <text:p>-0.78%</text:p>
          </table:table-cell>
          <table:table-cell table:formula="of:=[.Q$2]*[.O157]" office:value-type="currency" office:currency="USD" office:value="558950.469954258">
            <text:p>$558,950.47</text:p>
          </table:table-cell>
          <table:table-cell table:formula="of:=[.$AA$3]/[.$B$2]*[.B157]+[.$AA$4]/[.$F$2]*[.F157]+[.$AA$5]/[.$J$2]*[.J157]+[.$AA$6]/[.$N$2]*[.N157]" office:value-type="currency" office:currency="USD" office:value="1350841.91939134">
            <text:p>$1,350,841.92</text:p>
          </table:table-cell>
          <table:table-cell table:style-name="ce2" table:formula="of:=[.R157]/[.R$2]" office:value-type="percentage" office:value="1.35084191939134">
            <text:p>135.08%</text:p>
          </table:table-cell>
          <table:table-cell table:style-name="ce2" table:formula="of:=[.R157]/[.R156]-1" office:value-type="percentage" office:value="0.0140101205335974">
            <text:p>1.40%</text:p>
          </table:table-cell>
          <table:table-cell table:formula="of:=[.U$2]*[.S157]" office:value-type="currency" office:currency="USD" office:value="1350841.91939134">
            <text:p>$1,350,841.92</text:p>
          </table:table-cell>
          <table:table-cell office:value-type="float" office:value="117.48">
            <text:p>117.48</text:p>
          </table:table-cell>
          <table:table-cell table:style-name="ce2" table:formula="of:=[.V157]/[.V$2]" office:value-type="percentage" office:value="0.958238172920065">
            <text:p>95.82%</text:p>
          </table:table-cell>
          <table:table-cell table:style-name="ce2" table:formula="of:=[.V157]/[.V156]-1" office:value-type="percentage" office:value="0.0211212516297263">
            <text:p>2.1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6">
            <text:p>16/08/11</text:p>
          </table:table-cell>
          <table:table-cell office:value-type="float" office:value="34.16">
            <text:p>34.16</text:p>
          </table:table-cell>
          <table:table-cell table:formula="of:=[.B158]/[.$B$2]" office:value-type="percentage" office:value="1.18982932776036">
            <text:p>118.98%</text:p>
          </table:table-cell>
          <table:table-cell table:formula="of:=[.B158]/[.B157]-1" office:value-type="percentage" office:value="-0.00320980449372643">
            <text:p>-0.32%</text:p>
          </table:table-cell>
          <table:table-cell table:formula="of:=[.$E$2]*[.C158]" office:value-type="currency" office:currency="USD" office:value="1189829.32776036">
            <text:p>$1,189,829.33</text:p>
          </table:table-cell>
          <table:table-cell office:value-type="float" office:value="3.67">
            <text:p>3.67</text:p>
          </table:table-cell>
          <table:table-cell table:style-name="ce2" table:formula="of:=[.F158]/[.F$2]" office:value-type="percentage" office:value="3.05833333333333">
            <text:p>305.83%</text:p>
          </table:table-cell>
          <table:table-cell table:style-name="ce2" table:formula="of:=[.F158]/[.F157]-1" office:value-type="percentage" office:value="0">
            <text:p>0.00%</text:p>
          </table:table-cell>
          <table:table-cell table:formula="of:=[.I$2]*[.G158]" office:value-type="currency" office:currency="USD" office:value="236169.974416667">
            <text:p>$236,169.97</text:p>
          </table:table-cell>
          <table:table-cell office:value-type="float" office:value="2.9">
            <text:p>2.9</text:p>
          </table:table-cell>
          <table:table-cell table:style-name="ce2" table:formula="of:=[.J158]/[.J$2]" office:value-type="percentage" office:value="1.51832460732984">
            <text:p>151.83%</text:p>
          </table:table-cell>
          <table:table-cell table:style-name="ce2" table:formula="of:=[.J158]/[.J157]-1" office:value-type="percentage" office:value="-0.0429042904290429">
            <text:p>-4.29%</text:p>
          </table:table-cell>
          <table:table-cell table:formula="of:=[.M$2]*[.K158]" office:value-type="currency" office:currency="USD" office:value="152271.013612565">
            <text:p>$152,271.01</text:p>
          </table:table-cell>
          <table:table-cell office:value-type="float" office:value="65.55">
            <text:p>65.55</text:p>
          </table:table-cell>
          <table:table-cell table:style-name="ce2" table:formula="of:=[.N158]/[.N$2]" office:value-type="percentage" office:value="1.15323715693174">
            <text:p>115.32%</text:p>
          </table:table-cell>
          <table:table-cell table:style-name="ce2" table:formula="of:=[.N158]/[.N157]-1" office:value-type="percentage" office:value="0.0114179910507637">
            <text:p>1.14%</text:p>
          </table:table-cell>
          <table:table-cell table:formula="of:=[.Q$2]*[.O158]" office:value-type="currency" office:currency="USD" office:value="565332.561418015">
            <text:p>$565,332.56</text:p>
          </table:table-cell>
          <table:table-cell table:formula="of:=[.$AA$3]/[.$B$2]*[.B158]+[.$AA$4]/[.$F$2]*[.F158]+[.$AA$5]/[.$J$2]*[.J158]+[.$AA$6]/[.$N$2]*[.N158]" office:value-type="currency" office:currency="USD" office:value="1349124.98170082">
            <text:p>$1,349,124.98</text:p>
          </table:table-cell>
          <table:table-cell table:style-name="ce2" table:formula="of:=[.R158]/[.R$2]" office:value-type="percentage" office:value="1.34912498170082">
            <text:p>134.91%</text:p>
          </table:table-cell>
          <table:table-cell table:style-name="ce2" table:formula="of:=[.R158]/[.R157]-1" office:value-type="percentage" office:value="-0.00127101303703669">
            <text:p>-0.13%</text:p>
          </table:table-cell>
          <table:table-cell table:formula="of:=[.U$2]*[.S158]" office:value-type="currency" office:currency="USD" office:value="1349124.98170082">
            <text:p>$1,349,124.98</text:p>
          </table:table-cell>
          <table:table-cell office:value-type="float" office:value="116.48">
            <text:p>116.48</text:p>
          </table:table-cell>
          <table:table-cell table:style-name="ce2" table:formula="of:=[.V158]/[.V$2]" office:value-type="percentage" office:value="0.950081566068516">
            <text:p>95.01%</text:p>
          </table:table-cell>
          <table:table-cell table:style-name="ce2" table:formula="of:=[.V158]/[.V157]-1" office:value-type="percentage" office:value="-0.00851208716377261">
            <text:p>-0.8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7">
            <text:p>17/08/11</text:p>
          </table:table-cell>
          <table:table-cell office:value-type="float" office:value="34.34">
            <text:p>34.34</text:p>
          </table:table-cell>
          <table:table-cell table:formula="of:=[.B159]/[.$B$2]" office:value-type="percentage" office:value="1.19609892023685">
            <text:p>119.61%</text:p>
          </table:table-cell>
          <table:table-cell table:formula="of:=[.B159]/[.B158]-1" office:value-type="percentage" office:value="0.00526932084309162">
            <text:p>0.53%</text:p>
          </table:table-cell>
          <table:table-cell table:formula="of:=[.$E$2]*[.C159]" office:value-type="currency" office:currency="USD" office:value="1196098.92023685">
            <text:p>$1,196,098.92</text:p>
          </table:table-cell>
          <table:table-cell office:value-type="float" office:value="3.5">
            <text:p>3.5</text:p>
          </table:table-cell>
          <table:table-cell table:style-name="ce2" table:formula="of:=[.F159]/[.F$2]" office:value-type="percentage" office:value="2.91666666666667">
            <text:p>291.67%</text:p>
          </table:table-cell>
          <table:table-cell table:style-name="ce2" table:formula="of:=[.F159]/[.F158]-1" office:value-type="percentage" office:value="-0.0463215258855586">
            <text:p>-4.63%</text:p>
          </table:table-cell>
          <table:table-cell table:formula="of:=[.I$2]*[.G159]" office:value-type="currency" office:currency="USD" office:value="225230.220833333">
            <text:p>$225,230.22</text:p>
          </table:table-cell>
          <table:table-cell office:value-type="float" office:value="2.85">
            <text:p>2.85</text:p>
          </table:table-cell>
          <table:table-cell table:style-name="ce2" table:formula="of:=[.J159]/[.J$2]" office:value-type="percentage" office:value="1.49214659685864">
            <text:p>149.21%</text:p>
          </table:table-cell>
          <table:table-cell table:style-name="ce2" table:formula="of:=[.J159]/[.J158]-1" office:value-type="percentage" office:value="-0.0172413793103448">
            <text:p>-1.72%</text:p>
          </table:table-cell>
          <table:table-cell table:formula="of:=[.M$2]*[.K159]" office:value-type="currency" office:currency="USD" office:value="149645.651308901">
            <text:p>$149,645.65</text:p>
          </table:table-cell>
          <table:table-cell office:value-type="float" office:value="66.53">
            <text:p>66.53</text:p>
          </table:table-cell>
          <table:table-cell table:style-name="ce2" table:formula="of:=[.N159]/[.N$2]" office:value-type="percentage" office:value="1.17047853624208">
            <text:p>117.05%</text:p>
          </table:table-cell>
          <table:table-cell table:style-name="ce2" table:formula="of:=[.N159]/[.N158]-1" office:value-type="percentage" office:value="0.0149504195270787">
            <text:p>1.50%</text:p>
          </table:table-cell>
          <table:table-cell table:formula="of:=[.Q$2]*[.O159]" office:value-type="currency" office:currency="USD" office:value="573784.520383533">
            <text:p>$573,784.52</text:p>
          </table:table-cell>
          <table:table-cell table:formula="of:=[.$AA$3]/[.$B$2]*[.B159]+[.$AA$4]/[.$F$2]*[.F159]+[.$AA$5]/[.$J$2]*[.J159]+[.$AA$6]/[.$N$2]*[.N159]" office:value-type="currency" office:currency="USD" office:value="1346095.05832166">
            <text:p>$1,346,095.06</text:p>
          </table:table-cell>
          <table:table-cell table:style-name="ce2" table:formula="of:=[.R159]/[.R$2]" office:value-type="percentage" office:value="1.34609505832166">
            <text:p>134.61%</text:p>
          </table:table-cell>
          <table:table-cell table:style-name="ce2" table:formula="of:=[.R159]/[.R158]-1" office:value-type="percentage" office:value="-0.00224584335792333">
            <text:p>-0.22%</text:p>
          </table:table-cell>
          <table:table-cell table:formula="of:=[.U$2]*[.S159]" office:value-type="currency" office:currency="USD" office:value="1346095.05832166">
            <text:p>$1,346,095.06</text:p>
          </table:table-cell>
          <table:table-cell office:value-type="float" office:value="116.56">
            <text:p>116.56</text:p>
          </table:table-cell>
          <table:table-cell table:style-name="ce2" table:formula="of:=[.V159]/[.V$2]" office:value-type="percentage" office:value="0.950734094616639">
            <text:p>95.07%</text:p>
          </table:table-cell>
          <table:table-cell table:style-name="ce2" table:formula="of:=[.V159]/[.V158]-1" office:value-type="percentage" office:value="0.000686813186813184">
            <text:p>0.0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8">
            <text:p>18/08/11</text:p>
          </table:table-cell>
          <table:table-cell office:value-type="float" office:value="33.4">
            <text:p>33.4</text:p>
          </table:table-cell>
          <table:table-cell table:formula="of:=[.B160]/[.$B$2]" office:value-type="percentage" office:value="1.16335771508185">
            <text:p>116.34%</text:p>
          </table:table-cell>
          <table:table-cell table:formula="of:=[.B160]/[.B159]-1" office:value-type="percentage" office:value="-0.027373325567851">
            <text:p>-2.74%</text:p>
          </table:table-cell>
          <table:table-cell table:formula="of:=[.$E$2]*[.C160]" office:value-type="currency" office:currency="USD" office:value="1163357.71508185">
            <text:p>$1,163,357.72</text:p>
          </table:table-cell>
          <table:table-cell office:value-type="float" office:value="3.31">
            <text:p>3.31</text:p>
          </table:table-cell>
          <table:table-cell table:style-name="ce2" table:formula="of:=[.F160]/[.F$2]" office:value-type="percentage" office:value="2.75833333333333">
            <text:p>275.83%</text:p>
          </table:table-cell>
          <table:table-cell table:style-name="ce2" table:formula="of:=[.F160]/[.F159]-1" office:value-type="percentage" office:value="-0.0542857142857143">
            <text:p>-5.43%</text:p>
          </table:table-cell>
          <table:table-cell table:formula="of:=[.I$2]*[.G160]" office:value-type="currency" office:currency="USD" office:value="213003.437416667">
            <text:p>$213,003.44</text:p>
          </table:table-cell>
          <table:table-cell office:value-type="float" office:value="3">
            <text:p>3</text:p>
          </table:table-cell>
          <table:table-cell table:style-name="ce2" table:formula="of:=[.J160]/[.J$2]" office:value-type="percentage" office:value="1.57068062827225">
            <text:p>157.07%</text:p>
          </table:table-cell>
          <table:table-cell table:style-name="ce2" table:formula="of:=[.J160]/[.J159]-1" office:value-type="percentage" office:value="0.0526315789473684">
            <text:p>5.26%</text:p>
          </table:table-cell>
          <table:table-cell table:formula="of:=[.M$2]*[.K160]" office:value-type="currency" office:currency="USD" office:value="157521.738219895">
            <text:p>$157,521.74</text:p>
          </table:table-cell>
          <table:table-cell office:value-type="float" office:value="67.51">
            <text:p>67.51</text:p>
          </table:table-cell>
          <table:table-cell table:style-name="ce2" table:formula="of:=[.N160]/[.N$2]" office:value-type="percentage" office:value="1.18771991555243">
            <text:p>118.77%</text:p>
          </table:table-cell>
          <table:table-cell table:style-name="ce2" table:formula="of:=[.N160]/[.N159]-1" office:value-type="percentage" office:value="0.0147301969036526">
            <text:p>1.47%</text:p>
          </table:table-cell>
          <table:table-cell table:formula="of:=[.Q$2]*[.O160]" office:value-type="currency" office:currency="USD" office:value="582236.47934905">
            <text:p>$582,236.48</text:p>
          </table:table-cell>
          <table:table-cell table:formula="of:=[.$AA$3]/[.$B$2]*[.B160]+[.$AA$4]/[.$F$2]*[.F160]+[.$AA$5]/[.$J$2]*[.J160]+[.$AA$6]/[.$N$2]*[.N160]" office:value-type="currency" office:currency="USD" office:value="1339317.21228272">
            <text:p>$1,339,317.21</text:p>
          </table:table-cell>
          <table:table-cell table:style-name="ce2" table:formula="of:=[.R160]/[.R$2]" office:value-type="percentage" office:value="1.33931721228272">
            <text:p>133.93%</text:p>
          </table:table-cell>
          <table:table-cell table:style-name="ce2" table:formula="of:=[.R160]/[.R159]-1" office:value-type="percentage" office:value="-0.00503519123484952">
            <text:p>-0.50%</text:p>
          </table:table-cell>
          <table:table-cell table:formula="of:=[.U$2]*[.S160]" office:value-type="currency" office:currency="USD" office:value="1339317.21228272">
            <text:p>$1,339,317.21</text:p>
          </table:table-cell>
          <table:table-cell office:value-type="float" office:value="111.53">
            <text:p>111.53</text:p>
          </table:table-cell>
          <table:table-cell table:style-name="ce2" table:formula="of:=[.V160]/[.V$2]" office:value-type="percentage" office:value="0.909706362153344">
            <text:p>90.97%</text:p>
          </table:table-cell>
          <table:table-cell table:style-name="ce2" table:formula="of:=[.V160]/[.V159]-1" office:value-type="percentage" office:value="-0.0431537405628003">
            <text:p>-4.3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19">
            <text:p>19/08/11</text:p>
          </table:table-cell>
          <table:table-cell office:value-type="float" office:value="32.3">
            <text:p>32.3</text:p>
          </table:table-cell>
          <table:table-cell table:formula="of:=[.B161]/[.$B$2]" office:value-type="percentage" office:value="1.12504353883664">
            <text:p>112.50%</text:p>
          </table:table-cell>
          <table:table-cell table:formula="of:=[.B161]/[.B160]-1" office:value-type="percentage" office:value="-0.032934131736527">
            <text:p>-3.29%</text:p>
          </table:table-cell>
          <table:table-cell table:formula="of:=[.$E$2]*[.C161]" office:value-type="currency" office:currency="USD" office:value="1125043.53883664">
            <text:p>$1,125,043.54</text:p>
          </table:table-cell>
          <table:table-cell office:value-type="float" office:value="3.64">
            <text:p>3.64</text:p>
          </table:table-cell>
          <table:table-cell table:style-name="ce2" table:formula="of:=[.F161]/[.F$2]" office:value-type="percentage" office:value="3.03333333333333">
            <text:p>303.33%</text:p>
          </table:table-cell>
          <table:table-cell table:style-name="ce2" table:formula="of:=[.F161]/[.F160]-1" office:value-type="percentage" office:value="0.0996978851963746">
            <text:p>9.97%</text:p>
          </table:table-cell>
          <table:table-cell table:formula="of:=[.I$2]*[.G161]" office:value-type="currency" office:currency="USD" office:value="234239.429666667">
            <text:p>$234,239.43</text:p>
          </table:table-cell>
          <table:table-cell office:value-type="float" office:value="2.9">
            <text:p>2.9</text:p>
          </table:table-cell>
          <table:table-cell table:style-name="ce2" table:formula="of:=[.J161]/[.J$2]" office:value-type="percentage" office:value="1.51832460732984">
            <text:p>151.83%</text:p>
          </table:table-cell>
          <table:table-cell table:style-name="ce2" table:formula="of:=[.J161]/[.J160]-1" office:value-type="percentage" office:value="-0.0333333333333333">
            <text:p>-3.33%</text:p>
          </table:table-cell>
          <table:table-cell table:formula="of:=[.M$2]*[.K161]" office:value-type="currency" office:currency="USD" office:value="152271.013612565">
            <text:p>$152,271.01</text:p>
          </table:table-cell>
          <table:table-cell office:value-type="float" office:value="67.98">
            <text:p>67.98</text:p>
          </table:table-cell>
          <table:table-cell table:style-name="ce2" table:formula="of:=[.N161]/[.N$2]" office:value-type="percentage" office:value="1.19598874032372">
            <text:p>119.60%</text:p>
          </table:table-cell>
          <table:table-cell table:style-name="ce2" table:formula="of:=[.N161]/[.N160]-1" office:value-type="percentage" office:value="0.00696193156569391">
            <text:p>0.70%</text:p>
          </table:table-cell>
          <table:table-cell table:formula="of:=[.Q$2]*[.O161]" office:value-type="currency" office:currency="USD" office:value="586289.969873329">
            <text:p>$586,289.97</text:p>
          </table:table-cell>
          <table:table-cell table:formula="of:=[.$AA$3]/[.$B$2]*[.B161]+[.$AA$4]/[.$F$2]*[.F161]+[.$AA$5]/[.$J$2]*[.J161]+[.$AA$6]/[.$N$2]*[.N161]" office:value-type="currency" office:currency="USD" office:value="1346625.09880216">
            <text:p>$1,346,625.10</text:p>
          </table:table-cell>
          <table:table-cell table:style-name="ce2" table:formula="of:=[.R161]/[.R$2]" office:value-type="percentage" office:value="1.34662509880216">
            <text:p>134.66%</text:p>
          </table:table-cell>
          <table:table-cell table:style-name="ce2" table:formula="of:=[.R161]/[.R160]-1" office:value-type="percentage" office:value="0.00545642694084658">
            <text:p>0.55%</text:p>
          </table:table-cell>
          <table:table-cell table:formula="of:=[.U$2]*[.S161]" office:value-type="currency" office:currency="USD" office:value="1346625.09880216">
            <text:p>$1,346,625.10</text:p>
          </table:table-cell>
          <table:table-cell office:value-type="float" office:value="109.71">
            <text:p>109.71</text:p>
          </table:table-cell>
          <table:table-cell table:style-name="ce2" table:formula="of:=[.V161]/[.V$2]" office:value-type="percentage" office:value="0.894861337683524">
            <text:p>89.49%</text:p>
          </table:table-cell>
          <table:table-cell table:style-name="ce2" table:formula="of:=[.V161]/[.V160]-1" office:value-type="percentage" office:value="-0.016318479332915">
            <text:p>-1.6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22">
            <text:p>22/08/11</text:p>
          </table:table-cell>
          <table:table-cell office:value-type="float" office:value="32.68">
            <text:p>32.68</text:p>
          </table:table-cell>
          <table:table-cell table:formula="of:=[.B162]/[.$B$2]" office:value-type="percentage" office:value="1.1382793451759">
            <text:p>113.83%</text:p>
          </table:table-cell>
          <table:table-cell table:formula="of:=[.B162]/[.B161]-1" office:value-type="percentage" office:value="0.0117647058823531">
            <text:p>1.18%</text:p>
          </table:table-cell>
          <table:table-cell table:formula="of:=[.$E$2]*[.C162]" office:value-type="currency" office:currency="USD" office:value="1138279.3451759">
            <text:p>$1,138,279.35</text:p>
          </table:table-cell>
          <table:table-cell office:value-type="float" office:value="3.64">
            <text:p>3.64</text:p>
          </table:table-cell>
          <table:table-cell table:style-name="ce2" table:formula="of:=[.F162]/[.F$2]" office:value-type="percentage" office:value="3.03333333333333">
            <text:p>303.33%</text:p>
          </table:table-cell>
          <table:table-cell table:style-name="ce2" table:formula="of:=[.F162]/[.F161]-1" office:value-type="percentage" office:value="0">
            <text:p>0.00%</text:p>
          </table:table-cell>
          <table:table-cell table:formula="of:=[.I$2]*[.G162]" office:value-type="currency" office:currency="USD" office:value="234239.429666667">
            <text:p>$234,239.43</text:p>
          </table:table-cell>
          <table:table-cell office:value-type="float" office:value="3.02">
            <text:p>3.02</text:p>
          </table:table-cell>
          <table:table-cell table:style-name="ce2" table:formula="of:=[.J162]/[.J$2]" office:value-type="percentage" office:value="1.58115183246073">
            <text:p>158.12%</text:p>
          </table:table-cell>
          <table:table-cell table:style-name="ce2" table:formula="of:=[.J162]/[.J161]-1" office:value-type="percentage" office:value="0.0413793103448277">
            <text:p>4.14%</text:p>
          </table:table-cell>
          <table:table-cell table:formula="of:=[.M$2]*[.K162]" office:value-type="currency" office:currency="USD" office:value="158571.883141361">
            <text:p>$158,571.88</text:p>
          </table:table-cell>
          <table:table-cell office:value-type="float" office:value="67.8">
            <text:p>67.8</text:p>
          </table:table-cell>
          <table:table-cell table:style-name="ce2" table:formula="of:=[.N162]/[.N$2]" office:value-type="percentage" office:value="1.19282195636875">
            <text:p>119.28%</text:p>
          </table:table-cell>
          <table:table-cell table:style-name="ce2" table:formula="of:=[.N162]/[.N161]-1" office:value-type="percentage" office:value="-0.00264783759929399">
            <text:p>-0.26%</text:p>
          </table:table-cell>
          <table:table-cell table:formula="of:=[.Q$2]*[.O162]" office:value-type="currency" office:currency="USD" office:value="584737.569247009">
            <text:p>$584,737.57</text:p>
          </table:table-cell>
          <table:table-cell table:formula="of:=[.$AA$3]/[.$B$2]*[.B162]+[.$AA$4]/[.$F$2]*[.F162]+[.$AA$5]/[.$J$2]*[.J162]+[.$AA$6]/[.$N$2]*[.N162]" office:value-type="currency" office:currency="USD" office:value="1355771.50518287">
            <text:p>$1,355,771.51</text:p>
          </table:table-cell>
          <table:table-cell table:style-name="ce2" table:formula="of:=[.R162]/[.R$2]" office:value-type="percentage" office:value="1.35577150518287">
            <text:p>135.58%</text:p>
          </table:table-cell>
          <table:table-cell table:style-name="ce2" table:formula="of:=[.R162]/[.R161]-1" office:value-type="percentage" office:value="0.00679209557941762">
            <text:p>0.68%</text:p>
          </table:table-cell>
          <table:table-cell table:formula="of:=[.U$2]*[.S162]" office:value-type="currency" office:currency="USD" office:value="1355771.50518287">
            <text:p>$1,355,771.51</text:p>
          </table:table-cell>
          <table:table-cell office:value-type="float" office:value="109.8">
            <text:p>109.8</text:p>
          </table:table-cell>
          <table:table-cell table:style-name="ce2" table:formula="of:=[.V162]/[.V$2]" office:value-type="percentage" office:value="0.895595432300163">
            <text:p>89.56%</text:p>
          </table:table-cell>
          <table:table-cell table:style-name="ce2" table:formula="of:=[.V162]/[.V161]-1" office:value-type="percentage" office:value="0.000820344544708806">
            <text:p>0.0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23">
            <text:p>23/08/11</text:p>
          </table:table-cell>
          <table:table-cell office:value-type="float" office:value="32.8">
            <text:p>32.8</text:p>
          </table:table-cell>
          <table:table-cell table:formula="of:=[.B163]/[.$B$2]" office:value-type="percentage" office:value="1.14245907349356">
            <text:p>114.25%</text:p>
          </table:table-cell>
          <table:table-cell table:formula="of:=[.B163]/[.B162]-1" office:value-type="percentage" office:value="0.00367197062423497">
            <text:p>0.37%</text:p>
          </table:table-cell>
          <table:table-cell table:formula="of:=[.$E$2]*[.C163]" office:value-type="currency" office:currency="USD" office:value="1142459.07349356">
            <text:p>$1,142,459.07</text:p>
          </table:table-cell>
          <table:table-cell office:value-type="float" office:value="3.64">
            <text:p>3.64</text:p>
          </table:table-cell>
          <table:table-cell table:style-name="ce2" table:formula="of:=[.F163]/[.F$2]" office:value-type="percentage" office:value="3.03333333333333">
            <text:p>303.33%</text:p>
          </table:table-cell>
          <table:table-cell table:style-name="ce2" table:formula="of:=[.F163]/[.F162]-1" office:value-type="percentage" office:value="0">
            <text:p>0.00%</text:p>
          </table:table-cell>
          <table:table-cell table:formula="of:=[.I$2]*[.G163]" office:value-type="currency" office:currency="USD" office:value="234239.429666667">
            <text:p>$234,239.43</text:p>
          </table:table-cell>
          <table:table-cell office:value-type="float" office:value="3.02">
            <text:p>3.02</text:p>
          </table:table-cell>
          <table:table-cell table:style-name="ce2" table:formula="of:=[.J163]/[.J$2]" office:value-type="percentage" office:value="1.58115183246073">
            <text:p>158.12%</text:p>
          </table:table-cell>
          <table:table-cell table:style-name="ce2" table:formula="of:=[.J163]/[.J162]-1" office:value-type="percentage" office:value="0">
            <text:p>0.00%</text:p>
          </table:table-cell>
          <table:table-cell table:formula="of:=[.M$2]*[.K163]" office:value-type="currency" office:currency="USD" office:value="158571.883141361">
            <text:p>$158,571.88</text:p>
          </table:table-cell>
          <table:table-cell office:value-type="float" office:value="67.14">
            <text:p>67.14</text:p>
          </table:table-cell>
          <table:table-cell table:style-name="ce2" table:formula="of:=[.N163]/[.N$2]" office:value-type="percentage" office:value="1.18121041520056">
            <text:p>118.12%</text:p>
          </table:table-cell>
          <table:table-cell table:style-name="ce2" table:formula="of:=[.N163]/[.N162]-1" office:value-type="percentage" office:value="-0.00973451327433628">
            <text:p>-0.97%</text:p>
          </table:table-cell>
          <table:table-cell table:formula="of:=[.Q$2]*[.O163]" office:value-type="currency" office:currency="USD" office:value="579045.433617171">
            <text:p>$579,045.43</text:p>
          </table:table-cell>
          <table:table-cell table:formula="of:=[.$AA$3]/[.$B$2]*[.B163]+[.$AA$4]/[.$F$2]*[.F163]+[.$AA$5]/[.$J$2]*[.J163]+[.$AA$6]/[.$N$2]*[.N163]" office:value-type="currency" office:currency="USD" office:value="1351468.19191458">
            <text:p>$1,351,468.19</text:p>
          </table:table-cell>
          <table:table-cell table:style-name="ce2" table:formula="of:=[.R163]/[.R$2]" office:value-type="percentage" office:value="1.35146819191458">
            <text:p>135.15%</text:p>
          </table:table-cell>
          <table:table-cell table:style-name="ce2" table:formula="of:=[.R163]/[.R162]-1" office:value-type="percentage" office:value="-0.00317406971000722">
            <text:p>-0.32%</text:p>
          </table:table-cell>
          <table:table-cell table:formula="of:=[.U$2]*[.S163]" office:value-type="currency" office:currency="USD" office:value="1351468.19191458">
            <text:p>$1,351,468.19</text:p>
          </table:table-cell>
          <table:table-cell office:value-type="float" office:value="113.41">
            <text:p>113.41</text:p>
          </table:table-cell>
          <table:table-cell table:style-name="ce2" table:formula="of:=[.V163]/[.V$2]" office:value-type="percentage" office:value="0.925040783034258">
            <text:p>92.50%</text:p>
          </table:table-cell>
          <table:table-cell table:style-name="ce2" table:formula="of:=[.V163]/[.V162]-1" office:value-type="percentage" office:value="0.0328779599271403">
            <text:p>3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24">
            <text:p>24/08/11</text:p>
          </table:table-cell>
          <table:table-cell office:value-type="float" office:value="32.79">
            <text:p>32.79</text:p>
          </table:table-cell>
          <table:table-cell table:formula="of:=[.B164]/[.$B$2]" office:value-type="percentage" office:value="1.14211076280042">
            <text:p>114.21%</text:p>
          </table:table-cell>
          <table:table-cell table:formula="of:=[.B164]/[.B163]-1" office:value-type="percentage" office:value="-0.000304878048780433">
            <text:p>-0.03%</text:p>
          </table:table-cell>
          <table:table-cell table:formula="of:=[.$E$2]*[.C164]" office:value-type="currency" office:currency="USD" office:value="1142110.76280042">
            <text:p>$1,142,110.76</text:p>
          </table:table-cell>
          <table:table-cell office:value-type="float" office:value="3.75">
            <text:p>3.75</text:p>
          </table:table-cell>
          <table:table-cell table:style-name="ce2" table:formula="of:=[.F164]/[.F$2]" office:value-type="percentage" office:value="3.125">
            <text:p>312.50%</text:p>
          </table:table-cell>
          <table:table-cell table:style-name="ce2" table:formula="of:=[.F164]/[.F163]-1" office:value-type="percentage" office:value="0.0302197802197801">
            <text:p>3.02%</text:p>
          </table:table-cell>
          <table:table-cell table:formula="of:=[.I$2]*[.G164]" office:value-type="currency" office:currency="USD" office:value="241318.09375">
            <text:p>$241,318.09</text:p>
          </table:table-cell>
          <table:table-cell office:value-type="float" office:value="2.99">
            <text:p>2.99</text:p>
          </table:table-cell>
          <table:table-cell table:style-name="ce2" table:formula="of:=[.J164]/[.J$2]" office:value-type="percentage" office:value="1.56544502617801">
            <text:p>156.54%</text:p>
          </table:table-cell>
          <table:table-cell table:style-name="ce2" table:formula="of:=[.J164]/[.J163]-1" office:value-type="percentage" office:value="-0.00993377483443703">
            <text:p>-0.99%</text:p>
          </table:table-cell>
          <table:table-cell table:formula="of:=[.M$2]*[.K164]" office:value-type="currency" office:currency="USD" office:value="156996.665759162">
            <text:p>$156,996.67</text:p>
          </table:table-cell>
          <table:table-cell office:value-type="float" office:value="65.54">
            <text:p>65.54</text:p>
          </table:table-cell>
          <table:table-cell table:style-name="ce2" table:formula="of:=[.N164]/[.N$2]" office:value-type="percentage" office:value="1.1530612244898">
            <text:p>115.31%</text:p>
          </table:table-cell>
          <table:table-cell table:style-name="ce2" table:formula="of:=[.N164]/[.N163]-1" office:value-type="percentage" office:value="-0.023830801310694">
            <text:p>-2.38%</text:p>
          </table:table-cell>
          <table:table-cell table:formula="of:=[.Q$2]*[.O164]" office:value-type="currency" office:currency="USD" office:value="565246.316938776">
            <text:p>$565,246.32</text:p>
          </table:table-cell>
          <table:table-cell table:formula="of:=[.$AA$3]/[.$B$2]*[.B164]+[.$AA$4]/[.$F$2]*[.F164]+[.$AA$5]/[.$J$2]*[.J164]+[.$AA$6]/[.$N$2]*[.N164]" office:value-type="currency" office:currency="USD" office:value="1343056.78674052">
            <text:p>$1,343,056.79</text:p>
          </table:table-cell>
          <table:table-cell table:style-name="ce2" table:formula="of:=[.R164]/[.R$2]" office:value-type="percentage" office:value="1.34305678674052">
            <text:p>134.31%</text:p>
          </table:table-cell>
          <table:table-cell table:style-name="ce2" table:formula="of:=[.R164]/[.R163]-1" office:value-type="percentage" office:value="-0.00622390169770881">
            <text:p>-0.62%</text:p>
          </table:table-cell>
          <table:table-cell table:formula="of:=[.U$2]*[.S164]" office:value-type="currency" office:currency="USD" office:value="1343056.78674052">
            <text:p>$1,343,056.79</text:p>
          </table:table-cell>
          <table:table-cell office:value-type="float" office:value="115.01">
            <text:p>115.01</text:p>
          </table:table-cell>
          <table:table-cell table:style-name="ce2" table:formula="of:=[.V164]/[.V$2]" office:value-type="percentage" office:value="0.938091353996737">
            <text:p>93.81%</text:p>
          </table:table-cell>
          <table:table-cell table:style-name="ce2" table:formula="of:=[.V164]/[.V163]-1" office:value-type="percentage" office:value="0.0141081033418571">
            <text:p>1.4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25">
            <text:p>25/08/11</text:p>
          </table:table-cell>
          <table:table-cell office:value-type="float" office:value="32.66">
            <text:p>32.66</text:p>
          </table:table-cell>
          <table:table-cell table:formula="of:=[.B165]/[.$B$2]" office:value-type="percentage" office:value="1.13758272378962">
            <text:p>113.76%</text:p>
          </table:table-cell>
          <table:table-cell table:formula="of:=[.B165]/[.B164]-1" office:value-type="percentage" office:value="-0.00396462336078085">
            <text:p>-0.40%</text:p>
          </table:table-cell>
          <table:table-cell table:formula="of:=[.$E$2]*[.C165]" office:value-type="currency" office:currency="USD" office:value="1137582.72378962">
            <text:p>$1,137,582.72</text:p>
          </table:table-cell>
          <table:table-cell office:value-type="float" office:value="3.92">
            <text:p>3.92</text:p>
          </table:table-cell>
          <table:table-cell table:style-name="ce2" table:formula="of:=[.F165]/[.F$2]" office:value-type="percentage" office:value="3.26666666666667">
            <text:p>326.67%</text:p>
          </table:table-cell>
          <table:table-cell table:style-name="ce2" table:formula="of:=[.F165]/[.F164]-1" office:value-type="percentage" office:value="0.0453333333333332">
            <text:p>4.53%</text:p>
          </table:table-cell>
          <table:table-cell table:formula="of:=[.I$2]*[.G165]" office:value-type="currency" office:currency="USD" office:value="252257.847333333">
            <text:p>$252,257.85</text:p>
          </table:table-cell>
          <table:table-cell office:value-type="float" office:value="3.02">
            <text:p>3.02</text:p>
          </table:table-cell>
          <table:table-cell table:style-name="ce2" table:formula="of:=[.J165]/[.J$2]" office:value-type="percentage" office:value="1.58115183246073">
            <text:p>158.12%</text:p>
          </table:table-cell>
          <table:table-cell table:style-name="ce2" table:formula="of:=[.J165]/[.J164]-1" office:value-type="percentage" office:value="0.0100334448160535">
            <text:p>1.00%</text:p>
          </table:table-cell>
          <table:table-cell table:formula="of:=[.M$2]*[.K165]" office:value-type="currency" office:currency="USD" office:value="158571.883141361">
            <text:p>$158,571.88</text:p>
          </table:table-cell>
          <table:table-cell office:value-type="float" office:value="66.06">
            <text:p>66.06</text:p>
          </table:table-cell>
          <table:table-cell table:style-name="ce2" table:formula="of:=[.N165]/[.N$2]" office:value-type="percentage" office:value="1.1622097114708">
            <text:p>116.22%</text:p>
          </table:table-cell>
          <table:table-cell table:style-name="ce2" table:formula="of:=[.N165]/[.N164]-1" office:value-type="percentage" office:value="0.007934086054318">
            <text:p>0.79%</text:p>
          </table:table-cell>
          <table:table-cell table:formula="of:=[.Q$2]*[.O165]" office:value-type="currency" office:currency="USD" office:value="569731.029859254">
            <text:p>$569,731.03</text:p>
          </table:table-cell>
          <table:table-cell table:formula="of:=[.$AA$3]/[.$B$2]*[.B165]+[.$AA$4]/[.$F$2]*[.F165]+[.$AA$5]/[.$J$2]*[.J165]+[.$AA$6]/[.$N$2]*[.N165]" office:value-type="currency" office:currency="USD" office:value="1358551.91306819">
            <text:p>$1,358,551.91</text:p>
          </table:table-cell>
          <table:table-cell table:style-name="ce2" table:formula="of:=[.R165]/[.R$2]" office:value-type="percentage" office:value="1.35855191306819">
            <text:p>135.86%</text:p>
          </table:table-cell>
          <table:table-cell table:style-name="ce2" table:formula="of:=[.R165]/[.R164]-1" office:value-type="percentage" office:value="0.0115372086129537">
            <text:p>1.15%</text:p>
          </table:table-cell>
          <table:table-cell table:formula="of:=[.U$2]*[.S165]" office:value-type="currency" office:currency="USD" office:value="1358551.91306819">
            <text:p>$1,358,551.91</text:p>
          </table:table-cell>
          <table:table-cell office:value-type="float" office:value="113.26">
            <text:p>113.26</text:p>
          </table:table-cell>
          <table:table-cell table:style-name="ce2" table:formula="of:=[.V165]/[.V$2]" office:value-type="percentage" office:value="0.923817292006525">
            <text:p>92.38%</text:p>
          </table:table-cell>
          <table:table-cell table:style-name="ce2" table:formula="of:=[.V165]/[.V164]-1" office:value-type="percentage" office:value="-0.0152160681679854">
            <text:p>-1.5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26">
            <text:p>26/08/11</text:p>
          </table:table-cell>
          <table:table-cell office:value-type="float" office:value="32.82">
            <text:p>32.82</text:p>
          </table:table-cell>
          <table:table-cell table:formula="of:=[.B166]/[.$B$2]" office:value-type="percentage" office:value="1.14315569487983">
            <text:p>114.32%</text:p>
          </table:table-cell>
          <table:table-cell table:formula="of:=[.B166]/[.B165]-1" office:value-type="percentage" office:value="0.00489895897121873">
            <text:p>0.49%</text:p>
          </table:table-cell>
          <table:table-cell table:formula="of:=[.$E$2]*[.C166]" office:value-type="currency" office:currency="USD" office:value="1143155.69487983">
            <text:p>$1,143,155.69</text:p>
          </table:table-cell>
          <table:table-cell office:value-type="float" office:value="4.02">
            <text:p>4.02</text:p>
          </table:table-cell>
          <table:table-cell table:style-name="ce2" table:formula="of:=[.F166]/[.F$2]" office:value-type="percentage" office:value="3.35">
            <text:p>335.00%</text:p>
          </table:table-cell>
          <table:table-cell table:style-name="ce2" table:formula="of:=[.F166]/[.F165]-1" office:value-type="percentage" office:value="0.0255102040816326">
            <text:p>2.55%</text:p>
          </table:table-cell>
          <table:table-cell table:formula="of:=[.I$2]*[.G166]" office:value-type="currency" office:currency="USD" office:value="258692.9965">
            <text:p>$258,693.00</text:p>
          </table:table-cell>
          <table:table-cell office:value-type="float" office:value="3.02">
            <text:p>3.02</text:p>
          </table:table-cell>
          <table:table-cell table:style-name="ce2" table:formula="of:=[.J166]/[.J$2]" office:value-type="percentage" office:value="1.58115183246073">
            <text:p>158.12%</text:p>
          </table:table-cell>
          <table:table-cell table:style-name="ce2" table:formula="of:=[.J166]/[.J165]-1" office:value-type="percentage" office:value="0">
            <text:p>0.00%</text:p>
          </table:table-cell>
          <table:table-cell table:formula="of:=[.M$2]*[.K166]" office:value-type="currency" office:currency="USD" office:value="158571.883141361">
            <text:p>$158,571.88</text:p>
          </table:table-cell>
          <table:table-cell office:value-type="float" office:value="66.78">
            <text:p>66.78</text:p>
          </table:table-cell>
          <table:table-cell table:style-name="ce2" table:formula="of:=[.N166]/[.N$2]" office:value-type="percentage" office:value="1.17487684729064">
            <text:p>117.49%</text:p>
          </table:table-cell>
          <table:table-cell table:style-name="ce2" table:formula="of:=[.N166]/[.N165]-1" office:value-type="percentage" office:value="0.0108991825613078">
            <text:p>1.09%</text:p>
          </table:table-cell>
          <table:table-cell table:formula="of:=[.Q$2]*[.O166]" office:value-type="currency" office:currency="USD" office:value="575940.632364532">
            <text:p>$575,940.63</text:p>
          </table:table-cell>
          <table:table-cell table:formula="of:=[.$AA$3]/[.$B$2]*[.B166]+[.$AA$4]/[.$F$2]*[.F166]+[.$AA$5]/[.$J$2]*[.J166]+[.$AA$6]/[.$N$2]*[.N166]" office:value-type="currency" office:currency="USD" office:value="1373048.42788886">
            <text:p>$1,373,048.43</text:p>
          </table:table-cell>
          <table:table-cell table:style-name="ce2" table:formula="of:=[.R166]/[.R$2]" office:value-type="percentage" office:value="1.37304842788886">
            <text:p>137.30%</text:p>
          </table:table-cell>
          <table:table-cell table:style-name="ce2" table:formula="of:=[.R166]/[.R165]-1" office:value-type="percentage" office:value="0.0106705637681037">
            <text:p>1.07%</text:p>
          </table:table-cell>
          <table:table-cell table:formula="of:=[.U$2]*[.S166]" office:value-type="currency" office:currency="USD" office:value="1373048.42788886">
            <text:p>$1,373,048.43</text:p>
          </table:table-cell>
          <table:table-cell office:value-type="float" office:value="114.9">
            <text:p>114.9</text:p>
          </table:table-cell>
          <table:table-cell table:style-name="ce2" table:formula="of:=[.V166]/[.V$2]" office:value-type="percentage" office:value="0.937194127243067">
            <text:p>93.72%</text:p>
          </table:table-cell>
          <table:table-cell table:style-name="ce2" table:formula="of:=[.V166]/[.V165]-1" office:value-type="percentage" office:value="0.0144799576196362">
            <text:p>1.4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29">
            <text:p>29/08/11</text:p>
          </table:table-cell>
          <table:table-cell office:value-type="float" office:value="33.68">
            <text:p>33.68</text:p>
          </table:table-cell>
          <table:table-cell table:formula="of:=[.B167]/[.$B$2]" office:value-type="percentage" office:value="1.17311041448972">
            <text:p>117.31%</text:p>
          </table:table-cell>
          <table:table-cell table:formula="of:=[.B167]/[.B166]-1" office:value-type="percentage" office:value="0.0262035344302254">
            <text:p>2.62%</text:p>
          </table:table-cell>
          <table:table-cell table:formula="of:=[.$E$2]*[.C167]" office:value-type="currency" office:currency="USD" office:value="1173110.41448972">
            <text:p>$1,173,110.41</text:p>
          </table:table-cell>
          <table:table-cell office:value-type="float" office:value="3.9">
            <text:p>3.9</text:p>
          </table:table-cell>
          <table:table-cell table:style-name="ce2" table:formula="of:=[.F167]/[.F$2]" office:value-type="percentage" office:value="3.25">
            <text:p>325.00%</text:p>
          </table:table-cell>
          <table:table-cell table:style-name="ce2" table:formula="of:=[.F167]/[.F166]-1" office:value-type="percentage" office:value="-0.0298507462686566">
            <text:p>-2.99%</text:p>
          </table:table-cell>
          <table:table-cell table:formula="of:=[.I$2]*[.G167]" office:value-type="currency" office:currency="USD" office:value="250970.8175">
            <text:p>$250,970.82</text:p>
          </table:table-cell>
          <table:table-cell office:value-type="float" office:value="3">
            <text:p>3</text:p>
          </table:table-cell>
          <table:table-cell table:style-name="ce2" table:formula="of:=[.J167]/[.J$2]" office:value-type="percentage" office:value="1.57068062827225">
            <text:p>157.07%</text:p>
          </table:table-cell>
          <table:table-cell table:style-name="ce2" table:formula="of:=[.J167]/[.J166]-1" office:value-type="percentage" office:value="-0.00662251655629142">
            <text:p>-0.66%</text:p>
          </table:table-cell>
          <table:table-cell table:formula="of:=[.M$2]*[.K167]" office:value-type="currency" office:currency="USD" office:value="157521.738219895">
            <text:p>$157,521.74</text:p>
          </table:table-cell>
          <table:table-cell office:value-type="float" office:value="65.91">
            <text:p>65.91</text:p>
          </table:table-cell>
          <table:table-cell table:style-name="ce2" table:formula="of:=[.N167]/[.N$2]" office:value-type="percentage" office:value="1.15957072484166">
            <text:p>115.96%</text:p>
          </table:table-cell>
          <table:table-cell table:style-name="ce2" table:formula="of:=[.N167]/[.N166]-1" office:value-type="percentage" office:value="-0.0130278526504942">
            <text:p>-1.30%</text:p>
          </table:table-cell>
          <table:table-cell table:formula="of:=[.Q$2]*[.O167]" office:value-type="currency" office:currency="USD" office:value="568437.362670654">
            <text:p>$568,437.36</text:p>
          </table:table-cell>
          <table:table-cell table:formula="of:=[.$AA$3]/[.$B$2]*[.B167]+[.$AA$4]/[.$F$2]*[.F167]+[.$AA$5]/[.$J$2]*[.J167]+[.$AA$6]/[.$N$2]*[.N167]" office:value-type="currency" office:currency="USD" office:value="1366726.06119793">
            <text:p>$1,366,726.06</text:p>
          </table:table-cell>
          <table:table-cell table:style-name="ce2" table:formula="of:=[.R167]/[.R$2]" office:value-type="percentage" office:value="1.36672606119793">
            <text:p>136.67%</text:p>
          </table:table-cell>
          <table:table-cell table:style-name="ce2" table:formula="of:=[.R167]/[.R166]-1" office:value-type="percentage" office:value="-0.00460462031965481">
            <text:p>-0.46%</text:p>
          </table:table-cell>
          <table:table-cell table:formula="of:=[.U$2]*[.S167]" office:value-type="currency" office:currency="USD" office:value="1366726.06119793">
            <text:p>$1,366,726.06</text:p>
          </table:table-cell>
          <table:table-cell office:value-type="float" office:value="118.2">
            <text:p>118.2</text:p>
          </table:table-cell>
          <table:table-cell table:style-name="ce2" table:formula="of:=[.V167]/[.V$2]" office:value-type="percentage" office:value="0.964110929853181">
            <text:p>96.41%</text:p>
          </table:table-cell>
          <table:table-cell table:style-name="ce2" table:formula="of:=[.V167]/[.V166]-1" office:value-type="percentage" office:value="0.0287206266318538">
            <text:p>2.8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30">
            <text:p>30/08/11</text:p>
          </table:table-cell>
          <table:table-cell office:value-type="float" office:value="33.93">
            <text:p>33.93</text:p>
          </table:table-cell>
          <table:table-cell table:formula="of:=[.B168]/[.$B$2]" office:value-type="percentage" office:value="1.18181818181818">
            <text:p>118.18%</text:p>
          </table:table-cell>
          <table:table-cell table:formula="of:=[.B168]/[.B167]-1" office:value-type="percentage" office:value="0.00742280285035624">
            <text:p>0.74%</text:p>
          </table:table-cell>
          <table:table-cell table:formula="of:=[.$E$2]*[.C168]" office:value-type="currency" office:currency="USD" office:value="1181818.18181818">
            <text:p>$1,181,818.18</text:p>
          </table:table-cell>
          <table:table-cell office:value-type="float" office:value="4.02">
            <text:p>4.02</text:p>
          </table:table-cell>
          <table:table-cell table:style-name="ce2" table:formula="of:=[.F168]/[.F$2]" office:value-type="percentage" office:value="3.35">
            <text:p>335.00%</text:p>
          </table:table-cell>
          <table:table-cell table:style-name="ce2" table:formula="of:=[.F168]/[.F167]-1" office:value-type="percentage" office:value="0.0307692307692307">
            <text:p>3.08%</text:p>
          </table:table-cell>
          <table:table-cell table:formula="of:=[.I$2]*[.G168]" office:value-type="currency" office:currency="USD" office:value="258692.9965">
            <text:p>$258,693.00</text:p>
          </table:table-cell>
          <table:table-cell office:value-type="float" office:value="2.93">
            <text:p>2.93</text:p>
          </table:table-cell>
          <table:table-cell table:style-name="ce2" table:formula="of:=[.J168]/[.J$2]" office:value-type="percentage" office:value="1.53403141361257">
            <text:p>153.40%</text:p>
          </table:table-cell>
          <table:table-cell table:style-name="ce2" table:formula="of:=[.J168]/[.J167]-1" office:value-type="percentage" office:value="-0.0233333333333333">
            <text:p>-2.33%</text:p>
          </table:table-cell>
          <table:table-cell table:formula="of:=[.M$2]*[.K168]" office:value-type="currency" office:currency="USD" office:value="153846.230994764">
            <text:p>$153,846.23</text:p>
          </table:table-cell>
          <table:table-cell office:value-type="float" office:value="66.68">
            <text:p>66.68</text:p>
          </table:table-cell>
          <table:table-cell table:style-name="ce2" table:formula="of:=[.N168]/[.N$2]" office:value-type="percentage" office:value="1.17311752287122">
            <text:p>117.31%</text:p>
          </table:table-cell>
          <table:table-cell table:style-name="ce2" table:formula="of:=[.N168]/[.N167]-1" office:value-type="percentage" office:value="0.0116825974814143">
            <text:p>1.17%</text:p>
          </table:table-cell>
          <table:table-cell table:formula="of:=[.Q$2]*[.O168]" office:value-type="currency" office:currency="USD" office:value="575078.187572132">
            <text:p>$575,078.19</text:p>
          </table:table-cell>
          <table:table-cell table:formula="of:=[.$AA$3]/[.$B$2]*[.B168]+[.$AA$4]/[.$F$2]*[.F168]+[.$AA$5]/[.$J$2]*[.J168]+[.$AA$6]/[.$N$2]*[.N168]" office:value-type="currency" office:currency="USD" office:value="1380306.93779417">
            <text:p>$1,380,306.94</text:p>
          </table:table-cell>
          <table:table-cell table:style-name="ce2" table:formula="of:=[.R168]/[.R$2]" office:value-type="percentage" office:value="1.38030693779417">
            <text:p>138.03%</text:p>
          </table:table-cell>
          <table:table-cell table:style-name="ce2" table:formula="of:=[.R168]/[.R167]-1" office:value-type="percentage" office:value="0.0099367949304574">
            <text:p>0.99%</text:p>
          </table:table-cell>
          <table:table-cell table:formula="of:=[.U$2]*[.S168]" office:value-type="currency" office:currency="USD" office:value="1380306.93779417">
            <text:p>$1,380,306.94</text:p>
          </table:table-cell>
          <table:table-cell office:value-type="float" office:value="118.52">
            <text:p>118.52</text:p>
          </table:table-cell>
          <table:table-cell table:style-name="ce2" table:formula="of:=[.V168]/[.V$2]" office:value-type="percentage" office:value="0.966721044045677">
            <text:p>96.67%</text:p>
          </table:table-cell>
          <table:table-cell table:style-name="ce2" table:formula="of:=[.V168]/[.V167]-1" office:value-type="percentage" office:value="0.00270727580372254">
            <text:p>0.2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8-31">
            <text:p>31/08/11</text:p>
          </table:table-cell>
          <table:table-cell office:value-type="float" office:value="34.85">
            <text:p>34.85</text:p>
          </table:table-cell>
          <table:table-cell table:formula="of:=[.B169]/[.$B$2]" office:value-type="percentage" office:value="1.2138627655869">
            <text:p>121.39%</text:p>
          </table:table-cell>
          <table:table-cell table:formula="of:=[.B169]/[.B168]-1" office:value-type="percentage" office:value="0.0271146478043029">
            <text:p>2.71%</text:p>
          </table:table-cell>
          <table:table-cell table:formula="of:=[.$E$2]*[.C169]" office:value-type="currency" office:currency="USD" office:value="1213862.7655869">
            <text:p>$1,213,862.77</text:p>
          </table:table-cell>
          <table:table-cell office:value-type="float" office:value="3.98">
            <text:p>3.98</text:p>
          </table:table-cell>
          <table:table-cell table:style-name="ce2" table:formula="of:=[.F169]/[.F$2]" office:value-type="percentage" office:value="3.31666666666667">
            <text:p>331.67%</text:p>
          </table:table-cell>
          <table:table-cell table:style-name="ce2" table:formula="of:=[.F169]/[.F168]-1" office:value-type="percentage" office:value="-0.00995024875621886">
            <text:p>-1.00%</text:p>
          </table:table-cell>
          <table:table-cell table:formula="of:=[.I$2]*[.G169]" office:value-type="currency" office:currency="USD" office:value="256118.936833333">
            <text:p>$256,118.94</text:p>
          </table:table-cell>
          <table:table-cell office:value-type="float" office:value="2.96">
            <text:p>2.96</text:p>
          </table:table-cell>
          <table:table-cell table:style-name="ce2" table:formula="of:=[.J169]/[.J$2]" office:value-type="percentage" office:value="1.54973821989529">
            <text:p>154.97%</text:p>
          </table:table-cell>
          <table:table-cell table:style-name="ce2" table:formula="of:=[.J169]/[.J168]-1" office:value-type="percentage" office:value="0.0102389078498293">
            <text:p>1.02%</text:p>
          </table:table-cell>
          <table:table-cell table:formula="of:=[.M$2]*[.K169]" office:value-type="currency" office:currency="USD" office:value="155421.448376963">
            <text:p>$155,421.45</text:p>
          </table:table-cell>
          <table:table-cell office:value-type="float" office:value="66.09">
            <text:p>66.09</text:p>
          </table:table-cell>
          <table:table-cell table:style-name="ce2" table:formula="of:=[.N169]/[.N$2]" office:value-type="percentage" office:value="1.16273750879662">
            <text:p>116.27%</text:p>
          </table:table-cell>
          <table:table-cell table:style-name="ce2" table:formula="of:=[.N169]/[.N168]-1" office:value-type="percentage" office:value="-0.00884823035392923">
            <text:p>-0.88%</text:p>
          </table:table-cell>
          <table:table-cell table:formula="of:=[.Q$2]*[.O169]" office:value-type="currency" office:currency="USD" office:value="569989.763296974">
            <text:p>$569,989.76</text:p>
          </table:table-cell>
          <table:table-cell table:formula="of:=[.$AA$3]/[.$B$2]*[.B169]+[.$AA$4]/[.$F$2]*[.F169]+[.$AA$5]/[.$J$2]*[.J169]+[.$AA$6]/[.$N$2]*[.N169]" office:value-type="currency" office:currency="USD" office:value="1384867.30933973">
            <text:p>$1,384,867.31</text:p>
          </table:table-cell>
          <table:table-cell table:style-name="ce2" table:formula="of:=[.R169]/[.R$2]" office:value-type="percentage" office:value="1.38486730933973">
            <text:p>138.49%</text:p>
          </table:table-cell>
          <table:table-cell table:style-name="ce2" table:formula="of:=[.R169]/[.R168]-1" office:value-type="percentage" office:value="0.00330388221684341">
            <text:p>0.33%</text:p>
          </table:table-cell>
          <table:table-cell table:formula="of:=[.U$2]*[.S169]" office:value-type="currency" office:currency="USD" office:value="1384867.30933973">
            <text:p>$1,384,867.31</text:p>
          </table:table-cell>
          <table:table-cell office:value-type="float" office:value="119.04">
            <text:p>119.04</text:p>
          </table:table-cell>
          <table:table-cell table:style-name="ce2" table:formula="of:=[.V169]/[.V$2]" office:value-type="percentage" office:value="0.970962479608483">
            <text:p>97.10%</text:p>
          </table:table-cell>
          <table:table-cell table:style-name="ce2" table:formula="of:=[.V169]/[.V168]-1" office:value-type="percentage" office:value="0.00438744515693568">
            <text:p>0.4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01">
            <text:p>01/09/11</text:p>
          </table:table-cell>
          <table:table-cell office:value-type="float" office:value="35.13">
            <text:p>35.13</text:p>
          </table:table-cell>
          <table:table-cell table:formula="of:=[.B170]/[.$B$2]" office:value-type="percentage" office:value="1.22361546499478">
            <text:p>122.36%</text:p>
          </table:table-cell>
          <table:table-cell table:formula="of:=[.B170]/[.B169]-1" office:value-type="percentage" office:value="0.00803443328550935">
            <text:p>0.80%</text:p>
          </table:table-cell>
          <table:table-cell table:formula="of:=[.$E$2]*[.C170]" office:value-type="currency" office:currency="USD" office:value="1223615.46499478">
            <text:p>$1,223,615.46</text:p>
          </table:table-cell>
          <table:table-cell office:value-type="float" office:value="4.15">
            <text:p>4.15</text:p>
          </table:table-cell>
          <table:table-cell table:style-name="ce2" table:formula="of:=[.F170]/[.F$2]" office:value-type="percentage" office:value="3.45833333333333">
            <text:p>345.83%</text:p>
          </table:table-cell>
          <table:table-cell table:style-name="ce2" table:formula="of:=[.F170]/[.F169]-1" office:value-type="percentage" office:value="0.0427135678391961">
            <text:p>4.27%</text:p>
          </table:table-cell>
          <table:table-cell table:formula="of:=[.I$2]*[.G170]" office:value-type="currency" office:currency="USD" office:value="267058.690416667">
            <text:p>$267,058.69</text:p>
          </table:table-cell>
          <table:table-cell office:value-type="float" office:value="2.92">
            <text:p>2.92</text:p>
          </table:table-cell>
          <table:table-cell table:style-name="ce2" table:formula="of:=[.J170]/[.J$2]" office:value-type="percentage" office:value="1.52879581151832">
            <text:p>152.88%</text:p>
          </table:table-cell>
          <table:table-cell table:style-name="ce2" table:formula="of:=[.J170]/[.J169]-1" office:value-type="percentage" office:value="-0.0135135135135135">
            <text:p>-1.35%</text:p>
          </table:table-cell>
          <table:table-cell table:formula="of:=[.M$2]*[.K170]" office:value-type="currency" office:currency="USD" office:value="153321.158534031">
            <text:p>$153,321.16</text:p>
          </table:table-cell>
          <table:table-cell office:value-type="float" office:value="67.16">
            <text:p>67.16</text:p>
          </table:table-cell>
          <table:table-cell table:style-name="ce2" table:formula="of:=[.N170]/[.N$2]" office:value-type="percentage" office:value="1.18156228008445">
            <text:p>118.16%</text:p>
          </table:table-cell>
          <table:table-cell table:style-name="ce2" table:formula="of:=[.N170]/[.N169]-1" office:value-type="percentage" office:value="0.0161900438795581">
            <text:p>1.62%</text:p>
          </table:table-cell>
          <table:table-cell table:formula="of:=[.Q$2]*[.O170]" office:value-type="currency" office:currency="USD" office:value="579217.922575651">
            <text:p>$579,217.92</text:p>
          </table:table-cell>
          <table:table-cell table:formula="of:=[.$AA$3]/[.$B$2]*[.B170]+[.$AA$4]/[.$F$2]*[.F170]+[.$AA$5]/[.$J$2]*[.J170]+[.$AA$6]/[.$N$2]*[.N170]" office:value-type="currency" office:currency="USD" office:value="1406175.51786909">
            <text:p>$1,406,175.52</text:p>
          </table:table-cell>
          <table:table-cell table:style-name="ce2" table:formula="of:=[.R170]/[.R$2]" office:value-type="percentage" office:value="1.40617551786909">
            <text:p>140.62%</text:p>
          </table:table-cell>
          <table:table-cell table:style-name="ce2" table:formula="of:=[.R170]/[.R169]-1" office:value-type="percentage" office:value="0.0153864622160174">
            <text:p>1.54%</text:p>
          </table:table-cell>
          <table:table-cell table:formula="of:=[.U$2]*[.S170]" office:value-type="currency" office:currency="USD" office:value="1406175.51786909">
            <text:p>$1,406,175.52</text:p>
          </table:table-cell>
          <table:table-cell office:value-type="float" office:value="117.8">
            <text:p>117.8</text:p>
          </table:table-cell>
          <table:table-cell table:style-name="ce2" table:formula="of:=[.V170]/[.V$2]" office:value-type="percentage" office:value="0.960848287112561">
            <text:p>96.08%</text:p>
          </table:table-cell>
          <table:table-cell table:style-name="ce2" table:formula="of:=[.V170]/[.V169]-1" office:value-type="percentage" office:value="-0.0104166666666667">
            <text:p>-1.0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02">
            <text:p>02/09/11</text:p>
          </table:table-cell>
          <table:table-cell office:value-type="float" office:value="34.83">
            <text:p>34.83</text:p>
          </table:table-cell>
          <table:table-cell table:formula="of:=[.B171]/[.$B$2]" office:value-type="percentage" office:value="1.21316614420063">
            <text:p>121.32%</text:p>
          </table:table-cell>
          <table:table-cell table:formula="of:=[.B171]/[.B170]-1" office:value-type="percentage" office:value="-0.00853970964987205">
            <text:p>-0.85%</text:p>
          </table:table-cell>
          <table:table-cell table:formula="of:=[.$E$2]*[.C171]" office:value-type="currency" office:currency="USD" office:value="1213166.14420063">
            <text:p>$1,213,166.14</text:p>
          </table:table-cell>
          <table:table-cell office:value-type="float" office:value="4.01">
            <text:p>4.01</text:p>
          </table:table-cell>
          <table:table-cell table:style-name="ce2" table:formula="of:=[.F171]/[.F$2]" office:value-type="percentage" office:value="3.34166666666667">
            <text:p>334.17%</text:p>
          </table:table-cell>
          <table:table-cell table:style-name="ce2" table:formula="of:=[.F171]/[.F170]-1" office:value-type="percentage" office:value="-0.0337349397590363">
            <text:p>-3.37%</text:p>
          </table:table-cell>
          <table:table-cell table:formula="of:=[.I$2]*[.G171]" office:value-type="currency" office:currency="USD" office:value="258049.481583333">
            <text:p>$258,049.48</text:p>
          </table:table-cell>
          <table:table-cell office:value-type="float" office:value="2.95">
            <text:p>2.95</text:p>
          </table:table-cell>
          <table:table-cell table:style-name="ce2" table:formula="of:=[.J171]/[.J$2]" office:value-type="percentage" office:value="1.54450261780105">
            <text:p>154.45%</text:p>
          </table:table-cell>
          <table:table-cell table:style-name="ce2" table:formula="of:=[.J171]/[.J170]-1" office:value-type="percentage" office:value="0.0102739726027399">
            <text:p>1.03%</text:p>
          </table:table-cell>
          <table:table-cell table:formula="of:=[.M$2]*[.K171]" office:value-type="currency" office:currency="USD" office:value="154896.37591623">
            <text:p>$154,896.38</text:p>
          </table:table-cell>
          <table:table-cell office:value-type="float" office:value="68.88">
            <text:p>68.88</text:p>
          </table:table-cell>
          <table:table-cell table:style-name="ce2" table:formula="of:=[.N171]/[.N$2]" office:value-type="percentage" office:value="1.21182266009852">
            <text:p>121.18%</text:p>
          </table:table-cell>
          <table:table-cell table:style-name="ce2" table:formula="of:=[.N171]/[.N170]-1" office:value-type="percentage" office:value="0.0256104824300178">
            <text:p>2.56%</text:p>
          </table:table-cell>
          <table:table-cell table:formula="of:=[.Q$2]*[.O171]" office:value-type="currency" office:currency="USD" office:value="594051.973004926">
            <text:p>$594,051.97</text:p>
          </table:table-cell>
          <table:table-cell table:formula="of:=[.$AA$3]/[.$B$2]*[.B171]+[.$AA$4]/[.$F$2]*[.F171]+[.$AA$5]/[.$J$2]*[.J171]+[.$AA$6]/[.$N$2]*[.N171]" office:value-type="currency" office:currency="USD" office:value="1410103.52094336">
            <text:p>$1,410,103.52</text:p>
          </table:table-cell>
          <table:table-cell table:style-name="ce2" table:formula="of:=[.R171]/[.R$2]" office:value-type="percentage" office:value="1.41010352094336">
            <text:p>141.01%</text:p>
          </table:table-cell>
          <table:table-cell table:style-name="ce2" table:formula="of:=[.R171]/[.R170]-1" office:value-type="percentage" office:value="0.00279339458293726">
            <text:p>0.28%</text:p>
          </table:table-cell>
          <table:table-cell table:formula="of:=[.U$2]*[.S171]" office:value-type="currency" office:currency="USD" office:value="1410103.52094336">
            <text:p>$1,410,103.52</text:p>
          </table:table-cell>
          <table:table-cell office:value-type="float" office:value="114.79">
            <text:p>114.79</text:p>
          </table:table-cell>
          <table:table-cell table:style-name="ce2" table:formula="of:=[.V171]/[.V$2]" office:value-type="percentage" office:value="0.936296900489396">
            <text:p>93.63%</text:p>
          </table:table-cell>
          <table:table-cell table:style-name="ce2" table:formula="of:=[.V171]/[.V170]-1" office:value-type="percentage" office:value="-0.0255517826825127">
            <text:p>-2.5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06">
            <text:p>06/09/11</text:p>
          </table:table-cell>
          <table:table-cell office:value-type="float" office:value="35.16">
            <text:p>35.16</text:p>
          </table:table-cell>
          <table:table-cell table:formula="of:=[.B172]/[.$B$2]" office:value-type="percentage" office:value="1.22466039707419">
            <text:p>122.47%</text:p>
          </table:table-cell>
          <table:table-cell table:formula="of:=[.B172]/[.B171]-1" office:value-type="percentage" office:value="0.00947459086993963">
            <text:p>0.95%</text:p>
          </table:table-cell>
          <table:table-cell table:formula="of:=[.$E$2]*[.C172]" office:value-type="currency" office:currency="USD" office:value="1224660.39707419">
            <text:p>$1,224,660.40</text:p>
          </table:table-cell>
          <table:table-cell office:value-type="float" office:value="4.1">
            <text:p>4.1</text:p>
          </table:table-cell>
          <table:table-cell table:style-name="ce2" table:formula="of:=[.F172]/[.F$2]" office:value-type="percentage" office:value="3.41666666666667">
            <text:p>341.67%</text:p>
          </table:table-cell>
          <table:table-cell table:style-name="ce2" table:formula="of:=[.F172]/[.F171]-1" office:value-type="percentage" office:value="0.0224438902743143">
            <text:p>2.24%</text:p>
          </table:table-cell>
          <table:table-cell table:formula="of:=[.I$2]*[.G172]" office:value-type="currency" office:currency="USD" office:value="263841.115833333">
            <text:p>$263,841.12</text:p>
          </table:table-cell>
          <table:table-cell office:value-type="float" office:value="2.98">
            <text:p>2.98</text:p>
          </table:table-cell>
          <table:table-cell table:style-name="ce2" table:formula="of:=[.J172]/[.J$2]" office:value-type="percentage" office:value="1.56020942408377">
            <text:p>156.02%</text:p>
          </table:table-cell>
          <table:table-cell table:style-name="ce2" table:formula="of:=[.J172]/[.J171]-1" office:value-type="percentage" office:value="0.0101694915254236">
            <text:p>1.02%</text:p>
          </table:table-cell>
          <table:table-cell table:formula="of:=[.M$2]*[.K172]" office:value-type="currency" office:currency="USD" office:value="156471.593298429">
            <text:p>$156,471.59</text:p>
          </table:table-cell>
          <table:table-cell office:value-type="float" office:value="69.49">
            <text:p>69.49</text:p>
          </table:table-cell>
          <table:table-cell table:style-name="ce2" table:formula="of:=[.N172]/[.N$2]" office:value-type="percentage" office:value="1.222554539057">
            <text:p>122.26%</text:p>
          </table:table-cell>
          <table:table-cell table:style-name="ce2" table:formula="of:=[.N172]/[.N171]-1" office:value-type="percentage" office:value="0.00885598141695709">
            <text:p>0.89%</text:p>
          </table:table-cell>
          <table:table-cell table:formula="of:=[.Q$2]*[.O172]" office:value-type="currency" office:currency="USD" office:value="599312.886238564">
            <text:p>$599,312.89</text:p>
          </table:table-cell>
          <table:table-cell table:formula="of:=[.$AA$3]/[.$B$2]*[.B172]+[.$AA$4]/[.$F$2]*[.F172]+[.$AA$5]/[.$J$2]*[.J172]+[.$AA$6]/[.$N$2]*[.N172]" office:value-type="currency" office:currency="USD" office:value="1426550.54730345">
            <text:p>$1,426,550.55</text:p>
          </table:table-cell>
          <table:table-cell table:style-name="ce2" table:formula="of:=[.R172]/[.R$2]" office:value-type="percentage" office:value="1.42655054730345">
            <text:p>142.66%</text:p>
          </table:table-cell>
          <table:table-cell table:style-name="ce2" table:formula="of:=[.R172]/[.R171]-1" office:value-type="percentage" office:value="0.0116637013636325">
            <text:p>1.17%</text:p>
          </table:table-cell>
          <table:table-cell table:formula="of:=[.U$2]*[.S172]" office:value-type="currency" office:currency="USD" office:value="1426550.54730345">
            <text:p>$1,426,550.55</text:p>
          </table:table-cell>
          <table:table-cell office:value-type="float" office:value="113.95">
            <text:p>113.95</text:p>
          </table:table-cell>
          <table:table-cell table:style-name="ce2" table:formula="of:=[.V172]/[.V$2]" office:value-type="percentage" office:value="0.929445350734095">
            <text:p>92.94%</text:p>
          </table:table-cell>
          <table:table-cell table:style-name="ce2" table:formula="of:=[.V172]/[.V171]-1" office:value-type="percentage" office:value="-0.00731771060196884">
            <text:p>-0.7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07">
            <text:p>07/09/11</text:p>
          </table:table-cell>
          <table:table-cell office:value-type="float" office:value="35.32">
            <text:p>35.32</text:p>
          </table:table-cell>
          <table:table-cell table:formula="of:=[.B173]/[.$B$2]" office:value-type="percentage" office:value="1.2302333681644">
            <text:p>123.02%</text:p>
          </table:table-cell>
          <table:table-cell table:formula="of:=[.B173]/[.B172]-1" office:value-type="percentage" office:value="0.00455062571103548">
            <text:p>0.46%</text:p>
          </table:table-cell>
          <table:table-cell table:formula="of:=[.$E$2]*[.C173]" office:value-type="currency" office:currency="USD" office:value="1230233.3681644">
            <text:p>$1,230,233.37</text:p>
          </table:table-cell>
          <table:table-cell office:value-type="float" office:value="4.25">
            <text:p>4.25</text:p>
          </table:table-cell>
          <table:table-cell table:style-name="ce2" table:formula="of:=[.F173]/[.F$2]" office:value-type="percentage" office:value="3.54166666666667">
            <text:p>354.17%</text:p>
          </table:table-cell>
          <table:table-cell table:style-name="ce2" table:formula="of:=[.F173]/[.F172]-1" office:value-type="percentage" office:value="0.0365853658536586">
            <text:p>3.66%</text:p>
          </table:table-cell>
          <table:table-cell table:formula="of:=[.I$2]*[.G173]" office:value-type="currency" office:currency="USD" office:value="273493.839583333">
            <text:p>$273,493.84</text:p>
          </table:table-cell>
          <table:table-cell office:value-type="float" office:value="2.93">
            <text:p>2.93</text:p>
          </table:table-cell>
          <table:table-cell table:style-name="ce2" table:formula="of:=[.J173]/[.J$2]" office:value-type="percentage" office:value="1.53403141361257">
            <text:p>153.40%</text:p>
          </table:table-cell>
          <table:table-cell table:style-name="ce2" table:formula="of:=[.J173]/[.J172]-1" office:value-type="percentage" office:value="-0.0167785234899328">
            <text:p>-1.68%</text:p>
          </table:table-cell>
          <table:table-cell table:formula="of:=[.M$2]*[.K173]" office:value-type="currency" office:currency="USD" office:value="153846.230994764">
            <text:p>$153,846.23</text:p>
          </table:table-cell>
          <table:table-cell office:value-type="float" office:value="68.47">
            <text:p>68.47</text:p>
          </table:table-cell>
          <table:table-cell table:style-name="ce2" table:formula="of:=[.N173]/[.N$2]" office:value-type="percentage" office:value="1.20460942997889">
            <text:p>120.46%</text:p>
          </table:table-cell>
          <table:table-cell table:style-name="ce2" table:formula="of:=[.N173]/[.N172]-1" office:value-type="percentage" office:value="-0.0146783709886315">
            <text:p>-1.47%</text:p>
          </table:table-cell>
          <table:table-cell table:formula="of:=[.Q$2]*[.O173]" office:value-type="currency" office:currency="USD" office:value="590515.949356087">
            <text:p>$590,515.95</text:p>
          </table:table-cell>
          <table:table-cell table:formula="of:=[.$AA$3]/[.$B$2]*[.B173]+[.$AA$4]/[.$F$2]*[.F173]+[.$AA$5]/[.$J$2]*[.J173]+[.$AA$6]/[.$N$2]*[.N173]" office:value-type="currency" office:currency="USD" office:value="1426632.73501604">
            <text:p>$1,426,632.74</text:p>
          </table:table-cell>
          <table:table-cell table:style-name="ce2" table:formula="of:=[.R173]/[.R$2]" office:value-type="percentage" office:value="1.42663273501604">
            <text:p>142.66%</text:p>
          </table:table-cell>
          <table:table-cell table:style-name="ce2" table:formula="of:=[.R173]/[.R172]-1" office:value-type="percentage" office:value="0.0000576128989906444">
            <text:p>0.01%</text:p>
          </table:table-cell>
          <table:table-cell table:formula="of:=[.U$2]*[.S173]" office:value-type="currency" office:currency="USD" office:value="1426632.73501604">
            <text:p>$1,426,632.74</text:p>
          </table:table-cell>
          <table:table-cell office:value-type="float" office:value="117.16">
            <text:p>117.16</text:p>
          </table:table-cell>
          <table:table-cell table:style-name="ce2" table:formula="of:=[.V173]/[.V$2]" office:value-type="percentage" office:value="0.955628058727569">
            <text:p>95.56%</text:p>
          </table:table-cell>
          <table:table-cell table:style-name="ce2" table:formula="of:=[.V173]/[.V172]-1" office:value-type="percentage" office:value="0.0281702501096972">
            <text:p>2.8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08">
            <text:p>08/09/11</text:p>
          </table:table-cell>
          <table:table-cell office:value-type="float" office:value="35.63">
            <text:p>35.63</text:p>
          </table:table-cell>
          <table:table-cell table:formula="of:=[.B174]/[.$B$2]" office:value-type="percentage" office:value="1.24103099965169">
            <text:p>124.10%</text:p>
          </table:table-cell>
          <table:table-cell table:formula="of:=[.B174]/[.B173]-1" office:value-type="percentage" office:value="0.00877689694224237">
            <text:p>0.88%</text:p>
          </table:table-cell>
          <table:table-cell table:formula="of:=[.$E$2]*[.C174]" office:value-type="currency" office:currency="USD" office:value="1241030.99965169">
            <text:p>$1,241,031.00</text:p>
          </table:table-cell>
          <table:table-cell office:value-type="float" office:value="4.55">
            <text:p>4.55</text:p>
          </table:table-cell>
          <table:table-cell table:style-name="ce2" table:formula="of:=[.F174]/[.F$2]" office:value-type="percentage" office:value="3.79166666666667">
            <text:p>379.17%</text:p>
          </table:table-cell>
          <table:table-cell table:style-name="ce2" table:formula="of:=[.F174]/[.F173]-1" office:value-type="percentage" office:value="0.0705882352941176">
            <text:p>7.06%</text:p>
          </table:table-cell>
          <table:table-cell table:formula="of:=[.I$2]*[.G174]" office:value-type="currency" office:currency="USD" office:value="292799.287083333">
            <text:p>$292,799.29</text:p>
          </table:table-cell>
          <table:table-cell office:value-type="float" office:value="2.9">
            <text:p>2.9</text:p>
          </table:table-cell>
          <table:table-cell table:style-name="ce2" table:formula="of:=[.J174]/[.J$2]" office:value-type="percentage" office:value="1.51832460732984">
            <text:p>151.83%</text:p>
          </table:table-cell>
          <table:table-cell table:style-name="ce2" table:formula="of:=[.J174]/[.J173]-1" office:value-type="percentage" office:value="-0.0102389078498294">
            <text:p>-1.02%</text:p>
          </table:table-cell>
          <table:table-cell table:formula="of:=[.M$2]*[.K174]" office:value-type="currency" office:currency="USD" office:value="152271.013612565">
            <text:p>$152,271.01</text:p>
          </table:table-cell>
          <table:table-cell office:value-type="float" office:value="69.03">
            <text:p>69.03</text:p>
          </table:table-cell>
          <table:table-cell table:style-name="ce2" table:formula="of:=[.N174]/[.N$2]" office:value-type="percentage" office:value="1.21446164672766">
            <text:p>121.45%</text:p>
          </table:table-cell>
          <table:table-cell table:style-name="ce2" table:formula="of:=[.N174]/[.N173]-1" office:value-type="percentage" office:value="0.00817876442237475">
            <text:p>0.82%</text:p>
          </table:table-cell>
          <table:table-cell table:formula="of:=[.Q$2]*[.O174]" office:value-type="currency" office:currency="USD" office:value="595345.640193526">
            <text:p>$595,345.64</text:p>
          </table:table-cell>
          <table:table-cell table:formula="of:=[.$AA$3]/[.$B$2]*[.B174]+[.$AA$4]/[.$F$2]*[.F174]+[.$AA$5]/[.$J$2]*[.J174]+[.$AA$6]/[.$N$2]*[.N174]" office:value-type="currency" office:currency="USD" office:value="1452780.44707194">
            <text:p>$1,452,780.45</text:p>
          </table:table-cell>
          <table:table-cell table:style-name="ce2" table:formula="of:=[.R174]/[.R$2]" office:value-type="percentage" office:value="1.45278044707194">
            <text:p>145.28%</text:p>
          </table:table-cell>
          <table:table-cell table:style-name="ce2" table:formula="of:=[.R174]/[.R173]-1" office:value-type="percentage" office:value="0.0183282714703776">
            <text:p>1.83%</text:p>
          </table:table-cell>
          <table:table-cell table:formula="of:=[.U$2]*[.S174]" office:value-type="currency" office:currency="USD" office:value="1452780.44707194">
            <text:p>$1,452,780.45</text:p>
          </table:table-cell>
          <table:table-cell office:value-type="float" office:value="115.94">
            <text:p>115.94</text:p>
          </table:table-cell>
          <table:table-cell table:style-name="ce2" table:formula="of:=[.V174]/[.V$2]" office:value-type="percentage" office:value="0.945676998368679">
            <text:p>94.57%</text:p>
          </table:table-cell>
          <table:table-cell table:style-name="ce2" table:formula="of:=[.V174]/[.V173]-1" office:value-type="percentage" office:value="-0.0104131102765449">
            <text:p>-1.0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09">
            <text:p>09/09/11</text:p>
          </table:table-cell>
          <table:table-cell office:value-type="float" office:value="34.73">
            <text:p>34.73</text:p>
          </table:table-cell>
          <table:table-cell table:formula="of:=[.B175]/[.$B$2]" office:value-type="percentage" office:value="1.20968303726924">
            <text:p>120.97%</text:p>
          </table:table-cell>
          <table:table-cell table:formula="of:=[.B175]/[.B174]-1" office:value-type="percentage" office:value="-0.025259612685939">
            <text:p>-2.53%</text:p>
          </table:table-cell>
          <table:table-cell table:formula="of:=[.$E$2]*[.C175]" office:value-type="currency" office:currency="USD" office:value="1209683.03726924">
            <text:p>$1,209,683.04</text:p>
          </table:table-cell>
          <table:table-cell office:value-type="float" office:value="4.5">
            <text:p>4.5</text:p>
          </table:table-cell>
          <table:table-cell table:style-name="ce2" table:formula="of:=[.F175]/[.F$2]" office:value-type="percentage" office:value="3.75">
            <text:p>375.00%</text:p>
          </table:table-cell>
          <table:table-cell table:style-name="ce2" table:formula="of:=[.F175]/[.F174]-1" office:value-type="percentage" office:value="-0.010989010989011">
            <text:p>-1.10%</text:p>
          </table:table-cell>
          <table:table-cell table:formula="of:=[.I$2]*[.G175]" office:value-type="currency" office:currency="USD" office:value="289581.7125">
            <text:p>$289,581.71</text:p>
          </table:table-cell>
          <table:table-cell office:value-type="float" office:value="2.87">
            <text:p>2.87</text:p>
          </table:table-cell>
          <table:table-cell table:style-name="ce2" table:formula="of:=[.J175]/[.J$2]" office:value-type="percentage" office:value="1.50261780104712">
            <text:p>150.26%</text:p>
          </table:table-cell>
          <table:table-cell table:style-name="ce2" table:formula="of:=[.J175]/[.J174]-1" office:value-type="percentage" office:value="-0.0103448275862068">
            <text:p>-1.03%</text:p>
          </table:table-cell>
          <table:table-cell table:formula="of:=[.M$2]*[.K175]" office:value-type="currency" office:currency="USD" office:value="150695.796230366">
            <text:p>$150,695.80</text:p>
          </table:table-cell>
          <table:table-cell office:value-type="float" office:value="69.66">
            <text:p>69.66</text:p>
          </table:table-cell>
          <table:table-cell table:style-name="ce2" table:formula="of:=[.N175]/[.N$2]" office:value-type="percentage" office:value="1.22554539057002">
            <text:p>122.55%</text:p>
          </table:table-cell>
          <table:table-cell table:style-name="ce2" table:formula="of:=[.N175]/[.N174]-1" office:value-type="percentage" office:value="0.00912646675358531">
            <text:p>0.91%</text:p>
          </table:table-cell>
          <table:table-cell table:formula="of:=[.Q$2]*[.O175]" office:value-type="currency" office:currency="USD" office:value="600779.042385644">
            <text:p>$600,779.04</text:p>
          </table:table-cell>
          <table:table-cell table:formula="of:=[.$AA$3]/[.$B$2]*[.B175]+[.$AA$4]/[.$F$2]*[.F175]+[.$AA$5]/[.$J$2]*[.J175]+[.$AA$6]/[.$N$2]*[.N175]" office:value-type="currency" office:currency="USD" office:value="1443004.88958693">
            <text:p>$1,443,004.89</text:p>
          </table:table-cell>
          <table:table-cell table:style-name="ce2" table:formula="of:=[.R175]/[.R$2]" office:value-type="percentage" office:value="1.44300488958693">
            <text:p>144.30%</text:p>
          </table:table-cell>
          <table:table-cell table:style-name="ce2" table:formula="of:=[.R175]/[.R174]-1" office:value-type="percentage" office:value="-0.00672886085761659">
            <text:p>-0.67%</text:p>
          </table:table-cell>
          <table:table-cell table:formula="of:=[.U$2]*[.S175]" office:value-type="currency" office:currency="USD" office:value="1443004.88958693">
            <text:p>$1,443,004.89</text:p>
          </table:table-cell>
          <table:table-cell office:value-type="float" office:value="112.91">
            <text:p>112.91</text:p>
          </table:table-cell>
          <table:table-cell table:style-name="ce2" table:formula="of:=[.V175]/[.V$2]" office:value-type="percentage" office:value="0.920962479608483">
            <text:p>92.10%</text:p>
          </table:table-cell>
          <table:table-cell table:style-name="ce2" table:formula="of:=[.V175]/[.V174]-1" office:value-type="percentage" office:value="-0.0261342073486286">
            <text:p>-2.6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12">
            <text:p>12/09/11</text:p>
          </table:table-cell>
          <table:table-cell office:value-type="float" office:value="35.22">
            <text:p>35.22</text:p>
          </table:table-cell>
          <table:table-cell table:formula="of:=[.B176]/[.$B$2]" office:value-type="percentage" office:value="1.22675026123302">
            <text:p>122.68%</text:p>
          </table:table-cell>
          <table:table-cell table:formula="of:=[.B176]/[.B175]-1" office:value-type="percentage" office:value="0.0141088396199252">
            <text:p>1.41%</text:p>
          </table:table-cell>
          <table:table-cell table:formula="of:=[.$E$2]*[.C176]" office:value-type="currency" office:currency="USD" office:value="1226750.26123302">
            <text:p>$1,226,750.26</text:p>
          </table:table-cell>
          <table:table-cell office:value-type="float" office:value="4.6">
            <text:p>4.6</text:p>
          </table:table-cell>
          <table:table-cell table:style-name="ce2" table:formula="of:=[.F176]/[.F$2]" office:value-type="percentage" office:value="3.83333333333333">
            <text:p>383.33%</text:p>
          </table:table-cell>
          <table:table-cell table:style-name="ce2" table:formula="of:=[.F176]/[.F175]-1" office:value-type="percentage" office:value="0.0222222222222221">
            <text:p>2.22%</text:p>
          </table:table-cell>
          <table:table-cell table:formula="of:=[.I$2]*[.G176]" office:value-type="currency" office:currency="USD" office:value="296016.861666667">
            <text:p>$296,016.86</text:p>
          </table:table-cell>
          <table:table-cell office:value-type="float" office:value="2.83">
            <text:p>2.83</text:p>
          </table:table-cell>
          <table:table-cell table:style-name="ce2" table:formula="of:=[.J176]/[.J$2]" office:value-type="percentage" office:value="1.48167539267016">
            <text:p>148.17%</text:p>
          </table:table-cell>
          <table:table-cell table:style-name="ce2" table:formula="of:=[.J176]/[.J175]-1" office:value-type="percentage" office:value="-0.0139372822299652">
            <text:p>-1.39%</text:p>
          </table:table-cell>
          <table:table-cell table:formula="of:=[.M$2]*[.K176]" office:value-type="currency" office:currency="USD" office:value="148595.506387435">
            <text:p>$148,595.51</text:p>
          </table:table-cell>
          <table:table-cell office:value-type="float" office:value="69.69">
            <text:p>69.69</text:p>
          </table:table-cell>
          <table:table-cell table:style-name="ce2" table:formula="of:=[.N176]/[.N$2]" office:value-type="percentage" office:value="1.22607318789585">
            <text:p>122.61%</text:p>
          </table:table-cell>
          <table:table-cell table:style-name="ce2" table:formula="of:=[.N176]/[.N175]-1" office:value-type="percentage" office:value="0.000430663221360872">
            <text:p>0.04%</text:p>
          </table:table-cell>
          <table:table-cell table:formula="of:=[.Q$2]*[.O176]" office:value-type="currency" office:currency="USD" office:value="601037.775823364">
            <text:p>$601,037.78</text:p>
          </table:table-cell>
          <table:table-cell table:formula="of:=[.$AA$3]/[.$B$2]*[.B176]+[.$AA$4]/[.$F$2]*[.F176]+[.$AA$5]/[.$J$2]*[.J176]+[.$AA$6]/[.$N$2]*[.N176]" office:value-type="currency" office:currency="USD" office:value="1453269.50699136">
            <text:p>$1,453,269.51</text:p>
          </table:table-cell>
          <table:table-cell table:style-name="ce2" table:formula="of:=[.R176]/[.R$2]" office:value-type="percentage" office:value="1.45326950699136">
            <text:p>145.33%</text:p>
          </table:table-cell>
          <table:table-cell table:style-name="ce2" table:formula="of:=[.R176]/[.R175]-1" office:value-type="percentage" office:value="0.00711336287112285">
            <text:p>0.71%</text:p>
          </table:table-cell>
          <table:table-cell table:formula="of:=[.U$2]*[.S176]" office:value-type="currency" office:currency="USD" office:value="1453269.50699136">
            <text:p>$1,453,269.51</text:p>
          </table:table-cell>
          <table:table-cell office:value-type="float" office:value="113.64">
            <text:p>113.64</text:p>
          </table:table-cell>
          <table:table-cell table:style-name="ce2" table:formula="of:=[.V176]/[.V$2]" office:value-type="percentage" office:value="0.926916802610114">
            <text:p>92.69%</text:p>
          </table:table-cell>
          <table:table-cell table:style-name="ce2" table:formula="of:=[.V176]/[.V175]-1" office:value-type="percentage" office:value="0.00646532636613228">
            <text:p>0.6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13">
            <text:p>13/09/11</text:p>
          </table:table-cell>
          <table:table-cell office:value-type="float" office:value="35.66">
            <text:p>35.66</text:p>
          </table:table-cell>
          <table:table-cell table:formula="of:=[.B177]/[.$B$2]" office:value-type="percentage" office:value="1.2420759317311">
            <text:p>124.21%</text:p>
          </table:table-cell>
          <table:table-cell table:formula="of:=[.B177]/[.B176]-1" office:value-type="percentage" office:value="0.0124929017603634">
            <text:p>1.25%</text:p>
          </table:table-cell>
          <table:table-cell table:formula="of:=[.$E$2]*[.C177]" office:value-type="currency" office:currency="USD" office:value="1242075.9317311">
            <text:p>$1,242,075.93</text:p>
          </table:table-cell>
          <table:table-cell office:value-type="float" office:value="4.75">
            <text:p>4.75</text:p>
          </table:table-cell>
          <table:table-cell table:style-name="ce2" table:formula="of:=[.F177]/[.F$2]" office:value-type="percentage" office:value="3.95833333333333">
            <text:p>395.83%</text:p>
          </table:table-cell>
          <table:table-cell table:style-name="ce2" table:formula="of:=[.F177]/[.F176]-1" office:value-type="percentage" office:value="0.0326086956521741">
            <text:p>3.26%</text:p>
          </table:table-cell>
          <table:table-cell table:formula="of:=[.I$2]*[.G177]" office:value-type="currency" office:currency="USD" office:value="305669.585416667">
            <text:p>$305,669.59</text:p>
          </table:table-cell>
          <table:table-cell office:value-type="float" office:value="2.77">
            <text:p>2.77</text:p>
          </table:table-cell>
          <table:table-cell table:style-name="ce2" table:formula="of:=[.J177]/[.J$2]" office:value-type="percentage" office:value="1.45026178010471">
            <text:p>145.03%</text:p>
          </table:table-cell>
          <table:table-cell table:style-name="ce2" table:formula="of:=[.J177]/[.J176]-1" office:value-type="percentage" office:value="-0.0212014134275619">
            <text:p>-2.12%</text:p>
          </table:table-cell>
          <table:table-cell table:formula="of:=[.M$2]*[.K177]" office:value-type="currency" office:currency="USD" office:value="145445.071623037">
            <text:p>$145,445.07</text:p>
          </table:table-cell>
          <table:table-cell office:value-type="float" office:value="68.92">
            <text:p>68.92</text:p>
          </table:table-cell>
          <table:table-cell table:style-name="ce2" table:formula="of:=[.N177]/[.N$2]" office:value-type="percentage" office:value="1.21252638986629">
            <text:p>121.25%</text:p>
          </table:table-cell>
          <table:table-cell table:style-name="ce2" table:formula="of:=[.N177]/[.N176]-1" office:value-type="percentage" office:value="-0.0110489309800544">
            <text:p>-1.10%</text:p>
          </table:table-cell>
          <table:table-cell table:formula="of:=[.Q$2]*[.O177]" office:value-type="currency" office:currency="USD" office:value="594396.950921886">
            <text:p>$594,396.95</text:p>
          </table:table-cell>
          <table:table-cell table:formula="of:=[.$AA$3]/[.$B$2]*[.B177]+[.$AA$4]/[.$F$2]*[.F177]+[.$AA$5]/[.$J$2]*[.J177]+[.$AA$6]/[.$N$2]*[.N177]" office:value-type="currency" office:currency="USD" office:value="1458223.31973449">
            <text:p>$1,458,223.32</text:p>
          </table:table-cell>
          <table:table-cell table:style-name="ce2" table:formula="of:=[.R177]/[.R$2]" office:value-type="percentage" office:value="1.45822331973449">
            <text:p>145.82%</text:p>
          </table:table-cell>
          <table:table-cell table:style-name="ce2" table:formula="of:=[.R177]/[.R176]-1" office:value-type="percentage" office:value="0.00340873645204565">
            <text:p>0.34%</text:p>
          </table:table-cell>
          <table:table-cell table:formula="of:=[.U$2]*[.S177]" office:value-type="currency" office:currency="USD" office:value="1458223.31973449">
            <text:p>$1,458,223.32</text:p>
          </table:table-cell>
          <table:table-cell office:value-type="float" office:value="114.68">
            <text:p>114.68</text:p>
          </table:table-cell>
          <table:table-cell table:style-name="ce2" table:formula="of:=[.V177]/[.V$2]" office:value-type="percentage" office:value="0.935399673735726">
            <text:p>93.54%</text:p>
          </table:table-cell>
          <table:table-cell table:style-name="ce2" table:formula="of:=[.V177]/[.V176]-1" office:value-type="percentage" office:value="0.0091517071453715">
            <text:p>0.9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14">
            <text:p>14/09/11</text:p>
          </table:table-cell>
          <table:table-cell office:value-type="float" office:value="36.3">
            <text:p>36.3</text:p>
          </table:table-cell>
          <table:table-cell table:formula="of:=[.B178]/[.$B$2]" office:value-type="percentage" office:value="1.26436781609195">
            <text:p>126.44%</text:p>
          </table:table-cell>
          <table:table-cell table:formula="of:=[.B178]/[.B177]-1" office:value-type="percentage" office:value="0.0179472798653955">
            <text:p>1.79%</text:p>
          </table:table-cell>
          <table:table-cell table:formula="of:=[.$E$2]*[.C178]" office:value-type="currency" office:currency="USD" office:value="1264367.81609195">
            <text:p>$1,264,367.82</text:p>
          </table:table-cell>
          <table:table-cell office:value-type="float" office:value="4.65">
            <text:p>4.65</text:p>
          </table:table-cell>
          <table:table-cell table:style-name="ce2" table:formula="of:=[.F178]/[.F$2]" office:value-type="percentage" office:value="3.875">
            <text:p>387.50%</text:p>
          </table:table-cell>
          <table:table-cell table:style-name="ce2" table:formula="of:=[.F178]/[.F177]-1" office:value-type="percentage" office:value="-0.0210526315789473">
            <text:p>-2.11%</text:p>
          </table:table-cell>
          <table:table-cell table:formula="of:=[.I$2]*[.G178]" office:value-type="currency" office:currency="USD" office:value="299234.43625">
            <text:p>$299,234.44</text:p>
          </table:table-cell>
          <table:table-cell office:value-type="float" office:value="2.83">
            <text:p>2.83</text:p>
          </table:table-cell>
          <table:table-cell table:style-name="ce2" table:formula="of:=[.J178]/[.J$2]" office:value-type="percentage" office:value="1.48167539267016">
            <text:p>148.17%</text:p>
          </table:table-cell>
          <table:table-cell table:style-name="ce2" table:formula="of:=[.J178]/[.J177]-1" office:value-type="percentage" office:value="0.0216606498194947">
            <text:p>2.17%</text:p>
          </table:table-cell>
          <table:table-cell table:formula="of:=[.M$2]*[.K178]" office:value-type="currency" office:currency="USD" office:value="148595.506387435">
            <text:p>$148,595.51</text:p>
          </table:table-cell>
          <table:table-cell office:value-type="float" office:value="69.2">
            <text:p>69.2</text:p>
          </table:table-cell>
          <table:table-cell table:style-name="ce2" table:formula="of:=[.N178]/[.N$2]" office:value-type="percentage" office:value="1.21745249824068">
            <text:p>121.75%</text:p>
          </table:table-cell>
          <table:table-cell table:style-name="ce2" table:formula="of:=[.N178]/[.N177]-1" office:value-type="percentage" office:value="0.004062681369704">
            <text:p>0.41%</text:p>
          </table:table-cell>
          <table:table-cell table:formula="of:=[.Q$2]*[.O178]" office:value-type="currency" office:currency="USD" office:value="596811.796340605">
            <text:p>$596,811.80</text:p>
          </table:table-cell>
          <table:table-cell table:formula="of:=[.$AA$3]/[.$B$2]*[.B178]+[.$AA$4]/[.$F$2]*[.F178]+[.$AA$5]/[.$J$2]*[.J178]+[.$AA$6]/[.$N$2]*[.N178]" office:value-type="currency" office:currency="USD" office:value="1464760.50334586">
            <text:p>$1,464,760.50</text:p>
          </table:table-cell>
          <table:table-cell table:style-name="ce2" table:formula="of:=[.R178]/[.R$2]" office:value-type="percentage" office:value="1.46476050334586">
            <text:p>146.48%</text:p>
          </table:table-cell>
          <table:table-cell table:style-name="ce2" table:formula="of:=[.R178]/[.R177]-1" office:value-type="percentage" office:value="0.00448297837710854">
            <text:p>0.45%</text:p>
          </table:table-cell>
          <table:table-cell table:formula="of:=[.U$2]*[.S178]" office:value-type="currency" office:currency="USD" office:value="1464760.50334586">
            <text:p>$1,464,760.50</text:p>
          </table:table-cell>
          <table:table-cell office:value-type="float" office:value="116.27">
            <text:p>116.27</text:p>
          </table:table-cell>
          <table:table-cell table:style-name="ce2" table:formula="of:=[.V178]/[.V$2]" office:value-type="percentage" office:value="0.94836867862969">
            <text:p>94.84%</text:p>
          </table:table-cell>
          <table:table-cell table:style-name="ce2" table:formula="of:=[.V178]/[.V177]-1" office:value-type="percentage" office:value="0.0138646668991977">
            <text:p>1.3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15">
            <text:p>15/09/11</text:p>
          </table:table-cell>
          <table:table-cell office:value-type="float" office:value="36.08">
            <text:p>36.08</text:p>
          </table:table-cell>
          <table:table-cell table:formula="of:=[.B179]/[.$B$2]" office:value-type="percentage" office:value="1.25670498084291">
            <text:p>125.67%</text:p>
          </table:table-cell>
          <table:table-cell table:formula="of:=[.B179]/[.B178]-1" office:value-type="percentage" office:value="-0.00606060606060599">
            <text:p>-0.61%</text:p>
          </table:table-cell>
          <table:table-cell table:formula="of:=[.$E$2]*[.C179]" office:value-type="currency" office:currency="USD" office:value="1256704.98084291">
            <text:p>$1,256,704.98</text:p>
          </table:table-cell>
          <table:table-cell office:value-type="float" office:value="4.78">
            <text:p>4.78</text:p>
          </table:table-cell>
          <table:table-cell table:style-name="ce2" table:formula="of:=[.F179]/[.F$2]" office:value-type="percentage" office:value="3.98333333333333">
            <text:p>398.33%</text:p>
          </table:table-cell>
          <table:table-cell table:style-name="ce2" table:formula="of:=[.F179]/[.F178]-1" office:value-type="percentage" office:value="0.0279569892473117">
            <text:p>2.80%</text:p>
          </table:table-cell>
          <table:table-cell table:formula="of:=[.I$2]*[.G179]" office:value-type="currency" office:currency="USD" office:value="307600.130166667">
            <text:p>$307,600.13</text:p>
          </table:table-cell>
          <table:table-cell office:value-type="float" office:value="3.03">
            <text:p>3.03</text:p>
          </table:table-cell>
          <table:table-cell table:style-name="ce2" table:formula="of:=[.J179]/[.J$2]" office:value-type="percentage" office:value="1.58638743455497">
            <text:p>158.64%</text:p>
          </table:table-cell>
          <table:table-cell table:style-name="ce2" table:formula="of:=[.J179]/[.J178]-1" office:value-type="percentage" office:value="0.0706713780918726">
            <text:p>7.07%</text:p>
          </table:table-cell>
          <table:table-cell table:formula="of:=[.M$2]*[.K179]" office:value-type="currency" office:currency="USD" office:value="159096.955602094">
            <text:p>$159,096.96</text:p>
          </table:table-cell>
          <table:table-cell office:value-type="float" office:value="68.36">
            <text:p>68.36</text:p>
          </table:table-cell>
          <table:table-cell table:style-name="ce2" table:formula="of:=[.N179]/[.N$2]" office:value-type="percentage" office:value="1.20267417311752">
            <text:p>120.27%</text:p>
          </table:table-cell>
          <table:table-cell table:style-name="ce2" table:formula="of:=[.N179]/[.N178]-1" office:value-type="percentage" office:value="-0.0121387283236994">
            <text:p>-1.21%</text:p>
          </table:table-cell>
          <table:table-cell table:formula="of:=[.Q$2]*[.O179]" office:value-type="currency" office:currency="USD" office:value="589567.260084448">
            <text:p>$589,567.26</text:p>
          </table:table-cell>
          <table:table-cell table:formula="of:=[.$AA$3]/[.$B$2]*[.B179]+[.$AA$4]/[.$F$2]*[.F179]+[.$AA$5]/[.$J$2]*[.J179]+[.$AA$6]/[.$N$2]*[.N179]" office:value-type="currency" office:currency="USD" office:value="1473836.93589152">
            <text:p>$1,473,836.94</text:p>
          </table:table-cell>
          <table:table-cell table:style-name="ce2" table:formula="of:=[.R179]/[.R$2]" office:value-type="percentage" office:value="1.47383693589152">
            <text:p>147.38%</text:p>
          </table:table-cell>
          <table:table-cell table:style-name="ce2" table:formula="of:=[.R179]/[.R178]-1" office:value-type="percentage" office:value="0.0061965300982203">
            <text:p>0.62%</text:p>
          </table:table-cell>
          <table:table-cell table:formula="of:=[.U$2]*[.S179]" office:value-type="currency" office:currency="USD" office:value="1473836.93589152">
            <text:p>$1,473,836.94</text:p>
          </table:table-cell>
          <table:table-cell office:value-type="float" office:value="118.27">
            <text:p>118.27</text:p>
          </table:table-cell>
          <table:table-cell table:style-name="ce2" table:formula="of:=[.V179]/[.V$2]" office:value-type="percentage" office:value="0.96468189233279">
            <text:p>96.47%</text:p>
          </table:table-cell>
          <table:table-cell table:style-name="ce2" table:formula="of:=[.V179]/[.V178]-1" office:value-type="percentage" office:value="0.017201341704653">
            <text:p>1.7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16">
            <text:p>16/09/11</text:p>
          </table:table-cell>
          <table:table-cell office:value-type="float" office:value="36.98">
            <text:p>36.98</text:p>
          </table:table-cell>
          <table:table-cell table:formula="of:=[.B180]/[.$B$2]" office:value-type="percentage" office:value="1.28805294322536">
            <text:p>128.81%</text:p>
          </table:table-cell>
          <table:table-cell table:formula="of:=[.B180]/[.B179]-1" office:value-type="percentage" office:value="0.0249445676274944">
            <text:p>2.49%</text:p>
          </table:table-cell>
          <table:table-cell table:formula="of:=[.$E$2]*[.C180]" office:value-type="currency" office:currency="USD" office:value="1288052.94322536">
            <text:p>$1,288,052.94</text:p>
          </table:table-cell>
          <table:table-cell office:value-type="float" office:value="5">
            <text:p>5</text:p>
          </table:table-cell>
          <table:table-cell table:style-name="ce2" table:formula="of:=[.F180]/[.F$2]" office:value-type="percentage" office:value="4.16666666666667">
            <text:p>416.67%</text:p>
          </table:table-cell>
          <table:table-cell table:style-name="ce2" table:formula="of:=[.F180]/[.F179]-1" office:value-type="percentage" office:value="0.0460251046025104">
            <text:p>4.60%</text:p>
          </table:table-cell>
          <table:table-cell table:formula="of:=[.I$2]*[.G180]" office:value-type="currency" office:currency="USD" office:value="321757.458333333">
            <text:p>$321,757.46</text:p>
          </table:table-cell>
          <table:table-cell office:value-type="float" office:value="3.14">
            <text:p>3.14</text:p>
          </table:table-cell>
          <table:table-cell table:style-name="ce2" table:formula="of:=[.J180]/[.J$2]" office:value-type="percentage" office:value="1.64397905759162">
            <text:p>164.40%</text:p>
          </table:table-cell>
          <table:table-cell table:style-name="ce2" table:formula="of:=[.J180]/[.J179]-1" office:value-type="percentage" office:value="0.0363036303630364">
            <text:p>3.63%</text:p>
          </table:table-cell>
          <table:table-cell table:formula="of:=[.M$2]*[.K180]" office:value-type="currency" office:currency="USD" office:value="164872.752670157">
            <text:p>$164,872.75</text:p>
          </table:table-cell>
          <table:table-cell office:value-type="float" office:value="68.62">
            <text:p>68.62</text:p>
          </table:table-cell>
          <table:table-cell table:style-name="ce2" table:formula="of:=[.N180]/[.N$2]" office:value-type="percentage" office:value="1.20724841660802">
            <text:p>120.72%</text:p>
          </table:table-cell>
          <table:table-cell table:style-name="ce2" table:formula="of:=[.N180]/[.N179]-1" office:value-type="percentage" office:value="0.00380339379754258">
            <text:p>0.38%</text:p>
          </table:table-cell>
          <table:table-cell table:formula="of:=[.Q$2]*[.O180]" office:value-type="currency" office:currency="USD" office:value="591809.616544687">
            <text:p>$591,809.62</text:p>
          </table:table-cell>
          <table:table-cell table:formula="of:=[.$AA$3]/[.$B$2]*[.B180]+[.$AA$4]/[.$F$2]*[.F180]+[.$AA$5]/[.$J$2]*[.J180]+[.$AA$6]/[.$N$2]*[.N180]" office:value-type="currency" office:currency="USD" office:value="1506428.58529809">
            <text:p>$1,506,428.59</text:p>
          </table:table-cell>
          <table:table-cell table:style-name="ce2" table:formula="of:=[.R180]/[.R$2]" office:value-type="percentage" office:value="1.50642858529809">
            <text:p>150.64%</text:p>
          </table:table-cell>
          <table:table-cell table:style-name="ce2" table:formula="of:=[.R180]/[.R179]-1" office:value-type="percentage" office:value="0.0221134703662811">
            <text:p>2.21%</text:p>
          </table:table-cell>
          <table:table-cell table:formula="of:=[.U$2]*[.S180]" office:value-type="currency" office:currency="USD" office:value="1506428.58529809">
            <text:p>$1,506,428.59</text:p>
          </table:table-cell>
          <table:table-cell office:value-type="float" office:value="118.97">
            <text:p>118.97</text:p>
          </table:table-cell>
          <table:table-cell table:style-name="ce2" table:formula="of:=[.V180]/[.V$2]" office:value-type="percentage" office:value="0.970391517128874">
            <text:p>97.04%</text:p>
          </table:table-cell>
          <table:table-cell table:style-name="ce2" table:formula="of:=[.V180]/[.V179]-1" office:value-type="percentage" office:value="0.00591866069163771">
            <text:p>0.5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19">
            <text:p>19/09/11</text:p>
          </table:table-cell>
          <table:table-cell office:value-type="float" office:value="37.05">
            <text:p>37.05</text:p>
          </table:table-cell>
          <table:table-cell table:formula="of:=[.B181]/[.$B$2]" office:value-type="percentage" office:value="1.29049111807732">
            <text:p>129.05%</text:p>
          </table:table-cell>
          <table:table-cell table:formula="of:=[.B181]/[.B180]-1" office:value-type="percentage" office:value="0.0018929150892375">
            <text:p>0.19%</text:p>
          </table:table-cell>
          <table:table-cell table:formula="of:=[.$E$2]*[.C181]" office:value-type="currency" office:currency="USD" office:value="1290491.11807732">
            <text:p>$1,290,491.12</text:p>
          </table:table-cell>
          <table:table-cell office:value-type="float" office:value="5">
            <text:p>5</text:p>
          </table:table-cell>
          <table:table-cell table:style-name="ce2" table:formula="of:=[.F181]/[.F$2]" office:value-type="percentage" office:value="4.16666666666667">
            <text:p>416.67%</text:p>
          </table:table-cell>
          <table:table-cell table:style-name="ce2" table:formula="of:=[.F181]/[.F180]-1" office:value-type="percentage" office:value="0">
            <text:p>0.00%</text:p>
          </table:table-cell>
          <table:table-cell table:formula="of:=[.I$2]*[.G181]" office:value-type="currency" office:currency="USD" office:value="321757.458333333">
            <text:p>$321,757.46</text:p>
          </table:table-cell>
          <table:table-cell office:value-type="float" office:value="3.24">
            <text:p>3.24</text:p>
          </table:table-cell>
          <table:table-cell table:style-name="ce2" table:formula="of:=[.J181]/[.J$2]" office:value-type="percentage" office:value="1.69633507853403">
            <text:p>169.63%</text:p>
          </table:table-cell>
          <table:table-cell table:style-name="ce2" table:formula="of:=[.J181]/[.J180]-1" office:value-type="percentage" office:value="0.0318471337579618">
            <text:p>3.18%</text:p>
          </table:table-cell>
          <table:table-cell table:formula="of:=[.M$2]*[.K181]" office:value-type="currency" office:currency="USD" office:value="170123.477277487">
            <text:p>$170,123.48</text:p>
          </table:table-cell>
          <table:table-cell office:value-type="float" office:value="69.84">
            <text:p>69.84</text:p>
          </table:table-cell>
          <table:table-cell table:style-name="ce2" table:formula="of:=[.N181]/[.N$2]" office:value-type="percentage" office:value="1.22871217452498">
            <text:p>122.87%</text:p>
          </table:table-cell>
          <table:table-cell table:style-name="ce2" table:formula="of:=[.N181]/[.N180]-1" office:value-type="percentage" office:value="0.0177790731565142">
            <text:p>1.78%</text:p>
          </table:table-cell>
          <table:table-cell table:formula="of:=[.Q$2]*[.O181]" office:value-type="currency" office:currency="USD" office:value="602331.443011963">
            <text:p>$602,331.44</text:p>
          </table:table-cell>
          <table:table-cell table:formula="of:=[.$AA$3]/[.$B$2]*[.B181]+[.$AA$4]/[.$F$2]*[.F181]+[.$AA$5]/[.$J$2]*[.J181]+[.$AA$6]/[.$N$2]*[.N181]" office:value-type="currency" office:currency="USD" office:value="1523011.28275027">
            <text:p>$1,523,011.28</text:p>
          </table:table-cell>
          <table:table-cell table:style-name="ce2" table:formula="of:=[.R181]/[.R$2]" office:value-type="percentage" office:value="1.52301128275027">
            <text:p>152.30%</text:p>
          </table:table-cell>
          <table:table-cell table:style-name="ce2" table:formula="of:=[.R181]/[.R180]-1" office:value-type="percentage" office:value="0.0110079545847794">
            <text:p>1.10%</text:p>
          </table:table-cell>
          <table:table-cell table:formula="of:=[.U$2]*[.S181]" office:value-type="currency" office:currency="USD" office:value="1523011.28275027">
            <text:p>$1,523,011.28</text:p>
          </table:table-cell>
          <table:table-cell office:value-type="float" office:value="117.79">
            <text:p>117.79</text:p>
          </table:table-cell>
          <table:table-cell table:style-name="ce2" table:formula="of:=[.V181]/[.V$2]" office:value-type="percentage" office:value="0.960766721044046">
            <text:p>96.08%</text:p>
          </table:table-cell>
          <table:table-cell table:style-name="ce2" table:formula="of:=[.V181]/[.V180]-1" office:value-type="percentage" office:value="-0.00991846684037989">
            <text:p>-0.9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0">
            <text:p>20/09/11</text:p>
          </table:table-cell>
          <table:table-cell office:value-type="float" office:value="37.04">
            <text:p>37.04</text:p>
          </table:table-cell>
          <table:table-cell table:formula="of:=[.B182]/[.$B$2]" office:value-type="percentage" office:value="1.29014280738419">
            <text:p>129.01%</text:p>
          </table:table-cell>
          <table:table-cell table:formula="of:=[.B182]/[.B181]-1" office:value-type="percentage" office:value="-0.000269905533063386">
            <text:p>-0.03%</text:p>
          </table:table-cell>
          <table:table-cell table:formula="of:=[.$E$2]*[.C182]" office:value-type="currency" office:currency="USD" office:value="1290142.80738419">
            <text:p>$1,290,142.81</text:p>
          </table:table-cell>
          <table:table-cell office:value-type="float" office:value="4.9">
            <text:p>4.9</text:p>
          </table:table-cell>
          <table:table-cell table:style-name="ce2" table:formula="of:=[.F182]/[.F$2]" office:value-type="percentage" office:value="4.08333333333333">
            <text:p>408.33%</text:p>
          </table:table-cell>
          <table:table-cell table:style-name="ce2" table:formula="of:=[.F182]/[.F181]-1" office:value-type="percentage" office:value="-0.0199999999999999">
            <text:p>-2.00%</text:p>
          </table:table-cell>
          <table:table-cell table:formula="of:=[.I$2]*[.G182]" office:value-type="currency" office:currency="USD" office:value="315322.309166667">
            <text:p>$315,322.31</text:p>
          </table:table-cell>
          <table:table-cell office:value-type="float" office:value="3.39">
            <text:p>3.39</text:p>
          </table:table-cell>
          <table:table-cell table:style-name="ce2" table:formula="of:=[.J182]/[.J$2]" office:value-type="percentage" office:value="1.77486910994764">
            <text:p>177.49%</text:p>
          </table:table-cell>
          <table:table-cell table:style-name="ce2" table:formula="of:=[.J182]/[.J181]-1" office:value-type="percentage" office:value="0.0462962962962963">
            <text:p>4.63%</text:p>
          </table:table-cell>
          <table:table-cell table:formula="of:=[.M$2]*[.K182]" office:value-type="currency" office:currency="USD" office:value="177999.564188482">
            <text:p>$177,999.56</text:p>
          </table:table-cell>
          <table:table-cell office:value-type="float" office:value="70.1">
            <text:p>70.1</text:p>
          </table:table-cell>
          <table:table-cell table:style-name="ce2" table:formula="of:=[.N182]/[.N$2]" office:value-type="percentage" office:value="1.23328641801548">
            <text:p>123.33%</text:p>
          </table:table-cell>
          <table:table-cell table:style-name="ce2" table:formula="of:=[.N182]/[.N181]-1" office:value-type="percentage" office:value="0.00372279495990813">
            <text:p>0.37%</text:p>
          </table:table-cell>
          <table:table-cell table:formula="of:=[.Q$2]*[.O182]" office:value-type="currency" office:currency="USD" office:value="604573.799472203">
            <text:p>$604,573.80</text:p>
          </table:table-cell>
          <table:table-cell table:formula="of:=[.$AA$3]/[.$B$2]*[.B182]+[.$AA$4]/[.$F$2]*[.F182]+[.$AA$5]/[.$J$2]*[.J182]+[.$AA$6]/[.$N$2]*[.N182]" office:value-type="currency" office:currency="USD" office:value="1526578.84175804">
            <text:p>$1,526,578.84</text:p>
          </table:table-cell>
          <table:table-cell table:style-name="ce2" table:formula="of:=[.R182]/[.R$2]" office:value-type="percentage" office:value="1.52657884175804">
            <text:p>152.66%</text:p>
          </table:table-cell>
          <table:table-cell table:style-name="ce2" table:formula="of:=[.R182]/[.R181]-1" office:value-type="percentage" office:value="0.00234243767474229">
            <text:p>0.23%</text:p>
          </table:table-cell>
          <table:table-cell table:formula="of:=[.U$2]*[.S182]" office:value-type="currency" office:currency="USD" office:value="1526578.84175804">
            <text:p>$1,526,578.84</text:p>
          </table:table-cell>
          <table:table-cell office:value-type="float" office:value="117.65">
            <text:p>117.65</text:p>
          </table:table-cell>
          <table:table-cell table:style-name="ce2" table:formula="of:=[.V182]/[.V$2]" office:value-type="percentage" office:value="0.959624796084829">
            <text:p>95.96%</text:p>
          </table:table-cell>
          <table:table-cell table:style-name="ce2" table:formula="of:=[.V182]/[.V181]-1" office:value-type="percentage" office:value="-0.00118855590457589">
            <text:p>-0.1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1">
            <text:p>21/09/11</text:p>
          </table:table-cell>
          <table:table-cell office:value-type="float" office:value="36.74">
            <text:p>36.74</text:p>
          </table:table-cell>
          <table:table-cell table:formula="of:=[.B183]/[.$B$2]" office:value-type="percentage" office:value="1.27969348659004">
            <text:p>127.97%</text:p>
          </table:table-cell>
          <table:table-cell table:formula="of:=[.B183]/[.B182]-1" office:value-type="percentage" office:value="-0.00809935205183576">
            <text:p>-0.81%</text:p>
          </table:table-cell>
          <table:table-cell table:formula="of:=[.$E$2]*[.C183]" office:value-type="currency" office:currency="USD" office:value="1279693.48659004">
            <text:p>$1,279,693.49</text:p>
          </table:table-cell>
          <table:table-cell office:value-type="float" office:value="4.95">
            <text:p>4.95</text:p>
          </table:table-cell>
          <table:table-cell table:style-name="ce2" table:formula="of:=[.F183]/[.F$2]" office:value-type="percentage" office:value="4.125">
            <text:p>412.50%</text:p>
          </table:table-cell>
          <table:table-cell table:style-name="ce2" table:formula="of:=[.F183]/[.F182]-1" office:value-type="percentage" office:value="0.010204081632653">
            <text:p>1.02%</text:p>
          </table:table-cell>
          <table:table-cell table:formula="of:=[.I$2]*[.G183]" office:value-type="currency" office:currency="USD" office:value="318539.88375">
            <text:p>$318,539.88</text:p>
          </table:table-cell>
          <table:table-cell office:value-type="float" office:value="3.23">
            <text:p>3.23</text:p>
          </table:table-cell>
          <table:table-cell table:style-name="ce2" table:formula="of:=[.J183]/[.J$2]" office:value-type="percentage" office:value="1.69109947643979">
            <text:p>169.11%</text:p>
          </table:table-cell>
          <table:table-cell table:style-name="ce2" table:formula="of:=[.J183]/[.J182]-1" office:value-type="percentage" office:value="-0.0471976401179941">
            <text:p>-4.72%</text:p>
          </table:table-cell>
          <table:table-cell table:formula="of:=[.M$2]*[.K183]" office:value-type="currency" office:currency="USD" office:value="169598.404816754">
            <text:p>$169,598.40</text:p>
          </table:table-cell>
          <table:table-cell office:value-type="float" office:value="71.84">
            <text:p>71.84</text:p>
          </table:table-cell>
          <table:table-cell table:style-name="ce2" table:formula="of:=[.N183]/[.N$2]" office:value-type="percentage" office:value="1.26389866291344">
            <text:p>126.39%</text:p>
          </table:table-cell>
          <table:table-cell table:style-name="ce2" table:formula="of:=[.N183]/[.N182]-1" office:value-type="percentage" office:value="0.0248216833095578">
            <text:p>2.48%</text:p>
          </table:table-cell>
          <table:table-cell table:formula="of:=[.Q$2]*[.O183]" office:value-type="currency" office:currency="USD" office:value="619580.338859958">
            <text:p>$619,580.34</text:p>
          </table:table-cell>
          <table:table-cell table:formula="of:=[.$AA$3]/[.$B$2]*[.B183]+[.$AA$4]/[.$F$2]*[.F183]+[.$AA$5]/[.$J$2]*[.J183]+[.$AA$6]/[.$N$2]*[.N183]" office:value-type="currency" office:currency="USD" office:value="1532929.74045353">
            <text:p>$1,532,929.74</text:p>
          </table:table-cell>
          <table:table-cell table:style-name="ce2" table:formula="of:=[.R183]/[.R$2]" office:value-type="percentage" office:value="1.53292974045353">
            <text:p>153.29%</text:p>
          </table:table-cell>
          <table:table-cell table:style-name="ce2" table:formula="of:=[.R183]/[.R182]-1" office:value-type="percentage" office:value="0.00416021663720989">
            <text:p>0.42%</text:p>
          </table:table-cell>
          <table:table-cell table:formula="of:=[.U$2]*[.S183]" office:value-type="currency" office:currency="USD" office:value="1532929.74045353">
            <text:p>$1,532,929.74</text:p>
          </table:table-cell>
          <table:table-cell office:value-type="float" office:value="114.18">
            <text:p>114.18</text:p>
          </table:table-cell>
          <table:table-cell table:style-name="ce2" table:formula="of:=[.V183]/[.V$2]" office:value-type="percentage" office:value="0.931321370309951">
            <text:p>93.13%</text:p>
          </table:table-cell>
          <table:table-cell table:style-name="ce2" table:formula="of:=[.V183]/[.V182]-1" office:value-type="percentage" office:value="-0.0294942626434339">
            <text:p>-2.9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2">
            <text:p>22/09/11</text:p>
          </table:table-cell>
          <table:table-cell office:value-type="float" office:value="35.4">
            <text:p>35.4</text:p>
          </table:table-cell>
          <table:table-cell table:formula="of:=[.B184]/[.$B$2]" office:value-type="percentage" office:value="1.23301985370951">
            <text:p>123.30%</text:p>
          </table:table-cell>
          <table:table-cell table:formula="of:=[.B184]/[.B183]-1" office:value-type="percentage" office:value="-0.0364725095264018">
            <text:p>-3.65%</text:p>
          </table:table-cell>
          <table:table-cell table:formula="of:=[.$E$2]*[.C184]" office:value-type="currency" office:currency="USD" office:value="1233019.85370951">
            <text:p>$1,233,019.85</text:p>
          </table:table-cell>
          <table:table-cell office:value-type="float" office:value="4.5">
            <text:p>4.5</text:p>
          </table:table-cell>
          <table:table-cell table:style-name="ce2" table:formula="of:=[.F184]/[.F$2]" office:value-type="percentage" office:value="3.75">
            <text:p>375.00%</text:p>
          </table:table-cell>
          <table:table-cell table:style-name="ce2" table:formula="of:=[.F184]/[.F183]-1" office:value-type="percentage" office:value="-0.0909090909090909">
            <text:p>-9.09%</text:p>
          </table:table-cell>
          <table:table-cell table:formula="of:=[.I$2]*[.G184]" office:value-type="currency" office:currency="USD" office:value="289581.7125">
            <text:p>$289,581.71</text:p>
          </table:table-cell>
          <table:table-cell office:value-type="float" office:value="3.16">
            <text:p>3.16</text:p>
          </table:table-cell>
          <table:table-cell table:style-name="ce2" table:formula="of:=[.J184]/[.J$2]" office:value-type="percentage" office:value="1.6544502617801">
            <text:p>165.45%</text:p>
          </table:table-cell>
          <table:table-cell table:style-name="ce2" table:formula="of:=[.J184]/[.J183]-1" office:value-type="percentage" office:value="-0.0216718266253869">
            <text:p>-2.17%</text:p>
          </table:table-cell>
          <table:table-cell table:formula="of:=[.M$2]*[.K184]" office:value-type="currency" office:currency="USD" office:value="165922.897591623">
            <text:p>$165,922.90</text:p>
          </table:table-cell>
          <table:table-cell office:value-type="float" office:value="73.86">
            <text:p>73.86</text:p>
          </table:table-cell>
          <table:table-cell table:style-name="ce2" table:formula="of:=[.N184]/[.N$2]" office:value-type="percentage" office:value="1.29943701618578">
            <text:p>129.94%</text:p>
          </table:table-cell>
          <table:table-cell table:style-name="ce2" table:formula="of:=[.N184]/[.N183]-1" office:value-type="percentage" office:value="0.0281180400890868">
            <text:p>2.81%</text:p>
          </table:table-cell>
          <table:table-cell table:formula="of:=[.Q$2]*[.O184]" office:value-type="currency" office:currency="USD" office:value="637001.723666432">
            <text:p>$637,001.72</text:p>
          </table:table-cell>
          <table:table-cell table:formula="of:=[.$AA$3]/[.$B$2]*[.B184]+[.$AA$4]/[.$F$2]*[.F184]+[.$AA$5]/[.$J$2]*[.J184]+[.$AA$6]/[.$N$2]*[.N184]" office:value-type="currency" office:currency="USD" office:value="1502208.93041427">
            <text:p>$1,502,208.93</text:p>
          </table:table-cell>
          <table:table-cell table:style-name="ce2" table:formula="of:=[.R184]/[.R$2]" office:value-type="percentage" office:value="1.50220893041427">
            <text:p>150.22%</text:p>
          </table:table-cell>
          <table:table-cell table:style-name="ce2" table:formula="of:=[.R184]/[.R183]-1" office:value-type="percentage" office:value="-0.0200405858328314">
            <text:p>-2.00%</text:p>
          </table:table-cell>
          <table:table-cell table:formula="of:=[.U$2]*[.S184]" office:value-type="currency" office:currency="USD" office:value="1502208.93041427">
            <text:p>$1,502,208.93</text:p>
          </table:table-cell>
          <table:table-cell office:value-type="float" office:value="110.49">
            <text:p>110.49</text:p>
          </table:table-cell>
          <table:table-cell table:style-name="ce2" table:formula="of:=[.V184]/[.V$2]" office:value-type="percentage" office:value="0.901223491027733">
            <text:p>90.12%</text:p>
          </table:table-cell>
          <table:table-cell table:style-name="ce2" table:formula="of:=[.V184]/[.V183]-1" office:value-type="percentage" office:value="-0.03231739358907">
            <text:p>-3.2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3">
            <text:p>23/09/11</text:p>
          </table:table-cell>
          <table:table-cell office:value-type="float" office:value="35.88">
            <text:p>35.88</text:p>
          </table:table-cell>
          <table:table-cell table:formula="of:=[.B185]/[.$B$2]" office:value-type="percentage" office:value="1.24973876698015">
            <text:p>124.97%</text:p>
          </table:table-cell>
          <table:table-cell table:formula="of:=[.B185]/[.B184]-1" office:value-type="percentage" office:value="0.0135593220338983">
            <text:p>1.36%</text:p>
          </table:table-cell>
          <table:table-cell table:formula="of:=[.$E$2]*[.C185]" office:value-type="currency" office:currency="USD" office:value="1249738.76698015">
            <text:p>$1,249,738.77</text:p>
          </table:table-cell>
          <table:table-cell office:value-type="float" office:value="4.7">
            <text:p>4.7</text:p>
          </table:table-cell>
          <table:table-cell table:style-name="ce2" table:formula="of:=[.F185]/[.F$2]" office:value-type="percentage" office:value="3.91666666666667">
            <text:p>391.67%</text:p>
          </table:table-cell>
          <table:table-cell table:style-name="ce2" table:formula="of:=[.F185]/[.F184]-1" office:value-type="percentage" office:value="0.0444444444444445">
            <text:p>4.44%</text:p>
          </table:table-cell>
          <table:table-cell table:formula="of:=[.I$2]*[.G185]" office:value-type="currency" office:currency="USD" office:value="302452.010833333">
            <text:p>$302,452.01</text:p>
          </table:table-cell>
          <table:table-cell office:value-type="float" office:value="3.08">
            <text:p>3.08</text:p>
          </table:table-cell>
          <table:table-cell table:style-name="ce2" table:formula="of:=[.J185]/[.J$2]" office:value-type="percentage" office:value="1.61256544502618">
            <text:p>161.26%</text:p>
          </table:table-cell>
          <table:table-cell table:style-name="ce2" table:formula="of:=[.J185]/[.J184]-1" office:value-type="percentage" office:value="-0.0253164556962026">
            <text:p>-2.53%</text:p>
          </table:table-cell>
          <table:table-cell table:formula="of:=[.M$2]*[.K185]" office:value-type="currency" office:currency="USD" office:value="161722.317905759">
            <text:p>$161,722.32</text:p>
          </table:table-cell>
          <table:table-cell office:value-type="float" office:value="72.79">
            <text:p>72.79</text:p>
          </table:table-cell>
          <table:table-cell table:style-name="ce2" table:formula="of:=[.N185]/[.N$2]" office:value-type="percentage" office:value="1.28061224489796">
            <text:p>128.06%</text:p>
          </table:table-cell>
          <table:table-cell table:style-name="ce2" table:formula="of:=[.N185]/[.N184]-1" office:value-type="percentage" office:value="-0.0144868670457622">
            <text:p>-1.45%</text:p>
          </table:table-cell>
          <table:table-cell table:formula="of:=[.Q$2]*[.O185]" office:value-type="currency" office:currency="USD" office:value="627773.564387755">
            <text:p>$627,773.56</text:p>
          </table:table-cell>
          <table:table-cell table:formula="of:=[.$AA$3]/[.$B$2]*[.B185]+[.$AA$4]/[.$F$2]*[.F185]+[.$AA$5]/[.$J$2]*[.J185]+[.$AA$6]/[.$N$2]*[.N185]" office:value-type="currency" office:currency="USD" office:value="1507205.77922925">
            <text:p>$1,507,205.78</text:p>
          </table:table-cell>
          <table:table-cell table:style-name="ce2" table:formula="of:=[.R185]/[.R$2]" office:value-type="percentage" office:value="1.50720577922925">
            <text:p>150.72%</text:p>
          </table:table-cell>
          <table:table-cell table:style-name="ce2" table:formula="of:=[.R185]/[.R184]-1" office:value-type="percentage" office:value="0.00332633411625394">
            <text:p>0.33%</text:p>
          </table:table-cell>
          <table:table-cell table:formula="of:=[.U$2]*[.S185]" office:value-type="currency" office:currency="USD" office:value="1507205.77922925">
            <text:p>$1,507,205.78</text:p>
          </table:table-cell>
          <table:table-cell office:value-type="float" office:value="111.16">
            <text:p>111.16</text:p>
          </table:table-cell>
          <table:table-cell table:style-name="ce2" table:formula="of:=[.V185]/[.V$2]" office:value-type="percentage" office:value="0.906688417618271">
            <text:p>90.67%</text:p>
          </table:table-cell>
          <table:table-cell table:style-name="ce2" table:formula="of:=[.V185]/[.V184]-1" office:value-type="percentage" office:value="0.00606389718526557">
            <text:p>0.6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6">
            <text:p>26/09/11</text:p>
          </table:table-cell>
          <table:table-cell office:value-type="float" office:value="35.27">
            <text:p>35.27</text:p>
          </table:table-cell>
          <table:table-cell table:formula="of:=[.B186]/[.$B$2]" office:value-type="percentage" office:value="1.22849181469871">
            <text:p>122.85%</text:p>
          </table:table-cell>
          <table:table-cell table:formula="of:=[.B186]/[.B185]-1" office:value-type="percentage" office:value="-0.0170011148272018">
            <text:p>-1.70%</text:p>
          </table:table-cell>
          <table:table-cell table:formula="of:=[.$E$2]*[.C186]" office:value-type="currency" office:currency="USD" office:value="1228491.81469871">
            <text:p>$1,228,491.81</text:p>
          </table:table-cell>
          <table:table-cell office:value-type="float" office:value="4.75">
            <text:p>4.75</text:p>
          </table:table-cell>
          <table:table-cell table:style-name="ce2" table:formula="of:=[.F186]/[.F$2]" office:value-type="percentage" office:value="3.95833333333333">
            <text:p>395.83%</text:p>
          </table:table-cell>
          <table:table-cell table:style-name="ce2" table:formula="of:=[.F186]/[.F185]-1" office:value-type="percentage" office:value="0.0106382978723405">
            <text:p>1.06%</text:p>
          </table:table-cell>
          <table:table-cell table:formula="of:=[.I$2]*[.G186]" office:value-type="currency" office:currency="USD" office:value="305669.585416667">
            <text:p>$305,669.59</text:p>
          </table:table-cell>
          <table:table-cell office:value-type="float" office:value="3.2">
            <text:p>3.2</text:p>
          </table:table-cell>
          <table:table-cell table:style-name="ce2" table:formula="of:=[.J186]/[.J$2]" office:value-type="percentage" office:value="1.67539267015707">
            <text:p>167.54%</text:p>
          </table:table-cell>
          <table:table-cell table:style-name="ce2" table:formula="of:=[.J186]/[.J185]-1" office:value-type="percentage" office:value="0.0389610389610391">
            <text:p>3.90%</text:p>
          </table:table-cell>
          <table:table-cell table:formula="of:=[.M$2]*[.K186]" office:value-type="currency" office:currency="USD" office:value="168023.187434555">
            <text:p>$168,023.19</text:p>
          </table:table-cell>
          <table:table-cell office:value-type="float" office:value="71.79">
            <text:p>71.79</text:p>
          </table:table-cell>
          <table:table-cell table:style-name="ce2" table:formula="of:=[.N186]/[.N$2]" office:value-type="percentage" office:value="1.26301900070373">
            <text:p>126.30%</text:p>
          </table:table-cell>
          <table:table-cell table:style-name="ce2" table:formula="of:=[.N186]/[.N185]-1" office:value-type="percentage" office:value="-0.0137381508448963">
            <text:p>-1.37%</text:p>
          </table:table-cell>
          <table:table-cell table:formula="of:=[.Q$2]*[.O186]" office:value-type="currency" office:currency="USD" office:value="619149.116463758">
            <text:p>$619,149.12</text:p>
          </table:table-cell>
          <table:table-cell table:formula="of:=[.$AA$3]/[.$B$2]*[.B186]+[.$AA$4]/[.$F$2]*[.F186]+[.$AA$5]/[.$J$2]*[.J186]+[.$AA$6]/[.$N$2]*[.N186]" office:value-type="currency" office:currency="USD" office:value="1501039.92841285">
            <text:p>$1,501,039.93</text:p>
          </table:table-cell>
          <table:table-cell table:style-name="ce2" table:formula="of:=[.R186]/[.R$2]" office:value-type="percentage" office:value="1.50103992841285">
            <text:p>150.10%</text:p>
          </table:table-cell>
          <table:table-cell table:style-name="ce2" table:formula="of:=[.R186]/[.R185]-1" office:value-type="percentage" office:value="-0.00409091505709935">
            <text:p>-0.41%</text:p>
          </table:table-cell>
          <table:table-cell table:formula="of:=[.U$2]*[.S186]" office:value-type="currency" office:currency="USD" office:value="1501039.92841285">
            <text:p>$1,501,039.93</text:p>
          </table:table-cell>
          <table:table-cell office:value-type="float" office:value="113.8">
            <text:p>113.8</text:p>
          </table:table-cell>
          <table:table-cell table:style-name="ce2" table:formula="of:=[.V186]/[.V$2]" office:value-type="percentage" office:value="0.928221859706362">
            <text:p>92.82%</text:p>
          </table:table-cell>
          <table:table-cell table:style-name="ce2" table:formula="of:=[.V186]/[.V185]-1" office:value-type="percentage" office:value="0.023749550197913">
            <text:p>2.3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7">
            <text:p>27/09/11</text:p>
          </table:table-cell>
          <table:table-cell office:value-type="float" office:value="35.13">
            <text:p>35.13</text:p>
          </table:table-cell>
          <table:table-cell table:formula="of:=[.B187]/[.$B$2]" office:value-type="percentage" office:value="1.22361546499478">
            <text:p>122.36%</text:p>
          </table:table-cell>
          <table:table-cell table:formula="of:=[.B187]/[.B186]-1" office:value-type="percentage" office:value="-0.00396937907570172">
            <text:p>-0.40%</text:p>
          </table:table-cell>
          <table:table-cell table:formula="of:=[.$E$2]*[.C187]" office:value-type="currency" office:currency="USD" office:value="1223615.46499478">
            <text:p>$1,223,615.46</text:p>
          </table:table-cell>
          <table:table-cell office:value-type="float" office:value="4.8">
            <text:p>4.8</text:p>
          </table:table-cell>
          <table:table-cell table:style-name="ce2" table:formula="of:=[.F187]/[.F$2]" office:value-type="percentage" office:value="4">
            <text:p>400.00%</text:p>
          </table:table-cell>
          <table:table-cell table:style-name="ce2" table:formula="of:=[.F187]/[.F186]-1" office:value-type="percentage" office:value="0.0105263157894737">
            <text:p>1.05%</text:p>
          </table:table-cell>
          <table:table-cell table:formula="of:=[.I$2]*[.G187]" office:value-type="currency" office:currency="USD" office:value="308887.16">
            <text:p>$308,887.16</text:p>
          </table:table-cell>
          <table:table-cell office:value-type="float" office:value="3.31">
            <text:p>3.31</text:p>
          </table:table-cell>
          <table:table-cell table:style-name="ce2" table:formula="of:=[.J187]/[.J$2]" office:value-type="percentage" office:value="1.73298429319372">
            <text:p>173.30%</text:p>
          </table:table-cell>
          <table:table-cell table:style-name="ce2" table:formula="of:=[.J187]/[.J186]-1" office:value-type="percentage" office:value="0.034375">
            <text:p>3.44%</text:p>
          </table:table-cell>
          <table:table-cell table:formula="of:=[.M$2]*[.K187]" office:value-type="currency" office:currency="USD" office:value="173798.984502618">
            <text:p>$173,798.98</text:p>
          </table:table-cell>
          <table:table-cell office:value-type="float" office:value="70.95">
            <text:p>70.95</text:p>
          </table:table-cell>
          <table:table-cell table:style-name="ce2" table:formula="of:=[.N187]/[.N$2]" office:value-type="percentage" office:value="1.24824067558058">
            <text:p>124.82%</text:p>
          </table:table-cell>
          <table:table-cell table:style-name="ce2" table:formula="of:=[.N187]/[.N186]-1" office:value-type="percentage" office:value="-0.0117007939824488">
            <text:p>-1.17%</text:p>
          </table:table-cell>
          <table:table-cell table:formula="of:=[.Q$2]*[.O187]" office:value-type="currency" office:currency="USD" office:value="611904.5802076">
            <text:p>$611,904.58</text:p>
          </table:table-cell>
          <table:table-cell table:formula="of:=[.$AA$3]/[.$B$2]*[.B187]+[.$AA$4]/[.$F$2]*[.F187]+[.$AA$5]/[.$J$2]*[.J187]+[.$AA$6]/[.$N$2]*[.N187]" office:value-type="currency" office:currency="USD" office:value="1501168.47105296">
            <text:p>$1,501,168.47</text:p>
          </table:table-cell>
          <table:table-cell table:style-name="ce2" table:formula="of:=[.R187]/[.R$2]" office:value-type="percentage" office:value="1.50116847105296">
            <text:p>150.12%</text:p>
          </table:table-cell>
          <table:table-cell table:style-name="ce2" table:formula="of:=[.R187]/[.R186]-1" office:value-type="percentage" office:value="0.0000856357233860461">
            <text:p>0.01%</text:p>
          </table:table-cell>
          <table:table-cell table:formula="of:=[.U$2]*[.S187]" office:value-type="currency" office:currency="USD" office:value="1501168.47105296">
            <text:p>$1,501,168.47</text:p>
          </table:table-cell>
          <table:table-cell office:value-type="float" office:value="115.08">
            <text:p>115.08</text:p>
          </table:table-cell>
          <table:table-cell table:style-name="ce2" table:formula="of:=[.V187]/[.V$2]" office:value-type="percentage" office:value="0.938662316476346">
            <text:p>93.87%</text:p>
          </table:table-cell>
          <table:table-cell table:style-name="ce2" table:formula="of:=[.V187]/[.V186]-1" office:value-type="percentage" office:value="0.0112478031634446">
            <text:p>1.1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8">
            <text:p>28/09/11</text:p>
          </table:table-cell>
          <table:table-cell office:value-type="float" office:value="35.16">
            <text:p>35.16</text:p>
          </table:table-cell>
          <table:table-cell table:formula="of:=[.B188]/[.$B$2]" office:value-type="percentage" office:value="1.22466039707419">
            <text:p>122.47%</text:p>
          </table:table-cell>
          <table:table-cell table:formula="of:=[.B188]/[.B187]-1" office:value-type="percentage" office:value="0.000853970964987072">
            <text:p>0.09%</text:p>
          </table:table-cell>
          <table:table-cell table:formula="of:=[.$E$2]*[.C188]" office:value-type="currency" office:currency="USD" office:value="1224660.39707419">
            <text:p>$1,224,660.40</text:p>
          </table:table-cell>
          <table:table-cell office:value-type="float" office:value="4.5">
            <text:p>4.5</text:p>
          </table:table-cell>
          <table:table-cell table:style-name="ce2" table:formula="of:=[.F188]/[.F$2]" office:value-type="percentage" office:value="3.75">
            <text:p>375.00%</text:p>
          </table:table-cell>
          <table:table-cell table:style-name="ce2" table:formula="of:=[.F188]/[.F187]-1" office:value-type="percentage" office:value="-0.0625">
            <text:p>-6.25%</text:p>
          </table:table-cell>
          <table:table-cell table:formula="of:=[.I$2]*[.G188]" office:value-type="currency" office:currency="USD" office:value="289581.7125">
            <text:p>$289,581.71</text:p>
          </table:table-cell>
          <table:table-cell office:value-type="float" office:value="3.4">
            <text:p>3.4</text:p>
          </table:table-cell>
          <table:table-cell table:style-name="ce2" table:formula="of:=[.J188]/[.J$2]" office:value-type="percentage" office:value="1.78010471204188">
            <text:p>178.01%</text:p>
          </table:table-cell>
          <table:table-cell table:style-name="ce2" table:formula="of:=[.J188]/[.J187]-1" office:value-type="percentage" office:value="0.0271903323262839">
            <text:p>2.72%</text:p>
          </table:table-cell>
          <table:table-cell table:formula="of:=[.M$2]*[.K188]" office:value-type="currency" office:currency="USD" office:value="178524.636649215">
            <text:p>$178,524.64</text:p>
          </table:table-cell>
          <table:table-cell office:value-type="float" office:value="70.68">
            <text:p>70.68</text:p>
          </table:table-cell>
          <table:table-cell table:style-name="ce2" table:formula="of:=[.N188]/[.N$2]" office:value-type="percentage" office:value="1.24349049964814">
            <text:p>124.35%</text:p>
          </table:table-cell>
          <table:table-cell table:style-name="ce2" table:formula="of:=[.N188]/[.N187]-1" office:value-type="percentage" office:value="-0.00380549682875264">
            <text:p>-0.38%</text:p>
          </table:table-cell>
          <table:table-cell table:formula="of:=[.Q$2]*[.O188]" office:value-type="currency" office:currency="USD" office:value="609575.979268121">
            <text:p>$609,575.98</text:p>
          </table:table-cell>
          <table:table-cell table:formula="of:=[.$AA$3]/[.$B$2]*[.B188]+[.$AA$4]/[.$F$2]*[.F188]+[.$AA$5]/[.$J$2]*[.J188]+[.$AA$6]/[.$N$2]*[.N188]" office:value-type="currency" office:currency="USD" office:value="1484607.28035046">
            <text:p>$1,484,607.28</text:p>
          </table:table-cell>
          <table:table-cell table:style-name="ce2" table:formula="of:=[.R188]/[.R$2]" office:value-type="percentage" office:value="1.48460728035046">
            <text:p>148.46%</text:p>
          </table:table-cell>
          <table:table-cell table:style-name="ce2" table:formula="of:=[.R188]/[.R187]-1" office:value-type="percentage" office:value="-0.0110321999308175">
            <text:p>-1.10%</text:p>
          </table:table-cell>
          <table:table-cell table:formula="of:=[.U$2]*[.S188]" office:value-type="currency" office:currency="USD" office:value="1484607.28035046">
            <text:p>$1,484,607.28</text:p>
          </table:table-cell>
          <table:table-cell office:value-type="float" office:value="112.73">
            <text:p>112.73</text:p>
          </table:table-cell>
          <table:table-cell table:style-name="ce2" table:formula="of:=[.V188]/[.V$2]" office:value-type="percentage" office:value="0.919494290375204">
            <text:p>91.95%</text:p>
          </table:table-cell>
          <table:table-cell table:style-name="ce2" table:formula="of:=[.V188]/[.V187]-1" office:value-type="percentage" office:value="-0.0204205769899201">
            <text:p>-2.0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29">
            <text:p>29/09/11</text:p>
          </table:table-cell>
          <table:table-cell office:value-type="float" office:value="35.18">
            <text:p>35.18</text:p>
          </table:table-cell>
          <table:table-cell table:formula="of:=[.B189]/[.$B$2]" office:value-type="percentage" office:value="1.22535701846047">
            <text:p>122.54%</text:p>
          </table:table-cell>
          <table:table-cell table:formula="of:=[.B189]/[.B188]-1" office:value-type="percentage" office:value="0.000568828213879602">
            <text:p>0.06%</text:p>
          </table:table-cell>
          <table:table-cell table:formula="of:=[.$E$2]*[.C189]" office:value-type="currency" office:currency="USD" office:value="1225357.01846047">
            <text:p>$1,225,357.02</text:p>
          </table:table-cell>
          <table:table-cell office:value-type="float" office:value="4.5">
            <text:p>4.5</text:p>
          </table:table-cell>
          <table:table-cell table:style-name="ce2" table:formula="of:=[.F189]/[.F$2]" office:value-type="percentage" office:value="3.75">
            <text:p>375.00%</text:p>
          </table:table-cell>
          <table:table-cell table:style-name="ce2" table:formula="of:=[.F189]/[.F188]-1" office:value-type="percentage" office:value="0">
            <text:p>0.00%</text:p>
          </table:table-cell>
          <table:table-cell table:formula="of:=[.I$2]*[.G189]" office:value-type="currency" office:currency="USD" office:value="289581.7125">
            <text:p>$289,581.71</text:p>
          </table:table-cell>
          <table:table-cell office:value-type="float" office:value="3.5">
            <text:p>3.5</text:p>
          </table:table-cell>
          <table:table-cell table:style-name="ce2" table:formula="of:=[.J189]/[.J$2]" office:value-type="percentage" office:value="1.83246073298429">
            <text:p>183.25%</text:p>
          </table:table-cell>
          <table:table-cell table:style-name="ce2" table:formula="of:=[.J189]/[.J188]-1" office:value-type="percentage" office:value="0.0294117647058825">
            <text:p>2.94%</text:p>
          </table:table-cell>
          <table:table-cell table:formula="of:=[.M$2]*[.K189]" office:value-type="currency" office:currency="USD" office:value="183775.361256545">
            <text:p>$183,775.36</text:p>
          </table:table-cell>
          <table:table-cell office:value-type="float" office:value="71.42">
            <text:p>71.42</text:p>
          </table:table-cell>
          <table:table-cell table:style-name="ce2" table:formula="of:=[.N189]/[.N$2]" office:value-type="percentage" office:value="1.25650950035187">
            <text:p>125.65%</text:p>
          </table:table-cell>
          <table:table-cell table:style-name="ce2" table:formula="of:=[.N189]/[.N188]-1" office:value-type="percentage" office:value="0.0104697226938313">
            <text:p>1.05%</text:p>
          </table:table-cell>
          <table:table-cell table:formula="of:=[.Q$2]*[.O189]" office:value-type="currency" office:currency="USD" office:value="615958.070731879">
            <text:p>$615,958.07</text:p>
          </table:table-cell>
          <table:table-cell table:formula="of:=[.$AA$3]/[.$B$2]*[.B189]+[.$AA$4]/[.$F$2]*[.F189]+[.$AA$5]/[.$J$2]*[.J189]+[.$AA$6]/[.$N$2]*[.N189]" office:value-type="currency" office:currency="USD" office:value="1496471.56681514">
            <text:p>$1,496,471.57</text:p>
          </table:table-cell>
          <table:table-cell table:style-name="ce2" table:formula="of:=[.R189]/[.R$2]" office:value-type="percentage" office:value="1.49647156681514">
            <text:p>149.65%</text:p>
          </table:table-cell>
          <table:table-cell table:style-name="ce2" table:formula="of:=[.R189]/[.R188]-1" office:value-type="percentage" office:value="0.00799153191669522">
            <text:p>0.80%</text:p>
          </table:table-cell>
          <table:table-cell table:formula="of:=[.U$2]*[.S189]" office:value-type="currency" office:currency="USD" office:value="1496471.56681514">
            <text:p>$1,496,471.57</text:p>
          </table:table-cell>
          <table:table-cell office:value-type="float" office:value="113.62">
            <text:p>113.62</text:p>
          </table:table-cell>
          <table:table-cell table:style-name="ce2" table:formula="of:=[.V189]/[.V$2]" office:value-type="percentage" office:value="0.926753670473083">
            <text:p>92.68%</text:p>
          </table:table-cell>
          <table:table-cell table:style-name="ce2" table:formula="of:=[.V189]/[.V188]-1" office:value-type="percentage" office:value="0.00789497028297692">
            <text:p>0.7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09-30">
            <text:p>30/09/11</text:p>
          </table:table-cell>
          <table:table-cell office:value-type="float" office:value="35.39">
            <text:p>35.39</text:p>
          </table:table-cell>
          <table:table-cell table:formula="of:=[.B190]/[.$B$2]" office:value-type="percentage" office:value="1.23267154301637">
            <text:p>123.27%</text:p>
          </table:table-cell>
          <table:table-cell table:formula="of:=[.B190]/[.B189]-1" office:value-type="percentage" office:value="0.00596930073905622">
            <text:p>0.60%</text:p>
          </table:table-cell>
          <table:table-cell table:formula="of:=[.$E$2]*[.C190]" office:value-type="currency" office:currency="USD" office:value="1232671.54301637">
            <text:p>$1,232,671.54</text:p>
          </table:table-cell>
          <table:table-cell office:value-type="float" office:value="4.73">
            <text:p>4.73</text:p>
          </table:table-cell>
          <table:table-cell table:style-name="ce2" table:formula="of:=[.F190]/[.F$2]" office:value-type="percentage" office:value="3.94166666666667">
            <text:p>394.17%</text:p>
          </table:table-cell>
          <table:table-cell table:style-name="ce2" table:formula="of:=[.F190]/[.F189]-1" office:value-type="percentage" office:value="0.0511111111111111">
            <text:p>5.11%</text:p>
          </table:table-cell>
          <table:table-cell table:formula="of:=[.I$2]*[.G190]" office:value-type="currency" office:currency="USD" office:value="304382.555583333">
            <text:p>$304,382.56</text:p>
          </table:table-cell>
          <table:table-cell office:value-type="float" office:value="3.38">
            <text:p>3.38</text:p>
          </table:table-cell>
          <table:table-cell table:style-name="ce2" table:formula="of:=[.J190]/[.J$2]" office:value-type="percentage" office:value="1.7696335078534">
            <text:p>176.96%</text:p>
          </table:table-cell>
          <table:table-cell table:style-name="ce2" table:formula="of:=[.J190]/[.J189]-1" office:value-type="percentage" office:value="-0.0342857142857144">
            <text:p>-3.43%</text:p>
          </table:table-cell>
          <table:table-cell table:formula="of:=[.M$2]*[.K190]" office:value-type="currency" office:currency="USD" office:value="177474.491727749">
            <text:p>$177,474.49</text:p>
          </table:table-cell>
          <table:table-cell office:value-type="float" office:value="72.68">
            <text:p>72.68</text:p>
          </table:table-cell>
          <table:table-cell table:style-name="ce2" table:formula="of:=[.N190]/[.N$2]" office:value-type="percentage" office:value="1.27867698803659">
            <text:p>127.87%</text:p>
          </table:table-cell>
          <table:table-cell table:style-name="ce2" table:formula="of:=[.N190]/[.N189]-1" office:value-type="percentage" office:value="0.0176421170540466">
            <text:p>1.76%</text:p>
          </table:table-cell>
          <table:table-cell table:formula="of:=[.Q$2]*[.O190]" office:value-type="currency" office:currency="USD" office:value="626824.875116115">
            <text:p>$626,824.88</text:p>
          </table:table-cell>
          <table:table-cell table:formula="of:=[.$AA$3]/[.$B$2]*[.B190]+[.$AA$4]/[.$F$2]*[.F190]+[.$AA$5]/[.$J$2]*[.J190]+[.$AA$6]/[.$N$2]*[.N190]" office:value-type="currency" office:currency="USD" office:value="1518268.78388662">
            <text:p>$1,518,268.78</text:p>
          </table:table-cell>
          <table:table-cell table:style-name="ce2" table:formula="of:=[.R190]/[.R$2]" office:value-type="percentage" office:value="1.51826878388662">
            <text:p>151.83%</text:p>
          </table:table-cell>
          <table:table-cell table:style-name="ce2" table:formula="of:=[.R190]/[.R189]-1" office:value-type="percentage" office:value="0.0145657408766344">
            <text:p>1.46%</text:p>
          </table:table-cell>
          <table:table-cell table:formula="of:=[.U$2]*[.S190]" office:value-type="currency" office:currency="USD" office:value="1518268.78388662">
            <text:p>$1,518,268.78</text:p>
          </table:table-cell>
          <table:table-cell office:value-type="float" office:value="110.78">
            <text:p>110.78</text:p>
          </table:table-cell>
          <table:table-cell table:style-name="ce2" table:formula="of:=[.V190]/[.V$2]" office:value-type="percentage" office:value="0.903588907014682">
            <text:p>90.36%</text:p>
          </table:table-cell>
          <table:table-cell table:style-name="ce2" table:formula="of:=[.V190]/[.V189]-1" office:value-type="percentage" office:value="-0.0249955993663088">
            <text:p>-2.5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03">
            <text:p>03/10/11</text:p>
          </table:table-cell>
          <table:table-cell office:value-type="float" office:value="34.68">
            <text:p>34.68</text:p>
          </table:table-cell>
          <table:table-cell table:formula="of:=[.B191]/[.$B$2]" office:value-type="percentage" office:value="1.20794148380355">
            <text:p>120.79%</text:p>
          </table:table-cell>
          <table:table-cell table:formula="of:=[.B191]/[.B190]-1" office:value-type="percentage" office:value="-0.0200621644532354">
            <text:p>-2.01%</text:p>
          </table:table-cell>
          <table:table-cell table:formula="of:=[.$E$2]*[.C191]" office:value-type="currency" office:currency="USD" office:value="1207941.48380355">
            <text:p>$1,207,941.48</text:p>
          </table:table-cell>
          <table:table-cell office:value-type="float" office:value="4.1">
            <text:p>4.1</text:p>
          </table:table-cell>
          <table:table-cell table:style-name="ce2" table:formula="of:=[.F191]/[.F$2]" office:value-type="percentage" office:value="3.41666666666667">
            <text:p>341.67%</text:p>
          </table:table-cell>
          <table:table-cell table:style-name="ce2" table:formula="of:=[.F191]/[.F190]-1" office:value-type="percentage" office:value="-0.133192389006343">
            <text:p>-13.32%</text:p>
          </table:table-cell>
          <table:table-cell table:formula="of:=[.I$2]*[.G191]" office:value-type="currency" office:currency="USD" office:value="263841.115833333">
            <text:p>$263,841.12</text:p>
          </table:table-cell>
          <table:table-cell office:value-type="float" office:value="3.25">
            <text:p>3.25</text:p>
          </table:table-cell>
          <table:table-cell table:style-name="ce2" table:formula="of:=[.J191]/[.J$2]" office:value-type="percentage" office:value="1.70157068062827">
            <text:p>170.16%</text:p>
          </table:table-cell>
          <table:table-cell table:style-name="ce2" table:formula="of:=[.J191]/[.J190]-1" office:value-type="percentage" office:value="-0.0384615384615384">
            <text:p>-3.85%</text:p>
          </table:table-cell>
          <table:table-cell table:formula="of:=[.M$2]*[.K191]" office:value-type="currency" office:currency="USD" office:value="170648.54973822">
            <text:p>$170,648.55</text:p>
          </table:table-cell>
          <table:table-cell office:value-type="float" office:value="74.21">
            <text:p>74.21</text:p>
          </table:table-cell>
          <table:table-cell table:style-name="ce2" table:formula="of:=[.N191]/[.N$2]" office:value-type="percentage" office:value="1.30559465165376">
            <text:p>130.56%</text:p>
          </table:table-cell>
          <table:table-cell table:style-name="ce2" table:formula="of:=[.N191]/[.N190]-1" office:value-type="percentage" office:value="0.0210511832691247">
            <text:p>2.11%</text:p>
          </table:table-cell>
          <table:table-cell table:formula="of:=[.Q$2]*[.O191]" office:value-type="currency" office:currency="USD" office:value="640020.280439831">
            <text:p>$640,020.28</text:p>
          </table:table-cell>
          <table:table-cell table:formula="of:=[.$AA$3]/[.$B$2]*[.B191]+[.$AA$4]/[.$F$2]*[.F191]+[.$AA$5]/[.$J$2]*[.J191]+[.$AA$6]/[.$N$2]*[.N191]" office:value-type="currency" office:currency="USD" office:value="1475879.60849832">
            <text:p>$1,475,879.61</text:p>
          </table:table-cell>
          <table:table-cell table:style-name="ce2" table:formula="of:=[.R191]/[.R$2]" office:value-type="percentage" office:value="1.47587960849832">
            <text:p>147.59%</text:p>
          </table:table-cell>
          <table:table-cell table:style-name="ce2" table:formula="of:=[.R191]/[.R190]-1" office:value-type="percentage" office:value="-0.0279194144265977">
            <text:p>-2.79%</text:p>
          </table:table-cell>
          <table:table-cell table:formula="of:=[.U$2]*[.S191]" office:value-type="currency" office:currency="USD" office:value="1475879.60849832">
            <text:p>$1,475,879.61</text:p>
          </table:table-cell>
          <table:table-cell office:value-type="float" office:value="107.63">
            <text:p>107.63</text:p>
          </table:table-cell>
          <table:table-cell table:style-name="ce2" table:formula="of:=[.V191]/[.V$2]" office:value-type="percentage" office:value="0.8778955954323">
            <text:p>87.79%</text:p>
          </table:table-cell>
          <table:table-cell table:style-name="ce2" table:formula="of:=[.V191]/[.V190]-1" office:value-type="percentage" office:value="-0.0284347355118253">
            <text:p>-2.8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04">
            <text:p>04/10/11</text:p>
          </table:table-cell>
          <table:table-cell office:value-type="float" office:value="34.41">
            <text:p>34.41</text:p>
          </table:table-cell>
          <table:table-cell table:formula="of:=[.B192]/[.$B$2]" office:value-type="percentage" office:value="1.19853709508882">
            <text:p>119.85%</text:p>
          </table:table-cell>
          <table:table-cell table:formula="of:=[.B192]/[.B191]-1" office:value-type="percentage" office:value="-0.00778546712802775">
            <text:p>-0.78%</text:p>
          </table:table-cell>
          <table:table-cell table:formula="of:=[.$E$2]*[.C192]" office:value-type="currency" office:currency="USD" office:value="1198537.09508882">
            <text:p>$1,198,537.10</text:p>
          </table:table-cell>
          <table:table-cell office:value-type="float" office:value="4.45">
            <text:p>4.45</text:p>
          </table:table-cell>
          <table:table-cell table:style-name="ce2" table:formula="of:=[.F192]/[.F$2]" office:value-type="percentage" office:value="3.70833333333333">
            <text:p>370.83%</text:p>
          </table:table-cell>
          <table:table-cell table:style-name="ce2" table:formula="of:=[.F192]/[.F191]-1" office:value-type="percentage" office:value="0.0853658536585367">
            <text:p>8.54%</text:p>
          </table:table-cell>
          <table:table-cell table:formula="of:=[.I$2]*[.G192]" office:value-type="currency" office:currency="USD" office:value="286364.137916667">
            <text:p>$286,364.14</text:p>
          </table:table-cell>
          <table:table-cell office:value-type="float" office:value="3.16">
            <text:p>3.16</text:p>
          </table:table-cell>
          <table:table-cell table:style-name="ce2" table:formula="of:=[.J192]/[.J$2]" office:value-type="percentage" office:value="1.6544502617801">
            <text:p>165.45%</text:p>
          </table:table-cell>
          <table:table-cell table:style-name="ce2" table:formula="of:=[.J192]/[.J191]-1" office:value-type="percentage" office:value="-0.0276923076923077">
            <text:p>-2.77%</text:p>
          </table:table-cell>
          <table:table-cell table:formula="of:=[.M$2]*[.K192]" office:value-type="currency" office:currency="USD" office:value="165922.897591623">
            <text:p>$165,922.90</text:p>
          </table:table-cell>
          <table:table-cell office:value-type="float" office:value="73.51">
            <text:p>73.51</text:p>
          </table:table-cell>
          <table:table-cell table:style-name="ce2" table:formula="of:=[.N192]/[.N$2]" office:value-type="percentage" office:value="1.2932793807178">
            <text:p>129.33%</text:p>
          </table:table-cell>
          <table:table-cell table:style-name="ce2" table:formula="of:=[.N192]/[.N191]-1" office:value-type="percentage" office:value="-0.00943269101199284">
            <text:p>-0.94%</text:p>
          </table:table-cell>
          <table:table-cell table:formula="of:=[.Q$2]*[.O192]" office:value-type="currency" office:currency="USD" office:value="633983.166893033">
            <text:p>$633,983.17</text:p>
          </table:table-cell>
          <table:table-cell table:formula="of:=[.$AA$3]/[.$B$2]*[.B192]+[.$AA$4]/[.$F$2]*[.F192]+[.$AA$5]/[.$J$2]*[.J192]+[.$AA$6]/[.$N$2]*[.N192]" office:value-type="currency" office:currency="USD" office:value="1484515.01457478">
            <text:p>$1,484,515.01</text:p>
          </table:table-cell>
          <table:table-cell table:style-name="ce2" table:formula="of:=[.R192]/[.R$2]" office:value-type="percentage" office:value="1.48451501457478">
            <text:p>148.45%</text:p>
          </table:table-cell>
          <table:table-cell table:style-name="ce2" table:formula="of:=[.R192]/[.R191]-1" office:value-type="percentage" office:value="0.0058510233671738">
            <text:p>0.59%</text:p>
          </table:table-cell>
          <table:table-cell table:formula="of:=[.U$2]*[.S192]" office:value-type="currency" office:currency="USD" office:value="1484515.01457478">
            <text:p>$1,484,515.01</text:p>
          </table:table-cell>
          <table:table-cell office:value-type="float" office:value="109.98">
            <text:p>109.98</text:p>
          </table:table-cell>
          <table:table-cell table:style-name="ce2" table:formula="of:=[.V192]/[.V$2]" office:value-type="percentage" office:value="0.897063621533442">
            <text:p>89.71%</text:p>
          </table:table-cell>
          <table:table-cell table:style-name="ce2" table:formula="of:=[.V192]/[.V191]-1" office:value-type="percentage" office:value="0.0218340611353713">
            <text:p>2.1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05">
            <text:p>05/10/11</text:p>
          </table:table-cell>
          <table:table-cell office:value-type="float" office:value="35.1">
            <text:p>35.1</text:p>
          </table:table-cell>
          <table:table-cell table:formula="of:=[.B193]/[.$B$2]" office:value-type="percentage" office:value="1.22257053291536">
            <text:p>122.26%</text:p>
          </table:table-cell>
          <table:table-cell table:formula="of:=[.B193]/[.B192]-1" office:value-type="percentage" office:value="0.0200523103748911">
            <text:p>2.01%</text:p>
          </table:table-cell>
          <table:table-cell table:formula="of:=[.$E$2]*[.C193]" office:value-type="currency" office:currency="USD" office:value="1222570.53291536">
            <text:p>$1,222,570.53</text:p>
          </table:table-cell>
          <table:table-cell office:value-type="float" office:value="4.4">
            <text:p>4.4</text:p>
          </table:table-cell>
          <table:table-cell table:style-name="ce2" table:formula="of:=[.F193]/[.F$2]" office:value-type="percentage" office:value="3.66666666666667">
            <text:p>366.67%</text:p>
          </table:table-cell>
          <table:table-cell table:style-name="ce2" table:formula="of:=[.F193]/[.F192]-1" office:value-type="percentage" office:value="-0.0112359550561797">
            <text:p>-1.12%</text:p>
          </table:table-cell>
          <table:table-cell table:formula="of:=[.I$2]*[.G193]" office:value-type="currency" office:currency="USD" office:value="283146.563333333">
            <text:p>$283,146.56</text:p>
          </table:table-cell>
          <table:table-cell office:value-type="float" office:value="3.23">
            <text:p>3.23</text:p>
          </table:table-cell>
          <table:table-cell table:style-name="ce2" table:formula="of:=[.J193]/[.J$2]" office:value-type="percentage" office:value="1.69109947643979">
            <text:p>169.11%</text:p>
          </table:table-cell>
          <table:table-cell table:style-name="ce2" table:formula="of:=[.J193]/[.J192]-1" office:value-type="percentage" office:value="0.0221518987341771">
            <text:p>2.22%</text:p>
          </table:table-cell>
          <table:table-cell table:formula="of:=[.M$2]*[.K193]" office:value-type="currency" office:currency="USD" office:value="169598.404816754">
            <text:p>$169,598.40</text:p>
          </table:table-cell>
          <table:table-cell office:value-type="float" office:value="73.05">
            <text:p>73.05</text:p>
          </table:table-cell>
          <table:table-cell table:style-name="ce2" table:formula="of:=[.N193]/[.N$2]" office:value-type="percentage" office:value="1.28518648838846">
            <text:p>128.52%</text:p>
          </table:table-cell>
          <table:table-cell table:style-name="ce2" table:formula="of:=[.N193]/[.N192]-1" office:value-type="percentage" office:value="-0.0062576520201334">
            <text:p>-0.63%</text:p>
          </table:table-cell>
          <table:table-cell table:formula="of:=[.Q$2]*[.O193]" office:value-type="currency" office:currency="USD" office:value="630015.920847994">
            <text:p>$630,015.92</text:p>
          </table:table-cell>
          <table:table-cell table:formula="of:=[.$AA$3]/[.$B$2]*[.B193]+[.$AA$4]/[.$F$2]*[.F193]+[.$AA$5]/[.$J$2]*[.J193]+[.$AA$6]/[.$N$2]*[.N193]" office:value-type="currency" office:currency="USD" office:value="1488991.42975043">
            <text:p>$1,488,991.43</text:p>
          </table:table-cell>
          <table:table-cell table:style-name="ce2" table:formula="of:=[.R193]/[.R$2]" office:value-type="percentage" office:value="1.48899142975043">
            <text:p>148.90%</text:p>
          </table:table-cell>
          <table:table-cell table:style-name="ce2" table:formula="of:=[.R193]/[.R192]-1" office:value-type="percentage" office:value="0.00301540579361115">
            <text:p>0.30%</text:p>
          </table:table-cell>
          <table:table-cell table:formula="of:=[.U$2]*[.S193]" office:value-type="currency" office:currency="USD" office:value="1488991.42975043">
            <text:p>$1,488,991.43</text:p>
          </table:table-cell>
          <table:table-cell office:value-type="float" office:value="112.02">
            <text:p>112.02</text:p>
          </table:table-cell>
          <table:table-cell table:style-name="ce2" table:formula="of:=[.V193]/[.V$2]" office:value-type="percentage" office:value="0.913703099510604">
            <text:p>91.37%</text:p>
          </table:table-cell>
          <table:table-cell table:style-name="ce2" table:formula="of:=[.V193]/[.V192]-1" office:value-type="percentage" office:value="0.0185488270594654">
            <text:p>1.8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06">
            <text:p>06/10/11</text:p>
          </table:table-cell>
          <table:table-cell office:value-type="float" office:value="35.49">
            <text:p>35.49</text:p>
          </table:table-cell>
          <table:table-cell table:formula="of:=[.B194]/[.$B$2]" office:value-type="percentage" office:value="1.23615464994775">
            <text:p>123.62%</text:p>
          </table:table-cell>
          <table:table-cell table:formula="of:=[.B194]/[.B193]-1" office:value-type="percentage" office:value="0.0111111111111111">
            <text:p>1.11%</text:p>
          </table:table-cell>
          <table:table-cell table:formula="of:=[.$E$2]*[.C194]" office:value-type="currency" office:currency="USD" office:value="1236154.64994775">
            <text:p>$1,236,154.65</text:p>
          </table:table-cell>
          <table:table-cell office:value-type="float" office:value="4.55">
            <text:p>4.55</text:p>
          </table:table-cell>
          <table:table-cell table:style-name="ce2" table:formula="of:=[.F194]/[.F$2]" office:value-type="percentage" office:value="3.79166666666667">
            <text:p>379.17%</text:p>
          </table:table-cell>
          <table:table-cell table:style-name="ce2" table:formula="of:=[.F194]/[.F193]-1" office:value-type="percentage" office:value="0.0340909090909089">
            <text:p>3.41%</text:p>
          </table:table-cell>
          <table:table-cell table:formula="of:=[.I$2]*[.G194]" office:value-type="currency" office:currency="USD" office:value="292799.287083333">
            <text:p>$292,799.29</text:p>
          </table:table-cell>
          <table:table-cell office:value-type="float" office:value="3.25">
            <text:p>3.25</text:p>
          </table:table-cell>
          <table:table-cell table:style-name="ce2" table:formula="of:=[.J194]/[.J$2]" office:value-type="percentage" office:value="1.70157068062827">
            <text:p>170.16%</text:p>
          </table:table-cell>
          <table:table-cell table:style-name="ce2" table:formula="of:=[.J194]/[.J193]-1" office:value-type="percentage" office:value="0.00619195046439636">
            <text:p>0.62%</text:p>
          </table:table-cell>
          <table:table-cell table:formula="of:=[.M$2]*[.K194]" office:value-type="currency" office:currency="USD" office:value="170648.54973822">
            <text:p>$170,648.55</text:p>
          </table:table-cell>
          <table:table-cell office:value-type="float" office:value="72.02">
            <text:p>72.02</text:p>
          </table:table-cell>
          <table:table-cell table:style-name="ce2" table:formula="of:=[.N194]/[.N$2]" office:value-type="percentage" office:value="1.2670654468684">
            <text:p>126.71%</text:p>
          </table:table-cell>
          <table:table-cell table:style-name="ce2" table:formula="of:=[.N194]/[.N193]-1" office:value-type="percentage" office:value="-0.0140999315537303">
            <text:p>-1.41%</text:p>
          </table:table-cell>
          <table:table-cell table:formula="of:=[.Q$2]*[.O194]" office:value-type="currency" office:currency="USD" office:value="621132.739486277">
            <text:p>$621,132.74</text:p>
          </table:table-cell>
          <table:table-cell table:formula="of:=[.$AA$3]/[.$B$2]*[.B194]+[.$AA$4]/[.$F$2]*[.F194]+[.$AA$5]/[.$J$2]*[.J194]+[.$AA$6]/[.$N$2]*[.N194]" office:value-type="currency" office:currency="USD" office:value="1495324.78973521">
            <text:p>$1,495,324.79</text:p>
          </table:table-cell>
          <table:table-cell table:style-name="ce2" table:formula="of:=[.R194]/[.R$2]" office:value-type="percentage" office:value="1.49532478973521">
            <text:p>149.53%</text:p>
          </table:table-cell>
          <table:table-cell table:style-name="ce2" table:formula="of:=[.R194]/[.R193]-1" office:value-type="percentage" office:value="0.00425345630487373">
            <text:p>0.43%</text:p>
          </table:table-cell>
          <table:table-cell table:formula="of:=[.U$2]*[.S194]" office:value-type="currency" office:currency="USD" office:value="1495324.78973521">
            <text:p>$1,495,324.79</text:p>
          </table:table-cell>
          <table:table-cell office:value-type="float" office:value="114.05">
            <text:p>114.05</text:p>
          </table:table-cell>
          <table:table-cell table:style-name="ce2" table:formula="of:=[.V194]/[.V$2]" office:value-type="percentage" office:value="0.93026101141925">
            <text:p>93.03%</text:p>
          </table:table-cell>
          <table:table-cell table:style-name="ce2" table:formula="of:=[.V194]/[.V193]-1" office:value-type="percentage" office:value="0.0181217639707196">
            <text:p>1.8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07">
            <text:p>07/10/11</text:p>
          </table:table-cell>
          <table:table-cell office:value-type="float" office:value="35.47">
            <text:p>35.47</text:p>
          </table:table-cell>
          <table:table-cell table:formula="of:=[.B195]/[.$B$2]" office:value-type="percentage" office:value="1.23545802856148">
            <text:p>123.55%</text:p>
          </table:table-cell>
          <table:table-cell table:formula="of:=[.B195]/[.B194]-1" office:value-type="percentage" office:value="-0.000563539025077553">
            <text:p>-0.06%</text:p>
          </table:table-cell>
          <table:table-cell table:formula="of:=[.$E$2]*[.C195]" office:value-type="currency" office:currency="USD" office:value="1235458.02856148">
            <text:p>$1,235,458.03</text:p>
          </table:table-cell>
          <table:table-cell office:value-type="float" office:value="4.5">
            <text:p>4.5</text:p>
          </table:table-cell>
          <table:table-cell table:style-name="ce2" table:formula="of:=[.F195]/[.F$2]" office:value-type="percentage" office:value="3.75">
            <text:p>375.00%</text:p>
          </table:table-cell>
          <table:table-cell table:style-name="ce2" table:formula="of:=[.F195]/[.F194]-1" office:value-type="percentage" office:value="-0.010989010989011">
            <text:p>-1.10%</text:p>
          </table:table-cell>
          <table:table-cell table:formula="of:=[.I$2]*[.G195]" office:value-type="currency" office:currency="USD" office:value="289581.7125">
            <text:p>$289,581.71</text:p>
          </table:table-cell>
          <table:table-cell office:value-type="float" office:value="3.26">
            <text:p>3.26</text:p>
          </table:table-cell>
          <table:table-cell table:style-name="ce2" table:formula="of:=[.J195]/[.J$2]" office:value-type="percentage" office:value="1.70680628272251">
            <text:p>170.68%</text:p>
          </table:table-cell>
          <table:table-cell table:style-name="ce2" table:formula="of:=[.J195]/[.J194]-1" office:value-type="percentage" office:value="0.00307692307692298">
            <text:p>0.31%</text:p>
          </table:table-cell>
          <table:table-cell table:formula="of:=[.M$2]*[.K195]" office:value-type="currency" office:currency="USD" office:value="171173.622198953">
            <text:p>$171,173.62</text:p>
          </table:table-cell>
          <table:table-cell office:value-type="float" office:value="71.48">
            <text:p>71.48</text:p>
          </table:table-cell>
          <table:table-cell table:style-name="ce2" table:formula="of:=[.N195]/[.N$2]" office:value-type="percentage" office:value="1.25756509500352">
            <text:p>125.76%</text:p>
          </table:table-cell>
          <table:table-cell table:style-name="ce2" table:formula="of:=[.N195]/[.N194]-1" office:value-type="percentage" office:value="-0.00749791724520954">
            <text:p>-0.75%</text:p>
          </table:table-cell>
          <table:table-cell table:formula="of:=[.Q$2]*[.O195]" office:value-type="currency" office:currency="USD" office:value="616475.537607319">
            <text:p>$616,475.54</text:p>
          </table:table-cell>
          <table:table-cell table:formula="of:=[.$AA$3]/[.$B$2]*[.B195]+[.$AA$4]/[.$F$2]*[.F195]+[.$AA$5]/[.$J$2]*[.J195]+[.$AA$6]/[.$N$2]*[.N195]" office:value-type="currency" office:currency="USD" office:value="1487743.61534006">
            <text:p>$1,487,743.62</text:p>
          </table:table-cell>
          <table:table-cell table:style-name="ce2" table:formula="of:=[.R195]/[.R$2]" office:value-type="percentage" office:value="1.48774361534006">
            <text:p>148.77%</text:p>
          </table:table-cell>
          <table:table-cell table:style-name="ce2" table:formula="of:=[.R195]/[.R194]-1" office:value-type="percentage" office:value="-0.00506991821923364">
            <text:p>-0.51%</text:p>
          </table:table-cell>
          <table:table-cell table:formula="of:=[.U$2]*[.S195]" office:value-type="currency" office:currency="USD" office:value="1487743.61534006">
            <text:p>$1,487,743.62</text:p>
          </table:table-cell>
          <table:table-cell office:value-type="float" office:value="113.28">
            <text:p>113.28</text:p>
          </table:table-cell>
          <table:table-cell table:style-name="ce2" table:formula="of:=[.V195]/[.V$2]" office:value-type="percentage" office:value="0.923980424143556">
            <text:p>92.40%</text:p>
          </table:table-cell>
          <table:table-cell table:style-name="ce2" table:formula="of:=[.V195]/[.V194]-1" office:value-type="percentage" office:value="-0.00675142481367819">
            <text:p>-0.6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0">
            <text:p>10/10/11</text:p>
          </table:table-cell>
          <table:table-cell office:value-type="float" office:value="35.57">
            <text:p>35.57</text:p>
          </table:table-cell>
          <table:table-cell table:formula="of:=[.B196]/[.$B$2]" office:value-type="percentage" office:value="1.23894113549286">
            <text:p>123.89%</text:p>
          </table:table-cell>
          <table:table-cell table:formula="of:=[.B196]/[.B195]-1" office:value-type="percentage" office:value="0.00281928390188901">
            <text:p>0.28%</text:p>
          </table:table-cell>
          <table:table-cell table:formula="of:=[.$E$2]*[.C196]" office:value-type="currency" office:currency="USD" office:value="1238941.13549286">
            <text:p>$1,238,941.14</text:p>
          </table:table-cell>
          <table:table-cell office:value-type="float" office:value="4.78">
            <text:p>4.78</text:p>
          </table:table-cell>
          <table:table-cell table:style-name="ce2" table:formula="of:=[.F196]/[.F$2]" office:value-type="percentage" office:value="3.98333333333333">
            <text:p>398.33%</text:p>
          </table:table-cell>
          <table:table-cell table:style-name="ce2" table:formula="of:=[.F196]/[.F195]-1" office:value-type="percentage" office:value="0.0622222222222222">
            <text:p>6.22%</text:p>
          </table:table-cell>
          <table:table-cell table:formula="of:=[.I$2]*[.G196]" office:value-type="currency" office:currency="USD" office:value="307600.130166667">
            <text:p>$307,600.13</text:p>
          </table:table-cell>
          <table:table-cell office:value-type="float" office:value="3.25">
            <text:p>3.25</text:p>
          </table:table-cell>
          <table:table-cell table:style-name="ce2" table:formula="of:=[.J196]/[.J$2]" office:value-type="percentage" office:value="1.70157068062827">
            <text:p>170.16%</text:p>
          </table:table-cell>
          <table:table-cell table:style-name="ce2" table:formula="of:=[.J196]/[.J195]-1" office:value-type="percentage" office:value="-0.00306748466257667">
            <text:p>-0.31%</text:p>
          </table:table-cell>
          <table:table-cell table:formula="of:=[.M$2]*[.K196]" office:value-type="currency" office:currency="USD" office:value="170648.54973822">
            <text:p>$170,648.55</text:p>
          </table:table-cell>
          <table:table-cell office:value-type="float" office:value="70.67">
            <text:p>70.67</text:p>
          </table:table-cell>
          <table:table-cell table:style-name="ce2" table:formula="of:=[.N196]/[.N$2]" office:value-type="percentage" office:value="1.24331456720619">
            <text:p>124.33%</text:p>
          </table:table-cell>
          <table:table-cell table:style-name="ce2" table:formula="of:=[.N196]/[.N195]-1" office:value-type="percentage" office:value="-0.0113318410744264">
            <text:p>-1.13%</text:p>
          </table:table-cell>
          <table:table-cell table:formula="of:=[.Q$2]*[.O196]" office:value-type="currency" office:currency="USD" office:value="609489.734788881">
            <text:p>$609,489.73</text:p>
          </table:table-cell>
          <table:table-cell table:formula="of:=[.$AA$3]/[.$B$2]*[.B196]+[.$AA$4]/[.$F$2]*[.F196]+[.$AA$5]/[.$J$2]*[.J196]+[.$AA$6]/[.$N$2]*[.N196]" office:value-type="currency" office:currency="USD" office:value="1499408.50969551">
            <text:p>$1,499,408.51</text:p>
          </table:table-cell>
          <table:table-cell table:style-name="ce2" table:formula="of:=[.R196]/[.R$2]" office:value-type="percentage" office:value="1.49940850969551">
            <text:p>149.94%</text:p>
          </table:table-cell>
          <table:table-cell table:style-name="ce2" table:formula="of:=[.R196]/[.R195]-1" office:value-type="percentage" office:value="0.00784066168066544">
            <text:p>0.78%</text:p>
          </table:table-cell>
          <table:table-cell table:formula="of:=[.U$2]*[.S196]" office:value-type="currency" office:currency="USD" office:value="1499408.50969551">
            <text:p>$1,499,408.51</text:p>
          </table:table-cell>
          <table:table-cell office:value-type="float" office:value="117.07">
            <text:p>117.07</text:p>
          </table:table-cell>
          <table:table-cell table:style-name="ce2" table:formula="of:=[.V196]/[.V$2]" office:value-type="percentage" office:value="0.95489396411093">
            <text:p>95.49%</text:p>
          </table:table-cell>
          <table:table-cell table:style-name="ce2" table:formula="of:=[.V196]/[.V195]-1" office:value-type="percentage" office:value="0.0334569209039548">
            <text:p>3.3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1">
            <text:p>11/10/11</text:p>
          </table:table-cell>
          <table:table-cell office:value-type="float" office:value="36.31">
            <text:p>36.31</text:p>
          </table:table-cell>
          <table:table-cell table:formula="of:=[.B197]/[.$B$2]" office:value-type="percentage" office:value="1.26471612678509">
            <text:p>126.47%</text:p>
          </table:table-cell>
          <table:table-cell table:formula="of:=[.B197]/[.B196]-1" office:value-type="percentage" office:value="0.0208040483553558">
            <text:p>2.08%</text:p>
          </table:table-cell>
          <table:table-cell table:formula="of:=[.$E$2]*[.C197]" office:value-type="currency" office:currency="USD" office:value="1264716.12678509">
            <text:p>$1,264,716.13</text:p>
          </table:table-cell>
          <table:table-cell office:value-type="float" office:value="5.14">
            <text:p>5.14</text:p>
          </table:table-cell>
          <table:table-cell table:style-name="ce2" table:formula="of:=[.F197]/[.F$2]" office:value-type="percentage" office:value="4.28333333333333">
            <text:p>428.33%</text:p>
          </table:table-cell>
          <table:table-cell table:style-name="ce2" table:formula="of:=[.F197]/[.F196]-1" office:value-type="percentage" office:value="0.0753138075313806">
            <text:p>7.53%</text:p>
          </table:table-cell>
          <table:table-cell table:formula="of:=[.I$2]*[.G197]" office:value-type="currency" office:currency="USD" office:value="330766.667166667">
            <text:p>$330,766.67</text:p>
          </table:table-cell>
          <table:table-cell office:value-type="float" office:value="3.33">
            <text:p>3.33</text:p>
          </table:table-cell>
          <table:table-cell table:style-name="ce2" table:formula="of:=[.J197]/[.J$2]" office:value-type="percentage" office:value="1.7434554973822">
            <text:p>174.35%</text:p>
          </table:table-cell>
          <table:table-cell table:style-name="ce2" table:formula="of:=[.J197]/[.J196]-1" office:value-type="percentage" office:value="0.0246153846153847">
            <text:p>2.46%</text:p>
          </table:table-cell>
          <table:table-cell table:formula="of:=[.M$2]*[.K197]" office:value-type="currency" office:currency="USD" office:value="174849.129424084">
            <text:p>$174,849.13</text:p>
          </table:table-cell>
          <table:table-cell office:value-type="float" office:value="70.45">
            <text:p>70.45</text:p>
          </table:table-cell>
          <table:table-cell table:style-name="ce2" table:formula="of:=[.N197]/[.N$2]" office:value-type="percentage" office:value="1.23944405348346">
            <text:p>123.94%</text:p>
          </table:table-cell>
          <table:table-cell table:style-name="ce2" table:formula="of:=[.N197]/[.N196]-1" office:value-type="percentage" office:value="-0.00311306070468376">
            <text:p>-0.31%</text:p>
          </table:table-cell>
          <table:table-cell table:formula="of:=[.Q$2]*[.O197]" office:value-type="currency" office:currency="USD" office:value="607592.356245602">
            <text:p>$607,592.36</text:p>
          </table:table-cell>
          <table:table-cell table:formula="of:=[.$AA$3]/[.$B$2]*[.B197]+[.$AA$4]/[.$F$2]*[.F197]+[.$AA$5]/[.$J$2]*[.J197]+[.$AA$6]/[.$N$2]*[.N197]" office:value-type="currency" office:currency="USD" office:value="1533442.65240096">
            <text:p>$1,533,442.65</text:p>
          </table:table-cell>
          <table:table-cell table:style-name="ce2" table:formula="of:=[.R197]/[.R$2]" office:value-type="percentage" office:value="1.53344265240096">
            <text:p>153.34%</text:p>
          </table:table-cell>
          <table:table-cell table:style-name="ce2" table:formula="of:=[.R197]/[.R196]-1" office:value-type="percentage" office:value="0.0226983790510606">
            <text:p>2.27%</text:p>
          </table:table-cell>
          <table:table-cell table:formula="of:=[.U$2]*[.S197]" office:value-type="currency" office:currency="USD" office:value="1533442.65240096">
            <text:p>$1,533,442.65</text:p>
          </table:table-cell>
          <table:table-cell office:value-type="float" office:value="117.19">
            <text:p>117.19</text:p>
          </table:table-cell>
          <table:table-cell table:style-name="ce2" table:formula="of:=[.V197]/[.V$2]" office:value-type="percentage" office:value="0.955872756933116">
            <text:p>95.59%</text:p>
          </table:table-cell>
          <table:table-cell table:style-name="ce2" table:formula="of:=[.V197]/[.V196]-1" office:value-type="percentage" office:value="0.00102502776116853">
            <text:p>0.1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2">
            <text:p>12/10/11</text:p>
          </table:table-cell>
          <table:table-cell office:value-type="float" office:value="36.92">
            <text:p>36.92</text:p>
          </table:table-cell>
          <table:table-cell table:formula="of:=[.B198]/[.$B$2]" office:value-type="percentage" office:value="1.28596307906653">
            <text:p>128.60%</text:p>
          </table:table-cell>
          <table:table-cell table:formula="of:=[.B198]/[.B197]-1" office:value-type="percentage" office:value="0.0167997796750206">
            <text:p>1.68%</text:p>
          </table:table-cell>
          <table:table-cell table:formula="of:=[.$E$2]*[.C198]" office:value-type="currency" office:currency="USD" office:value="1285963.07906653">
            <text:p>$1,285,963.08</text:p>
          </table:table-cell>
          <table:table-cell office:value-type="float" office:value="5.99">
            <text:p>5.99</text:p>
          </table:table-cell>
          <table:table-cell table:style-name="ce2" table:formula="of:=[.F198]/[.F$2]" office:value-type="percentage" office:value="4.99166666666667">
            <text:p>499.17%</text:p>
          </table:table-cell>
          <table:table-cell table:style-name="ce2" table:formula="of:=[.F198]/[.F197]-1" office:value-type="percentage" office:value="0.165369649805448">
            <text:p>16.54%</text:p>
          </table:table-cell>
          <table:table-cell table:formula="of:=[.I$2]*[.G198]" office:value-type="currency" office:currency="USD" office:value="385465.435083333">
            <text:p>$385,465.44</text:p>
          </table:table-cell>
          <table:table-cell office:value-type="float" office:value="3.28">
            <text:p>3.28</text:p>
          </table:table-cell>
          <table:table-cell table:style-name="ce2" table:formula="of:=[.J198]/[.J$2]" office:value-type="percentage" office:value="1.71727748691099">
            <text:p>171.73%</text:p>
          </table:table-cell>
          <table:table-cell table:style-name="ce2" table:formula="of:=[.J198]/[.J197]-1" office:value-type="percentage" office:value="-0.015015015015015">
            <text:p>-1.50%</text:p>
          </table:table-cell>
          <table:table-cell table:formula="of:=[.M$2]*[.K198]" office:value-type="currency" office:currency="USD" office:value="172223.767120419">
            <text:p>$172,223.77</text:p>
          </table:table-cell>
          <table:table-cell office:value-type="float" office:value="69.46">
            <text:p>69.46</text:p>
          </table:table-cell>
          <table:table-cell table:style-name="ce2" table:formula="of:=[.N198]/[.N$2]" office:value-type="percentage" office:value="1.22202674173118">
            <text:p>122.20%</text:p>
          </table:table-cell>
          <table:table-cell table:style-name="ce2" table:formula="of:=[.N198]/[.N197]-1" office:value-type="percentage" office:value="-0.0140525195173884">
            <text:p>-1.41%</text:p>
          </table:table-cell>
          <table:table-cell table:formula="of:=[.Q$2]*[.O198]" office:value-type="currency" office:currency="USD" office:value="599054.152800844">
            <text:p>$599,054.15</text:p>
          </table:table-cell>
          <table:table-cell table:formula="of:=[.$AA$3]/[.$B$2]*[.B198]+[.$AA$4]/[.$F$2]*[.F198]+[.$AA$5]/[.$J$2]*[.J198]+[.$AA$6]/[.$N$2]*[.N198]" office:value-type="currency" office:currency="USD" office:value="1584037.70157374">
            <text:p>$1,584,037.70</text:p>
          </table:table-cell>
          <table:table-cell table:style-name="ce2" table:formula="of:=[.R198]/[.R$2]" office:value-type="percentage" office:value="1.58403770157374">
            <text:p>158.40%</text:p>
          </table:table-cell>
          <table:table-cell table:style-name="ce2" table:formula="of:=[.R198]/[.R197]-1" office:value-type="percentage" office:value="0.0329944188610862">
            <text:p>3.30%</text:p>
          </table:table-cell>
          <table:table-cell table:formula="of:=[.U$2]*[.S198]" office:value-type="currency" office:currency="USD" office:value="1584037.70157374">
            <text:p>$1,584,037.70</text:p>
          </table:table-cell>
          <table:table-cell office:value-type="float" office:value="118.22">
            <text:p>118.22</text:p>
          </table:table-cell>
          <table:table-cell table:style-name="ce2" table:formula="of:=[.V198]/[.V$2]" office:value-type="percentage" office:value="0.964274061990212">
            <text:p>96.43%</text:p>
          </table:table-cell>
          <table:table-cell table:style-name="ce2" table:formula="of:=[.V198]/[.V197]-1" office:value-type="percentage" office:value="0.00878914583155566">
            <text:p>0.8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3">
            <text:p>13/10/11</text:p>
          </table:table-cell>
          <table:table-cell office:value-type="float" office:value="36.6">
            <text:p>36.6</text:p>
          </table:table-cell>
          <table:table-cell table:formula="of:=[.B199]/[.$B$2]" office:value-type="percentage" office:value="1.2748171368861">
            <text:p>127.48%</text:p>
          </table:table-cell>
          <table:table-cell table:formula="of:=[.B199]/[.B198]-1" office:value-type="percentage" office:value="-0.00866738894907915">
            <text:p>-0.87%</text:p>
          </table:table-cell>
          <table:table-cell table:formula="of:=[.$E$2]*[.C199]" office:value-type="currency" office:currency="USD" office:value="1274817.1368861">
            <text:p>$1,274,817.14</text:p>
          </table:table-cell>
          <table:table-cell office:value-type="float" office:value="7.09">
            <text:p>7.09</text:p>
          </table:table-cell>
          <table:table-cell table:style-name="ce2" table:formula="of:=[.F199]/[.F$2]" office:value-type="percentage" office:value="5.90833333333333">
            <text:p>590.83%</text:p>
          </table:table-cell>
          <table:table-cell table:style-name="ce2" table:formula="of:=[.F199]/[.F198]-1" office:value-type="percentage" office:value="0.18363939899833">
            <text:p>18.36%</text:p>
          </table:table-cell>
          <table:table-cell table:formula="of:=[.I$2]*[.G199]" office:value-type="currency" office:currency="USD" office:value="456252.075916667">
            <text:p>$456,252.08</text:p>
          </table:table-cell>
          <table:table-cell office:value-type="float" office:value="3.3">
            <text:p>3.3</text:p>
          </table:table-cell>
          <table:table-cell table:style-name="ce2" table:formula="of:=[.J199]/[.J$2]" office:value-type="percentage" office:value="1.72774869109948">
            <text:p>172.77%</text:p>
          </table:table-cell>
          <table:table-cell table:style-name="ce2" table:formula="of:=[.J199]/[.J198]-1" office:value-type="percentage" office:value="0.00609756097560954">
            <text:p>0.61%</text:p>
          </table:table-cell>
          <table:table-cell table:formula="of:=[.M$2]*[.K199]" office:value-type="currency" office:currency="USD" office:value="173273.912041885">
            <text:p>$173,273.91</text:p>
          </table:table-cell>
          <table:table-cell office:value-type="float" office:value="69.93">
            <text:p>69.93</text:p>
          </table:table-cell>
          <table:table-cell table:style-name="ce2" table:formula="of:=[.N199]/[.N$2]" office:value-type="percentage" office:value="1.23029556650246">
            <text:p>123.03%</text:p>
          </table:table-cell>
          <table:table-cell table:style-name="ce2" table:formula="of:=[.N199]/[.N198]-1" office:value-type="percentage" office:value="0.00676648430751525">
            <text:p>0.68%</text:p>
          </table:table-cell>
          <table:table-cell table:formula="of:=[.Q$2]*[.O199]" office:value-type="currency" office:currency="USD" office:value="603107.643325123">
            <text:p>$603,107.64</text:p>
          </table:table-cell>
          <table:table-cell table:formula="of:=[.$AA$3]/[.$B$2]*[.B199]+[.$AA$4]/[.$F$2]*[.F199]+[.$AA$5]/[.$J$2]*[.J199]+[.$AA$6]/[.$N$2]*[.N199]" office:value-type="currency" office:currency="USD" office:value="1656224.45155536">
            <text:p>$1,656,224.45</text:p>
          </table:table-cell>
          <table:table-cell table:style-name="ce2" table:formula="of:=[.R199]/[.R$2]" office:value-type="percentage" office:value="1.65622445155536">
            <text:p>165.62%</text:p>
          </table:table-cell>
          <table:table-cell table:style-name="ce2" table:formula="of:=[.R199]/[.R198]-1" office:value-type="percentage" office:value="0.0455713585035908">
            <text:p>4.56%</text:p>
          </table:table-cell>
          <table:table-cell table:formula="of:=[.U$2]*[.S199]" office:value-type="currency" office:currency="USD" office:value="1656224.45155536">
            <text:p>$1,656,224.45</text:p>
          </table:table-cell>
          <table:table-cell office:value-type="float" office:value="117.98">
            <text:p>117.98</text:p>
          </table:table-cell>
          <table:table-cell table:style-name="ce2" table:formula="of:=[.V199]/[.V$2]" office:value-type="percentage" office:value="0.96231647634584">
            <text:p>96.23%</text:p>
          </table:table-cell>
          <table:table-cell table:style-name="ce2" table:formula="of:=[.V199]/[.V198]-1" office:value-type="percentage" office:value="-0.00203011334799519">
            <text:p>-0.2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4">
            <text:p>14/10/11</text:p>
          </table:table-cell>
          <table:table-cell office:value-type="float" office:value="36.6">
            <text:p>36.6</text:p>
          </table:table-cell>
          <table:table-cell table:formula="of:=[.B200]/[.$B$2]" office:value-type="percentage" office:value="1.2748171368861">
            <text:p>127.48%</text:p>
          </table:table-cell>
          <table:table-cell table:formula="of:=[.B200]/[.B199]-1" office:value-type="percentage" office:value="0">
            <text:p>0.00%</text:p>
          </table:table-cell>
          <table:table-cell table:formula="of:=[.$E$2]*[.C200]" office:value-type="currency" office:currency="USD" office:value="1274817.1368861">
            <text:p>$1,274,817.14</text:p>
          </table:table-cell>
          <table:table-cell office:value-type="float" office:value="6.91">
            <text:p>6.91</text:p>
          </table:table-cell>
          <table:table-cell table:style-name="ce2" table:formula="of:=[.F200]/[.F$2]" office:value-type="percentage" office:value="5.75833333333333">
            <text:p>575.83%</text:p>
          </table:table-cell>
          <table:table-cell table:style-name="ce2" table:formula="of:=[.F200]/[.F199]-1" office:value-type="percentage" office:value="-0.0253878702397743">
            <text:p>-2.54%</text:p>
          </table:table-cell>
          <table:table-cell table:formula="of:=[.I$2]*[.G200]" office:value-type="currency" office:currency="USD" office:value="444668.807416667">
            <text:p>$444,668.81</text:p>
          </table:table-cell>
          <table:table-cell office:value-type="float" office:value="3.5">
            <text:p>3.5</text:p>
          </table:table-cell>
          <table:table-cell table:style-name="ce2" table:formula="of:=[.J200]/[.J$2]" office:value-type="percentage" office:value="1.83246073298429">
            <text:p>183.25%</text:p>
          </table:table-cell>
          <table:table-cell table:style-name="ce2" table:formula="of:=[.J200]/[.J199]-1" office:value-type="percentage" office:value="0.0606060606060606">
            <text:p>6.06%</text:p>
          </table:table-cell>
          <table:table-cell table:formula="of:=[.M$2]*[.K200]" office:value-type="currency" office:currency="USD" office:value="183775.361256545">
            <text:p>$183,775.36</text:p>
          </table:table-cell>
          <table:table-cell office:value-type="float" office:value="69.22">
            <text:p>69.22</text:p>
          </table:table-cell>
          <table:table-cell table:style-name="ce2" table:formula="of:=[.N200]/[.N$2]" office:value-type="percentage" office:value="1.21780436312456">
            <text:p>121.78%</text:p>
          </table:table-cell>
          <table:table-cell table:style-name="ce2" table:formula="of:=[.N200]/[.N199]-1" office:value-type="percentage" office:value="-0.0101530101530103">
            <text:p>-1.02%</text:p>
          </table:table-cell>
          <table:table-cell table:formula="of:=[.Q$2]*[.O200]" office:value-type="currency" office:currency="USD" office:value="596984.285299085">
            <text:p>$596,984.29</text:p>
          </table:table-cell>
          <table:table-cell table:formula="of:=[.$AA$3]/[.$B$2]*[.B200]+[.$AA$4]/[.$F$2]*[.F200]+[.$AA$5]/[.$J$2]*[.J200]+[.$AA$6]/[.$N$2]*[.N200]" office:value-type="currency" office:currency="USD" office:value="1649019.27424398">
            <text:p>$1,649,019.27</text:p>
          </table:table-cell>
          <table:table-cell table:style-name="ce2" table:formula="of:=[.R200]/[.R$2]" office:value-type="percentage" office:value="1.64901927424398">
            <text:p>164.90%</text:p>
          </table:table-cell>
          <table:table-cell table:style-name="ce2" table:formula="of:=[.R200]/[.R199]-1" office:value-type="percentage" office:value="-0.00435036284158941">
            <text:p>-0.44%</text:p>
          </table:table-cell>
          <table:table-cell table:formula="of:=[.U$2]*[.S200]" office:value-type="currency" office:currency="USD" office:value="1649019.27424398">
            <text:p>$1,649,019.27</text:p>
          </table:table-cell>
          <table:table-cell office:value-type="float" office:value="120">
            <text:p>120</text:p>
          </table:table-cell>
          <table:table-cell table:style-name="ce2" table:formula="of:=[.V200]/[.V$2]" office:value-type="percentage" office:value="0.978792822185971">
            <text:p>97.88%</text:p>
          </table:table-cell>
          <table:table-cell table:style-name="ce2" table:formula="of:=[.V200]/[.V199]-1" office:value-type="percentage" office:value="0.01712154602475">
            <text:p>1.7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7">
            <text:p>17/10/11</text:p>
          </table:table-cell>
          <table:table-cell office:value-type="float" office:value="35.94">
            <text:p>35.94</text:p>
          </table:table-cell>
          <table:table-cell table:formula="of:=[.B201]/[.$B$2]" office:value-type="percentage" office:value="1.25182863113898">
            <text:p>125.18%</text:p>
          </table:table-cell>
          <table:table-cell table:formula="of:=[.B201]/[.B200]-1" office:value-type="percentage" office:value="-0.018032786885246">
            <text:p>-1.80%</text:p>
          </table:table-cell>
          <table:table-cell table:formula="of:=[.$E$2]*[.C201]" office:value-type="currency" office:currency="USD" office:value="1251828.63113898">
            <text:p>$1,251,828.63</text:p>
          </table:table-cell>
          <table:table-cell office:value-type="float" office:value="7.04">
            <text:p>7.04</text:p>
          </table:table-cell>
          <table:table-cell table:style-name="ce2" table:formula="of:=[.F201]/[.F$2]" office:value-type="percentage" office:value="5.86666666666667">
            <text:p>586.67%</text:p>
          </table:table-cell>
          <table:table-cell table:style-name="ce2" table:formula="of:=[.F201]/[.F200]-1" office:value-type="percentage" office:value="0.0188133140376265">
            <text:p>1.88%</text:p>
          </table:table-cell>
          <table:table-cell table:formula="of:=[.I$2]*[.G201]" office:value-type="currency" office:currency="USD" office:value="453034.501333333">
            <text:p>$453,034.50</text:p>
          </table:table-cell>
          <table:table-cell office:value-type="float" office:value="3.87">
            <text:p>3.87</text:p>
          </table:table-cell>
          <table:table-cell table:style-name="ce2" table:formula="of:=[.J201]/[.J$2]" office:value-type="percentage" office:value="2.0261780104712">
            <text:p>202.62%</text:p>
          </table:table-cell>
          <table:table-cell table:style-name="ce2" table:formula="of:=[.J201]/[.J200]-1" office:value-type="percentage" office:value="0.105714285714286">
            <text:p>10.57%</text:p>
          </table:table-cell>
          <table:table-cell table:formula="of:=[.M$2]*[.K201]" office:value-type="currency" office:currency="USD" office:value="203203.042303665">
            <text:p>$203,203.04</text:p>
          </table:table-cell>
          <table:table-cell office:value-type="float" office:value="70.31">
            <text:p>70.31</text:p>
          </table:table-cell>
          <table:table-cell table:style-name="ce2" table:formula="of:=[.N201]/[.N$2]" office:value-type="percentage" office:value="1.23698099929627">
            <text:p>123.70%</text:p>
          </table:table-cell>
          <table:table-cell table:style-name="ce2" table:formula="of:=[.N201]/[.N200]-1" office:value-type="percentage" office:value="0.0157468939612828">
            <text:p>1.57%</text:p>
          </table:table-cell>
          <table:table-cell table:formula="of:=[.Q$2]*[.O201]" office:value-type="currency" office:currency="USD" office:value="606384.933536242">
            <text:p>$606,384.93</text:p>
          </table:table-cell>
          <table:table-cell table:formula="of:=[.$AA$3]/[.$B$2]*[.B201]+[.$AA$4]/[.$F$2]*[.F201]+[.$AA$5]/[.$J$2]*[.J201]+[.$AA$6]/[.$N$2]*[.N201]" office:value-type="currency" office:currency="USD" office:value="1678574.77445642">
            <text:p>$1,678,574.77</text:p>
          </table:table-cell>
          <table:table-cell table:style-name="ce2" table:formula="of:=[.R201]/[.R$2]" office:value-type="percentage" office:value="1.67857477445642">
            <text:p>167.86%</text:p>
          </table:table-cell>
          <table:table-cell table:style-name="ce2" table:formula="of:=[.R201]/[.R200]-1" office:value-type="percentage" office:value="0.0179230774764525">
            <text:p>1.79%</text:p>
          </table:table-cell>
          <table:table-cell table:formula="of:=[.U$2]*[.S201]" office:value-type="currency" office:currency="USD" office:value="1678574.77445642">
            <text:p>$1,678,574.77</text:p>
          </table:table-cell>
          <table:table-cell office:value-type="float" office:value="117.71">
            <text:p>117.71</text:p>
          </table:table-cell>
          <table:table-cell table:style-name="ce2" table:formula="of:=[.V201]/[.V$2]" office:value-type="percentage" office:value="0.960114192495922">
            <text:p>96.01%</text:p>
          </table:table-cell>
          <table:table-cell table:style-name="ce2" table:formula="of:=[.V201]/[.V200]-1" office:value-type="percentage" office:value="-0.0190833333333333">
            <text:p>-1.9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8">
            <text:p>18/10/11</text:p>
          </table:table-cell>
          <table:table-cell office:value-type="float" office:value="36.26">
            <text:p>36.26</text:p>
          </table:table-cell>
          <table:table-cell table:formula="of:=[.B202]/[.$B$2]" office:value-type="percentage" office:value="1.2629745733194">
            <text:p>126.30%</text:p>
          </table:table-cell>
          <table:table-cell table:formula="of:=[.B202]/[.B201]-1" office:value-type="percentage" office:value="0.00890372843628273">
            <text:p>0.89%</text:p>
          </table:table-cell>
          <table:table-cell table:formula="of:=[.$E$2]*[.C202]" office:value-type="currency" office:currency="USD" office:value="1262974.5733194">
            <text:p>$1,262,974.57</text:p>
          </table:table-cell>
          <table:table-cell office:value-type="float" office:value="6.9">
            <text:p>6.9</text:p>
          </table:table-cell>
          <table:table-cell table:style-name="ce2" table:formula="of:=[.F202]/[.F$2]" office:value-type="percentage" office:value="5.75">
            <text:p>575.00%</text:p>
          </table:table-cell>
          <table:table-cell table:style-name="ce2" table:formula="of:=[.F202]/[.F201]-1" office:value-type="percentage" office:value="-0.0198863636363635">
            <text:p>-1.99%</text:p>
          </table:table-cell>
          <table:table-cell table:formula="of:=[.I$2]*[.G202]" office:value-type="currency" office:currency="USD" office:value="444025.2925">
            <text:p>$444,025.29</text:p>
          </table:table-cell>
          <table:table-cell office:value-type="float" office:value="4.18">
            <text:p>4.18</text:p>
          </table:table-cell>
          <table:table-cell table:style-name="ce2" table:formula="of:=[.J202]/[.J$2]" office:value-type="percentage" office:value="2.18848167539267">
            <text:p>218.85%</text:p>
          </table:table-cell>
          <table:table-cell table:style-name="ce2" table:formula="of:=[.J202]/[.J201]-1" office:value-type="percentage" office:value="0.0801033591731266">
            <text:p>8.01%</text:p>
          </table:table-cell>
          <table:table-cell table:formula="of:=[.M$2]*[.K202]" office:value-type="currency" office:currency="USD" office:value="219480.288586387">
            <text:p>$219,480.29</text:p>
          </table:table-cell>
          <table:table-cell office:value-type="float" office:value="69.88">
            <text:p>69.88</text:p>
          </table:table-cell>
          <table:table-cell table:style-name="ce2" table:formula="of:=[.N202]/[.N$2]" office:value-type="percentage" office:value="1.22941590429275">
            <text:p>122.94%</text:p>
          </table:table-cell>
          <table:table-cell table:style-name="ce2" table:formula="of:=[.N202]/[.N201]-1" office:value-type="percentage" office:value="-0.00611577300526256">
            <text:p>-0.61%</text:p>
          </table:table-cell>
          <table:table-cell table:formula="of:=[.Q$2]*[.O202]" office:value-type="currency" office:currency="USD" office:value="602676.420928923">
            <text:p>$602,676.42</text:p>
          </table:table-cell>
          <table:table-cell table:formula="of:=[.$AA$3]/[.$B$2]*[.B202]+[.$AA$4]/[.$F$2]*[.F202]+[.$AA$5]/[.$J$2]*[.J202]+[.$AA$6]/[.$N$2]*[.N202]" office:value-type="currency" office:currency="USD" office:value="1685837.82559594">
            <text:p>$1,685,837.83</text:p>
          </table:table-cell>
          <table:table-cell table:style-name="ce2" table:formula="of:=[.R202]/[.R$2]" office:value-type="percentage" office:value="1.68583782559594">
            <text:p>168.58%</text:p>
          </table:table-cell>
          <table:table-cell table:style-name="ce2" table:formula="of:=[.R202]/[.R201]-1" office:value-type="percentage" office:value="0.00432691545831188">
            <text:p>0.43%</text:p>
          </table:table-cell>
          <table:table-cell table:formula="of:=[.U$2]*[.S202]" office:value-type="currency" office:currency="USD" office:value="1685837.82559594">
            <text:p>$1,685,837.83</text:p>
          </table:table-cell>
          <table:table-cell office:value-type="float" office:value="120.01">
            <text:p>120.01</text:p>
          </table:table-cell>
          <table:table-cell table:style-name="ce2" table:formula="of:=[.V202]/[.V$2]" office:value-type="percentage" office:value="0.978874388254486">
            <text:p>97.89%</text:p>
          </table:table-cell>
          <table:table-cell table:style-name="ce2" table:formula="of:=[.V202]/[.V201]-1" office:value-type="percentage" office:value="0.0195395463427068">
            <text:p>1.9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19">
            <text:p>19/10/11</text:p>
          </table:table-cell>
          <table:table-cell office:value-type="float" office:value="35.9">
            <text:p>35.9</text:p>
          </table:table-cell>
          <table:table-cell table:formula="of:=[.B203]/[.$B$2]" office:value-type="percentage" office:value="1.25043538836642">
            <text:p>125.04%</text:p>
          </table:table-cell>
          <table:table-cell table:formula="of:=[.B203]/[.B202]-1" office:value-type="percentage" office:value="-0.00992829564258135">
            <text:p>-0.99%</text:p>
          </table:table-cell>
          <table:table-cell table:formula="of:=[.$E$2]*[.C203]" office:value-type="currency" office:currency="USD" office:value="1250435.38836642">
            <text:p>$1,250,435.39</text:p>
          </table:table-cell>
          <table:table-cell office:value-type="float" office:value="6.97">
            <text:p>6.97</text:p>
          </table:table-cell>
          <table:table-cell table:style-name="ce2" table:formula="of:=[.F203]/[.F$2]" office:value-type="percentage" office:value="5.80833333333333">
            <text:p>580.83%</text:p>
          </table:table-cell>
          <table:table-cell table:style-name="ce2" table:formula="of:=[.F203]/[.F202]-1" office:value-type="percentage" office:value="0.0101449275362318">
            <text:p>1.01%</text:p>
          </table:table-cell>
          <table:table-cell table:formula="of:=[.I$2]*[.G203]" office:value-type="currency" office:currency="USD" office:value="448529.896916667">
            <text:p>$448,529.90</text:p>
          </table:table-cell>
          <table:table-cell office:value-type="float" office:value="4.24">
            <text:p>4.24</text:p>
          </table:table-cell>
          <table:table-cell table:style-name="ce2" table:formula="of:=[.J203]/[.J$2]" office:value-type="percentage" office:value="2.21989528795812">
            <text:p>221.99%</text:p>
          </table:table-cell>
          <table:table-cell table:style-name="ce2" table:formula="of:=[.J203]/[.J202]-1" office:value-type="percentage" office:value="0.0143540669856461">
            <text:p>1.44%</text:p>
          </table:table-cell>
          <table:table-cell table:formula="of:=[.M$2]*[.K203]" office:value-type="currency" office:currency="USD" office:value="222630.723350785">
            <text:p>$222,630.72</text:p>
          </table:table-cell>
          <table:table-cell office:value-type="float" office:value="69.83">
            <text:p>69.83</text:p>
          </table:table-cell>
          <table:table-cell table:style-name="ce2" table:formula="of:=[.N203]/[.N$2]" office:value-type="percentage" office:value="1.22853624208304">
            <text:p>122.85%</text:p>
          </table:table-cell>
          <table:table-cell table:style-name="ce2" table:formula="of:=[.N203]/[.N202]-1" office:value-type="percentage" office:value="-0.000715512306811661">
            <text:p>-0.07%</text:p>
          </table:table-cell>
          <table:table-cell table:formula="of:=[.Q$2]*[.O203]" office:value-type="currency" office:currency="USD" office:value="602245.198532723">
            <text:p>$602,245.20</text:p>
          </table:table-cell>
          <table:table-cell table:formula="of:=[.$AA$3]/[.$B$2]*[.B203]+[.$AA$4]/[.$F$2]*[.F203]+[.$AA$5]/[.$J$2]*[.J203]+[.$AA$6]/[.$N$2]*[.N203]" office:value-type="currency" office:currency="USD" office:value="1688895.17529617">
            <text:p>$1,688,895.18</text:p>
          </table:table-cell>
          <table:table-cell table:style-name="ce2" table:formula="of:=[.R203]/[.R$2]" office:value-type="percentage" office:value="1.68889517529617">
            <text:p>168.89%</text:p>
          </table:table-cell>
          <table:table-cell table:style-name="ce2" table:formula="of:=[.R203]/[.R202]-1" office:value-type="percentage" office:value="0.00181354911712495">
            <text:p>0.18%</text:p>
          </table:table-cell>
          <table:table-cell table:formula="of:=[.U$2]*[.S203]" office:value-type="currency" office:currency="USD" office:value="1688895.17529617">
            <text:p>$1,688,895.18</text:p>
          </table:table-cell>
          <table:table-cell office:value-type="float" office:value="118.59">
            <text:p>118.59</text:p>
          </table:table-cell>
          <table:table-cell table:style-name="ce2" table:formula="of:=[.V203]/[.V$2]" office:value-type="percentage" office:value="0.967292006525286">
            <text:p>96.73%</text:p>
          </table:table-cell>
          <table:table-cell table:style-name="ce2" table:formula="of:=[.V203]/[.V202]-1" office:value-type="percentage" office:value="-0.0118323473043913">
            <text:p>-1.1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0">
            <text:p>20/10/11</text:p>
          </table:table-cell>
          <table:table-cell office:value-type="float" office:value="35.67">
            <text:p>35.67</text:p>
          </table:table-cell>
          <table:table-cell table:formula="of:=[.B204]/[.$B$2]" office:value-type="percentage" office:value="1.24242424242424">
            <text:p>124.24%</text:p>
          </table:table-cell>
          <table:table-cell table:formula="of:=[.B204]/[.B203]-1" office:value-type="percentage" office:value="-0.00640668523676868">
            <text:p>-0.64%</text:p>
          </table:table-cell>
          <table:table-cell table:formula="of:=[.$E$2]*[.C204]" office:value-type="currency" office:currency="USD" office:value="1242424.24242424">
            <text:p>$1,242,424.24</text:p>
          </table:table-cell>
          <table:table-cell office:value-type="float" office:value="6.69">
            <text:p>6.69</text:p>
          </table:table-cell>
          <table:table-cell table:style-name="ce2" table:formula="of:=[.F204]/[.F$2]" office:value-type="percentage" office:value="5.575">
            <text:p>557.50%</text:p>
          </table:table-cell>
          <table:table-cell table:style-name="ce2" table:formula="of:=[.F204]/[.F203]-1" office:value-type="percentage" office:value="-0.0401721664275465">
            <text:p>-4.02%</text:p>
          </table:table-cell>
          <table:table-cell table:formula="of:=[.I$2]*[.G204]" office:value-type="currency" office:currency="USD" office:value="430511.47925">
            <text:p>$430,511.48</text:p>
          </table:table-cell>
          <table:table-cell office:value-type="float" office:value="4.62">
            <text:p>4.62</text:p>
          </table:table-cell>
          <table:table-cell table:style-name="ce2" table:formula="of:=[.J204]/[.J$2]" office:value-type="percentage" office:value="2.41884816753927">
            <text:p>241.88%</text:p>
          </table:table-cell>
          <table:table-cell table:style-name="ce2" table:formula="of:=[.J204]/[.J203]-1" office:value-type="percentage" office:value="0.0896226415094339">
            <text:p>8.96%</text:p>
          </table:table-cell>
          <table:table-cell table:formula="of:=[.M$2]*[.K204]" office:value-type="currency" office:currency="USD" office:value="242583.476858639">
            <text:p>$242,583.48</text:p>
          </table:table-cell>
          <table:table-cell office:value-type="float" office:value="69.41">
            <text:p>69.41</text:p>
          </table:table-cell>
          <table:table-cell table:style-name="ce2" table:formula="of:=[.N204]/[.N$2]" office:value-type="percentage" office:value="1.22114707952146">
            <text:p>122.11%</text:p>
          </table:table-cell>
          <table:table-cell table:style-name="ce2" table:formula="of:=[.N204]/[.N203]-1" office:value-type="percentage" office:value="-0.00601460690247746">
            <text:p>-0.60%</text:p>
          </table:table-cell>
          <table:table-cell table:formula="of:=[.Q$2]*[.O204]" office:value-type="currency" office:currency="USD" office:value="598622.930404645">
            <text:p>$598,622.93</text:p>
          </table:table-cell>
          <table:table-cell table:formula="of:=[.$AA$3]/[.$B$2]*[.B204]+[.$AA$4]/[.$F$2]*[.F204]+[.$AA$5]/[.$J$2]*[.J204]+[.$AA$6]/[.$N$2]*[.N204]" office:value-type="currency" office:currency="USD" office:value="1684545.33348298">
            <text:p>$1,684,545.33</text:p>
          </table:table-cell>
          <table:table-cell table:style-name="ce2" table:formula="of:=[.R204]/[.R$2]" office:value-type="percentage" office:value="1.68454533348298">
            <text:p>168.45%</text:p>
          </table:table-cell>
          <table:table-cell table:style-name="ce2" table:formula="of:=[.R204]/[.R203]-1" office:value-type="percentage" office:value="-0.00257555464472603">
            <text:p>-0.26%</text:p>
          </table:table-cell>
          <table:table-cell table:formula="of:=[.U$2]*[.S204]" office:value-type="currency" office:currency="USD" office:value="1684545.33348298">
            <text:p>$1,684,545.33</text:p>
          </table:table-cell>
          <table:table-cell office:value-type="float" office:value="119.11">
            <text:p>119.11</text:p>
          </table:table-cell>
          <table:table-cell table:style-name="ce2" table:formula="of:=[.V204]/[.V$2]" office:value-type="percentage" office:value="0.971533442088091">
            <text:p>97.15%</text:p>
          </table:table-cell>
          <table:table-cell table:style-name="ce2" table:formula="of:=[.V204]/[.V203]-1" office:value-type="percentage" office:value="0.00438485538409639">
            <text:p>0.4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1">
            <text:p>21/10/11</text:p>
          </table:table-cell>
          <table:table-cell office:value-type="float" office:value="35.76">
            <text:p>35.76</text:p>
          </table:table-cell>
          <table:table-cell table:formula="of:=[.B205]/[.$B$2]" office:value-type="percentage" office:value="1.24555903866249">
            <text:p>124.56%</text:p>
          </table:table-cell>
          <table:table-cell table:formula="of:=[.B205]/[.B204]-1" office:value-type="percentage" office:value="0.00252312867956261">
            <text:p>0.25%</text:p>
          </table:table-cell>
          <table:table-cell table:formula="of:=[.$E$2]*[.C205]" office:value-type="currency" office:currency="USD" office:value="1245559.03866249">
            <text:p>$1,245,559.04</text:p>
          </table:table-cell>
          <table:table-cell office:value-type="float" office:value="7.08">
            <text:p>7.08</text:p>
          </table:table-cell>
          <table:table-cell table:style-name="ce2" table:formula="of:=[.F205]/[.F$2]" office:value-type="percentage" office:value="5.9">
            <text:p>590.00%</text:p>
          </table:table-cell>
          <table:table-cell table:style-name="ce2" table:formula="of:=[.F205]/[.F204]-1" office:value-type="percentage" office:value="0.0582959641255605">
            <text:p>5.83%</text:p>
          </table:table-cell>
          <table:table-cell table:formula="of:=[.I$2]*[.G205]" office:value-type="currency" office:currency="USD" office:value="455608.561">
            <text:p>$455,608.56</text:p>
          </table:table-cell>
          <table:table-cell office:value-type="float" office:value="4.9">
            <text:p>4.9</text:p>
          </table:table-cell>
          <table:table-cell table:style-name="ce2" table:formula="of:=[.J205]/[.J$2]" office:value-type="percentage" office:value="2.56544502617801">
            <text:p>256.54%</text:p>
          </table:table-cell>
          <table:table-cell table:style-name="ce2" table:formula="of:=[.J205]/[.J204]-1" office:value-type="percentage" office:value="0.0606060606060606">
            <text:p>6.06%</text:p>
          </table:table-cell>
          <table:table-cell table:formula="of:=[.M$2]*[.K205]" office:value-type="currency" office:currency="USD" office:value="257285.505759162">
            <text:p>$257,285.51</text:p>
          </table:table-cell>
          <table:table-cell office:value-type="float" office:value="68.96">
            <text:p>68.96</text:p>
          </table:table-cell>
          <table:table-cell table:style-name="ce2" table:formula="of:=[.N205]/[.N$2]" office:value-type="percentage" office:value="1.21323011963406">
            <text:p>121.32%</text:p>
          </table:table-cell>
          <table:table-cell table:style-name="ce2" table:formula="of:=[.N205]/[.N204]-1" office:value-type="percentage" office:value="-0.00648321567497479">
            <text:p>-0.65%</text:p>
          </table:table-cell>
          <table:table-cell table:formula="of:=[.Q$2]*[.O205]" office:value-type="currency" office:currency="USD" office:value="594741.928838846">
            <text:p>$594,741.93</text:p>
          </table:table-cell>
          <table:table-cell table:formula="of:=[.$AA$3]/[.$B$2]*[.B205]+[.$AA$4]/[.$F$2]*[.F205]+[.$AA$5]/[.$J$2]*[.J205]+[.$AA$6]/[.$N$2]*[.N205]" office:value-type="currency" office:currency="USD" office:value="1721505.05933886">
            <text:p>$1,721,505.06</text:p>
          </table:table-cell>
          <table:table-cell table:style-name="ce2" table:formula="of:=[.R205]/[.R$2]" office:value-type="percentage" office:value="1.72150505933886">
            <text:p>172.15%</text:p>
          </table:table-cell>
          <table:table-cell table:style-name="ce2" table:formula="of:=[.R205]/[.R204]-1" office:value-type="percentage" office:value="0.0219404756412618">
            <text:p>2.19%</text:p>
          </table:table-cell>
          <table:table-cell table:formula="of:=[.U$2]*[.S205]" office:value-type="currency" office:currency="USD" office:value="1721505.05933886">
            <text:p>$1,721,505.06</text:p>
          </table:table-cell>
          <table:table-cell office:value-type="float" office:value="121.37">
            <text:p>121.37</text:p>
          </table:table-cell>
          <table:table-cell table:style-name="ce2" table:formula="of:=[.V205]/[.V$2]" office:value-type="percentage" office:value="0.989967373572594">
            <text:p>99.00%</text:p>
          </table:table-cell>
          <table:table-cell table:style-name="ce2" table:formula="of:=[.V205]/[.V204]-1" office:value-type="percentage" office:value="0.0189740575938209">
            <text:p>1.9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4">
            <text:p>24/10/11</text:p>
          </table:table-cell>
          <table:table-cell office:value-type="float" office:value="36.62">
            <text:p>36.62</text:p>
          </table:table-cell>
          <table:table-cell table:formula="of:=[.B206]/[.$B$2]" office:value-type="percentage" office:value="1.27551375827238">
            <text:p>127.55%</text:p>
          </table:table-cell>
          <table:table-cell table:formula="of:=[.B206]/[.B205]-1" office:value-type="percentage" office:value="0.0240492170022371">
            <text:p>2.40%</text:p>
          </table:table-cell>
          <table:table-cell table:formula="of:=[.$E$2]*[.C206]" office:value-type="currency" office:currency="USD" office:value="1275513.75827238">
            <text:p>$1,275,513.76</text:p>
          </table:table-cell>
          <table:table-cell office:value-type="float" office:value="7.82">
            <text:p>7.82</text:p>
          </table:table-cell>
          <table:table-cell table:style-name="ce2" table:formula="of:=[.F206]/[.F$2]" office:value-type="percentage" office:value="6.51666666666667">
            <text:p>651.67%</text:p>
          </table:table-cell>
          <table:table-cell table:style-name="ce2" table:formula="of:=[.F206]/[.F205]-1" office:value-type="percentage" office:value="0.1045197740113">
            <text:p>10.45%</text:p>
          </table:table-cell>
          <table:table-cell table:formula="of:=[.I$2]*[.G206]" office:value-type="currency" office:currency="USD" office:value="503228.664833333">
            <text:p>$503,228.66</text:p>
          </table:table-cell>
          <table:table-cell office:value-type="float" office:value="4.57">
            <text:p>4.57</text:p>
          </table:table-cell>
          <table:table-cell table:style-name="ce2" table:formula="of:=[.J206]/[.J$2]" office:value-type="percentage" office:value="2.39267015706806">
            <text:p>239.27%</text:p>
          </table:table-cell>
          <table:table-cell table:style-name="ce2" table:formula="of:=[.J206]/[.J205]-1" office:value-type="percentage" office:value="-0.0673469387755102">
            <text:p>-6.73%</text:p>
          </table:table-cell>
          <table:table-cell table:formula="of:=[.M$2]*[.K206]" office:value-type="currency" office:currency="USD" office:value="239958.114554974">
            <text:p>$239,958.11</text:p>
          </table:table-cell>
          <table:table-cell office:value-type="float" office:value="68.86">
            <text:p>68.86</text:p>
          </table:table-cell>
          <table:table-cell table:style-name="ce2" table:formula="of:=[.N206]/[.N$2]" office:value-type="percentage" office:value="1.21147079521464">
            <text:p>121.15%</text:p>
          </table:table-cell>
          <table:table-cell table:style-name="ce2" table:formula="of:=[.N206]/[.N205]-1" office:value-type="percentage" office:value="-0.00145011600928069">
            <text:p>-0.15%</text:p>
          </table:table-cell>
          <table:table-cell table:formula="of:=[.Q$2]*[.O206]" office:value-type="currency" office:currency="USD" office:value="593879.484046446">
            <text:p>$593,879.48</text:p>
          </table:table-cell>
          <table:table-cell table:formula="of:=[.$AA$3]/[.$B$2]*[.B206]+[.$AA$4]/[.$F$2]*[.F206]+[.$AA$5]/[.$J$2]*[.J206]+[.$AA$6]/[.$N$2]*[.N206]" office:value-type="currency" office:currency="USD" office:value="1760888.55410003">
            <text:p>$1,760,888.55</text:p>
          </table:table-cell>
          <table:table-cell table:style-name="ce2" table:formula="of:=[.R206]/[.R$2]" office:value-type="percentage" office:value="1.76088855410003">
            <text:p>176.09%</text:p>
          </table:table-cell>
          <table:table-cell table:style-name="ce2" table:formula="of:=[.R206]/[.R205]-1" office:value-type="percentage" office:value="0.0228773621939204">
            <text:p>2.29%</text:p>
          </table:table-cell>
          <table:table-cell table:formula="of:=[.U$2]*[.S206]" office:value-type="currency" office:currency="USD" office:value="1760888.55410003">
            <text:p>$1,760,888.55</text:p>
          </table:table-cell>
          <table:table-cell office:value-type="float" office:value="122.86">
            <text:p>122.86</text:p>
          </table:table-cell>
          <table:table-cell table:style-name="ce2" table:formula="of:=[.V206]/[.V$2]" office:value-type="percentage" office:value="1.0021207177814">
            <text:p>100.21%</text:p>
          </table:table-cell>
          <table:table-cell table:style-name="ce2" table:formula="of:=[.V206]/[.V205]-1" office:value-type="percentage" office:value="0.0122765098459257">
            <text:p>1.2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5">
            <text:p>25/10/11</text:p>
          </table:table-cell>
          <table:table-cell office:value-type="float" office:value="37.04">
            <text:p>37.04</text:p>
          </table:table-cell>
          <table:table-cell table:formula="of:=[.B207]/[.$B$2]" office:value-type="percentage" office:value="1.29014280738419">
            <text:p>129.01%</text:p>
          </table:table-cell>
          <table:table-cell table:formula="of:=[.B207]/[.B206]-1" office:value-type="percentage" office:value="0.0114691425450575">
            <text:p>1.15%</text:p>
          </table:table-cell>
          <table:table-cell table:formula="of:=[.$E$2]*[.C207]" office:value-type="currency" office:currency="USD" office:value="1290142.80738419">
            <text:p>$1,290,142.81</text:p>
          </table:table-cell>
          <table:table-cell office:value-type="float" office:value="7.85">
            <text:p>7.85</text:p>
          </table:table-cell>
          <table:table-cell table:style-name="ce2" table:formula="of:=[.F207]/[.F$2]" office:value-type="percentage" office:value="6.54166666666667">
            <text:p>654.17%</text:p>
          </table:table-cell>
          <table:table-cell table:style-name="ce2" table:formula="of:=[.F207]/[.F206]-1" office:value-type="percentage" office:value="0.00383631713554977">
            <text:p>0.38%</text:p>
          </table:table-cell>
          <table:table-cell table:formula="of:=[.I$2]*[.G207]" office:value-type="currency" office:currency="USD" office:value="505159.209583333">
            <text:p>$505,159.21</text:p>
          </table:table-cell>
          <table:table-cell office:value-type="float" office:value="4.41">
            <text:p>4.41</text:p>
          </table:table-cell>
          <table:table-cell table:style-name="ce2" table:formula="of:=[.J207]/[.J$2]" office:value-type="percentage" office:value="2.30890052356021">
            <text:p>230.89%</text:p>
          </table:table-cell>
          <table:table-cell table:style-name="ce2" table:formula="of:=[.J207]/[.J206]-1" office:value-type="percentage" office:value="-0.0350109409190372">
            <text:p>-3.50%</text:p>
          </table:table-cell>
          <table:table-cell table:formula="of:=[.M$2]*[.K207]" office:value-type="currency" office:currency="USD" office:value="231556.955183246">
            <text:p>$231,556.96</text:p>
          </table:table-cell>
          <table:table-cell office:value-type="float" office:value="70.47">
            <text:p>70.47</text:p>
          </table:table-cell>
          <table:table-cell table:style-name="ce2" table:formula="of:=[.N207]/[.N$2]" office:value-type="percentage" office:value="1.23979591836735">
            <text:p>123.98%</text:p>
          </table:table-cell>
          <table:table-cell table:style-name="ce2" table:formula="of:=[.N207]/[.N206]-1" office:value-type="percentage" office:value="0.0233807725820505">
            <text:p>2.34%</text:p>
          </table:table-cell>
          <table:table-cell table:formula="of:=[.Q$2]*[.O207]" office:value-type="currency" office:currency="USD" office:value="607764.845204082">
            <text:p>$607,764.85</text:p>
          </table:table-cell>
          <table:table-cell table:formula="of:=[.$AA$3]/[.$B$2]*[.B207]+[.$AA$4]/[.$F$2]*[.F207]+[.$AA$5]/[.$J$2]*[.J207]+[.$AA$6]/[.$N$2]*[.N207]" office:value-type="currency" office:currency="USD" office:value="1773164.17890135">
            <text:p>$1,773,164.18</text:p>
          </table:table-cell>
          <table:table-cell table:style-name="ce2" table:formula="of:=[.R207]/[.R$2]" office:value-type="percentage" office:value="1.77316417890135">
            <text:p>177.32%</text:p>
          </table:table-cell>
          <table:table-cell table:style-name="ce2" table:formula="of:=[.R207]/[.R206]-1" office:value-type="percentage" office:value="0.00697126730294095">
            <text:p>0.70%</text:p>
          </table:table-cell>
          <table:table-cell table:formula="of:=[.U$2]*[.S207]" office:value-type="currency" office:currency="USD" office:value="1773164.17890135">
            <text:p>$1,773,164.18</text:p>
          </table:table-cell>
          <table:table-cell office:value-type="float" office:value="120.47">
            <text:p>120.47</text:p>
          </table:table-cell>
          <table:table-cell table:style-name="ce2" table:formula="of:=[.V207]/[.V$2]" office:value-type="percentage" office:value="0.982626427406199">
            <text:p>98.26%</text:p>
          </table:table-cell>
          <table:table-cell table:style-name="ce2" table:formula="of:=[.V207]/[.V206]-1" office:value-type="percentage" office:value="-0.0194530359759075">
            <text:p>-1.9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6">
            <text:p>26/10/11</text:p>
          </table:table-cell>
          <table:table-cell office:value-type="float" office:value="37.42">
            <text:p>37.42</text:p>
          </table:table-cell>
          <table:table-cell table:formula="of:=[.B208]/[.$B$2]" office:value-type="percentage" office:value="1.30337861372344">
            <text:p>130.34%</text:p>
          </table:table-cell>
          <table:table-cell table:formula="of:=[.B208]/[.B207]-1" office:value-type="percentage" office:value="0.0102591792656588">
            <text:p>1.03%</text:p>
          </table:table-cell>
          <table:table-cell table:formula="of:=[.$E$2]*[.C208]" office:value-type="currency" office:currency="USD" office:value="1303378.61372344">
            <text:p>$1,303,378.61</text:p>
          </table:table-cell>
          <table:table-cell office:value-type="float" office:value="7.85">
            <text:p>7.85</text:p>
          </table:table-cell>
          <table:table-cell table:style-name="ce2" table:formula="of:=[.F208]/[.F$2]" office:value-type="percentage" office:value="6.54166666666667">
            <text:p>654.17%</text:p>
          </table:table-cell>
          <table:table-cell table:style-name="ce2" table:formula="of:=[.F208]/[.F207]-1" office:value-type="percentage" office:value="0">
            <text:p>0.00%</text:p>
          </table:table-cell>
          <table:table-cell table:formula="of:=[.I$2]*[.G208]" office:value-type="currency" office:currency="USD" office:value="505159.209583333">
            <text:p>$505,159.21</text:p>
          </table:table-cell>
          <table:table-cell office:value-type="float" office:value="4.67">
            <text:p>4.67</text:p>
          </table:table-cell>
          <table:table-cell table:style-name="ce2" table:formula="of:=[.J208]/[.J$2]" office:value-type="percentage" office:value="2.44502617801047">
            <text:p>244.50%</text:p>
          </table:table-cell>
          <table:table-cell table:style-name="ce2" table:formula="of:=[.J208]/[.J207]-1" office:value-type="percentage" office:value="0.0589569160997732">
            <text:p>5.90%</text:p>
          </table:table-cell>
          <table:table-cell table:formula="of:=[.M$2]*[.K208]" office:value-type="currency" office:currency="USD" office:value="245208.839162304">
            <text:p>$245,208.84</text:p>
          </table:table-cell>
          <table:table-cell office:value-type="float" office:value="69.42">
            <text:p>69.42</text:p>
          </table:table-cell>
          <table:table-cell table:style-name="ce2" table:formula="of:=[.N208]/[.N$2]" office:value-type="percentage" office:value="1.22132301196341">
            <text:p>122.13%</text:p>
          </table:table-cell>
          <table:table-cell table:style-name="ce2" table:formula="of:=[.N208]/[.N207]-1" office:value-type="percentage" office:value="-0.014899957428693">
            <text:p>-1.49%</text:p>
          </table:table-cell>
          <table:table-cell table:formula="of:=[.Q$2]*[.O208]" office:value-type="currency" office:currency="USD" office:value="598709.174883884">
            <text:p>$598,709.17</text:p>
          </table:table-cell>
          <table:table-cell table:formula="of:=[.$AA$3]/[.$B$2]*[.B208]+[.$AA$4]/[.$F$2]*[.F208]+[.$AA$5]/[.$J$2]*[.J208]+[.$AA$6]/[.$N$2]*[.N208]" office:value-type="currency" office:currency="USD" office:value="1782158.33003844">
            <text:p>$1,782,158.33</text:p>
          </table:table-cell>
          <table:table-cell table:style-name="ce2" table:formula="of:=[.R208]/[.R$2]" office:value-type="percentage" office:value="1.78215833003844">
            <text:p>178.22%</text:p>
          </table:table-cell>
          <table:table-cell table:style-name="ce2" table:formula="of:=[.R208]/[.R207]-1" office:value-type="percentage" office:value="0.00507237358170842">
            <text:p>0.51%</text:p>
          </table:table-cell>
          <table:table-cell table:formula="of:=[.U$2]*[.S208]" office:value-type="currency" office:currency="USD" office:value="1782158.33003844">
            <text:p>$1,782,158.33</text:p>
          </table:table-cell>
          <table:table-cell office:value-type="float" office:value="121.69">
            <text:p>121.69</text:p>
          </table:table-cell>
          <table:table-cell table:style-name="ce2" table:formula="of:=[.V208]/[.V$2]" office:value-type="percentage" office:value="0.99257748776509">
            <text:p>99.26%</text:p>
          </table:table-cell>
          <table:table-cell table:style-name="ce2" table:formula="of:=[.V208]/[.V207]-1" office:value-type="percentage" office:value="0.0101270025732547">
            <text:p>1.0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7">
            <text:p>27/10/11</text:p>
          </table:table-cell>
          <table:table-cell office:value-type="float" office:value="39.95">
            <text:p>39.95</text:p>
          </table:table-cell>
          <table:table-cell table:formula="of:=[.B209]/[.$B$2]" office:value-type="percentage" office:value="1.39150121908743">
            <text:p>139.15%</text:p>
          </table:table-cell>
          <table:table-cell table:formula="of:=[.B209]/[.B208]-1" office:value-type="percentage" office:value="0.0676109032602887">
            <text:p>6.76%</text:p>
          </table:table-cell>
          <table:table-cell table:formula="of:=[.$E$2]*[.C209]" office:value-type="currency" office:currency="USD" office:value="1391501.21908743">
            <text:p>$1,391,501.22</text:p>
          </table:table-cell>
          <table:table-cell office:value-type="float" office:value="8.14">
            <text:p>8.14</text:p>
          </table:table-cell>
          <table:table-cell table:style-name="ce2" table:formula="of:=[.F209]/[.F$2]" office:value-type="percentage" office:value="6.78333333333333">
            <text:p>678.33%</text:p>
          </table:table-cell>
          <table:table-cell table:style-name="ce2" table:formula="of:=[.F209]/[.F208]-1" office:value-type="percentage" office:value="0.0369426751592359">
            <text:p>3.69%</text:p>
          </table:table-cell>
          <table:table-cell table:formula="of:=[.I$2]*[.G209]" office:value-type="currency" office:currency="USD" office:value="523821.142166667">
            <text:p>$523,821.14</text:p>
          </table:table-cell>
          <table:table-cell office:value-type="float" office:value="4.58">
            <text:p>4.58</text:p>
          </table:table-cell>
          <table:table-cell table:style-name="ce2" table:formula="of:=[.J209]/[.J$2]" office:value-type="percentage" office:value="2.3979057591623">
            <text:p>239.79%</text:p>
          </table:table-cell>
          <table:table-cell table:style-name="ce2" table:formula="of:=[.J209]/[.J208]-1" office:value-type="percentage" office:value="-0.019271948608137">
            <text:p>-1.93%</text:p>
          </table:table-cell>
          <table:table-cell table:formula="of:=[.M$2]*[.K209]" office:value-type="currency" office:currency="USD" office:value="240483.187015707">
            <text:p>$240,483.19</text:p>
          </table:table-cell>
          <table:table-cell office:value-type="float" office:value="67.48">
            <text:p>67.48</text:p>
          </table:table-cell>
          <table:table-cell table:style-name="ce2" table:formula="of:=[.N209]/[.N$2]" office:value-type="percentage" office:value="1.1871921182266">
            <text:p>118.72%</text:p>
          </table:table-cell>
          <table:table-cell table:style-name="ce2" table:formula="of:=[.N209]/[.N208]-1" office:value-type="percentage" office:value="-0.027945836934601">
            <text:p>-2.79%</text:p>
          </table:table-cell>
          <table:table-cell table:formula="of:=[.Q$2]*[.O209]" office:value-type="currency" office:currency="USD" office:value="581977.74591133">
            <text:p>$581,977.75</text:p>
          </table:table-cell>
          <table:table-cell table:formula="of:=[.$AA$3]/[.$B$2]*[.B209]+[.$AA$4]/[.$F$2]*[.F209]+[.$AA$5]/[.$J$2]*[.J209]+[.$AA$6]/[.$N$2]*[.N209]" office:value-type="currency" office:currency="USD" office:value="1808644.18629189">
            <text:p>$1,808,644.19</text:p>
          </table:table-cell>
          <table:table-cell table:style-name="ce2" table:formula="of:=[.R209]/[.R$2]" office:value-type="percentage" office:value="1.80864418629189">
            <text:p>180.86%</text:p>
          </table:table-cell>
          <table:table-cell table:style-name="ce2" table:formula="of:=[.R209]/[.R208]-1" office:value-type="percentage" office:value="0.0148616740763337">
            <text:p>1.49%</text:p>
          </table:table-cell>
          <table:table-cell table:formula="of:=[.U$2]*[.S209]" office:value-type="currency" office:currency="USD" office:value="1808644.18629189">
            <text:p>$1,808,644.19</text:p>
          </table:table-cell>
          <table:table-cell office:value-type="float" office:value="125.93">
            <text:p>125.93</text:p>
          </table:table-cell>
          <table:table-cell table:style-name="ce2" table:formula="of:=[.V209]/[.V$2]" office:value-type="percentage" office:value="1.02716150081566">
            <text:p>102.72%</text:p>
          </table:table-cell>
          <table:table-cell table:style-name="ce2" table:formula="of:=[.V209]/[.V208]-1" office:value-type="percentage" office:value="0.034842632919714">
            <text:p>3.4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28">
            <text:p>28/10/11</text:p>
          </table:table-cell>
          <table:table-cell office:value-type="float" office:value="40.45">
            <text:p>40.45</text:p>
          </table:table-cell>
          <table:table-cell table:formula="of:=[.B210]/[.$B$2]" office:value-type="percentage" office:value="1.40891675374434">
            <text:p>140.89%</text:p>
          </table:table-cell>
          <table:table-cell table:formula="of:=[.B210]/[.B209]-1" office:value-type="percentage" office:value="0.0125156445556947">
            <text:p>1.25%</text:p>
          </table:table-cell>
          <table:table-cell table:formula="of:=[.$E$2]*[.C210]" office:value-type="currency" office:currency="USD" office:value="1408916.75374434">
            <text:p>$1,408,916.75</text:p>
          </table:table-cell>
          <table:table-cell office:value-type="float" office:value="9">
            <text:p>9</text:p>
          </table:table-cell>
          <table:table-cell table:style-name="ce2" table:formula="of:=[.F210]/[.F$2]" office:value-type="percentage" office:value="7.5">
            <text:p>750.00%</text:p>
          </table:table-cell>
          <table:table-cell table:style-name="ce2" table:formula="of:=[.F210]/[.F209]-1" office:value-type="percentage" office:value="0.105651105651106">
            <text:p>10.57%</text:p>
          </table:table-cell>
          <table:table-cell table:formula="of:=[.I$2]*[.G210]" office:value-type="currency" office:currency="USD" office:value="579163.425">
            <text:p>$579,163.43</text:p>
          </table:table-cell>
          <table:table-cell office:value-type="float" office:value="4.55">
            <text:p>4.55</text:p>
          </table:table-cell>
          <table:table-cell table:style-name="ce2" table:formula="of:=[.J210]/[.J$2]" office:value-type="percentage" office:value="2.38219895287958">
            <text:p>238.22%</text:p>
          </table:table-cell>
          <table:table-cell table:style-name="ce2" table:formula="of:=[.J210]/[.J209]-1" office:value-type="percentage" office:value="-0.00655021834061142">
            <text:p>-0.66%</text:p>
          </table:table-cell>
          <table:table-cell table:formula="of:=[.M$2]*[.K210]" office:value-type="currency" office:currency="USD" office:value="238907.969633508">
            <text:p>$238,907.97</text:p>
          </table:table-cell>
          <table:table-cell office:value-type="float" office:value="68.02">
            <text:p>68.02</text:p>
          </table:table-cell>
          <table:table-cell table:style-name="ce2" table:formula="of:=[.N210]/[.N$2]" office:value-type="percentage" office:value="1.19669247009148">
            <text:p>119.67%</text:p>
          </table:table-cell>
          <table:table-cell table:style-name="ce2" table:formula="of:=[.N210]/[.N209]-1" office:value-type="percentage" office:value="0.00800237107291046">
            <text:p>0.80%</text:p>
          </table:table-cell>
          <table:table-cell table:formula="of:=[.Q$2]*[.O210]" office:value-type="currency" office:currency="USD" office:value="586634.947790289">
            <text:p>$586,634.95</text:p>
          </table:table-cell>
          <table:table-cell table:formula="of:=[.$AA$3]/[.$B$2]*[.B210]+[.$AA$4]/[.$F$2]*[.F210]+[.$AA$5]/[.$J$2]*[.J210]+[.$AA$6]/[.$N$2]*[.N210]" office:value-type="currency" office:currency="USD" office:value="1872855.21346176">
            <text:p>$1,872,855.21</text:p>
          </table:table-cell>
          <table:table-cell table:style-name="ce2" table:formula="of:=[.R210]/[.R$2]" office:value-type="percentage" office:value="1.87285521346176">
            <text:p>187.29%</text:p>
          </table:table-cell>
          <table:table-cell table:style-name="ce2" table:formula="of:=[.R210]/[.R209]-1" office:value-type="percentage" office:value="0.0355022992673404">
            <text:p>3.55%</text:p>
          </table:table-cell>
          <table:table-cell table:formula="of:=[.U$2]*[.S210]" office:value-type="currency" office:currency="USD" office:value="1872855.21346176">
            <text:p>$1,872,855.21</text:p>
          </table:table-cell>
          <table:table-cell office:value-type="float" office:value="125.9">
            <text:p>125.9</text:p>
          </table:table-cell>
          <table:table-cell table:style-name="ce2" table:formula="of:=[.V210]/[.V$2]" office:value-type="percentage" office:value="1.02691680261011">
            <text:p>102.69%</text:p>
          </table:table-cell>
          <table:table-cell table:style-name="ce2" table:formula="of:=[.V210]/[.V209]-1" office:value-type="percentage" office:value="-0.000238227586754514">
            <text:p>-0.0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0-31">
            <text:p>31/10/11</text:p>
          </table:table-cell>
          <table:table-cell office:value-type="float" office:value="40.25">
            <text:p>40.25</text:p>
          </table:table-cell>
          <table:table-cell table:formula="of:=[.B211]/[.$B$2]" office:value-type="percentage" office:value="1.40195053988157">
            <text:p>140.20%</text:p>
          </table:table-cell>
          <table:table-cell table:formula="of:=[.B211]/[.B210]-1" office:value-type="percentage" office:value="-0.0049443757725588">
            <text:p>-0.49%</text:p>
          </table:table-cell>
          <table:table-cell table:formula="of:=[.$E$2]*[.C211]" office:value-type="currency" office:currency="USD" office:value="1401950.53988157">
            <text:p>$1,401,950.54</text:p>
          </table:table-cell>
          <table:table-cell office:value-type="float" office:value="9.4">
            <text:p>9.4</text:p>
          </table:table-cell>
          <table:table-cell table:style-name="ce2" table:formula="of:=[.F211]/[.F$2]" office:value-type="percentage" office:value="7.83333333333333">
            <text:p>783.33%</text:p>
          </table:table-cell>
          <table:table-cell table:style-name="ce2" table:formula="of:=[.F211]/[.F210]-1" office:value-type="percentage" office:value="0.0444444444444445">
            <text:p>4.44%</text:p>
          </table:table-cell>
          <table:table-cell table:formula="of:=[.I$2]*[.G211]" office:value-type="currency" office:currency="USD" office:value="604904.021666667">
            <text:p>$604,904.02</text:p>
          </table:table-cell>
          <table:table-cell office:value-type="float" office:value="4.4">
            <text:p>4.4</text:p>
          </table:table-cell>
          <table:table-cell table:style-name="ce2" table:formula="of:=[.J211]/[.J$2]" office:value-type="percentage" office:value="2.30366492146597">
            <text:p>230.37%</text:p>
          </table:table-cell>
          <table:table-cell table:style-name="ce2" table:formula="of:=[.J211]/[.J210]-1" office:value-type="percentage" office:value="-0.0329670329670328">
            <text:p>-3.30%</text:p>
          </table:table-cell>
          <table:table-cell table:formula="of:=[.M$2]*[.K211]" office:value-type="currency" office:currency="USD" office:value="231031.882722513">
            <text:p>$231,031.88</text:p>
          </table:table-cell>
          <table:table-cell office:value-type="float" office:value="69.96">
            <text:p>69.96</text:p>
          </table:table-cell>
          <table:table-cell table:style-name="ce2" table:formula="of:=[.N211]/[.N$2]" office:value-type="percentage" office:value="1.23082336382829">
            <text:p>123.08%</text:p>
          </table:table-cell>
          <table:table-cell table:style-name="ce2" table:formula="of:=[.N211]/[.N210]-1" office:value-type="percentage" office:value="0.0285210232284623">
            <text:p>2.85%</text:p>
          </table:table-cell>
          <table:table-cell table:formula="of:=[.Q$2]*[.O211]" office:value-type="currency" office:currency="USD" office:value="603366.376762843">
            <text:p>$603,366.38</text:p>
          </table:table-cell>
          <table:table-cell table:formula="of:=[.$AA$3]/[.$B$2]*[.B211]+[.$AA$4]/[.$F$2]*[.F211]+[.$AA$5]/[.$J$2]*[.J211]+[.$AA$6]/[.$N$2]*[.N211]" office:value-type="currency" office:currency="USD" office:value="1905136.44825408">
            <text:p>$1,905,136.45</text:p>
          </table:table-cell>
          <table:table-cell table:style-name="ce2" table:formula="of:=[.R211]/[.R$2]" office:value-type="percentage" office:value="1.90513644825408">
            <text:p>190.51%</text:p>
          </table:table-cell>
          <table:table-cell table:style-name="ce2" table:formula="of:=[.R211]/[.R210]-1" office:value-type="percentage" office:value="0.017236375006612">
            <text:p>1.72%</text:p>
          </table:table-cell>
          <table:table-cell table:formula="of:=[.U$2]*[.S211]" office:value-type="currency" office:currency="USD" office:value="1905136.44825408">
            <text:p>$1,905,136.45</text:p>
          </table:table-cell>
          <table:table-cell office:value-type="float" office:value="122.87">
            <text:p>122.87</text:p>
          </table:table-cell>
          <table:table-cell table:style-name="ce2" table:formula="of:=[.V211]/[.V$2]" office:value-type="percentage" office:value="1.00220228384992">
            <text:p>100.22%</text:p>
          </table:table-cell>
          <table:table-cell table:style-name="ce2" table:formula="of:=[.V211]/[.V210]-1" office:value-type="percentage" office:value="-0.0240667196187451">
            <text:p>-2.4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1">
            <text:p>01/11/11</text:p>
          </table:table-cell>
          <table:table-cell office:value-type="float" office:value="40.44">
            <text:p>40.44</text:p>
          </table:table-cell>
          <table:table-cell table:formula="of:=[.B212]/[.$B$2]" office:value-type="percentage" office:value="1.4085684430512">
            <text:p>140.86%</text:p>
          </table:table-cell>
          <table:table-cell table:formula="of:=[.B212]/[.B211]-1" office:value-type="percentage" office:value="0.0047204968944099">
            <text:p>0.47%</text:p>
          </table:table-cell>
          <table:table-cell table:formula="of:=[.$E$2]*[.C212]" office:value-type="currency" office:currency="USD" office:value="1408568.4430512">
            <text:p>$1,408,568.44</text:p>
          </table:table-cell>
          <table:table-cell office:value-type="float" office:value="8.88">
            <text:p>8.88</text:p>
          </table:table-cell>
          <table:table-cell table:style-name="ce2" table:formula="of:=[.F212]/[.F$2]" office:value-type="percentage" office:value="7.4">
            <text:p>740.00%</text:p>
          </table:table-cell>
          <table:table-cell table:style-name="ce2" table:formula="of:=[.F212]/[.F211]-1" office:value-type="percentage" office:value="-0.0553191489361702">
            <text:p>-5.53%</text:p>
          </table:table-cell>
          <table:table-cell table:formula="of:=[.I$2]*[.G212]" office:value-type="currency" office:currency="USD" office:value="571441.246">
            <text:p>$571,441.25</text:p>
          </table:table-cell>
          <table:table-cell office:value-type="float" office:value="4.21">
            <text:p>4.21</text:p>
          </table:table-cell>
          <table:table-cell table:style-name="ce2" table:formula="of:=[.J212]/[.J$2]" office:value-type="percentage" office:value="2.20418848167539">
            <text:p>220.42%</text:p>
          </table:table-cell>
          <table:table-cell table:style-name="ce2" table:formula="of:=[.J212]/[.J211]-1" office:value-type="percentage" office:value="-0.0431818181818183">
            <text:p>-4.32%</text:p>
          </table:table-cell>
          <table:table-cell table:formula="of:=[.M$2]*[.K212]" office:value-type="currency" office:currency="USD" office:value="221055.505968586">
            <text:p>$221,055.51</text:p>
          </table:table-cell>
          <table:table-cell office:value-type="float" office:value="72.21">
            <text:p>72.21</text:p>
          </table:table-cell>
          <table:table-cell table:style-name="ce2" table:formula="of:=[.N212]/[.N$2]" office:value-type="percentage" office:value="1.27040816326531">
            <text:p>127.04%</text:p>
          </table:table-cell>
          <table:table-cell table:style-name="ce2" table:formula="of:=[.N212]/[.N211]-1" office:value-type="percentage" office:value="0.0321612349914238">
            <text:p>3.22%</text:p>
          </table:table-cell>
          <table:table-cell table:formula="of:=[.Q$2]*[.O212]" office:value-type="currency" office:currency="USD" office:value="622771.384591837">
            <text:p>$622,771.38</text:p>
          </table:table-cell>
          <table:table-cell table:formula="of:=[.$AA$3]/[.$B$2]*[.B212]+[.$AA$4]/[.$F$2]*[.F212]+[.$AA$5]/[.$J$2]*[.J212]+[.$AA$6]/[.$N$2]*[.N212]" office:value-type="currency" office:currency="USD" office:value="1883301.27240159">
            <text:p>$1,883,301.27</text:p>
          </table:table-cell>
          <table:table-cell table:style-name="ce2" table:formula="of:=[.R212]/[.R$2]" office:value-type="percentage" office:value="1.88330127240159">
            <text:p>188.33%</text:p>
          </table:table-cell>
          <table:table-cell table:style-name="ce2" table:formula="of:=[.R212]/[.R211]-1" office:value-type="percentage" office:value="-0.0114612136429886">
            <text:p>-1.15%</text:p>
          </table:table-cell>
          <table:table-cell table:formula="of:=[.U$2]*[.S212]" office:value-type="currency" office:currency="USD" office:value="1883301.27240159">
            <text:p>$1,883,301.27</text:p>
          </table:table-cell>
          <table:table-cell office:value-type="float" office:value="119.44">
            <text:p>119.44</text:p>
          </table:table-cell>
          <table:table-cell table:style-name="ce2" table:formula="of:=[.V212]/[.V$2]" office:value-type="percentage" office:value="0.974225122349103">
            <text:p>97.42%</text:p>
          </table:table-cell>
          <table:table-cell table:style-name="ce2" table:formula="of:=[.V212]/[.V211]-1" office:value-type="percentage" office:value="-0.0279156832424514">
            <text:p>-2.7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2">
            <text:p>02/11/11</text:p>
          </table:table-cell>
          <table:table-cell office:value-type="float" office:value="42.69">
            <text:p>42.69</text:p>
          </table:table-cell>
          <table:table-cell table:formula="of:=[.B213]/[.$B$2]" office:value-type="percentage" office:value="1.48693834900731">
            <text:p>148.69%</text:p>
          </table:table-cell>
          <table:table-cell table:formula="of:=[.B213]/[.B212]-1" office:value-type="percentage" office:value="0.0556379821958457">
            <text:p>5.56%</text:p>
          </table:table-cell>
          <table:table-cell table:formula="of:=[.$E$2]*[.C213]" office:value-type="currency" office:currency="USD" office:value="1486938.34900731">
            <text:p>$1,486,938.35</text:p>
          </table:table-cell>
          <table:table-cell office:value-type="float" office:value="8.39">
            <text:p>8.39</text:p>
          </table:table-cell>
          <table:table-cell table:style-name="ce2" table:formula="of:=[.F213]/[.F$2]" office:value-type="percentage" office:value="6.99166666666667">
            <text:p>699.17%</text:p>
          </table:table-cell>
          <table:table-cell table:style-name="ce2" table:formula="of:=[.F213]/[.F212]-1" office:value-type="percentage" office:value="-0.0551801801801802">
            <text:p>-5.52%</text:p>
          </table:table-cell>
          <table:table-cell table:formula="of:=[.I$2]*[.G213]" office:value-type="currency" office:currency="USD" office:value="539909.015083333">
            <text:p>$539,909.02</text:p>
          </table:table-cell>
          <table:table-cell office:value-type="float" office:value="4.29">
            <text:p>4.29</text:p>
          </table:table-cell>
          <table:table-cell table:style-name="ce2" table:formula="of:=[.J213]/[.J$2]" office:value-type="percentage" office:value="2.24607329842932">
            <text:p>224.61%</text:p>
          </table:table-cell>
          <table:table-cell table:style-name="ce2" table:formula="of:=[.J213]/[.J212]-1" office:value-type="percentage" office:value="0.0190023752969122">
            <text:p>1.90%</text:p>
          </table:table-cell>
          <table:table-cell table:formula="of:=[.M$2]*[.K213]" office:value-type="currency" office:currency="USD" office:value="225256.08565445">
            <text:p>$225,256.09</text:p>
          </table:table-cell>
          <table:table-cell office:value-type="float" office:value="71.62">
            <text:p>71.62</text:p>
          </table:table-cell>
          <table:table-cell table:style-name="ce2" table:formula="of:=[.N213]/[.N$2]" office:value-type="percentage" office:value="1.26002814919071">
            <text:p>126.00%</text:p>
          </table:table-cell>
          <table:table-cell table:style-name="ce2" table:formula="of:=[.N213]/[.N212]-1" office:value-type="percentage" office:value="-0.0081706134884364">
            <text:p>-0.82%</text:p>
          </table:table-cell>
          <table:table-cell table:formula="of:=[.Q$2]*[.O213]" office:value-type="currency" office:currency="USD" office:value="617682.960316678">
            <text:p>$617,682.96</text:p>
          </table:table-cell>
          <table:table-cell table:formula="of:=[.$AA$3]/[.$B$2]*[.B213]+[.$AA$4]/[.$F$2]*[.F213]+[.$AA$5]/[.$J$2]*[.J213]+[.$AA$6]/[.$N$2]*[.N213]" office:value-type="currency" office:currency="USD" office:value="1876921.61617463">
            <text:p>$1,876,921.62</text:p>
          </table:table-cell>
          <table:table-cell table:style-name="ce2" table:formula="of:=[.R213]/[.R$2]" office:value-type="percentage" office:value="1.87692161617463">
            <text:p>187.69%</text:p>
          </table:table-cell>
          <table:table-cell table:style-name="ce2" table:formula="of:=[.R213]/[.R212]-1" office:value-type="percentage" office:value="-0.00338748575198933">
            <text:p>-0.34%</text:p>
          </table:table-cell>
          <table:table-cell table:formula="of:=[.U$2]*[.S213]" office:value-type="currency" office:currency="USD" office:value="1876921.61617463">
            <text:p>$1,876,921.62</text:p>
          </table:table-cell>
          <table:table-cell office:value-type="float" office:value="121.39">
            <text:p>121.39</text:p>
          </table:table-cell>
          <table:table-cell table:style-name="ce2" table:formula="of:=[.V213]/[.V$2]" office:value-type="percentage" office:value="0.990130505709625">
            <text:p>99.01%</text:p>
          </table:table-cell>
          <table:table-cell table:style-name="ce2" table:formula="of:=[.V213]/[.V212]-1" office:value-type="percentage" office:value="0.0163261888814468">
            <text:p>1.6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3">
            <text:p>03/11/11</text:p>
          </table:table-cell>
          <table:table-cell office:value-type="float" office:value="43.54">
            <text:p>43.54</text:p>
          </table:table-cell>
          <table:table-cell table:formula="of:=[.B214]/[.$B$2]" office:value-type="percentage" office:value="1.51654475792407">
            <text:p>151.65%</text:p>
          </table:table-cell>
          <table:table-cell table:formula="of:=[.B214]/[.B213]-1" office:value-type="percentage" office:value="0.0199109861794331">
            <text:p>1.99%</text:p>
          </table:table-cell>
          <table:table-cell table:formula="of:=[.$E$2]*[.C214]" office:value-type="currency" office:currency="USD" office:value="1516544.75792407">
            <text:p>$1,516,544.76</text:p>
          </table:table-cell>
          <table:table-cell office:value-type="float" office:value="8.3">
            <text:p>8.3</text:p>
          </table:table-cell>
          <table:table-cell table:style-name="ce2" table:formula="of:=[.F214]/[.F$2]" office:value-type="percentage" office:value="6.91666666666667">
            <text:p>691.67%</text:p>
          </table:table-cell>
          <table:table-cell table:style-name="ce2" table:formula="of:=[.F214]/[.F213]-1" office:value-type="percentage" office:value="-0.0107270560190703">
            <text:p>-1.07%</text:p>
          </table:table-cell>
          <table:table-cell table:formula="of:=[.I$2]*[.G214]" office:value-type="currency" office:currency="USD" office:value="534117.380833333">
            <text:p>$534,117.38</text:p>
          </table:table-cell>
          <table:table-cell office:value-type="float" office:value="4.6">
            <text:p>4.6</text:p>
          </table:table-cell>
          <table:table-cell table:style-name="ce2" table:formula="of:=[.J214]/[.J$2]" office:value-type="percentage" office:value="2.40837696335078">
            <text:p>240.84%</text:p>
          </table:table-cell>
          <table:table-cell table:style-name="ce2" table:formula="of:=[.J214]/[.J213]-1" office:value-type="percentage" office:value="0.0722610722610721">
            <text:p>7.23%</text:p>
          </table:table-cell>
          <table:table-cell table:formula="of:=[.M$2]*[.K214]" office:value-type="currency" office:currency="USD" office:value="241533.331937173">
            <text:p>$241,533.33</text:p>
          </table:table-cell>
          <table:table-cell office:value-type="float" office:value="70.9">
            <text:p>70.9</text:p>
          </table:table-cell>
          <table:table-cell table:style-name="ce2" table:formula="of:=[.N214]/[.N$2]" office:value-type="percentage" office:value="1.24736101337087">
            <text:p>124.74%</text:p>
          </table:table-cell>
          <table:table-cell table:style-name="ce2" table:formula="of:=[.N214]/[.N213]-1" office:value-type="percentage" office:value="-0.0100530578050824">
            <text:p>-1.01%</text:p>
          </table:table-cell>
          <table:table-cell table:formula="of:=[.Q$2]*[.O214]" office:value-type="currency" office:currency="USD" office:value="611473.3578114">
            <text:p>$611,473.36</text:p>
          </table:table-cell>
          <table:table-cell table:formula="of:=[.$AA$3]/[.$B$2]*[.B214]+[.$AA$4]/[.$F$2]*[.F214]+[.$AA$5]/[.$J$2]*[.J214]+[.$AA$6]/[.$N$2]*[.N214]" office:value-type="currency" office:currency="USD" office:value="1891035.11742969">
            <text:p>$1,891,035.12</text:p>
          </table:table-cell>
          <table:table-cell table:style-name="ce2" table:formula="of:=[.R214]/[.R$2]" office:value-type="percentage" office:value="1.89103511742969">
            <text:p>189.10%</text:p>
          </table:table-cell>
          <table:table-cell table:style-name="ce2" table:formula="of:=[.R214]/[.R213]-1" office:value-type="percentage" office:value="0.00751949422577924">
            <text:p>0.75%</text:p>
          </table:table-cell>
          <table:table-cell table:formula="of:=[.U$2]*[.S214]" office:value-type="currency" office:currency="USD" office:value="1891035.11742969">
            <text:p>$1,891,035.12</text:p>
          </table:table-cell>
          <table:table-cell office:value-type="float" office:value="123.6">
            <text:p>123.6</text:p>
          </table:table-cell>
          <table:table-cell table:style-name="ce2" table:formula="of:=[.V214]/[.V$2]" office:value-type="percentage" office:value="1.00815660685155">
            <text:p>100.82%</text:p>
          </table:table-cell>
          <table:table-cell table:style-name="ce2" table:formula="of:=[.V214]/[.V213]-1" office:value-type="percentage" office:value="0.0182057830134277">
            <text:p>1.8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4">
            <text:p>04/11/11</text:p>
          </table:table-cell>
          <table:table-cell office:value-type="float" office:value="43.31">
            <text:p>43.31</text:p>
          </table:table-cell>
          <table:table-cell table:formula="of:=[.B215]/[.$B$2]" office:value-type="percentage" office:value="1.50853361198189">
            <text:p>150.85%</text:p>
          </table:table-cell>
          <table:table-cell table:formula="of:=[.B215]/[.B214]-1" office:value-type="percentage" office:value="-0.00528249885163057">
            <text:p>-0.53%</text:p>
          </table:table-cell>
          <table:table-cell table:formula="of:=[.$E$2]*[.C215]" office:value-type="currency" office:currency="USD" office:value="1508533.61198189">
            <text:p>$1,508,533.61</text:p>
          </table:table-cell>
          <table:table-cell office:value-type="float" office:value="7.97">
            <text:p>7.97</text:p>
          </table:table-cell>
          <table:table-cell table:style-name="ce2" table:formula="of:=[.F215]/[.F$2]" office:value-type="percentage" office:value="6.64166666666667">
            <text:p>664.17%</text:p>
          </table:table-cell>
          <table:table-cell table:style-name="ce2" table:formula="of:=[.F215]/[.F214]-1" office:value-type="percentage" office:value="-0.0397590361445784">
            <text:p>-3.98%</text:p>
          </table:table-cell>
          <table:table-cell table:formula="of:=[.I$2]*[.G215]" office:value-type="currency" office:currency="USD" office:value="512881.388583333">
            <text:p>$512,881.39</text:p>
          </table:table-cell>
          <table:table-cell office:value-type="float" office:value="4.73">
            <text:p>4.73</text:p>
          </table:table-cell>
          <table:table-cell table:style-name="ce2" table:formula="of:=[.J215]/[.J$2]" office:value-type="percentage" office:value="2.47643979057592">
            <text:p>247.64%</text:p>
          </table:table-cell>
          <table:table-cell table:style-name="ce2" table:formula="of:=[.J215]/[.J214]-1" office:value-type="percentage" office:value="0.0282608695652176">
            <text:p>2.83%</text:p>
          </table:table-cell>
          <table:table-cell table:formula="of:=[.M$2]*[.K215]" office:value-type="currency" office:currency="USD" office:value="248359.273926702">
            <text:p>$248,359.27</text:p>
          </table:table-cell>
          <table:table-cell office:value-type="float" office:value="70.76">
            <text:p>70.76</text:p>
          </table:table-cell>
          <table:table-cell table:style-name="ce2" table:formula="of:=[.N215]/[.N$2]" office:value-type="percentage" office:value="1.24489795918367">
            <text:p>124.49%</text:p>
          </table:table-cell>
          <table:table-cell table:style-name="ce2" table:formula="of:=[.N215]/[.N214]-1" office:value-type="percentage" office:value="-0.00197461212976024">
            <text:p>-0.20%</text:p>
          </table:table-cell>
          <table:table-cell table:formula="of:=[.Q$2]*[.O215]" office:value-type="currency" office:currency="USD" office:value="610265.935102041">
            <text:p>$610,265.94</text:p>
          </table:table-cell>
          <table:table-cell table:formula="of:=[.$AA$3]/[.$B$2]*[.B215]+[.$AA$4]/[.$F$2]*[.F215]+[.$AA$5]/[.$J$2]*[.J215]+[.$AA$6]/[.$N$2]*[.N215]" office:value-type="currency" office:currency="USD" office:value="1872755.73493357">
            <text:p>$1,872,755.73</text:p>
          </table:table-cell>
          <table:table-cell table:style-name="ce2" table:formula="of:=[.R215]/[.R$2]" office:value-type="percentage" office:value="1.87275573493357">
            <text:p>187.28%</text:p>
          </table:table-cell>
          <table:table-cell table:style-name="ce2" table:formula="of:=[.R215]/[.R214]-1" office:value-type="percentage" office:value="-0.00966633687954654">
            <text:p>-0.97%</text:p>
          </table:table-cell>
          <table:table-cell table:formula="of:=[.U$2]*[.S215]" office:value-type="currency" office:currency="USD" office:value="1872755.73493357">
            <text:p>$1,872,755.73</text:p>
          </table:table-cell>
          <table:table-cell office:value-type="float" office:value="122.85">
            <text:p>122.85</text:p>
          </table:table-cell>
          <table:table-cell table:style-name="ce2" table:formula="of:=[.V215]/[.V$2]" office:value-type="percentage" office:value="1.00203915171289">
            <text:p>100.20%</text:p>
          </table:table-cell>
          <table:table-cell table:style-name="ce2" table:formula="of:=[.V215]/[.V214]-1" office:value-type="percentage" office:value="-0.0060679611650486">
            <text:p>-0.6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7">
            <text:p>07/11/11</text:p>
          </table:table-cell>
          <table:table-cell office:value-type="float" office:value="42.64">
            <text:p>42.64</text:p>
          </table:table-cell>
          <table:table-cell table:formula="of:=[.B216]/[.$B$2]" office:value-type="percentage" office:value="1.48519679554162">
            <text:p>148.52%</text:p>
          </table:table-cell>
          <table:table-cell table:formula="of:=[.B216]/[.B215]-1" office:value-type="percentage" office:value="-0.015469868390672">
            <text:p>-1.55%</text:p>
          </table:table-cell>
          <table:table-cell table:formula="of:=[.$E$2]*[.C216]" office:value-type="currency" office:currency="USD" office:value="1485196.79554162">
            <text:p>$1,485,196.80</text:p>
          </table:table-cell>
          <table:table-cell office:value-type="float" office:value="7.78">
            <text:p>7.78</text:p>
          </table:table-cell>
          <table:table-cell table:style-name="ce2" table:formula="of:=[.F216]/[.F$2]" office:value-type="percentage" office:value="6.48333333333333">
            <text:p>648.33%</text:p>
          </table:table-cell>
          <table:table-cell table:style-name="ce2" table:formula="of:=[.F216]/[.F215]-1" office:value-type="percentage" office:value="-0.0238393977415307">
            <text:p>-2.38%</text:p>
          </table:table-cell>
          <table:table-cell table:formula="of:=[.I$2]*[.G216]" office:value-type="currency" office:currency="USD" office:value="500654.605166667">
            <text:p>$500,654.61</text:p>
          </table:table-cell>
          <table:table-cell office:value-type="float" office:value="4.88">
            <text:p>4.88</text:p>
          </table:table-cell>
          <table:table-cell table:style-name="ce2" table:formula="of:=[.J216]/[.J$2]" office:value-type="percentage" office:value="2.55497382198953">
            <text:p>255.50%</text:p>
          </table:table-cell>
          <table:table-cell table:style-name="ce2" table:formula="of:=[.J216]/[.J215]-1" office:value-type="percentage" office:value="0.0317124735729386">
            <text:p>3.17%</text:p>
          </table:table-cell>
          <table:table-cell table:formula="of:=[.M$2]*[.K216]" office:value-type="currency" office:currency="USD" office:value="256235.360837696">
            <text:p>$256,235.36</text:p>
          </table:table-cell>
          <table:table-cell office:value-type="float" office:value="71.31">
            <text:p>71.31</text:p>
          </table:table-cell>
          <table:table-cell table:style-name="ce2" table:formula="of:=[.N216]/[.N$2]" office:value-type="percentage" office:value="1.2545742434905">
            <text:p>125.46%</text:p>
          </table:table-cell>
          <table:table-cell table:style-name="ce2" table:formula="of:=[.N216]/[.N215]-1" office:value-type="percentage" office:value="0.00777275296777846">
            <text:p>0.78%</text:p>
          </table:table-cell>
          <table:table-cell table:formula="of:=[.Q$2]*[.O216]" office:value-type="currency" office:currency="USD" office:value="615009.381460239">
            <text:p>$615,009.38</text:p>
          </table:table-cell>
          <table:table-cell table:formula="of:=[.$AA$3]/[.$B$2]*[.B216]+[.$AA$4]/[.$F$2]*[.F216]+[.$AA$5]/[.$J$2]*[.J216]+[.$AA$6]/[.$N$2]*[.N216]" office:value-type="currency" office:currency="USD" office:value="1865394.22660079">
            <text:p>$1,865,394.23</text:p>
          </table:table-cell>
          <table:table-cell table:style-name="ce2" table:formula="of:=[.R216]/[.R$2]" office:value-type="percentage" office:value="1.86539422660079">
            <text:p>186.54%</text:p>
          </table:table-cell>
          <table:table-cell table:style-name="ce2" table:formula="of:=[.R216]/[.R215]-1" office:value-type="percentage" office:value="-0.00393084276580036">
            <text:p>-0.39%</text:p>
          </table:table-cell>
          <table:table-cell table:formula="of:=[.U$2]*[.S216]" office:value-type="currency" office:currency="USD" office:value="1865394.22660079">
            <text:p>$1,865,394.23</text:p>
          </table:table-cell>
          <table:table-cell office:value-type="float" office:value="123.61">
            <text:p>123.61</text:p>
          </table:table-cell>
          <table:table-cell table:style-name="ce2" table:formula="of:=[.V216]/[.V$2]" office:value-type="percentage" office:value="1.00823817292007">
            <text:p>100.82%</text:p>
          </table:table-cell>
          <table:table-cell table:style-name="ce2" table:formula="of:=[.V216]/[.V215]-1" office:value-type="percentage" office:value="0.00618640618640631">
            <text:p>0.6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8">
            <text:p>08/11/11</text:p>
          </table:table-cell>
          <table:table-cell office:value-type="float" office:value="42.77">
            <text:p>42.77</text:p>
          </table:table-cell>
          <table:table-cell table:formula="of:=[.B217]/[.$B$2]" office:value-type="percentage" office:value="1.48972483455242">
            <text:p>148.97%</text:p>
          </table:table-cell>
          <table:table-cell table:formula="of:=[.B217]/[.B216]-1" office:value-type="percentage" office:value="0.00304878048780499">
            <text:p>0.30%</text:p>
          </table:table-cell>
          <table:table-cell table:formula="of:=[.$E$2]*[.C217]" office:value-type="currency" office:currency="USD" office:value="1489724.83455242">
            <text:p>$1,489,724.83</text:p>
          </table:table-cell>
          <table:table-cell office:value-type="float" office:value="7.63">
            <text:p>7.63</text:p>
          </table:table-cell>
          <table:table-cell table:style-name="ce2" table:formula="of:=[.F217]/[.F$2]" office:value-type="percentage" office:value="6.35833333333333">
            <text:p>635.83%</text:p>
          </table:table-cell>
          <table:table-cell table:style-name="ce2" table:formula="of:=[.F217]/[.F216]-1" office:value-type="percentage" office:value="-0.019280205655527">
            <text:p>-1.93%</text:p>
          </table:table-cell>
          <table:table-cell table:formula="of:=[.I$2]*[.G217]" office:value-type="currency" office:currency="USD" office:value="491001.881416667">
            <text:p>$491,001.88</text:p>
          </table:table-cell>
          <table:table-cell office:value-type="float" office:value="5.49">
            <text:p>5.49</text:p>
          </table:table-cell>
          <table:table-cell table:style-name="ce2" table:formula="of:=[.J217]/[.J$2]" office:value-type="percentage" office:value="2.87434554973822">
            <text:p>287.43%</text:p>
          </table:table-cell>
          <table:table-cell table:style-name="ce2" table:formula="of:=[.J217]/[.J216]-1" office:value-type="percentage" office:value="0.125">
            <text:p>12.50%</text:p>
          </table:table-cell>
          <table:table-cell table:formula="of:=[.M$2]*[.K217]" office:value-type="currency" office:currency="USD" office:value="288264.780942408">
            <text:p>$288,264.78</text:p>
          </table:table-cell>
          <table:table-cell office:value-type="float" office:value="70.43">
            <text:p>70.43</text:p>
          </table:table-cell>
          <table:table-cell table:style-name="ce2" table:formula="of:=[.N217]/[.N$2]" office:value-type="percentage" office:value="1.23909218859958">
            <text:p>123.91%</text:p>
          </table:table-cell>
          <table:table-cell table:style-name="ce2" table:formula="of:=[.N217]/[.N216]-1" office:value-type="percentage" office:value="-0.012340485205441">
            <text:p>-1.23%</text:p>
          </table:table-cell>
          <table:table-cell table:formula="of:=[.Q$2]*[.O217]" office:value-type="currency" office:currency="USD" office:value="607419.867287122">
            <text:p>$607,419.87</text:p>
          </table:table-cell>
          <table:table-cell table:formula="of:=[.$AA$3]/[.$B$2]*[.B217]+[.$AA$4]/[.$F$2]*[.F217]+[.$AA$5]/[.$J$2]*[.J217]+[.$AA$6]/[.$N$2]*[.N217]" office:value-type="currency" office:currency="USD" office:value="1881685.96634073">
            <text:p>$1,881,685.97</text:p>
          </table:table-cell>
          <table:table-cell table:style-name="ce2" table:formula="of:=[.R217]/[.R$2]" office:value-type="percentage" office:value="1.88168596634073">
            <text:p>188.17%</text:p>
          </table:table-cell>
          <table:table-cell table:style-name="ce2" table:formula="of:=[.R217]/[.R216]-1" office:value-type="percentage" office:value="0.00873367114983759">
            <text:p>0.87%</text:p>
          </table:table-cell>
          <table:table-cell table:formula="of:=[.U$2]*[.S217]" office:value-type="currency" office:currency="USD" office:value="1881685.96634073">
            <text:p>$1,881,685.97</text:p>
          </table:table-cell>
          <table:table-cell office:value-type="float" office:value="125.2">
            <text:p>125.2</text:p>
          </table:table-cell>
          <table:table-cell table:style-name="ce2" table:formula="of:=[.V217]/[.V$2]" office:value-type="percentage" office:value="1.02120717781403">
            <text:p>102.12%</text:p>
          </table:table-cell>
          <table:table-cell table:style-name="ce2" table:formula="of:=[.V217]/[.V216]-1" office:value-type="percentage" office:value="0.0128630369711189">
            <text:p>1.2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09">
            <text:p>09/11/11</text:p>
          </table:table-cell>
          <table:table-cell office:value-type="float" office:value="42.89">
            <text:p>42.89</text:p>
          </table:table-cell>
          <table:table-cell table:formula="of:=[.B218]/[.$B$2]" office:value-type="percentage" office:value="1.49390456287008">
            <text:p>149.39%</text:p>
          </table:table-cell>
          <table:table-cell table:formula="of:=[.B218]/[.B217]-1" office:value-type="percentage" office:value="0.00280570493336452">
            <text:p>0.28%</text:p>
          </table:table-cell>
          <table:table-cell table:formula="of:=[.$E$2]*[.C218]" office:value-type="currency" office:currency="USD" office:value="1493904.56287008">
            <text:p>$1,493,904.56</text:p>
          </table:table-cell>
          <table:table-cell office:value-type="float" office:value="6.03">
            <text:p>6.03</text:p>
          </table:table-cell>
          <table:table-cell table:style-name="ce2" table:formula="of:=[.F218]/[.F$2]" office:value-type="percentage" office:value="5.025">
            <text:p>502.50%</text:p>
          </table:table-cell>
          <table:table-cell table:style-name="ce2" table:formula="of:=[.F218]/[.F217]-1" office:value-type="percentage" office:value="-0.209698558322411">
            <text:p>-20.97%</text:p>
          </table:table-cell>
          <table:table-cell table:formula="of:=[.I$2]*[.G218]" office:value-type="currency" office:currency="USD" office:value="388039.49475">
            <text:p>$388,039.49</text:p>
          </table:table-cell>
          <table:table-cell office:value-type="float" office:value="5.1">
            <text:p>5.1</text:p>
          </table:table-cell>
          <table:table-cell table:style-name="ce2" table:formula="of:=[.J218]/[.J$2]" office:value-type="percentage" office:value="2.67015706806283">
            <text:p>267.02%</text:p>
          </table:table-cell>
          <table:table-cell table:style-name="ce2" table:formula="of:=[.J218]/[.J217]-1" office:value-type="percentage" office:value="-0.0710382513661203">
            <text:p>-7.10%</text:p>
          </table:table-cell>
          <table:table-cell table:formula="of:=[.M$2]*[.K218]" office:value-type="currency" office:currency="USD" office:value="267786.954973822">
            <text:p>$267,786.95</text:p>
          </table:table-cell>
          <table:table-cell office:value-type="float" office:value="71.82">
            <text:p>71.82</text:p>
          </table:table-cell>
          <table:table-cell table:style-name="ce2" table:formula="of:=[.N218]/[.N$2]" office:value-type="percentage" office:value="1.26354679802956">
            <text:p>126.35%</text:p>
          </table:table-cell>
          <table:table-cell table:style-name="ce2" table:formula="of:=[.N218]/[.N217]-1" office:value-type="percentage" office:value="0.0197359079937525">
            <text:p>1.97%</text:p>
          </table:table-cell>
          <table:table-cell table:formula="of:=[.Q$2]*[.O218]" office:value-type="currency" office:currency="USD" office:value="619407.849901478">
            <text:p>$619,407.85</text:p>
          </table:table-cell>
          <table:table-cell table:formula="of:=[.$AA$3]/[.$B$2]*[.B218]+[.$AA$4]/[.$F$2]*[.F218]+[.$AA$5]/[.$J$2]*[.J218]+[.$AA$6]/[.$N$2]*[.N218]" office:value-type="currency" office:currency="USD" office:value="1771622.55868138">
            <text:p>$1,771,622.56</text:p>
          </table:table-cell>
          <table:table-cell table:style-name="ce2" table:formula="of:=[.R218]/[.R$2]" office:value-type="percentage" office:value="1.77162255868138">
            <text:p>177.16%</text:p>
          </table:table-cell>
          <table:table-cell table:style-name="ce2" table:formula="of:=[.R218]/[.R217]-1" office:value-type="percentage" office:value="-0.0584919107800908">
            <text:p>-5.85%</text:p>
          </table:table-cell>
          <table:table-cell table:formula="of:=[.U$2]*[.S218]" office:value-type="currency" office:currency="USD" office:value="1771622.55868138">
            <text:p>$1,771,622.56</text:p>
          </table:table-cell>
          <table:table-cell office:value-type="float" office:value="120.58">
            <text:p>120.58</text:p>
          </table:table-cell>
          <table:table-cell table:style-name="ce2" table:formula="of:=[.V218]/[.V$2]" office:value-type="percentage" office:value="0.98352365415987">
            <text:p>98.35%</text:p>
          </table:table-cell>
          <table:table-cell table:style-name="ce2" table:formula="of:=[.V218]/[.V217]-1" office:value-type="percentage" office:value="-0.0369009584664537">
            <text:p>-3.6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0">
            <text:p>10/11/11</text:p>
          </table:table-cell>
          <table:table-cell office:value-type="float" office:value="42.5">
            <text:p>42.5</text:p>
          </table:table-cell>
          <table:table-cell table:formula="of:=[.B219]/[.$B$2]" office:value-type="percentage" office:value="1.48032044583769">
            <text:p>148.03%</text:p>
          </table:table-cell>
          <table:table-cell table:formula="of:=[.B219]/[.B218]-1" office:value-type="percentage" office:value="-0.00909302867801354">
            <text:p>-0.91%</text:p>
          </table:table-cell>
          <table:table-cell table:formula="of:=[.$E$2]*[.C219]" office:value-type="currency" office:currency="USD" office:value="1480320.44583769">
            <text:p>$1,480,320.45</text:p>
          </table:table-cell>
          <table:table-cell office:value-type="float" office:value="5.3">
            <text:p>5.3</text:p>
          </table:table-cell>
          <table:table-cell table:style-name="ce2" table:formula="of:=[.F219]/[.F$2]" office:value-type="percentage" office:value="4.41666666666667">
            <text:p>441.67%</text:p>
          </table:table-cell>
          <table:table-cell table:style-name="ce2" table:formula="of:=[.F219]/[.F218]-1" office:value-type="percentage" office:value="-0.12106135986733">
            <text:p>-12.11%</text:p>
          </table:table-cell>
          <table:table-cell table:formula="of:=[.I$2]*[.G219]" office:value-type="currency" office:currency="USD" office:value="341062.905833333">
            <text:p>$341,062.91</text:p>
          </table:table-cell>
          <table:table-cell office:value-type="float" office:value="5.23">
            <text:p>5.23</text:p>
          </table:table-cell>
          <table:table-cell table:style-name="ce2" table:formula="of:=[.J219]/[.J$2]" office:value-type="percentage" office:value="2.73821989528796">
            <text:p>273.82%</text:p>
          </table:table-cell>
          <table:table-cell table:style-name="ce2" table:formula="of:=[.J219]/[.J218]-1" office:value-type="percentage" office:value="0.0254901960784315">
            <text:p>2.55%</text:p>
          </table:table-cell>
          <table:table-cell table:formula="of:=[.M$2]*[.K219]" office:value-type="currency" office:currency="USD" office:value="274612.896963351">
            <text:p>$274,612.90</text:p>
          </table:table-cell>
          <table:table-cell office:value-type="float" office:value="70.82">
            <text:p>70.82</text:p>
          </table:table-cell>
          <table:table-cell table:style-name="ce2" table:formula="of:=[.N219]/[.N$2]" office:value-type="percentage" office:value="1.24595355383533">
            <text:p>124.60%</text:p>
          </table:table-cell>
          <table:table-cell table:style-name="ce2" table:formula="of:=[.N219]/[.N218]-1" office:value-type="percentage" office:value="-0.0139236981342245">
            <text:p>-1.39%</text:p>
          </table:table-cell>
          <table:table-cell table:formula="of:=[.Q$2]*[.O219]" office:value-type="currency" office:currency="USD" office:value="610783.401977481">
            <text:p>$610,783.40</text:p>
          </table:table-cell>
          <table:table-cell table:formula="of:=[.$AA$3]/[.$B$2]*[.B219]+[.$AA$4]/[.$F$2]*[.F219]+[.$AA$5]/[.$J$2]*[.J219]+[.$AA$6]/[.$N$2]*[.N219]" office:value-type="currency" office:currency="USD" office:value="1718333.79115522">
            <text:p>$1,718,333.79</text:p>
          </table:table-cell>
          <table:table-cell table:style-name="ce2" table:formula="of:=[.R219]/[.R$2]" office:value-type="percentage" office:value="1.71833379115522">
            <text:p>171.83%</text:p>
          </table:table-cell>
          <table:table-cell table:style-name="ce2" table:formula="of:=[.R219]/[.R218]-1" office:value-type="percentage" office:value="-0.0300790748373764">
            <text:p>-3.01%</text:p>
          </table:table-cell>
          <table:table-cell table:formula="of:=[.U$2]*[.S219]" office:value-type="currency" office:currency="USD" office:value="1718333.79115522">
            <text:p>$1,718,333.79</text:p>
          </table:table-cell>
          <table:table-cell office:value-type="float" office:value="121.71">
            <text:p>121.71</text:p>
          </table:table-cell>
          <table:table-cell table:style-name="ce2" table:formula="of:=[.V219]/[.V$2]" office:value-type="percentage" office:value="0.992740619902121">
            <text:p>99.27%</text:p>
          </table:table-cell>
          <table:table-cell table:style-name="ce2" table:formula="of:=[.V219]/[.V218]-1" office:value-type="percentage" office:value="0.00937137170343338">
            <text:p>0.9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1">
            <text:p>11/11/11</text:p>
          </table:table-cell>
          <table:table-cell office:value-type="float" office:value="43.98">
            <text:p>43.98</text:p>
          </table:table-cell>
          <table:table-cell table:formula="of:=[.B220]/[.$B$2]" office:value-type="percentage" office:value="1.53187042842215">
            <text:p>153.19%</text:p>
          </table:table-cell>
          <table:table-cell table:formula="of:=[.B220]/[.B219]-1" office:value-type="percentage" office:value="0.0348235294117647">
            <text:p>3.48%</text:p>
          </table:table-cell>
          <table:table-cell table:formula="of:=[.$E$2]*[.C220]" office:value-type="currency" office:currency="USD" office:value="1531870.42842215">
            <text:p>$1,531,870.43</text:p>
          </table:table-cell>
          <table:table-cell office:value-type="float" office:value="5.55">
            <text:p>5.55</text:p>
          </table:table-cell>
          <table:table-cell table:style-name="ce2" table:formula="of:=[.F220]/[.F$2]" office:value-type="percentage" office:value="4.625">
            <text:p>462.50%</text:p>
          </table:table-cell>
          <table:table-cell table:style-name="ce2" table:formula="of:=[.F220]/[.F219]-1" office:value-type="percentage" office:value="0.0471698113207548">
            <text:p>4.72%</text:p>
          </table:table-cell>
          <table:table-cell table:formula="of:=[.I$2]*[.G220]" office:value-type="currency" office:currency="USD" office:value="357150.77875">
            <text:p>$357,150.78</text:p>
          </table:table-cell>
          <table:table-cell office:value-type="float" office:value="6">
            <text:p>6</text:p>
          </table:table-cell>
          <table:table-cell table:style-name="ce2" table:formula="of:=[.J220]/[.J$2]" office:value-type="percentage" office:value="3.1413612565445">
            <text:p>314.14%</text:p>
          </table:table-cell>
          <table:table-cell table:style-name="ce2" table:formula="of:=[.J220]/[.J219]-1" office:value-type="percentage" office:value="0.147227533460803">
            <text:p>14.72%</text:p>
          </table:table-cell>
          <table:table-cell table:formula="of:=[.M$2]*[.K220]" office:value-type="currency" office:currency="USD" office:value="315043.476439791">
            <text:p>$315,043.48</text:p>
          </table:table-cell>
          <table:table-cell office:value-type="float" office:value="70.58">
            <text:p>70.58</text:p>
          </table:table-cell>
          <table:table-cell table:style-name="ce2" table:formula="of:=[.N220]/[.N$2]" office:value-type="percentage" office:value="1.24173117522871">
            <text:p>124.17%</text:p>
          </table:table-cell>
          <table:table-cell table:style-name="ce2" table:formula="of:=[.N220]/[.N219]-1" office:value-type="percentage" office:value="-0.00338887319966108">
            <text:p>-0.34%</text:p>
          </table:table-cell>
          <table:table-cell table:formula="of:=[.Q$2]*[.O220]" office:value-type="currency" office:currency="USD" office:value="608713.534475721">
            <text:p>$608,713.53</text:p>
          </table:table-cell>
          <table:table-cell table:formula="of:=[.$AA$3]/[.$B$2]*[.B220]+[.$AA$4]/[.$F$2]*[.F220]+[.$AA$5]/[.$J$2]*[.J220]+[.$AA$6]/[.$N$2]*[.N220]" office:value-type="currency" office:currency="USD" office:value="1789911.1851723">
            <text:p>$1,789,911.19</text:p>
          </table:table-cell>
          <table:table-cell table:style-name="ce2" table:formula="of:=[.R220]/[.R$2]" office:value-type="percentage" office:value="1.7899111851723">
            <text:p>178.99%</text:p>
          </table:table-cell>
          <table:table-cell table:style-name="ce2" table:formula="of:=[.R220]/[.R219]-1" office:value-type="percentage" office:value="0.0416551163606969">
            <text:p>4.17%</text:p>
          </table:table-cell>
          <table:table-cell table:formula="of:=[.U$2]*[.S220]" office:value-type="currency" office:currency="USD" office:value="1789911.1851723">
            <text:p>$1,789,911.19</text:p>
          </table:table-cell>
          <table:table-cell office:value-type="float" office:value="124">
            <text:p>124</text:p>
          </table:table-cell>
          <table:table-cell table:style-name="ce2" table:formula="of:=[.V220]/[.V$2]" office:value-type="percentage" office:value="1.01141924959217">
            <text:p>101.14%</text:p>
          </table:table-cell>
          <table:table-cell table:style-name="ce2" table:formula="of:=[.V220]/[.V219]-1" office:value-type="percentage" office:value="0.0188152164982336">
            <text:p>1.8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4">
            <text:p>14/11/11</text:p>
          </table:table-cell>
          <table:table-cell office:value-type="float" office:value="43.76">
            <text:p>43.76</text:p>
          </table:table-cell>
          <table:table-cell table:formula="of:=[.B221]/[.$B$2]" office:value-type="percentage" office:value="1.52420759317311">
            <text:p>152.42%</text:p>
          </table:table-cell>
          <table:table-cell table:formula="of:=[.B221]/[.B220]-1" office:value-type="percentage" office:value="-0.00500227376080031">
            <text:p>-0.50%</text:p>
          </table:table-cell>
          <table:table-cell table:formula="of:=[.$E$2]*[.C221]" office:value-type="currency" office:currency="USD" office:value="1524207.59317311">
            <text:p>$1,524,207.59</text:p>
          </table:table-cell>
          <table:table-cell office:value-type="float" office:value="5.94">
            <text:p>5.94</text:p>
          </table:table-cell>
          <table:table-cell table:style-name="ce2" table:formula="of:=[.F221]/[.F$2]" office:value-type="percentage" office:value="4.95">
            <text:p>495.00%</text:p>
          </table:table-cell>
          <table:table-cell table:style-name="ce2" table:formula="of:=[.F221]/[.F220]-1" office:value-type="percentage" office:value="0.0702702702702704">
            <text:p>7.03%</text:p>
          </table:table-cell>
          <table:table-cell table:formula="of:=[.I$2]*[.G221]" office:value-type="currency" office:currency="USD" office:value="382247.8605">
            <text:p>$382,247.86</text:p>
          </table:table-cell>
          <table:table-cell office:value-type="float" office:value="6.05">
            <text:p>6.05</text:p>
          </table:table-cell>
          <table:table-cell table:style-name="ce2" table:formula="of:=[.J221]/[.J$2]" office:value-type="percentage" office:value="3.16753926701571">
            <text:p>316.75%</text:p>
          </table:table-cell>
          <table:table-cell table:style-name="ce2" table:formula="of:=[.J221]/[.J220]-1" office:value-type="percentage" office:value="0.0083333333333333">
            <text:p>0.83%</text:p>
          </table:table-cell>
          <table:table-cell table:formula="of:=[.M$2]*[.K221]" office:value-type="currency" office:currency="USD" office:value="317668.838743456">
            <text:p>$317,668.84</text:p>
          </table:table-cell>
          <table:table-cell office:value-type="float" office:value="71.31">
            <text:p>71.31</text:p>
          </table:table-cell>
          <table:table-cell table:style-name="ce2" table:formula="of:=[.N221]/[.N$2]" office:value-type="percentage" office:value="1.2545742434905">
            <text:p>125.46%</text:p>
          </table:table-cell>
          <table:table-cell table:style-name="ce2" table:formula="of:=[.N221]/[.N220]-1" office:value-type="percentage" office:value="0.0103428733352224">
            <text:p>1.03%</text:p>
          </table:table-cell>
          <table:table-cell table:formula="of:=[.Q$2]*[.O221]" office:value-type="currency" office:currency="USD" office:value="615009.381460239">
            <text:p>$615,009.38</text:p>
          </table:table-cell>
          <table:table-cell table:formula="of:=[.$AA$3]/[.$B$2]*[.B221]+[.$AA$4]/[.$F$2]*[.F221]+[.$AA$5]/[.$J$2]*[.J221]+[.$AA$6]/[.$N$2]*[.N221]" office:value-type="currency" office:currency="USD" office:value="1821383.30188099">
            <text:p>$1,821,383.30</text:p>
          </table:table-cell>
          <table:table-cell table:style-name="ce2" table:formula="of:=[.R221]/[.R$2]" office:value-type="percentage" office:value="1.82138330188099">
            <text:p>182.14%</text:p>
          </table:table-cell>
          <table:table-cell table:style-name="ce2" table:formula="of:=[.R221]/[.R220]-1" office:value-type="percentage" office:value="0.0175830605280289">
            <text:p>1.76%</text:p>
          </table:table-cell>
          <table:table-cell table:formula="of:=[.U$2]*[.S221]" office:value-type="currency" office:currency="USD" office:value="1821383.30188099">
            <text:p>$1,821,383.30</text:p>
          </table:table-cell>
          <table:table-cell office:value-type="float" office:value="122.83">
            <text:p>122.83</text:p>
          </table:table-cell>
          <table:table-cell table:style-name="ce2" table:formula="of:=[.V221]/[.V$2]" office:value-type="percentage" office:value="1.00187601957586">
            <text:p>100.19%</text:p>
          </table:table-cell>
          <table:table-cell table:style-name="ce2" table:formula="of:=[.V221]/[.V220]-1" office:value-type="percentage" office:value="-0.00943548387096771">
            <text:p>-0.9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5">
            <text:p>15/11/11</text:p>
          </table:table-cell>
          <table:table-cell office:value-type="float" office:value="44.87">
            <text:p>44.87</text:p>
          </table:table-cell>
          <table:table-cell table:formula="of:=[.B222]/[.$B$2]" office:value-type="percentage" office:value="1.56287008011146">
            <text:p>156.29%</text:p>
          </table:table-cell>
          <table:table-cell table:formula="of:=[.B222]/[.B221]-1" office:value-type="percentage" office:value="0.0253656307129799">
            <text:p>2.54%</text:p>
          </table:table-cell>
          <table:table-cell table:formula="of:=[.$E$2]*[.C222]" office:value-type="currency" office:currency="USD" office:value="1562870.08011146">
            <text:p>$1,562,870.08</text:p>
          </table:table-cell>
          <table:table-cell office:value-type="float" office:value="6.01">
            <text:p>6.01</text:p>
          </table:table-cell>
          <table:table-cell table:style-name="ce2" table:formula="of:=[.F222]/[.F$2]" office:value-type="percentage" office:value="5.00833333333333">
            <text:p>500.83%</text:p>
          </table:table-cell>
          <table:table-cell table:style-name="ce2" table:formula="of:=[.F222]/[.F221]-1" office:value-type="percentage" office:value="0.0117845117845117">
            <text:p>1.18%</text:p>
          </table:table-cell>
          <table:table-cell table:formula="of:=[.I$2]*[.G222]" office:value-type="currency" office:currency="USD" office:value="386752.464916667">
            <text:p>$386,752.46</text:p>
          </table:table-cell>
          <table:table-cell office:value-type="float" office:value="5.91">
            <text:p>5.91</text:p>
          </table:table-cell>
          <table:table-cell table:style-name="ce2" table:formula="of:=[.J222]/[.J$2]" office:value-type="percentage" office:value="3.09424083769633">
            <text:p>309.42%</text:p>
          </table:table-cell>
          <table:table-cell table:style-name="ce2" table:formula="of:=[.J222]/[.J221]-1" office:value-type="percentage" office:value="-0.0231404958677686">
            <text:p>-2.31%</text:p>
          </table:table-cell>
          <table:table-cell table:formula="of:=[.M$2]*[.K222]" office:value-type="currency" office:currency="USD" office:value="310317.824293194">
            <text:p>$310,317.82</text:p>
          </table:table-cell>
          <table:table-cell office:value-type="float" office:value="71.18">
            <text:p>71.18</text:p>
          </table:table-cell>
          <table:table-cell table:style-name="ce2" table:formula="of:=[.N222]/[.N$2]" office:value-type="percentage" office:value="1.25228712174525">
            <text:p>125.23%</text:p>
          </table:table-cell>
          <table:table-cell table:style-name="ce2" table:formula="of:=[.N222]/[.N221]-1" office:value-type="percentage" office:value="-0.00182302622353103">
            <text:p>-0.18%</text:p>
          </table:table-cell>
          <table:table-cell table:formula="of:=[.Q$2]*[.O222]" office:value-type="currency" office:currency="USD" office:value="613888.20323012">
            <text:p>$613,888.20</text:p>
          </table:table-cell>
          <table:table-cell table:formula="of:=[.$AA$3]/[.$B$2]*[.B222]+[.$AA$4]/[.$F$2]*[.F222]+[.$AA$5]/[.$J$2]*[.J222]+[.$AA$6]/[.$N$2]*[.N222]" office:value-type="currency" office:currency="USD" office:value="1830262.32046158">
            <text:p>$1,830,262.32</text:p>
          </table:table-cell>
          <table:table-cell table:style-name="ce2" table:formula="of:=[.R222]/[.R$2]" office:value-type="percentage" office:value="1.83026232046158">
            <text:p>183.03%</text:p>
          </table:table-cell>
          <table:table-cell table:style-name="ce2" table:formula="of:=[.R222]/[.R221]-1" office:value-type="percentage" office:value="0.00487487645868989">
            <text:p>0.49%</text:p>
          </table:table-cell>
          <table:table-cell table:formula="of:=[.U$2]*[.S222]" office:value-type="currency" office:currency="USD" office:value="1830262.32046158">
            <text:p>$1,830,262.32</text:p>
          </table:table-cell>
          <table:table-cell office:value-type="float" office:value="123.44">
            <text:p>123.44</text:p>
          </table:table-cell>
          <table:table-cell table:style-name="ce2" table:formula="of:=[.V222]/[.V$2]" office:value-type="percentage" office:value="1.0068515497553">
            <text:p>100.69%</text:p>
          </table:table-cell>
          <table:table-cell table:style-name="ce2" table:formula="of:=[.V222]/[.V221]-1" office:value-type="percentage" office:value="0.00496621346576576">
            <text:p>0.5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6">
            <text:p>16/11/11</text:p>
          </table:table-cell>
          <table:table-cell office:value-type="float" office:value="45.29">
            <text:p>45.29</text:p>
          </table:table-cell>
          <table:table-cell table:formula="of:=[.B223]/[.$B$2]" office:value-type="percentage" office:value="1.57749912922327">
            <text:p>157.75%</text:p>
          </table:table-cell>
          <table:table-cell table:formula="of:=[.B223]/[.B222]-1" office:value-type="percentage" office:value="0.00936037441497661">
            <text:p>0.94%</text:p>
          </table:table-cell>
          <table:table-cell table:formula="of:=[.$E$2]*[.C223]" office:value-type="currency" office:currency="USD" office:value="1577499.12922327">
            <text:p>$1,577,499.13</text:p>
          </table:table-cell>
          <table:table-cell office:value-type="float" office:value="6.03">
            <text:p>6.03</text:p>
          </table:table-cell>
          <table:table-cell table:style-name="ce2" table:formula="of:=[.F223]/[.F$2]" office:value-type="percentage" office:value="5.025">
            <text:p>502.50%</text:p>
          </table:table-cell>
          <table:table-cell table:style-name="ce2" table:formula="of:=[.F223]/[.F222]-1" office:value-type="percentage" office:value="0.00332778702163061">
            <text:p>0.33%</text:p>
          </table:table-cell>
          <table:table-cell table:formula="of:=[.I$2]*[.G223]" office:value-type="currency" office:currency="USD" office:value="388039.49475">
            <text:p>$388,039.49</text:p>
          </table:table-cell>
          <table:table-cell office:value-type="float" office:value="5.78">
            <text:p>5.78</text:p>
          </table:table-cell>
          <table:table-cell table:style-name="ce2" table:formula="of:=[.J223]/[.J$2]" office:value-type="percentage" office:value="3.0261780104712">
            <text:p>302.62%</text:p>
          </table:table-cell>
          <table:table-cell table:style-name="ce2" table:formula="of:=[.J223]/[.J222]-1" office:value-type="percentage" office:value="-0.0219966159052454">
            <text:p>-2.20%</text:p>
          </table:table-cell>
          <table:table-cell table:formula="of:=[.M$2]*[.K223]" office:value-type="currency" office:currency="USD" office:value="303491.882303665">
            <text:p>$303,491.88</text:p>
          </table:table-cell>
          <table:table-cell office:value-type="float" office:value="71.9">
            <text:p>71.9</text:p>
          </table:table-cell>
          <table:table-cell table:style-name="ce2" table:formula="of:=[.N223]/[.N$2]" office:value-type="percentage" office:value="1.2649542575651">
            <text:p>126.50%</text:p>
          </table:table-cell>
          <table:table-cell table:style-name="ce2" table:formula="of:=[.N223]/[.N222]-1" office:value-type="percentage" office:value="0.010115200899129">
            <text:p>1.01%</text:p>
          </table:table-cell>
          <table:table-cell table:formula="of:=[.Q$2]*[.O223]" office:value-type="currency" office:currency="USD" office:value="620097.805735398">
            <text:p>$620,097.81</text:p>
          </table:table-cell>
          <table:table-cell table:formula="of:=[.$AA$3]/[.$B$2]*[.B223]+[.$AA$4]/[.$F$2]*[.F223]+[.$AA$5]/[.$J$2]*[.J223]+[.$AA$6]/[.$N$2]*[.N223]" office:value-type="currency" office:currency="USD" office:value="1835793.88907607">
            <text:p>$1,835,793.89</text:p>
          </table:table-cell>
          <table:table-cell table:style-name="ce2" table:formula="of:=[.R223]/[.R$2]" office:value-type="percentage" office:value="1.83579388907607">
            <text:p>183.58%</text:p>
          </table:table-cell>
          <table:table-cell table:style-name="ce2" table:formula="of:=[.R223]/[.R222]-1" office:value-type="percentage" office:value="0.00302228186236175">
            <text:p>0.30%</text:p>
          </table:table-cell>
          <table:table-cell table:formula="of:=[.U$2]*[.S223]" office:value-type="currency" office:currency="USD" office:value="1835793.88907607">
            <text:p>$1,835,793.89</text:p>
          </table:table-cell>
          <table:table-cell office:value-type="float" office:value="121.48">
            <text:p>121.48</text:p>
          </table:table-cell>
          <table:table-cell table:style-name="ce2" table:formula="of:=[.V223]/[.V$2]" office:value-type="percentage" office:value="0.990864600326264">
            <text:p>99.09%</text:p>
          </table:table-cell>
          <table:table-cell table:style-name="ce2" table:formula="of:=[.V223]/[.V222]-1" office:value-type="percentage" office:value="-0.0158781594296824">
            <text:p>-1.5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7">
            <text:p>17/11/11</text:p>
          </table:table-cell>
          <table:table-cell office:value-type="float" office:value="45.66">
            <text:p>45.66</text:p>
          </table:table-cell>
          <table:table-cell table:formula="of:=[.B224]/[.$B$2]" office:value-type="percentage" office:value="1.59038662486938">
            <text:p>159.04%</text:p>
          </table:table-cell>
          <table:table-cell table:formula="of:=[.B224]/[.B223]-1" office:value-type="percentage" office:value="0.0081695738573635">
            <text:p>0.82%</text:p>
          </table:table-cell>
          <table:table-cell table:formula="of:=[.$E$2]*[.C224]" office:value-type="currency" office:currency="USD" office:value="1590386.62486938">
            <text:p>$1,590,386.62</text:p>
          </table:table-cell>
          <table:table-cell office:value-type="float" office:value="5.82">
            <text:p>5.82</text:p>
          </table:table-cell>
          <table:table-cell table:style-name="ce2" table:formula="of:=[.F224]/[.F$2]" office:value-type="percentage" office:value="4.85">
            <text:p>485.00%</text:p>
          </table:table-cell>
          <table:table-cell table:style-name="ce2" table:formula="of:=[.F224]/[.F223]-1" office:value-type="percentage" office:value="-0.0348258706467661">
            <text:p>-3.48%</text:p>
          </table:table-cell>
          <table:table-cell table:formula="of:=[.I$2]*[.G224]" office:value-type="currency" office:currency="USD" office:value="374525.6815">
            <text:p>$374,525.68</text:p>
          </table:table-cell>
          <table:table-cell office:value-type="float" office:value="5.15">
            <text:p>5.15</text:p>
          </table:table-cell>
          <table:table-cell table:style-name="ce2" table:formula="of:=[.J224]/[.J$2]" office:value-type="percentage" office:value="2.69633507853403">
            <text:p>269.63%</text:p>
          </table:table-cell>
          <table:table-cell table:style-name="ce2" table:formula="of:=[.J224]/[.J223]-1" office:value-type="percentage" office:value="-0.108996539792388">
            <text:p>-10.90%</text:p>
          </table:table-cell>
          <table:table-cell table:formula="of:=[.M$2]*[.K224]" office:value-type="currency" office:currency="USD" office:value="270412.317277487">
            <text:p>$270,412.32</text:p>
          </table:table-cell>
          <table:table-cell office:value-type="float" office:value="72.4">
            <text:p>72.4</text:p>
          </table:table-cell>
          <table:table-cell table:style-name="ce2" table:formula="of:=[.N224]/[.N$2]" office:value-type="percentage" office:value="1.27375087966221">
            <text:p>127.38%</text:p>
          </table:table-cell>
          <table:table-cell table:style-name="ce2" table:formula="of:=[.N224]/[.N223]-1" office:value-type="percentage" office:value="0.00695410292072318">
            <text:p>0.70%</text:p>
          </table:table-cell>
          <table:table-cell table:formula="of:=[.Q$2]*[.O224]" office:value-type="currency" office:currency="USD" office:value="624410.029697396">
            <text:p>$624,410.03</text:p>
          </table:table-cell>
          <table:table-cell table:formula="of:=[.$AA$3]/[.$B$2]*[.B224]+[.$AA$4]/[.$F$2]*[.F224]+[.$AA$5]/[.$J$2]*[.J224]+[.$AA$6]/[.$N$2]*[.N224]" office:value-type="currency" office:currency="USD" office:value="1797794.93704333">
            <text:p>$1,797,794.94</text:p>
          </table:table-cell>
          <table:table-cell table:style-name="ce2" table:formula="of:=[.R224]/[.R$2]" office:value-type="percentage" office:value="1.79779493704333">
            <text:p>179.78%</text:p>
          </table:table-cell>
          <table:table-cell table:style-name="ce2" table:formula="of:=[.R224]/[.R223]-1" office:value-type="percentage" office:value="-0.0206989206461891">
            <text:p>-2.07%</text:p>
          </table:table-cell>
          <table:table-cell table:formula="of:=[.U$2]*[.S224]" office:value-type="currency" office:currency="USD" office:value="1797794.93704333">
            <text:p>$1,797,794.94</text:p>
          </table:table-cell>
          <table:table-cell office:value-type="float" office:value="119.55">
            <text:p>119.55</text:p>
          </table:table-cell>
          <table:table-cell table:style-name="ce2" table:formula="of:=[.V224]/[.V$2]" office:value-type="percentage" office:value="0.975122349102773">
            <text:p>97.51%</text:p>
          </table:table-cell>
          <table:table-cell table:style-name="ce2" table:formula="of:=[.V224]/[.V223]-1" office:value-type="percentage" office:value="-0.015887388870596">
            <text:p>-1.5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18">
            <text:p>18/11/11</text:p>
          </table:table-cell>
          <table:table-cell office:value-type="float" office:value="45.52">
            <text:p>45.52</text:p>
          </table:table-cell>
          <table:table-cell table:formula="of:=[.B225]/[.$B$2]" office:value-type="percentage" office:value="1.58551027516545">
            <text:p>158.55%</text:p>
          </table:table-cell>
          <table:table-cell table:formula="of:=[.B225]/[.B224]-1" office:value-type="percentage" office:value="-0.00306614104248781">
            <text:p>-0.31%</text:p>
          </table:table-cell>
          <table:table-cell table:formula="of:=[.$E$2]*[.C225]" office:value-type="currency" office:currency="USD" office:value="1585510.27516545">
            <text:p>$1,585,510.28</text:p>
          </table:table-cell>
          <table:table-cell office:value-type="float" office:value="5.79">
            <text:p>5.79</text:p>
          </table:table-cell>
          <table:table-cell table:style-name="ce2" table:formula="of:=[.F225]/[.F$2]" office:value-type="percentage" office:value="4.825">
            <text:p>482.50%</text:p>
          </table:table-cell>
          <table:table-cell table:style-name="ce2" table:formula="of:=[.F225]/[.F224]-1" office:value-type="percentage" office:value="-0.00515463917525782">
            <text:p>-0.52%</text:p>
          </table:table-cell>
          <table:table-cell table:formula="of:=[.I$2]*[.G225]" office:value-type="currency" office:currency="USD" office:value="372595.13675">
            <text:p>$372,595.14</text:p>
          </table:table-cell>
          <table:table-cell office:value-type="float" office:value="5.43">
            <text:p>5.43</text:p>
          </table:table-cell>
          <table:table-cell table:style-name="ce2" table:formula="of:=[.J225]/[.J$2]" office:value-type="percentage" office:value="2.84293193717277">
            <text:p>284.29%</text:p>
          </table:table-cell>
          <table:table-cell table:style-name="ce2" table:formula="of:=[.J225]/[.J224]-1" office:value-type="percentage" office:value="0.0543689320388348">
            <text:p>5.44%</text:p>
          </table:table-cell>
          <table:table-cell table:formula="of:=[.M$2]*[.K225]" office:value-type="currency" office:currency="USD" office:value="285114.34617801">
            <text:p>$285,114.35</text:p>
          </table:table-cell>
          <table:table-cell office:value-type="float" office:value="72.31">
            <text:p>72.31</text:p>
          </table:table-cell>
          <table:table-cell table:style-name="ce2" table:formula="of:=[.N225]/[.N$2]" office:value-type="percentage" office:value="1.27216748768473">
            <text:p>127.22%</text:p>
          </table:table-cell>
          <table:table-cell table:style-name="ce2" table:formula="of:=[.N225]/[.N224]-1" office:value-type="percentage" office:value="-0.00124309392265198">
            <text:p>-0.12%</text:p>
          </table:table-cell>
          <table:table-cell table:formula="of:=[.Q$2]*[.O225]" office:value-type="currency" office:currency="USD" office:value="623633.829384236">
            <text:p>$623,633.83</text:p>
          </table:table-cell>
          <table:table-cell table:formula="of:=[.$AA$3]/[.$B$2]*[.B225]+[.$AA$4]/[.$F$2]*[.F225]+[.$AA$5]/[.$J$2]*[.J225]+[.$AA$6]/[.$N$2]*[.N225]" office:value-type="currency" office:currency="USD" office:value="1808169.92812555">
            <text:p>$1,808,169.93</text:p>
          </table:table-cell>
          <table:table-cell table:style-name="ce2" table:formula="of:=[.R225]/[.R$2]" office:value-type="percentage" office:value="1.80816992812555">
            <text:p>180.82%</text:p>
          </table:table-cell>
          <table:table-cell table:style-name="ce2" table:formula="of:=[.R225]/[.R224]-1" office:value-type="percentage" office:value="0.00577095355451873">
            <text:p>0.58%</text:p>
          </table:table-cell>
          <table:table-cell table:formula="of:=[.U$2]*[.S225]" office:value-type="currency" office:currency="USD" office:value="1808169.92812555">
            <text:p>$1,808,169.93</text:p>
          </table:table-cell>
          <table:table-cell office:value-type="float" office:value="119.42">
            <text:p>119.42</text:p>
          </table:table-cell>
          <table:table-cell table:style-name="ce2" table:formula="of:=[.V225]/[.V$2]" office:value-type="percentage" office:value="0.974061990212072">
            <text:p>97.41%</text:p>
          </table:table-cell>
          <table:table-cell table:style-name="ce2" table:formula="of:=[.V225]/[.V224]-1" office:value-type="percentage" office:value="-0.00108741112505228">
            <text:p>-0.1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21">
            <text:p>21/11/11</text:p>
          </table:table-cell>
          <table:table-cell office:value-type="float" office:value="45.33">
            <text:p>45.33</text:p>
          </table:table-cell>
          <table:table-cell table:formula="of:=[.B226]/[.$B$2]" office:value-type="percentage" office:value="1.57889237199582">
            <text:p>157.89%</text:p>
          </table:table-cell>
          <table:table-cell table:formula="of:=[.B226]/[.B225]-1" office:value-type="percentage" office:value="-0.00417398945518466">
            <text:p>-0.42%</text:p>
          </table:table-cell>
          <table:table-cell table:formula="of:=[.$E$2]*[.C226]" office:value-type="currency" office:currency="USD" office:value="1578892.37199582">
            <text:p>$1,578,892.37</text:p>
          </table:table-cell>
          <table:table-cell office:value-type="float" office:value="5.61">
            <text:p>5.61</text:p>
          </table:table-cell>
          <table:table-cell table:style-name="ce2" table:formula="of:=[.F226]/[.F$2]" office:value-type="percentage" office:value="4.675">
            <text:p>467.50%</text:p>
          </table:table-cell>
          <table:table-cell table:style-name="ce2" table:formula="of:=[.F226]/[.F225]-1" office:value-type="percentage" office:value="-0.0310880829015544">
            <text:p>-3.11%</text:p>
          </table:table-cell>
          <table:table-cell table:formula="of:=[.I$2]*[.G226]" office:value-type="currency" office:currency="USD" office:value="361011.86825">
            <text:p>$361,011.87</text:p>
          </table:table-cell>
          <table:table-cell office:value-type="float" office:value="5.66">
            <text:p>5.66</text:p>
          </table:table-cell>
          <table:table-cell table:style-name="ce2" table:formula="of:=[.J226]/[.J$2]" office:value-type="percentage" office:value="2.96335078534031">
            <text:p>296.34%</text:p>
          </table:table-cell>
          <table:table-cell table:style-name="ce2" table:formula="of:=[.J226]/[.J225]-1" office:value-type="percentage" office:value="0.0423572744014733">
            <text:p>4.24%</text:p>
          </table:table-cell>
          <table:table-cell table:formula="of:=[.M$2]*[.K226]" office:value-type="currency" office:currency="USD" office:value="297191.012774869">
            <text:p>$297,191.01</text:p>
          </table:table-cell>
          <table:table-cell office:value-type="float" office:value="72.75">
            <text:p>72.75</text:p>
          </table:table-cell>
          <table:table-cell table:style-name="ce2" table:formula="of:=[.N226]/[.N$2]" office:value-type="percentage" office:value="1.27990851513019">
            <text:p>127.99%</text:p>
          </table:table-cell>
          <table:table-cell table:style-name="ce2" table:formula="of:=[.N226]/[.N225]-1" office:value-type="percentage" office:value="0.0060849121836537">
            <text:p>0.61%</text:p>
          </table:table-cell>
          <table:table-cell table:formula="of:=[.Q$2]*[.O226]" office:value-type="currency" office:currency="USD" office:value="627428.586470795">
            <text:p>$627,428.59</text:p>
          </table:table-cell>
          <table:table-cell table:formula="of:=[.$AA$3]/[.$B$2]*[.B226]+[.$AA$4]/[.$F$2]*[.F226]+[.$AA$5]/[.$J$2]*[.J226]+[.$AA$6]/[.$N$2]*[.N226]" office:value-type="currency" office:currency="USD" office:value="1810259.11456985">
            <text:p>$1,810,259.11</text:p>
          </table:table-cell>
          <table:table-cell table:style-name="ce2" table:formula="of:=[.R226]/[.R$2]" office:value-type="percentage" office:value="1.81025911456985">
            <text:p>181.03%</text:p>
          </table:table-cell>
          <table:table-cell table:style-name="ce2" table:formula="of:=[.R226]/[.R225]-1" office:value-type="percentage" office:value="0.00115541488208892">
            <text:p>0.12%</text:p>
          </table:table-cell>
          <table:table-cell table:formula="of:=[.U$2]*[.S226]" office:value-type="currency" office:currency="USD" office:value="1810259.11456985">
            <text:p>$1,810,259.11</text:p>
          </table:table-cell>
          <table:table-cell office:value-type="float" office:value="117.15">
            <text:p>117.15</text:p>
          </table:table-cell>
          <table:table-cell table:style-name="ce2" table:formula="of:=[.V226]/[.V$2]" office:value-type="percentage" office:value="0.955546492659054">
            <text:p>95.55%</text:p>
          </table:table-cell>
          <table:table-cell table:style-name="ce2" table:formula="of:=[.V226]/[.V225]-1" office:value-type="percentage" office:value="-0.0190085412828671">
            <text:p>-1.9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22">
            <text:p>22/11/11</text:p>
          </table:table-cell>
          <table:table-cell office:value-type="float" office:value="46.39">
            <text:p>46.39</text:p>
          </table:table-cell>
          <table:table-cell table:formula="of:=[.B227]/[.$B$2]" office:value-type="percentage" office:value="1.61581330546848">
            <text:p>161.58%</text:p>
          </table:table-cell>
          <table:table-cell table:formula="of:=[.B227]/[.B226]-1" office:value-type="percentage" office:value="0.0233840723582617">
            <text:p>2.34%</text:p>
          </table:table-cell>
          <table:table-cell table:formula="of:=[.$E$2]*[.C227]" office:value-type="currency" office:currency="USD" office:value="1615813.30546848">
            <text:p>$1,615,813.31</text:p>
          </table:table-cell>
          <table:table-cell office:value-type="float" office:value="5.7">
            <text:p>5.7</text:p>
          </table:table-cell>
          <table:table-cell table:style-name="ce2" table:formula="of:=[.F227]/[.F$2]" office:value-type="percentage" office:value="4.75">
            <text:p>475.00%</text:p>
          </table:table-cell>
          <table:table-cell table:style-name="ce2" table:formula="of:=[.F227]/[.F226]-1" office:value-type="percentage" office:value="0.0160427807486632">
            <text:p>1.60%</text:p>
          </table:table-cell>
          <table:table-cell table:formula="of:=[.I$2]*[.G227]" office:value-type="currency" office:currency="USD" office:value="366803.5025">
            <text:p>$366,803.50</text:p>
          </table:table-cell>
          <table:table-cell office:value-type="float" office:value="5.56">
            <text:p>5.56</text:p>
          </table:table-cell>
          <table:table-cell table:style-name="ce2" table:formula="of:=[.J227]/[.J$2]" office:value-type="percentage" office:value="2.91099476439791">
            <text:p>291.10%</text:p>
          </table:table-cell>
          <table:table-cell table:style-name="ce2" table:formula="of:=[.J227]/[.J226]-1" office:value-type="percentage" office:value="-0.0176678445229681">
            <text:p>-1.77%</text:p>
          </table:table-cell>
          <table:table-cell table:formula="of:=[.M$2]*[.K227]" office:value-type="currency" office:currency="USD" office:value="291940.288167539">
            <text:p>$291,940.29</text:p>
          </table:table-cell>
          <table:table-cell office:value-type="float" office:value="73.31">
            <text:p>73.31</text:p>
          </table:table-cell>
          <table:table-cell table:style-name="ce2" table:formula="of:=[.N227]/[.N$2]" office:value-type="percentage" office:value="1.28976073187896">
            <text:p>128.98%</text:p>
          </table:table-cell>
          <table:table-cell table:style-name="ce2" table:formula="of:=[.N227]/[.N226]-1" office:value-type="percentage" office:value="0.00769759450171814">
            <text:p>0.77%</text:p>
          </table:table-cell>
          <table:table-cell table:formula="of:=[.Q$2]*[.O227]" office:value-type="currency" office:currency="USD" office:value="632258.277308234">
            <text:p>$632,258.28</text:p>
          </table:table-cell>
          <table:table-cell table:formula="of:=[.$AA$3]/[.$B$2]*[.B227]+[.$AA$4]/[.$F$2]*[.F227]+[.$AA$5]/[.$J$2]*[.J227]+[.$AA$6]/[.$N$2]*[.N227]" office:value-type="currency" office:currency="USD" office:value="1827897.64591029">
            <text:p>$1,827,897.65</text:p>
          </table:table-cell>
          <table:table-cell table:style-name="ce2" table:formula="of:=[.R227]/[.R$2]" office:value-type="percentage" office:value="1.82789764591029">
            <text:p>182.79%</text:p>
          </table:table-cell>
          <table:table-cell table:style-name="ce2" table:formula="of:=[.R227]/[.R226]-1" office:value-type="percentage" office:value="0.00974365006560252">
            <text:p>0.97%</text:p>
          </table:table-cell>
          <table:table-cell table:formula="of:=[.U$2]*[.S227]" office:value-type="currency" office:currency="USD" office:value="1827897.64591029">
            <text:p>$1,827,897.65</text:p>
          </table:table-cell>
          <table:table-cell office:value-type="float" office:value="116.69">
            <text:p>116.69</text:p>
          </table:table-cell>
          <table:table-cell table:style-name="ce2" table:formula="of:=[.V227]/[.V$2]" office:value-type="percentage" office:value="0.951794453507341">
            <text:p>95.18%</text:p>
          </table:table-cell>
          <table:table-cell table:style-name="ce2" table:formula="of:=[.V227]/[.V226]-1" office:value-type="percentage" office:value="-0.00392658984208283">
            <text:p>-0.3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23">
            <text:p>23/11/11</text:p>
          </table:table-cell>
          <table:table-cell office:value-type="float" office:value="46.53">
            <text:p>46.53</text:p>
          </table:table-cell>
          <table:table-cell table:formula="of:=[.B228]/[.$B$2]" office:value-type="percentage" office:value="1.62068965517241">
            <text:p>162.07%</text:p>
          </table:table-cell>
          <table:table-cell table:formula="of:=[.B228]/[.B227]-1" office:value-type="percentage" office:value="0.00301789178702316">
            <text:p>0.30%</text:p>
          </table:table-cell>
          <table:table-cell table:formula="of:=[.$E$2]*[.C228]" office:value-type="currency" office:currency="USD" office:value="1620689.65517241">
            <text:p>$1,620,689.66</text:p>
          </table:table-cell>
          <table:table-cell office:value-type="float" office:value="5.69">
            <text:p>5.69</text:p>
          </table:table-cell>
          <table:table-cell table:style-name="ce2" table:formula="of:=[.F228]/[.F$2]" office:value-type="percentage" office:value="4.74166666666667">
            <text:p>474.17%</text:p>
          </table:table-cell>
          <table:table-cell table:style-name="ce2" table:formula="of:=[.F228]/[.F227]-1" office:value-type="percentage" office:value="-0.00175438596491229">
            <text:p>-0.18%</text:p>
          </table:table-cell>
          <table:table-cell table:formula="of:=[.I$2]*[.G228]" office:value-type="currency" office:currency="USD" office:value="366159.987583333">
            <text:p>$366,159.99</text:p>
          </table:table-cell>
          <table:table-cell office:value-type="float" office:value="5.41">
            <text:p>5.41</text:p>
          </table:table-cell>
          <table:table-cell table:style-name="ce2" table:formula="of:=[.J228]/[.J$2]" office:value-type="percentage" office:value="2.83246073298429">
            <text:p>283.25%</text:p>
          </table:table-cell>
          <table:table-cell table:style-name="ce2" table:formula="of:=[.J228]/[.J227]-1" office:value-type="percentage" office:value="-0.0269784172661871">
            <text:p>-2.70%</text:p>
          </table:table-cell>
          <table:table-cell table:formula="of:=[.M$2]*[.K228]" office:value-type="currency" office:currency="USD" office:value="284064.201256544">
            <text:p>$284,064.20</text:p>
          </table:table-cell>
          <table:table-cell office:value-type="float" office:value="74.04">
            <text:p>74.04</text:p>
          </table:table-cell>
          <table:table-cell table:style-name="ce2" table:formula="of:=[.N228]/[.N$2]" office:value-type="percentage" office:value="1.30260380014075">
            <text:p>130.26%</text:p>
          </table:table-cell>
          <table:table-cell table:style-name="ce2" table:formula="of:=[.N228]/[.N227]-1" office:value-type="percentage" office:value="0.00995771381803312">
            <text:p>1.00%</text:p>
          </table:table-cell>
          <table:table-cell table:formula="of:=[.Q$2]*[.O228]" office:value-type="currency" office:currency="USD" office:value="638554.124292752">
            <text:p>$638,554.12</text:p>
          </table:table-cell>
          <table:table-cell table:formula="of:=[.$AA$3]/[.$B$2]*[.B228]+[.$AA$4]/[.$F$2]*[.F228]+[.$AA$5]/[.$J$2]*[.J228]+[.$AA$6]/[.$N$2]*[.N228]" office:value-type="currency" office:currency="USD" office:value="1827294.18382228">
            <text:p>$1,827,294.18</text:p>
          </table:table-cell>
          <table:table-cell table:style-name="ce2" table:formula="of:=[.R228]/[.R$2]" office:value-type="percentage" office:value="1.82729418382228">
            <text:p>182.73%</text:p>
          </table:table-cell>
          <table:table-cell table:style-name="ce2" table:formula="of:=[.R228]/[.R227]-1" office:value-type="percentage" office:value="-0.000330139977670951">
            <text:p>-0.03%</text:p>
          </table:table-cell>
          <table:table-cell table:formula="of:=[.U$2]*[.S228]" office:value-type="currency" office:currency="USD" office:value="1827294.18382228">
            <text:p>$1,827,294.18</text:p>
          </table:table-cell>
          <table:table-cell office:value-type="float" office:value="114.12">
            <text:p>114.12</text:p>
          </table:table-cell>
          <table:table-cell table:style-name="ce2" table:formula="of:=[.V228]/[.V$2]" office:value-type="percentage" office:value="0.930831973898858">
            <text:p>93.08%</text:p>
          </table:table-cell>
          <table:table-cell table:style-name="ce2" table:formula="of:=[.V228]/[.V227]-1" office:value-type="percentage" office:value="-0.0220241665952523">
            <text:p>-2.2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25">
            <text:p>25/11/11</text:p>
          </table:table-cell>
          <table:table-cell office:value-type="float" office:value="46.2">
            <text:p>46.2</text:p>
          </table:table-cell>
          <table:table-cell table:formula="of:=[.B229]/[.$B$2]" office:value-type="percentage" office:value="1.60919540229885">
            <text:p>160.92%</text:p>
          </table:table-cell>
          <table:table-cell table:formula="of:=[.B229]/[.B228]-1" office:value-type="percentage" office:value="-0.00709219858156029">
            <text:p>-0.71%</text:p>
          </table:table-cell>
          <table:table-cell table:formula="of:=[.$E$2]*[.C229]" office:value-type="currency" office:currency="USD" office:value="1609195.40229885">
            <text:p>$1,609,195.40</text:p>
          </table:table-cell>
          <table:table-cell office:value-type="float" office:value="5.76">
            <text:p>5.76</text:p>
          </table:table-cell>
          <table:table-cell table:style-name="ce2" table:formula="of:=[.F229]/[.F$2]" office:value-type="percentage" office:value="4.8">
            <text:p>480.00%</text:p>
          </table:table-cell>
          <table:table-cell table:style-name="ce2" table:formula="of:=[.F229]/[.F228]-1" office:value-type="percentage" office:value="0.0123022847100174">
            <text:p>1.23%</text:p>
          </table:table-cell>
          <table:table-cell table:formula="of:=[.I$2]*[.G229]" office:value-type="currency" office:currency="USD" office:value="370664.592">
            <text:p>$370,664.59</text:p>
          </table:table-cell>
          <table:table-cell office:value-type="float" office:value="5.3">
            <text:p>5.3</text:p>
          </table:table-cell>
          <table:table-cell table:style-name="ce2" table:formula="of:=[.J229]/[.J$2]" office:value-type="percentage" office:value="2.77486910994764">
            <text:p>277.49%</text:p>
          </table:table-cell>
          <table:table-cell table:style-name="ce2" table:formula="of:=[.J229]/[.J228]-1" office:value-type="percentage" office:value="-0.0203327171903882">
            <text:p>-2.03%</text:p>
          </table:table-cell>
          <table:table-cell table:formula="of:=[.M$2]*[.K229]" office:value-type="currency" office:currency="USD" office:value="278288.404188482">
            <text:p>$278,288.40</text:p>
          </table:table-cell>
          <table:table-cell office:value-type="float" office:value="73.15">
            <text:p>73.15</text:p>
          </table:table-cell>
          <table:table-cell table:style-name="ce2" table:formula="of:=[.N229]/[.N$2]" office:value-type="percentage" office:value="1.28694581280788">
            <text:p>128.69%</text:p>
          </table:table-cell>
          <table:table-cell table:style-name="ce2" table:formula="of:=[.N229]/[.N228]-1" office:value-type="percentage" office:value="-0.012020529443544">
            <text:p>-1.20%</text:p>
          </table:table-cell>
          <table:table-cell table:formula="of:=[.Q$2]*[.O229]" office:value-type="currency" office:currency="USD" office:value="630878.365640394">
            <text:p>$630,878.37</text:p>
          </table:table-cell>
          <table:table-cell table:formula="of:=[.$AA$3]/[.$B$2]*[.B229]+[.$AA$4]/[.$F$2]*[.F229]+[.$AA$5]/[.$J$2]*[.J229]+[.$AA$6]/[.$N$2]*[.N229]" office:value-type="currency" office:currency="USD" office:value="1814527.97102428">
            <text:p>$1,814,527.97</text:p>
          </table:table-cell>
          <table:table-cell table:style-name="ce2" table:formula="of:=[.R229]/[.R$2]" office:value-type="percentage" office:value="1.81452797102428">
            <text:p>181.45%</text:p>
          </table:table-cell>
          <table:table-cell table:style-name="ce2" table:formula="of:=[.R229]/[.R228]-1" office:value-type="percentage" office:value="-0.0069864025787586">
            <text:p>-0.70%</text:p>
          </table:table-cell>
          <table:table-cell table:formula="of:=[.U$2]*[.S229]" office:value-type="currency" office:currency="USD" office:value="1814527.97102428">
            <text:p>$1,814,527.97</text:p>
          </table:table-cell>
          <table:table-cell office:value-type="float" office:value="113.9">
            <text:p>113.9</text:p>
          </table:table-cell>
          <table:table-cell table:style-name="ce2" table:formula="of:=[.V229]/[.V$2]" office:value-type="percentage" office:value="0.929037520391517">
            <text:p>92.90%</text:p>
          </table:table-cell>
          <table:table-cell table:style-name="ce2" table:formula="of:=[.V229]/[.V228]-1" office:value-type="percentage" office:value="-0.00192779530318965">
            <text:p>-0.1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28">
            <text:p>28/11/11</text:p>
          </table:table-cell>
          <table:table-cell office:value-type="float" office:value="47.02">
            <text:p>47.02</text:p>
          </table:table-cell>
          <table:table-cell table:formula="of:=[.B230]/[.$B$2]" office:value-type="percentage" office:value="1.63775687913619">
            <text:p>163.78%</text:p>
          </table:table-cell>
          <table:table-cell table:formula="of:=[.B230]/[.B229]-1" office:value-type="percentage" office:value="0.0177489177489178">
            <text:p>1.77%</text:p>
          </table:table-cell>
          <table:table-cell table:formula="of:=[.$E$2]*[.C230]" office:value-type="currency" office:currency="USD" office:value="1637756.87913619">
            <text:p>$1,637,756.88</text:p>
          </table:table-cell>
          <table:table-cell office:value-type="float" office:value="5.51">
            <text:p>5.51</text:p>
          </table:table-cell>
          <table:table-cell table:style-name="ce2" table:formula="of:=[.F230]/[.F$2]" office:value-type="percentage" office:value="4.59166666666667">
            <text:p>459.17%</text:p>
          </table:table-cell>
          <table:table-cell table:style-name="ce2" table:formula="of:=[.F230]/[.F229]-1" office:value-type="percentage" office:value="-0.0434027777777778">
            <text:p>-4.34%</text:p>
          </table:table-cell>
          <table:table-cell table:formula="of:=[.I$2]*[.G230]" office:value-type="currency" office:currency="USD" office:value="354576.719083333">
            <text:p>$354,576.72</text:p>
          </table:table-cell>
          <table:table-cell office:value-type="float" office:value="5.55">
            <text:p>5.55</text:p>
          </table:table-cell>
          <table:table-cell table:style-name="ce2" table:formula="of:=[.J230]/[.J$2]" office:value-type="percentage" office:value="2.90575916230366">
            <text:p>290.58%</text:p>
          </table:table-cell>
          <table:table-cell table:style-name="ce2" table:formula="of:=[.J230]/[.J229]-1" office:value-type="percentage" office:value="0.0471698113207548">
            <text:p>4.72%</text:p>
          </table:table-cell>
          <table:table-cell table:formula="of:=[.M$2]*[.K230]" office:value-type="currency" office:currency="USD" office:value="291415.215706806">
            <text:p>$291,415.22</text:p>
          </table:table-cell>
          <table:table-cell office:value-type="float" office:value="72.99">
            <text:p>72.99</text:p>
          </table:table-cell>
          <table:table-cell table:style-name="ce2" table:formula="of:=[.N230]/[.N$2]" office:value-type="percentage" office:value="1.28413089373681">
            <text:p>128.41%</text:p>
          </table:table-cell>
          <table:table-cell table:style-name="ce2" table:formula="of:=[.N230]/[.N229]-1" office:value-type="percentage" office:value="-0.00218728639781285">
            <text:p>-0.22%</text:p>
          </table:table-cell>
          <table:table-cell table:formula="of:=[.Q$2]*[.O230]" office:value-type="currency" office:currency="USD" office:value="629498.453972555">
            <text:p>$629,498.45</text:p>
          </table:table-cell>
          <table:table-cell table:formula="of:=[.$AA$3]/[.$B$2]*[.B230]+[.$AA$4]/[.$F$2]*[.F230]+[.$AA$5]/[.$J$2]*[.J230]+[.$AA$6]/[.$N$2]*[.N230]" office:value-type="currency" office:currency="USD" office:value="1819677.28409533">
            <text:p>$1,819,677.28</text:p>
          </table:table-cell>
          <table:table-cell table:style-name="ce2" table:formula="of:=[.R230]/[.R$2]" office:value-type="percentage" office:value="1.81967728409533">
            <text:p>181.97%</text:p>
          </table:table-cell>
          <table:table-cell table:style-name="ce2" table:formula="of:=[.R230]/[.R229]-1" office:value-type="percentage" office:value="0.00283782512768083">
            <text:p>0.28%</text:p>
          </table:table-cell>
          <table:table-cell table:formula="of:=[.U$2]*[.S230]" office:value-type="currency" office:currency="USD" office:value="1819677.28409533">
            <text:p>$1,819,677.28</text:p>
          </table:table-cell>
          <table:table-cell office:value-type="float" office:value="117.2">
            <text:p>117.2</text:p>
          </table:table-cell>
          <table:table-cell table:style-name="ce2" table:formula="of:=[.V230]/[.V$2]" office:value-type="percentage" office:value="0.955954323001631">
            <text:p>95.60%</text:p>
          </table:table-cell>
          <table:table-cell table:style-name="ce2" table:formula="of:=[.V230]/[.V229]-1" office:value-type="percentage" office:value="0.0289727831431079">
            <text:p>2.9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29">
            <text:p>29/11/11</text:p>
          </table:table-cell>
          <table:table-cell office:value-type="float" office:value="46.67">
            <text:p>46.67</text:p>
          </table:table-cell>
          <table:table-cell table:formula="of:=[.B231]/[.$B$2]" office:value-type="percentage" office:value="1.62556600487635">
            <text:p>162.56%</text:p>
          </table:table-cell>
          <table:table-cell table:formula="of:=[.B231]/[.B230]-1" office:value-type="percentage" office:value="-0.00744364100382822">
            <text:p>-0.74%</text:p>
          </table:table-cell>
          <table:table-cell table:formula="of:=[.$E$2]*[.C231]" office:value-type="currency" office:currency="USD" office:value="1625566.00487635">
            <text:p>$1,625,566.00</text:p>
          </table:table-cell>
          <table:table-cell office:value-type="float" office:value="5.37">
            <text:p>5.37</text:p>
          </table:table-cell>
          <table:table-cell table:style-name="ce2" table:formula="of:=[.F231]/[.F$2]" office:value-type="percentage" office:value="4.475">
            <text:p>447.50%</text:p>
          </table:table-cell>
          <table:table-cell table:style-name="ce2" table:formula="of:=[.F231]/[.F230]-1" office:value-type="percentage" office:value="-0.0254083484573502">
            <text:p>-2.54%</text:p>
          </table:table-cell>
          <table:table-cell table:formula="of:=[.I$2]*[.G231]" office:value-type="currency" office:currency="USD" office:value="345567.51025">
            <text:p>$345,567.51</text:p>
          </table:table-cell>
          <table:table-cell office:value-type="float" office:value="5.72">
            <text:p>5.72</text:p>
          </table:table-cell>
          <table:table-cell table:style-name="ce2" table:formula="of:=[.J231]/[.J$2]" office:value-type="percentage" office:value="2.99476439790576">
            <text:p>299.48%</text:p>
          </table:table-cell>
          <table:table-cell table:style-name="ce2" table:formula="of:=[.J231]/[.J230]-1" office:value-type="percentage" office:value="0.0306306306306305">
            <text:p>3.06%</text:p>
          </table:table-cell>
          <table:table-cell table:formula="of:=[.M$2]*[.K231]" office:value-type="currency" office:currency="USD" office:value="300341.447539267">
            <text:p>$300,341.45</text:p>
          </table:table-cell>
          <table:table-cell office:value-type="float" office:value="72.74">
            <text:p>72.74</text:p>
          </table:table-cell>
          <table:table-cell table:style-name="ce2" table:formula="of:=[.N231]/[.N$2]" office:value-type="percentage" office:value="1.27973258268825">
            <text:p>127.97%</text:p>
          </table:table-cell>
          <table:table-cell table:style-name="ce2" table:formula="of:=[.N231]/[.N230]-1" office:value-type="percentage" office:value="-0.00342512672968898">
            <text:p>-0.34%</text:p>
          </table:table-cell>
          <table:table-cell table:formula="of:=[.Q$2]*[.O231]" office:value-type="currency" office:currency="USD" office:value="627342.341991555">
            <text:p>$627,342.34</text:p>
          </table:table-cell>
          <table:table-cell table:formula="of:=[.$AA$3]/[.$B$2]*[.B231]+[.$AA$4]/[.$F$2]*[.F231]+[.$AA$5]/[.$J$2]*[.J231]+[.$AA$6]/[.$N$2]*[.N231]" office:value-type="currency" office:currency="USD" office:value="1813387.46322562">
            <text:p>$1,813,387.46</text:p>
          </table:table-cell>
          <table:table-cell table:style-name="ce2" table:formula="of:=[.R231]/[.R$2]" office:value-type="percentage" office:value="1.81338746322562">
            <text:p>181.34%</text:p>
          </table:table-cell>
          <table:table-cell table:style-name="ce2" table:formula="of:=[.R231]/[.R230]-1" office:value-type="percentage" office:value="-0.00345655843741699">
            <text:p>-0.35%</text:p>
          </table:table-cell>
          <table:table-cell table:formula="of:=[.U$2]*[.S231]" office:value-type="currency" office:currency="USD" office:value="1813387.46322562">
            <text:p>$1,813,387.46</text:p>
          </table:table-cell>
          <table:table-cell office:value-type="float" office:value="117.53">
            <text:p>117.53</text:p>
          </table:table-cell>
          <table:table-cell table:style-name="ce2" table:formula="of:=[.V231]/[.V$2]" office:value-type="percentage" office:value="0.958646003262643">
            <text:p>95.86%</text:p>
          </table:table-cell>
          <table:table-cell table:style-name="ce2" table:formula="of:=[.V231]/[.V230]-1" office:value-type="percentage" office:value="0.00281569965870299">
            <text:p>0.2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1-30">
            <text:p>30/11/11</text:p>
          </table:table-cell>
          <table:table-cell office:value-type="float" office:value="47.61">
            <text:p>47.61</text:p>
          </table:table-cell>
          <table:table-cell table:formula="of:=[.B232]/[.$B$2]" office:value-type="percentage" office:value="1.65830721003135">
            <text:p>165.83%</text:p>
          </table:table-cell>
          <table:table-cell table:formula="of:=[.B232]/[.B231]-1" office:value-type="percentage" office:value="0.0201414184701092">
            <text:p>2.01%</text:p>
          </table:table-cell>
          <table:table-cell table:formula="of:=[.$E$2]*[.C232]" office:value-type="currency" office:currency="USD" office:value="1658307.21003135">
            <text:p>$1,658,307.21</text:p>
          </table:table-cell>
          <table:table-cell office:value-type="float" office:value="5.3">
            <text:p>5.3</text:p>
          </table:table-cell>
          <table:table-cell table:style-name="ce2" table:formula="of:=[.F232]/[.F$2]" office:value-type="percentage" office:value="4.41666666666667">
            <text:p>441.67%</text:p>
          </table:table-cell>
          <table:table-cell table:style-name="ce2" table:formula="of:=[.F232]/[.F231]-1" office:value-type="percentage" office:value="-0.0130353817504656">
            <text:p>-1.30%</text:p>
          </table:table-cell>
          <table:table-cell table:formula="of:=[.I$2]*[.G232]" office:value-type="currency" office:currency="USD" office:value="341062.905833333">
            <text:p>$341,062.91</text:p>
          </table:table-cell>
          <table:table-cell office:value-type="float" office:value="5.64">
            <text:p>5.64</text:p>
          </table:table-cell>
          <table:table-cell table:style-name="ce2" table:formula="of:=[.J232]/[.J$2]" office:value-type="percentage" office:value="2.95287958115183">
            <text:p>295.29%</text:p>
          </table:table-cell>
          <table:table-cell table:style-name="ce2" table:formula="of:=[.J232]/[.J231]-1" office:value-type="percentage" office:value="-0.013986013986014">
            <text:p>-1.40%</text:p>
          </table:table-cell>
          <table:table-cell table:formula="of:=[.M$2]*[.K232]" office:value-type="currency" office:currency="USD" office:value="296140.867853403">
            <text:p>$296,140.87</text:p>
          </table:table-cell>
          <table:table-cell office:value-type="float" office:value="71.47">
            <text:p>71.47</text:p>
          </table:table-cell>
          <table:table-cell table:style-name="ce2" table:formula="of:=[.N232]/[.N$2]" office:value-type="percentage" office:value="1.25738916256158">
            <text:p>125.74%</text:p>
          </table:table-cell>
          <table:table-cell table:style-name="ce2" table:formula="of:=[.N232]/[.N231]-1" office:value-type="percentage" office:value="-0.0174594445971954">
            <text:p>-1.75%</text:p>
          </table:table-cell>
          <table:table-cell table:formula="of:=[.Q$2]*[.O232]" office:value-type="currency" office:currency="USD" office:value="616389.293128079">
            <text:p>$616,389.29</text:p>
          </table:table-cell>
          <table:table-cell table:formula="of:=[.$AA$3]/[.$B$2]*[.B232]+[.$AA$4]/[.$F$2]*[.F232]+[.$AA$5]/[.$J$2]*[.J232]+[.$AA$6]/[.$N$2]*[.N232]" office:value-type="currency" office:currency="USD" office:value="1804608.33875839">
            <text:p>$1,804,608.34</text:p>
          </table:table-cell>
          <table:table-cell table:style-name="ce2" table:formula="of:=[.R232]/[.R$2]" office:value-type="percentage" office:value="1.80460833875839">
            <text:p>180.46%</text:p>
          </table:table-cell>
          <table:table-cell table:style-name="ce2" table:formula="of:=[.R232]/[.R231]-1" office:value-type="percentage" office:value="-0.00484128441674025">
            <text:p>-0.48%</text:p>
          </table:table-cell>
          <table:table-cell table:formula="of:=[.U$2]*[.S232]" office:value-type="currency" office:currency="USD" office:value="1804608.33875839">
            <text:p>$1,804,608.34</text:p>
          </table:table-cell>
          <table:table-cell office:value-type="float" office:value="122.37">
            <text:p>122.37</text:p>
          </table:table-cell>
          <table:table-cell table:style-name="ce2" table:formula="of:=[.V232]/[.V$2]" office:value-type="percentage" office:value="0.998123980424144">
            <text:p>99.81%</text:p>
          </table:table-cell>
          <table:table-cell table:style-name="ce2" table:formula="of:=[.V232]/[.V231]-1" office:value-type="percentage" office:value="0.0411809750701948">
            <text:p>4.1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1">
            <text:p>01/12/11</text:p>
          </table:table-cell>
          <table:table-cell office:value-type="float" office:value="47.72">
            <text:p>47.72</text:p>
          </table:table-cell>
          <table:table-cell table:formula="of:=[.B233]/[.$B$2]" office:value-type="percentage" office:value="1.66213862765587">
            <text:p>166.21%</text:p>
          </table:table-cell>
          <table:table-cell table:formula="of:=[.B233]/[.B232]-1" office:value-type="percentage" office:value="0.00231043898340677">
            <text:p>0.23%</text:p>
          </table:table-cell>
          <table:table-cell table:formula="of:=[.$E$2]*[.C233]" office:value-type="currency" office:currency="USD" office:value="1662138.62765587">
            <text:p>$1,662,138.63</text:p>
          </table:table-cell>
          <table:table-cell office:value-type="float" office:value="5.23">
            <text:p>5.23</text:p>
          </table:table-cell>
          <table:table-cell table:style-name="ce2" table:formula="of:=[.F233]/[.F$2]" office:value-type="percentage" office:value="4.35833333333333">
            <text:p>435.83%</text:p>
          </table:table-cell>
          <table:table-cell table:style-name="ce2" table:formula="of:=[.F233]/[.F232]-1" office:value-type="percentage" office:value="-0.0132075471698112">
            <text:p>-1.32%</text:p>
          </table:table-cell>
          <table:table-cell table:formula="of:=[.I$2]*[.G233]" office:value-type="currency" office:currency="USD" office:value="336558.301416667">
            <text:p>$336,558.30</text:p>
          </table:table-cell>
          <table:table-cell office:value-type="float" office:value="6.45">
            <text:p>6.45</text:p>
          </table:table-cell>
          <table:table-cell table:style-name="ce2" table:formula="of:=[.J233]/[.J$2]" office:value-type="percentage" office:value="3.37696335078534">
            <text:p>337.70%</text:p>
          </table:table-cell>
          <table:table-cell table:style-name="ce2" table:formula="of:=[.J233]/[.J232]-1" office:value-type="percentage" office:value="0.143617021276596">
            <text:p>14.36%</text:p>
          </table:table-cell>
          <table:table-cell table:formula="of:=[.M$2]*[.K233]" office:value-type="currency" office:currency="USD" office:value="338671.737172775">
            <text:p>$338,671.74</text:p>
          </table:table-cell>
          <table:table-cell office:value-type="float" office:value="71.22">
            <text:p>71.22</text:p>
          </table:table-cell>
          <table:table-cell table:style-name="ce2" table:formula="of:=[.N233]/[.N$2]" office:value-type="percentage" office:value="1.25299085151302">
            <text:p>125.30%</text:p>
          </table:table-cell>
          <table:table-cell table:style-name="ce2" table:formula="of:=[.N233]/[.N232]-1" office:value-type="percentage" office:value="-0.00349797117671746">
            <text:p>-0.35%</text:p>
          </table:table-cell>
          <table:table-cell table:formula="of:=[.Q$2]*[.O233]" office:value-type="currency" office:currency="USD" office:value="614233.181147079">
            <text:p>$614,233.18</text:p>
          </table:table-cell>
          <table:table-cell table:formula="of:=[.$AA$3]/[.$B$2]*[.B233]+[.$AA$4]/[.$F$2]*[.F233]+[.$AA$5]/[.$J$2]*[.J233]+[.$AA$6]/[.$N$2]*[.N233]" office:value-type="currency" office:currency="USD" office:value="1841751.57884485">
            <text:p>$1,841,751.58</text:p>
          </table:table-cell>
          <table:table-cell table:style-name="ce2" table:formula="of:=[.R233]/[.R$2]" office:value-type="percentage" office:value="1.84175157884485">
            <text:p>184.18%</text:p>
          </table:table-cell>
          <table:table-cell table:style-name="ce2" table:formula="of:=[.R233]/[.R232]-1" office:value-type="percentage" office:value="0.0205824384652973">
            <text:p>2.06%</text:p>
          </table:table-cell>
          <table:table-cell table:formula="of:=[.U$2]*[.S233]" office:value-type="currency" office:currency="USD" office:value="1841751.57884485">
            <text:p>$1,841,751.58</text:p>
          </table:table-cell>
          <table:table-cell office:value-type="float" office:value="122.35">
            <text:p>122.35</text:p>
          </table:table-cell>
          <table:table-cell table:style-name="ce2" table:formula="of:=[.V233]/[.V$2]" office:value-type="percentage" office:value="0.997960848287113">
            <text:p>99.80%</text:p>
          </table:table-cell>
          <table:table-cell table:style-name="ce2" table:formula="of:=[.V233]/[.V232]-1" office:value-type="percentage" office:value="-0.000163438751328071">
            <text:p>-0.0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2">
            <text:p>02/12/11</text:p>
          </table:table-cell>
          <table:table-cell office:value-type="float" office:value="48.1">
            <text:p>48.1</text:p>
          </table:table-cell>
          <table:table-cell table:formula="of:=[.B234]/[.$B$2]" office:value-type="percentage" office:value="1.67537443399512">
            <text:p>167.54%</text:p>
          </table:table-cell>
          <table:table-cell table:formula="of:=[.B234]/[.B233]-1" office:value-type="percentage" office:value="0.0079631181894384">
            <text:p>0.80%</text:p>
          </table:table-cell>
          <table:table-cell table:formula="of:=[.$E$2]*[.C234]" office:value-type="currency" office:currency="USD" office:value="1675374.43399512">
            <text:p>$1,675,374.43</text:p>
          </table:table-cell>
          <table:table-cell office:value-type="float" office:value="5.19">
            <text:p>5.19</text:p>
          </table:table-cell>
          <table:table-cell table:style-name="ce2" table:formula="of:=[.F234]/[.F$2]" office:value-type="percentage" office:value="4.325">
            <text:p>432.50%</text:p>
          </table:table-cell>
          <table:table-cell table:style-name="ce2" table:formula="of:=[.F234]/[.F233]-1" office:value-type="percentage" office:value="-0.0076481835564054">
            <text:p>-0.76%</text:p>
          </table:table-cell>
          <table:table-cell table:formula="of:=[.I$2]*[.G234]" office:value-type="currency" office:currency="USD" office:value="333984.24175">
            <text:p>$333,984.24</text:p>
          </table:table-cell>
          <table:table-cell office:value-type="float" office:value="6.28">
            <text:p>6.28</text:p>
          </table:table-cell>
          <table:table-cell table:style-name="ce2" table:formula="of:=[.J234]/[.J$2]" office:value-type="percentage" office:value="3.28795811518325">
            <text:p>328.80%</text:p>
          </table:table-cell>
          <table:table-cell table:style-name="ce2" table:formula="of:=[.J234]/[.J233]-1" office:value-type="percentage" office:value="-0.0263565891472868">
            <text:p>-2.64%</text:p>
          </table:table-cell>
          <table:table-cell table:formula="of:=[.M$2]*[.K234]" office:value-type="currency" office:currency="USD" office:value="329745.505340314">
            <text:p>$329,745.51</text:p>
          </table:table-cell>
          <table:table-cell office:value-type="float" office:value="71.99">
            <text:p>71.99</text:p>
          </table:table-cell>
          <table:table-cell table:style-name="ce2" table:formula="of:=[.N234]/[.N$2]" office:value-type="percentage" office:value="1.26653764954258">
            <text:p>126.65%</text:p>
          </table:table-cell>
          <table:table-cell table:style-name="ce2" table:formula="of:=[.N234]/[.N233]-1" office:value-type="percentage" office:value="0.0108115697837685">
            <text:p>1.08%</text:p>
          </table:table-cell>
          <table:table-cell table:formula="of:=[.Q$2]*[.O234]" office:value-type="currency" office:currency="USD" office:value="620874.006048557">
            <text:p>$620,874.01</text:p>
          </table:table-cell>
          <table:table-cell table:formula="of:=[.$AA$3]/[.$B$2]*[.B234]+[.$AA$4]/[.$F$2]*[.F234]+[.$AA$5]/[.$J$2]*[.J234]+[.$AA$6]/[.$N$2]*[.N234]" office:value-type="currency" office:currency="USD" office:value="1841290.04972543">
            <text:p>$1,841,290.05</text:p>
          </table:table-cell>
          <table:table-cell table:style-name="ce2" table:formula="of:=[.R234]/[.R$2]" office:value-type="percentage" office:value="1.84129004972543">
            <text:p>184.13%</text:p>
          </table:table-cell>
          <table:table-cell table:style-name="ce2" table:formula="of:=[.R234]/[.R233]-1" office:value-type="percentage" office:value="-0.000250592492885726">
            <text:p>-0.03%</text:p>
          </table:table-cell>
          <table:table-cell table:formula="of:=[.U$2]*[.S234]" office:value-type="currency" office:currency="USD" office:value="1841290.04972543">
            <text:p>$1,841,290.05</text:p>
          </table:table-cell>
          <table:table-cell office:value-type="float" office:value="122.24">
            <text:p>122.24</text:p>
          </table:table-cell>
          <table:table-cell table:style-name="ce2" table:formula="of:=[.V234]/[.V$2]" office:value-type="percentage" office:value="0.997063621533442">
            <text:p>99.71%</text:p>
          </table:table-cell>
          <table:table-cell table:style-name="ce2" table:formula="of:=[.V234]/[.V233]-1" office:value-type="percentage" office:value="-0.000899060073559443">
            <text:p>-0.0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5">
            <text:p>05/12/11</text:p>
          </table:table-cell>
          <table:table-cell office:value-type="float" office:value="48.24">
            <text:p>48.24</text:p>
          </table:table-cell>
          <table:table-cell table:formula="of:=[.B235]/[.$B$2]" office:value-type="percentage" office:value="1.68025078369906">
            <text:p>168.03%</text:p>
          </table:table-cell>
          <table:table-cell table:formula="of:=[.B235]/[.B234]-1" office:value-type="percentage" office:value="0.00291060291060297">
            <text:p>0.29%</text:p>
          </table:table-cell>
          <table:table-cell table:formula="of:=[.$E$2]*[.C235]" office:value-type="currency" office:currency="USD" office:value="1680250.78369906">
            <text:p>$1,680,250.78</text:p>
          </table:table-cell>
          <table:table-cell office:value-type="float" office:value="4.84">
            <text:p>4.84</text:p>
          </table:table-cell>
          <table:table-cell table:style-name="ce2" table:formula="of:=[.F235]/[.F$2]" office:value-type="percentage" office:value="4.03333333333333">
            <text:p>403.33%</text:p>
          </table:table-cell>
          <table:table-cell table:style-name="ce2" table:formula="of:=[.F235]/[.F234]-1" office:value-type="percentage" office:value="-0.067437379576108">
            <text:p>-6.74%</text:p>
          </table:table-cell>
          <table:table-cell table:formula="of:=[.I$2]*[.G235]" office:value-type="currency" office:currency="USD" office:value="311461.219666667">
            <text:p>$311,461.22</text:p>
          </table:table-cell>
          <table:table-cell office:value-type="float" office:value="6.48">
            <text:p>6.48</text:p>
          </table:table-cell>
          <table:table-cell table:style-name="ce2" table:formula="of:=[.J235]/[.J$2]" office:value-type="percentage" office:value="3.39267015706806">
            <text:p>339.27%</text:p>
          </table:table-cell>
          <table:table-cell table:style-name="ce2" table:formula="of:=[.J235]/[.J234]-1" office:value-type="percentage" office:value="0.0318471337579618">
            <text:p>3.18%</text:p>
          </table:table-cell>
          <table:table-cell table:formula="of:=[.M$2]*[.K235]" office:value-type="currency" office:currency="USD" office:value="340246.954554974">
            <text:p>$340,246.95</text:p>
          </table:table-cell>
          <table:table-cell office:value-type="float" office:value="71.83">
            <text:p>71.83</text:p>
          </table:table-cell>
          <table:table-cell table:style-name="ce2" table:formula="of:=[.N235]/[.N$2]" office:value-type="percentage" office:value="1.2637227304715">
            <text:p>126.37%</text:p>
          </table:table-cell>
          <table:table-cell table:style-name="ce2" table:formula="of:=[.N235]/[.N234]-1" office:value-type="percentage" office:value="-0.00222253090707036">
            <text:p>-0.22%</text:p>
          </table:table-cell>
          <table:table-cell table:formula="of:=[.Q$2]*[.O235]" office:value-type="currency" office:currency="USD" office:value="619494.094380718">
            <text:p>$619,494.09</text:p>
          </table:table-cell>
          <table:table-cell table:formula="of:=[.$AA$3]/[.$B$2]*[.B235]+[.$AA$4]/[.$F$2]*[.F235]+[.$AA$5]/[.$J$2]*[.J235]+[.$AA$6]/[.$N$2]*[.N235]" office:value-type="currency" office:currency="USD" office:value="1829508.85794405">
            <text:p>$1,829,508.86</text:p>
          </table:table-cell>
          <table:table-cell table:style-name="ce2" table:formula="of:=[.R235]/[.R$2]" office:value-type="percentage" office:value="1.82950885794405">
            <text:p>182.95%</text:p>
          </table:table-cell>
          <table:table-cell table:style-name="ce2" table:formula="of:=[.R235]/[.R234]-1" office:value-type="percentage" office:value="-0.00639833565772685">
            <text:p>-0.64%</text:p>
          </table:table-cell>
          <table:table-cell table:formula="of:=[.U$2]*[.S235]" office:value-type="currency" office:currency="USD" office:value="1829508.85794405">
            <text:p>$1,829,508.86</text:p>
          </table:table-cell>
          <table:table-cell office:value-type="float" office:value="123.57">
            <text:p>123.57</text:p>
          </table:table-cell>
          <table:table-cell table:style-name="ce2" table:formula="of:=[.V235]/[.V$2]" office:value-type="percentage" office:value="1.007911908646">
            <text:p>100.79%</text:p>
          </table:table-cell>
          <table:table-cell table:style-name="ce2" table:formula="of:=[.V235]/[.V234]-1" office:value-type="percentage" office:value="0.0108802356020943">
            <text:p>1.0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6">
            <text:p>06/12/11</text:p>
          </table:table-cell>
          <table:table-cell office:value-type="float" office:value="49.63">
            <text:p>49.63</text:p>
          </table:table-cell>
          <table:table-cell table:formula="of:=[.B236]/[.$B$2]" office:value-type="percentage" office:value="1.72866597004528">
            <text:p>172.87%</text:p>
          </table:table-cell>
          <table:table-cell table:formula="of:=[.B236]/[.B235]-1" office:value-type="percentage" office:value="0.0288142620232172">
            <text:p>2.88%</text:p>
          </table:table-cell>
          <table:table-cell table:formula="of:=[.$E$2]*[.C236]" office:value-type="currency" office:currency="USD" office:value="1728665.97004528">
            <text:p>$1,728,665.97</text:p>
          </table:table-cell>
          <table:table-cell office:value-type="float" office:value="4.75">
            <text:p>4.75</text:p>
          </table:table-cell>
          <table:table-cell table:style-name="ce2" table:formula="of:=[.F236]/[.F$2]" office:value-type="percentage" office:value="3.95833333333333">
            <text:p>395.83%</text:p>
          </table:table-cell>
          <table:table-cell table:style-name="ce2" table:formula="of:=[.F236]/[.F235]-1" office:value-type="percentage" office:value="-0.018595041322314">
            <text:p>-1.86%</text:p>
          </table:table-cell>
          <table:table-cell table:formula="of:=[.I$2]*[.G236]" office:value-type="currency" office:currency="USD" office:value="305669.585416667">
            <text:p>$305,669.59</text:p>
          </table:table-cell>
          <table:table-cell office:value-type="float" office:value="6.57">
            <text:p>6.57</text:p>
          </table:table-cell>
          <table:table-cell table:style-name="ce2" table:formula="of:=[.J236]/[.J$2]" office:value-type="percentage" office:value="3.43979057591623">
            <text:p>343.98%</text:p>
          </table:table-cell>
          <table:table-cell table:style-name="ce2" table:formula="of:=[.J236]/[.J235]-1" office:value-type="percentage" office:value="0.0138888888888888">
            <text:p>1.39%</text:p>
          </table:table-cell>
          <table:table-cell table:formula="of:=[.M$2]*[.K236]" office:value-type="currency" office:currency="USD" office:value="344972.606701571">
            <text:p>$344,972.61</text:p>
          </table:table-cell>
          <table:table-cell office:value-type="float" office:value="71.32">
            <text:p>71.32</text:p>
          </table:table-cell>
          <table:table-cell table:style-name="ce2" table:formula="of:=[.N236]/[.N$2]" office:value-type="percentage" office:value="1.25475017593244">
            <text:p>125.48%</text:p>
          </table:table-cell>
          <table:table-cell table:style-name="ce2" table:formula="of:=[.N236]/[.N235]-1" office:value-type="percentage" office:value="-0.0071000974523181">
            <text:p>-0.71%</text:p>
          </table:table-cell>
          <table:table-cell table:formula="of:=[.Q$2]*[.O236]" office:value-type="currency" office:currency="USD" office:value="615095.625939479">
            <text:p>$615,095.63</text:p>
          </table:table-cell>
          <table:table-cell table:formula="of:=[.$AA$3]/[.$B$2]*[.B236]+[.$AA$4]/[.$F$2]*[.F236]+[.$AA$5]/[.$J$2]*[.J236]+[.$AA$6]/[.$N$2]*[.N236]" office:value-type="currency" office:currency="USD" office:value="1840131.59975399">
            <text:p>$1,840,131.60</text:p>
          </table:table-cell>
          <table:table-cell table:style-name="ce2" table:formula="of:=[.R236]/[.R$2]" office:value-type="percentage" office:value="1.84013159975399">
            <text:p>184.01%</text:p>
          </table:table-cell>
          <table:table-cell table:style-name="ce2" table:formula="of:=[.R236]/[.R235]-1" office:value-type="percentage" office:value="0.00580633527070007">
            <text:p>0.58%</text:p>
          </table:table-cell>
          <table:table-cell table:formula="of:=[.U$2]*[.S236]" office:value-type="currency" office:currency="USD" office:value="1840131.59975399">
            <text:p>$1,840,131.60</text:p>
          </table:table-cell>
          <table:table-cell office:value-type="float" office:value="123.61">
            <text:p>123.61</text:p>
          </table:table-cell>
          <table:table-cell table:style-name="ce2" table:formula="of:=[.V236]/[.V$2]" office:value-type="percentage" office:value="1.00823817292007">
            <text:p>100.82%</text:p>
          </table:table-cell>
          <table:table-cell table:style-name="ce2" table:formula="of:=[.V236]/[.V235]-1" office:value-type="percentage" office:value="0.000323703164198497">
            <text:p>0.0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7">
            <text:p>07/12/11</text:p>
          </table:table-cell>
          <table:table-cell office:value-type="float" office:value="49.88">
            <text:p>49.88</text:p>
          </table:table-cell>
          <table:table-cell table:formula="of:=[.B237]/[.$B$2]" office:value-type="percentage" office:value="1.73737373737374">
            <text:p>173.74%</text:p>
          </table:table-cell>
          <table:table-cell table:formula="of:=[.B237]/[.B236]-1" office:value-type="percentage" office:value="0.00503727584122515">
            <text:p>0.50%</text:p>
          </table:table-cell>
          <table:table-cell table:formula="of:=[.$E$2]*[.C237]" office:value-type="currency" office:currency="USD" office:value="1737373.73737374">
            <text:p>$1,737,373.74</text:p>
          </table:table-cell>
          <table:table-cell office:value-type="float" office:value="4.53">
            <text:p>4.53</text:p>
          </table:table-cell>
          <table:table-cell table:style-name="ce2" table:formula="of:=[.F237]/[.F$2]" office:value-type="percentage" office:value="3.775">
            <text:p>377.50%</text:p>
          </table:table-cell>
          <table:table-cell table:style-name="ce2" table:formula="of:=[.F237]/[.F236]-1" office:value-type="percentage" office:value="-0.0463157894736842">
            <text:p>-4.63%</text:p>
          </table:table-cell>
          <table:table-cell table:formula="of:=[.I$2]*[.G237]" office:value-type="currency" office:currency="USD" office:value="291512.25725">
            <text:p>$291,512.26</text:p>
          </table:table-cell>
          <table:table-cell office:value-type="float" office:value="6.87">
            <text:p>6.87</text:p>
          </table:table-cell>
          <table:table-cell table:style-name="ce2" table:formula="of:=[.J237]/[.J$2]" office:value-type="percentage" office:value="3.59685863874346">
            <text:p>359.69%</text:p>
          </table:table-cell>
          <table:table-cell table:style-name="ce2" table:formula="of:=[.J237]/[.J236]-1" office:value-type="percentage" office:value="0.0456621004566209">
            <text:p>4.57%</text:p>
          </table:table-cell>
          <table:table-cell table:formula="of:=[.M$2]*[.K237]" office:value-type="currency" office:currency="USD" office:value="360724.78052356">
            <text:p>$360,724.78</text:p>
          </table:table-cell>
          <table:table-cell office:value-type="float" office:value="71.73">
            <text:p>71.73</text:p>
          </table:table-cell>
          <table:table-cell table:style-name="ce2" table:formula="of:=[.N237]/[.N$2]" office:value-type="percentage" office:value="1.26196340605208">
            <text:p>126.20%</text:p>
          </table:table-cell>
          <table:table-cell table:style-name="ce2" table:formula="of:=[.N237]/[.N236]-1" office:value-type="percentage" office:value="0.00574873808188459">
            <text:p>0.57%</text:p>
          </table:table-cell>
          <table:table-cell table:formula="of:=[.Q$2]*[.O237]" office:value-type="currency" office:currency="USD" office:value="618631.649588318">
            <text:p>$618,631.65</text:p>
          </table:table-cell>
          <table:table-cell table:formula="of:=[.$AA$3]/[.$B$2]*[.B237]+[.$AA$4]/[.$F$2]*[.F237]+[.$AA$5]/[.$J$2]*[.J237]+[.$AA$6]/[.$N$2]*[.N237]" office:value-type="currency" office:currency="USD" office:value="1848155.84897804">
            <text:p>$1,848,155.85</text:p>
          </table:table-cell>
          <table:table-cell table:style-name="ce2" table:formula="of:=[.R237]/[.R$2]" office:value-type="percentage" office:value="1.84815584897804">
            <text:p>184.82%</text:p>
          </table:table-cell>
          <table:table-cell table:style-name="ce2" table:formula="of:=[.R237]/[.R236]-1" office:value-type="percentage" office:value="0.00436069312929743">
            <text:p>0.44%</text:p>
          </table:table-cell>
          <table:table-cell table:formula="of:=[.U$2]*[.S237]" office:value-type="currency" office:currency="USD" office:value="1848155.84897804">
            <text:p>$1,848,155.85</text:p>
          </table:table-cell>
          <table:table-cell office:value-type="float" office:value="124.07">
            <text:p>124.07</text:p>
          </table:table-cell>
          <table:table-cell table:style-name="ce2" table:formula="of:=[.V237]/[.V$2]" office:value-type="percentage" office:value="1.01199021207178">
            <text:p>101.20%</text:p>
          </table:table-cell>
          <table:table-cell table:style-name="ce2" table:formula="of:=[.V237]/[.V236]-1" office:value-type="percentage" office:value="0.00372138176522929">
            <text:p>0.3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8">
            <text:p>08/12/11</text:p>
          </table:table-cell>
          <table:table-cell office:value-type="float" office:value="50.21">
            <text:p>50.21</text:p>
          </table:table-cell>
          <table:table-cell table:formula="of:=[.B238]/[.$B$2]" office:value-type="percentage" office:value="1.7488679902473">
            <text:p>174.89%</text:p>
          </table:table-cell>
          <table:table-cell table:formula="of:=[.B238]/[.B237]-1" office:value-type="percentage" office:value="0.0066158781074579">
            <text:p>0.66%</text:p>
          </table:table-cell>
          <table:table-cell table:formula="of:=[.$E$2]*[.C238]" office:value-type="currency" office:currency="USD" office:value="1748867.9902473">
            <text:p>$1,748,867.99</text:p>
          </table:table-cell>
          <table:table-cell office:value-type="float" office:value="4.5">
            <text:p>4.5</text:p>
          </table:table-cell>
          <table:table-cell table:style-name="ce2" table:formula="of:=[.F238]/[.F$2]" office:value-type="percentage" office:value="3.75">
            <text:p>375.00%</text:p>
          </table:table-cell>
          <table:table-cell table:style-name="ce2" table:formula="of:=[.F238]/[.F237]-1" office:value-type="percentage" office:value="-0.00662251655629142">
            <text:p>-0.66%</text:p>
          </table:table-cell>
          <table:table-cell table:formula="of:=[.I$2]*[.G238]" office:value-type="currency" office:currency="USD" office:value="289581.7125">
            <text:p>$289,581.71</text:p>
          </table:table-cell>
          <table:table-cell office:value-type="float" office:value="6.7">
            <text:p>6.7</text:p>
          </table:table-cell>
          <table:table-cell table:style-name="ce2" table:formula="of:=[.J238]/[.J$2]" office:value-type="percentage" office:value="3.50785340314136">
            <text:p>350.79%</text:p>
          </table:table-cell>
          <table:table-cell table:style-name="ce2" table:formula="of:=[.J238]/[.J237]-1" office:value-type="percentage" office:value="-0.024745269286754">
            <text:p>-2.47%</text:p>
          </table:table-cell>
          <table:table-cell table:formula="of:=[.M$2]*[.K238]" office:value-type="currency" office:currency="USD" office:value="351798.548691099">
            <text:p>$351,798.55</text:p>
          </table:table-cell>
          <table:table-cell office:value-type="float" office:value="72.14">
            <text:p>72.14</text:p>
          </table:table-cell>
          <table:table-cell table:style-name="ce2" table:formula="of:=[.N238]/[.N$2]" office:value-type="percentage" office:value="1.26917663617171">
            <text:p>126.92%</text:p>
          </table:table-cell>
          <table:table-cell table:style-name="ce2" table:formula="of:=[.N238]/[.N237]-1" office:value-type="percentage" office:value="0.00571587899065928">
            <text:p>0.57%</text:p>
          </table:table-cell>
          <table:table-cell table:formula="of:=[.Q$2]*[.O238]" office:value-type="currency" office:currency="USD" office:value="622167.673237157">
            <text:p>$622,167.67</text:p>
          </table:table-cell>
          <table:table-cell table:formula="of:=[.$AA$3]/[.$B$2]*[.B238]+[.$AA$4]/[.$F$2]*[.F238]+[.$AA$5]/[.$J$2]*[.J238]+[.$AA$6]/[.$N$2]*[.N238]" office:value-type="currency" office:currency="USD" office:value="1844654.35753867">
            <text:p>$1,844,654.36</text:p>
          </table:table-cell>
          <table:table-cell table:style-name="ce2" table:formula="of:=[.R238]/[.R$2]" office:value-type="percentage" office:value="1.84465435753867">
            <text:p>184.47%</text:p>
          </table:table-cell>
          <table:table-cell table:style-name="ce2" table:formula="of:=[.R238]/[.R237]-1" office:value-type="percentage" office:value="-0.00189458667206299">
            <text:p>-0.19%</text:p>
          </table:table-cell>
          <table:table-cell table:formula="of:=[.U$2]*[.S238]" office:value-type="currency" office:currency="USD" office:value="1844654.35753867">
            <text:p>$1,844,654.36</text:p>
          </table:table-cell>
          <table:table-cell office:value-type="float" office:value="121.35">
            <text:p>121.35</text:p>
          </table:table-cell>
          <table:table-cell table:style-name="ce2" table:formula="of:=[.V238]/[.V$2]" office:value-type="percentage" office:value="0.989804241435563">
            <text:p>98.98%</text:p>
          </table:table-cell>
          <table:table-cell table:style-name="ce2" table:formula="of:=[.V238]/[.V237]-1" office:value-type="percentage" office:value="-0.0219231079229467">
            <text:p>-2.19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09">
            <text:p>09/12/11</text:p>
          </table:table-cell>
          <table:table-cell office:value-type="float" office:value="50.23">
            <text:p>50.23</text:p>
          </table:table-cell>
          <table:table-cell table:formula="of:=[.B239]/[.$B$2]" office:value-type="percentage" office:value="1.74956461163358">
            <text:p>174.96%</text:p>
          </table:table-cell>
          <table:table-cell table:formula="of:=[.B239]/[.B238]-1" office:value-type="percentage" office:value="0.000398327026488676">
            <text:p>0.04%</text:p>
          </table:table-cell>
          <table:table-cell table:formula="of:=[.$E$2]*[.C239]" office:value-type="currency" office:currency="USD" office:value="1749564.61163358">
            <text:p>$1,749,564.61</text:p>
          </table:table-cell>
          <table:table-cell office:value-type="float" office:value="4.45">
            <text:p>4.45</text:p>
          </table:table-cell>
          <table:table-cell table:style-name="ce2" table:formula="of:=[.F239]/[.F$2]" office:value-type="percentage" office:value="3.70833333333333">
            <text:p>370.83%</text:p>
          </table:table-cell>
          <table:table-cell table:style-name="ce2" table:formula="of:=[.F239]/[.F238]-1" office:value-type="percentage" office:value="-0.0111111111111111">
            <text:p>-1.11%</text:p>
          </table:table-cell>
          <table:table-cell table:formula="of:=[.I$2]*[.G239]" office:value-type="currency" office:currency="USD" office:value="286364.137916667">
            <text:p>$286,364.14</text:p>
          </table:table-cell>
          <table:table-cell office:value-type="float" office:value="6.37">
            <text:p>6.37</text:p>
          </table:table-cell>
          <table:table-cell table:style-name="ce2" table:formula="of:=[.J239]/[.J$2]" office:value-type="percentage" office:value="3.33507853403141">
            <text:p>333.51%</text:p>
          </table:table-cell>
          <table:table-cell table:style-name="ce2" table:formula="of:=[.J239]/[.J238]-1" office:value-type="percentage" office:value="-0.0492537313432836">
            <text:p>-4.93%</text:p>
          </table:table-cell>
          <table:table-cell table:formula="of:=[.M$2]*[.K239]" office:value-type="currency" office:currency="USD" office:value="334471.157486911">
            <text:p>$334,471.16</text:p>
          </table:table-cell>
          <table:table-cell office:value-type="float" office:value="71.25">
            <text:p>71.25</text:p>
          </table:table-cell>
          <table:table-cell table:style-name="ce2" table:formula="of:=[.N239]/[.N$2]" office:value-type="percentage" office:value="1.25351864883885">
            <text:p>125.35%</text:p>
          </table:table-cell>
          <table:table-cell table:style-name="ce2" table:formula="of:=[.N239]/[.N238]-1" office:value-type="percentage" office:value="-0.0123371222622678">
            <text:p>-1.23%</text:p>
          </table:table-cell>
          <table:table-cell table:formula="of:=[.Q$2]*[.O239]" office:value-type="currency" office:currency="USD" office:value="614491.9145848">
            <text:p>$614,491.91</text:p>
          </table:table-cell>
          <table:table-cell table:formula="of:=[.$AA$3]/[.$B$2]*[.B239]+[.$AA$4]/[.$F$2]*[.F239]+[.$AA$5]/[.$J$2]*[.J239]+[.$AA$6]/[.$N$2]*[.N239]" office:value-type="currency" office:currency="USD" office:value="1816665.10349238">
            <text:p>$1,816,665.10</text:p>
          </table:table-cell>
          <table:table-cell table:style-name="ce2" table:formula="of:=[.R239]/[.R$2]" office:value-type="percentage" office:value="1.81666510349238">
            <text:p>181.67%</text:p>
          </table:table-cell>
          <table:table-cell table:style-name="ce2" table:formula="of:=[.R239]/[.R238]-1" office:value-type="percentage" office:value="-0.0151731699393453">
            <text:p>-1.52%</text:p>
          </table:table-cell>
          <table:table-cell table:formula="of:=[.U$2]*[.S239]" office:value-type="currency" office:currency="USD" office:value="1816665.10349238">
            <text:p>$1,816,665.10</text:p>
          </table:table-cell>
          <table:table-cell office:value-type="float" office:value="123.41">
            <text:p>123.41</text:p>
          </table:table-cell>
          <table:table-cell table:style-name="ce2" table:formula="of:=[.V239]/[.V$2]" office:value-type="percentage" office:value="1.00660685154976">
            <text:p>100.66%</text:p>
          </table:table-cell>
          <table:table-cell table:style-name="ce2" table:formula="of:=[.V239]/[.V238]-1" office:value-type="percentage" office:value="0.0169756901524516">
            <text:p>1.7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12">
            <text:p>12/12/11</text:p>
          </table:table-cell>
          <table:table-cell office:value-type="float" office:value="50.69">
            <text:p>50.69</text:p>
          </table:table-cell>
          <table:table-cell table:formula="of:=[.B240]/[.$B$2]" office:value-type="percentage" office:value="1.76558690351794">
            <text:p>176.56%</text:p>
          </table:table-cell>
          <table:table-cell table:formula="of:=[.B240]/[.B239]-1" office:value-type="percentage" office:value="0.00915787378060928">
            <text:p>0.92%</text:p>
          </table:table-cell>
          <table:table-cell table:formula="of:=[.$E$2]*[.C240]" office:value-type="currency" office:currency="USD" office:value="1765586.90351794">
            <text:p>$1,765,586.90</text:p>
          </table:table-cell>
          <table:table-cell office:value-type="float" office:value="4.87">
            <text:p>4.87</text:p>
          </table:table-cell>
          <table:table-cell table:style-name="ce2" table:formula="of:=[.F240]/[.F$2]" office:value-type="percentage" office:value="4.05833333333333">
            <text:p>405.83%</text:p>
          </table:table-cell>
          <table:table-cell table:style-name="ce2" table:formula="of:=[.F240]/[.F239]-1" office:value-type="percentage" office:value="0.0943820224719101">
            <text:p>9.44%</text:p>
          </table:table-cell>
          <table:table-cell table:formula="of:=[.I$2]*[.G240]" office:value-type="currency" office:currency="USD" office:value="313391.764416667">
            <text:p>$313,391.76</text:p>
          </table:table-cell>
          <table:table-cell office:value-type="float" office:value="5.8">
            <text:p>5.8</text:p>
          </table:table-cell>
          <table:table-cell table:style-name="ce2" table:formula="of:=[.J240]/[.J$2]" office:value-type="percentage" office:value="3.03664921465969">
            <text:p>303.66%</text:p>
          </table:table-cell>
          <table:table-cell table:style-name="ce2" table:formula="of:=[.J240]/[.J239]-1" office:value-type="percentage" office:value="-0.0894819466248038">
            <text:p>-8.95%</text:p>
          </table:table-cell>
          <table:table-cell table:formula="of:=[.M$2]*[.K240]" office:value-type="currency" office:currency="USD" office:value="304542.027225131">
            <text:p>$304,542.03</text:p>
          </table:table-cell>
          <table:table-cell office:value-type="float" office:value="71.65">
            <text:p>71.65</text:p>
          </table:table-cell>
          <table:table-cell table:style-name="ce2" table:formula="of:=[.N240]/[.N$2]" office:value-type="percentage" office:value="1.26055594651654">
            <text:p>126.06%</text:p>
          </table:table-cell>
          <table:table-cell table:style-name="ce2" table:formula="of:=[.N240]/[.N239]-1" office:value-type="percentage" office:value="0.0056140350877194">
            <text:p>0.56%</text:p>
          </table:table-cell>
          <table:table-cell table:formula="of:=[.Q$2]*[.O240]" office:value-type="currency" office:currency="USD" office:value="617941.693754398">
            <text:p>$617,941.69</text:p>
          </table:table-cell>
          <table:table-cell table:formula="of:=[.$AA$3]/[.$B$2]*[.B240]+[.$AA$4]/[.$F$2]*[.F240]+[.$AA$5]/[.$J$2]*[.J240]+[.$AA$6]/[.$N$2]*[.N240]" office:value-type="currency" office:currency="USD" office:value="1822537.1979528">
            <text:p>$1,822,537.20</text:p>
          </table:table-cell>
          <table:table-cell table:style-name="ce2" table:formula="of:=[.R240]/[.R$2]" office:value-type="percentage" office:value="1.8225371979528">
            <text:p>182.25%</text:p>
          </table:table-cell>
          <table:table-cell table:style-name="ce2" table:formula="of:=[.R240]/[.R239]-1" office:value-type="percentage" office:value="0.0032323483558554">
            <text:p>0.32%</text:p>
          </table:table-cell>
          <table:table-cell table:formula="of:=[.U$2]*[.S240]" office:value-type="currency" office:currency="USD" office:value="1822537.1979528">
            <text:p>$1,822,537.20</text:p>
          </table:table-cell>
          <table:table-cell office:value-type="float" office:value="121.61">
            <text:p>121.61</text:p>
          </table:table-cell>
          <table:table-cell table:style-name="ce2" table:formula="of:=[.V240]/[.V$2]" office:value-type="percentage" office:value="0.991924959216966">
            <text:p>99.19%</text:p>
          </table:table-cell>
          <table:table-cell table:style-name="ce2" table:formula="of:=[.V240]/[.V239]-1" office:value-type="percentage" office:value="-0.0145855279150798">
            <text:p>-1.4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13">
            <text:p>13/12/11</text:p>
          </table:table-cell>
          <table:table-cell office:value-type="float" office:value="50.7">
            <text:p>50.7</text:p>
          </table:table-cell>
          <table:table-cell table:formula="of:=[.B241]/[.$B$2]" office:value-type="percentage" office:value="1.76593521421108">
            <text:p>176.59%</text:p>
          </table:table-cell>
          <table:table-cell table:formula="of:=[.B241]/[.B240]-1" office:value-type="percentage" office:value="0.000197277569540466">
            <text:p>0.02%</text:p>
          </table:table-cell>
          <table:table-cell table:formula="of:=[.$E$2]*[.C241]" office:value-type="currency" office:currency="USD" office:value="1765935.21421108">
            <text:p>$1,765,935.21</text:p>
          </table:table-cell>
          <table:table-cell office:value-type="float" office:value="5.88">
            <text:p>5.88</text:p>
          </table:table-cell>
          <table:table-cell table:style-name="ce2" table:formula="of:=[.F241]/[.F$2]" office:value-type="percentage" office:value="4.9">
            <text:p>490.00%</text:p>
          </table:table-cell>
          <table:table-cell table:style-name="ce2" table:formula="of:=[.F241]/[.F240]-1" office:value-type="percentage" office:value="0.207392197125257">
            <text:p>20.74%</text:p>
          </table:table-cell>
          <table:table-cell table:formula="of:=[.I$2]*[.G241]" office:value-type="currency" office:currency="USD" office:value="378386.771">
            <text:p>$378,386.77</text:p>
          </table:table-cell>
          <table:table-cell office:value-type="float" office:value="5.52">
            <text:p>5.52</text:p>
          </table:table-cell>
          <table:table-cell table:style-name="ce2" table:formula="of:=[.J241]/[.J$2]" office:value-type="percentage" office:value="2.89005235602094">
            <text:p>289.01%</text:p>
          </table:table-cell>
          <table:table-cell table:style-name="ce2" table:formula="of:=[.J241]/[.J240]-1" office:value-type="percentage" office:value="-0.0482758620689656">
            <text:p>-4.83%</text:p>
          </table:table-cell>
          <table:table-cell table:formula="of:=[.M$2]*[.K241]" office:value-type="currency" office:currency="USD" office:value="289839.998324607">
            <text:p>$289,840.00</text:p>
          </table:table-cell>
          <table:table-cell office:value-type="float" office:value="72.28">
            <text:p>72.28</text:p>
          </table:table-cell>
          <table:table-cell table:style-name="ce2" table:formula="of:=[.N241]/[.N$2]" office:value-type="percentage" office:value="1.2716396903589">
            <text:p>127.16%</text:p>
          </table:table-cell>
          <table:table-cell table:style-name="ce2" table:formula="of:=[.N241]/[.N240]-1" office:value-type="percentage" office:value="0.00879274249825524">
            <text:p>0.88%</text:p>
          </table:table-cell>
          <table:table-cell table:formula="of:=[.Q$2]*[.O241]" office:value-type="currency" office:currency="USD" office:value="623375.095946517">
            <text:p>$623,375.10</text:p>
          </table:table-cell>
          <table:table-cell table:formula="of:=[.$AA$3]/[.$B$2]*[.B241]+[.$AA$4]/[.$F$2]*[.F241]+[.$AA$5]/[.$J$2]*[.J241]+[.$AA$6]/[.$N$2]*[.N241]" office:value-type="currency" office:currency="USD" office:value="1878379.31302452">
            <text:p>$1,878,379.31</text:p>
          </table:table-cell>
          <table:table-cell table:style-name="ce2" table:formula="of:=[.R241]/[.R$2]" office:value-type="percentage" office:value="1.87837931302452">
            <text:p>187.84%</text:p>
          </table:table-cell>
          <table:table-cell table:style-name="ce2" table:formula="of:=[.R241]/[.R240]-1" office:value-type="percentage" office:value="0.0306397669877188">
            <text:p>3.06%</text:p>
          </table:table-cell>
          <table:table-cell table:formula="of:=[.U$2]*[.S241]" office:value-type="currency" office:currency="USD" office:value="1878379.31302452">
            <text:p>$1,878,379.31</text:p>
          </table:table-cell>
          <table:table-cell office:value-type="float" office:value="120.47">
            <text:p>120.47</text:p>
          </table:table-cell>
          <table:table-cell table:style-name="ce2" table:formula="of:=[.V241]/[.V$2]" office:value-type="percentage" office:value="0.982626427406199">
            <text:p>98.26%</text:p>
          </table:table-cell>
          <table:table-cell table:style-name="ce2" table:formula="of:=[.V241]/[.V240]-1" office:value-type="percentage" office:value="-0.00937422909300223">
            <text:p>-0.94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14">
            <text:p>14/12/11</text:p>
          </table:table-cell>
          <table:table-cell office:value-type="float" office:value="49.51">
            <text:p>49.51</text:p>
          </table:table-cell>
          <table:table-cell table:formula="of:=[.B242]/[.$B$2]" office:value-type="percentage" office:value="1.72448624172762">
            <text:p>172.45%</text:p>
          </table:table-cell>
          <table:table-cell table:formula="of:=[.B242]/[.B241]-1" office:value-type="percentage" office:value="-0.0234714003944774">
            <text:p>-2.35%</text:p>
          </table:table-cell>
          <table:table-cell table:formula="of:=[.$E$2]*[.C242]" office:value-type="currency" office:currency="USD" office:value="1724486.24172762">
            <text:p>$1,724,486.24</text:p>
          </table:table-cell>
          <table:table-cell office:value-type="float" office:value="6.2">
            <text:p>6.2</text:p>
          </table:table-cell>
          <table:table-cell table:style-name="ce2" table:formula="of:=[.F242]/[.F$2]" office:value-type="percentage" office:value="5.16666666666667">
            <text:p>516.67%</text:p>
          </table:table-cell>
          <table:table-cell table:style-name="ce2" table:formula="of:=[.F242]/[.F241]-1" office:value-type="percentage" office:value="0.0544217687074831">
            <text:p>5.44%</text:p>
          </table:table-cell>
          <table:table-cell table:formula="of:=[.I$2]*[.G242]" office:value-type="currency" office:currency="USD" office:value="398979.248333333">
            <text:p>$398,979.25</text:p>
          </table:table-cell>
          <table:table-cell office:value-type="float" office:value="5.34">
            <text:p>5.34</text:p>
          </table:table-cell>
          <table:table-cell table:style-name="ce2" table:formula="of:=[.J242]/[.J$2]" office:value-type="percentage" office:value="2.79581151832461">
            <text:p>279.58%</text:p>
          </table:table-cell>
          <table:table-cell table:style-name="ce2" table:formula="of:=[.J242]/[.J241]-1" office:value-type="percentage" office:value="-0.0326086956521738">
            <text:p>-3.26%</text:p>
          </table:table-cell>
          <table:table-cell table:formula="of:=[.M$2]*[.K242]" office:value-type="currency" office:currency="USD" office:value="280388.694031414">
            <text:p>$280,388.69</text:p>
          </table:table-cell>
          <table:table-cell office:value-type="float" office:value="73.42">
            <text:p>73.42</text:p>
          </table:table-cell>
          <table:table-cell table:style-name="ce2" table:formula="of:=[.N242]/[.N$2]" office:value-type="percentage" office:value="1.29169598874032">
            <text:p>129.17%</text:p>
          </table:table-cell>
          <table:table-cell table:style-name="ce2" table:formula="of:=[.N242]/[.N241]-1" office:value-type="percentage" office:value="0.0157719977863864">
            <text:p>1.58%</text:p>
          </table:table-cell>
          <table:table-cell table:formula="of:=[.Q$2]*[.O242]" office:value-type="currency" office:currency="USD" office:value="633206.966579873">
            <text:p>$633,206.97</text:p>
          </table:table-cell>
          <table:table-cell table:formula="of:=[.$AA$3]/[.$B$2]*[.B242]+[.$AA$4]/[.$F$2]*[.F242]+[.$AA$5]/[.$J$2]*[.J242]+[.$AA$6]/[.$N$2]*[.N242]" office:value-type="currency" office:currency="USD" office:value="1885579.86827935">
            <text:p>$1,885,579.87</text:p>
          </table:table-cell>
          <table:table-cell table:style-name="ce2" table:formula="of:=[.R242]/[.R$2]" office:value-type="percentage" office:value="1.88557986827935">
            <text:p>188.56%</text:p>
          </table:table-cell>
          <table:table-cell table:style-name="ce2" table:formula="of:=[.R242]/[.R241]-1" office:value-type="percentage" office:value="0.00383338722104676">
            <text:p>0.38%</text:p>
          </table:table-cell>
          <table:table-cell table:formula="of:=[.U$2]*[.S242]" office:value-type="currency" office:currency="USD" office:value="1885579.86827935">
            <text:p>$1,885,579.87</text:p>
          </table:table-cell>
          <table:table-cell office:value-type="float" office:value="119.19">
            <text:p>119.19</text:p>
          </table:table-cell>
          <table:table-cell table:style-name="ce2" table:formula="of:=[.V242]/[.V$2]" office:value-type="percentage" office:value="0.972185970636215">
            <text:p>97.22%</text:p>
          </table:table-cell>
          <table:table-cell table:style-name="ce2" table:formula="of:=[.V242]/[.V241]-1" office:value-type="percentage" office:value="-0.0106250518801362">
            <text:p>-1.0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15">
            <text:p>15/12/11</text:p>
          </table:table-cell>
          <table:table-cell office:value-type="float" office:value="49.17">
            <text:p>49.17</text:p>
          </table:table-cell>
          <table:table-cell table:formula="of:=[.B243]/[.$B$2]" office:value-type="percentage" office:value="1.71264367816092">
            <text:p>171.26%</text:p>
          </table:table-cell>
          <table:table-cell table:formula="of:=[.B243]/[.B242]-1" office:value-type="percentage" office:value="-0.00686729953544729">
            <text:p>-0.69%</text:p>
          </table:table-cell>
          <table:table-cell table:formula="of:=[.$E$2]*[.C243]" office:value-type="currency" office:currency="USD" office:value="1712643.67816092">
            <text:p>$1,712,643.68</text:p>
          </table:table-cell>
          <table:table-cell office:value-type="float" office:value="6.36">
            <text:p>6.36</text:p>
          </table:table-cell>
          <table:table-cell table:style-name="ce2" table:formula="of:=[.F243]/[.F$2]" office:value-type="percentage" office:value="5.3">
            <text:p>530.00%</text:p>
          </table:table-cell>
          <table:table-cell table:style-name="ce2" table:formula="of:=[.F243]/[.F242]-1" office:value-type="percentage" office:value="0.0258064516129033">
            <text:p>2.58%</text:p>
          </table:table-cell>
          <table:table-cell table:formula="of:=[.I$2]*[.G243]" office:value-type="currency" office:currency="USD" office:value="409275.487">
            <text:p>$409,275.49</text:p>
          </table:table-cell>
          <table:table-cell office:value-type="float" office:value="5.65">
            <text:p>5.65</text:p>
          </table:table-cell>
          <table:table-cell table:style-name="ce2" table:formula="of:=[.J243]/[.J$2]" office:value-type="percentage" office:value="2.95811518324607">
            <text:p>295.81%</text:p>
          </table:table-cell>
          <table:table-cell table:style-name="ce2" table:formula="of:=[.J243]/[.J242]-1" office:value-type="percentage" office:value="0.0580524344569289">
            <text:p>5.81%</text:p>
          </table:table-cell>
          <table:table-cell table:formula="of:=[.M$2]*[.K243]" office:value-type="currency" office:currency="USD" office:value="296665.940314136">
            <text:p>$296,665.94</text:p>
          </table:table-cell>
          <table:table-cell office:value-type="float" office:value="73.45">
            <text:p>73.45</text:p>
          </table:table-cell>
          <table:table-cell table:style-name="ce2" table:formula="of:=[.N243]/[.N$2]" office:value-type="percentage" office:value="1.29222378606615">
            <text:p>129.22%</text:p>
          </table:table-cell>
          <table:table-cell table:style-name="ce2" table:formula="of:=[.N243]/[.N242]-1" office:value-type="percentage" office:value="0.000408608008716893">
            <text:p>0.04%</text:p>
          </table:table-cell>
          <table:table-cell table:formula="of:=[.Q$2]*[.O243]" office:value-type="currency" office:currency="USD" office:value="633465.700017593">
            <text:p>$633,465.70</text:p>
          </table:table-cell>
          <table:table-cell table:formula="of:=[.$AA$3]/[.$B$2]*[.B243]+[.$AA$4]/[.$F$2]*[.F243]+[.$AA$5]/[.$J$2]*[.J243]+[.$AA$6]/[.$N$2]*[.N243]" office:value-type="currency" office:currency="USD" office:value="1908477.08997541">
            <text:p>$1,908,477.09</text:p>
          </table:table-cell>
          <table:table-cell table:style-name="ce2" table:formula="of:=[.R243]/[.R$2]" office:value-type="percentage" office:value="1.90847708997541">
            <text:p>190.85%</text:p>
          </table:table-cell>
          <table:table-cell table:style-name="ce2" table:formula="of:=[.R243]/[.R242]-1" office:value-type="percentage" office:value="0.0121433316515811">
            <text:p>1.21%</text:p>
          </table:table-cell>
          <table:table-cell table:formula="of:=[.U$2]*[.S243]" office:value-type="currency" office:currency="USD" office:value="1908477.08997541">
            <text:p>$1,908,477.09</text:p>
          </table:table-cell>
          <table:table-cell office:value-type="float" office:value="119.62">
            <text:p>119.62</text:p>
          </table:table-cell>
          <table:table-cell table:style-name="ce2" table:formula="of:=[.V243]/[.V$2]" office:value-type="percentage" office:value="0.975693311582382">
            <text:p>97.57%</text:p>
          </table:table-cell>
          <table:table-cell table:style-name="ce2" table:formula="of:=[.V243]/[.V242]-1" office:value-type="percentage" office:value="0.00360768520849075">
            <text:p>0.36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16">
            <text:p>16/12/11</text:p>
          </table:table-cell>
          <table:table-cell office:value-type="float" office:value="49.66">
            <text:p>49.66</text:p>
          </table:table-cell>
          <table:table-cell table:formula="of:=[.B244]/[.$B$2]" office:value-type="percentage" office:value="1.7297109021247">
            <text:p>172.97%</text:p>
          </table:table-cell>
          <table:table-cell table:formula="of:=[.B244]/[.B243]-1" office:value-type="percentage" office:value="0.00996542607280859">
            <text:p>1.00%</text:p>
          </table:table-cell>
          <table:table-cell table:formula="of:=[.$E$2]*[.C244]" office:value-type="currency" office:currency="USD" office:value="1729710.9021247">
            <text:p>$1,729,710.90</text:p>
          </table:table-cell>
          <table:table-cell office:value-type="float" office:value="6.21">
            <text:p>6.21</text:p>
          </table:table-cell>
          <table:table-cell table:style-name="ce2" table:formula="of:=[.F244]/[.F$2]" office:value-type="percentage" office:value="5.175">
            <text:p>517.50%</text:p>
          </table:table-cell>
          <table:table-cell table:style-name="ce2" table:formula="of:=[.F244]/[.F243]-1" office:value-type="percentage" office:value="-0.0235849056603774">
            <text:p>-2.36%</text:p>
          </table:table-cell>
          <table:table-cell table:formula="of:=[.I$2]*[.G244]" office:value-type="currency" office:currency="USD" office:value="399622.76325">
            <text:p>$399,622.76</text:p>
          </table:table-cell>
          <table:table-cell office:value-type="float" office:value="5.57">
            <text:p>5.57</text:p>
          </table:table-cell>
          <table:table-cell table:style-name="ce2" table:formula="of:=[.J244]/[.J$2]" office:value-type="percentage" office:value="2.91623036649215">
            <text:p>291.62%</text:p>
          </table:table-cell>
          <table:table-cell table:style-name="ce2" table:formula="of:=[.J244]/[.J243]-1" office:value-type="percentage" office:value="-0.0141592920353982">
            <text:p>-1.42%</text:p>
          </table:table-cell>
          <table:table-cell table:formula="of:=[.M$2]*[.K244]" office:value-type="currency" office:currency="USD" office:value="292465.360628272">
            <text:p>$292,465.36</text:p>
          </table:table-cell>
          <table:table-cell office:value-type="float" office:value="74.07">
            <text:p>74.07</text:p>
          </table:table-cell>
          <table:table-cell table:style-name="ce2" table:formula="of:=[.N244]/[.N$2]" office:value-type="percentage" office:value="1.30313159746657">
            <text:p>130.31%</text:p>
          </table:table-cell>
          <table:table-cell table:style-name="ce2" table:formula="of:=[.N244]/[.N243]-1" office:value-type="percentage" office:value="0.0084411164057181">
            <text:p>0.84%</text:p>
          </table:table-cell>
          <table:table-cell table:formula="of:=[.Q$2]*[.O244]" office:value-type="currency" office:currency="USD" office:value="638812.857730471">
            <text:p>$638,812.86</text:p>
          </table:table-cell>
          <table:table-cell table:formula="of:=[.$AA$3]/[.$B$2]*[.B244]+[.$AA$4]/[.$F$2]*[.F244]+[.$AA$5]/[.$J$2]*[.J244]+[.$AA$6]/[.$N$2]*[.N244]" office:value-type="currency" office:currency="USD" office:value="1905641.9688954">
            <text:p>$1,905,641.97</text:p>
          </table:table-cell>
          <table:table-cell table:style-name="ce2" table:formula="of:=[.R244]/[.R$2]" office:value-type="percentage" office:value="1.9056419688954">
            <text:p>190.56%</text:p>
          </table:table-cell>
          <table:table-cell table:style-name="ce2" table:formula="of:=[.R244]/[.R243]-1" office:value-type="percentage" office:value="-0.00148554106040677">
            <text:p>-0.15%</text:p>
          </table:table-cell>
          <table:table-cell table:formula="of:=[.U$2]*[.S244]" office:value-type="currency" office:currency="USD" office:value="1905641.9688954">
            <text:p>$1,905,641.97</text:p>
          </table:table-cell>
          <table:table-cell office:value-type="float" office:value="119.8">
            <text:p>119.8</text:p>
          </table:table-cell>
          <table:table-cell table:style-name="ce2" table:formula="of:=[.V244]/[.V$2]" office:value-type="percentage" office:value="0.977161500815661">
            <text:p>97.72%</text:p>
          </table:table-cell>
          <table:table-cell table:style-name="ce2" table:formula="of:=[.V244]/[.V243]-1" office:value-type="percentage" office:value="0.00150476508944997">
            <text:p>0.15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19">
            <text:p>19/12/11</text:p>
          </table:table-cell>
          <table:table-cell office:value-type="float" office:value="49.55">
            <text:p>49.55</text:p>
          </table:table-cell>
          <table:table-cell table:formula="of:=[.B245]/[.$B$2]" office:value-type="percentage" office:value="1.72587948450017">
            <text:p>172.59%</text:p>
          </table:table-cell>
          <table:table-cell table:formula="of:=[.B245]/[.B244]-1" office:value-type="percentage" office:value="-0.00221506242448655">
            <text:p>-0.22%</text:p>
          </table:table-cell>
          <table:table-cell table:formula="of:=[.$E$2]*[.C245]" office:value-type="currency" office:currency="USD" office:value="1725879.48450017">
            <text:p>$1,725,879.48</text:p>
          </table:table-cell>
          <table:table-cell office:value-type="float" office:value="6.81">
            <text:p>6.81</text:p>
          </table:table-cell>
          <table:table-cell table:style-name="ce2" table:formula="of:=[.F245]/[.F$2]" office:value-type="percentage" office:value="5.675">
            <text:p>567.50%</text:p>
          </table:table-cell>
          <table:table-cell table:style-name="ce2" table:formula="of:=[.F245]/[.F244]-1" office:value-type="percentage" office:value="0.0966183574879227">
            <text:p>9.66%</text:p>
          </table:table-cell>
          <table:table-cell table:formula="of:=[.I$2]*[.G245]" office:value-type="currency" office:currency="USD" office:value="438233.65825">
            <text:p>$438,233.66</text:p>
          </table:table-cell>
          <table:table-cell office:value-type="float" office:value="5.36">
            <text:p>5.36</text:p>
          </table:table-cell>
          <table:table-cell table:style-name="ce2" table:formula="of:=[.J245]/[.J$2]" office:value-type="percentage" office:value="2.80628272251309">
            <text:p>280.63%</text:p>
          </table:table-cell>
          <table:table-cell table:style-name="ce2" table:formula="of:=[.J245]/[.J244]-1" office:value-type="percentage" office:value="-0.0377019748653501">
            <text:p>-3.77%</text:p>
          </table:table-cell>
          <table:table-cell table:formula="of:=[.M$2]*[.K245]" office:value-type="currency" office:currency="USD" office:value="281438.83895288">
            <text:p>$281,438.84</text:p>
          </table:table-cell>
          <table:table-cell office:value-type="float" office:value="74.8">
            <text:p>74.8</text:p>
          </table:table-cell>
          <table:table-cell table:style-name="ce2" table:formula="of:=[.N245]/[.N$2]" office:value-type="percentage" office:value="1.31597466572836">
            <text:p>131.60%</text:p>
          </table:table-cell>
          <table:table-cell table:style-name="ce2" table:formula="of:=[.N245]/[.N244]-1" office:value-type="percentage" office:value="0.00985554205481298">
            <text:p>0.99%</text:p>
          </table:table-cell>
          <table:table-cell table:formula="of:=[.Q$2]*[.O245]" office:value-type="currency" office:currency="USD" office:value="645108.704714989">
            <text:p>$645,108.70</text:p>
          </table:table-cell>
          <table:table-cell table:formula="of:=[.$AA$3]/[.$B$2]*[.B245]+[.$AA$4]/[.$F$2]*[.F245]+[.$AA$5]/[.$J$2]*[.J245]+[.$AA$6]/[.$N$2]*[.N245]" office:value-type="currency" office:currency="USD" office:value="1938249.10203978">
            <text:p>$1,938,249.10</text:p>
          </table:table-cell>
          <table:table-cell table:style-name="ce2" table:formula="of:=[.R245]/[.R$2]" office:value-type="percentage" office:value="1.93824910203978">
            <text:p>193.82%</text:p>
          </table:table-cell>
          <table:table-cell table:style-name="ce2" table:formula="of:=[.R245]/[.R244]-1" office:value-type="percentage" office:value="0.0171108391170012">
            <text:p>1.71%</text:p>
          </table:table-cell>
          <table:table-cell table:formula="of:=[.U$2]*[.S245]" office:value-type="currency" office:currency="USD" office:value="1938249.10203978">
            <text:p>$1,938,249.10</text:p>
          </table:table-cell>
          <table:table-cell office:value-type="float" office:value="118.52">
            <text:p>118.52</text:p>
          </table:table-cell>
          <table:table-cell table:style-name="ce2" table:formula="of:=[.V245]/[.V$2]" office:value-type="percentage" office:value="0.966721044045677">
            <text:p>96.67%</text:p>
          </table:table-cell>
          <table:table-cell table:style-name="ce2" table:formula="of:=[.V245]/[.V244]-1" office:value-type="percentage" office:value="-0.0106844741235392">
            <text:p>-1.0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0">
            <text:p>20/12/11</text:p>
          </table:table-cell>
          <table:table-cell office:value-type="float" office:value="49.9">
            <text:p>49.9</text:p>
          </table:table-cell>
          <table:table-cell table:formula="of:=[.B246]/[.$B$2]" office:value-type="percentage" office:value="1.73807035876001">
            <text:p>173.81%</text:p>
          </table:table-cell>
          <table:table-cell table:formula="of:=[.B246]/[.B245]-1" office:value-type="percentage" office:value="0.00706357214934417">
            <text:p>0.71%</text:p>
          </table:table-cell>
          <table:table-cell table:formula="of:=[.$E$2]*[.C246]" office:value-type="currency" office:currency="USD" office:value="1738070.35876001">
            <text:p>$1,738,070.36</text:p>
          </table:table-cell>
          <table:table-cell office:value-type="float" office:value="6.84">
            <text:p>6.84</text:p>
          </table:table-cell>
          <table:table-cell table:style-name="ce2" table:formula="of:=[.F246]/[.F$2]" office:value-type="percentage" office:value="5.7">
            <text:p>570.00%</text:p>
          </table:table-cell>
          <table:table-cell table:style-name="ce2" table:formula="of:=[.F246]/[.F245]-1" office:value-type="percentage" office:value="0.00440528634361215">
            <text:p>0.44%</text:p>
          </table:table-cell>
          <table:table-cell table:formula="of:=[.I$2]*[.G246]" office:value-type="currency" office:currency="USD" office:value="440164.203">
            <text:p>$440,164.20</text:p>
          </table:table-cell>
          <table:table-cell office:value-type="float" office:value="5.36">
            <text:p>5.36</text:p>
          </table:table-cell>
          <table:table-cell table:style-name="ce2" table:formula="of:=[.J246]/[.J$2]" office:value-type="percentage" office:value="2.80628272251309">
            <text:p>280.63%</text:p>
          </table:table-cell>
          <table:table-cell table:style-name="ce2" table:formula="of:=[.J246]/[.J245]-1" office:value-type="percentage" office:value="0">
            <text:p>0.00%</text:p>
          </table:table-cell>
          <table:table-cell table:formula="of:=[.M$2]*[.K246]" office:value-type="currency" office:currency="USD" office:value="281438.83895288">
            <text:p>$281,438.84</text:p>
          </table:table-cell>
          <table:table-cell office:value-type="float" office:value="73.31">
            <text:p>73.31</text:p>
          </table:table-cell>
          <table:table-cell table:style-name="ce2" table:formula="of:=[.N246]/[.N$2]" office:value-type="percentage" office:value="1.28976073187896">
            <text:p>128.98%</text:p>
          </table:table-cell>
          <table:table-cell table:style-name="ce2" table:formula="of:=[.N246]/[.N245]-1" office:value-type="percentage" office:value="-0.0199197860962567">
            <text:p>-1.99%</text:p>
          </table:table-cell>
          <table:table-cell table:formula="of:=[.Q$2]*[.O246]" office:value-type="currency" office:currency="USD" office:value="632258.277308234">
            <text:p>$632,258.28</text:p>
          </table:table-cell>
          <table:table-cell table:formula="of:=[.$AA$3]/[.$B$2]*[.B246]+[.$AA$4]/[.$F$2]*[.F246]+[.$AA$5]/[.$J$2]*[.J246]+[.$AA$6]/[.$N$2]*[.N246]" office:value-type="currency" office:currency="USD" office:value="1931379.95127087">
            <text:p>$1,931,379.95</text:p>
          </table:table-cell>
          <table:table-cell table:style-name="ce2" table:formula="of:=[.R246]/[.R$2]" office:value-type="percentage" office:value="1.93137995127087">
            <text:p>193.14%</text:p>
          </table:table-cell>
          <table:table-cell table:style-name="ce2" table:formula="of:=[.R246]/[.R245]-1" office:value-type="percentage" office:value="-0.00354399791114723">
            <text:p>-0.35%</text:p>
          </table:table-cell>
          <table:table-cell table:formula="of:=[.U$2]*[.S246]" office:value-type="currency" office:currency="USD" office:value="1931379.95127087">
            <text:p>$1,931,379.95</text:p>
          </table:table-cell>
          <table:table-cell office:value-type="float" office:value="122.1">
            <text:p>122.1</text:p>
          </table:table-cell>
          <table:table-cell table:style-name="ce2" table:formula="of:=[.V246]/[.V$2]" office:value-type="percentage" office:value="0.995921696574225">
            <text:p>99.59%</text:p>
          </table:table-cell>
          <table:table-cell table:style-name="ce2" table:formula="of:=[.V246]/[.V245]-1" office:value-type="percentage" office:value="0.0302058724265946">
            <text:p>3.02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1">
            <text:p>21/12/11</text:p>
          </table:table-cell>
          <table:table-cell office:value-type="float" office:value="49.72">
            <text:p>49.72</text:p>
          </table:table-cell>
          <table:table-cell table:formula="of:=[.B247]/[.$B$2]" office:value-type="percentage" office:value="1.73180076628352">
            <text:p>173.18%</text:p>
          </table:table-cell>
          <table:table-cell table:formula="of:=[.B247]/[.B246]-1" office:value-type="percentage" office:value="-0.0036072144288577">
            <text:p>-0.36%</text:p>
          </table:table-cell>
          <table:table-cell table:formula="of:=[.$E$2]*[.C247]" office:value-type="currency" office:currency="USD" office:value="1731800.76628352">
            <text:p>$1,731,800.77</text:p>
          </table:table-cell>
          <table:table-cell office:value-type="float" office:value="6.7">
            <text:p>6.7</text:p>
          </table:table-cell>
          <table:table-cell table:style-name="ce2" table:formula="of:=[.F247]/[.F$2]" office:value-type="percentage" office:value="5.58333333333333">
            <text:p>558.33%</text:p>
          </table:table-cell>
          <table:table-cell table:style-name="ce2" table:formula="of:=[.F247]/[.F246]-1" office:value-type="percentage" office:value="-0.0204678362573099">
            <text:p>-2.05%</text:p>
          </table:table-cell>
          <table:table-cell table:formula="of:=[.I$2]*[.G247]" office:value-type="currency" office:currency="USD" office:value="431154.994166667">
            <text:p>$431,154.99</text:p>
          </table:table-cell>
          <table:table-cell office:value-type="float" office:value="5.62">
            <text:p>5.62</text:p>
          </table:table-cell>
          <table:table-cell table:style-name="ce2" table:formula="of:=[.J247]/[.J$2]" office:value-type="percentage" office:value="2.94240837696335">
            <text:p>294.24%</text:p>
          </table:table-cell>
          <table:table-cell table:style-name="ce2" table:formula="of:=[.J247]/[.J246]-1" office:value-type="percentage" office:value="0.0485074626865671">
            <text:p>4.85%</text:p>
          </table:table-cell>
          <table:table-cell table:formula="of:=[.M$2]*[.K247]" office:value-type="currency" office:currency="USD" office:value="295090.722931937">
            <text:p>$295,090.72</text:p>
          </table:table-cell>
          <table:table-cell office:value-type="float" office:value="72.51">
            <text:p>72.51</text:p>
          </table:table-cell>
          <table:table-cell table:style-name="ce2" table:formula="of:=[.N247]/[.N$2]" office:value-type="percentage" office:value="1.27568613652358">
            <text:p>127.57%</text:p>
          </table:table-cell>
          <table:table-cell table:style-name="ce2" table:formula="of:=[.N247]/[.N246]-1" office:value-type="percentage" office:value="-0.0109125630882553">
            <text:p>-1.09%</text:p>
          </table:table-cell>
          <table:table-cell table:formula="of:=[.Q$2]*[.O247]" office:value-type="currency" office:currency="USD" office:value="625358.718969036">
            <text:p>$625,358.72</text:p>
          </table:table-cell>
          <table:table-cell table:formula="of:=[.$AA$3]/[.$B$2]*[.B247]+[.$AA$4]/[.$F$2]*[.F247]+[.$AA$5]/[.$J$2]*[.J247]+[.$AA$6]/[.$N$2]*[.N247]" office:value-type="currency" office:currency="USD" office:value="1927039.83453507">
            <text:p>$1,927,039.83</text:p>
          </table:table-cell>
          <table:table-cell table:style-name="ce2" table:formula="of:=[.R247]/[.R$2]" office:value-type="percentage" office:value="1.92703983453507">
            <text:p>192.70%</text:p>
          </table:table-cell>
          <table:table-cell table:style-name="ce2" table:formula="of:=[.R247]/[.R246]-1" office:value-type="percentage" office:value="-0.00224715842832346">
            <text:p>-0.22%</text:p>
          </table:table-cell>
          <table:table-cell table:formula="of:=[.U$2]*[.S247]" office:value-type="currency" office:currency="USD" office:value="1927039.83453507">
            <text:p>$1,927,039.83</text:p>
          </table:table-cell>
          <table:table-cell office:value-type="float" office:value="122.34">
            <text:p>122.34</text:p>
          </table:table-cell>
          <table:table-cell table:style-name="ce2" table:formula="of:=[.V247]/[.V$2]" office:value-type="percentage" office:value="0.997879282218597">
            <text:p>99.79%</text:p>
          </table:table-cell>
          <table:table-cell table:style-name="ce2" table:formula="of:=[.V247]/[.V246]-1" office:value-type="percentage" office:value="0.00196560196560203">
            <text:p>0.2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2">
            <text:p>22/12/11</text:p>
          </table:table-cell>
          <table:table-cell office:value-type="float" office:value="49.69">
            <text:p>49.69</text:p>
          </table:table-cell>
          <table:table-cell table:formula="of:=[.B248]/[.$B$2]" office:value-type="percentage" office:value="1.73075583420411">
            <text:p>173.08%</text:p>
          </table:table-cell>
          <table:table-cell table:formula="of:=[.B248]/[.B247]-1" office:value-type="percentage" office:value="-0.000603378921963049">
            <text:p>-0.06%</text:p>
          </table:table-cell>
          <table:table-cell table:formula="of:=[.$E$2]*[.C248]" office:value-type="currency" office:currency="USD" office:value="1730755.83420411">
            <text:p>$1,730,755.83</text:p>
          </table:table-cell>
          <table:table-cell office:value-type="float" office:value="6.76">
            <text:p>6.76</text:p>
          </table:table-cell>
          <table:table-cell table:style-name="ce2" table:formula="of:=[.F248]/[.F$2]" office:value-type="percentage" office:value="5.63333333333333">
            <text:p>563.33%</text:p>
          </table:table-cell>
          <table:table-cell table:style-name="ce2" table:formula="of:=[.F248]/[.F247]-1" office:value-type="percentage" office:value="0.008955223880597">
            <text:p>0.90%</text:p>
          </table:table-cell>
          <table:table-cell table:formula="of:=[.I$2]*[.G248]" office:value-type="currency" office:currency="USD" office:value="435016.083666667">
            <text:p>$435,016.08</text:p>
          </table:table-cell>
          <table:table-cell office:value-type="float" office:value="5.39">
            <text:p>5.39</text:p>
          </table:table-cell>
          <table:table-cell table:style-name="ce2" table:formula="of:=[.J248]/[.J$2]" office:value-type="percentage" office:value="2.82198952879581">
            <text:p>282.20%</text:p>
          </table:table-cell>
          <table:table-cell table:style-name="ce2" table:formula="of:=[.J248]/[.J247]-1" office:value-type="percentage" office:value="-0.0409252669039146">
            <text:p>-4.09%</text:p>
          </table:table-cell>
          <table:table-cell table:formula="of:=[.M$2]*[.K248]" office:value-type="currency" office:currency="USD" office:value="283014.056335078">
            <text:p>$283,014.06</text:p>
          </table:table-cell>
          <table:table-cell office:value-type="float" office:value="72.54">
            <text:p>72.54</text:p>
          </table:table-cell>
          <table:table-cell table:style-name="ce2" table:formula="of:=[.N248]/[.N$2]" office:value-type="percentage" office:value="1.2762139338494">
            <text:p>127.62%</text:p>
          </table:table-cell>
          <table:table-cell table:style-name="ce2" table:formula="of:=[.N248]/[.N247]-1" office:value-type="percentage" office:value="0.000413736036408707">
            <text:p>0.04%</text:p>
          </table:table-cell>
          <table:table-cell table:formula="of:=[.Q$2]*[.O248]" office:value-type="currency" office:currency="USD" office:value="625617.452406756">
            <text:p>$625,617.45</text:p>
          </table:table-cell>
          <table:table-cell table:formula="of:=[.$AA$3]/[.$B$2]*[.B248]+[.$AA$4]/[.$F$2]*[.F248]+[.$AA$5]/[.$J$2]*[.J248]+[.$AA$6]/[.$N$2]*[.N248]" office:value-type="currency" office:currency="USD" office:value="1918735.78528555">
            <text:p>$1,918,735.79</text:p>
          </table:table-cell>
          <table:table-cell table:style-name="ce2" table:formula="of:=[.R248]/[.R$2]" office:value-type="percentage" office:value="1.91873578528555">
            <text:p>191.87%</text:p>
          </table:table-cell>
          <table:table-cell table:style-name="ce2" table:formula="of:=[.R248]/[.R247]-1" office:value-type="percentage" office:value="-0.00430922552855717">
            <text:p>-0.43%</text:p>
          </table:table-cell>
          <table:table-cell table:formula="of:=[.U$2]*[.S248]" office:value-type="currency" office:currency="USD" office:value="1918735.78528555">
            <text:p>$1,918,735.79</text:p>
          </table:table-cell>
          <table:table-cell office:value-type="float" office:value="123.42">
            <text:p>123.42</text:p>
          </table:table-cell>
          <table:table-cell table:style-name="ce2" table:formula="of:=[.V248]/[.V$2]" office:value-type="percentage" office:value="1.00668841761827">
            <text:p>100.67%</text:p>
          </table:table-cell>
          <table:table-cell table:style-name="ce2" table:formula="of:=[.V248]/[.V247]-1" office:value-type="percentage" office:value="0.00882785679254527">
            <text:p>0.88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3">
            <text:p>23/12/11</text:p>
          </table:table-cell>
          <table:table-cell office:value-type="float" office:value="49.93">
            <text:p>49.93</text:p>
          </table:table-cell>
          <table:table-cell table:formula="of:=[.B249]/[.$B$2]" office:value-type="percentage" office:value="1.73911529083943">
            <text:p>173.91%</text:p>
          </table:table-cell>
          <table:table-cell table:formula="of:=[.B249]/[.B248]-1" office:value-type="percentage" office:value="0.00482994566311135">
            <text:p>0.48%</text:p>
          </table:table-cell>
          <table:table-cell table:formula="of:=[.$E$2]*[.C249]" office:value-type="currency" office:currency="USD" office:value="1739115.29083943">
            <text:p>$1,739,115.29</text:p>
          </table:table-cell>
          <table:table-cell office:value-type="float" office:value="6.91">
            <text:p>6.91</text:p>
          </table:table-cell>
          <table:table-cell table:style-name="ce2" table:formula="of:=[.F249]/[.F$2]" office:value-type="percentage" office:value="5.75833333333333">
            <text:p>575.83%</text:p>
          </table:table-cell>
          <table:table-cell table:style-name="ce2" table:formula="of:=[.F249]/[.F248]-1" office:value-type="percentage" office:value="0.0221893491124261">
            <text:p>2.22%</text:p>
          </table:table-cell>
          <table:table-cell table:formula="of:=[.I$2]*[.G249]" office:value-type="currency" office:currency="USD" office:value="444668.807416667">
            <text:p>$444,668.81</text:p>
          </table:table-cell>
          <table:table-cell office:value-type="float" office:value="5.43">
            <text:p>5.43</text:p>
          </table:table-cell>
          <table:table-cell table:style-name="ce2" table:formula="of:=[.J249]/[.J$2]" office:value-type="percentage" office:value="2.84293193717277">
            <text:p>284.29%</text:p>
          </table:table-cell>
          <table:table-cell table:style-name="ce2" table:formula="of:=[.J249]/[.J248]-1" office:value-type="percentage" office:value="0.00742115027829304">
            <text:p>0.74%</text:p>
          </table:table-cell>
          <table:table-cell table:formula="of:=[.M$2]*[.K249]" office:value-type="currency" office:currency="USD" office:value="285114.34617801">
            <text:p>$285,114.35</text:p>
          </table:table-cell>
          <table:table-cell office:value-type="float" office:value="71.83">
            <text:p>71.83</text:p>
          </table:table-cell>
          <table:table-cell table:style-name="ce2" table:formula="of:=[.N249]/[.N$2]" office:value-type="percentage" office:value="1.2637227304715">
            <text:p>126.37%</text:p>
          </table:table-cell>
          <table:table-cell table:style-name="ce2" table:formula="of:=[.N249]/[.N248]-1" office:value-type="percentage" office:value="-0.00978770333609058">
            <text:p>-0.98%</text:p>
          </table:table-cell>
          <table:table-cell table:formula="of:=[.Q$2]*[.O249]" office:value-type="currency" office:currency="USD" office:value="619494.094380718">
            <text:p>$619,494.09</text:p>
          </table:table-cell>
          <table:table-cell table:formula="of:=[.$AA$3]/[.$B$2]*[.B249]+[.$AA$4]/[.$F$2]*[.F249]+[.$AA$5]/[.$J$2]*[.J249]+[.$AA$6]/[.$N$2]*[.N249]" office:value-type="currency" office:currency="USD" office:value="1927143.08557553">
            <text:p>$1,927,143.09</text:p>
          </table:table-cell>
          <table:table-cell table:style-name="ce2" table:formula="of:=[.R249]/[.R$2]" office:value-type="percentage" office:value="1.92714308557553">
            <text:p>192.71%</text:p>
          </table:table-cell>
          <table:table-cell table:style-name="ce2" table:formula="of:=[.R249]/[.R248]-1" office:value-type="percentage" office:value="0.00438168733520317">
            <text:p>0.44%</text:p>
          </table:table-cell>
          <table:table-cell table:formula="of:=[.U$2]*[.S249]" office:value-type="currency" office:currency="USD" office:value="1927143.08557553">
            <text:p>$1,927,143.09</text:p>
          </table:table-cell>
          <table:table-cell office:value-type="float" office:value="124.53">
            <text:p>124.53</text:p>
          </table:table-cell>
          <table:table-cell table:style-name="ce2" table:formula="of:=[.V249]/[.V$2]" office:value-type="percentage" office:value="1.01574225122349">
            <text:p>101.57%</text:p>
          </table:table-cell>
          <table:table-cell table:style-name="ce2" table:formula="of:=[.V249]/[.V248]-1" office:value-type="percentage" office:value="0.00899368011667479">
            <text:p>0.90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7">
            <text:p>27/12/11</text:p>
          </table:table-cell>
          <table:table-cell office:value-type="float" office:value="50.07">
            <text:p>50.07</text:p>
          </table:table-cell>
          <table:table-cell table:formula="of:=[.B250]/[.$B$2]" office:value-type="percentage" office:value="1.74399164054336">
            <text:p>174.40%</text:p>
          </table:table-cell>
          <table:table-cell table:formula="of:=[.B250]/[.B249]-1" office:value-type="percentage" office:value="0.00280392549569397">
            <text:p>0.28%</text:p>
          </table:table-cell>
          <table:table-cell table:formula="of:=[.$E$2]*[.C250]" office:value-type="currency" office:currency="USD" office:value="1743991.64054336">
            <text:p>$1,743,991.64</text:p>
          </table:table-cell>
          <table:table-cell office:value-type="float" office:value="6.92">
            <text:p>6.92</text:p>
          </table:table-cell>
          <table:table-cell table:style-name="ce2" table:formula="of:=[.F250]/[.F$2]" office:value-type="percentage" office:value="5.76666666666667">
            <text:p>576.67%</text:p>
          </table:table-cell>
          <table:table-cell table:style-name="ce2" table:formula="of:=[.F250]/[.F249]-1" office:value-type="percentage" office:value="0.0014471780028944">
            <text:p>0.14%</text:p>
          </table:table-cell>
          <table:table-cell table:formula="of:=[.I$2]*[.G250]" office:value-type="currency" office:currency="USD" office:value="445312.322333333">
            <text:p>$445,312.32</text:p>
          </table:table-cell>
          <table:table-cell office:value-type="float" office:value="5.35">
            <text:p>5.35</text:p>
          </table:table-cell>
          <table:table-cell table:style-name="ce2" table:formula="of:=[.J250]/[.J$2]" office:value-type="percentage" office:value="2.80104712041885">
            <text:p>280.10%</text:p>
          </table:table-cell>
          <table:table-cell table:style-name="ce2" table:formula="of:=[.J250]/[.J249]-1" office:value-type="percentage" office:value="-0.0147329650092081">
            <text:p>-1.47%</text:p>
          </table:table-cell>
          <table:table-cell table:formula="of:=[.M$2]*[.K250]" office:value-type="currency" office:currency="USD" office:value="280913.766492147">
            <text:p>$280,913.77</text:p>
          </table:table-cell>
          <table:table-cell office:value-type="float" office:value="71.86">
            <text:p>71.86</text:p>
          </table:table-cell>
          <table:table-cell table:style-name="ce2" table:formula="of:=[.N250]/[.N$2]" office:value-type="percentage" office:value="1.26425052779733">
            <text:p>126.43%</text:p>
          </table:table-cell>
          <table:table-cell table:style-name="ce2" table:formula="of:=[.N250]/[.N249]-1" office:value-type="percentage" office:value="0.000417652791312895">
            <text:p>0.04%</text:p>
          </table:table-cell>
          <table:table-cell table:formula="of:=[.Q$2]*[.O250]" office:value-type="currency" office:currency="USD" office:value="619752.827818438">
            <text:p>$619,752.83</text:p>
          </table:table-cell>
          <table:table-cell table:formula="of:=[.$AA$3]/[.$B$2]*[.B250]+[.$AA$4]/[.$F$2]*[.F250]+[.$AA$5]/[.$J$2]*[.J250]+[.$AA$6]/[.$N$2]*[.N250]" office:value-type="currency" office:currency="USD" office:value="1925465.04699919">
            <text:p>$1,925,465.05</text:p>
          </table:table-cell>
          <table:table-cell table:style-name="ce2" table:formula="of:=[.R250]/[.R$2]" office:value-type="percentage" office:value="1.92546504699919">
            <text:p>192.55%</text:p>
          </table:table-cell>
          <table:table-cell table:style-name="ce2" table:formula="of:=[.R250]/[.R249]-1" office:value-type="percentage" office:value="-0.000870738965310647">
            <text:p>-0.09%</text:p>
          </table:table-cell>
          <table:table-cell table:formula="of:=[.U$2]*[.S250]" office:value-type="currency" office:currency="USD" office:value="1925465.04699919">
            <text:p>$1,925,465.05</text:p>
          </table:table-cell>
          <table:table-cell office:value-type="float" office:value="124.62">
            <text:p>124.62</text:p>
          </table:table-cell>
          <table:table-cell table:style-name="ce2" table:formula="of:=[.V250]/[.V$2]" office:value-type="percentage" office:value="1.01647634584013">
            <text:p>101.65%</text:p>
          </table:table-cell>
          <table:table-cell table:style-name="ce2" table:formula="of:=[.V250]/[.V249]-1" office:value-type="percentage" office:value="0.000722717417489749">
            <text:p>0.07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8">
            <text:p>28/12/11</text:p>
          </table:table-cell>
          <table:table-cell office:value-type="float" office:value="50">
            <text:p>50</text:p>
          </table:table-cell>
          <table:table-cell table:formula="of:=[.B251]/[.$B$2]" office:value-type="percentage" office:value="1.7415534656914">
            <text:p>174.16%</text:p>
          </table:table-cell>
          <table:table-cell table:formula="of:=[.B251]/[.B250]-1" office:value-type="percentage" office:value="-0.00139804274016375">
            <text:p>-0.14%</text:p>
          </table:table-cell>
          <table:table-cell table:formula="of:=[.$E$2]*[.C251]" office:value-type="currency" office:currency="USD" office:value="1741553.4656914">
            <text:p>$1,741,553.47</text:p>
          </table:table-cell>
          <table:table-cell office:value-type="float" office:value="6.87">
            <text:p>6.87</text:p>
          </table:table-cell>
          <table:table-cell table:style-name="ce2" table:formula="of:=[.F251]/[.F$2]" office:value-type="percentage" office:value="5.725">
            <text:p>572.50%</text:p>
          </table:table-cell>
          <table:table-cell table:style-name="ce2" table:formula="of:=[.F251]/[.F250]-1" office:value-type="percentage" office:value="-0.00722543352601157">
            <text:p>-0.72%</text:p>
          </table:table-cell>
          <table:table-cell table:formula="of:=[.I$2]*[.G251]" office:value-type="currency" office:currency="USD" office:value="442094.74775">
            <text:p>$442,094.75</text:p>
          </table:table-cell>
          <table:table-cell office:value-type="float" office:value="5.44">
            <text:p>5.44</text:p>
          </table:table-cell>
          <table:table-cell table:style-name="ce2" table:formula="of:=[.J251]/[.J$2]" office:value-type="percentage" office:value="2.84816753926702">
            <text:p>284.82%</text:p>
          </table:table-cell>
          <table:table-cell table:style-name="ce2" table:formula="of:=[.J251]/[.J250]-1" office:value-type="percentage" office:value="0.0168224299065423">
            <text:p>1.68%</text:p>
          </table:table-cell>
          <table:table-cell table:formula="of:=[.M$2]*[.K251]" office:value-type="currency" office:currency="USD" office:value="285639.418638743">
            <text:p>$285,639.42</text:p>
          </table:table-cell>
          <table:table-cell office:value-type="float" office:value="73.35">
            <text:p>73.35</text:p>
          </table:table-cell>
          <table:table-cell table:style-name="ce2" table:formula="of:=[.N251]/[.N$2]" office:value-type="percentage" office:value="1.29046446164673">
            <text:p>129.05%</text:p>
          </table:table-cell>
          <table:table-cell table:style-name="ce2" table:formula="of:=[.N251]/[.N250]-1" office:value-type="percentage" office:value="0.0207347620372946">
            <text:p>2.07%</text:p>
          </table:table-cell>
          <table:table-cell table:formula="of:=[.Q$2]*[.O251]" office:value-type="currency" office:currency="USD" office:value="632603.255225193">
            <text:p>$632,603.26</text:p>
          </table:table-cell>
          <table:table-cell table:formula="of:=[.$AA$3]/[.$B$2]*[.B251]+[.$AA$4]/[.$F$2]*[.F251]+[.$AA$5]/[.$J$2]*[.J251]+[.$AA$6]/[.$N$2]*[.N251]" office:value-type="currency" office:currency="USD" office:value="1939013.40559165">
            <text:p>$1,939,013.41</text:p>
          </table:table-cell>
          <table:table-cell table:style-name="ce2" table:formula="of:=[.R251]/[.R$2]" office:value-type="percentage" office:value="1.93901340559165">
            <text:p>193.90%</text:p>
          </table:table-cell>
          <table:table-cell table:style-name="ce2" table:formula="of:=[.R251]/[.R250]-1" office:value-type="percentage" office:value="0.00703640848405196">
            <text:p>0.70%</text:p>
          </table:table-cell>
          <table:table-cell table:formula="of:=[.U$2]*[.S251]" office:value-type="currency" office:currency="USD" office:value="1939013.40559165">
            <text:p>$1,939,013.41</text:p>
          </table:table-cell>
          <table:table-cell office:value-type="float" office:value="122.99">
            <text:p>122.99</text:p>
          </table:table-cell>
          <table:table-cell table:style-name="ce2" table:formula="of:=[.V251]/[.V$2]" office:value-type="percentage" office:value="1.0031810766721">
            <text:p>100.32%</text:p>
          </table:table-cell>
          <table:table-cell table:style-name="ce2" table:formula="of:=[.V251]/[.V250]-1" office:value-type="percentage" office:value="-0.013079762477933">
            <text:p>-1.31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29">
            <text:p>29/12/11</text:p>
          </table:table-cell>
          <table:table-cell office:value-type="float" office:value="50.09">
            <text:p>50.09</text:p>
          </table:table-cell>
          <table:table-cell table:formula="of:=[.B252]/[.$B$2]" office:value-type="percentage" office:value="1.74468826192964">
            <text:p>174.47%</text:p>
          </table:table-cell>
          <table:table-cell table:formula="of:=[.B252]/[.B251]-1" office:value-type="percentage" office:value="0.00180000000000002">
            <text:p>0.18%</text:p>
          </table:table-cell>
          <table:table-cell table:formula="of:=[.$E$2]*[.C252]" office:value-type="currency" office:currency="USD" office:value="1744688.26192964">
            <text:p>$1,744,688.26</text:p>
          </table:table-cell>
          <table:table-cell office:value-type="float" office:value="6.91">
            <text:p>6.91</text:p>
          </table:table-cell>
          <table:table-cell table:style-name="ce2" table:formula="of:=[.F252]/[.F$2]" office:value-type="percentage" office:value="5.75833333333333">
            <text:p>575.83%</text:p>
          </table:table-cell>
          <table:table-cell table:style-name="ce2" table:formula="of:=[.F252]/[.F251]-1" office:value-type="percentage" office:value="0.00582241630276559">
            <text:p>0.58%</text:p>
          </table:table-cell>
          <table:table-cell table:formula="of:=[.I$2]*[.G252]" office:value-type="currency" office:currency="USD" office:value="444668.807416667">
            <text:p>$444,668.81</text:p>
          </table:table-cell>
          <table:table-cell office:value-type="float" office:value="5.55">
            <text:p>5.55</text:p>
          </table:table-cell>
          <table:table-cell table:style-name="ce2" table:formula="of:=[.J252]/[.J$2]" office:value-type="percentage" office:value="2.90575916230366">
            <text:p>290.58%</text:p>
          </table:table-cell>
          <table:table-cell table:style-name="ce2" table:formula="of:=[.J252]/[.J251]-1" office:value-type="percentage" office:value="0.0202205882352939">
            <text:p>2.02%</text:p>
          </table:table-cell>
          <table:table-cell table:formula="of:=[.M$2]*[.K252]" office:value-type="currency" office:currency="USD" office:value="291415.215706806">
            <text:p>$291,415.22</text:p>
          </table:table-cell>
          <table:table-cell office:value-type="float" office:value="73.44">
            <text:p>73.44</text:p>
          </table:table-cell>
          <table:table-cell table:style-name="ce2" table:formula="of:=[.N252]/[.N$2]" office:value-type="percentage" office:value="1.29204785362421">
            <text:p>129.20%</text:p>
          </table:table-cell>
          <table:table-cell table:style-name="ce2" table:formula="of:=[.N252]/[.N251]-1" office:value-type="percentage" office:value="0.00122699386503067">
            <text:p>0.12%</text:p>
          </table:table-cell>
          <table:table-cell table:formula="of:=[.Q$2]*[.O252]" office:value-type="currency" office:currency="USD" office:value="633379.455538353">
            <text:p>$633,379.46</text:p>
          </table:table-cell>
          <table:table-cell table:formula="of:=[.$AA$3]/[.$B$2]*[.B252]+[.$AA$4]/[.$F$2]*[.F252]+[.$AA$5]/[.$J$2]*[.J252]+[.$AA$6]/[.$N$2]*[.N252]" office:value-type="currency" office:currency="USD" office:value="1949181.07941069">
            <text:p>$1,949,181.08</text:p>
          </table:table-cell>
          <table:table-cell table:style-name="ce2" table:formula="of:=[.R252]/[.R$2]" office:value-type="percentage" office:value="1.94918107941069">
            <text:p>194.92%</text:p>
          </table:table-cell>
          <table:table-cell table:style-name="ce2" table:formula="of:=[.R252]/[.R251]-1" office:value-type="percentage" office:value="0.00524373570070624">
            <text:p>0.52%</text:p>
          </table:table-cell>
          <table:table-cell table:formula="of:=[.U$2]*[.S252]" office:value-type="currency" office:currency="USD" office:value="1949181.07941069">
            <text:p>$1,949,181.08</text:p>
          </table:table-cell>
          <table:table-cell office:value-type="float" office:value="124.26">
            <text:p>124.26</text:p>
          </table:table-cell>
          <table:table-cell table:style-name="ce2" table:formula="of:=[.V252]/[.V$2]" office:value-type="percentage" office:value="1.01353996737357">
            <text:p>101.35%</text:p>
          </table:table-cell>
          <table:table-cell table:style-name="ce2" table:formula="of:=[.V252]/[.V251]-1" office:value-type="percentage" office:value="0.0103260427677048">
            <text:p>1.03%</text:p>
          </table:table-cell>
          <table:table-cell table:number-columns-repeated="11"/>
        </table:table-row>
        <table:table-row table:style-name="ro2">
          <table:table-cell table:style-name="ce1" office:value-type="date" office:date-value="2011-12-30">
            <text:p>30/12/11</text:p>
          </table:table-cell>
          <table:table-cell office:value-type="float" office:value="50.18">
            <text:p>50.18</text:p>
          </table:table-cell>
          <table:table-cell table:formula="of:=[.B253]/[.$B$2]" office:value-type="percentage" office:value="1.74782305816789">
            <text:p>174.78%</text:p>
          </table:table-cell>
          <table:table-cell table:formula="of:=[.B253]/[.B252]-1" office:value-type="percentage" office:value="0.00179676582152122">
            <text:p>0.18%</text:p>
          </table:table-cell>
          <table:table-cell table:formula="of:=[.$E$2]*[.C253]" office:value-type="currency" office:currency="USD" office:value="1747823.05816789">
            <text:p>$1,747,823.06</text:p>
          </table:table-cell>
          <table:table-cell office:value-type="float" office:value="6.91">
            <text:p>6.91</text:p>
          </table:table-cell>
          <table:table-cell table:style-name="ce2" table:formula="of:=[.F253]/[.F$2]" office:value-type="percentage" office:value="5.75833333333333">
            <text:p>575.83%</text:p>
          </table:table-cell>
          <table:table-cell table:style-name="ce2" table:formula="of:=[.F253]/[.F252]-1" office:value-type="percentage" office:value="0">
            <text:p>0.00%</text:p>
          </table:table-cell>
          <table:table-cell table:formula="of:=[.I$2]*[.G253]" office:value-type="currency" office:currency="USD" office:value="444668.807416667">
            <text:p>$444,668.81</text:p>
          </table:table-cell>
          <table:table-cell office:value-type="float" office:value="5.5">
            <text:p>5.5</text:p>
          </table:table-cell>
          <table:table-cell table:style-name="ce2" table:formula="of:=[.J253]/[.J$2]" office:value-type="percentage" office:value="2.87958115183246">
            <text:p>287.96%</text:p>
          </table:table-cell>
          <table:table-cell table:style-name="ce2" table:formula="of:=[.J253]/[.J252]-1" office:value-type="percentage" office:value="-0.00900900900900903">
            <text:p>-0.90%</text:p>
          </table:table-cell>
          <table:table-cell table:formula="of:=[.M$2]*[.K253]" office:value-type="currency" office:currency="USD" office:value="288789.853403141">
            <text:p>$288,789.85</text:p>
          </table:table-cell>
          <table:table-cell office:value-type="float" office:value="73.52">
            <text:p>73.52</text:p>
          </table:table-cell>
          <table:table-cell table:style-name="ce2" table:formula="of:=[.N253]/[.N$2]" office:value-type="percentage" office:value="1.29345531315975">
            <text:p>129.35%</text:p>
          </table:table-cell>
          <table:table-cell table:style-name="ce2" table:formula="of:=[.N253]/[.N252]-1" office:value-type="percentage" office:value="0.00108932461873645">
            <text:p>0.11%</text:p>
          </table:table-cell>
          <table:table-cell table:formula="of:=[.Q$2]*[.O253]" office:value-type="currency" office:currency="USD" office:value="634069.411372273">
            <text:p>$634,069.41</text:p>
          </table:table-cell>
          <table:table-cell table:formula="of:=[.$AA$3]/[.$B$2]*[.B253]+[.$AA$4]/[.$F$2]*[.F253]+[.$AA$5]/[.$J$2]*[.J253]+[.$AA$6]/[.$N$2]*[.N253]" office:value-type="currency" office:currency="USD" office:value="1948287.28971211">
            <text:p>$1,948,287.29</text:p>
          </table:table-cell>
          <table:table-cell table:style-name="ce2" table:formula="of:=[.R253]/[.R$2]" office:value-type="percentage" office:value="1.94828728971211">
            <text:p>194.83%</text:p>
          </table:table-cell>
          <table:table-cell table:style-name="ce2" table:formula="of:=[.R253]/[.R252]-1" office:value-type="percentage" office:value="-0.000458546262338766">
            <text:p>-0.05%</text:p>
          </table:table-cell>
          <table:table-cell table:formula="of:=[.U$2]*[.S253]" office:value-type="currency" office:currency="USD" office:value="1948287.28971211">
            <text:p>$1,948,287.29</text:p>
          </table:table-cell>
          <table:table-cell office:value-type="float" office:value="123.65">
            <text:p>123.65</text:p>
          </table:table-cell>
          <table:table-cell table:style-name="ce2" table:formula="of:=[.V253]/[.V$2]" office:value-type="percentage" office:value="1.00856443719413">
            <text:p>100.86%</text:p>
          </table:table-cell>
          <table:table-cell table:style-name="ce2" table:formula="of:=[.V253]/[.V252]-1" office:value-type="percentage" office:value="-0.00490906164493798">
            <text:p>-0.49%</text:p>
          </table:table-cell>
          <table:table-cell table:number-columns-repeated="11"/>
        </table:table-row>
        <table:table-row table:style-name="ro2" table:number-rows-repeated="65282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Sheet2" table:style-name="ta1" table:print="false">
        <table:table-column table:style-name="co1" table:default-cell-style-name="ce1"/>
        <table:table-row table:style-name="ro2">
          <table:table-cell table:style-name="Default"/>
        </table:table-row>
        <table:table-row table:style-name="ro2" table:number-rows-repeated="252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2.A1:Sheet2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print-page-order="ltr" style:scale-to-X="1" style:scale-to-Y="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23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l Chilinski</meta:initial-creator>
    <meta:creation-date>2012-10-23T18:33:07</meta:creation-date>
    <dc:date>2012-11-01T23:28:06</dc:date>
    <dc:creator>Pawel Chilinski</dc:creator>
    <meta:editing-duration>P8DT1H55M10S</meta:editing-duration>
    <meta:editing-cycles>10</meta:editing-cycles>
    <meta:generator>OpenOffice.org/3.4.1$Unix OpenOffice.org_project/341m1$Build-9593</meta:generator>
    <meta:printed-by>Pawel Chilinski</meta:printed-by>
    <meta:print-date>2012-11-01T21:42:45</meta:print-date>
    <meta:document-statistic meta:table-count="3" meta:cell-count="6129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9" style:family="chart" style:data-style-name="N11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11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5cm" svg:height="22.56cm" xlink:href=".." xlink:type="simple" chart:class="chart:line" chart:style-name="ch1">
        <chart:legend chart:legend-position="end" svg:x="22.459cm" svg:y="9.949cm" style:legend-expansion="high" chart:style-name="ch2"/>
        <chart:plot-area chart:style-name="ch3" table:cell-range-address="Sheet1.A2:Sheet1.A253 Sheet1.C1:Sheet1.C253 Sheet1.V1:Sheet1.V1 Sheet1.W2:Sheet1.W253 Sheet1.G1:Sheet1.G253 Sheet1.J1:Sheet1.J1 Sheet1.K2:Sheet1.K253 Sheet1.N1:Sheet1.N1 Sheet1.O2:Sheet1.O253 Sheet1.R1:Sheet1.R1 Sheet1.S2:Sheet1.S253" chart:data-source-has-labels="both" svg:x="0.959cm" svg:y="1.939cm" svg:width="20.482cm" svg:height="19.75cm">
          <chartooo:coordinate-region svg:x="2.305cm" svg:y="2.103cm" svg:width="19.049cm" svg:height="18.264cm"/>
          <chart:axis chart:dimension="x" chart:name="primary-x" chart:style-name="ch4" chartooo:axis-type="text">
            <chart:categories table:cell-range-address="Sheet1.A2:Sheet1.A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53" chart:label-cell-address="Sheet1.C1:Sheet1.C1" chart:class="chart:line">
            <chart:data-point chart:repeated="252"/>
          </chart:series>
          <chart:series chart:style-name="ch8" chart:values-cell-range-address="Sheet1.W2:Sheet1.W253" chart:label-cell-address="Sheet1.V1:Sheet1.V1" chart:class="chart:line">
            <chart:data-point chart:repeated="252"/>
          </chart:series>
          <chart:series chart:style-name="ch9" chart:values-cell-range-address="Sheet1.G2:Sheet1.G253" chart:label-cell-address="Sheet1.G1:Sheet1.G1" chart:class="chart:line">
            <chart:data-point chart:repeated="252"/>
          </chart:series>
          <chart:series chart:style-name="ch10" chart:values-cell-range-address="Sheet1.K2:Sheet1.K253" chart:label-cell-address="Sheet1.J1:Sheet1.J1" chart:class="chart:line">
            <chart:data-point chart:repeated="252"/>
          </chart:series>
          <chart:series chart:style-name="ch11" chart:values-cell-range-address="Sheet1.O2:Sheet1.O253" chart:label-cell-address="Sheet1.N1:Sheet1.N1" chart:class="chart:line">
            <chart:data-point chart:repeated="252"/>
          </chart:series>
          <chart:series chart:style-name="ch12" chart:values-cell-range-address="Sheet1.S2:Sheet1.S253" chart:label-cell-address="Sheet1.R1:Sheet1.R1" chart:class="chart:line">
            <chart:data-point chart:repeated="2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PS cumu r</text:p>
                <draw:g>
                  <svg:desc>Sheet1.C1:Sheet1.C1</svg:desc>
                </draw:g>
              </table:table-cell>
              <table:table-cell office:value-type="string">
                <text:p>SPY</text:p>
                <draw:g>
                  <svg:desc>Sheet1.V1:Sheet1.V1</svg:desc>
                </draw:g>
              </table:table-cell>
              <table:table-cell office:value-type="string">
                <text:p>EGAN cumu r</text:p>
                <draw:g>
                  <svg:desc>Sheet1.G1:Sheet1.G1</svg:desc>
                </draw:g>
              </table:table-cell>
              <table:table-cell office:value-type="string">
                <text:p>PZZI</text:p>
                <draw:g>
                  <svg:desc>Sheet1.J1:Sheet1.J1</svg:desc>
                </draw:g>
              </table:table-cell>
              <table:table-cell office:value-type="string">
                <text:p>VGLT</text:p>
                <draw:g>
                  <svg:desc>Sheet1.N1:Sheet1.N1</svg:desc>
                </draw:g>
              </table:table-cell>
              <table:table-cell office:value-type="string">
                <text:p>Fund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float" office:value="40546">
                <text:p>40550</text:p>
                <draw:g>
                  <svg:desc>Sheet1.A2:Sheet1.A253</svg:desc>
                </draw:g>
              </table:table-cell>
              <table:table-cell office:value-type="float" office:value="1">
                <text:p>1</text:p>
                <draw:g>
                  <svg:desc>Sheet1.C2:Sheet1.C253</svg:desc>
                </draw:g>
              </table:table-cell>
              <table:table-cell office:value-type="float" office:value="1">
                <text:p>1</text:p>
                <draw:g>
                  <svg:desc>Sheet1.W2:Sheet1.W253</svg:desc>
                </draw:g>
              </table:table-cell>
              <table:table-cell office:value-type="float" office:value="1">
                <text:p>1</text:p>
                <draw:g>
                  <svg:desc>Sheet1.G2:Sheet1.G253</svg:desc>
                </draw:g>
              </table:table-cell>
              <table:table-cell office:value-type="float" office:value="1">
                <text:p>1</text:p>
                <draw:g>
                  <svg:desc>Sheet1.K2:Sheet1.K253</svg:desc>
                </draw:g>
              </table:table-cell>
              <table:table-cell office:value-type="float" office:value="1">
                <text:p>1</text:p>
                <draw:g>
                  <svg:desc>Sheet1.O2:Sheet1.O253</svg:desc>
                </draw:g>
              </table:table-cell>
              <table:table-cell office:value-type="float" office:value="1">
                <text:p>1</text:p>
                <draw:g>
                  <svg:desc>Sheet1.S2:Sheet1.S253</svg:desc>
                </draw:g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1.00940438871473">
                <text:p>1.00940438871473</text:p>
              </table:table-cell>
              <table:table-cell office:value-type="float" office:value="0.999510603588907">
                <text:p>0.99951060358890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994764397905759">
                <text:p>0.994764397905759</text:p>
              </table:table-cell>
              <table:table-cell office:value-type="float" office:value="0.994018296973962">
                <text:p>0.994018296973962</text:p>
              </table:table-cell>
              <table:table-cell office:value-type="float" office:value="1.00610261472525">
                <text:p>1.00610261472525</text:p>
              </table:table-cell>
            </table:table-row>
            <table:table-row>
              <table:table-cell office:value-type="float" office:value="40548">
                <text:p>40550</text:p>
              </table:table-cell>
              <table:table-cell office:value-type="float" office:value="1.01428073841867">
                <text:p>1.01428073841867</text:p>
              </table:table-cell>
              <table:table-cell office:value-type="float" office:value="1.00464926590538">
                <text:p>1.00464926590538</text:p>
              </table:table-cell>
              <table:table-cell office:value-type="float" office:value="1.11666666666667">
                <text:p>1.11666666666667</text:p>
              </table:table-cell>
              <table:table-cell office:value-type="float" office:value="1.03141361256545">
                <text:p>1.03141361256545</text:p>
              </table:table-cell>
              <table:table-cell office:value-type="float" office:value="0.981878958479944">
                <text:p>0.981878958479944</text:p>
              </table:table-cell>
              <table:table-cell office:value-type="float" office:value="1.00802160530463">
                <text:p>1.00802160530463</text:p>
              </table:table-cell>
            </table:table-row>
            <table:table-row>
              <table:table-cell office:value-type="float" office:value="40549">
                <text:p>40550</text:p>
              </table:table-cell>
              <table:table-cell office:value-type="float" office:value="1.01428073841867">
                <text:p>1.01428073841867</text:p>
              </table:table-cell>
              <table:table-cell office:value-type="float" office:value="1.00269168026101">
                <text:p>1.0026916802610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81351161154117">
                <text:p>0.981351161154117</text:p>
              </table:table-cell>
              <table:table-cell office:value-type="float" office:value="1.00413866727878">
                <text:p>1.00413866727878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1.00835945663532">
                <text:p>1.00835945663532</text:p>
              </table:table-cell>
              <table:table-cell office:value-type="float" office:value="1.00073409461664">
                <text:p>1.0007340946166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10994764397906">
                <text:p>1.10994764397906</text:p>
              </table:table-cell>
              <table:table-cell office:value-type="float" office:value="0.98698099929627">
                <text:p>0.98698099929627</text:p>
              </table:table-cell>
              <table:table-cell office:value-type="float" office:value="1.01385722410139">
                <text:p>1.01385722410139</text:p>
              </table:table-cell>
            </table:table-row>
            <table:table-row>
              <table:table-cell office:value-type="float" office:value="40553">
                <text:p>40550</text:p>
              </table:table-cell>
              <table:table-cell office:value-type="float" office:value="1.00661790316963">
                <text:p>1.00661790316963</text:p>
              </table:table-cell>
              <table:table-cell office:value-type="float" office:value="0.999510603588907">
                <text:p>0.99951060358890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95073891625616">
                <text:p>0.995073891625616</text:p>
              </table:table-cell>
              <table:table-cell office:value-type="float" office:value="1.00831956232999">
                <text:p>1.00831956232999</text:p>
              </table:table-cell>
            </table:table-row>
            <table:table-row>
              <table:table-cell office:value-type="float" office:value="40554">
                <text:p>40550</text:p>
              </table:table-cell>
              <table:table-cell office:value-type="float" office:value="1.0045280390108">
                <text:p>1.0045280390108</text:p>
              </table:table-cell>
              <table:table-cell office:value-type="float" office:value="1.00301794453507">
                <text:p>1.0030179445350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1047120418848">
                <text:p>1.01047120418848</text:p>
              </table:table-cell>
              <table:table-cell office:value-type="float" office:value="0.991907107670654">
                <text:p>0.991907107670654</text:p>
              </table:table-cell>
              <table:table-cell office:value-type="float" office:value="1.0018050310181">
                <text:p>1.0018050310181</text:p>
              </table:table-cell>
            </table:table-row>
            <table:table-row>
              <table:table-cell office:value-type="float" office:value="40555">
                <text:p>40560</text:p>
              </table:table-cell>
              <table:table-cell office:value-type="float" office:value="1.00835945663532">
                <text:p>1.00835945663532</text:p>
              </table:table-cell>
              <table:table-cell office:value-type="float" office:value="1.01207177814029">
                <text:p>1.01207177814029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85925404644616">
                <text:p>0.985925404644616</text:p>
              </table:table-cell>
              <table:table-cell office:value-type="float" office:value="1.00119595081016">
                <text:p>1.00119595081016</text:p>
              </table:table-cell>
            </table:table-row>
            <table:table-row>
              <table:table-cell office:value-type="float" office:value="40556">
                <text:p>40560</text:p>
              </table:table-cell>
              <table:table-cell office:value-type="float" office:value="1.01219087425984">
                <text:p>1.01219087425984</text:p>
              </table:table-cell>
              <table:table-cell office:value-type="float" office:value="1.01044045676998">
                <text:p>1.01044045676998</text:p>
              </table:table-cell>
              <table:table-cell office:value-type="float" office:value="1.125">
                <text:p>1.125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93490499648135">
                <text:p>0.993490499648135</text:p>
              </table:table-cell>
              <table:table-cell office:value-type="float" office:value="1.0126126997489">
                <text:p>1.0126126997489</text:p>
              </table:table-cell>
            </table:table-row>
            <table:table-row>
              <table:table-cell office:value-type="float" office:value="40557">
                <text:p>40560</text:p>
              </table:table-cell>
              <table:table-cell office:value-type="float" office:value="1.01010101010101">
                <text:p>1.01010101010101</text:p>
              </table:table-cell>
              <table:table-cell office:value-type="float" office:value="1.01769983686786">
                <text:p>1.01769983686786</text:p>
              </table:table-cell>
              <table:table-cell office:value-type="float" office:value="1.14166666666667">
                <text:p>1.14166666666667</text:p>
              </table:table-cell>
              <table:table-cell office:value-type="float" office:value="1.00523560209424">
                <text:p>1.00523560209424</text:p>
              </table:table-cell>
              <table:table-cell office:value-type="float" office:value="0.988388458831808">
                <text:p>0.988388458831808</text:p>
              </table:table-cell>
              <table:table-cell office:value-type="float" office:value="1.0091290111213">
                <text:p>1.0091290111213</text:p>
              </table:table-cell>
            </table:table-row>
            <table:table-row>
              <table:table-cell office:value-type="float" office:value="40561">
                <text:p>40560</text:p>
              </table:table-cell>
              <table:table-cell office:value-type="float" office:value="1.01776384535005">
                <text:p>1.01776384535005</text:p>
              </table:table-cell>
              <table:table-cell office:value-type="float" office:value="1.0194942903752">
                <text:p>1.019494290375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84869809992963">
                <text:p>0.984869809992963</text:p>
              </table:table-cell>
              <table:table-cell office:value-type="float" office:value="1.0150312753804">
                <text:p>1.0150312753804</text:p>
              </table:table-cell>
            </table:table-row>
            <table:table-row>
              <table:table-cell office:value-type="float" office:value="40562">
                <text:p>40560</text:p>
              </table:table-cell>
              <table:table-cell office:value-type="float" office:value="1.01079763148729">
                <text:p>1.01079763148729</text:p>
              </table:table-cell>
              <table:table-cell office:value-type="float" office:value="1.0094616639478">
                <text:p>1.009461663947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261780104712">
                <text:p>1.0261780104712</text:p>
              </table:table-cell>
              <table:table-cell office:value-type="float" office:value="0.988388458831808">
                <text:p>0.988388458831808</text:p>
              </table:table-cell>
              <table:table-cell office:value-type="float" office:value="1.01339131610782">
                <text:p>1.01339131610782</text:p>
              </table:table-cell>
            </table:table-row>
            <table:table-row>
              <table:table-cell office:value-type="float" office:value="40563">
                <text:p>40560</text:p>
              </table:table-cell>
              <table:table-cell office:value-type="float" office:value="1.00243817485197">
                <text:p>1.00243817485197</text:p>
              </table:table-cell>
              <table:table-cell office:value-type="float" office:value="1.00815660685155">
                <text:p>1.0081566068515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76952850105559">
                <text:p>0.976952850105559</text:p>
              </table:table-cell>
              <table:table-cell office:value-type="float" office:value="1.0044827077734">
                <text:p>1.0044827077734</text:p>
              </table:table-cell>
            </table:table-row>
            <table:table-row>
              <table:table-cell office:value-type="float" office:value="40564">
                <text:p>40560</text:p>
              </table:table-cell>
              <table:table-cell office:value-type="float" office:value="0.998955067920585">
                <text:p>0.998955067920585</text:p>
              </table:table-cell>
              <table:table-cell office:value-type="float" office:value="1.01044045676998">
                <text:p>1.0104404567699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79943701618578">
                <text:p>0.979943701618578</text:p>
              </table:table-cell>
              <table:table-cell office:value-type="float" office:value="1.00636672933472">
                <text:p>1.00636672933472</text:p>
              </table:table-cell>
            </table:table-row>
            <table:table-row>
              <table:table-cell office:value-type="float" office:value="40567">
                <text:p>40570</text:p>
              </table:table-cell>
              <table:table-cell office:value-type="float" office:value="0.998258446534309">
                <text:p>0.998258446534309</text:p>
              </table:table-cell>
              <table:table-cell office:value-type="float" office:value="1.01615008156607">
                <text:p>1.0161500815660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82582688247713">
                <text:p>0.982582688247713</text:p>
              </table:table-cell>
              <table:table-cell office:value-type="float" office:value="1.01872400708086">
                <text:p>1.01872400708086</text:p>
              </table:table-cell>
            </table:table-row>
            <table:table-row>
              <table:table-cell office:value-type="float" office:value="40568">
                <text:p>40570</text:p>
              </table:table-cell>
              <table:table-cell office:value-type="float" office:value="0.993033786137234">
                <text:p>0.993033786137234</text:p>
              </table:table-cell>
              <table:table-cell office:value-type="float" office:value="1.01672104404568">
                <text:p>1.0167210440456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0.988916256157635">
                <text:p>0.988916256157635</text:p>
              </table:table-cell>
              <table:table-cell office:value-type="float" office:value="1.01155734137197">
                <text:p>1.01155734137197</text:p>
              </table:table-cell>
            </table:table-row>
            <table:table-row>
              <table:table-cell office:value-type="float" office:value="40569">
                <text:p>40570</text:p>
              </table:table-cell>
              <table:table-cell office:value-type="float" office:value="0.99791013584117">
                <text:p>0.99791013584117</text:p>
              </table:table-cell>
              <table:table-cell office:value-type="float" office:value="1.02063621533442">
                <text:p>1.02063621533442</text:p>
              </table:table-cell>
              <table:table-cell office:value-type="float" office:value="1.25">
                <text:p>1.25</text:p>
              </table:table-cell>
              <table:table-cell office:value-type="float" office:value="1.0261780104712">
                <text:p>1.0261780104712</text:p>
              </table:table-cell>
              <table:table-cell office:value-type="float" office:value="0.979239971850809">
                <text:p>0.979239971850809</text:p>
              </table:table-cell>
              <table:table-cell office:value-type="float" office:value="1.01105955007258">
                <text:p>1.01105955007258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1.00104493207941">
                <text:p>1.00104493207941</text:p>
              </table:table-cell>
              <table:table-cell office:value-type="float" office:value="1.0231647634584">
                <text:p>1.0231647634584</text:p>
              </table:table-cell>
              <table:table-cell office:value-type="float" office:value="1.175">
                <text:p>1.175</text:p>
              </table:table-cell>
              <table:table-cell office:value-type="float" office:value="1">
                <text:p>1</text:p>
              </table:table-cell>
              <table:table-cell office:value-type="float" office:value="0.982406755805771">
                <text:p>0.982406755805771</text:p>
              </table:table-cell>
              <table:table-cell office:value-type="float" office:value="1.00523657091639">
                <text:p>1.00523657091639</text:p>
              </table:table-cell>
            </table:table-row>
            <table:table-row>
              <table:table-cell office:value-type="float" office:value="40571">
                <text:p>40570</text:p>
              </table:table-cell>
              <table:table-cell office:value-type="float" office:value="0.998606757227447">
                <text:p>0.998606757227447</text:p>
              </table:table-cell>
              <table:table-cell office:value-type="float" office:value="1.00530179445351">
                <text:p>1.0053017944535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">
                <text:p>1</text:p>
              </table:table-cell>
              <table:table-cell office:value-type="float" office:value="0.98926812104152">
                <text:p>0.98926812104152</text:p>
              </table:table-cell>
              <table:table-cell office:value-type="float" office:value="1.00714644431251">
                <text:p>1.00714644431251</text:p>
              </table:table-cell>
            </table:table-row>
            <table:table-row>
              <table:table-cell office:value-type="float" office:value="40574">
                <text:p>40570</text:p>
              </table:table-cell>
              <table:table-cell office:value-type="float" office:value="1.00940438871473">
                <text:p>1.00940438871473</text:p>
              </table:table-cell>
              <table:table-cell office:value-type="float" office:value="1.01288743882545">
                <text:p>1.01288743882545</text:p>
              </table:table-cell>
              <table:table-cell office:value-type="float" office:value="1.2">
                <text:p>1.2</text:p>
              </table:table-cell>
              <table:table-cell office:value-type="float" office:value="1.01047120418848">
                <text:p>1.01047120418848</text:p>
              </table:table-cell>
              <table:table-cell office:value-type="float" office:value="0.980119634060521">
                <text:p>0.980119634060521</text:p>
              </table:table-cell>
              <table:table-cell office:value-type="float" office:value="1.00987372708083">
                <text:p>1.0098737270808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.02473005921282">
                <text:p>1.02473005921282</text:p>
              </table:table-cell>
              <table:table-cell office:value-type="float" office:value="1.02903752039152">
                <text:p>1.0290375203915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.977304714989444">
                <text:p>0.977304714989444</text:p>
              </table:table-cell>
              <table:table-cell office:value-type="float" office:value="1.01153717686606">
                <text:p>1.01153717686606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1.02577499129223">
                <text:p>1.02577499129223</text:p>
              </table:table-cell>
              <table:table-cell office:value-type="float" office:value="1.02707993474715">
                <text:p>1.027079934747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7396199859254">
                <text:p>0.97396199859254</text:p>
              </table:table-cell>
              <table:table-cell office:value-type="float" office:value="1.01077080981162">
                <text:p>1.01077080981162</text:p>
              </table:table-cell>
            </table:table-row>
            <table:table-row>
              <table:table-cell office:value-type="float" office:value="40577">
                <text:p>40580</text:p>
              </table:table-cell>
              <table:table-cell office:value-type="float" office:value="1.0355276907001">
                <text:p>1.0355276907001</text:p>
              </table:table-cell>
              <table:table-cell office:value-type="float" office:value="1.02936378466558">
                <text:p>1.02936378466558</text:p>
              </table:table-cell>
              <table:table-cell office:value-type="float" office:value="1.25">
                <text:p>1.25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68859957776214">
                <text:p>0.968859957776214</text:p>
              </table:table-cell>
              <table:table-cell office:value-type="float" office:value="1.0179454545906">
                <text:p>1.0179454545906</text:p>
              </table:table-cell>
            </table:table-row>
            <table:table-row>
              <table:table-cell office:value-type="float" office:value="40578">
                <text:p>40580</text:p>
              </table:table-cell>
              <table:table-cell office:value-type="float" office:value="1.02264019505399">
                <text:p>1.02264019505399</text:p>
              </table:table-cell>
              <table:table-cell office:value-type="float" office:value="1.03230016313214">
                <text:p>1.03230016313214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1.0121373805343">
                <text:p>1.0121373805343</text:p>
              </table:table-cell>
            </table:table-row>
            <table:table-row>
              <table:table-cell office:value-type="float" office:value="40581">
                <text:p>40580</text:p>
              </table:table-cell>
              <table:table-cell office:value-type="float" office:value="1.03378613723441">
                <text:p>1.03378613723441</text:p>
              </table:table-cell>
              <table:table-cell office:value-type="float" office:value="1.03874388254486">
                <text:p>1.0387438825448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00523560209424">
                <text:p>1.00523560209424</text:p>
              </table:table-cell>
              <table:table-cell office:value-type="float" office:value="0.960942997888811">
                <text:p>0.960942997888811</text:p>
              </table:table-cell>
              <table:table-cell office:value-type="float" office:value="1.01834570882529">
                <text:p>1.01834570882529</text:p>
              </table:table-cell>
            </table:table-row>
            <table:table-row>
              <table:table-cell office:value-type="float" office:value="40582">
                <text:p>40580</text:p>
              </table:table-cell>
              <table:table-cell office:value-type="float" office:value="1.03169627307558">
                <text:p>1.03169627307558</text:p>
              </table:table-cell>
              <table:table-cell office:value-type="float" office:value="1.04347471451876">
                <text:p>1.0434747145187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0.95478536242083">
                <text:p>0.95478536242083</text:p>
              </table:table-cell>
              <table:table-cell office:value-type="float" office:value="1.03984826507705">
                <text:p>1.03984826507705</text:p>
              </table:table-cell>
            </table:table-row>
            <table:table-row>
              <table:table-cell office:value-type="float" office:value="40583">
                <text:p>40580</text:p>
              </table:table-cell>
              <table:table-cell office:value-type="float" office:value="1.03413444792755">
                <text:p>1.03413444792755</text:p>
              </table:table-cell>
              <table:table-cell office:value-type="float" office:value="1.04110929853181">
                <text:p>1.0411092985318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0.961294862772695">
                <text:p>0.961294862772695</text:p>
              </table:table-cell>
              <table:table-cell office:value-type="float" office:value="1.0438494571865">
                <text:p>1.0438494571865</text:p>
              </table:table-cell>
            </table:table-row>
            <table:table-row>
              <table:table-cell office:value-type="float" office:value="40584">
                <text:p>40580</text:p>
              </table:table-cell>
              <table:table-cell office:value-type="float" office:value="1.032741205155">
                <text:p>1.032741205155</text:p>
              </table:table-cell>
              <table:table-cell office:value-type="float" office:value="1.04151712887439">
                <text:p>1.0415171288743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56720619282196">
                <text:p>0.956720619282196</text:p>
              </table:table-cell>
              <table:table-cell office:value-type="float" office:value="1.04481966716421">
                <text:p>1.04481966716421</text:p>
              </table:table-cell>
            </table:table-row>
            <table:table-row>
              <table:table-cell office:value-type="float" office:value="40585">
                <text:p>40590</text:p>
              </table:table-cell>
              <table:table-cell office:value-type="float" office:value="1.04144897248346">
                <text:p>1.04144897248346</text:p>
              </table:table-cell>
              <table:table-cell office:value-type="float" office:value="1.04771615008157">
                <text:p>1.04771615008157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0.984293193717277">
                <text:p>0.984293193717277</text:p>
              </table:table-cell>
              <table:table-cell office:value-type="float" office:value="0.964989444053483">
                <text:p>0.964989444053483</text:p>
              </table:table-cell>
              <table:table-cell office:value-type="float" office:value="1.04780284283438">
                <text:p>1.04780284283438</text:p>
              </table:table-cell>
            </table:table-row>
            <table:table-row>
              <table:table-cell office:value-type="float" office:value="40588">
                <text:p>40590</text:p>
              </table:table-cell>
              <table:table-cell office:value-type="float" office:value="1.04841518634622">
                <text:p>1.04841518634622</text:p>
              </table:table-cell>
              <table:table-cell office:value-type="float" office:value="1.05024469820555">
                <text:p>1.05024469820555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1">
                <text:p>1</text:p>
              </table:table-cell>
              <table:table-cell office:value-type="float" office:value="0.967628430682618">
                <text:p>0.967628430682618</text:p>
              </table:table-cell>
              <table:table-cell office:value-type="float" office:value="1.05491697609109">
                <text:p>1.05491697609109</text:p>
              </table:table-cell>
            </table:table-row>
            <table:table-row>
              <table:table-cell office:value-type="float" office:value="40589">
                <text:p>40590</text:p>
              </table:table-cell>
              <table:table-cell office:value-type="float" office:value="1.04110066179032">
                <text:p>1.04110066179032</text:p>
              </table:table-cell>
              <table:table-cell office:value-type="float" office:value="1.04690048939641">
                <text:p>1.04690048939641</text:p>
              </table:table-cell>
              <table:table-cell office:value-type="float" office:value="1.625">
                <text:p>1.625</text:p>
              </table:table-cell>
              <table:table-cell office:value-type="float" office:value="1.00523560209424">
                <text:p>1.00523560209424</text:p>
              </table:table-cell>
              <table:table-cell office:value-type="float" office:value="0.97009148486981">
                <text:p>0.97009148486981</text:p>
              </table:table-cell>
              <table:table-cell office:value-type="float" office:value="1.04778388296181">
                <text:p>1.04778388296181</text:p>
              </table:table-cell>
            </table:table-row>
            <table:table-row>
              <table:table-cell office:value-type="float" office:value="40590">
                <text:p>40590</text:p>
              </table:table-cell>
              <table:table-cell office:value-type="float" office:value="1.04597701149425">
                <text:p>1.04597701149425</text:p>
              </table:table-cell>
              <table:table-cell office:value-type="float" office:value="1.05358890701468">
                <text:p>1.05358890701468</text:p>
              </table:table-cell>
              <table:table-cell office:value-type="float" office:value="1.625">
                <text:p>1.625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.97167487684729">
                <text:p>0.97167487684729</text:p>
              </table:table-cell>
              <table:table-cell office:value-type="float" office:value="1.05123052095157">
                <text:p>1.05123052095157</text:p>
              </table:table-cell>
            </table:table-row>
            <table:table-row>
              <table:table-cell office:value-type="float" office:value="40591">
                <text:p>40590</text:p>
              </table:table-cell>
              <table:table-cell office:value-type="float" office:value="1.06234761407175">
                <text:p>1.06234761407175</text:p>
              </table:table-cell>
              <table:table-cell office:value-type="float" office:value="1.05668841761827">
                <text:p>1.05668841761827</text:p>
              </table:table-cell>
              <table:table-cell office:value-type="float" office:value="1.625">
                <text:p>1.625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70619282195637">
                <text:p>0.970619282195637</text:p>
              </table:table-cell>
              <table:table-cell office:value-type="float" office:value="1.05667768078626">
                <text:p>1.05667768078626</text:p>
              </table:table-cell>
            </table:table-row>
            <table:table-row>
              <table:table-cell office:value-type="float" office:value="40592">
                <text:p>40590</text:p>
              </table:table-cell>
              <table:table-cell office:value-type="float" office:value="1.05677464298154">
                <text:p>1.05677464298154</text:p>
              </table:table-cell>
              <table:table-cell office:value-type="float" office:value="1.05889070146819">
                <text:p>1.0588907014681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2094240837696">
                <text:p>1.02094240837696</text:p>
              </table:table-cell>
              <table:table-cell office:value-type="float" office:value="0.964813511611541">
                <text:p>0.964813511611541</text:p>
              </table:table-cell>
              <table:table-cell office:value-type="float" office:value="1.05519742440594">
                <text:p>1.05519742440594</text:p>
              </table:table-cell>
            </table:table-row>
            <table:table-row>
              <table:table-cell office:value-type="float" office:value="40596">
                <text:p>40600</text:p>
              </table:table-cell>
              <table:table-cell office:value-type="float" office:value="1.04876349703936">
                <text:p>1.04876349703936</text:p>
              </table:table-cell>
              <table:table-cell office:value-type="float" office:value="1.03768352365416">
                <text:p>1.03768352365416</text:p>
              </table:table-cell>
              <table:table-cell office:value-type="float" office:value="1.55833333333333">
                <text:p>1.55833333333333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.980471498944405">
                <text:p>0.980471498944405</text:p>
              </table:table-cell>
              <table:table-cell office:value-type="float" office:value="1.0513205071546">
                <text:p>1.0513205071546</text:p>
              </table:table-cell>
            </table:table-row>
            <table:table-row>
              <table:table-cell office:value-type="float" office:value="40597">
                <text:p>40600</text:p>
              </table:table-cell>
              <table:table-cell office:value-type="float" office:value="1.04702194357367">
                <text:p>1.04702194357367</text:p>
              </table:table-cell>
              <table:table-cell office:value-type="float" office:value="1.03123980424144">
                <text:p>1.03123980424144</text:p>
              </table:table-cell>
              <table:table-cell office:value-type="float" office:value="1.55833333333333">
                <text:p>1.55833333333333</text:p>
              </table:table-cell>
              <table:table-cell office:value-type="float" office:value="1.03141361256545">
                <text:p>1.03141361256545</text:p>
              </table:table-cell>
              <table:table-cell office:value-type="float" office:value="0.983814215341309">
                <text:p>0.983814215341309</text:p>
              </table:table-cell>
              <table:table-cell office:value-type="float" office:value="1.05395569365839">
                <text:p>1.05395569365839</text:p>
              </table:table-cell>
            </table:table-row>
            <table:table-row>
              <table:table-cell office:value-type="float" office:value="40598">
                <text:p>40600</text:p>
              </table:table-cell>
              <table:table-cell office:value-type="float" office:value="1.04667363288053">
                <text:p>1.04667363288053</text:p>
              </table:table-cell>
              <table:table-cell office:value-type="float" office:value="1.03058727569331">
                <text:p>1.03058727569331</text:p>
              </table:table-cell>
              <table:table-cell office:value-type="float" office:value="1.575">
                <text:p>1.575</text:p>
              </table:table-cell>
              <table:table-cell office:value-type="float" office:value="1.04188481675393">
                <text:p>1.04188481675393</text:p>
              </table:table-cell>
              <table:table-cell office:value-type="float" office:value="0.987332864180155">
                <text:p>0.987332864180155</text:p>
              </table:table-cell>
              <table:table-cell office:value-type="float" office:value="1.05790202280119">
                <text:p>1.05790202280119</text:p>
              </table:table-cell>
            </table:table-row>
            <table:table-row>
              <table:table-cell office:value-type="float" office:value="40599">
                <text:p>40600</text:p>
              </table:table-cell>
              <table:table-cell office:value-type="float" office:value="1.05259491466388">
                <text:p>1.05259491466388</text:p>
              </table:table-cell>
              <table:table-cell office:value-type="float" office:value="1.0415986949429">
                <text:p>1.041598694942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93138634764251">
                <text:p>0.993138634764251</text:p>
              </table:table-cell>
              <table:table-cell office:value-type="float" office:value="1.06283403141757">
                <text:p>1.06283403141757</text:p>
              </table:table-cell>
            </table:table-row>
            <table:table-row>
              <table:table-cell office:value-type="float" office:value="40602">
                <text:p>40600</text:p>
              </table:table-cell>
              <table:table-cell office:value-type="float" office:value="1.05154998258447">
                <text:p>1.05154998258447</text:p>
              </table:table-cell>
              <table:table-cell office:value-type="float" office:value="1.04804241435563">
                <text:p>1.04804241435563</text:p>
              </table:table-cell>
              <table:table-cell office:value-type="float" office:value="1.625">
                <text:p>1.625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94018296973962">
                <text:p>0.994018296973962</text:p>
              </table:table-cell>
              <table:table-cell office:value-type="float" office:value="1.06613562280671">
                <text:p>1.06613562280671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.04667363288053">
                <text:p>1.04667363288053</text:p>
              </table:table-cell>
              <table:table-cell office:value-type="float" office:value="1.03058727569331">
                <text:p>1.03058727569331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9384236453202">
                <text:p>0.99384236453202</text:p>
              </table:table-cell>
              <table:table-cell office:value-type="float" office:value="1.061211510989">
                <text:p>1.061211510989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0445837687217">
                <text:p>1.0445837687217</text:p>
              </table:table-cell>
              <table:table-cell office:value-type="float" office:value="1.03278955954323">
                <text:p>1.0327895595432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85221674876847">
                <text:p>0.985221674876847</text:p>
              </table:table-cell>
              <table:table-cell office:value-type="float" office:value="1.06272626949214">
                <text:p>1.06272626949214</text:p>
              </table:table-cell>
            </table:table-row>
            <table:table-row>
              <table:table-cell office:value-type="float" office:value="40605">
                <text:p>40610</text:p>
              </table:table-cell>
              <table:table-cell office:value-type="float" office:value="1.04179728317659">
                <text:p>1.04179728317659</text:p>
              </table:table-cell>
              <table:table-cell office:value-type="float" office:value="1.05057096247961">
                <text:p>1.05057096247961</text:p>
              </table:table-cell>
              <table:table-cell office:value-type="float" office:value="1.775">
                <text:p>1.775</text:p>
              </table:table-cell>
              <table:table-cell office:value-type="float" office:value="1.0261780104712">
                <text:p>1.0261780104712</text:p>
              </table:table-cell>
              <table:table-cell office:value-type="float" office:value="0.974665728360309">
                <text:p>0.974665728360309</text:p>
              </table:table-cell>
              <table:table-cell office:value-type="float" office:value="1.06394126815857">
                <text:p>1.06394126815857</text:p>
              </table:table-cell>
            </table:table-row>
            <table:table-row>
              <table:table-cell office:value-type="float" office:value="40606">
                <text:p>40610</text:p>
              </table:table-cell>
              <table:table-cell office:value-type="float" office:value="1.04493207941484">
                <text:p>1.04493207941484</text:p>
              </table:table-cell>
              <table:table-cell office:value-type="float" office:value="1.04265905383361">
                <text:p>1.0426590538336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80999296270232">
                <text:p>0.980999296270232</text:p>
              </table:table-cell>
              <table:table-cell office:value-type="float" office:value="1.06077213718717">
                <text:p>1.06077213718717</text:p>
              </table:table-cell>
            </table:table-row>
            <table:table-row>
              <table:table-cell office:value-type="float" office:value="40609">
                <text:p>40610</text:p>
              </table:table-cell>
              <table:table-cell office:value-type="float" office:value="1.03622431208638">
                <text:p>1.03622431208638</text:p>
              </table:table-cell>
              <table:table-cell office:value-type="float" office:value="1.03450244698206">
                <text:p>1.0345024469820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261780104712">
                <text:p>1.0261780104712</text:p>
              </table:table-cell>
              <table:table-cell office:value-type="float" office:value="0.977480647431386">
                <text:p>0.977480647431386</text:p>
              </table:table-cell>
              <table:table-cell office:value-type="float" office:value="1.05510372276102">
                <text:p>1.05510372276102</text:p>
              </table:table-cell>
            </table:table-row>
            <table:table-row>
              <table:table-cell office:value-type="float" office:value="40610">
                <text:p>40610</text:p>
              </table:table-cell>
              <table:table-cell office:value-type="float" office:value="1.03935910832463">
                <text:p>1.03935910832463</text:p>
              </table:table-cell>
              <table:table-cell office:value-type="float" office:value="1.04355628058728">
                <text:p>1.04355628058728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0.972730471498944">
                <text:p>0.972730471498944</text:p>
              </table:table-cell>
              <table:table-cell office:value-type="float" office:value="1.0596596754797">
                <text:p>1.0596596754797</text:p>
              </table:table-cell>
            </table:table-row>
            <table:table-row>
              <table:table-cell office:value-type="float" office:value="40611">
                <text:p>40610</text:p>
              </table:table-cell>
              <table:table-cell office:value-type="float" office:value="1.0491118077325">
                <text:p>1.0491118077325</text:p>
              </table:table-cell>
              <table:table-cell office:value-type="float" office:value="1.042088091354">
                <text:p>1.042088091354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1.04712041884817">
                <text:p>1.04712041884817</text:p>
              </table:table-cell>
              <table:table-cell office:value-type="float" office:value="0.98311048557354">
                <text:p>0.98311048557354</text:p>
              </table:table-cell>
              <table:table-cell office:value-type="float" office:value="1.0674636128044">
                <text:p>1.0674636128044</text:p>
              </table:table-cell>
            </table:table-row>
            <table:table-row>
              <table:table-cell office:value-type="float" office:value="40612">
                <text:p>40610</text:p>
              </table:table-cell>
              <table:table-cell office:value-type="float" office:value="1.04493207941484">
                <text:p>1.04493207941484</text:p>
              </table:table-cell>
              <table:table-cell office:value-type="float" office:value="1.02275693311582">
                <text:p>1.02275693311582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0.995777621393385">
                <text:p>0.995777621393385</text:p>
              </table:table-cell>
              <table:table-cell office:value-type="float" office:value="1.07280946540886">
                <text:p>1.07280946540886</text:p>
              </table:table-cell>
            </table:table-row>
            <table:table-row>
              <table:table-cell office:value-type="float" office:value="40613">
                <text:p>40610</text:p>
              </table:table-cell>
              <table:table-cell office:value-type="float" office:value="1.04493207941484">
                <text:p>1.04493207941484</text:p>
              </table:table-cell>
              <table:table-cell office:value-type="float" office:value="1.02985318107667">
                <text:p>1.02985318107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6282722513089">
                <text:p>1.06282722513089</text:p>
              </table:table-cell>
              <table:table-cell office:value-type="float" office:value="0.991203377902885">
                <text:p>0.991203377902885</text:p>
              </table:table-cell>
              <table:table-cell office:value-type="float" office:value="1.06839967928676">
                <text:p>1.06839967928676</text:p>
              </table:table-cell>
            </table:table-row>
            <table:table-row>
              <table:table-cell office:value-type="float" office:value="40616">
                <text:p>40620</text:p>
              </table:table-cell>
              <table:table-cell office:value-type="float" office:value="1.04528039010798">
                <text:p>1.04528039010798</text:p>
              </table:table-cell>
              <table:table-cell office:value-type="float" office:value="1.02365415986949">
                <text:p>1.0236541598694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0.989971850809289">
                <text:p>0.989971850809289</text:p>
              </table:table-cell>
              <table:table-cell office:value-type="float" office:value="1.06528634082521">
                <text:p>1.06528634082521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1.03901079763149">
                <text:p>1.03901079763149</text:p>
              </table:table-cell>
              <table:table-cell office:value-type="float" office:value="1.01190864600326">
                <text:p>1.01190864600326</text:p>
              </table:table-cell>
              <table:table-cell office:value-type="float" office:value="1.625">
                <text:p>1.625</text:p>
              </table:table-cell>
              <table:table-cell office:value-type="float" office:value="1.0261780104712">
                <text:p>1.0261780104712</text:p>
              </table:table-cell>
              <table:table-cell office:value-type="float" office:value="1.00175932441942">
                <text:p>1.00175932441942</text:p>
              </table:table-cell>
              <table:table-cell office:value-type="float" office:value="1.06471376788717">
                <text:p>1.06471376788717</text:p>
              </table:table-cell>
            </table:table-row>
            <table:table-row>
              <table:table-cell office:value-type="float" office:value="40618">
                <text:p>40620</text:p>
              </table:table-cell>
              <table:table-cell office:value-type="float" office:value="1.03483106931383">
                <text:p>1.03483106931383</text:p>
              </table:table-cell>
              <table:table-cell office:value-type="float" office:value="0.993148450244698">
                <text:p>0.99314845024469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4712041884817">
                <text:p>1.04712041884817</text:p>
              </table:table-cell>
              <table:table-cell office:value-type="float" office:value="1.01389866291344">
                <text:p>1.01389866291344</text:p>
              </table:table-cell>
              <table:table-cell office:value-type="float" office:value="1.07459367901944">
                <text:p>1.07459367901944</text:p>
              </table:table-cell>
            </table:table-row>
            <table:table-row>
              <table:table-cell office:value-type="float" office:value="40619">
                <text:p>40620</text:p>
              </table:table-cell>
              <table:table-cell office:value-type="float" office:value="1.04493207941484">
                <text:p>1.04493207941484</text:p>
              </table:table-cell>
              <table:table-cell office:value-type="float" office:value="1.00636215334421">
                <text:p>1.00636215334421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1.03664921465969">
                <text:p>1.03664921465969</text:p>
              </table:table-cell>
              <table:table-cell office:value-type="float" office:value="1.00967628430683">
                <text:p>1.00967628430683</text:p>
              </table:table-cell>
              <table:table-cell office:value-type="float" office:value="1.07611701713662">
                <text:p>1.07611701713662</text:p>
              </table:table-cell>
            </table:table-row>
            <table:table-row>
              <table:table-cell office:value-type="float" office:value="40620">
                <text:p>40620</text:p>
              </table:table-cell>
              <table:table-cell office:value-type="float" office:value="1.04980842911877">
                <text:p>1.04980842911877</text:p>
              </table:table-cell>
              <table:table-cell office:value-type="float" office:value="1.00995106035889">
                <text:p>1.0099510603588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4712041884817">
                <text:p>1.04712041884817</text:p>
              </table:table-cell>
              <table:table-cell office:value-type="float" office:value="1.00615763546798">
                <text:p>1.00615763546798</text:p>
              </table:table-cell>
              <table:table-cell office:value-type="float" office:value="1.07577553539509">
                <text:p>1.07577553539509</text:p>
              </table:table-cell>
            </table:table-row>
            <table:table-row>
              <table:table-cell office:value-type="float" office:value="40623">
                <text:p>40620</text:p>
              </table:table-cell>
              <table:table-cell office:value-type="float" office:value="1.0518982932776">
                <text:p>1.0518982932776</text:p>
              </table:table-cell>
              <table:table-cell office:value-type="float" office:value="1.02561174551387">
                <text:p>1.02561174551387</text:p>
              </table:table-cell>
              <table:table-cell office:value-type="float" office:value="1.875">
                <text:p>1.875</text:p>
              </table:table-cell>
              <table:table-cell office:value-type="float" office:value="1.04712041884817">
                <text:p>1.04712041884817</text:p>
              </table:table-cell>
              <table:table-cell office:value-type="float" office:value="1.00439831104856">
                <text:p>1.00439831104856</text:p>
              </table:table-cell>
              <table:table-cell office:value-type="float" office:value="1.09169537470013">
                <text:p>1.09169537470013</text:p>
              </table:table-cell>
            </table:table-row>
            <table:table-row>
              <table:table-cell office:value-type="float" office:value="40624">
                <text:p>40620</text:p>
              </table:table-cell>
              <table:table-cell office:value-type="float" office:value="1.05015673981191">
                <text:p>1.05015673981191</text:p>
              </table:table-cell>
              <table:table-cell office:value-type="float" office:value="1.0221044045677">
                <text:p>1.0221044045677</text:p>
              </table:table-cell>
              <table:table-cell office:value-type="float" office:value="1.875">
                <text:p>1.875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1.00686136523575">
                <text:p>1.00686136523575</text:p>
              </table:table-cell>
              <table:table-cell office:value-type="float" office:value="1.09284919388625">
                <text:p>1.09284919388625</text:p>
              </table:table-cell>
            </table:table-row>
            <table:table-row>
              <table:table-cell office:value-type="float" office:value="40625">
                <text:p>40630</text:p>
              </table:table-cell>
              <table:table-cell office:value-type="float" office:value="1.04841518634622">
                <text:p>1.04841518634622</text:p>
              </table:table-cell>
              <table:table-cell office:value-type="float" office:value="1.02504078303426">
                <text:p>1.0250407830342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1.00439831104856">
                <text:p>1.00439831104856</text:p>
              </table:table-cell>
              <table:table-cell office:value-type="float" office:value="1.10393339352624">
                <text:p>1.10393339352624</text:p>
              </table:table-cell>
            </table:table-row>
            <table:table-row>
              <table:table-cell office:value-type="float" office:value="40626">
                <text:p>40630</text:p>
              </table:table-cell>
              <table:table-cell office:value-type="float" office:value="1.04597701149425">
                <text:p>1.04597701149425</text:p>
              </table:table-cell>
              <table:table-cell office:value-type="float" office:value="1.03482871125612">
                <text:p>1.03482871125612</text:p>
              </table:table-cell>
              <table:table-cell office:value-type="float" office:value="2.125">
                <text:p>2.125</text:p>
              </table:table-cell>
              <table:table-cell office:value-type="float" office:value="1.04712041884817">
                <text:p>1.04712041884817</text:p>
              </table:table-cell>
              <table:table-cell office:value-type="float" office:value="1">
                <text:p>1</text:p>
              </table:table-cell>
              <table:table-cell office:value-type="float" office:value="1.10687721187361">
                <text:p>1.10687721187361</text:p>
              </table:table-cell>
            </table:table-row>
            <table:table-row>
              <table:table-cell office:value-type="float" office:value="40627">
                <text:p>40630</text:p>
              </table:table-cell>
              <table:table-cell office:value-type="float" office:value="1.05224660397074">
                <text:p>1.05224660397074</text:p>
              </table:table-cell>
              <table:table-cell office:value-type="float" office:value="1.03792822185971">
                <text:p>1.03792822185971</text:p>
              </table:table-cell>
              <table:table-cell office:value-type="float" office:value="2.40833333333333">
                <text:p>2.40833333333333</text:p>
              </table:table-cell>
              <table:table-cell office:value-type="float" office:value="1.04188481675393">
                <text:p>1.04188481675393</text:p>
              </table:table-cell>
              <table:table-cell office:value-type="float" office:value="0.994370161857847">
                <text:p>0.994370161857847</text:p>
              </table:table-cell>
              <table:table-cell office:value-type="float" office:value="1.12755505678618">
                <text:p>1.12755505678618</text:p>
              </table:table-cell>
            </table:table-row>
            <table:table-row>
              <table:table-cell office:value-type="float" office:value="40630">
                <text:p>40630</text:p>
              </table:table-cell>
              <table:table-cell office:value-type="float" office:value="1.05398815743643">
                <text:p>1.05398815743643</text:p>
              </table:table-cell>
              <table:table-cell office:value-type="float" office:value="1.03539967373573">
                <text:p>1.03539967373573</text:p>
              </table:table-cell>
              <table:table-cell office:value-type="float" office:value="2.375">
                <text:p>2.375</text:p>
              </table:table-cell>
              <table:table-cell office:value-type="float" office:value="1.06282722513089">
                <text:p>1.06282722513089</text:p>
              </table:table-cell>
              <table:table-cell office:value-type="float" office:value="0.997361013370865">
                <text:p>0.997361013370865</text:p>
              </table:table-cell>
              <table:table-cell office:value-type="float" office:value="1.12912611909351">
                <text:p>1.12912611909351</text:p>
              </table:table-cell>
            </table:table-row>
            <table:table-row>
              <table:table-cell office:value-type="float" office:value="40631">
                <text:p>40630</text:p>
              </table:table-cell>
              <table:table-cell office:value-type="float" office:value="1.05886450714037">
                <text:p>1.05886450714037</text:p>
              </table:table-cell>
              <table:table-cell office:value-type="float" office:value="1.04241435562806">
                <text:p>1.0424143556280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08376963350785">
                <text:p>1.08376963350785</text:p>
              </table:table-cell>
              <table:table-cell office:value-type="float" office:value="0.990851513019001">
                <text:p>0.990851513019001</text:p>
              </table:table-cell>
              <table:table-cell office:value-type="float" office:value="1.12643808137636">
                <text:p>1.12643808137636</text:p>
              </table:table-cell>
            </table:table-row>
            <table:table-row>
              <table:table-cell office:value-type="float" office:value="40632">
                <text:p>40630</text:p>
              </table:table-cell>
              <table:table-cell office:value-type="float" office:value="1.05747126436782">
                <text:p>1.05747126436782</text:p>
              </table:table-cell>
              <table:table-cell office:value-type="float" office:value="1.04959216965742">
                <text:p>1.0495921696574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07329842931937">
                <text:p>1.07329842931937</text:p>
              </table:table-cell>
              <table:table-cell office:value-type="float" office:value="0.994897959183673">
                <text:p>0.994897959183673</text:p>
              </table:table-cell>
              <table:table-cell office:value-type="float" office:value="1.12690861869023">
                <text:p>1.12690861869023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1.06861720654824">
                <text:p>1.06861720654824</text:p>
              </table:table-cell>
              <table:table-cell office:value-type="float" office:value="1.04820554649266">
                <text:p>1.0482055464926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0.992962702322308">
                <text:p>0.992962702322308</text:p>
              </table:table-cell>
              <table:table-cell office:value-type="float" office:value="1.12756316587312">
                <text:p>1.12756316587312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.07419017763845">
                <text:p>1.07419017763845</text:p>
              </table:table-cell>
              <table:table-cell office:value-type="float" office:value="1.0526101141925">
                <text:p>1.052610114192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0.997361013370865">
                <text:p>0.997361013370865</text:p>
              </table:table-cell>
              <table:table-cell office:value-type="float" office:value="1.12191831725285">
                <text:p>1.12191831725285</text:p>
              </table:table-cell>
            </table:table-row>
            <table:table-row>
              <table:table-cell office:value-type="float" office:value="40637">
                <text:p>40640</text:p>
              </table:table-cell>
              <table:table-cell office:value-type="float" office:value="1.07628004179728">
                <text:p>1.07628004179728</text:p>
              </table:table-cell>
              <table:table-cell office:value-type="float" office:value="1.05342577487765">
                <text:p>1.05342577487765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1.06806282722513">
                <text:p>1.06806282722513</text:p>
              </table:table-cell>
              <table:table-cell office:value-type="float" office:value="0.999120337790288">
                <text:p>0.999120337790288</text:p>
              </table:table-cell>
              <table:table-cell office:value-type="float" office:value="1.13148553977489">
                <text:p>1.13148553977489</text:p>
              </table:table-cell>
            </table:table-row>
            <table:table-row>
              <table:table-cell office:value-type="float" office:value="40638">
                <text:p>40640</text:p>
              </table:table-cell>
              <table:table-cell office:value-type="float" office:value="1.07070707070707">
                <text:p>1.07070707070707</text:p>
              </table:table-cell>
              <table:table-cell office:value-type="float" office:value="1.05334420880914">
                <text:p>1.05334420880914</text:p>
              </table:table-cell>
              <table:table-cell office:value-type="float" office:value="2.3">
                <text:p>2.3</text:p>
              </table:table-cell>
              <table:table-cell office:value-type="float" office:value="1.04712041884817">
                <text:p>1.04712041884817</text:p>
              </table:table-cell>
              <table:table-cell office:value-type="float" office:value="0.994546094299789">
                <text:p>0.994546094299789</text:p>
              </table:table-cell>
              <table:table-cell office:value-type="float" office:value="1.12593464523965">
                <text:p>1.12593464523965</text:p>
              </table:table-cell>
            </table:table-row>
            <table:table-row>
              <table:table-cell office:value-type="float" office:value="40639">
                <text:p>40640</text:p>
              </table:table-cell>
              <table:table-cell office:value-type="float" office:value="1.07140369209335">
                <text:p>1.07140369209335</text:p>
              </table:table-cell>
              <table:table-cell office:value-type="float" office:value="1.05660685154976">
                <text:p>1.05660685154976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1.05235602094241">
                <text:p>1.05235602094241</text:p>
              </table:table-cell>
              <table:table-cell office:value-type="float" office:value="0.987684729064039">
                <text:p>0.987684729064039</text:p>
              </table:table-cell>
              <table:table-cell office:value-type="float" office:value="1.12075359373695">
                <text:p>1.12075359373695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1.06966213862766">
                <text:p>1.06966213862766</text:p>
              </table:table-cell>
              <table:table-cell office:value-type="float" office:value="1.05391517128874">
                <text:p>1.05391517128874</text:p>
              </table:table-cell>
              <table:table-cell office:value-type="float" office:value="2.25">
                <text:p>2.25</text:p>
              </table:table-cell>
              <table:table-cell office:value-type="float" office:value="1.07853403141361">
                <text:p>1.07853403141361</text:p>
              </table:table-cell>
              <table:table-cell office:value-type="float" office:value="0.980471498944405">
                <text:p>0.980471498944405</text:p>
              </table:table-cell>
              <table:table-cell office:value-type="float" office:value="1.11797722657447">
                <text:p>1.11797722657447</text:p>
              </table:table-cell>
            </table:table-row>
            <table:table-row>
              <table:table-cell office:value-type="float" office:value="40641">
                <text:p>40640</text:p>
              </table:table-cell>
              <table:table-cell office:value-type="float" office:value="1.07349355625218">
                <text:p>1.07349355625218</text:p>
              </table:table-cell>
              <table:table-cell office:value-type="float" office:value="1.05032626427406">
                <text:p>1.05032626427406</text:p>
              </table:table-cell>
              <table:table-cell office:value-type="float" office:value="2.3">
                <text:p>2.3</text:p>
              </table:table-cell>
              <table:table-cell office:value-type="float" office:value="1.12041884816754">
                <text:p>1.12041884816754</text:p>
              </table:table-cell>
              <table:table-cell office:value-type="float" office:value="0.977304714989444">
                <text:p>0.977304714989444</text:p>
              </table:table-cell>
              <table:table-cell office:value-type="float" office:value="1.12575958229876">
                <text:p>1.12575958229876</text:p>
              </table:table-cell>
            </table:table-row>
            <table:table-row>
              <table:table-cell office:value-type="float" office:value="40644">
                <text:p>40640</text:p>
              </table:table-cell>
              <table:table-cell office:value-type="float" office:value="1.06234761407175">
                <text:p>1.06234761407175</text:p>
              </table:table-cell>
              <table:table-cell office:value-type="float" office:value="1.04714518760196">
                <text:p>1.0471451876019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413612565445">
                <text:p>1.1413612565445</text:p>
              </table:table-cell>
              <table:table-cell office:value-type="float" office:value="0.977480647431386">
                <text:p>0.977480647431386</text:p>
              </table:table-cell>
              <table:table-cell office:value-type="float" office:value="1.12681664999014">
                <text:p>1.12681664999014</text:p>
              </table:table-cell>
            </table:table-row>
            <table:table-row>
              <table:table-cell office:value-type="float" office:value="40645">
                <text:p>40650</text:p>
              </table:table-cell>
              <table:table-cell office:value-type="float" office:value="1.06199930337861">
                <text:p>1.06199930337861</text:p>
              </table:table-cell>
              <table:table-cell office:value-type="float" office:value="1.03931484502447">
                <text:p>1.03931484502447</text:p>
              </table:table-cell>
              <table:table-cell office:value-type="float" office:value="2.25">
                <text:p>2.25</text:p>
              </table:table-cell>
              <table:table-cell office:value-type="float" office:value="1.12041884816754">
                <text:p>1.12041884816754</text:p>
              </table:table-cell>
              <table:table-cell office:value-type="float" office:value="0.987156931738213">
                <text:p>0.987156931738213</text:p>
              </table:table-cell>
              <table:table-cell office:value-type="float" office:value="1.12290892214195">
                <text:p>1.12290892214195</text:p>
              </table:table-cell>
            </table:table-row>
            <table:table-row>
              <table:table-cell office:value-type="float" office:value="40646">
                <text:p>40650</text:p>
              </table:table-cell>
              <table:table-cell office:value-type="float" office:value="1.06931382793452">
                <text:p>1.06931382793452</text:p>
              </table:table-cell>
              <table:table-cell office:value-type="float" office:value="1.03923327895595">
                <text:p>1.0392332789559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151832460733">
                <text:p>1.1151832460733</text:p>
              </table:table-cell>
              <table:table-cell office:value-type="float" office:value="0.993666432090077">
                <text:p>0.993666432090077</text:p>
              </table:table-cell>
              <table:table-cell office:value-type="float" office:value="1.13444048371247">
                <text:p>1.13444048371247</text:p>
              </table:table-cell>
            </table:table-row>
            <table:table-row>
              <table:table-cell office:value-type="float" office:value="40647">
                <text:p>40650</text:p>
              </table:table-cell>
              <table:table-cell office:value-type="float" office:value="1.07105538140021">
                <text:p>1.07105538140021</text:p>
              </table:table-cell>
              <table:table-cell office:value-type="float" office:value="1.04004893964111">
                <text:p>1.0400489396411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2041884816754">
                <text:p>1.12041884816754</text:p>
              </table:table-cell>
              <table:table-cell office:value-type="float" office:value="0.995601688951443">
                <text:p>0.995601688951443</text:p>
              </table:table-cell>
              <table:table-cell office:value-type="float" office:value="1.13649292142882">
                <text:p>1.13649292142882</text:p>
              </table:table-cell>
            </table:table-row>
            <table:table-row>
              <table:table-cell office:value-type="float" office:value="40648">
                <text:p>40650</text:p>
              </table:table-cell>
              <table:table-cell office:value-type="float" office:value="1.08220132358063">
                <text:p>1.08220132358063</text:p>
              </table:table-cell>
              <table:table-cell office:value-type="float" office:value="1.04380097879282">
                <text:p>1.0438009787928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09947643979058">
                <text:p>1.09947643979058</text:p>
              </table:table-cell>
              <table:table-cell office:value-type="float" office:value="1.00140745953554">
                <text:p>1.00140745953554</text:p>
              </table:table-cell>
              <table:table-cell office:value-type="float" office:value="1.14094222569826">
                <text:p>1.14094222569826</text:p>
              </table:table-cell>
            </table:table-row>
            <table:table-row>
              <table:table-cell office:value-type="float" office:value="40651">
                <text:p>40650</text:p>
              </table:table-cell>
              <table:table-cell office:value-type="float" office:value="1.08638105189829">
                <text:p>1.08638105189829</text:p>
              </table:table-cell>
              <table:table-cell office:value-type="float" office:value="1.03213703099511">
                <text:p>1.03213703099511</text:p>
              </table:table-cell>
              <table:table-cell office:value-type="float" office:value="2.10833333333333">
                <text:p>2.10833333333333</text:p>
              </table:table-cell>
              <table:table-cell office:value-type="float" office:value="1.09424083769633">
                <text:p>1.09424083769633</text:p>
              </table:table-cell>
              <table:table-cell office:value-type="float" office:value="1.00439831104856">
                <text:p>1.00439831104856</text:p>
              </table:table-cell>
              <table:table-cell office:value-type="float" office:value="1.12589722899615">
                <text:p>1.12589722899615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1.08812260536398">
                <text:p>1.08812260536398</text:p>
              </table:table-cell>
              <table:table-cell office:value-type="float" office:value="1.03800978792822">
                <text:p>1.03800978792822</text:p>
              </table:table-cell>
              <table:table-cell office:value-type="float" office:value="2.30833333333333">
                <text:p>2.30833333333333</text:p>
              </table:table-cell>
              <table:table-cell office:value-type="float" office:value="1.10471204188482">
                <text:p>1.10471204188482</text:p>
              </table:table-cell>
              <table:table-cell office:value-type="float" office:value="1.00826882477129">
                <text:p>1.00826882477129</text:p>
              </table:table-cell>
              <table:table-cell office:value-type="float" office:value="1.14486778644488">
                <text:p>1.14486778644488</text:p>
              </table:table-cell>
            </table:table-row>
            <table:table-row>
              <table:table-cell office:value-type="float" office:value="40653">
                <text:p>40650</text:p>
              </table:table-cell>
              <table:table-cell office:value-type="float" office:value="1.12783002438175">
                <text:p>1.12783002438175</text:p>
              </table:table-cell>
              <table:table-cell office:value-type="float" office:value="1.05220228384992">
                <text:p>1.0522022838499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10994764397906">
                <text:p>1.10994764397906</text:p>
              </table:table-cell>
              <table:table-cell office:value-type="float" office:value="1.00562983814215">
                <text:p>1.00562983814215</text:p>
              </table:table-cell>
              <table:table-cell office:value-type="float" office:value="1.14635325056837">
                <text:p>1.14635325056837</text:p>
              </table:table-cell>
            </table:table-row>
            <table:table-row>
              <table:table-cell office:value-type="float" office:value="40654">
                <text:p>40650</text:p>
              </table:table-cell>
              <table:table-cell office:value-type="float" office:value="1.14211076280042">
                <text:p>1.14211076280042</text:p>
              </table:table-cell>
              <table:table-cell office:value-type="float" office:value="1.05758564437194">
                <text:p>1.0575856443719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10994764397906">
                <text:p>1.10994764397906</text:p>
              </table:table-cell>
              <table:table-cell office:value-type="float" office:value="1.00105559465165">
                <text:p>1.00105559465165</text:p>
              </table:table-cell>
              <table:table-cell office:value-type="float" office:value="1.14885603717675">
                <text:p>1.14885603717675</text:p>
              </table:table-cell>
            </table:table-row>
            <table:table-row>
              <table:table-cell office:value-type="float" office:value="40658">
                <text:p>40660</text:p>
              </table:table-cell>
              <table:table-cell office:value-type="float" office:value="1.13409961685824">
                <text:p>1.13409961685824</text:p>
              </table:table-cell>
              <table:table-cell office:value-type="float" office:value="1.05644371941272">
                <text:p>1.05644371941272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1.13089005235602">
                <text:p>1.13089005235602</text:p>
              </table:table-cell>
              <table:table-cell office:value-type="float" office:value="1.00668543279381">
                <text:p>1.00668543279381</text:p>
              </table:table-cell>
              <table:table-cell office:value-type="float" office:value="1.16070696457906">
                <text:p>1.16070696457906</text:p>
              </table:table-cell>
            </table:table-row>
            <table:table-row>
              <table:table-cell office:value-type="float" office:value="40659">
                <text:p>40660</text:p>
              </table:table-cell>
              <table:table-cell office:value-type="float" office:value="1.13932427725531">
                <text:p>1.13932427725531</text:p>
              </table:table-cell>
              <table:table-cell office:value-type="float" office:value="1.06557911908646">
                <text:p>1.06557911908646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1.10471204188482">
                <text:p>1.10471204188482</text:p>
              </table:table-cell>
              <table:table-cell office:value-type="float" office:value="1.01425052779733">
                <text:p>1.01425052779733</text:p>
              </table:table-cell>
              <table:table-cell office:value-type="float" office:value="1.15516044891798">
                <text:p>1.15516044891798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1.13479623824451">
                <text:p>1.13479623824451</text:p>
              </table:table-cell>
              <table:table-cell office:value-type="float" office:value="1.07251223491028">
                <text:p>1.07251223491028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1.1151832460733">
                <text:p>1.1151832460733</text:p>
              </table:table-cell>
              <table:table-cell office:value-type="float" office:value="1.00422237860662">
                <text:p>1.00422237860662</text:p>
              </table:table-cell>
              <table:table-cell office:value-type="float" office:value="1.14979010096443">
                <text:p>1.14979010096443</text:p>
              </table:table-cell>
            </table:table-row>
            <table:table-row>
              <table:table-cell office:value-type="float" office:value="40661">
                <text:p>40660</text:p>
              </table:table-cell>
              <table:table-cell office:value-type="float" office:value="1.13200975269941">
                <text:p>1.13200975269941</text:p>
              </table:table-cell>
              <table:table-cell office:value-type="float" office:value="1.07601957585644">
                <text:p>1.07601957585644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1.08376963350785">
                <text:p>1.08376963350785</text:p>
              </table:table-cell>
              <table:table-cell office:value-type="float" office:value="1.01090781140042">
                <text:p>1.01090781140042</text:p>
              </table:table-cell>
              <table:table-cell office:value-type="float" office:value="1.15735676875345">
                <text:p>1.15735676875345</text:p>
              </table:table-cell>
            </table:table-row>
            <table:table-row>
              <table:table-cell office:value-type="float" office:value="40662">
                <text:p>40660</text:p>
              </table:table-cell>
              <table:table-cell office:value-type="float" office:value="1.13131313131313">
                <text:p>1.13131313131313</text:p>
              </table:table-cell>
              <table:table-cell office:value-type="float" office:value="1.07854812398042">
                <text:p>1.07854812398042</text:p>
              </table:table-cell>
              <table:table-cell office:value-type="float" office:value="2.325">
                <text:p>2.325</text:p>
              </table:table-cell>
              <table:table-cell office:value-type="float" office:value="1.08376963350785">
                <text:p>1.08376963350785</text:p>
              </table:table-cell>
              <table:table-cell office:value-type="float" office:value="1.01442646023927">
                <text:p>1.01442646023927</text:p>
              </table:table-cell>
              <table:table-cell office:value-type="float" office:value="1.16142424761132">
                <text:p>1.16142424761132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1.13166144200627">
                <text:p>1.13166144200627</text:p>
              </table:table-cell>
              <table:table-cell office:value-type="float" office:value="1.0768352365416">
                <text:p>1.07683523654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10994764397906">
                <text:p>1.10994764397906</text:p>
              </table:table-cell>
              <table:table-cell office:value-type="float" office:value="1.01636171710063">
                <text:p>1.01636171710063</text:p>
              </table:table-cell>
              <table:table-cell office:value-type="float" office:value="1.15288725096676">
                <text:p>1.15288725096676</text:p>
              </table:table-cell>
            </table:table-row>
            <table:table-row>
              <table:table-cell office:value-type="float" office:value="40666">
                <text:p>40670</text:p>
              </table:table-cell>
              <table:table-cell office:value-type="float" office:value="1.12817833507489">
                <text:p>1.12817833507489</text:p>
              </table:table-cell>
              <table:table-cell office:value-type="float" office:value="1.07300163132137">
                <text:p>1.07300163132137</text:p>
              </table:table-cell>
              <table:table-cell office:value-type="float" office:value="2.25">
                <text:p>2.25</text:p>
              </table:table-cell>
              <table:table-cell office:value-type="float" office:value="1.09947643979058">
                <text:p>1.09947643979058</text:p>
              </table:table-cell>
              <table:table-cell office:value-type="float" office:value="1.02128782547502">
                <text:p>1.02128782547502</text:p>
              </table:table-cell>
              <table:table-cell office:value-type="float" office:value="1.15952974866272">
                <text:p>1.15952974866272</text:p>
              </table:table-cell>
            </table:table-row>
            <table:table-row>
              <table:table-cell office:value-type="float" office:value="40667">
                <text:p>40670</text:p>
              </table:table-cell>
              <table:table-cell office:value-type="float" office:value="1.13131313131313">
                <text:p>1.13131313131313</text:p>
              </table:table-cell>
              <table:table-cell office:value-type="float" office:value="1.06590538336052">
                <text:p>1.0659053833605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2565445026178">
                <text:p>1.12565445026178</text:p>
              </table:table-cell>
              <table:table-cell office:value-type="float" office:value="1.0262139338494">
                <text:p>1.0262139338494</text:p>
              </table:table-cell>
              <table:table-cell office:value-type="float" office:value="1.17204672232293">
                <text:p>1.17204672232293</text:p>
              </table:table-cell>
            </table:table-row>
            <table:table-row>
              <table:table-cell office:value-type="float" office:value="40668">
                <text:p>40670</text:p>
              </table:table-cell>
              <table:table-cell office:value-type="float" office:value="1.12434691745037">
                <text:p>1.12434691745037</text:p>
              </table:table-cell>
              <table:table-cell office:value-type="float" office:value="1.05619902120718">
                <text:p>1.056199021207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2565445026178">
                <text:p>1.12565445026178</text:p>
              </table:table-cell>
              <table:table-cell office:value-type="float" office:value="1.03342716396904">
                <text:p>1.03342716396904</text:p>
              </table:table-cell>
              <table:table-cell office:value-type="float" office:value="1.17326804203586">
                <text:p>1.17326804203586</text:p>
              </table:table-cell>
            </table:table-row>
            <table:table-row>
              <table:table-cell office:value-type="float" office:value="40669">
                <text:p>40670</text:p>
              </table:table-cell>
              <table:table-cell office:value-type="float" office:value="1.12399860675723">
                <text:p>1.12399860675723</text:p>
              </table:table-cell>
              <table:table-cell office:value-type="float" office:value="1.06092985318108">
                <text:p>1.0609298531810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7801047120419">
                <text:p>1.17801047120419</text:p>
              </table:table-cell>
              <table:table-cell office:value-type="float" office:value="1.03131597466573">
                <text:p>1.03131597466573</text:p>
              </table:table-cell>
              <table:table-cell office:value-type="float" office:value="1.17736809769552">
                <text:p>1.17736809769552</text:p>
              </table:table-cell>
            </table:table-row>
            <table:table-row>
              <table:table-cell office:value-type="float" office:value="40672">
                <text:p>40670</text:p>
              </table:table-cell>
              <table:table-cell office:value-type="float" office:value="1.14211076280042">
                <text:p>1.14211076280042</text:p>
              </table:table-cell>
              <table:table-cell office:value-type="float" office:value="1.06500815660685">
                <text:p>1.06500815660685</text:p>
              </table:table-cell>
              <table:table-cell office:value-type="float" office:value="2.34166666666667">
                <text:p>2.34166666666667</text:p>
              </table:table-cell>
              <table:table-cell office:value-type="float" office:value="1.12565445026178">
                <text:p>1.12565445026178</text:p>
              </table:table-cell>
              <table:table-cell office:value-type="float" office:value="1.02938071780436">
                <text:p>1.02938071780436</text:p>
              </table:table-cell>
              <table:table-cell office:value-type="float" office:value="1.17783042896658">
                <text:p>1.17783042896658</text:p>
              </table:table-cell>
            </table:table-row>
            <table:table-row>
              <table:table-cell office:value-type="float" office:value="40673">
                <text:p>40670</text:p>
              </table:table-cell>
              <table:table-cell office:value-type="float" office:value="1.20027864855451">
                <text:p>1.20027864855451</text:p>
              </table:table-cell>
              <table:table-cell office:value-type="float" office:value="1.07406199021207">
                <text:p>1.07406199021207</text:p>
              </table:table-cell>
              <table:table-cell office:value-type="float" office:value="2.30833333333333">
                <text:p>2.30833333333333</text:p>
              </table:table-cell>
              <table:table-cell office:value-type="float" office:value="1.24083769633508">
                <text:p>1.24083769633508</text:p>
              </table:table-cell>
              <table:table-cell office:value-type="float" office:value="1.02586206896552">
                <text:p>1.02586206896552</text:p>
              </table:table-cell>
              <table:table-cell office:value-type="float" office:value="1.2044108517161">
                <text:p>1.2044108517161</text:p>
              </table:table-cell>
            </table:table-row>
            <table:table-row>
              <table:table-cell office:value-type="float" office:value="40674">
                <text:p>40670</text:p>
              </table:table-cell>
              <table:table-cell office:value-type="float" office:value="1.18321142459073">
                <text:p>1.18321142459073</text:p>
              </table:table-cell>
              <table:table-cell office:value-type="float" office:value="1.06280587275693">
                <text:p>1.06280587275693</text:p>
              </table:table-cell>
              <table:table-cell office:value-type="float" office:value="2.34166666666667">
                <text:p>2.34166666666667</text:p>
              </table:table-cell>
              <table:table-cell office:value-type="float" office:value="1.19371727748691">
                <text:p>1.19371727748691</text:p>
              </table:table-cell>
              <table:table-cell office:value-type="float" office:value="1.02938071780436">
                <text:p>1.02938071780436</text:p>
              </table:table-cell>
              <table:table-cell office:value-type="float" office:value="1.19831312417798">
                <text:p>1.19831312417798</text:p>
              </table:table-cell>
            </table:table-row>
            <table:table-row>
              <table:table-cell office:value-type="float" office:value="40675">
                <text:p>40680</text:p>
              </table:table-cell>
              <table:table-cell office:value-type="float" office:value="1.19993033786137">
                <text:p>1.19993033786137</text:p>
              </table:table-cell>
              <table:table-cell office:value-type="float" office:value="1.06786296900489">
                <text:p>1.06786296900489</text:p>
              </table:table-cell>
              <table:table-cell office:value-type="float" office:value="2.4">
                <text:p>2.4</text:p>
              </table:table-cell>
              <table:table-cell office:value-type="float" office:value="1.21989528795812">
                <text:p>1.21989528795812</text:p>
              </table:table-cell>
              <table:table-cell office:value-type="float" office:value="1.02410274454609">
                <text:p>1.02410274454609</text:p>
              </table:table-cell>
              <table:table-cell office:value-type="float" office:value="1.2084110459673">
                <text:p>1.2084110459673</text:p>
              </table:table-cell>
            </table:table-row>
            <table:table-row>
              <table:table-cell office:value-type="float" office:value="40676">
                <text:p>40680</text:p>
              </table:table-cell>
              <table:table-cell office:value-type="float" office:value="1.20306513409962">
                <text:p>1.20306513409962</text:p>
              </table:table-cell>
              <table:table-cell office:value-type="float" office:value="1.05962479608483">
                <text:p>1.05962479608483</text:p>
              </table:table-cell>
              <table:table-cell office:value-type="float" office:value="2.39166666666667">
                <text:p>2.39166666666667</text:p>
              </table:table-cell>
              <table:table-cell office:value-type="float" office:value="1.18324607329843">
                <text:p>1.18324607329843</text:p>
              </table:table-cell>
              <table:table-cell office:value-type="float" office:value="1.03008444757213">
                <text:p>1.03008444757213</text:p>
              </table:table-cell>
              <table:table-cell office:value-type="float" office:value="1.20806595289082">
                <text:p>1.20806595289082</text:p>
              </table:table-cell>
            </table:table-row>
            <table:table-row>
              <table:table-cell office:value-type="float" office:value="40679">
                <text:p>40680</text:p>
              </table:table-cell>
              <table:table-cell office:value-type="float" office:value="1.18773946360153">
                <text:p>1.18773946360153</text:p>
              </table:table-cell>
              <table:table-cell office:value-type="float" office:value="1.05293637846656">
                <text:p>1.0529363784665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20418848167539">
                <text:p>1.20418848167539</text:p>
              </table:table-cell>
              <table:table-cell office:value-type="float" office:value="1.03747361013371">
                <text:p>1.03747361013371</text:p>
              </table:table-cell>
              <table:table-cell office:value-type="float" office:value="1.20419155778616">
                <text:p>1.20419155778616</text:p>
              </table:table-cell>
            </table:table-row>
            <table:table-row>
              <table:table-cell office:value-type="float" office:value="40680">
                <text:p>40680</text:p>
              </table:table-cell>
              <table:table-cell office:value-type="float" office:value="1.18704284221526">
                <text:p>1.18704284221526</text:p>
              </table:table-cell>
              <table:table-cell office:value-type="float" office:value="1.05277324632953">
                <text:p>1.0527732463295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9371727748691">
                <text:p>1.19371727748691</text:p>
              </table:table-cell>
              <table:table-cell office:value-type="float" office:value="1.04345531315975">
                <text:p>1.04345531315975</text:p>
              </table:table-cell>
              <table:table-cell office:value-type="float" office:value="1.20584225476527">
                <text:p>1.20584225476527</text:p>
              </table:table-cell>
            </table:table-row>
            <table:table-row>
              <table:table-cell office:value-type="float" office:value="40681">
                <text:p>40680</text:p>
              </table:table-cell>
              <table:table-cell office:value-type="float" office:value="1.18355973528387">
                <text:p>1.18355973528387</text:p>
              </table:table-cell>
              <table:table-cell office:value-type="float" office:value="1.06215334420881">
                <text:p>1.0621533442088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7801047120419">
                <text:p>1.17801047120419</text:p>
              </table:table-cell>
              <table:table-cell office:value-type="float" office:value="1.03518648838846">
                <text:p>1.03518648838846</text:p>
              </table:table-cell>
              <table:table-cell office:value-type="float" office:value="1.19905619489083">
                <text:p>1.19905619489083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1.19644723092999">
                <text:p>1.19644723092999</text:p>
              </table:table-cell>
              <table:table-cell office:value-type="float" office:value="1.06468189233279">
                <text:p>1.0646818923327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2303664921466">
                <text:p>1.2303664921466</text:p>
              </table:table-cell>
              <table:table-cell office:value-type="float" office:value="1.03483462350457">
                <text:p>1.03483462350457</text:p>
              </table:table-cell>
              <table:table-cell office:value-type="float" office:value="1.20841663282112">
                <text:p>1.20841663282112</text:p>
              </table:table-cell>
            </table:table-row>
            <table:table-row>
              <table:table-cell office:value-type="float" office:value="40683">
                <text:p>40680</text:p>
              </table:table-cell>
              <table:table-cell office:value-type="float" office:value="1.26123301985371">
                <text:p>1.26123301985371</text:p>
              </table:table-cell>
              <table:table-cell office:value-type="float" office:value="1.05619902120718">
                <text:p>1.056199021207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2303664921466">
                <text:p>1.2303664921466</text:p>
              </table:table-cell>
              <table:table-cell office:value-type="float" office:value="1.03377902885292">
                <text:p>1.03377902885292</text:p>
              </table:table-cell>
              <table:table-cell office:value-type="float" office:value="1.22942591254965">
                <text:p>1.22942591254965</text:p>
              </table:table-cell>
            </table:table-row>
            <table:table-row>
              <table:table-cell office:value-type="float" office:value="40686">
                <text:p>40690</text:p>
              </table:table-cell>
              <table:table-cell office:value-type="float" office:value="1.22953674677813">
                <text:p>1.22953674677813</text:p>
              </table:table-cell>
              <table:table-cell office:value-type="float" office:value="1.04396411092985">
                <text:p>1.04396411092985</text:p>
              </table:table-cell>
              <table:table-cell office:value-type="float" office:value="2.325">
                <text:p>2.325</text:p>
              </table:table-cell>
              <table:table-cell office:value-type="float" office:value="1.21989528795812">
                <text:p>1.21989528795812</text:p>
              </table:table-cell>
              <table:table-cell office:value-type="float" office:value="1.03729767769177">
                <text:p>1.03729767769177</text:p>
              </table:table-cell>
              <table:table-cell office:value-type="float" office:value="1.21892523938792">
                <text:p>1.21892523938792</text:p>
              </table:table-cell>
            </table:table-row>
            <table:table-row>
              <table:table-cell office:value-type="float" office:value="40687">
                <text:p>40690</text:p>
              </table:table-cell>
              <table:table-cell office:value-type="float" office:value="1.22396377568791">
                <text:p>1.22396377568791</text:p>
              </table:table-cell>
              <table:table-cell office:value-type="float" office:value="1.04306688417618">
                <text:p>1.0430668841761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1.21465968586387">
                <text:p>1.21465968586387</text:p>
              </table:table-cell>
              <table:table-cell office:value-type="float" office:value="1.04099225897255">
                <text:p>1.04099225897255</text:p>
              </table:table-cell>
              <table:table-cell office:value-type="float" office:value="1.21578547817583">
                <text:p>1.21578547817583</text:p>
              </table:table-cell>
            </table:table-row>
            <table:table-row>
              <table:table-cell office:value-type="float" office:value="40688">
                <text:p>40690</text:p>
              </table:table-cell>
              <table:table-cell office:value-type="float" office:value="1.22709857192616">
                <text:p>1.22709857192616</text:p>
              </table:table-cell>
              <table:table-cell office:value-type="float" office:value="1.04657422512235">
                <text:p>1.0465742251223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21989528795812">
                <text:p>1.21989528795812</text:p>
              </table:table-cell>
              <table:table-cell office:value-type="float" office:value="1.03800140745954">
                <text:p>1.03800140745954</text:p>
              </table:table-cell>
              <table:table-cell office:value-type="float" office:value="1.21910358584398">
                <text:p>1.21910358584398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1.21908742598398">
                <text:p>1.21908742598398</text:p>
              </table:table-cell>
              <table:table-cell office:value-type="float" office:value="1.05138662316476">
                <text:p>1.0513866231647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21989528795812">
                <text:p>1.21989528795812</text:p>
              </table:table-cell>
              <table:table-cell office:value-type="float" office:value="1.04503870513723">
                <text:p>1.04503870513723</text:p>
              </table:table-cell>
              <table:table-cell office:value-type="float" office:value="1.24563205215395">
                <text:p>1.24563205215395</text:p>
              </table:table-cell>
            </table:table-row>
            <table:table-row>
              <table:table-cell office:value-type="float" office:value="40690">
                <text:p>40690</text:p>
              </table:table-cell>
              <table:table-cell office:value-type="float" office:value="1.22605363984674">
                <text:p>1.22605363984674</text:p>
              </table:table-cell>
              <table:table-cell office:value-type="float" office:value="1.05546492659054">
                <text:p>1.05546492659054</text:p>
              </table:table-cell>
              <table:table-cell office:value-type="float" office:value="2.54166666666667">
                <text:p>2.54166666666667</text:p>
              </table:table-cell>
              <table:table-cell office:value-type="float" office:value="1.20418848167539">
                <text:p>1.20418848167539</text:p>
              </table:table-cell>
              <table:table-cell office:value-type="float" office:value="1.04609429978888">
                <text:p>1.04609429978888</text:p>
              </table:table-cell>
              <table:table-cell office:value-type="float" office:value="1.2372362818331">
                <text:p>1.2372362818331</text:p>
              </table:table-cell>
            </table:table-row>
            <table:table-row>
              <table:table-cell office:value-type="float" office:value="40694">
                <text:p>40690</text:p>
              </table:table-cell>
              <table:table-cell office:value-type="float" office:value="1.24416579588993">
                <text:p>1.24416579588993</text:p>
              </table:table-cell>
              <table:table-cell office:value-type="float" office:value="1.06639477977162">
                <text:p>1.06639477977162</text:p>
              </table:table-cell>
              <table:table-cell office:value-type="float" office:value="2.525">
                <text:p>2.525</text:p>
              </table:table-cell>
              <table:table-cell office:value-type="float" office:value="1.20418848167539">
                <text:p>1.20418848167539</text:p>
              </table:table-cell>
              <table:table-cell office:value-type="float" office:value="1.04820548909219">
                <text:p>1.04820548909219</text:p>
              </table:table-cell>
              <table:table-cell office:value-type="float" office:value="1.24300241598401">
                <text:p>1.24300241598401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.23162661093696">
                <text:p>1.23162661093696</text:p>
              </table:table-cell>
              <table:table-cell office:value-type="float" office:value="1.04249592169657">
                <text:p>1.04249592169657</text:p>
              </table:table-cell>
              <table:table-cell office:value-type="float" office:value="2.80833333333333">
                <text:p>2.80833333333333</text:p>
              </table:table-cell>
              <table:table-cell office:value-type="float" office:value="1.18848167539267">
                <text:p>1.18848167539267</text:p>
              </table:table-cell>
              <table:table-cell office:value-type="float" office:value="1.06052076002815">
                <text:p>1.06052076002815</text:p>
              </table:table-cell>
              <table:table-cell office:value-type="float" office:value="1.26517735223064">
                <text:p>1.26517735223064</text:p>
              </table:table-cell>
            </table:table-row>
            <table:table-row>
              <table:table-cell office:value-type="float" office:value="40696">
                <text:p>40700</text:p>
              </table:table-cell>
              <table:table-cell office:value-type="float" office:value="1.25078369905956">
                <text:p>1.25078369905956</text:p>
              </table:table-cell>
              <table:table-cell office:value-type="float" office:value="1.04135399673736">
                <text:p>1.04135399673736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1.19371727748691">
                <text:p>1.19371727748691</text:p>
              </table:table-cell>
              <table:table-cell office:value-type="float" office:value="1.04521463757917">
                <text:p>1.04521463757917</text:p>
              </table:table-cell>
              <table:table-cell office:value-type="float" office:value="1.25748592673792">
                <text:p>1.25748592673792</text:p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1.2748171368861">
                <text:p>1.2748171368861</text:p>
              </table:table-cell>
              <table:table-cell office:value-type="float" office:value="1.03099510603589">
                <text:p>1.03099510603589</text:p>
              </table:table-cell>
              <table:table-cell office:value-type="float" office:value="2.65">
                <text:p>2.65</text:p>
              </table:table-cell>
              <table:table-cell office:value-type="float" office:value="1.17801047120419">
                <text:p>1.17801047120419</text:p>
              </table:table-cell>
              <table:table-cell office:value-type="float" office:value="1.04539057002111">
                <text:p>1.04539057002111</text:p>
              </table:table-cell>
              <table:table-cell office:value-type="float" office:value="1.25883456308052">
                <text:p>1.25883456308052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02006525285481">
                <text:p>1.02006525285481</text:p>
              </table:table-cell>
              <table:table-cell office:value-type="float" office:value="2.65">
                <text:p>2.65</text:p>
              </table:table-cell>
              <table:table-cell office:value-type="float" office:value="1.16753926701571">
                <text:p>1.16753926701571</text:p>
              </table:table-cell>
              <table:table-cell office:value-type="float" office:value="1.04521463757917">
                <text:p>1.04521463757917</text:p>
              </table:table-cell>
              <table:table-cell office:value-type="float" office:value="1.25700376249904">
                <text:p>1.25700376249904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1.26610936955765">
                <text:p>1.26610936955765</text:p>
              </table:table-cell>
              <table:table-cell office:value-type="float" office:value="1.0194942903752">
                <text:p>1.019494290375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18324607329843">
                <text:p>1.18324607329843</text:p>
              </table:table-cell>
              <table:table-cell office:value-type="float" office:value="1.04169598874032">
                <text:p>1.04169598874032</text:p>
              </table:table-cell>
              <table:table-cell office:value-type="float" office:value="1.24950700222399">
                <text:p>1.24950700222399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1.28491814698711">
                <text:p>1.28491814698711</text:p>
              </table:table-cell>
              <table:table-cell office:value-type="float" office:value="1.01517128874388">
                <text:p>1.0151712887438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20418848167539">
                <text:p>1.20418848167539</text:p>
              </table:table-cell>
              <table:table-cell office:value-type="float" office:value="1.05190007037298">
                <text:p>1.05190007037298</text:p>
              </table:table-cell>
              <table:table-cell office:value-type="float" office:value="1.2435537249898">
                <text:p>1.2435537249898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1.28422152560084">
                <text:p>1.28422152560084</text:p>
              </table:table-cell>
              <table:table-cell office:value-type="float" office:value="1.02292006525285">
                <text:p>1.02292006525285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33507853403141">
                <text:p>1.33507853403141</text:p>
              </table:table-cell>
              <table:table-cell office:value-type="float" office:value="1.04943701618578">
                <text:p>1.04943701618578</text:p>
              </table:table-cell>
              <table:table-cell office:value-type="float" office:value="1.27454709090517">
                <text:p>1.27454709090517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1.25914315569488">
                <text:p>1.25914315569488</text:p>
              </table:table-cell>
              <table:table-cell office:value-type="float" office:value="1.00872756933116">
                <text:p>1.00872756933116</text:p>
              </table:table-cell>
              <table:table-cell office:value-type="float" office:value="2.625">
                <text:p>2.625</text:p>
              </table:table-cell>
              <table:table-cell office:value-type="float" office:value="1.30890052356021">
                <text:p>1.30890052356021</text:p>
              </table:table-cell>
              <table:table-cell office:value-type="float" office:value="1.05436312456017">
                <text:p>1.05436312456017</text:p>
              </table:table-cell>
              <table:table-cell office:value-type="float" office:value="1.26922121443428">
                <text:p>1.26922121443428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.24033437826541">
                <text:p>1.24033437826541</text:p>
              </table:table-cell>
              <table:table-cell office:value-type="float" office:value="1.00954323001631">
                <text:p>1.00954323001631</text:p>
              </table:table-cell>
              <table:table-cell office:value-type="float" office:value="2.49166666666667">
                <text:p>2.49166666666667</text:p>
              </table:table-cell>
              <table:table-cell office:value-type="float" office:value="1.30366492146597">
                <text:p>1.30366492146597</text:p>
              </table:table-cell>
              <table:table-cell office:value-type="float" office:value="1.05190007037298">
                <text:p>1.05190007037298</text:p>
              </table:table-cell>
              <table:table-cell office:value-type="float" office:value="1.25094277997056">
                <text:p>1.25094277997056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.28422152560084">
                <text:p>1.28422152560084</text:p>
              </table:table-cell>
              <table:table-cell office:value-type="float" office:value="1.02234910277325">
                <text:p>1.02234910277325</text:p>
              </table:table-cell>
              <table:table-cell office:value-type="float" office:value="2.61666666666667">
                <text:p>2.61666666666667</text:p>
              </table:table-cell>
              <table:table-cell office:value-type="float" office:value="1.29319371727749">
                <text:p>1.29319371727749</text:p>
              </table:table-cell>
              <table:table-cell office:value-type="float" office:value="1.03764954257565">
                <text:p>1.03764954257565</text:p>
              </table:table-cell>
              <table:table-cell office:value-type="float" office:value="1.2671421907769">
                <text:p>1.2671421907769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1.25809822361547">
                <text:p>1.25809822361547</text:p>
              </table:table-cell>
              <table:table-cell office:value-type="float" office:value="1.00415986949429">
                <text:p>1.00415986949429</text:p>
              </table:table-cell>
              <table:table-cell office:value-type="float" office:value="2.5">
                <text:p>2.5</text:p>
              </table:table-cell>
              <table:table-cell office:value-type="float" office:value="1.29319371727749">
                <text:p>1.29319371727749</text:p>
              </table:table-cell>
              <table:table-cell office:value-type="float" office:value="1.05330752990852">
                <text:p>1.05330752990852</text:p>
              </table:table-cell>
              <table:table-cell office:value-type="float" office:value="1.25712860083626">
                <text:p>1.25712860083626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1.23162661093696">
                <text:p>1.23162661093696</text:p>
              </table:table-cell>
              <table:table-cell office:value-type="float" office:value="1.00636215334421">
                <text:p>1.00636215334421</text:p>
              </table:table-cell>
              <table:table-cell office:value-type="float" office:value="2.5">
                <text:p>2.5</text:p>
              </table:table-cell>
              <table:table-cell office:value-type="float" office:value="1.21465968586387">
                <text:p>1.21465968586387</text:p>
              </table:table-cell>
              <table:table-cell office:value-type="float" office:value="1.05840957072484">
                <text:p>1.05840957072484</text:p>
              </table:table-cell>
              <table:table-cell office:value-type="float" office:value="1.24295772886676">
                <text:p>1.24295772886676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1.26053639846743">
                <text:p>1.26053639846743</text:p>
              </table:table-cell>
              <table:table-cell office:value-type="float" office:value="1.00938009787928">
                <text:p>1.009380097879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1.30890052356021">
                <text:p>1.30890052356021</text:p>
              </table:table-cell>
              <table:table-cell office:value-type="float" office:value="1.05594651653765">
                <text:p>1.05594651653765</text:p>
              </table:table-cell>
              <table:table-cell office:value-type="float" office:value="1.24471975886796">
                <text:p>1.24471975886796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1.24695228143504">
                <text:p>1.24695228143504</text:p>
              </table:table-cell>
              <table:table-cell office:value-type="float" office:value="1.01451876019576">
                <text:p>1.01451876019576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1.28272251308901">
                <text:p>1.28272251308901</text:p>
              </table:table-cell>
              <table:table-cell office:value-type="float" office:value="1.054890921886">
                <text:p>1.054890921886</text:p>
              </table:table-cell>
              <table:table-cell office:value-type="float" office:value="1.25186410009716">
                <text:p>1.25186410009716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1.24764890282132">
                <text:p>1.24764890282132</text:p>
              </table:table-cell>
              <table:table-cell office:value-type="float" office:value="1.02838499184339">
                <text:p>1.02838499184339</text:p>
              </table:table-cell>
              <table:table-cell office:value-type="float" office:value="2.45">
                <text:p>2.45</text:p>
              </table:table-cell>
              <table:table-cell office:value-type="float" office:value="1.32460732984293">
                <text:p>1.32460732984293</text:p>
              </table:table-cell>
              <table:table-cell office:value-type="float" office:value="1.05084447572132">
                <text:p>1.05084447572132</text:p>
              </table:table-cell>
              <table:table-cell office:value-type="float" office:value="1.25173846748743">
                <text:p>1.25173846748743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1.24277255311738">
                <text:p>1.24277255311738</text:p>
              </table:table-cell>
              <table:table-cell office:value-type="float" office:value="1.02218597063622">
                <text:p>1.02218597063622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30890052356021">
                <text:p>1.30890052356021</text:p>
              </table:table-cell>
              <table:table-cell office:value-type="float" office:value="1.05190007037298">
                <text:p>1.05190007037298</text:p>
              </table:table-cell>
              <table:table-cell office:value-type="float" office:value="1.24648636455886">
                <text:p>1.24648636455886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1.23650296064089">
                <text:p>1.23650296064089</text:p>
              </table:table-cell>
              <table:table-cell office:value-type="float" office:value="1.01924959216966">
                <text:p>1.01924959216966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30890052356021">
                <text:p>1.30890052356021</text:p>
              </table:table-cell>
              <table:table-cell office:value-type="float" office:value="1.05858550316678">
                <text:p>1.05858550316678</text:p>
              </table:table-cell>
              <table:table-cell office:value-type="float" office:value="1.24768042122766">
                <text:p>1.24768042122766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1.24137931034483">
                <text:p>1.24137931034483</text:p>
              </table:table-cell>
              <table:table-cell office:value-type="float" office:value="1.00742251223491">
                <text:p>1.00742251223491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3979057591623">
                <text:p>1.3979057591623</text:p>
              </table:table-cell>
              <table:table-cell office:value-type="float" office:value="1.05682617874736">
                <text:p>1.05682617874736</text:p>
              </table:table-cell>
              <table:table-cell office:value-type="float" office:value="1.25736450102286">
                <text:p>1.25736450102286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1.25357018460467">
                <text:p>1.25357018460467</text:p>
              </table:table-cell>
              <table:table-cell office:value-type="float" office:value="1.01639477977162">
                <text:p>1.01639477977162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41884816753927">
                <text:p>1.41884816753927</text:p>
              </table:table-cell>
              <table:table-cell office:value-type="float" office:value="1.04644616467277">
                <text:p>1.04644616467277</text:p>
              </table:table-cell>
              <table:table-cell office:value-type="float" office:value="1.25842709847848">
                <text:p>1.2584270984784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1.26924416579589">
                <text:p>1.26924416579589</text:p>
              </table:table-cell>
              <table:table-cell office:value-type="float" office:value="1.02969004893964">
                <text:p>1.02969004893964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50785340314136">
                <text:p>1.50785340314136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1.2673005009331">
                <text:p>1.2673005009331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.27446882619296">
                <text:p>1.27446882619296</text:p>
              </table:table-cell>
              <table:table-cell office:value-type="float" office:value="1.03849918433931">
                <text:p>1.03849918433931</text:p>
              </table:table-cell>
              <table:table-cell office:value-type="float" office:value="2.45833333333333">
                <text:p>2.45833333333333</text:p>
              </table:table-cell>
              <table:table-cell office:value-type="float" office:value="1.56020942408377">
                <text:p>1.56020942408377</text:p>
              </table:table-cell>
              <table:table-cell office:value-type="float" office:value="1.02867698803659">
                <text:p>1.02867698803659</text:p>
              </table:table-cell>
              <table:table-cell office:value-type="float" office:value="1.2740550489061">
                <text:p>1.2740550489061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.28178335074887">
                <text:p>1.28178335074887</text:p>
              </table:table-cell>
              <table:table-cell office:value-type="float" office:value="1.04845024469821">
                <text:p>1.04845024469821</text:p>
              </table:table-cell>
              <table:table-cell office:value-type="float" office:value="2.45833333333333">
                <text:p>2.45833333333333</text:p>
              </table:table-cell>
              <table:table-cell office:value-type="float" office:value="1.56020942408377">
                <text:p>1.56020942408377</text:p>
              </table:table-cell>
              <table:table-cell office:value-type="float" office:value="1.02814919071077">
                <text:p>1.02814919071077</text:p>
              </table:table-cell>
              <table:table-cell office:value-type="float" office:value="1.27622675460108">
                <text:p>1.2762267546010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.29745733194009">
                <text:p>1.29745733194009</text:p>
              </table:table-cell>
              <table:table-cell office:value-type="float" office:value="1.06394779771615">
                <text:p>1.06394779771615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6020942408377">
                <text:p>1.6020942408377</text:p>
              </table:table-cell>
              <table:table-cell office:value-type="float" office:value="1.02445460942998">
                <text:p>1.02445460942998</text:p>
              </table:table-cell>
              <table:table-cell office:value-type="float" office:value="1.28060670949538">
                <text:p>1.28060670949538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1.30581678857541">
                <text:p>1.30581678857541</text:p>
              </table:table-cell>
              <table:table-cell office:value-type="float" office:value="1.06305057096248">
                <text:p>1.06305057096248</text:p>
              </table:table-cell>
              <table:table-cell office:value-type="float" office:value="2.4">
                <text:p>2.4</text:p>
              </table:table-cell>
              <table:table-cell office:value-type="float" office:value="1.67539267015707">
                <text:p>1.67539267015707</text:p>
              </table:table-cell>
              <table:table-cell office:value-type="float" office:value="1.02832512315271">
                <text:p>1.02832512315271</text:p>
              </table:table-cell>
              <table:table-cell office:value-type="float" office:value="1.29134571737868">
                <text:p>1.29134571737868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.30999651689307">
                <text:p>1.30999651689307</text:p>
              </table:table-cell>
              <table:table-cell office:value-type="float" office:value="1.06435562805873">
                <text:p>1.06435562805873</text:p>
              </table:table-cell>
              <table:table-cell office:value-type="float" office:value="2.4">
                <text:p>2.4</text:p>
              </table:table-cell>
              <table:table-cell office:value-type="float" office:value="1.78010471204188">
                <text:p>1.78010471204188</text:p>
              </table:table-cell>
              <table:table-cell office:value-type="float" office:value="1.03289936664321">
                <text:p>1.03289936664321</text:p>
              </table:table-cell>
              <table:table-cell office:value-type="float" office:value="1.30547834541512">
                <text:p>1.30547834541512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1.30546847788227">
                <text:p>1.30546847788227</text:p>
              </table:table-cell>
              <table:table-cell office:value-type="float" office:value="1.07536704730832">
                <text:p>1.07536704730832</text:p>
              </table:table-cell>
              <table:table-cell office:value-type="float" office:value="2.39166666666667">
                <text:p>2.39166666666667</text:p>
              </table:table-cell>
              <table:table-cell office:value-type="float" office:value="1.75392670157068">
                <text:p>1.75392670157068</text:p>
              </table:table-cell>
              <table:table-cell office:value-type="float" office:value="1.02797325826882">
                <text:p>1.02797325826882</text:p>
              </table:table-cell>
              <table:table-cell office:value-type="float" office:value="1.29829006521773">
                <text:p>1.29829006521773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.29850226401951">
                <text:p>1.29850226401951</text:p>
              </table:table-cell>
              <table:table-cell office:value-type="float" office:value="1.06778140293638">
                <text:p>1.06778140293638</text:p>
              </table:table-cell>
              <table:table-cell office:value-type="float" office:value="2.39166666666667">
                <text:p>2.39166666666667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1.04169598874032">
                <text:p>1.04169598874032</text:p>
              </table:table-cell>
              <table:table-cell office:value-type="float" office:value="1.29745170605521">
                <text:p>1.29745170605521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1.2884012539185">
                <text:p>1.2884012539185</text:p>
              </table:table-cell>
              <table:table-cell office:value-type="float" office:value="1.04845024469821">
                <text:p>1.0484502446982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75392670157068">
                <text:p>1.75392670157068</text:p>
              </table:table-cell>
              <table:table-cell office:value-type="float" office:value="1.05647431386348">
                <text:p>1.05647431386348</text:p>
              </table:table-cell>
              <table:table-cell office:value-type="float" office:value="1.30208604179496">
                <text:p>1.30208604179496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.29467084639498">
                <text:p>1.29467084639498</text:p>
              </table:table-cell>
              <table:table-cell office:value-type="float" office:value="1.04388254486134">
                <text:p>1.04388254486134</text:p>
              </table:table-cell>
              <table:table-cell office:value-type="float" office:value="2.375">
                <text:p>2.375</text:p>
              </table:table-cell>
              <table:table-cell office:value-type="float" office:value="1.68062827225131">
                <text:p>1.68062827225131</text:p>
              </table:table-cell>
              <table:table-cell office:value-type="float" office:value="1.05858550316678">
                <text:p>1.05858550316678</text:p>
              </table:table-cell>
              <table:table-cell office:value-type="float" office:value="1.30107076922123">
                <text:p>1.3010707692212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.30442354580286">
                <text:p>1.30442354580286</text:p>
              </table:table-cell>
              <table:table-cell office:value-type="float" office:value="1.0473898858075">
                <text:p>1.0473898858075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65968586387435">
                <text:p>1.65968586387435</text:p>
              </table:table-cell>
              <table:table-cell office:value-type="float" office:value="1.06228008444757">
                <text:p>1.06228008444757</text:p>
              </table:table-cell>
              <table:table-cell office:value-type="float" office:value="1.30723977353594">
                <text:p>1.30723977353594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.29223267154302">
                <text:p>1.29223267154302</text:p>
              </table:table-cell>
              <table:table-cell office:value-type="float" office:value="1.04021207177814">
                <text:p>1.04021207177814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1.53403141361257">
                <text:p>1.53403141361257</text:p>
              </table:table-cell>
              <table:table-cell office:value-type="float" office:value="1.05049261083744">
                <text:p>1.05049261083744</text:p>
              </table:table-cell>
              <table:table-cell office:value-type="float" office:value="1.31569763848143">
                <text:p>1.31569763848143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.29223267154302">
                <text:p>1.29223267154302</text:p>
              </table:table-cell>
              <table:table-cell office:value-type="float" office:value="1.04624796084829">
                <text:p>1.04624796084829</text:p>
              </table:table-cell>
              <table:table-cell office:value-type="float" office:value="2.78333333333333">
                <text:p>2.78333333333333</text:p>
              </table:table-cell>
              <table:table-cell office:value-type="float" office:value="1.54450261780105">
                <text:p>1.54450261780105</text:p>
              </table:table-cell>
              <table:table-cell office:value-type="float" office:value="1.05102040816327">
                <text:p>1.05102040816327</text:p>
              </table:table-cell>
              <table:table-cell office:value-type="float" office:value="1.31443245717395">
                <text:p>1.31443245717395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1.2866597004528">
                <text:p>1.2866597004528</text:p>
              </table:table-cell>
              <table:table-cell office:value-type="float" office:value="1.03760195758564">
                <text:p>1.03760195758564</text:p>
              </table:table-cell>
              <table:table-cell office:value-type="float" office:value="2.625">
                <text:p>2.625</text:p>
              </table:table-cell>
              <table:table-cell office:value-type="float" office:value="1.4869109947644">
                <text:p>1.4869109947644</text:p>
              </table:table-cell>
              <table:table-cell office:value-type="float" office:value="1.04750175932442">
                <text:p>1.04750175932442</text:p>
              </table:table-cell>
              <table:table-cell office:value-type="float" office:value="1.29285322395569">
                <text:p>1.29285322395569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.28491814698711">
                <text:p>1.28491814698711</text:p>
              </table:table-cell>
              <table:table-cell office:value-type="float" office:value="1.05448613376835">
                <text:p>1.05448613376835</text:p>
              </table:table-cell>
              <table:table-cell office:value-type="float" office:value="2.875">
                <text:p>2.875</text:p>
              </table:table-cell>
              <table:table-cell office:value-type="float" office:value="1.50785340314136">
                <text:p>1.50785340314136</text:p>
              </table:table-cell>
              <table:table-cell office:value-type="float" office:value="1.06087262491203">
                <text:p>1.06087262491203</text:p>
              </table:table-cell>
              <table:table-cell office:value-type="float" office:value="1.32023486573688">
                <text:p>1.32023486573688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.28770463253222">
                <text:p>1.28770463253222</text:p>
              </table:table-cell>
              <table:table-cell office:value-type="float" office:value="1.05383360522023">
                <text:p>1.05383360522023</text:p>
              </table:table-cell>
              <table:table-cell office:value-type="float" office:value="3.05">
                <text:p>3.05</text:p>
              </table:table-cell>
              <table:table-cell office:value-type="float" office:value="1.50261780104712">
                <text:p>1.50261780104712</text:p>
              </table:table-cell>
              <table:table-cell office:value-type="float" office:value="1.05260380014075">
                <text:p>1.05260380014075</text:p>
              </table:table-cell>
              <table:table-cell office:value-type="float" office:value="1.33009599757624">
                <text:p>1.33009599757624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.29188436084988">
                <text:p>1.29188436084988</text:p>
              </table:table-cell>
              <table:table-cell office:value-type="float" office:value="1.0684339314845">
                <text:p>1.0684339314845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53403141361257">
                <text:p>1.53403141361257</text:p>
              </table:table-cell>
              <table:table-cell office:value-type="float" office:value="1.0445109078114">
                <text:p>1.0445109078114</text:p>
              </table:table-cell>
              <table:table-cell office:value-type="float" office:value="1.33967721749047">
                <text:p>1.3396772174904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.28526645768025">
                <text:p>1.28526645768025</text:p>
              </table:table-cell>
              <table:table-cell office:value-type="float" office:value="1.06916802610114">
                <text:p>1.06916802610114</text:p>
              </table:table-cell>
              <table:table-cell office:value-type="float" office:value="3.15833333333333">
                <text:p>3.15833333333333</text:p>
              </table:table-cell>
              <table:table-cell office:value-type="float" office:value="1.51832460732984">
                <text:p>1.51832460732984</text:p>
              </table:table-cell>
              <table:table-cell office:value-type="float" office:value="1.05049261083744">
                <text:p>1.05049261083744</text:p>
              </table:table-cell>
              <table:table-cell office:value-type="float" office:value="1.33819182874665">
                <text:p>1.33819182874665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.27621037965866">
                <text:p>1.27621037965866</text:p>
              </table:table-cell>
              <table:table-cell office:value-type="float" office:value="1.06321370309951">
                <text:p>1.06321370309951</text:p>
              </table:table-cell>
              <table:table-cell office:value-type="float" office:value="3.24166666666667">
                <text:p>3.24166666666667</text:p>
              </table:table-cell>
              <table:table-cell office:value-type="float" office:value="1.50785340314136">
                <text:p>1.50785340314136</text:p>
              </table:table-cell>
              <table:table-cell office:value-type="float" office:value="1.04257565095004">
                <text:p>1.04257565095004</text:p>
              </table:table-cell>
              <table:table-cell office:value-type="float" office:value="1.33668671630937">
                <text:p>1.3366867163093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.26715430163706">
                <text:p>1.26715430163706</text:p>
              </table:table-cell>
              <table:table-cell office:value-type="float" office:value="1.05921696574225">
                <text:p>1.05921696574225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49214659685864">
                <text:p>1.49214659685864</text:p>
              </table:table-cell>
              <table:table-cell office:value-type="float" office:value="1.04890921885996">
                <text:p>1.04890921885996</text:p>
              </table:table-cell>
              <table:table-cell office:value-type="float" office:value="1.32941555081313">
                <text:p>1.3294155508131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.23789620341344">
                <text:p>1.23789620341344</text:p>
              </table:table-cell>
              <table:table-cell office:value-type="float" office:value="1.03752039151713">
                <text:p>1.03752039151713</text:p>
              </table:table-cell>
              <table:table-cell office:value-type="float" office:value="3">
                <text:p>3</text:p>
              </table:table-cell>
              <table:table-cell office:value-type="float" office:value="1.5130890052356">
                <text:p>1.5130890052356</text:p>
              </table:table-cell>
              <table:table-cell office:value-type="float" office:value="1.04697396199859">
                <text:p>1.04697396199859</text:p>
              </table:table-cell>
              <table:table-cell office:value-type="float" office:value="1.30797509652026">
                <text:p>1.30797509652026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.18355973528387">
                <text:p>1.18355973528387</text:p>
              </table:table-cell>
              <table:table-cell office:value-type="float" office:value="1.03450244698206">
                <text:p>1.03450244698206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50261780104712">
                <text:p>1.50261780104712</text:p>
              </table:table-cell>
              <table:table-cell office:value-type="float" office:value="1.05137227304715">
                <text:p>1.05137227304715</text:p>
              </table:table-cell>
              <table:table-cell office:value-type="float" office:value="1.30389667121302">
                <text:p>1.30389667121302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.17868338557994">
                <text:p>1.17868338557994</text:p>
              </table:table-cell>
              <table:table-cell office:value-type="float" office:value="1.02748776508972">
                <text:p>1.02748776508972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50785340314136">
                <text:p>1.50785340314136</text:p>
              </table:table-cell>
              <table:table-cell office:value-type="float" office:value="1.06914144968332">
                <text:p>1.06914144968332</text:p>
              </table:table-cell>
              <table:table-cell office:value-type="float" office:value="1.31151214332185">
                <text:p>1.3115121433218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.20167189132706">
                <text:p>1.20167189132706</text:p>
              </table:table-cell>
              <table:table-cell office:value-type="float" office:value="1.02308319738989">
                <text:p>1.02308319738989</text:p>
              </table:table-cell>
              <table:table-cell office:value-type="float" office:value="3">
                <text:p>3</text:p>
              </table:table-cell>
              <table:table-cell office:value-type="float" office:value="1.41361256544503">
                <text:p>1.41361256544503</text:p>
              </table:table-cell>
              <table:table-cell office:value-type="float" office:value="1.08040112596763">
                <text:p>1.08040112596763</text:p>
              </table:table-cell>
              <table:table-cell office:value-type="float" office:value="1.30234871035519">
                <text:p>1.30234871035519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.19993033786137">
                <text:p>1.19993033786137</text:p>
              </table:table-cell>
              <table:table-cell office:value-type="float" office:value="0.996982055464927">
                <text:p>0.996982055464927</text:p>
              </table:table-cell>
              <table:table-cell office:value-type="float" office:value="3">
                <text:p>3</text:p>
              </table:table-cell>
              <table:table-cell office:value-type="float" office:value="1.36125654450262">
                <text:p>1.36125654450262</text:p>
              </table:table-cell>
              <table:table-cell office:value-type="float" office:value="1.10450387051372">
                <text:p>1.10450387051372</text:p>
              </table:table-cell>
              <table:table-cell office:value-type="float" office:value="1.30833480341976">
                <text:p>1.30833480341976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.20828979449669">
                <text:p>1.20828979449669</text:p>
              </table:table-cell>
              <table:table-cell office:value-type="float" office:value="1.00236541598695">
                <text:p>1.00236541598695</text:p>
              </table:table-cell>
              <table:table-cell office:value-type="float" office:value="2.925">
                <text:p>2.925</text:p>
              </table:table-cell>
              <table:table-cell office:value-type="float" office:value="1.37696335078534">
                <text:p>1.37696335078534</text:p>
              </table:table-cell>
              <table:table-cell office:value-type="float" office:value="1.10978184377199">
                <text:p>1.10978184377199</text:p>
              </table:table-cell>
              <table:table-cell office:value-type="float" office:value="1.30948336565225">
                <text:p>1.30948336565225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.18425635667015">
                <text:p>1.18425635667015</text:p>
              </table:table-cell>
              <table:table-cell office:value-type="float" office:value="0.955383360522023">
                <text:p>0.955383360522023</text:p>
              </table:table-cell>
              <table:table-cell office:value-type="float" office:value="3.25">
                <text:p>3.25</text:p>
              </table:table-cell>
              <table:table-cell office:value-type="float" office:value="1.30890052356021">
                <text:p>1.30890052356021</text:p>
              </table:table-cell>
              <table:table-cell office:value-type="float" office:value="1.14021815622801">
                <text:p>1.14021815622801</text:p>
              </table:table-cell>
              <table:table-cell office:value-type="float" office:value="1.33468907174235">
                <text:p>1.33468907174235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.18251480320446">
                <text:p>1.18251480320446</text:p>
              </table:table-cell>
              <table:table-cell office:value-type="float" office:value="0.953996737357259">
                <text:p>0.95399673735725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33507853403141">
                <text:p>1.33507853403141</text:p>
              </table:table-cell>
              <table:table-cell office:value-type="float" office:value="1.11259676284307">
                <text:p>1.11259676284307</text:p>
              </table:table-cell>
              <table:table-cell office:value-type="float" office:value="1.31676022565469">
                <text:p>1.31676022565469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.10727969348659">
                <text:p>1.10727969348659</text:p>
              </table:table-cell>
              <table:table-cell office:value-type="float" office:value="0.89184339314845">
                <text:p>0.89184339314845</text:p>
              </table:table-cell>
              <table:table-cell office:value-type="float" office:value="3.1">
                <text:p>3.1</text:p>
              </table:table-cell>
              <table:table-cell office:value-type="float" office:value="1.29842931937173">
                <text:p>1.29842931937173</text:p>
              </table:table-cell>
              <table:table-cell office:value-type="float" office:value="1.1439127375088">
                <text:p>1.1439127375088</text:p>
              </table:table-cell>
              <table:table-cell office:value-type="float" office:value="1.2982893138931">
                <text:p>1.298289313893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.12817833507489">
                <text:p>1.12817833507489</text:p>
              </table:table-cell>
              <table:table-cell office:value-type="float" office:value="0.933360522022839">
                <text:p>0.933360522022839</text:p>
              </table:table-cell>
              <table:table-cell office:value-type="float" office:value="3.09166666666667">
                <text:p>3.09166666666667</text:p>
              </table:table-cell>
              <table:table-cell office:value-type="float" office:value="1.29319371727749">
                <text:p>1.29319371727749</text:p>
              </table:table-cell>
              <table:table-cell office:value-type="float" office:value="1.14760731878958">
                <text:p>1.14760731878958</text:p>
              </table:table-cell>
              <table:table-cell office:value-type="float" office:value="1.30587597238748">
                <text:p>1.30587597238748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.13061650992685">
                <text:p>1.13061650992685</text:p>
              </table:table-cell>
              <table:table-cell office:value-type="float" office:value="0.892088091353997">
                <text:p>0.892088091353997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.28272251308901">
                <text:p>1.28272251308901</text:p>
              </table:table-cell>
              <table:table-cell office:value-type="float" office:value="1.17909922589726">
                <text:p>1.17909922589726</text:p>
              </table:table-cell>
              <table:table-cell office:value-type="float" office:value="1.30755992237753">
                <text:p>1.30755992237753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.16475095785441">
                <text:p>1.16475095785441</text:p>
              </table:table-cell>
              <table:table-cell office:value-type="float" office:value="0.932137030995106">
                <text:p>0.932137030995106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.29319371727749">
                <text:p>1.29319371727749</text:p>
              </table:table-cell>
              <table:table-cell office:value-type="float" office:value="1.13001407459536">
                <text:p>1.13001407459536</text:p>
              </table:table-cell>
              <table:table-cell office:value-type="float" office:value="1.29588990687701">
                <text:p>1.29588990687701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.17415534656914">
                <text:p>1.17415534656914</text:p>
              </table:table-cell>
              <table:table-cell office:value-type="float" office:value="0.938417618270799">
                <text:p>0.938417618270799</text:p>
              </table:table-cell>
              <table:table-cell office:value-type="float" office:value="3">
                <text:p>3</text:p>
              </table:table-cell>
              <table:table-cell office:value-type="float" office:value="1.46596858638743">
                <text:p>1.46596858638743</text:p>
              </table:table-cell>
              <table:table-cell office:value-type="float" office:value="1.14919071076707">
                <text:p>1.14919071076707</text:p>
              </table:table-cell>
              <table:table-cell office:value-type="float" office:value="1.3321779457985">
                <text:p>1.3321779457985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.19366074538488">
                <text:p>1.19366074538488</text:p>
              </table:table-cell>
              <table:table-cell office:value-type="float" office:value="0.958238172920065">
                <text:p>0.958238172920065</text:p>
              </table:table-cell>
              <table:table-cell office:value-type="float" office:value="3.05833333333333">
                <text:p>3.05833333333333</text:p>
              </table:table-cell>
              <table:table-cell office:value-type="float" office:value="1.58638743455497">
                <text:p>1.58638743455497</text:p>
              </table:table-cell>
              <table:table-cell office:value-type="float" office:value="1.14021815622801">
                <text:p>1.14021815622801</text:p>
              </table:table-cell>
              <table:table-cell office:value-type="float" office:value="1.35084191939134">
                <text:p>1.35084191939134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.18982932776036">
                <text:p>1.18982932776036</text:p>
              </table:table-cell>
              <table:table-cell office:value-type="float" office:value="0.950081566068516">
                <text:p>0.950081566068516</text:p>
              </table:table-cell>
              <table:table-cell office:value-type="float" office:value="3.05833333333333">
                <text:p>3.05833333333333</text:p>
              </table:table-cell>
              <table:table-cell office:value-type="float" office:value="1.51832460732984">
                <text:p>1.51832460732984</text:p>
              </table:table-cell>
              <table:table-cell office:value-type="float" office:value="1.15323715693174">
                <text:p>1.15323715693174</text:p>
              </table:table-cell>
              <table:table-cell office:value-type="float" office:value="1.34912498170082">
                <text:p>1.34912498170082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.19609892023685">
                <text:p>1.19609892023685</text:p>
              </table:table-cell>
              <table:table-cell office:value-type="float" office:value="0.950734094616639">
                <text:p>0.950734094616639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.49214659685864">
                <text:p>1.49214659685864</text:p>
              </table:table-cell>
              <table:table-cell office:value-type="float" office:value="1.17047853624208">
                <text:p>1.17047853624208</text:p>
              </table:table-cell>
              <table:table-cell office:value-type="float" office:value="1.34609505832166">
                <text:p>1.34609505832166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.16335771508185">
                <text:p>1.16335771508185</text:p>
              </table:table-cell>
              <table:table-cell office:value-type="float" office:value="0.909706362153344">
                <text:p>0.909706362153344</text:p>
              </table:table-cell>
              <table:table-cell office:value-type="float" office:value="2.75833333333333">
                <text:p>2.75833333333333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1.18771991555243">
                <text:p>1.18771991555243</text:p>
              </table:table-cell>
              <table:table-cell office:value-type="float" office:value="1.33931721228272">
                <text:p>1.3393172122827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1.12504353883664">
                <text:p>1.12504353883664</text:p>
              </table:table-cell>
              <table:table-cell office:value-type="float" office:value="0.894861337683524">
                <text:p>0.894861337683524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1.51832460732984">
                <text:p>1.51832460732984</text:p>
              </table:table-cell>
              <table:table-cell office:value-type="float" office:value="1.19598874032372">
                <text:p>1.19598874032372</text:p>
              </table:table-cell>
              <table:table-cell office:value-type="float" office:value="1.34662509880216">
                <text:p>1.34662509880216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1.1382793451759">
                <text:p>1.1382793451759</text:p>
              </table:table-cell>
              <table:table-cell office:value-type="float" office:value="0.895595432300163">
                <text:p>0.895595432300163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1.58115183246073">
                <text:p>1.58115183246073</text:p>
              </table:table-cell>
              <table:table-cell office:value-type="float" office:value="1.19282195636875">
                <text:p>1.19282195636875</text:p>
              </table:table-cell>
              <table:table-cell office:value-type="float" office:value="1.35577150518287">
                <text:p>1.35577150518287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1.14245907349356">
                <text:p>1.14245907349356</text:p>
              </table:table-cell>
              <table:table-cell office:value-type="float" office:value="0.925040783034258">
                <text:p>0.925040783034258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1.58115183246073">
                <text:p>1.58115183246073</text:p>
              </table:table-cell>
              <table:table-cell office:value-type="float" office:value="1.18121041520056">
                <text:p>1.18121041520056</text:p>
              </table:table-cell>
              <table:table-cell office:value-type="float" office:value="1.35146819191458">
                <text:p>1.35146819191458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1.14211076280042">
                <text:p>1.14211076280042</text:p>
              </table:table-cell>
              <table:table-cell office:value-type="float" office:value="0.938091353996737">
                <text:p>0.938091353996737</text:p>
              </table:table-cell>
              <table:table-cell office:value-type="float" office:value="3.125">
                <text:p>3.125</text:p>
              </table:table-cell>
              <table:table-cell office:value-type="float" office:value="1.56544502617801">
                <text:p>1.56544502617801</text:p>
              </table:table-cell>
              <table:table-cell office:value-type="float" office:value="1.1530612244898">
                <text:p>1.1530612244898</text:p>
              </table:table-cell>
              <table:table-cell office:value-type="float" office:value="1.34305678674052">
                <text:p>1.34305678674052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1.13758272378962">
                <text:p>1.13758272378962</text:p>
              </table:table-cell>
              <table:table-cell office:value-type="float" office:value="0.923817292006525">
                <text:p>0.923817292006525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1.58115183246073">
                <text:p>1.58115183246073</text:p>
              </table:table-cell>
              <table:table-cell office:value-type="float" office:value="1.1622097114708">
                <text:p>1.1622097114708</text:p>
              </table:table-cell>
              <table:table-cell office:value-type="float" office:value="1.35855191306819">
                <text:p>1.35855191306819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1.14315569487983">
                <text:p>1.14315569487983</text:p>
              </table:table-cell>
              <table:table-cell office:value-type="float" office:value="0.937194127243067">
                <text:p>0.937194127243067</text:p>
              </table:table-cell>
              <table:table-cell office:value-type="float" office:value="3.35">
                <text:p>3.35</text:p>
              </table:table-cell>
              <table:table-cell office:value-type="float" office:value="1.58115183246073">
                <text:p>1.58115183246073</text:p>
              </table:table-cell>
              <table:table-cell office:value-type="float" office:value="1.17487684729064">
                <text:p>1.17487684729064</text:p>
              </table:table-cell>
              <table:table-cell office:value-type="float" office:value="1.37304842788886">
                <text:p>1.37304842788886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1.17311041448972">
                <text:p>1.17311041448972</text:p>
              </table:table-cell>
              <table:table-cell office:value-type="float" office:value="0.964110929853181">
                <text:p>0.964110929853181</text:p>
              </table:table-cell>
              <table:table-cell office:value-type="float" office:value="3.25">
                <text:p>3.25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1.15957072484166">
                <text:p>1.15957072484166</text:p>
              </table:table-cell>
              <table:table-cell office:value-type="float" office:value="1.36672606119793">
                <text:p>1.3667260611979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966721044045677">
                <text:p>0.966721044045677</text:p>
              </table:table-cell>
              <table:table-cell office:value-type="float" office:value="3.35">
                <text:p>3.35</text:p>
              </table:table-cell>
              <table:table-cell office:value-type="float" office:value="1.53403141361257">
                <text:p>1.53403141361257</text:p>
              </table:table-cell>
              <table:table-cell office:value-type="float" office:value="1.17311752287122">
                <text:p>1.17311752287122</text:p>
              </table:table-cell>
              <table:table-cell office:value-type="float" office:value="1.38030693779417">
                <text:p>1.38030693779417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1.2138627655869">
                <text:p>1.2138627655869</text:p>
              </table:table-cell>
              <table:table-cell office:value-type="float" office:value="0.970962479608483">
                <text:p>0.970962479608483</text:p>
              </table:table-cell>
              <table:table-cell office:value-type="float" office:value="3.31666666666667">
                <text:p>3.31666666666667</text:p>
              </table:table-cell>
              <table:table-cell office:value-type="float" office:value="1.54973821989529">
                <text:p>1.54973821989529</text:p>
              </table:table-cell>
              <table:table-cell office:value-type="float" office:value="1.16273750879662">
                <text:p>1.16273750879662</text:p>
              </table:table-cell>
              <table:table-cell office:value-type="float" office:value="1.38486730933973">
                <text:p>1.3848673093397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.22361546499478">
                <text:p>1.22361546499478</text:p>
              </table:table-cell>
              <table:table-cell office:value-type="float" office:value="0.960848287112561">
                <text:p>0.960848287112561</text:p>
              </table:table-cell>
              <table:table-cell office:value-type="float" office:value="3.45833333333333">
                <text:p>3.45833333333333</text:p>
              </table:table-cell>
              <table:table-cell office:value-type="float" office:value="1.52879581151832">
                <text:p>1.52879581151832</text:p>
              </table:table-cell>
              <table:table-cell office:value-type="float" office:value="1.18156228008445">
                <text:p>1.18156228008445</text:p>
              </table:table-cell>
              <table:table-cell office:value-type="float" office:value="1.40617551786909">
                <text:p>1.40617551786909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1.21316614420063">
                <text:p>1.21316614420063</text:p>
              </table:table-cell>
              <table:table-cell office:value-type="float" office:value="0.936296900489396">
                <text:p>0.936296900489396</text:p>
              </table:table-cell>
              <table:table-cell office:value-type="float" office:value="3.34166666666667">
                <text:p>3.34166666666667</text:p>
              </table:table-cell>
              <table:table-cell office:value-type="float" office:value="1.54450261780105">
                <text:p>1.54450261780105</text:p>
              </table:table-cell>
              <table:table-cell office:value-type="float" office:value="1.21182266009852">
                <text:p>1.21182266009852</text:p>
              </table:table-cell>
              <table:table-cell office:value-type="float" office:value="1.41010352094336">
                <text:p>1.41010352094336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1.22466039707419">
                <text:p>1.22466039707419</text:p>
              </table:table-cell>
              <table:table-cell office:value-type="float" office:value="0.929445350734095">
                <text:p>0.929445350734095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.56020942408377">
                <text:p>1.56020942408377</text:p>
              </table:table-cell>
              <table:table-cell office:value-type="float" office:value="1.222554539057">
                <text:p>1.222554539057</text:p>
              </table:table-cell>
              <table:table-cell office:value-type="float" office:value="1.42655054730345">
                <text:p>1.42655054730345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1.2302333681644">
                <text:p>1.2302333681644</text:p>
              </table:table-cell>
              <table:table-cell office:value-type="float" office:value="0.955628058727569">
                <text:p>0.955628058727569</text:p>
              </table:table-cell>
              <table:table-cell office:value-type="float" office:value="3.54166666666667">
                <text:p>3.54166666666667</text:p>
              </table:table-cell>
              <table:table-cell office:value-type="float" office:value="1.53403141361257">
                <text:p>1.53403141361257</text:p>
              </table:table-cell>
              <table:table-cell office:value-type="float" office:value="1.20460942997889">
                <text:p>1.20460942997889</text:p>
              </table:table-cell>
              <table:table-cell office:value-type="float" office:value="1.42663273501604">
                <text:p>1.42663273501604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1.24103099965169">
                <text:p>1.24103099965169</text:p>
              </table:table-cell>
              <table:table-cell office:value-type="float" office:value="0.945676998368679">
                <text:p>0.945676998368679</text:p>
              </table:table-cell>
              <table:table-cell office:value-type="float" office:value="3.79166666666667">
                <text:p>3.79166666666667</text:p>
              </table:table-cell>
              <table:table-cell office:value-type="float" office:value="1.51832460732984">
                <text:p>1.51832460732984</text:p>
              </table:table-cell>
              <table:table-cell office:value-type="float" office:value="1.21446164672766">
                <text:p>1.21446164672766</text:p>
              </table:table-cell>
              <table:table-cell office:value-type="float" office:value="1.45278044707194">
                <text:p>1.4527804470719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1.20968303726924">
                <text:p>1.20968303726924</text:p>
              </table:table-cell>
              <table:table-cell office:value-type="float" office:value="0.920962479608483">
                <text:p>0.920962479608483</text:p>
              </table:table-cell>
              <table:table-cell office:value-type="float" office:value="3.75">
                <text:p>3.75</text:p>
              </table:table-cell>
              <table:table-cell office:value-type="float" office:value="1.50261780104712">
                <text:p>1.50261780104712</text:p>
              </table:table-cell>
              <table:table-cell office:value-type="float" office:value="1.22554539057002">
                <text:p>1.22554539057002</text:p>
              </table:table-cell>
              <table:table-cell office:value-type="float" office:value="1.44300488958693">
                <text:p>1.4430048895869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1.22675026123302">
                <text:p>1.22675026123302</text:p>
              </table:table-cell>
              <table:table-cell office:value-type="float" office:value="0.926916802610114">
                <text:p>0.92691680261011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1.48167539267016">
                <text:p>1.48167539267016</text:p>
              </table:table-cell>
              <table:table-cell office:value-type="float" office:value="1.22607318789585">
                <text:p>1.22607318789585</text:p>
              </table:table-cell>
              <table:table-cell office:value-type="float" office:value="1.45326950699136">
                <text:p>1.45326950699136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1.2420759317311">
                <text:p>1.2420759317311</text:p>
              </table:table-cell>
              <table:table-cell office:value-type="float" office:value="0.935399673735726">
                <text:p>0.935399673735726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.45026178010471">
                <text:p>1.45026178010471</text:p>
              </table:table-cell>
              <table:table-cell office:value-type="float" office:value="1.21252638986629">
                <text:p>1.21252638986629</text:p>
              </table:table-cell>
              <table:table-cell office:value-type="float" office:value="1.45822331973449">
                <text:p>1.45822331973449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.26436781609195">
                <text:p>1.26436781609195</text:p>
              </table:table-cell>
              <table:table-cell office:value-type="float" office:value="0.94836867862969">
                <text:p>0.94836867862969</text:p>
              </table:table-cell>
              <table:table-cell office:value-type="float" office:value="3.875">
                <text:p>3.875</text:p>
              </table:table-cell>
              <table:table-cell office:value-type="float" office:value="1.48167539267016">
                <text:p>1.48167539267016</text:p>
              </table:table-cell>
              <table:table-cell office:value-type="float" office:value="1.21745249824068">
                <text:p>1.21745249824068</text:p>
              </table:table-cell>
              <table:table-cell office:value-type="float" office:value="1.46476050334586">
                <text:p>1.46476050334586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1.25670498084291">
                <text:p>1.25670498084291</text:p>
              </table:table-cell>
              <table:table-cell office:value-type="float" office:value="0.96468189233279">
                <text:p>0.96468189233279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1.58638743455497">
                <text:p>1.58638743455497</text:p>
              </table:table-cell>
              <table:table-cell office:value-type="float" office:value="1.20267417311752">
                <text:p>1.20267417311752</text:p>
              </table:table-cell>
              <table:table-cell office:value-type="float" office:value="1.47383693589152">
                <text:p>1.47383693589152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1.28805294322536">
                <text:p>1.28805294322536</text:p>
              </table:table-cell>
              <table:table-cell office:value-type="float" office:value="0.970391517128874">
                <text:p>0.97039151712887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64397905759162">
                <text:p>1.64397905759162</text:p>
              </table:table-cell>
              <table:table-cell office:value-type="float" office:value="1.20724841660802">
                <text:p>1.20724841660802</text:p>
              </table:table-cell>
              <table:table-cell office:value-type="float" office:value="1.50642858529809">
                <text:p>1.50642858529809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1.29049111807732">
                <text:p>1.29049111807732</text:p>
              </table:table-cell>
              <table:table-cell office:value-type="float" office:value="0.960766721044046">
                <text:p>0.96076672104404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69633507853403">
                <text:p>1.69633507853403</text:p>
              </table:table-cell>
              <table:table-cell office:value-type="float" office:value="1.22871217452498">
                <text:p>1.22871217452498</text:p>
              </table:table-cell>
              <table:table-cell office:value-type="float" office:value="1.52301128275027">
                <text:p>1.52301128275027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1.29014280738419">
                <text:p>1.29014280738419</text:p>
              </table:table-cell>
              <table:table-cell office:value-type="float" office:value="0.959624796084829">
                <text:p>0.959624796084829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.77486910994764">
                <text:p>1.77486910994764</text:p>
              </table:table-cell>
              <table:table-cell office:value-type="float" office:value="1.23328641801548">
                <text:p>1.23328641801548</text:p>
              </table:table-cell>
              <table:table-cell office:value-type="float" office:value="1.52657884175804">
                <text:p>1.52657884175804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1.27969348659004">
                <text:p>1.27969348659004</text:p>
              </table:table-cell>
              <table:table-cell office:value-type="float" office:value="0.931321370309951">
                <text:p>0.931321370309951</text:p>
              </table:table-cell>
              <table:table-cell office:value-type="float" office:value="4.125">
                <text:p>4.125</text:p>
              </table:table-cell>
              <table:table-cell office:value-type="float" office:value="1.69109947643979">
                <text:p>1.69109947643979</text:p>
              </table:table-cell>
              <table:table-cell office:value-type="float" office:value="1.26389866291344">
                <text:p>1.26389866291344</text:p>
              </table:table-cell>
              <table:table-cell office:value-type="float" office:value="1.53292974045353">
                <text:p>1.53292974045353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1.23301985370951">
                <text:p>1.23301985370951</text:p>
              </table:table-cell>
              <table:table-cell office:value-type="float" office:value="0.901223491027733">
                <text:p>0.901223491027733</text:p>
              </table:table-cell>
              <table:table-cell office:value-type="float" office:value="3.75">
                <text:p>3.75</text:p>
              </table:table-cell>
              <table:table-cell office:value-type="float" office:value="1.6544502617801">
                <text:p>1.6544502617801</text:p>
              </table:table-cell>
              <table:table-cell office:value-type="float" office:value="1.29943701618578">
                <text:p>1.29943701618578</text:p>
              </table:table-cell>
              <table:table-cell office:value-type="float" office:value="1.50220893041427">
                <text:p>1.50220893041427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1.24973876698015">
                <text:p>1.24973876698015</text:p>
              </table:table-cell>
              <table:table-cell office:value-type="float" office:value="0.906688417618271">
                <text:p>0.906688417618271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.61256544502618">
                <text:p>1.61256544502618</text:p>
              </table:table-cell>
              <table:table-cell office:value-type="float" office:value="1.28061224489796">
                <text:p>1.28061224489796</text:p>
              </table:table-cell>
              <table:table-cell office:value-type="float" office:value="1.50720577922925">
                <text:p>1.50720577922925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1.22849181469871">
                <text:p>1.22849181469871</text:p>
              </table:table-cell>
              <table:table-cell office:value-type="float" office:value="0.928221859706362">
                <text:p>0.928221859706362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.67539267015707">
                <text:p>1.67539267015707</text:p>
              </table:table-cell>
              <table:table-cell office:value-type="float" office:value="1.26301900070373">
                <text:p>1.26301900070373</text:p>
              </table:table-cell>
              <table:table-cell office:value-type="float" office:value="1.50103992841285">
                <text:p>1.50103992841285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1.22361546499478">
                <text:p>1.22361546499478</text:p>
              </table:table-cell>
              <table:table-cell office:value-type="float" office:value="0.938662316476346">
                <text:p>0.938662316476346</text:p>
              </table:table-cell>
              <table:table-cell office:value-type="float" office:value="4">
                <text:p>4</text:p>
              </table:table-cell>
              <table:table-cell office:value-type="float" office:value="1.73298429319372">
                <text:p>1.73298429319372</text:p>
              </table:table-cell>
              <table:table-cell office:value-type="float" office:value="1.24824067558058">
                <text:p>1.24824067558058</text:p>
              </table:table-cell>
              <table:table-cell office:value-type="float" office:value="1.50116847105296">
                <text:p>1.50116847105296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1.22466039707419">
                <text:p>1.22466039707419</text:p>
              </table:table-cell>
              <table:table-cell office:value-type="float" office:value="0.919494290375204">
                <text:p>0.919494290375204</text:p>
              </table:table-cell>
              <table:table-cell office:value-type="float" office:value="3.75">
                <text:p>3.75</text:p>
              </table:table-cell>
              <table:table-cell office:value-type="float" office:value="1.78010471204188">
                <text:p>1.78010471204188</text:p>
              </table:table-cell>
              <table:table-cell office:value-type="float" office:value="1.24349049964814">
                <text:p>1.24349049964814</text:p>
              </table:table-cell>
              <table:table-cell office:value-type="float" office:value="1.48460728035046">
                <text:p>1.48460728035046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1.22535701846047">
                <text:p>1.22535701846047</text:p>
              </table:table-cell>
              <table:table-cell office:value-type="float" office:value="0.926753670473083">
                <text:p>0.926753670473083</text:p>
              </table:table-cell>
              <table:table-cell office:value-type="float" office:value="3.75">
                <text:p>3.75</text:p>
              </table:table-cell>
              <table:table-cell office:value-type="float" office:value="1.83246073298429">
                <text:p>1.83246073298429</text:p>
              </table:table-cell>
              <table:table-cell office:value-type="float" office:value="1.25650950035187">
                <text:p>1.25650950035187</text:p>
              </table:table-cell>
              <table:table-cell office:value-type="float" office:value="1.49647156681514">
                <text:p>1.49647156681514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1.23267154301637">
                <text:p>1.23267154301637</text:p>
              </table:table-cell>
              <table:table-cell office:value-type="float" office:value="0.903588907014682">
                <text:p>0.903588907014682</text:p>
              </table:table-cell>
              <table:table-cell office:value-type="float" office:value="3.94166666666667">
                <text:p>3.94166666666667</text:p>
              </table:table-cell>
              <table:table-cell office:value-type="float" office:value="1.7696335078534">
                <text:p>1.7696335078534</text:p>
              </table:table-cell>
              <table:table-cell office:value-type="float" office:value="1.27867698803659">
                <text:p>1.27867698803659</text:p>
              </table:table-cell>
              <table:table-cell office:value-type="float" office:value="1.51826878388662">
                <text:p>1.5182687838866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1.20794148380355">
                <text:p>1.20794148380355</text:p>
              </table:table-cell>
              <table:table-cell office:value-type="float" office:value="0.8778955954323">
                <text:p>0.8778955954323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1.30559465165376">
                <text:p>1.30559465165376</text:p>
              </table:table-cell>
              <table:table-cell office:value-type="float" office:value="1.47587960849832">
                <text:p>1.4758796084983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1.19853709508882">
                <text:p>1.19853709508882</text:p>
              </table:table-cell>
              <table:table-cell office:value-type="float" office:value="0.897063621533442">
                <text:p>0.897063621533442</text:p>
              </table:table-cell>
              <table:table-cell office:value-type="float" office:value="3.70833333333333">
                <text:p>3.70833333333333</text:p>
              </table:table-cell>
              <table:table-cell office:value-type="float" office:value="1.6544502617801">
                <text:p>1.6544502617801</text:p>
              </table:table-cell>
              <table:table-cell office:value-type="float" office:value="1.2932793807178">
                <text:p>1.2932793807178</text:p>
              </table:table-cell>
              <table:table-cell office:value-type="float" office:value="1.48451501457478">
                <text:p>1.48451501457478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1.22257053291536">
                <text:p>1.22257053291536</text:p>
              </table:table-cell>
              <table:table-cell office:value-type="float" office:value="0.913703099510604">
                <text:p>0.91370309951060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69109947643979">
                <text:p>1.69109947643979</text:p>
              </table:table-cell>
              <table:table-cell office:value-type="float" office:value="1.28518648838846">
                <text:p>1.28518648838846</text:p>
              </table:table-cell>
              <table:table-cell office:value-type="float" office:value="1.48899142975043">
                <text:p>1.48899142975043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1.23615464994775">
                <text:p>1.23615464994775</text:p>
              </table:table-cell>
              <table:table-cell office:value-type="float" office:value="0.93026101141925">
                <text:p>0.93026101141925</text:p>
              </table:table-cell>
              <table:table-cell office:value-type="float" office:value="3.79166666666667">
                <text:p>3.79166666666667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1.2670654468684">
                <text:p>1.2670654468684</text:p>
              </table:table-cell>
              <table:table-cell office:value-type="float" office:value="1.49532478973521">
                <text:p>1.49532478973521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1.23545802856148">
                <text:p>1.23545802856148</text:p>
              </table:table-cell>
              <table:table-cell office:value-type="float" office:value="0.923980424143556">
                <text:p>0.923980424143556</text:p>
              </table:table-cell>
              <table:table-cell office:value-type="float" office:value="3.75">
                <text:p>3.75</text:p>
              </table:table-cell>
              <table:table-cell office:value-type="float" office:value="1.70680628272251">
                <text:p>1.70680628272251</text:p>
              </table:table-cell>
              <table:table-cell office:value-type="float" office:value="1.25756509500352">
                <text:p>1.25756509500352</text:p>
              </table:table-cell>
              <table:table-cell office:value-type="float" office:value="1.48774361534006">
                <text:p>1.48774361534006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1.23894113549286">
                <text:p>1.23894113549286</text:p>
              </table:table-cell>
              <table:table-cell office:value-type="float" office:value="0.95489396411093">
                <text:p>0.95489396411093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1.24331456720619">
                <text:p>1.24331456720619</text:p>
              </table:table-cell>
              <table:table-cell office:value-type="float" office:value="1.49940850969551">
                <text:p>1.49940850969551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1.26471612678509">
                <text:p>1.26471612678509</text:p>
              </table:table-cell>
              <table:table-cell office:value-type="float" office:value="0.955872756933116">
                <text:p>0.955872756933116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1.7434554973822">
                <text:p>1.7434554973822</text:p>
              </table:table-cell>
              <table:table-cell office:value-type="float" office:value="1.23944405348346">
                <text:p>1.23944405348346</text:p>
              </table:table-cell>
              <table:table-cell office:value-type="float" office:value="1.53344265240096">
                <text:p>1.53344265240096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1.28596307906653">
                <text:p>1.28596307906653</text:p>
              </table:table-cell>
              <table:table-cell office:value-type="float" office:value="0.964274061990212">
                <text:p>0.964274061990212</text:p>
              </table:table-cell>
              <table:table-cell office:value-type="float" office:value="4.99166666666667">
                <text:p>4.99166666666667</text:p>
              </table:table-cell>
              <table:table-cell office:value-type="float" office:value="1.71727748691099">
                <text:p>1.71727748691099</text:p>
              </table:table-cell>
              <table:table-cell office:value-type="float" office:value="1.22202674173118">
                <text:p>1.22202674173118</text:p>
              </table:table-cell>
              <table:table-cell office:value-type="float" office:value="1.58403770157374">
                <text:p>1.58403770157374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1.2748171368861">
                <text:p>1.2748171368861</text:p>
              </table:table-cell>
              <table:table-cell office:value-type="float" office:value="0.96231647634584">
                <text:p>0.96231647634584</text:p>
              </table:table-cell>
              <table:table-cell office:value-type="float" office:value="5.90833333333333">
                <text:p>5.90833333333333</text:p>
              </table:table-cell>
              <table:table-cell office:value-type="float" office:value="1.72774869109948">
                <text:p>1.72774869109948</text:p>
              </table:table-cell>
              <table:table-cell office:value-type="float" office:value="1.23029556650246">
                <text:p>1.23029556650246</text:p>
              </table:table-cell>
              <table:table-cell office:value-type="float" office:value="1.65622445155536">
                <text:p>1.65622445155536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1.2748171368861">
                <text:p>1.2748171368861</text:p>
              </table:table-cell>
              <table:table-cell office:value-type="float" office:value="0.978792822185971">
                <text:p>0.978792822185971</text:p>
              </table:table-cell>
              <table:table-cell office:value-type="float" office:value="5.75833333333333">
                <text:p>5.75833333333333</text:p>
              </table:table-cell>
              <table:table-cell office:value-type="float" office:value="1.83246073298429">
                <text:p>1.83246073298429</text:p>
              </table:table-cell>
              <table:table-cell office:value-type="float" office:value="1.21780436312456">
                <text:p>1.21780436312456</text:p>
              </table:table-cell>
              <table:table-cell office:value-type="float" office:value="1.64901927424398">
                <text:p>1.64901927424398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1.25182863113898">
                <text:p>1.25182863113898</text:p>
              </table:table-cell>
              <table:table-cell office:value-type="float" office:value="0.960114192495922">
                <text:p>0.960114192495922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2.0261780104712">
                <text:p>2.0261780104712</text:p>
              </table:table-cell>
              <table:table-cell office:value-type="float" office:value="1.23698099929627">
                <text:p>1.23698099929627</text:p>
              </table:table-cell>
              <table:table-cell office:value-type="float" office:value="1.67857477445642">
                <text:p>1.6785747744564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1.2629745733194">
                <text:p>1.2629745733194</text:p>
              </table:table-cell>
              <table:table-cell office:value-type="float" office:value="0.978874388254486">
                <text:p>0.978874388254486</text:p>
              </table:table-cell>
              <table:table-cell office:value-type="float" office:value="5.75">
                <text:p>5.75</text:p>
              </table:table-cell>
              <table:table-cell office:value-type="float" office:value="2.18848167539267">
                <text:p>2.18848167539267</text:p>
              </table:table-cell>
              <table:table-cell office:value-type="float" office:value="1.22941590429275">
                <text:p>1.22941590429275</text:p>
              </table:table-cell>
              <table:table-cell office:value-type="float" office:value="1.68583782559594">
                <text:p>1.68583782559594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1.25043538836642">
                <text:p>1.25043538836642</text:p>
              </table:table-cell>
              <table:table-cell office:value-type="float" office:value="0.967292006525286">
                <text:p>0.967292006525286</text:p>
              </table:table-cell>
              <table:table-cell office:value-type="float" office:value="5.80833333333333">
                <text:p>5.80833333333333</text:p>
              </table:table-cell>
              <table:table-cell office:value-type="float" office:value="2.21989528795812">
                <text:p>2.21989528795812</text:p>
              </table:table-cell>
              <table:table-cell office:value-type="float" office:value="1.22853624208304">
                <text:p>1.22853624208304</text:p>
              </table:table-cell>
              <table:table-cell office:value-type="float" office:value="1.68889517529617">
                <text:p>1.68889517529617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0.971533442088091">
                <text:p>0.971533442088091</text:p>
              </table:table-cell>
              <table:table-cell office:value-type="float" office:value="5.575">
                <text:p>5.575</text:p>
              </table:table-cell>
              <table:table-cell office:value-type="float" office:value="2.41884816753927">
                <text:p>2.41884816753927</text:p>
              </table:table-cell>
              <table:table-cell office:value-type="float" office:value="1.22114707952146">
                <text:p>1.22114707952146</text:p>
              </table:table-cell>
              <table:table-cell office:value-type="float" office:value="1.68454533348298">
                <text:p>1.68454533348298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1.24555903866249">
                <text:p>1.24555903866249</text:p>
              </table:table-cell>
              <table:table-cell office:value-type="float" office:value="0.989967373572594">
                <text:p>0.989967373572594</text:p>
              </table:table-cell>
              <table:table-cell office:value-type="float" office:value="5.9">
                <text:p>5.9</text:p>
              </table:table-cell>
              <table:table-cell office:value-type="float" office:value="2.56544502617801">
                <text:p>2.56544502617801</text:p>
              </table:table-cell>
              <table:table-cell office:value-type="float" office:value="1.21323011963406">
                <text:p>1.21323011963406</text:p>
              </table:table-cell>
              <table:table-cell office:value-type="float" office:value="1.72150505933886">
                <text:p>1.72150505933886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1.27551375827238">
                <text:p>1.27551375827238</text:p>
              </table:table-cell>
              <table:table-cell office:value-type="float" office:value="1.0021207177814">
                <text:p>1.0021207177814</text:p>
              </table:table-cell>
              <table:table-cell office:value-type="float" office:value="6.51666666666667">
                <text:p>6.51666666666667</text:p>
              </table:table-cell>
              <table:table-cell office:value-type="float" office:value="2.39267015706806">
                <text:p>2.39267015706806</text:p>
              </table:table-cell>
              <table:table-cell office:value-type="float" office:value="1.21147079521464">
                <text:p>1.21147079521464</text:p>
              </table:table-cell>
              <table:table-cell office:value-type="float" office:value="1.76088855410003">
                <text:p>1.76088855410003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1.29014280738419">
                <text:p>1.29014280738419</text:p>
              </table:table-cell>
              <table:table-cell office:value-type="float" office:value="0.982626427406199">
                <text:p>0.982626427406199</text:p>
              </table:table-cell>
              <table:table-cell office:value-type="float" office:value="6.54166666666667">
                <text:p>6.54166666666667</text:p>
              </table:table-cell>
              <table:table-cell office:value-type="float" office:value="2.30890052356021">
                <text:p>2.30890052356021</text:p>
              </table:table-cell>
              <table:table-cell office:value-type="float" office:value="1.23979591836735">
                <text:p>1.23979591836735</text:p>
              </table:table-cell>
              <table:table-cell office:value-type="float" office:value="1.77316417890135">
                <text:p>1.77316417890135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1.30337861372344">
                <text:p>1.30337861372344</text:p>
              </table:table-cell>
              <table:table-cell office:value-type="float" office:value="0.99257748776509">
                <text:p>0.99257748776509</text:p>
              </table:table-cell>
              <table:table-cell office:value-type="float" office:value="6.54166666666667">
                <text:p>6.54166666666667</text:p>
              </table:table-cell>
              <table:table-cell office:value-type="float" office:value="2.44502617801047">
                <text:p>2.44502617801047</text:p>
              </table:table-cell>
              <table:table-cell office:value-type="float" office:value="1.22132301196341">
                <text:p>1.22132301196341</text:p>
              </table:table-cell>
              <table:table-cell office:value-type="float" office:value="1.78215833003844">
                <text:p>1.78215833003844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1.39150121908743">
                <text:p>1.39150121908743</text:p>
              </table:table-cell>
              <table:table-cell office:value-type="float" office:value="1.02716150081566">
                <text:p>1.02716150081566</text:p>
              </table:table-cell>
              <table:table-cell office:value-type="float" office:value="6.78333333333333">
                <text:p>6.78333333333333</text:p>
              </table:table-cell>
              <table:table-cell office:value-type="float" office:value="2.3979057591623">
                <text:p>2.3979057591623</text:p>
              </table:table-cell>
              <table:table-cell office:value-type="float" office:value="1.1871921182266">
                <text:p>1.1871921182266</text:p>
              </table:table-cell>
              <table:table-cell office:value-type="float" office:value="1.80864418629189">
                <text:p>1.80864418629189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1.40891675374434">
                <text:p>1.40891675374434</text:p>
              </table:table-cell>
              <table:table-cell office:value-type="float" office:value="1.02691680261011">
                <text:p>1.02691680261011</text:p>
              </table:table-cell>
              <table:table-cell office:value-type="float" office:value="7.5">
                <text:p>7.5</text:p>
              </table:table-cell>
              <table:table-cell office:value-type="float" office:value="2.38219895287958">
                <text:p>2.38219895287958</text:p>
              </table:table-cell>
              <table:table-cell office:value-type="float" office:value="1.19669247009148">
                <text:p>1.19669247009148</text:p>
              </table:table-cell>
              <table:table-cell office:value-type="float" office:value="1.87285521346176">
                <text:p>1.87285521346176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1.40195053988157">
                <text:p>1.40195053988157</text:p>
              </table:table-cell>
              <table:table-cell office:value-type="float" office:value="1.00220228384992">
                <text:p>1.00220228384992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2.30366492146597">
                <text:p>2.30366492146597</text:p>
              </table:table-cell>
              <table:table-cell office:value-type="float" office:value="1.23082336382829">
                <text:p>1.23082336382829</text:p>
              </table:table-cell>
              <table:table-cell office:value-type="float" office:value="1.90513644825408">
                <text:p>1.90513644825408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.4085684430512">
                <text:p>1.4085684430512</text:p>
              </table:table-cell>
              <table:table-cell office:value-type="float" office:value="0.974225122349103">
                <text:p>0.974225122349103</text:p>
              </table:table-cell>
              <table:table-cell office:value-type="float" office:value="7.4">
                <text:p>7.4</text:p>
              </table:table-cell>
              <table:table-cell office:value-type="float" office:value="2.20418848167539">
                <text:p>2.20418848167539</text:p>
              </table:table-cell>
              <table:table-cell office:value-type="float" office:value="1.27040816326531">
                <text:p>1.27040816326531</text:p>
              </table:table-cell>
              <table:table-cell office:value-type="float" office:value="1.88330127240159">
                <text:p>1.88330127240159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1.48693834900731">
                <text:p>1.48693834900731</text:p>
              </table:table-cell>
              <table:table-cell office:value-type="float" office:value="0.990130505709625">
                <text:p>0.990130505709625</text:p>
              </table:table-cell>
              <table:table-cell office:value-type="float" office:value="6.99166666666667">
                <text:p>6.99166666666667</text:p>
              </table:table-cell>
              <table:table-cell office:value-type="float" office:value="2.24607329842932">
                <text:p>2.24607329842932</text:p>
              </table:table-cell>
              <table:table-cell office:value-type="float" office:value="1.26002814919071">
                <text:p>1.26002814919071</text:p>
              </table:table-cell>
              <table:table-cell office:value-type="float" office:value="1.87692161617463">
                <text:p>1.87692161617463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1.51654475792407">
                <text:p>1.51654475792407</text:p>
              </table:table-cell>
              <table:table-cell office:value-type="float" office:value="1.00815660685155">
                <text:p>1.0081566068515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2.40837696335078">
                <text:p>2.40837696335078</text:p>
              </table:table-cell>
              <table:table-cell office:value-type="float" office:value="1.24736101337087">
                <text:p>1.24736101337087</text:p>
              </table:table-cell>
              <table:table-cell office:value-type="float" office:value="1.89103511742969">
                <text:p>1.89103511742969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1.50853361198189">
                <text:p>1.50853361198189</text:p>
              </table:table-cell>
              <table:table-cell office:value-type="float" office:value="1.00203915171289">
                <text:p>1.00203915171289</text:p>
              </table:table-cell>
              <table:table-cell office:value-type="float" office:value="6.64166666666667">
                <text:p>6.64166666666667</text:p>
              </table:table-cell>
              <table:table-cell office:value-type="float" office:value="2.47643979057592">
                <text:p>2.47643979057592</text:p>
              </table:table-cell>
              <table:table-cell office:value-type="float" office:value="1.24489795918367">
                <text:p>1.24489795918367</text:p>
              </table:table-cell>
              <table:table-cell office:value-type="float" office:value="1.87275573493357">
                <text:p>1.87275573493357</text:p>
              </table:table-cell>
            </table:table-row>
            <table:table-row>
              <table:table-cell office:value-type="float" office:value="40854">
                <text:p>40850</text:p>
              </table:table-cell>
              <table:table-cell office:value-type="float" office:value="1.48519679554162">
                <text:p>1.48519679554162</text:p>
              </table:table-cell>
              <table:table-cell office:value-type="float" office:value="1.00823817292007">
                <text:p>1.00823817292007</text:p>
              </table:table-cell>
              <table:table-cell office:value-type="float" office:value="6.48333333333333">
                <text:p>6.48333333333333</text:p>
              </table:table-cell>
              <table:table-cell office:value-type="float" office:value="2.55497382198953">
                <text:p>2.55497382198953</text:p>
              </table:table-cell>
              <table:table-cell office:value-type="float" office:value="1.2545742434905">
                <text:p>1.2545742434905</text:p>
              </table:table-cell>
              <table:table-cell office:value-type="float" office:value="1.86539422660079">
                <text:p>1.86539422660079</text:p>
              </table:table-cell>
            </table:table-row>
            <table:table-row>
              <table:table-cell office:value-type="float" office:value="40855">
                <text:p>40860</text:p>
              </table:table-cell>
              <table:table-cell office:value-type="float" office:value="1.48972483455242">
                <text:p>1.48972483455242</text:p>
              </table:table-cell>
              <table:table-cell office:value-type="float" office:value="1.02120717781403">
                <text:p>1.02120717781403</text:p>
              </table:table-cell>
              <table:table-cell office:value-type="float" office:value="6.35833333333333">
                <text:p>6.35833333333333</text:p>
              </table:table-cell>
              <table:table-cell office:value-type="float" office:value="2.87434554973822">
                <text:p>2.87434554973822</text:p>
              </table:table-cell>
              <table:table-cell office:value-type="float" office:value="1.23909218859958">
                <text:p>1.23909218859958</text:p>
              </table:table-cell>
              <table:table-cell office:value-type="float" office:value="1.88168596634073">
                <text:p>1.88168596634073</text:p>
              </table:table-cell>
            </table:table-row>
            <table:table-row>
              <table:table-cell office:value-type="float" office:value="40856">
                <text:p>40860</text:p>
              </table:table-cell>
              <table:table-cell office:value-type="float" office:value="1.49390456287008">
                <text:p>1.49390456287008</text:p>
              </table:table-cell>
              <table:table-cell office:value-type="float" office:value="0.98352365415987">
                <text:p>0.98352365415987</text:p>
              </table:table-cell>
              <table:table-cell office:value-type="float" office:value="5.025">
                <text:p>5.025</text:p>
              </table:table-cell>
              <table:table-cell office:value-type="float" office:value="2.67015706806283">
                <text:p>2.67015706806283</text:p>
              </table:table-cell>
              <table:table-cell office:value-type="float" office:value="1.26354679802956">
                <text:p>1.26354679802956</text:p>
              </table:table-cell>
              <table:table-cell office:value-type="float" office:value="1.77162255868138">
                <text:p>1.77162255868138</text:p>
              </table:table-cell>
            </table:table-row>
            <table:table-row>
              <table:table-cell office:value-type="float" office:value="40857">
                <text:p>40860</text:p>
              </table:table-cell>
              <table:table-cell office:value-type="float" office:value="1.48032044583769">
                <text:p>1.48032044583769</text:p>
              </table:table-cell>
              <table:table-cell office:value-type="float" office:value="0.992740619902121">
                <text:p>0.992740619902121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2.73821989528796">
                <text:p>2.73821989528796</text:p>
              </table:table-cell>
              <table:table-cell office:value-type="float" office:value="1.24595355383533">
                <text:p>1.24595355383533</text:p>
              </table:table-cell>
              <table:table-cell office:value-type="float" office:value="1.71833379115522">
                <text:p>1.71833379115522</text:p>
              </table:table-cell>
            </table:table-row>
            <table:table-row>
              <table:table-cell office:value-type="float" office:value="40858">
                <text:p>40860</text:p>
              </table:table-cell>
              <table:table-cell office:value-type="float" office:value="1.53187042842215">
                <text:p>1.53187042842215</text:p>
              </table:table-cell>
              <table:table-cell office:value-type="float" office:value="1.01141924959217">
                <text:p>1.01141924959217</text:p>
              </table:table-cell>
              <table:table-cell office:value-type="float" office:value="4.625">
                <text:p>4.625</text:p>
              </table:table-cell>
              <table:table-cell office:value-type="float" office:value="3.1413612565445">
                <text:p>3.1413612565445</text:p>
              </table:table-cell>
              <table:table-cell office:value-type="float" office:value="1.24173117522871">
                <text:p>1.24173117522871</text:p>
              </table:table-cell>
              <table:table-cell office:value-type="float" office:value="1.7899111851723">
                <text:p>1.7899111851723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1.52420759317311">
                <text:p>1.52420759317311</text:p>
              </table:table-cell>
              <table:table-cell office:value-type="float" office:value="1.00187601957586">
                <text:p>1.00187601957586</text:p>
              </table:table-cell>
              <table:table-cell office:value-type="float" office:value="4.95">
                <text:p>4.95</text:p>
              </table:table-cell>
              <table:table-cell office:value-type="float" office:value="3.16753926701571">
                <text:p>3.16753926701571</text:p>
              </table:table-cell>
              <table:table-cell office:value-type="float" office:value="1.2545742434905">
                <text:p>1.2545742434905</text:p>
              </table:table-cell>
              <table:table-cell office:value-type="float" office:value="1.82138330188099">
                <text:p>1.82138330188099</text:p>
              </table:table-cell>
            </table:table-row>
            <table:table-row>
              <table:table-cell office:value-type="float" office:value="40862">
                <text:p>40860</text:p>
              </table:table-cell>
              <table:table-cell office:value-type="float" office:value="1.56287008011146">
                <text:p>1.56287008011146</text:p>
              </table:table-cell>
              <table:table-cell office:value-type="float" office:value="1.0068515497553">
                <text:p>1.0068515497553</text:p>
              </table:table-cell>
              <table:table-cell office:value-type="float" office:value="5.00833333333333">
                <text:p>5.00833333333333</text:p>
              </table:table-cell>
              <table:table-cell office:value-type="float" office:value="3.09424083769633">
                <text:p>3.09424083769633</text:p>
              </table:table-cell>
              <table:table-cell office:value-type="float" office:value="1.25228712174525">
                <text:p>1.25228712174525</text:p>
              </table:table-cell>
              <table:table-cell office:value-type="float" office:value="1.83026232046158">
                <text:p>1.83026232046158</text:p>
              </table:table-cell>
            </table:table-row>
            <table:table-row>
              <table:table-cell office:value-type="float" office:value="40863">
                <text:p>40860</text:p>
              </table:table-cell>
              <table:table-cell office:value-type="float" office:value="1.57749912922327">
                <text:p>1.57749912922327</text:p>
              </table:table-cell>
              <table:table-cell office:value-type="float" office:value="0.990864600326264">
                <text:p>0.990864600326264</text:p>
              </table:table-cell>
              <table:table-cell office:value-type="float" office:value="5.025">
                <text:p>5.025</text:p>
              </table:table-cell>
              <table:table-cell office:value-type="float" office:value="3.0261780104712">
                <text:p>3.0261780104712</text:p>
              </table:table-cell>
              <table:table-cell office:value-type="float" office:value="1.2649542575651">
                <text:p>1.2649542575651</text:p>
              </table:table-cell>
              <table:table-cell office:value-type="float" office:value="1.83579388907607">
                <text:p>1.83579388907607</text:p>
              </table:table-cell>
            </table:table-row>
            <table:table-row>
              <table:table-cell office:value-type="float" office:value="40864">
                <text:p>40860</text:p>
              </table:table-cell>
              <table:table-cell office:value-type="float" office:value="1.59038662486938">
                <text:p>1.59038662486938</text:p>
              </table:table-cell>
              <table:table-cell office:value-type="float" office:value="0.975122349102773">
                <text:p>0.975122349102773</text:p>
              </table:table-cell>
              <table:table-cell office:value-type="float" office:value="4.85">
                <text:p>4.85</text:p>
              </table:table-cell>
              <table:table-cell office:value-type="float" office:value="2.69633507853403">
                <text:p>2.69633507853403</text:p>
              </table:table-cell>
              <table:table-cell office:value-type="float" office:value="1.27375087966221">
                <text:p>1.27375087966221</text:p>
              </table:table-cell>
              <table:table-cell office:value-type="float" office:value="1.79779493704333">
                <text:p>1.79779493704333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1.58551027516545">
                <text:p>1.58551027516545</text:p>
              </table:table-cell>
              <table:table-cell office:value-type="float" office:value="0.974061990212072">
                <text:p>0.974061990212072</text:p>
              </table:table-cell>
              <table:table-cell office:value-type="float" office:value="4.825">
                <text:p>4.825</text:p>
              </table:table-cell>
              <table:table-cell office:value-type="float" office:value="2.84293193717277">
                <text:p>2.84293193717277</text:p>
              </table:table-cell>
              <table:table-cell office:value-type="float" office:value="1.27216748768473">
                <text:p>1.27216748768473</text:p>
              </table:table-cell>
              <table:table-cell office:value-type="float" office:value="1.80816992812555">
                <text:p>1.80816992812555</text:p>
              </table:table-cell>
            </table:table-row>
            <table:table-row>
              <table:table-cell office:value-type="float" office:value="40868">
                <text:p>40870</text:p>
              </table:table-cell>
              <table:table-cell office:value-type="float" office:value="1.57889237199582">
                <text:p>1.57889237199582</text:p>
              </table:table-cell>
              <table:table-cell office:value-type="float" office:value="0.955546492659054">
                <text:p>0.955546492659054</text:p>
              </table:table-cell>
              <table:table-cell office:value-type="float" office:value="4.675">
                <text:p>4.675</text:p>
              </table:table-cell>
              <table:table-cell office:value-type="float" office:value="2.96335078534031">
                <text:p>2.96335078534031</text:p>
              </table:table-cell>
              <table:table-cell office:value-type="float" office:value="1.27990851513019">
                <text:p>1.27990851513019</text:p>
              </table:table-cell>
              <table:table-cell office:value-type="float" office:value="1.81025911456985">
                <text:p>1.81025911456985</text:p>
              </table:table-cell>
            </table:table-row>
            <table:table-row>
              <table:table-cell office:value-type="float" office:value="40869">
                <text:p>40870</text:p>
              </table:table-cell>
              <table:table-cell office:value-type="float" office:value="1.61581330546848">
                <text:p>1.61581330546848</text:p>
              </table:table-cell>
              <table:table-cell office:value-type="float" office:value="0.951794453507341">
                <text:p>0.951794453507341</text:p>
              </table:table-cell>
              <table:table-cell office:value-type="float" office:value="4.75">
                <text:p>4.75</text:p>
              </table:table-cell>
              <table:table-cell office:value-type="float" office:value="2.91099476439791">
                <text:p>2.91099476439791</text:p>
              </table:table-cell>
              <table:table-cell office:value-type="float" office:value="1.28976073187896">
                <text:p>1.28976073187896</text:p>
              </table:table-cell>
              <table:table-cell office:value-type="float" office:value="1.82789764591029">
                <text:p>1.82789764591029</text:p>
              </table:table-cell>
            </table:table-row>
            <table:table-row>
              <table:table-cell office:value-type="float" office:value="40870">
                <text:p>40870</text:p>
              </table:table-cell>
              <table:table-cell office:value-type="float" office:value="1.62068965517241">
                <text:p>1.62068965517241</text:p>
              </table:table-cell>
              <table:table-cell office:value-type="float" office:value="0.930831973898858">
                <text:p>0.930831973898858</text:p>
              </table:table-cell>
              <table:table-cell office:value-type="float" office:value="4.74166666666667">
                <text:p>4.74166666666667</text:p>
              </table:table-cell>
              <table:table-cell office:value-type="float" office:value="2.83246073298429">
                <text:p>2.83246073298429</text:p>
              </table:table-cell>
              <table:table-cell office:value-type="float" office:value="1.30260380014075">
                <text:p>1.30260380014075</text:p>
              </table:table-cell>
              <table:table-cell office:value-type="float" office:value="1.82729418382228">
                <text:p>1.82729418382228</text:p>
              </table:table-cell>
            </table:table-row>
            <table:table-row>
              <table:table-cell office:value-type="float" office:value="40872">
                <text:p>40870</text:p>
              </table:table-cell>
              <table:table-cell office:value-type="float" office:value="1.60919540229885">
                <text:p>1.60919540229885</text:p>
              </table:table-cell>
              <table:table-cell office:value-type="float" office:value="0.929037520391517">
                <text:p>0.929037520391517</text:p>
              </table:table-cell>
              <table:table-cell office:value-type="float" office:value="4.8">
                <text:p>4.8</text:p>
              </table:table-cell>
              <table:table-cell office:value-type="float" office:value="2.77486910994764">
                <text:p>2.77486910994764</text:p>
              </table:table-cell>
              <table:table-cell office:value-type="float" office:value="1.28694581280788">
                <text:p>1.28694581280788</text:p>
              </table:table-cell>
              <table:table-cell office:value-type="float" office:value="1.81452797102428">
                <text:p>1.81452797102428</text:p>
              </table:table-cell>
            </table:table-row>
            <table:table-row>
              <table:table-cell office:value-type="float" office:value="40875">
                <text:p>40880</text:p>
              </table:table-cell>
              <table:table-cell office:value-type="float" office:value="1.63775687913619">
                <text:p>1.63775687913619</text:p>
              </table:table-cell>
              <table:table-cell office:value-type="float" office:value="0.955954323001631">
                <text:p>0.955954323001631</text:p>
              </table:table-cell>
              <table:table-cell office:value-type="float" office:value="4.59166666666667">
                <text:p>4.59166666666667</text:p>
              </table:table-cell>
              <table:table-cell office:value-type="float" office:value="2.90575916230366">
                <text:p>2.90575916230366</text:p>
              </table:table-cell>
              <table:table-cell office:value-type="float" office:value="1.28413089373681">
                <text:p>1.28413089373681</text:p>
              </table:table-cell>
              <table:table-cell office:value-type="float" office:value="1.81967728409533">
                <text:p>1.81967728409533</text:p>
              </table:table-cell>
            </table:table-row>
            <table:table-row>
              <table:table-cell office:value-type="float" office:value="40876">
                <text:p>40880</text:p>
              </table:table-cell>
              <table:table-cell office:value-type="float" office:value="1.62556600487635">
                <text:p>1.62556600487635</text:p>
              </table:table-cell>
              <table:table-cell office:value-type="float" office:value="0.958646003262643">
                <text:p>0.958646003262643</text:p>
              </table:table-cell>
              <table:table-cell office:value-type="float" office:value="4.475">
                <text:p>4.475</text:p>
              </table:table-cell>
              <table:table-cell office:value-type="float" office:value="2.99476439790576">
                <text:p>2.99476439790576</text:p>
              </table:table-cell>
              <table:table-cell office:value-type="float" office:value="1.27973258268825">
                <text:p>1.27973258268825</text:p>
              </table:table-cell>
              <table:table-cell office:value-type="float" office:value="1.81338746322562">
                <text:p>1.81338746322562</text:p>
              </table:table-cell>
            </table:table-row>
            <table:table-row>
              <table:table-cell office:value-type="float" office:value="40877">
                <text:p>40880</text:p>
              </table:table-cell>
              <table:table-cell office:value-type="float" office:value="1.65830721003135">
                <text:p>1.65830721003135</text:p>
              </table:table-cell>
              <table:table-cell office:value-type="float" office:value="0.998123980424144">
                <text:p>0.99812398042414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2.95287958115183">
                <text:p>2.95287958115183</text:p>
              </table:table-cell>
              <table:table-cell office:value-type="float" office:value="1.25738916256158">
                <text:p>1.25738916256158</text:p>
              </table:table-cell>
              <table:table-cell office:value-type="float" office:value="1.80460833875839">
                <text:p>1.80460833875839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.66213862765587">
                <text:p>1.66213862765587</text:p>
              </table:table-cell>
              <table:table-cell office:value-type="float" office:value="0.997960848287113">
                <text:p>0.997960848287113</text:p>
              </table:table-cell>
              <table:table-cell office:value-type="float" office:value="4.35833333333333">
                <text:p>4.35833333333333</text:p>
              </table:table-cell>
              <table:table-cell office:value-type="float" office:value="3.37696335078534">
                <text:p>3.37696335078534</text:p>
              </table:table-cell>
              <table:table-cell office:value-type="float" office:value="1.25299085151302">
                <text:p>1.25299085151302</text:p>
              </table:table-cell>
              <table:table-cell office:value-type="float" office:value="1.84175157884485">
                <text:p>1.84175157884485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1.67537443399512">
                <text:p>1.67537443399512</text:p>
              </table:table-cell>
              <table:table-cell office:value-type="float" office:value="0.997063621533442">
                <text:p>0.997063621533442</text:p>
              </table:table-cell>
              <table:table-cell office:value-type="float" office:value="4.325">
                <text:p>4.325</text:p>
              </table:table-cell>
              <table:table-cell office:value-type="float" office:value="3.28795811518325">
                <text:p>3.28795811518325</text:p>
              </table:table-cell>
              <table:table-cell office:value-type="float" office:value="1.26653764954258">
                <text:p>1.26653764954258</text:p>
              </table:table-cell>
              <table:table-cell office:value-type="float" office:value="1.84129004972543">
                <text:p>1.84129004972543</text:p>
              </table:table-cell>
            </table:table-row>
            <table:table-row>
              <table:table-cell office:value-type="float" office:value="40882">
                <text:p>40880</text:p>
              </table:table-cell>
              <table:table-cell office:value-type="float" office:value="1.68025078369906">
                <text:p>1.68025078369906</text:p>
              </table:table-cell>
              <table:table-cell office:value-type="float" office:value="1.007911908646">
                <text:p>1.007911908646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3.39267015706806">
                <text:p>3.39267015706806</text:p>
              </table:table-cell>
              <table:table-cell office:value-type="float" office:value="1.2637227304715">
                <text:p>1.2637227304715</text:p>
              </table:table-cell>
              <table:table-cell office:value-type="float" office:value="1.82950885794405">
                <text:p>1.82950885794405</text:p>
              </table:table-cell>
            </table:table-row>
            <table:table-row>
              <table:table-cell office:value-type="float" office:value="40883">
                <text:p>40880</text:p>
              </table:table-cell>
              <table:table-cell office:value-type="float" office:value="1.72866597004528">
                <text:p>1.72866597004528</text:p>
              </table:table-cell>
              <table:table-cell office:value-type="float" office:value="1.00823817292007">
                <text:p>1.00823817292007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43979057591623">
                <text:p>3.43979057591623</text:p>
              </table:table-cell>
              <table:table-cell office:value-type="float" office:value="1.25475017593244">
                <text:p>1.25475017593244</text:p>
              </table:table-cell>
              <table:table-cell office:value-type="float" office:value="1.84013159975399">
                <text:p>1.84013159975399</text:p>
              </table:table-cell>
            </table:table-row>
            <table:table-row>
              <table:table-cell office:value-type="float" office:value="40884">
                <text:p>40880</text:p>
              </table:table-cell>
              <table:table-cell office:value-type="float" office:value="1.73737373737374">
                <text:p>1.73737373737374</text:p>
              </table:table-cell>
              <table:table-cell office:value-type="float" office:value="1.01199021207178">
                <text:p>1.01199021207178</text:p>
              </table:table-cell>
              <table:table-cell office:value-type="float" office:value="3.775">
                <text:p>3.775</text:p>
              </table:table-cell>
              <table:table-cell office:value-type="float" office:value="3.59685863874346">
                <text:p>3.59685863874346</text:p>
              </table:table-cell>
              <table:table-cell office:value-type="float" office:value="1.26196340605208">
                <text:p>1.26196340605208</text:p>
              </table:table-cell>
              <table:table-cell office:value-type="float" office:value="1.84815584897804">
                <text:p>1.84815584897804</text:p>
              </table:table-cell>
            </table:table-row>
            <table:table-row>
              <table:table-cell office:value-type="float" office:value="40885">
                <text:p>40890</text:p>
              </table:table-cell>
              <table:table-cell office:value-type="float" office:value="1.7488679902473">
                <text:p>1.7488679902473</text:p>
              </table:table-cell>
              <table:table-cell office:value-type="float" office:value="0.989804241435563">
                <text:p>0.989804241435563</text:p>
              </table:table-cell>
              <table:table-cell office:value-type="float" office:value="3.75">
                <text:p>3.75</text:p>
              </table:table-cell>
              <table:table-cell office:value-type="float" office:value="3.50785340314136">
                <text:p>3.50785340314136</text:p>
              </table:table-cell>
              <table:table-cell office:value-type="float" office:value="1.26917663617171">
                <text:p>1.26917663617171</text:p>
              </table:table-cell>
              <table:table-cell office:value-type="float" office:value="1.84465435753867">
                <text:p>1.84465435753867</text:p>
              </table:table-cell>
            </table:table-row>
            <table:table-row>
              <table:table-cell office:value-type="float" office:value="40886">
                <text:p>40890</text:p>
              </table:table-cell>
              <table:table-cell office:value-type="float" office:value="1.74956461163358">
                <text:p>1.74956461163358</text:p>
              </table:table-cell>
              <table:table-cell office:value-type="float" office:value="1.00660685154976">
                <text:p>1.00660685154976</text:p>
              </table:table-cell>
              <table:table-cell office:value-type="float" office:value="3.70833333333333">
                <text:p>3.70833333333333</text:p>
              </table:table-cell>
              <table:table-cell office:value-type="float" office:value="3.33507853403141">
                <text:p>3.33507853403141</text:p>
              </table:table-cell>
              <table:table-cell office:value-type="float" office:value="1.25351864883885">
                <text:p>1.25351864883885</text:p>
              </table:table-cell>
              <table:table-cell office:value-type="float" office:value="1.81666510349238">
                <text:p>1.81666510349238</text:p>
              </table:table-cell>
            </table:table-row>
            <table:table-row>
              <table:table-cell office:value-type="float" office:value="40889">
                <text:p>40890</text:p>
              </table:table-cell>
              <table:table-cell office:value-type="float" office:value="1.76558690351794">
                <text:p>1.76558690351794</text:p>
              </table:table-cell>
              <table:table-cell office:value-type="float" office:value="0.991924959216966">
                <text:p>0.991924959216966</text:p>
              </table:table-cell>
              <table:table-cell office:value-type="float" office:value="4.05833333333333">
                <text:p>4.05833333333333</text:p>
              </table:table-cell>
              <table:table-cell office:value-type="float" office:value="3.03664921465969">
                <text:p>3.03664921465969</text:p>
              </table:table-cell>
              <table:table-cell office:value-type="float" office:value="1.26055594651654">
                <text:p>1.26055594651654</text:p>
              </table:table-cell>
              <table:table-cell office:value-type="float" office:value="1.8225371979528">
                <text:p>1.8225371979528</text:p>
              </table:table-cell>
            </table:table-row>
            <table:table-row>
              <table:table-cell office:value-type="float" office:value="40890">
                <text:p>40890</text:p>
              </table:table-cell>
              <table:table-cell office:value-type="float" office:value="1.76593521421108">
                <text:p>1.76593521421108</text:p>
              </table:table-cell>
              <table:table-cell office:value-type="float" office:value="0.982626427406199">
                <text:p>0.982626427406199</text:p>
              </table:table-cell>
              <table:table-cell office:value-type="float" office:value="4.9">
                <text:p>4.9</text:p>
              </table:table-cell>
              <table:table-cell office:value-type="float" office:value="2.89005235602094">
                <text:p>2.89005235602094</text:p>
              </table:table-cell>
              <table:table-cell office:value-type="float" office:value="1.2716396903589">
                <text:p>1.2716396903589</text:p>
              </table:table-cell>
              <table:table-cell office:value-type="float" office:value="1.87837931302452">
                <text:p>1.87837931302452</text:p>
              </table:table-cell>
            </table:table-row>
            <table:table-row>
              <table:table-cell office:value-type="float" office:value="40891">
                <text:p>40890</text:p>
              </table:table-cell>
              <table:table-cell office:value-type="float" office:value="1.72448624172762">
                <text:p>1.72448624172762</text:p>
              </table:table-cell>
              <table:table-cell office:value-type="float" office:value="0.972185970636215">
                <text:p>0.97218597063621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.79581151832461">
                <text:p>2.79581151832461</text:p>
              </table:table-cell>
              <table:table-cell office:value-type="float" office:value="1.29169598874032">
                <text:p>1.29169598874032</text:p>
              </table:table-cell>
              <table:table-cell office:value-type="float" office:value="1.88557986827935">
                <text:p>1.88557986827935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1.71264367816092">
                <text:p>1.71264367816092</text:p>
              </table:table-cell>
              <table:table-cell office:value-type="float" office:value="0.975693311582382">
                <text:p>0.975693311582382</text:p>
              </table:table-cell>
              <table:table-cell office:value-type="float" office:value="5.3">
                <text:p>5.3</text:p>
              </table:table-cell>
              <table:table-cell office:value-type="float" office:value="2.95811518324607">
                <text:p>2.95811518324607</text:p>
              </table:table-cell>
              <table:table-cell office:value-type="float" office:value="1.29222378606615">
                <text:p>1.29222378606615</text:p>
              </table:table-cell>
              <table:table-cell office:value-type="float" office:value="1.90847708997541">
                <text:p>1.90847708997541</text:p>
              </table:table-cell>
            </table:table-row>
            <table:table-row>
              <table:table-cell office:value-type="float" office:value="40893">
                <text:p>40890</text:p>
              </table:table-cell>
              <table:table-cell office:value-type="float" office:value="1.7297109021247">
                <text:p>1.7297109021247</text:p>
              </table:table-cell>
              <table:table-cell office:value-type="float" office:value="0.977161500815661">
                <text:p>0.977161500815661</text:p>
              </table:table-cell>
              <table:table-cell office:value-type="float" office:value="5.175">
                <text:p>5.175</text:p>
              </table:table-cell>
              <table:table-cell office:value-type="float" office:value="2.91623036649215">
                <text:p>2.91623036649215</text:p>
              </table:table-cell>
              <table:table-cell office:value-type="float" office:value="1.30313159746657">
                <text:p>1.30313159746657</text:p>
              </table:table-cell>
              <table:table-cell office:value-type="float" office:value="1.9056419688954">
                <text:p>1.9056419688954</text:p>
              </table:table-cell>
            </table:table-row>
            <table:table-row>
              <table:table-cell office:value-type="float" office:value="40896">
                <text:p>40900</text:p>
              </table:table-cell>
              <table:table-cell office:value-type="float" office:value="1.72587948450017">
                <text:p>1.72587948450017</text:p>
              </table:table-cell>
              <table:table-cell office:value-type="float" office:value="0.966721044045677">
                <text:p>0.966721044045677</text:p>
              </table:table-cell>
              <table:table-cell office:value-type="float" office:value="5.675">
                <text:p>5.675</text:p>
              </table:table-cell>
              <table:table-cell office:value-type="float" office:value="2.80628272251309">
                <text:p>2.80628272251309</text:p>
              </table:table-cell>
              <table:table-cell office:value-type="float" office:value="1.31597466572836">
                <text:p>1.31597466572836</text:p>
              </table:table-cell>
              <table:table-cell office:value-type="float" office:value="1.93824910203978">
                <text:p>1.93824910203978</text:p>
              </table:table-cell>
            </table:table-row>
            <table:table-row>
              <table:table-cell office:value-type="float" office:value="40897">
                <text:p>40900</text:p>
              </table:table-cell>
              <table:table-cell office:value-type="float" office:value="1.73807035876001">
                <text:p>1.73807035876001</text:p>
              </table:table-cell>
              <table:table-cell office:value-type="float" office:value="0.995921696574225">
                <text:p>0.995921696574225</text:p>
              </table:table-cell>
              <table:table-cell office:value-type="float" office:value="5.7">
                <text:p>5.7</text:p>
              </table:table-cell>
              <table:table-cell office:value-type="float" office:value="2.80628272251309">
                <text:p>2.80628272251309</text:p>
              </table:table-cell>
              <table:table-cell office:value-type="float" office:value="1.28976073187896">
                <text:p>1.28976073187896</text:p>
              </table:table-cell>
              <table:table-cell office:value-type="float" office:value="1.93137995127087">
                <text:p>1.93137995127087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1.73180076628352">
                <text:p>1.73180076628352</text:p>
              </table:table-cell>
              <table:table-cell office:value-type="float" office:value="0.997879282218597">
                <text:p>0.997879282218597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2.94240837696335">
                <text:p>2.94240837696335</text:p>
              </table:table-cell>
              <table:table-cell office:value-type="float" office:value="1.27568613652358">
                <text:p>1.27568613652358</text:p>
              </table:table-cell>
              <table:table-cell office:value-type="float" office:value="1.92703983453507">
                <text:p>1.92703983453507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1.73075583420411">
                <text:p>1.73075583420411</text:p>
              </table:table-cell>
              <table:table-cell office:value-type="float" office:value="1.00668841761827">
                <text:p>1.00668841761827</text:p>
              </table:table-cell>
              <table:table-cell office:value-type="float" office:value="5.63333333333333">
                <text:p>5.63333333333333</text:p>
              </table:table-cell>
              <table:table-cell office:value-type="float" office:value="2.82198952879581">
                <text:p>2.82198952879581</text:p>
              </table:table-cell>
              <table:table-cell office:value-type="float" office:value="1.2762139338494">
                <text:p>1.2762139338494</text:p>
              </table:table-cell>
              <table:table-cell office:value-type="float" office:value="1.91873578528555">
                <text:p>1.91873578528555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.73911529083943">
                <text:p>1.73911529083943</text:p>
              </table:table-cell>
              <table:table-cell office:value-type="float" office:value="1.01574225122349">
                <text:p>1.01574225122349</text:p>
              </table:table-cell>
              <table:table-cell office:value-type="float" office:value="5.75833333333333">
                <text:p>5.75833333333333</text:p>
              </table:table-cell>
              <table:table-cell office:value-type="float" office:value="2.84293193717277">
                <text:p>2.84293193717277</text:p>
              </table:table-cell>
              <table:table-cell office:value-type="float" office:value="1.2637227304715">
                <text:p>1.2637227304715</text:p>
              </table:table-cell>
              <table:table-cell office:value-type="float" office:value="1.92714308557553">
                <text:p>1.92714308557553</text:p>
              </table:table-cell>
            </table:table-row>
            <table:table-row>
              <table:table-cell office:value-type="float" office:value="40904">
                <text:p>40900</text:p>
              </table:table-cell>
              <table:table-cell office:value-type="float" office:value="1.74399164054336">
                <text:p>1.74399164054336</text:p>
              </table:table-cell>
              <table:table-cell office:value-type="float" office:value="1.01647634584013">
                <text:p>1.01647634584013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2.80104712041885">
                <text:p>2.80104712041885</text:p>
              </table:table-cell>
              <table:table-cell office:value-type="float" office:value="1.26425052779733">
                <text:p>1.26425052779733</text:p>
              </table:table-cell>
              <table:table-cell office:value-type="float" office:value="1.92546504699919">
                <text:p>1.92546504699919</text:p>
              </table:table-cell>
            </table:table-row>
            <table:table-row>
              <table:table-cell office:value-type="float" office:value="40905">
                <text:p>40910</text:p>
              </table:table-cell>
              <table:table-cell office:value-type="float" office:value="1.7415534656914">
                <text:p>1.7415534656914</text:p>
              </table:table-cell>
              <table:table-cell office:value-type="float" office:value="1.0031810766721">
                <text:p>1.0031810766721</text:p>
              </table:table-cell>
              <table:table-cell office:value-type="float" office:value="5.725">
                <text:p>5.725</text:p>
              </table:table-cell>
              <table:table-cell office:value-type="float" office:value="2.84816753926702">
                <text:p>2.84816753926702</text:p>
              </table:table-cell>
              <table:table-cell office:value-type="float" office:value="1.29046446164673">
                <text:p>1.29046446164673</text:p>
              </table:table-cell>
              <table:table-cell office:value-type="float" office:value="1.93901340559165">
                <text:p>1.93901340559165</text:p>
              </table:table-cell>
            </table:table-row>
            <table:table-row>
              <table:table-cell office:value-type="float" office:value="40906">
                <text:p>40910</text:p>
              </table:table-cell>
              <table:table-cell office:value-type="float" office:value="1.74468826192964">
                <text:p>1.74468826192964</text:p>
              </table:table-cell>
              <table:table-cell office:value-type="float" office:value="1.01353996737357">
                <text:p>1.01353996737357</text:p>
              </table:table-cell>
              <table:table-cell office:value-type="float" office:value="5.75833333333333">
                <text:p>5.75833333333333</text:p>
              </table:table-cell>
              <table:table-cell office:value-type="float" office:value="2.90575916230366">
                <text:p>2.90575916230366</text:p>
              </table:table-cell>
              <table:table-cell office:value-type="float" office:value="1.29204785362421">
                <text:p>1.29204785362421</text:p>
              </table:table-cell>
              <table:table-cell office:value-type="float" office:value="1.94918107941069">
                <text:p>1.94918107941069</text:p>
              </table:table-cell>
            </table:table-row>
            <table:table-row>
              <table:table-cell office:value-type="float" office:value="40907">
                <text:p>40910</text:p>
              </table:table-cell>
              <table:table-cell office:value-type="float" office:value="1.74782305816789">
                <text:p>1.74782305816789</text:p>
              </table:table-cell>
              <table:table-cell office:value-type="float" office:value="1.00856443719413">
                <text:p>1.00856443719413</text:p>
              </table:table-cell>
              <table:table-cell office:value-type="float" office:value="5.75833333333333">
                <text:p>5.75833333333333</text:p>
              </table:table-cell>
              <table:table-cell office:value-type="float" office:value="2.87958115183246">
                <text:p>2.87958115183246</text:p>
              </table:table-cell>
              <table:table-cell office:value-type="float" office:value="1.29345531315975">
                <text:p>1.29345531315975</text:p>
              </table:table-cell>
              <table:table-cell office:value-type="float" office:value="1.94828728971211">
                <text:p>1.94828728971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